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f872b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d0530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33a44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9f41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b7deb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edd99" officeooo:paragraph-rsid="002edd99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2f1c1b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4b7deb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309ade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4b7deb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3a44b" officeooo:paragraph-rsid="0033a44b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34166b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55daa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43a6" officeooo:paragraph-rsid="003443a6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5297b" officeooo:paragraph-rsid="0035297b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36cd52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4cee9a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9dd484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ee8" officeooo:paragraph-rsid="003cdee8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dacef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ef0bc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f9d0b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794de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b7deb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e9040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02697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1f892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18530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cee9a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eb8e" officeooo:paragraph-rsid="004b7deb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47e88" officeooo:paragraph-rsid="00547e8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6ab80" officeooo:paragraph-rsid="0056ab80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88251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94aa8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d3e82c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ad1cb" officeooo:paragraph-rsid="005ad1cb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be955" officeooo:paragraph-rsid="005be955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89e77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95c29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9c6b4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a00ab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00ab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c8e4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80d4a6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c8e4" officeooo:paragraph-rsid="006ac8e4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c6e31" officeooo:paragraph-rsid="006c6e31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e2db1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f25df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70ff8c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74c304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80d4a6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12f9" officeooo:paragraph-rsid="007512f9" style:font-size-asian="10.5pt" style:font-size-complex="12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cf2b7" officeooo:paragraph-rsid="007cf2b7" style:font-size-asian="10.5pt" style:font-size-complex="12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0d4a6" style:font-size-asian="10.5pt" style:font-size-complex="12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1595b" style:font-size-asian="10.5pt" style:font-size-complex="12pt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4cf05" style:font-size-asian="10.5pt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c849f" officeooo:paragraph-rsid="008c849f" style:font-size-asian="10.5pt" style:font-size-complex="12pt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d8bb2" officeooo:paragraph-rsid="008d8bb2" style:font-size-asian="10.5pt" style:font-size-complex="12pt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1489b" officeooo:paragraph-rsid="0091489b" style:font-size-asian="10.5pt" style:font-size-complex="12pt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74219" style:font-size-asian="10.5pt" style:font-size-complex="12pt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7d94b" style:font-size-asian="10.5pt" style:font-size-complex="12pt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910f9" style:font-size-asian="10.5pt" style:font-size-complex="12pt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ac59d" style:font-size-asian="10.5pt" style:font-size-complex="12pt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c0d7f" style:font-size-asian="10.5pt" style:font-size-complex="12pt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74219" officeooo:paragraph-rsid="009dd484" style:font-size-asian="10.5pt" style:font-size-complex="12pt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a01dc1" officeooo:paragraph-rsid="00a01dc1" style:font-size-asian="10.5pt" style:font-size-complex="12pt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b3b82c" style:font-size-asian="10.5pt" style:font-size-complex="12pt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bb31de" style:font-size-asian="10.5pt" style:font-size-complex="12pt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3b82c" officeooo:paragraph-rsid="00cf300a" style:font-size-asian="10.5pt" style:font-size-complex="12pt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60fb" officeooo:paragraph-rsid="00b4239f" style:font-size-asian="10.5pt" style:font-size-complex="12pt"/>
    </style:style>
    <style:style style:name="P88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7860fb" officeooo:paragraph-rsid="00b4239f" style:font-size-asian="10.5pt" style:font-size-complex="12pt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c2575" officeooo:paragraph-rsid="00bef142" style:font-size-asian="10.5pt" style:font-size-complex="12pt"/>
    </style:style>
    <style:style style:name="P9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c2575" officeooo:paragraph-rsid="00d0e2db" style:font-size-asian="10.5pt" style:font-size-complex="12pt"/>
    </style:style>
    <style:style style:name="P9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c12034" style:font-size-asian="10.5pt" style:font-size-complex="12pt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c5142a" style:font-size-asian="10.5pt" style:font-size-complex="12pt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2034" officeooo:paragraph-rsid="00d0e2db" style:font-size-asian="10.5pt" style:font-size-complex="12pt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18622" officeooo:paragraph-rsid="00c18622" style:font-size-asian="10.5pt" style:font-size-complex="12pt"/>
    </style:style>
    <style:style style:name="P9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b739b6" officeooo:paragraph-rsid="00bef142" style:font-size-asian="10.5pt" style:font-size-complex="12pt"/>
    </style:style>
    <style:style style:name="P9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cc7662" officeooo:paragraph-rsid="00cd352c" style:font-size-asian="10.5pt" style:font-size-complex="12pt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38516" officeooo:paragraph-rsid="00d3e82c" style:font-size-asian="10.5pt" style:font-size-complex="12pt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3e82c" officeooo:paragraph-rsid="00d3e82c" style:font-size-asian="10.5pt" style:font-size-complex="12pt"/>
    </style:style>
    <style:style style:name="P9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ef0bc" style:font-size-asian="10.5pt" style:font-style-asian="normal" style:font-size-complex="12pt" style:font-style-complex="normal"/>
    </style:style>
    <style:style style:name="P10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f9d0b" style:font-size-asian="10.5pt" style:font-style-asian="normal" style:font-size-complex="12pt" style:font-style-complex="normal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4794de" style:font-size-asian="10.5pt" style:font-style-asian="normal" style:font-size-complex="12pt" style:font-style-complex="normal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3f9d0b" style:font-size-asian="10.5pt" style:font-style-asian="normal" style:font-size-complex="12pt" style:font-style-complex="normal"/>
    </style:style>
    <style:style style:name="P10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10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02697" style:font-size-asian="10.5pt" style:font-style-asian="normal" style:font-size-complex="12pt" style:font-style-complex="normal"/>
    </style:style>
    <style:style style:name="P10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10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cee9a" style:font-size-asian="10.5pt" style:font-style-asian="normal" style:font-size-complex="12pt" style:font-style-complex="normal"/>
    </style:style>
    <style:style style:name="P107" style:family="paragraph" style:parent-style-name="Text_20_body"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108" style:family="paragraph" style:parent-style-name="Text_20_body"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51f892" officeooo:paragraph-rsid="00418530" style:font-size-asian="10.5pt" style:font-style-asian="normal" style:font-size-complex="12pt" style:font-style-complex="normal"/>
    </style:style>
    <style:style style:name="P1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3f9d0b" style:font-size-asian="10.5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4b7deb" style:font-size-asian="10.5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6c6e31" officeooo:paragraph-rsid="006c6e31" style:font-size-asian="10.5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9c6b4" officeooo:paragraph-rsid="0069c6b4" style:font-size-asian="10.5pt" style:font-style-asian="italic" style:font-size-complex="12pt" style:font-style-complex="italic"/>
    </style:style>
    <style:style style:name="P1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a00ab" officeooo:paragraph-rsid="006a00ab" style:font-size-asian="10.5pt" style:font-style-asian="italic" style:font-size-complex="12pt" style:font-style-complex="italic"/>
    </style:style>
    <style:style style:name="P1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e2db1" officeooo:paragraph-rsid="006e2db1" style:font-size-asian="10.5pt" style:font-style-asian="italic" style:font-size-complex="12pt" style:font-style-complex="italic"/>
    </style:style>
    <style:style style:name="P1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f25df" officeooo:paragraph-rsid="006f25df" style:font-size-asian="10.5pt" style:font-style-asian="italic" style:font-size-complex="12pt" style:font-style-complex="italic"/>
    </style:style>
    <style:style style:name="P117" style:family="paragraph" style:parent-style-name="Text_20_body">
      <style:paragraph-properties fo:text-align="center" style:justify-single-word="false"/>
      <style:text-properties officeooo:paragraph-rsid="001ae7c6"/>
    </style:style>
    <style:style style:name="P118" style:family="paragraph" style:parent-style-name="Text_20_body">
      <style:text-properties officeooo:paragraph-rsid="001e16ea"/>
    </style:style>
    <style:style style:name="P119" style:family="paragraph" style:parent-style-name="Text_20_body">
      <style:text-properties officeooo:rsid="019ddc74" officeooo:paragraph-rsid="001e16ea"/>
    </style:style>
    <style:style style:name="P120" style:family="paragraph" style:parent-style-name="Text_20_body">
      <style:text-properties fo:font-style="normal" officeooo:rsid="003ef0bc" officeooo:paragraph-rsid="00418530" style:font-style-asian="normal" style:font-style-complex="normal"/>
    </style:style>
    <style:style style:name="P121" style:family="paragraph" style:parent-style-name="Text_20_body">
      <style:text-properties fo:font-style="normal" officeooo:rsid="003ef0bc" officeooo:paragraph-rsid="004e9040" style:font-style-asian="normal" style:font-style-complex="normal"/>
    </style:style>
    <style:style style:name="P122" style:family="paragraph" style:parent-style-name="Text_20_body">
      <style:text-properties fo:font-style="normal" officeooo:rsid="003ef0bc" officeooo:paragraph-rsid="0051f892" style:font-style-asian="normal" style:font-style-complex="normal"/>
    </style:style>
    <style:style style:name="P123" style:family="paragraph" style:parent-style-name="Text_20_body">
      <style:text-properties fo:font-style="normal" officeooo:rsid="003ef0bc" officeooo:paragraph-rsid="00532c45" style:font-style-asian="normal" style:font-style-complex="normal"/>
    </style:style>
    <style:style style:name="P124" style:family="paragraph" style:parent-style-name="Text_20_body">
      <style:text-properties fo:font-style="italic" style:font-style-asian="italic" style:font-style-complex="italic"/>
    </style:style>
    <style:style style:name="P125" style:family="paragraph" style:parent-style-name="Text_20_body">
      <style:paragraph-properties fo:text-align="justify" style:justify-single-word="false"/>
      <style:text-properties officeooo:paragraph-rsid="00b739b6"/>
    </style:style>
    <style:style style:name="P126" style:family="paragraph" style:parent-style-name="Text_20_body">
      <style:paragraph-properties fo:text-align="justify" style:justify-single-word="false"/>
      <style:text-properties officeooo:paragraph-rsid="00bef142"/>
    </style:style>
    <style:style style:name="P127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en" fo:country="US" fo:font-weight="normal" officeooo:rsid="00b623dc" officeooo:paragraph-rsid="00b739b6" style:font-size-asian="10.5pt" style:font-weight-asian="normal" style:font-size-complex="12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b4239f" officeooo:paragraph-rsid="00b4239f" style:font-size-asian="10.5pt" style:font-size-complex="12pt"/>
    </style:style>
    <style:style style:name="P129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ca0e54" officeooo:paragraph-rsid="00ca0e54" style:font-size-asian="10.5pt" style:font-size-complex="12pt"/>
    </style:style>
    <style:style style:name="P130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officeooo:rsid="00cbab31" officeooo:paragraph-rsid="00cbab31" style:font-size-asian="10.5pt" style:font-size-complex="12pt"/>
    </style:style>
    <style:style style:name="P131" style:family="paragraph" style:parent-style-name="Text_20_body" style:list-style-name="L1">
      <style:text-properties officeooo:paragraph-rsid="001e16ea"/>
    </style:style>
    <style:style style:name="P132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133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1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6ab80" officeooo:paragraph-rsid="0056ab80" style:font-size-asian="10.5pt" style:font-size-complex="12pt"/>
    </style:style>
    <style:style style:name="P1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962d3" officeooo:paragraph-rsid="00d962d3" style:font-size-asian="10.5pt" style:font-size-complex="12pt"/>
    </style:style>
    <style:style style:name="P1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55daa3" style:font-size-asian="10.5pt" style:font-size-complex="12pt"/>
    </style:style>
    <style:style style:name="P1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d982ea" officeooo:paragraph-rsid="00d982ea" style:font-size-asian="10.5pt" style:font-size-complex="12pt"/>
    </style:style>
    <style:style style:name="P139" style:family="paragraph" style:parent-style-name="Text_20_body" style:list-style-name="L2">
      <style:text-properties officeooo:rsid="019ddc74" officeooo:paragraph-rsid="001e16ea"/>
    </style:style>
    <style:style style:name="P140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1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2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3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Index_20_Heading">
      <style:paragraph-properties fo:break-before="page"/>
    </style:style>
    <style:style style:name="P146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695c29" style:font-weight-asian="bold" style:font-weight-complex="bold"/>
    </style:style>
    <style:style style:name="T6" style:family="text">
      <style:text-properties style:text-position="super 58%" fo:font-weight="bold" officeooo:rsid="00d6a569" style:font-weight-asian="bold" style:font-weight-complex="bold"/>
    </style:style>
    <style:style style:name="T7" style:family="text">
      <style:text-properties style:text-position="super 58%" fo:font-weight="bold" officeooo:rsid="00d93857" style:font-weight-asian="bold" style:font-weight-complex="bold"/>
    </style:style>
    <style:style style:name="T8" style:family="text">
      <style:text-properties style:text-position="super 58%" fo:font-style="italic" fo:font-weight="bold" officeooo:rsid="0076e394" style:font-style-asian="italic" style:font-weight-asian="bold" style:font-style-complex="italic" style:font-weight-complex="bold"/>
    </style:style>
    <style:style style:name="T9" style:family="text">
      <style:text-properties style:text-position="super 58%" style:font-name="Liberation Serif" fo:font-size="12pt" fo:language="en" fo:country="US" fo:font-weight="bold" officeooo:rsid="00d6a569" style:font-size-asian="10.5pt" style:font-weight-asian="bold" style:font-size-complex="12pt" style:font-weight-complex="bold"/>
    </style:style>
    <style:style style:name="T10" style:family="text">
      <style:text-properties officeooo:rsid="00184249"/>
    </style:style>
    <style:style style:name="T11" style:family="text">
      <style:text-properties officeooo:rsid="001e16ea"/>
    </style:style>
    <style:style style:name="T12" style:family="text">
      <style:text-properties officeooo:rsid="0016dcb2"/>
    </style:style>
    <style:style style:name="T13" style:family="text">
      <style:text-properties officeooo:rsid="002af49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f49a" style:font-weight-asian="bold" style:font-weight-complex="bold"/>
    </style:style>
    <style:style style:name="T16" style:family="text">
      <style:text-properties fo:font-weight="bold" officeooo:rsid="001f5ebc" style:font-weight-asian="bold" style:font-weight-complex="bold"/>
    </style:style>
    <style:style style:name="T17" style:family="text">
      <style:text-properties fo:font-weight="bold" officeooo:rsid="003f9d0b" style:font-weight-asian="bold" style:font-weight-complex="bold"/>
    </style:style>
    <style:style style:name="T18" style:family="text">
      <style:text-properties fo:font-weight="bold" officeooo:rsid="00588251" style:font-weight-asian="bold" style:font-weight-complex="bold"/>
    </style:style>
    <style:style style:name="T19" style:family="text">
      <style:text-properties fo:font-weight="bold" officeooo:rsid="006f25df" style:font-weight-asian="bold" style:font-weight-complex="bold"/>
    </style:style>
    <style:style style:name="T20" style:family="text">
      <style:text-properties fo:font-weight="bold" officeooo:rsid="0072dc7e" style:font-weight-asian="bold" style:font-weight-complex="bold"/>
    </style:style>
    <style:style style:name="T21" style:family="text">
      <style:text-properties fo:font-weight="bold" officeooo:rsid="0080d4a6" style:font-weight-asian="bold" style:font-weight-complex="bold"/>
    </style:style>
    <style:style style:name="T22" style:family="text">
      <style:text-properties fo:font-weight="bold" officeooo:rsid="0082fbfc" style:font-weight-asian="bold" style:font-weight-complex="bold"/>
    </style:style>
    <style:style style:name="T23" style:family="text">
      <style:text-properties fo:font-weight="bold" officeooo:rsid="0084cf05" style:font-weight-asian="bold" style:font-weight-complex="bold"/>
    </style:style>
    <style:style style:name="T24" style:family="text">
      <style:text-properties fo:font-weight="bold" officeooo:rsid="009910f9" style:font-weight-asian="bold" style:font-weight-complex="bold"/>
    </style:style>
    <style:style style:name="T25" style:family="text">
      <style:text-properties fo:font-weight="bold" officeooo:rsid="009ac59d" style:font-weight-asian="bold" style:font-weight-complex="bold"/>
    </style:style>
    <style:style style:name="T26" style:family="text">
      <style:text-properties fo:font-weight="bold" officeooo:rsid="009c0d7f" style:font-weight-asian="bold" style:font-weight-complex="bold"/>
    </style:style>
    <style:style style:name="T27" style:family="text">
      <style:text-properties fo:font-weight="bold" officeooo:rsid="00bcf97d" style:font-weight-asian="bold" style:font-weight-complex="bold"/>
    </style:style>
    <style:style style:name="T28" style:family="text">
      <style:text-properties fo:font-weight="bold" officeooo:rsid="00c12034" style:font-weight-asian="bold" style:font-weight-complex="bold"/>
    </style:style>
    <style:style style:name="T29" style:family="text">
      <style:text-properties fo:font-weight="bold" officeooo:rsid="00cda314" style:font-weight-asian="bold" style:font-weight-complex="bold"/>
    </style:style>
    <style:style style:name="T30" style:family="text">
      <style:text-properties fo:font-weight="bold" officeooo:rsid="00d3e82c" style:font-weight-asian="bold" style:font-weight-complex="bold"/>
    </style:style>
    <style:style style:name="T31" style:family="text">
      <style:text-properties officeooo:rsid="001f872b"/>
    </style:style>
    <style:style style:name="T32" style:family="text">
      <style:text-properties officeooo:rsid="0026bfb6"/>
    </style:style>
    <style:style style:name="T33" style:family="text">
      <style:text-properties officeooo:rsid="00280e5c"/>
    </style:style>
    <style:style style:name="T34" style:family="text">
      <style:text-properties officeooo:rsid="002ae1fa"/>
    </style:style>
    <style:style style:name="T35" style:family="text">
      <style:text-properties officeooo:rsid="00309ade"/>
    </style:style>
    <style:style style:name="T36" style:family="text">
      <style:text-properties officeooo:rsid="0033a44b"/>
    </style:style>
    <style:style style:name="T37" style:family="text">
      <style:text-properties officeooo:rsid="003443a6"/>
    </style:style>
    <style:style style:name="T38" style:family="text">
      <style:text-properties officeooo:rsid="0038497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45f528" style:font-style-asian="italic" style:font-style-complex="italic"/>
    </style:style>
    <style:style style:name="T41" style:family="text">
      <style:text-properties fo:font-style="italic" officeooo:rsid="0047f368" style:font-style-asian="italic" style:font-style-complex="italic"/>
    </style:style>
    <style:style style:name="T42" style:family="text">
      <style:text-properties fo:font-style="italic" officeooo:rsid="006ac8e4" style:font-style-asian="italic" style:font-style-complex="italic"/>
    </style:style>
    <style:style style:name="T43" style:family="text">
      <style:text-properties fo:font-style="italic" officeooo:rsid="006f25df" style:font-style-asian="italic" style:font-style-complex="italic"/>
    </style:style>
    <style:style style:name="T44" style:family="text">
      <style:text-properties fo:font-style="italic" officeooo:rsid="006e5baf" style:font-style-asian="italic" style:font-style-complex="italic"/>
    </style:style>
    <style:style style:name="T45" style:family="text">
      <style:text-properties fo:font-style="italic" officeooo:rsid="0072dc7e" style:font-style-asian="italic" style:font-style-complex="italic"/>
    </style:style>
    <style:style style:name="T46" style:family="text">
      <style:text-properties fo:font-style="italic" officeooo:rsid="006a00ab" style:font-style-asian="italic" style:font-style-complex="italic"/>
    </style:style>
    <style:style style:name="T47" style:family="text">
      <style:text-properties fo:font-style="italic" officeooo:rsid="00695c29" style:font-style-asian="italic" style:font-style-complex="italic"/>
    </style:style>
    <style:style style:name="T48" style:family="text">
      <style:text-properties fo:font-style="italic" officeooo:rsid="0074c304" style:font-style-asian="italic" style:font-style-complex="italic"/>
    </style:style>
    <style:style style:name="T49" style:family="text">
      <style:text-properties fo:font-style="italic" officeooo:rsid="0081595b" style:font-style-asian="italic" style:font-style-complex="italic"/>
    </style:style>
    <style:style style:name="T50" style:family="text">
      <style:text-properties fo:font-style="italic" officeooo:rsid="009910f9" style:font-style-asian="italic" style:font-style-complex="italic"/>
    </style:style>
    <style:style style:name="T51" style:family="text">
      <style:text-properties fo:font-style="italic" officeooo:rsid="009ac59d" style:font-style-asian="italic" style:font-style-complex="italic"/>
    </style:style>
    <style:style style:name="T52" style:family="text">
      <style:text-properties fo:font-style="italic" officeooo:rsid="009c0d7f" style:font-style-asian="italic" style:font-style-complex="italic"/>
    </style:style>
    <style:style style:name="T53" style:family="text">
      <style:text-properties fo:font-style="italic" officeooo:rsid="00a9e839" style:font-style-asian="italic" style:font-style-complex="italic"/>
    </style:style>
    <style:style style:name="T54" style:family="text">
      <style:text-properties fo:font-style="italic" officeooo:rsid="00c18622" style:font-style-asian="italic" style:font-style-complex="italic"/>
    </style:style>
    <style:style style:name="T55" style:family="text">
      <style:text-properties fo:font-style="italic" officeooo:rsid="00c5130c" style:font-style-asian="italic" style:font-style-complex="italic"/>
    </style:style>
    <style:style style:name="T56" style:family="text">
      <style:text-properties fo:font-style="italic" officeooo:rsid="00c5142a" style:font-style-asian="italic" style:font-style-complex="italic"/>
    </style:style>
    <style:style style:name="T57" style:family="text">
      <style:text-properties fo:font-style="italic" officeooo:rsid="00c34936" style:font-style-asian="italic" style:font-style-complex="italic"/>
    </style:style>
    <style:style style:name="T58" style:family="text">
      <style:text-properties fo:font-style="italic" officeooo:rsid="00c56f2f" style:font-style-asian="italic" style:font-style-complex="italic"/>
    </style:style>
    <style:style style:name="T59" style:family="text">
      <style:text-properties officeooo:rsid="003acffb"/>
    </style:style>
    <style:style style:name="T60" style:family="text">
      <style:text-properties officeooo:rsid="003b2b23"/>
    </style:style>
    <style:style style:name="T61" style:family="text">
      <style:text-properties officeooo:rsid="003ceb8e"/>
    </style:style>
    <style:style style:name="T62" style:family="text">
      <style:text-properties officeooo:rsid="003f9d0b"/>
    </style:style>
    <style:style style:name="T63" style:family="text">
      <style:text-properties style:font-name="Liberation Serif" fo:font-size="12pt" fo:language="en" fo:country="US" officeooo:rsid="003dacef" style:font-size-asian="10.5pt" style:font-size-complex="12pt"/>
    </style:style>
    <style:style style:name="T64" style:family="text">
      <style:text-properties style:font-name="Liberation Serif" fo:font-size="12pt" fo:language="en" fo:country="US" officeooo:rsid="003f9d0b" style:font-size-asian="10.5pt" style:font-size-complex="12pt"/>
    </style:style>
    <style:style style:name="T65" style:family="text">
      <style:text-properties style:font-name="Liberation Serif" fo:font-size="12pt" fo:language="en" fo:country="US" officeooo:rsid="004cee9a" style:font-size-asian="10.5pt" style:font-size-complex="12pt"/>
    </style:style>
    <style:style style:name="T66" style:family="text">
      <style:text-properties style:font-name="Liberation Serif" fo:font-size="12pt" fo:language="en" fo:country="US" officeooo:rsid="00b623dc" style:font-size-asian="10.5pt" style:font-size-complex="12pt"/>
    </style:style>
    <style:style style:name="T67" style:family="text">
      <style:text-properties style:font-name="Liberation Serif" fo:font-size="12pt" fo:language="en" fo:country="US" officeooo:rsid="00b65f65" style:font-size-asian="10.5pt" style:font-size-complex="12pt"/>
    </style:style>
    <style:style style:name="T68" style:family="text">
      <style:text-properties style:font-name="Liberation Serif" fo:font-size="12pt" fo:language="en" fo:country="US" officeooo:rsid="00b739b6" style:font-size-asian="10.5pt" style:font-size-complex="12pt"/>
    </style:style>
    <style:style style:name="T69" style:family="text">
      <style:text-properties style:font-name="Liberation Serif" fo:font-size="12pt" fo:language="en" fo:country="US" officeooo:rsid="00bf4b32" style:font-size-asian="10.5pt" style:font-size-complex="12pt"/>
    </style:style>
    <style:style style:name="T70" style:family="text">
      <style:text-properties style:font-name="Liberation Serif" fo:font-size="12pt" fo:language="en" fo:country="US" fo:font-weight="bold" officeooo:rsid="003f9d0b" style:font-size-asian="10.5pt" style:font-weight-asian="bold" style:font-size-complex="12pt" style:font-weight-complex="bold"/>
    </style:style>
    <style:style style:name="T71" style:family="text">
      <style:text-properties style:font-name="Liberation Serif" fo:font-size="12pt" fo:language="en" fo:country="US" fo:font-weight="bold" officeooo:rsid="00418530" style:font-size-asian="10.5pt" style:font-weight-asian="bold" style:font-size-complex="12pt" style:font-weight-complex="bold"/>
    </style:style>
    <style:style style:name="T72" style:family="text">
      <style:text-properties style:font-name="Liberation Serif" fo:font-size="12pt" fo:language="en" fo:country="US" fo:font-weight="bold" officeooo:rsid="00502697" style:font-size-asian="10.5pt" style:font-weight-asian="bold" style:font-size-complex="12pt" style:font-weight-complex="bold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45f528" style:font-style-asian="normal" style:font-style-complex="normal"/>
    </style:style>
    <style:style style:name="T75" style:family="text">
      <style:text-properties fo:font-style="normal" officeooo:rsid="00473cb5" style:font-style-asian="normal" style:font-style-complex="normal"/>
    </style:style>
    <style:style style:name="T76" style:family="text">
      <style:text-properties fo:font-style="normal" officeooo:rsid="0047f368" style:font-style-asian="normal" style:font-style-complex="normal"/>
    </style:style>
    <style:style style:name="T77" style:family="text">
      <style:text-properties fo:font-style="normal" officeooo:rsid="0049956d" style:font-style-asian="normal" style:font-style-complex="normal"/>
    </style:style>
    <style:style style:name="T78" style:family="text">
      <style:text-properties fo:font-style="normal" officeooo:rsid="004b7deb" style:font-style-asian="normal" style:font-style-complex="normal"/>
    </style:style>
    <style:style style:name="T79" style:family="text">
      <style:text-properties fo:font-style="normal" officeooo:rsid="004cee9a" style:font-style-asian="normal" style:font-style-complex="normal"/>
    </style:style>
    <style:style style:name="T80" style:family="text">
      <style:text-properties fo:font-style="normal" officeooo:rsid="004e9040" style:font-style-asian="normal" style:font-style-complex="normal"/>
    </style:style>
    <style:style style:name="T81" style:family="text">
      <style:text-properties fo:font-style="normal" officeooo:rsid="0051f892" style:font-style-asian="normal" style:font-style-complex="normal"/>
    </style:style>
    <style:style style:name="T82" style:family="text">
      <style:text-properties fo:font-style="normal" officeooo:rsid="005d9216" style:font-style-asian="normal" style:font-style-complex="normal"/>
    </style:style>
    <style:style style:name="T83" style:family="text">
      <style:text-properties fo:font-style="normal" fo:font-weight="bold" officeooo:rsid="003f9d0b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502697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51f892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6ac8e4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97d94b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9ac59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a960d4" style:font-style-asian="normal" style:font-weight-asian="bold" style:font-style-complex="normal" style:font-weight-complex="bold"/>
    </style:style>
    <style:style style:name="T90" style:family="text">
      <style:text-properties officeooo:rsid="004b7deb"/>
    </style:style>
    <style:style style:name="T91" style:family="text">
      <style:text-properties officeooo:rsid="00532c45"/>
    </style:style>
    <style:style style:name="T92" style:family="text">
      <style:text-properties officeooo:rsid="00547e88"/>
    </style:style>
    <style:style style:name="T93" style:family="text">
      <style:text-properties officeooo:rsid="00594aa8"/>
    </style:style>
    <style:style style:name="T94" style:family="text">
      <style:text-properties officeooo:rsid="005c8216"/>
    </style:style>
    <style:style style:name="T95" style:family="text">
      <style:text-properties officeooo:rsid="006128da"/>
    </style:style>
    <style:style style:name="T96" style:family="text">
      <style:text-properties officeooo:rsid="00695c29"/>
    </style:style>
    <style:style style:name="T97" style:family="text">
      <style:text-properties officeooo:rsid="006a00ab"/>
    </style:style>
    <style:style style:name="T98" style:family="text">
      <style:text-properties officeooo:rsid="006c6e31"/>
    </style:style>
    <style:style style:name="T99" style:family="text">
      <style:text-properties officeooo:rsid="006e5baf"/>
    </style:style>
    <style:style style:name="T100" style:family="text">
      <style:text-properties officeooo:rsid="006f25df"/>
    </style:style>
    <style:style style:name="T101" style:family="text">
      <style:text-properties officeooo:rsid="0072dc7e"/>
    </style:style>
    <style:style style:name="T102" style:family="text">
      <style:text-properties officeooo:rsid="0074c304"/>
    </style:style>
    <style:style style:name="T103" style:family="text">
      <style:text-properties officeooo:rsid="0080d4a6"/>
    </style:style>
    <style:style style:name="T104" style:family="text">
      <style:text-properties officeooo:rsid="0081595b"/>
    </style:style>
    <style:style style:name="T105" style:family="text">
      <style:text-properties officeooo:rsid="0082fbfc"/>
    </style:style>
    <style:style style:name="T106" style:family="text">
      <style:text-properties officeooo:rsid="0084cf05"/>
    </style:style>
    <style:style style:name="T107" style:family="text">
      <style:text-properties officeooo:rsid="00876140"/>
    </style:style>
    <style:style style:name="T108" style:family="text">
      <style:text-properties officeooo:rsid="008f50d7"/>
    </style:style>
    <style:style style:name="T109" style:family="text">
      <style:text-properties officeooo:rsid="00928540"/>
    </style:style>
    <style:style style:name="T110" style:family="text">
      <style:text-properties officeooo:rsid="00930afb"/>
    </style:style>
    <style:style style:name="T111" style:family="text">
      <style:text-properties officeooo:rsid="009ac59d"/>
    </style:style>
    <style:style style:name="T112" style:family="text">
      <style:text-properties officeooo:rsid="009c0d7f"/>
    </style:style>
    <style:style style:name="T113" style:family="text">
      <style:text-properties officeooo:rsid="009c8a73"/>
    </style:style>
    <style:style style:name="T114" style:family="text">
      <style:text-properties officeooo:rsid="009d2189"/>
    </style:style>
    <style:style style:name="T115" style:family="text">
      <style:text-properties officeooo:rsid="009dd484"/>
    </style:style>
    <style:style style:name="T116" style:family="text">
      <style:text-properties officeooo:rsid="00a82ca9"/>
    </style:style>
    <style:style style:name="T117" style:family="text">
      <style:text-properties officeooo:rsid="00a9e839"/>
    </style:style>
    <style:style style:name="T118" style:family="text">
      <style:text-properties fo:color="#000000" officeooo:rsid="00b4239f"/>
    </style:style>
    <style:style style:name="T119" style:family="text">
      <style:text-properties fo:color="#000000" fo:font-weight="bold" officeooo:rsid="00b4239f" style:font-weight-asian="bold" style:font-weight-complex="bold"/>
    </style:style>
    <style:style style:name="T120" style:family="text">
      <style:text-properties style:text-position="0% 100%" style:font-name="Liberation Serif" fo:font-size="12pt" fo:language="en" fo:country="US" fo:font-weight="bold" officeooo:rsid="00b623dc" style:font-size-asian="10.5pt" style:font-weight-asian="bold" style:font-size-complex="12pt" style:font-weight-complex="bold"/>
    </style:style>
    <style:style style:name="T121" style:family="text">
      <style:text-properties style:text-position="0% 100%" style:font-name="Liberation Serif" fo:font-size="12pt" fo:language="en" fo:country="US" fo:font-weight="normal" officeooo:rsid="00b739b6" style:font-size-asian="10.5pt" style:font-weight-asian="normal" style:font-size-complex="12pt" style:font-weight-complex="normal"/>
    </style:style>
    <style:style style:name="T122" style:family="text">
      <style:text-properties officeooo:rsid="00b94e39"/>
    </style:style>
    <style:style style:name="T123" style:family="text">
      <style:text-properties officeooo:rsid="00bb31de"/>
    </style:style>
    <style:style style:name="T124" style:family="text">
      <style:text-properties officeooo:rsid="00bcf97d"/>
    </style:style>
    <style:style style:name="T125" style:family="text">
      <style:text-properties officeooo:rsid="00bf4b32"/>
    </style:style>
    <style:style style:name="T126" style:family="text">
      <style:text-properties officeooo:rsid="00c18622"/>
    </style:style>
    <style:style style:name="T127" style:family="text">
      <style:text-properties officeooo:rsid="00c34936"/>
    </style:style>
    <style:style style:name="T128" style:family="text">
      <style:text-properties officeooo:rsid="00c5130c"/>
    </style:style>
    <style:style style:name="T129" style:family="text">
      <style:text-properties officeooo:rsid="00c5142a"/>
    </style:style>
    <style:style style:name="T130" style:family="text">
      <style:text-properties officeooo:rsid="00cd352c"/>
    </style:style>
    <style:style style:name="T131" style:family="text">
      <style:text-properties officeooo:rsid="00cda314"/>
    </style:style>
    <style:style style:name="T132" style:family="text">
      <style:text-properties officeooo:rsid="00cf300a"/>
    </style:style>
    <style:style style:name="T133" style:family="text">
      <style:text-properties officeooo:rsid="00d0e2db"/>
    </style:style>
    <style:style style:name="T134" style:family="text">
      <style:text-properties officeooo:rsid="00d38516"/>
    </style:style>
    <style:style style:name="T135" style:family="text">
      <style:text-properties officeooo:rsid="00d3e82c"/>
    </style:style>
    <style:style style:name="T136" style:family="text">
      <style:text-properties officeooo:rsid="00d962d3"/>
    </style:style>
    <style:style style:name="T137" style:family="text">
      <style:text-properties officeooo:rsid="00db5c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Jcp_inm_concordance.sdi"/>
      <text:p text:style-name="Title">Jcp_Inm <text:alphabetical-index-mark-start text:id="IMark60447624"/><text:alphabetical-index-mark-start text:id="IMark68127784"/><text:alphabetical-index-mark-start text:id="IMark60447800"/><text:alphabetical-index-mark-start text:id="IMark60447896"/><text:alphabetical-index-mark-start text:id="IMark63335240"/><text:alphabetical-index-mark-start text:id="IMark61192888"/><text:alphabetical-index-mark-start text:id="IMark63165416"/><text:alphabetical-index-mark-start text:id="IMark27217704"/><text:alphabetical-index-mark-start text:id="IMark61192984"/><text:alphabetical-index-mark-start text:id="IMark57333080"/><text:alphabetical-index-mark-start text:id="IMark61193080"/><text:alphabetical-index-mark-start text:id="IMark46631000"/><text:alphabetical-index-mark-start text:id="IMark64107256"/><text:alphabetical-index-mark-start text:id="IMark64108488"/><text:alphabetical-index-mark-start text:id="IMark63956920"/><text:alphabetical-index-mark-start text:id="IMark64487496"/><text:alphabetical-index-mark-start text:id="IMark64488760"/><text:alphabetical-index-mark-start text:id="IMark59511992"/><text:alphabetical-index-mark-start text:id="IMark64489272"/><text:alphabetical-index-mark-start text:id="IMark68152616"/>Data<text:alphabetical-index-mark-end text:id="IMark68152616"/><text:alphabetical-index-mark-end text:id="IMark64489272"/><text:alphabetical-index-mark-end text:id="IMark59511992"/><text:alphabetical-index-mark-end text:id="IMark64488760"/><text:alphabetical-index-mark-end text:id="IMark64487496"/><text:alphabetical-index-mark-end text:id="IMark63956920"/><text:alphabetical-index-mark-end text:id="IMark64108488"/><text:alphabetical-index-mark-end text:id="IMark64107256"/><text:alphabetical-index-mark-end text:id="IMark46631000"/><text:alphabetical-index-mark-end text:id="IMark61193080"/>set<text:alphabetical-index-mark-end text:id="IMark57333080"/><text:alphabetical-index-mark-end text:id="IMark61192984"/><text:alphabetical-index-mark-end text:id="IMark27217704"/><text:alphabetical-index-mark-end text:id="IMark63165416"/><text:alphabetical-index-mark-end text:id="IMark61192888"/><text:alphabetical-index-mark-end text:id="IMark63335240"/><text:alphabetical-index-mark-end text:id="IMark60447896"/><text:alphabetical-index-mark-end text:id="IMark60447800"/><text:alphabetical-index-mark-end text:id="IMark68127784"/><text:alphabetical-index-mark-end text:id="IMark60447624"/></text:p>
      <text:p text:style-name="P117">P<text:alphabetical-index-mark-start text:id="IMark68152232"/><text:alphabetical-index-mark-start text:id="IMark31446360"/><text:alphabetical-index-mark-start text:id="IMark64108776"/><text:alphabetical-index-mark-start text:id="IMark32620888"/><text:alphabetical-index-mark-start text:id="IMark32710072"/><text:alphabetical-index-mark-start text:id="IMark54840040"/><text:alphabetical-index-mark-start text:id="IMark54839368"/>ab<text:alphabetical-index-mark-end text:id="IMark54839368"/><text:alphabetical-index-mark-end text:id="IMark54840040"/><text:alphabetical-index-mark-end text:id="IMark32710072"/><text:alphabetical-index-mark-end text:id="IMark32620888"/><text:alphabetical-index-mark-end text:id="IMark64108776"/><text:alphabetical-index-mark-end text:id="IMark31446360"/><text:alphabetical-index-mark-end text:id="IMark68152232"/>lo <text:alphabetical-index-mark-start text:id="IMark60632776"/><text:alphabetical-index-mark-start text:id="IMark63164952"/><text:alphabetical-index-mark-start text:id="IMark65271464"/><text:alphabetical-index-mark-start text:id="IMark46631752"/><text:alphabetical-index-mark-start text:id="IMark63335528"/><text:alphabetical-index-mark-start text:id="IMark68127784"/><text:alphabetical-index-mark-start text:id="IMark57333960"/><text:alphabetical-index-mark-start text:id="IMark64488248"/><text:alphabetical-index-mark-start text:id="IMark59512744"/><text:alphabetical-index-mark-start text:id="IMark67538264"/><text:alphabetical-index-mark-start text:id="IMark67539528"/><text:alphabetical-index-mark-start text:id="IMark59926792"/><text:alphabetical-index-mark-start text:id="IMark64361848"/><text:alphabetical-index-mark-start text:id="IMark62388488"/><text:alphabetical-index-mark-start text:id="IMark63698088"/><text:alphabetical-index-mark-start text:id="IMark63699352"/><text:alphabetical-index-mark-start text:id="IMark59728248"/><text:alphabetical-index-mark-start text:id="IMark54403608"/><text:alphabetical-index-mark-start text:id="IMark26928536"/><text:alphabetical-index-mark-start text:id="IMark55180360"/>Ed<text:alphabetical-index-mark-start text:id="IMark60980840"/><text:alphabetical-index-mark-start text:id="IMark60982104"/><text:alphabetical-index-mark-start text:id="IMark55039432"/><text:alphabetical-index-mark-start text:id="IMark54676712"/><text:alphabetical-index-mark-start text:id="IMark68118424"/><text:alphabetical-index-mark-start text:id="IMark62210552"/><text:alphabetical-index-mark-start text:id="IMark62211816"/>ro<text:alphabetical-index-mark-end text:id="IMark62211816"/><text:alphabetical-index-mark-end text:id="IMark62210552"/><text:alphabetical-index-mark-end text:id="IMark68118424"/><text:alphabetical-index-mark-end text:id="IMark54676712"/><text:alphabetical-index-mark-end text:id="IMark55039432"/><text:alphabetical-index-mark-end text:id="IMark60982104"/><text:alphabetical-index-mark-end text:id="IMark60980840"/>nkin<text:alphabetical-index-mark-end text:id="IMark55180360"/><text:alphabetical-index-mark-end text:id="IMark26928536"/><text:alphabetical-index-mark-end text:id="IMark54403608"/><text:alphabetical-index-mark-end text:id="IMark59728248"/><text:alphabetical-index-mark-end text:id="IMark63699352"/><text:alphabetical-index-mark-end text:id="IMark63698088"/><text:alphabetical-index-mark-end text:id="IMark62388488"/><text:alphabetical-index-mark-end text:id="IMark64361848"/><text:alphabetical-index-mark-end text:id="IMark59926792"/><text:alphabetical-index-mark-end text:id="IMark67539528"/><text:alphabetical-index-mark-end text:id="IMark67538264"/><text:alphabetical-index-mark-end text:id="IMark59512744"/><text:alphabetical-index-mark-end text:id="IMark64488248"/><text:alphabetical-index-mark-end text:id="IMark57333960"/><text:alphabetical-index-mark-end text:id="IMark68127784"/><text:alphabetical-index-mark-end text:id="IMark63335528"/><text:alphabetical-index-mark-end text:id="IMark46631752"/><text:alphabetical-index-mark-end text:id="IMark65271464"/><text:alphabetical-index-mark-end text:id="IMark63164952"/><text:alphabetical-index-mark-end text:id="IMark60632776"/>, <text:span text:style-name="T1">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68150296"/><text:alphabetical-index-mark-start text:id="IMark68153064"/><text:alphabetical-index-mark-start text:id="IMark64361128"/><text:alphabetical-index-mark-start text:id="IMark64250120"/><text:alphabetical-index-mark-start text:id="IMark64728696"/><text:alphabetical-index-mark-start text:id="IMark63830840"/><text:alphabetical-index-mark-start text:id="IMark63830168"/><text:alphabetical-index-mark-start text:id="IMark27266392"/><text:alphabetical-index-mark-start text:id="IMark56483688"/><text:a xlink:type="simple" xlink:href="https://orcid.org/0000-0001-8690-7030" text:style-name="Internet_20_link" text:visited-style-name="Visited_20_Internet_20_Link">orc</text:a><text:alphabetical-index-mark-start text:id="IMark68160136"/><text:alphabetical-index-mark-start text:id="IMark68159464"/><text:alphabetical-index-mark-start text:id="IMark64487784"/><text:alphabetical-index-mark-start text:id="IMark27218072"/><text:alphabetical-index-mark-start text:id="IMark59511528"/><text:alphabetical-index-mark-start text:id="IMark32566152"/><text:alphabetical-index-mark-start text:id="IMark46749800"/><text:a xlink:type="simple" xlink:href="https://orcid.org/0000-0001-8690-7030" text:style-name="Internet_20_link" text:visited-style-name="Visited_20_Internet_20_Link">id</text:a><text:alphabetical-index-mark-end text:id="IMark46749800"/><text:alphabetical-index-mark-end text:id="IMark32566152"/><text:alphabetical-index-mark-end text:id="IMark59511528"/><text:alphabetical-index-mark-end text:id="IMark27218072"/><text:alphabetical-index-mark-end text:id="IMark64487784"/><text:alphabetical-index-mark-end text:id="IMark68159464"/><text:alphabetical-index-mark-end text:id="IMark68160136"/><text:alphabetical-index-mark-end text:id="IMark56483688"/><text:alphabetical-index-mark-end text:id="IMark27266392"/><text:alphabetical-index-mark-end text:id="IMark63830168"/><text:alphabetical-index-mark-end text:id="IMark63830840"/><text:alphabetical-index-mark-end text:id="IMark64728696"/><text:alphabetical-index-mark-end text:id="IMark64250120"/><text:alphabetical-index-mark-end text:id="IMark64361128"/><text:alphabetical-index-mark-end text:id="IMark68153064"/><text:alphabetical-index-mark-end text:id="IMark68150296"/><text:a xlink:type="simple" xlink:href="https://orcid.org/0000-0001-8690-7030" text:style-name="Internet_20_link" text:visited-style-name="Visited_20_Internet_20_Link">.org/0000-0001-8690-7030</text:a></text:p>
      <text:p text:style-name="P2"/>
      <text:h text:style-name="Heading_20_1" text:outline-level="1"><text:bookmark-start text:name="__RefHeading___Toc753_180202276"/><text:alphabetical-index-mark-start text:id="IMark32709256"/><text:alphabetical-index-mark-start text:id="IMark68153064"/><text:alphabetical-index-mark-start text:id="IMark64250120"/><text:alphabetical-index-mark-start text:id="IMark64249368"/><text:alphabetical-index-mark-start text:id="IMark46776008"/><text:alphabetical-index-mark-start text:id="IMark46750552"/><text:alphabetical-index-mark-start text:id="IMark32710072"/>Ab<text:alphabetical-index-mark-end text:id="IMark32710072"/><text:alphabetical-index-mark-end text:id="IMark46750552"/><text:alphabetical-index-mark-end text:id="IMark46776008"/><text:alphabetical-index-mark-end text:id="IMark64249368"/><text:alphabetical-index-mark-end text:id="IMark64250120"/><text:alphabetical-index-mark-end text:id="IMark68153064"/><text:alphabetical-index-mark-end text:id="IMark32709256"/>stract.<text:bookmark-end text:name="__RefHeading___Toc753_180202276"/></text:h>
      <text:p text:style-name="P3"/>
      <text:p text:style-name="P5">This is a <text:alphabetical-index-mark-start text:id="IMark68150296"/><text:alphabetical-index-mark-start text:id="IMark32709256"/><text:alphabetical-index-mark-start text:id="IMark64250120"/><text:alphabetical-index-mark-start text:id="IMark68153064"/><text:alphabetical-index-mark-start text:id="IMark27267144"/><text:alphabetical-index-mark-start text:id="IMark32429832"/><text:alphabetical-index-mark-start text:id="IMark64072232"/><text:alphabetical-index-mark-start text:id="IMark68127784"/><text:alphabetical-index-mark-start text:id="IMark68118040"/><text:alphabetical-index-mark-start text:id="IMark64489048"/><text:alphabetical-index-mark-start text:id="IMark63957496"/><text:alphabetical-index-mark-start text:id="IMark59927544"/><text:alphabetical-index-mark-start text:id="IMark59927640"/><text:alphabetical-index-mark-start text:id="IMark63698840"/><text:alphabetical-index-mark-start text:id="IMark59729000"/><text:alphabetical-index-mark-start text:id="IMark60981128"/><text:alphabetical-index-mark-start text:id="IMark55040184"/><text:alphabetical-index-mark-start text:id="IMark62211432"/><text:alphabetical-index-mark-start text:id="IMark63919624"/><text:alphabetical-index-mark-start text:id="IMark64073368"/>data<text:alphabetical-index-mark-end text:id="IMark64073368"/><text:alphabetical-index-mark-end text:id="IMark63919624"/><text:alphabetical-index-mark-end text:id="IMark62211432"/><text:alphabetical-index-mark-end text:id="IMark55040184"/><text:alphabetical-index-mark-end text:id="IMark60981128"/><text:alphabetical-index-mark-end text:id="IMark59729000"/><text:alphabetical-index-mark-end text:id="IMark63698840"/><text:alphabetical-index-mark-end text:id="IMark59927640"/><text:alphabetical-index-mark-end text:id="IMark59927544"/><text:alphabetical-index-mark-end text:id="IMark63957496"/>set<text:alphabetical-index-mark-end text:id="IMark64489048"/><text:alphabetical-index-mark-end text:id="IMark68118040"/><text:alphabetical-index-mark-end text:id="IMark68127784"/><text:alphabetical-index-mark-end text:id="IMark64072232"/><text:alphabetical-index-mark-end text:id="IMark32429832"/><text:alphabetical-index-mark-end text:id="IMark27267144"/><text:alphabetical-index-mark-end text:id="IMark68153064"/><text:alphabetical-index-mark-end text:id="IMark64250120"/><text:alphabetical-index-mark-end text:id="IMark32709256"/><text:alphabetical-index-mark-end text:id="IMark68150296"/> based in <text:alphabetical-index-mark-start text:id="IMark63582184"/><text:alphabetical-index-mark-start text:id="IMark59608280"/><text:alphabetical-index-mark-start text:id="IMark54622312"/><text:alphabetical-index-mark-start text:id="IMark54623528"/><text:alphabetical-index-mark-start text:id="IMark62257960"/><text:alphabetical-index-mark-start text:id="IMark62259224"/><text:alphabetical-index-mark-start text:id="IMark64650248"/><text:alphabetical-index-mark-start text:id="IMark60950792"/><text:alphabetical-index-mark-start text:id="IMark60952056"/><text:alphabetical-index-mark-start text:id="IMark60952568"/><text:alphabetical-index-mark-start text:id="IMark64076056"/><text:alphabetical-index-mark-start text:id="IMark59168408"/><text:alphabetical-index-mark-start text:id="IMark67344648"/><text:alphabetical-index-mark-start text:id="IMark67345912"/><text:alphabetical-index-mark-start text:id="IMark47956552"/><text:alphabetical-index-mark-start text:id="IMark47957816"/><text:alphabetical-index-mark-start text:id="IMark54754824"/><text:alphabetical-index-mark-start text:id="IMark27056136"/><text:alphabetical-index-mark-start text:id="IMark27057352"/><text:alphabetical-index-mark-start text:id="IMark64264840"/><text:alphabetical-index-mark-start text:id="IMark55516392"/><text:alphabetical-index-mark-start text:id="IMark55517720"/><text:alphabetical-index-mark-start text:id="IMark46798040"/><text:alphabetical-index-mark-start text:id="IMark59636584"/><text:alphabetical-index-mark-start text:id="IMark59637848"/><text:alphabetical-index-mark-start text:id="IMark55352408"/><text:alphabetical-index-mark-start text:id="IMark55353672"/><text:alphabetical-index-mark-start text:id="IMark55353768"/><text:alphabetical-index-mark-start text:id="IMark53804488"/><text:alphabetical-index-mark-start text:id="IMark53805784"/>Sql<text:alphabetical-index-mark-end text:id="IMark53805784"/><text:alphabetical-index-mark-end text:id="IMark53804488"/><text:alphabetical-index-mark-end text:id="IMark55353768"/><text:alphabetical-index-mark-end text:id="IMark55353672"/><text:alphabetical-index-mark-end text:id="IMark55352408"/><text:alphabetical-index-mark-end text:id="IMark59637848"/><text:alphabetical-index-mark-end text:id="IMark59636584"/><text:alphabetical-index-mark-end text:id="IMark46798040"/><text:alphabetical-index-mark-end text:id="IMark55517720"/><text:alphabetical-index-mark-end text:id="IMark55516392"/>ite<text:alphabetical-index-mark-end text:id="IMark64264840"/><text:alphabetical-index-mark-end text:id="IMark27057352"/><text:alphabetical-index-mark-end text:id="IMark27056136"/><text:alphabetical-index-mark-end text:id="IMark54754824"/><text:alphabetical-index-mark-end text:id="IMark47957816"/><text:alphabetical-index-mark-end text:id="IMark47956552"/><text:alphabetical-index-mark-end text:id="IMark67345912"/><text:alphabetical-index-mark-end text:id="IMark67344648"/><text:alphabetical-index-mark-end text:id="IMark59168408"/><text:alphabetical-index-mark-end text:id="IMark64076056"/>3<text:alphabetical-index-mark-end text:id="IMark60952568"/><text:alphabetical-index-mark-end text:id="IMark60952056"/><text:alphabetical-index-mark-end text:id="IMark60950792"/><text:alphabetical-index-mark-end text:id="IMark64650248"/><text:alphabetical-index-mark-end text:id="IMark62259224"/><text:alphabetical-index-mark-end text:id="IMark62257960"/><text:alphabetical-index-mark-end text:id="IMark54623528"/><text:alphabetical-index-mark-end text:id="IMark54622312"/><text:alphabetical-index-mark-end text:id="IMark59608280"/><text:alphabetical-index-mark-end text:id="IMark63582184"/> <text:alphabetical-index-mark-start text:id="IMark57072104"/><text:alphabetical-index-mark-start text:id="IMark64191272"/><text:alphabetical-index-mark-start text:id="IMark64192504"/><text:alphabetical-index-mark-start text:id="IMark27234472"/><text:alphabetical-index-mark-start text:id="IMark61534968"/><text:alphabetical-index-mark-start text:id="IMark61536296"/><text:alphabetical-index-mark-start text:id="IMark53309608"/><text:alphabetical-index-mark-start text:id="IMark53310872"/><text:alphabetical-index-mark-start text:id="IMark55252280"/><text:alphabetical-index-mark-start text:id="IMark47936088"/>dat<text:alphabetical-index-mark-start text:id="IMark64277016"/><text:alphabetical-index-mark-start text:id="IMark64278344"/><text:alphabetical-index-mark-start text:id="IMark57152392"/><text:alphabetical-index-mark-start text:id="IMark57153720"/><text:alphabetical-index-mark-start text:id="IMark62193528"/><text:alphabetical-index-mark-start text:id="IMark67548248"/><text:alphabetical-index-mark-start text:id="IMark67549576"/>a<text:alphabetical-index-mark-end text:id="IMark47936088"/><text:alphabetical-index-mark-end text:id="IMark55252280"/><text:alphabetical-index-mark-end text:id="IMark53310872"/><text:alphabetical-index-mark-end text:id="IMark53309608"/><text:alphabetical-index-mark-end text:id="IMark61536296"/><text:alphabetical-index-mark-end text:id="IMark61534968"/><text:alphabetical-index-mark-end text:id="IMark27234472"/><text:alphabetical-index-mark-end text:id="IMark64192504"/><text:alphabetical-index-mark-end text:id="IMark64191272"/><text:alphabetical-index-mark-end text:id="IMark57072104"/>b<text:alphabetical-index-mark-end text:id="IMark67549576"/><text:alphabetical-index-mark-end text:id="IMark67548248"/><text:alphabetical-index-mark-end text:id="IMark62193528"/><text:alphabetical-index-mark-end text:id="IMark57153720"/><text:alphabetical-index-mark-end text:id="IMark57152392"/><text:alphabetical-index-mark-end text:id="IMark64278344"/><text:alphabetical-index-mark-end text:id="IMark64277016"/>ase <text:alphabetical-index-mark-start text:id="IMark68157032"/><text:alphabetical-index-mark-start text:id="IMark68157992"/><text:alphabetical-index-mark-start text:id="IMark64821672"/><text:alphabetical-index-mark-start text:id="IMark64822936"/><text:alphabetical-index-mark-start text:id="IMark64706680"/><text:alphabetical-index-mark-start text:id="IMark47733784"/><text:alphabetical-index-mark-start text:id="IMark47735112"/><text:alphabetical-index-mark-start text:id="IMark64211624"/><text:alphabetical-index-mark-start text:id="IMark64212952"/>format<text:alphabetical-index-mark-end text:id="IMark64212952"/><text:alphabetical-index-mark-end text:id="IMark64211624"/><text:alphabetical-index-mark-end text:id="IMark47735112"/><text:alphabetical-index-mark-end text:id="IMark47733784"/><text:alphabetical-index-mark-end text:id="IMark64706680"/><text:alphabetical-index-mark-end text:id="IMark64822936"/><text:alphabetical-index-mark-end text:id="IMark64821672"/><text:alphabetical-index-mark-end text:id="IMark68157992"/><text:alphabetical-index-mark-end text:id="IMark68157032"/> <text:alphabetical-index-mark-start text:id="IMark62908664"/><text:alphabetical-index-mark-start text:id="IMark62909992"/><text:alphabetical-index-mark-start text:id="IMark64634856"/><text:alphabetical-index-mark-start text:id="IMark64636184"/><text:alphabetical-index-mark-start text:id="IMark47423688"/><text:alphabetical-index-mark-start text:id="IMark47425016"/><text:alphabetical-index-mark-start text:id="IMark63722600"/>co<text:alphabetical-index-mark-end text:id="IMark63722600"/><text:alphabetical-index-mark-end text:id="IMark47425016"/><text:alphabetical-index-mark-end text:id="IMark47423688"/><text:alphabetical-index-mark-end text:id="IMark64636184"/><text:alphabetical-index-mark-end text:id="IMark64634856"/><text:alphabetical-index-mark-end text:id="IMark62909992"/><text:alphabetical-index-mark-end text:id="IMark62908664"/>ntaining <text:alphabetical-index-mark-start text:id="IMark61831336"/><text:alphabetical-index-mark-start text:id="IMark61832664"/><text:alphabetical-index-mark-start text:id="IMark61530920"/><text:alphabetical-index-mark-start text:id="IMark61532248"/><text:alphabetical-index-mark-start text:id="IMark47582328"/><text:alphabetical-index-mark-start text:id="IMark47583656"/><text:alphabetical-index-mark-start text:id="IMark68120392"/><text:alphabetical-index-mark-start text:id="IMark68121720"/><text:alphabetical-index-mark-start text:id="IMark64358504"/><text:alphabetical-index-mark-start text:id="IMark64359800"/>data<text:alphabetical-index-mark-end text:id="IMark64359800"/><text:alphabetical-index-mark-end text:id="IMark64358504"/><text:alphabetical-index-mark-end text:id="IMark68121720"/><text:alphabetical-index-mark-end text:id="IMark68120392"/><text:alphabetical-index-mark-end text:id="IMark47583656"/><text:alphabetical-index-mark-end text:id="IMark47582328"/><text:alphabetical-index-mark-end text:id="IMark61532248"/><text:alphabetical-index-mark-end text:id="IMark61530920"/><text:alphabetical-index-mark-end text:id="IMark61832664"/><text:alphabetical-index-mark-end text:id="IMark61831336"/> on <text:alphabetical-index-mark-start text:id="IMark64133416"/><text:alphabetical-index-mark-start text:id="IMark64134744"/><text:alphabetical-index-mark-start text:id="IMark64325992"/><text:alphabetical-index-mark-start text:id="IMark60683336"/><text:alphabetical-index-mark-start text:id="IMark60684664"/><text:alphabetical-index-mark-start text:id="IMark64282536"/><text:alphabetical-index-mark-start text:id="IMark64283592"/><text:alphabetical-index-mark-start text:id="IMark64317928"/><text:alphabetical-index-mark-start text:id="IMark64319256"/>real<text:alphabetical-index-mark-end text:id="IMark64319256"/><text:alphabetical-index-mark-end text:id="IMark64317928"/><text:alphabetical-index-mark-end text:id="IMark64283592"/><text:alphabetical-index-mark-end text:id="IMark64282536"/><text:alphabetical-index-mark-end text:id="IMark60684664"/><text:alphabetical-index-mark-end text:id="IMark60683336"/><text:alphabetical-index-mark-end text:id="IMark64325992"/><text:alphabetical-index-mark-end text:id="IMark64134744"/><text:alphabetical-index-mark-end text:id="IMark64133416"/> <text:alphabetical-index-mark-start text:id="IMark60632104"/><text:alphabetical-index-mark-start text:id="IMark64267848"/><text:alphabetical-index-mark-start text:id="IMark64292184"/><text:alphabetical-index-mark-start text:id="IMark64293512"/><text:alphabetical-index-mark-start text:id="IMark64090024"/><text:alphabetical-index-mark-start text:id="IMark64091080"/><text:alphabetical-index-mark-start text:id="IMark64843720"/><text:alphabetical-index-mark-start text:id="IMark64845048"/><text:alphabetical-index-mark-start text:id="IMark64145768"/>estate<text:alphabetical-index-mark-end text:id="IMark64145768"/><text:alphabetical-index-mark-end text:id="IMark64845048"/><text:alphabetical-index-mark-end text:id="IMark64843720"/><text:alphabetical-index-mark-end text:id="IMark64091080"/><text:alphabetical-index-mark-end text:id="IMark64090024"/><text:alphabetical-index-mark-end text:id="IMark64293512"/><text:alphabetical-index-mark-end text:id="IMark64292184"/><text:alphabetical-index-mark-end text:id="IMark64267848"/><text:alphabetical-index-mark-end text:id="IMark60632104"/> <text:alphabetical-index-mark-start text:id="IMark59525304"/><text:alphabetical-index-mark-start text:id="IMark55040280"/><text:alphabetical-index-mark-start text:id="IMark32406696"/><text:alphabetical-index-mark-start text:id="IMark68158504"/><text:alphabetical-index-mark-start text:id="IMark59985800"/><text:alphabetical-index-mark-start text:id="IMark64711528"/><text:alphabetical-index-mark-start text:id="IMark63551544"/><text:alphabetical-index-mark-start text:id="IMark63545384"/><text:alphabetical-index-mark-start text:id="IMark63546712"/><text:alphabetical-index-mark-start text:id="IMark64693272"/><text:alphabetical-index-mark-start text:id="IMark64694600"/><text:alphabetical-index-mark-start text:id="IMark47115880"/><text:alphabetical-index-mark-start text:id="IMark56329016"/><text:alphabetical-index-mark-start text:id="IMark56330344"/><text:alphabetical-index-mark-start text:id="IMark54624040"/><text:alphabetical-index-mark-start text:id="IMark47491208"/>value<text:alphabetical-index-mark-end text:id="IMark47491208"/><text:alphabetical-index-mark-end text:id="IMark54624040"/><text:alphabetical-index-mark-end text:id="IMark56330344"/><text:alphabetical-index-mark-end text:id="IMark56329016"/><text:alphabetical-index-mark-end text:id="IMark47115880"/><text:alphabetical-index-mark-end text:id="IMark64694600"/><text:alphabetical-index-mark-end text:id="IMark64693272"/><text:alphabetical-index-mark-end text:id="IMark63546712"/><text:alphabetical-index-mark-end text:id="IMark63545384"/><text:alphabetical-index-mark-end text:id="IMark63551544"/><text:alphabetical-index-mark-end text:id="IMark64711528"/><text:alphabetical-index-mark-end text:id="IMark59985800"/><text:alphabetical-index-mark-end text:id="IMark68158504"/><text:alphabetical-index-mark-end text:id="IMark32406696"/><text:alphabetical-index-mark-end text:id="IMark55040280"/><text:alphabetical-index-mark-end text:id="IMark59525304"/>s for the down<text:alphabetical-index-mark-start text:id="IMark53310968"/><text:alphabetical-index-mark-start text:id="IMark61239912"/><text:alphabetical-index-mark-start text:id="IMark61240968"/><text:alphabetical-index-mark-start text:id="IMark60520824"/><text:alphabetical-index-mark-start text:id="IMark60521880"/><text:alphabetical-index-mark-start text:id="IMark59464008"/><text:alphabetical-index-mark-start text:id="IMark59465336"/>town<text:alphabetical-index-mark-end text:id="IMark59465336"/><text:alphabetical-index-mark-end text:id="IMark59464008"/><text:alphabetical-index-mark-end text:id="IMark60521880"/><text:alphabetical-index-mark-end text:id="IMark60520824"/><text:alphabetical-index-mark-end text:id="IMark61240968"/><text:alphabetical-index-mark-end text:id="IMark61239912"/><text:alphabetical-index-mark-end text:id="IMark53310968"/> area of the <text:alphabetical-index-mark-start text:id="IMark63564408"/><text:alphabetical-index-mark-start text:id="IMark59108312"/><text:alphabetical-index-mark-start text:id="IMark61713848"/><text:alphabetical-index-mark-start text:id="IMark62970488"/><text:alphabetical-index-mark-start text:id="IMark64361800"/><text:alphabetical-index-mark-start text:id="IMark63726264"/><text:alphabetical-index-mark-start text:id="IMark64108776"/><text:alphabetical-index-mark-start text:id="IMark63438584"/><text:alphabetical-index-mark-start text:id="IMark63439848"/>city<text:alphabetical-index-mark-end text:id="IMark63439848"/><text:alphabetical-index-mark-end text:id="IMark63438584"/><text:alphabetical-index-mark-end text:id="IMark64108776"/><text:alphabetical-index-mark-end text:id="IMark63726264"/><text:alphabetical-index-mark-end text:id="IMark64361800"/><text:alphabetical-index-mark-end text:id="IMark62970488"/><text:alphabetical-index-mark-end text:id="IMark61713848"/><text:alphabetical-index-mark-end text:id="IMark59108312"/><text:alphabetical-index-mark-end text:id="IMark63564408"/> of <text:alphabetical-index-mark-start text:id="IMark59566232"/><text:alphabetical-index-mark-start text:id="IMark54766936"/><text:alphabetical-index-mark-start text:id="IMark64919608"/><text:alphabetical-index-mark-start text:id="IMark61082888"/><text:alphabetical-index-mark-start text:id="IMark61084216"/><text:alphabetical-index-mark-start text:id="IMark31762200"/><text:alphabetical-index-mark-start text:id="IMark64820280"/><text:alphabetical-index-mark-start text:id="IMark59245496"/><text:alphabetical-index-mark-start text:id="IMark59246824"/><text:alphabetical-index-mark-start text:id="IMark61401432"/>Jose C. Paz<text:alphabetical-index-mark-end text:id="IMark61401432"/><text:alphabetical-index-mark-end text:id="IMark59246824"/><text:alphabetical-index-mark-end text:id="IMark59245496"/><text:alphabetical-index-mark-end text:id="IMark64820280"/><text:alphabetical-index-mark-end text:id="IMark31762200"/><text:alphabetical-index-mark-end text:id="IMark61084216"/><text:alphabetical-index-mark-end text:id="IMark61082888"/><text:alphabetical-index-mark-end text:id="IMark64919608"/><text:alphabetical-index-mark-end text:id="IMark54766936"/><text:alphabetical-index-mark-end text:id="IMark59566232"/>, <text:alphabetical-index-mark-start text:id="IMark61415416"/><text:alphabetical-index-mark-start text:id="IMark61416408"/><text:alphabetical-index-mark-start text:id="IMark58951848"/><text:alphabetical-index-mark-start text:id="IMark63956456"/><text:alphabetical-index-mark-start text:id="IMark63576376"/><text:alphabetical-index-mark-start text:id="IMark27217240"/><text:alphabetical-index-mark-start text:id="IMark60369688"/><text:alphabetical-index-mark-start text:id="IMark63164952"/><text:alphabetical-index-mark-start text:id="IMark61138872"/><text:alphabetical-index-mark-start text:id="IMark61140200"/>Buenos Aires<text:alphabetical-index-mark-end text:id="IMark61140200"/><text:alphabetical-index-mark-end text:id="IMark61138872"/><text:alphabetical-index-mark-end text:id="IMark63164952"/><text:alphabetical-index-mark-end text:id="IMark60369688"/><text:alphabetical-index-mark-end text:id="IMark27217240"/><text:alphabetical-index-mark-end text:id="IMark63576376"/><text:alphabetical-index-mark-end text:id="IMark63956456"/><text:alphabetical-index-mark-end text:id="IMark58951848"/><text:alphabetical-index-mark-end text:id="IMark61416408"/><text:alphabetical-index-mark-end text:id="IMark61415416"/>, <text:alphabetical-index-mark-start text:id="IMark61885464"/><text:alphabetical-index-mark-start text:id="IMark59603016"/><text:alphabetical-index-mark-start text:id="IMark59604344"/><text:alphabetical-index-mark-start text:id="IMark63001800"/><text:alphabetical-index-mark-start text:id="IMark32620888"/><text:alphabetical-index-mark-start text:id="IMark61881592"/><text:alphabetical-index-mark-start text:id="IMark54840040"/><text:alphabetical-index-mark-start text:id="IMark61674040"/><text:alphabetical-index-mark-start text:id="IMark68799352"/><text:alphabetical-index-mark-start text:id="IMark59562520"/>Argentina<text:alphabetical-index-mark-end text:id="IMark59562520"/><text:alphabetical-index-mark-end text:id="IMark68799352"/><text:alphabetical-index-mark-end text:id="IMark61674040"/><text:alphabetical-index-mark-end text:id="IMark54840040"/><text:alphabetical-index-mark-end text:id="IMark61881592"/><text:alphabetical-index-mark-end text:id="IMark32620888"/><text:alphabetical-index-mark-end text:id="IMark63001800"/><text:alphabetical-index-mark-end text:id="IMark59604344"/><text:alphabetical-index-mark-end text:id="IMark59603016"/><text:alphabetical-index-mark-end text:id="IMark61885464"/>, gathered in 2019.</text:p>
      <text:p text:style-name="P3"/>
      <text:p text:style-name="P5">It is presented in <text:alphabetical-index-mark-start text:id="IMark63439848"/><text:alphabetical-index-mark-start text:id="IMark64134744"/><text:alphabetical-index-mark-start text:id="IMark68150296"/><text:alphabetical-index-mark-start text:id="IMark32709256"/><text:alphabetical-index-mark-start text:id="IMark64250120"/><text:alphabetical-index-mark-start text:id="IMark68153064"/><text:alphabetical-index-mark-start text:id="IMark61140200"/><text:alphabetical-index-mark-start text:id="IMark68152936"/><text:alphabetical-index-mark-start text:id="IMark27176344"/><text:alphabetical-index-mark-start text:id="IMark63582184"/><text:alphabetical-index-mark-start text:id="IMark59246824"/><text:alphabetical-index-mark-start text:id="IMark68127784"/><text:alphabetical-index-mark-start text:id="IMark27177848"/><text:alphabetical-index-mark-start text:id="IMark64347368"/><text:alphabetical-index-mark-start text:id="IMark55024024"/><text:alphabetical-index-mark-start text:id="IMark64106696"/><text:alphabetical-index-mark-start text:id="IMark62212104"/><text:alphabetical-index-mark-start text:id="IMark63164536"/><text:alphabetical-index-mark-start text:id="IMark54403608"/><text:alphabetical-index-mark-start text:id="IMark53319992"/><text:alphabetical-index-mark-start text:id="IMark64169848"/><text:alphabetical-index-mark-start text:id="IMark64694888"/><text:alphabetical-index-mark-start text:id="IMark57072392"/><text:alphabetical-index-mark-start text:id="IMark61243576"/><text:alphabetical-index-mark-start text:id="IMark61242904"/><text:alphabetical-index-mark-start text:id="IMark59911016"/><text:alphabetical-index-mark-start text:id="IMark59602552"/><text:alphabetical-index-mark-start text:id="IMark62439384"/><text:alphabetical-index-mark-start text:id="IMark60439608"/><text:alphabetical-index-mark-start text:id="IMark61884536"/>Sql<text:alphabetical-index-mark-end text:id="IMark61884536"/><text:alphabetical-index-mark-end text:id="IMark60439608"/><text:alphabetical-index-mark-end text:id="IMark62439384"/><text:alphabetical-index-mark-end text:id="IMark59602552"/><text:alphabetical-index-mark-end text:id="IMark59911016"/><text:alphabetical-index-mark-end text:id="IMark61242904"/><text:alphabetical-index-mark-end text:id="IMark61243576"/><text:alphabetical-index-mark-end text:id="IMark57072392"/><text:alphabetical-index-mark-end text:id="IMark64694888"/><text:alphabetical-index-mark-end text:id="IMark64169848"/>ite<text:alphabetical-index-mark-end text:id="IMark53319992"/><text:alphabetical-index-mark-end text:id="IMark54403608"/><text:alphabetical-index-mark-end text:id="IMark63164536"/><text:alphabetical-index-mark-end text:id="IMark62212104"/><text:alphabetical-index-mark-end text:id="IMark64106696"/><text:alphabetical-index-mark-end text:id="IMark55024024"/><text:alphabetical-index-mark-end text:id="IMark64347368"/><text:alphabetical-index-mark-end text:id="IMark27177848"/><text:alphabetical-index-mark-end text:id="IMark68127784"/><text:alphabetical-index-mark-end text:id="IMark59246824"/>3<text:alphabetical-index-mark-end text:id="IMark63582184"/><text:alphabetical-index-mark-end text:id="IMark27176344"/><text:alphabetical-index-mark-end text:id="IMark68152936"/><text:alphabetical-index-mark-end text:id="IMark61140200"/><text:alphabetical-index-mark-end text:id="IMark68153064"/><text:alphabetical-index-mark-end text:id="IMark64250120"/><text:alphabetical-index-mark-end text:id="IMark32709256"/><text:alphabetical-index-mark-end text:id="IMark68150296"/><text:alphabetical-index-mark-end text:id="IMark64134744"/><text:alphabetical-index-mark-end text:id="IMark63439848"/> <text:alphabetical-index-mark-start text:id="IMark64282072"/><text:alphabetical-index-mark-start text:id="IMark64297528"/><text:alphabetical-index-mark-start text:id="IMark55185528"/><text:alphabetical-index-mark-start text:id="IMark64358040"/><text:alphabetical-index-mark-start text:id="IMark61530456"/><text:alphabetical-index-mark-start text:id="IMark52928904"/><text:alphabetical-index-mark-start text:id="IMark64818600"/><text:alphabetical-index-mark-start text:id="IMark64711064"/><text:alphabetical-index-mark-start text:id="IMark64346904"/><text:alphabetical-index-mark-start text:id="IMark64106232"/>dat<text:alphabetical-index-mark-start text:id="IMark64821208"/><text:alphabetical-index-mark-start text:id="IMark64330984"/><text:alphabetical-index-mark-start text:id="IMark55239608"/><text:alphabetical-index-mark-start text:id="IMark55080632"/><text:alphabetical-index-mark-start text:id="IMark55022808"/><text:alphabetical-index-mark-start text:id="IMark63617048"/><text:alphabetical-index-mark-start text:id="IMark59635000"/>a<text:alphabetical-index-mark-end text:id="IMark64106232"/><text:alphabetical-index-mark-end text:id="IMark64346904"/><text:alphabetical-index-mark-end text:id="IMark64711064"/><text:alphabetical-index-mark-end text:id="IMark64818600"/><text:alphabetical-index-mark-end text:id="IMark52928904"/><text:alphabetical-index-mark-end text:id="IMark61530456"/><text:alphabetical-index-mark-end text:id="IMark64358040"/><text:alphabetical-index-mark-end text:id="IMark55185528"/><text:alphabetical-index-mark-end text:id="IMark64297528"/><text:alphabetical-index-mark-end text:id="IMark64282072"/>b<text:alphabetical-index-mark-end text:id="IMark59635000"/><text:alphabetical-index-mark-end text:id="IMark63617048"/><text:alphabetical-index-mark-end text:id="IMark55022808"/><text:alphabetical-index-mark-end text:id="IMark55080632"/><text:alphabetical-index-mark-end text:id="IMark55239608"/><text:alphabetical-index-mark-end text:id="IMark64330984"/><text:alphabetical-index-mark-end text:id="IMark64821208"/>ase <text:alphabetical-index-mark-start text:id="IMark63292776"/><text:alphabetical-index-mark-start text:id="IMark60769352"/><text:alphabetical-index-mark-start text:id="IMark54176952"/><text:alphabetical-index-mark-start text:id="IMark63919160"/><text:alphabetical-index-mark-start text:id="IMark63698376"/><text:alphabetical-index-mark-start text:id="IMark46775928"/><text:alphabetical-index-mark-start text:id="IMark57332616"/><text:alphabetical-index-mark-start text:id="IMark64072152"/><text:alphabetical-index-mark-start text:id="IMark61084504"/>format<text:alphabetical-index-mark-end text:id="IMark61084504"/><text:alphabetical-index-mark-end text:id="IMark64072152"/><text:alphabetical-index-mark-end text:id="IMark57332616"/><text:alphabetical-index-mark-end text:id="IMark46775928"/><text:alphabetical-index-mark-end text:id="IMark63698376"/><text:alphabetical-index-mark-end text:id="IMark63919160"/><text:alphabetical-index-mark-end text:id="IMark54176952"/><text:alphabetical-index-mark-end text:id="IMark60769352"/><text:alphabetical-index-mark-end text:id="IMark63292776"/> and <text:alphabetical-index-mark-start text:id="IMark54766696"/><text:alphabetical-index-mark-start text:id="IMark64283880"/><text:alphabetical-index-mark-start text:id="IMark47329864"/><text:alphabetical-index-mark-start text:id="IMark61536584"/><text:alphabetical-index-mark-start text:id="IMark64107832"/><text:alphabetical-index-mark-start text:id="IMark61084600"/><text:alphabetical-index-mark-start text:id="IMark64299032"/>co<text:alphabetical-index-mark-end text:id="IMark64299032"/><text:alphabetical-index-mark-end text:id="IMark61084600"/><text:alphabetical-index-mark-end text:id="IMark64107832"/><text:alphabetical-index-mark-end text:id="IMark61536584"/><text:alphabetical-index-mark-end text:id="IMark47329864"/><text:alphabetical-index-mark-end text:id="IMark64283880"/><text:alphabetical-index-mark-end text:id="IMark54766696"/>ntains <text:alphabetical-index-mark-start text:id="IMark64049672"/><text:alphabetical-index-mark-start text:id="IMark32507848"/><text:alphabetical-index-mark-start text:id="IMark55180648"/><text:alphabetical-index-mark-start text:id="IMark62574696"/><text:alphabetical-index-mark-start text:id="IMark32428376"/><text:alphabetical-index-mark-start text:id="IMark61240200"/><text:alphabetical-index-mark-start text:id="IMark47115464"/><text:alphabetical-index-mark-start text:id="IMark68136344"/><text:alphabetical-index-mark-start text:id="IMark61241256"/><text:alphabetical-index-mark-start text:id="IMark64360120"/><text:alphabetical-index-mark-start text:id="IMark59245112"/><text:alphabetical-index-mark-start text:id="IMark32406312"/><text:alphabetical-index-mark-start text:id="IMark47491944"/><text:alphabetical-index-mark-start text:id="IMark27234040"/><text:alphabetical-index-mark-start text:id="IMark60684952"/><text:alphabetical-index-mark-start text:id="IMark64278872"/>value<text:alphabetical-index-mark-end text:id="IMark64278872"/><text:alphabetical-index-mark-end text:id="IMark60684952"/><text:alphabetical-index-mark-end text:id="IMark27234040"/><text:alphabetical-index-mark-end text:id="IMark47491944"/><text:alphabetical-index-mark-end text:id="IMark32406312"/><text:alphabetical-index-mark-end text:id="IMark59245112"/><text:alphabetical-index-mark-end text:id="IMark64360120"/><text:alphabetical-index-mark-end text:id="IMark61241256"/><text:alphabetical-index-mark-end text:id="IMark68136344"/><text:alphabetical-index-mark-end text:id="IMark47115464"/><text:alphabetical-index-mark-end text:id="IMark61240200"/><text:alphabetical-index-mark-end text:id="IMark32428376"/><text:alphabetical-index-mark-end text:id="IMark62574696"/><text:alphabetical-index-mark-end text:id="IMark55180648"/><text:alphabetical-index-mark-end text:id="IMark32507848"/><text:alphabetical-index-mark-end text:id="IMark64049672"/>s in US <text:alphabetical-index-mark-start text:id="IMark64918664"/><text:alphabetical-index-mark-start text:id="IMark61400952"/><text:alphabetical-index-mark-start text:id="IMark61401048"/><text:alphabetical-index-mark-start text:id="IMark64267368"/><text:alphabetical-index-mark-start text:id="IMark64267464"/><text:alphabetical-index-mark-start text:id="IMark62193048"/><text:alphabetical-index-mark-start text:id="IMark62193144"/><text:span text:style-name="T92">dollar</text:span><text:alphabetical-index-mark-end text:id="IMark62193144"/><text:alphabetical-index-mark-end text:id="IMark62193048"/><text:alphabetical-index-mark-end text:id="IMark64267464"/><text:alphabetical-index-mark-end text:id="IMark64267368"/><text:alphabetical-index-mark-end text:id="IMark61401048"/><text:alphabetical-index-mark-end text:id="IMark61400952"/><text:alphabetical-index-mark-end text:id="IMark64918664"/><text:span text:style-name="T92">s</text:span> per <text:alphabetical-index-mark-start text:id="IMark62258712"/><text:alphabetical-index-mark-start text:id="IMark67344936"/><text:alphabetical-index-mark-start text:id="IMark59637112"/><text:alphabetical-index-mark-start text:id="IMark55353160"/><text:alphabetical-index-mark-start text:id="IMark64287880"/><text:alphabetical-index-mark-start text:id="IMark63168040"/><text:alphabetical-index-mark-start text:id="IMark64358792"/><text:alphabetical-index-mark-start text:id="IMark47936840"/><text:alphabetical-index-mark-start text:id="IMark53804776"/>square<text:alphabetical-index-mark-end text:id="IMark53804776"/><text:alphabetical-index-mark-end text:id="IMark47936840"/><text:alphabetical-index-mark-end text:id="IMark64358792"/><text:alphabetical-index-mark-end text:id="IMark63168040"/><text:alphabetical-index-mark-end text:id="IMark64287880"/><text:alphabetical-index-mark-end text:id="IMark55353160"/><text:alphabetical-index-mark-end text:id="IMark59637112"/><text:alphabetical-index-mark-end text:id="IMark67344936"/><text:alphabetical-index-mark-end text:id="IMark62258712"/> <text:alphabetical-index-mark-start text:id="IMark61139624"/><text:alphabetical-index-mark-start text:id="IMark61083640"/><text:alphabetical-index-mark-start text:id="IMark59246200"/><text:alphabetical-index-mark-start text:id="IMark59109064"/><text:alphabetical-index-mark-start text:id="IMark63726552"/><text:alphabetical-index-mark-start text:id="IMark59464760"/><text:alphabetical-index-mark-start text:id="IMark32407640"/><text:alphabetical-index-mark-start text:id="IMark63546136"/><text:alphabetical-index-mark-start text:id="IMark64694024"/>meter<text:alphabetical-index-mark-end text:id="IMark64694024"/><text:alphabetical-index-mark-end text:id="IMark63546136"/><text:alphabetical-index-mark-end text:id="IMark32407640"/><text:alphabetical-index-mark-end text:id="IMark59464760"/><text:alphabetical-index-mark-end text:id="IMark63726552"/><text:alphabetical-index-mark-end text:id="IMark59109064"/><text:alphabetical-index-mark-end text:id="IMark59246200"/><text:alphabetical-index-mark-end text:id="IMark61083640"/><text:alphabetical-index-mark-end text:id="IMark61139624"/> <text:alphabetical-index-mark-start text:id="IMark68120856"/><text:alphabetical-index-mark-start text:id="IMark62909416"/><text:alphabetical-index-mark-start text:id="IMark47423976"/><text:alphabetical-index-mark-start text:id="IMark47734536"/><text:alphabetical-index-mark-start text:id="IMark64212568"/><text:alphabetical-index-mark-start text:id="IMark57153144"/><text:alphabetical-index-mark-start text:id="IMark67548952"/><text:alphabetical-index-mark-start text:id="IMark61535912"/><text:alphabetical-index-mark-start text:id="IMark59603768"/><text:alphabetical-index-mark-start text:id="IMark62194280"/>average<text:alphabetical-index-mark-end text:id="IMark62194280"/><text:alphabetical-index-mark-end text:id="IMark59603768"/><text:alphabetical-index-mark-end text:id="IMark61535912"/><text:alphabetical-index-mark-end text:id="IMark67548952"/><text:alphabetical-index-mark-end text:id="IMark57153144"/><text:alphabetical-index-mark-end text:id="IMark64212568"/><text:alphabetical-index-mark-end text:id="IMark47734536"/><text:alphabetical-index-mark-end text:id="IMark47423976"/><text:alphabetical-index-mark-end text:id="IMark62909416"/><text:alphabetical-index-mark-end text:id="IMark68120856"/>d (built and not built), plus <text:alphabetical-index-mark-start text:id="IMark61680152"/><text:alphabetical-index-mark-start text:id="IMark61681352"/><text:alphabetical-index-mark-start text:id="IMark63094408"/><text:alphabetical-index-mark-start text:id="IMark63095736"/><text:alphabetical-index-mark-start text:id="IMark61460984"/><text:alphabetical-index-mark-start text:id="IMark27235448"/><text:alphabetical-index-mark-start text:id="IMark60528408"/><text:alphabetical-index-mark-start text:id="IMark63725848"/><text:alphabetical-index-mark-start text:id="IMark60039864"/><text:alphabetical-index-mark-start text:id="IMark64706264"/>data<text:alphabetical-index-mark-end text:id="IMark64706264"/><text:alphabetical-index-mark-end text:id="IMark60039864"/><text:alphabetical-index-mark-end text:id="IMark63725848"/><text:alphabetical-index-mark-end text:id="IMark60528408"/><text:alphabetical-index-mark-end text:id="IMark27235448"/><text:alphabetical-index-mark-end text:id="IMark61460984"/><text:alphabetical-index-mark-end text:id="IMark63095736"/><text:alphabetical-index-mark-end text:id="IMark63094408"/><text:alphabetical-index-mark-end text:id="IMark61681352"/><text:alphabetical-index-mark-end text:id="IMark61680152"/> on the <text:alphabetical-index-mark-start text:id="IMark59167992"/><text:alphabetical-index-mark-start text:id="IMark63258552"/><text:alphabetical-index-mark-start text:id="IMark63259880"/><text:alphabetical-index-mark-start text:id="IMark60236888"/><text:alphabetical-index-mark-start text:id="IMark59985384"/><text:alphabetical-index-mark-start text:id="IMark64376872"/><text:alphabetical-index-mark-start text:id="IMark62258808"/><text:alphabetical-index-mark-start text:id="IMark63066440"/><text:alphabetical-index-mark-start text:id="IMark55353256"/><text:alphabetical-index-mark-start text:id="IMark61647272"/>number<text:alphabetical-index-mark-end text:id="IMark61647272"/><text:alphabetical-index-mark-end text:id="IMark55353256"/><text:alphabetical-index-mark-end text:id="IMark63066440"/><text:alphabetical-index-mark-end text:id="IMark62258808"/><text:alphabetical-index-mark-end text:id="IMark64376872"/><text:alphabetical-index-mark-end text:id="IMark59985384"/><text:alphabetical-index-mark-end text:id="IMark60236888"/><text:alphabetical-index-mark-end text:id="IMark63259880"/><text:alphabetical-index-mark-end text:id="IMark63258552"/><text:alphabetical-index-mark-end text:id="IMark59167992"/> of <text:alphabetical-index-mark-start text:id="IMark59355528"/><text:alphabetical-index-mark-start text:id="IMark61811016"/><text:alphabetical-index-mark-start text:id="IMark61812280"/><text:alphabetical-index-mark-start text:id="IMark60153400"/><text:alphabetical-index-mark-start text:id="IMark60154728"/><text:alphabetical-index-mark-start text:id="IMark61902792"/><text:alphabetical-index-mark-start text:id="IMark61904056"/><text:alphabetical-index-mark-start text:id="IMark59545048"/><text:alphabetical-index-mark-start text:id="IMark59546376"/><text:alphabetical-index-mark-start text:id="IMark47403176"/>pedestrian<text:alphabetical-index-mark-end text:id="IMark47403176"/><text:alphabetical-index-mark-end text:id="IMark59546376"/><text:alphabetical-index-mark-end text:id="IMark59545048"/><text:alphabetical-index-mark-end text:id="IMark61904056"/><text:alphabetical-index-mark-end text:id="IMark61902792"/><text:alphabetical-index-mark-end text:id="IMark60154728"/><text:alphabetical-index-mark-end text:id="IMark60153400"/><text:alphabetical-index-mark-end text:id="IMark61812280"/><text:alphabetical-index-mark-end text:id="IMark61811016"/><text:alphabetical-index-mark-end text:id="IMark59355528"/>s <text:alphabetical-index-mark-start text:id="IMark61416456"/><text:alphabetical-index-mark-start text:id="IMark61391592"/><text:alphabetical-index-mark-start text:id="IMark60348152"/><text:alphabetical-index-mark-start text:id="IMark60349480"/><text:alphabetical-index-mark-start text:id="IMark60894152"/><text:alphabetical-index-mark-start text:id="IMark60895480"/><text:alphabetical-index-mark-start text:id="IMark62229160"/><text:alphabetical-index-mark-start text:id="IMark62230488"/><text:alphabetical-index-mark-start text:id="IMark64000392"/>st<text:alphabetical-index-mark-start text:id="IMark32409944"/><text:alphabetical-index-mark-start text:id="IMark32411240"/><text:alphabetical-index-mark-start text:id="IMark62259272"/><text:alphabetical-index-mark-start text:id="IMark31499816"/><text:alphabetical-index-mark-start text:id="IMark54709576"/><text:alphabetical-index-mark-start text:id="IMark54710904"/><text:alphabetical-index-mark-start text:id="IMark59074312"/>ro<text:alphabetical-index-mark-end text:id="IMark59074312"/><text:alphabetical-index-mark-end text:id="IMark54710904"/><text:alphabetical-index-mark-end text:id="IMark54709576"/><text:alphabetical-index-mark-end text:id="IMark31499816"/><text:alphabetical-index-mark-end text:id="IMark62259272"/><text:alphabetical-index-mark-end text:id="IMark32411240"/><text:alphabetical-index-mark-end text:id="IMark32409944"/>ll<text:alphabetical-index-mark-end text:id="IMark64000392"/><text:alphabetical-index-mark-end text:id="IMark62230488"/><text:alphabetical-index-mark-end text:id="IMark62229160"/><text:alphabetical-index-mark-end text:id="IMark60895480"/><text:alphabetical-index-mark-end text:id="IMark60894152"/><text:alphabetical-index-mark-end text:id="IMark60349480"/><text:alphabetical-index-mark-end text:id="IMark60348152"/><text:alphabetical-index-mark-end text:id="IMark61391592"/><text:alphabetical-index-mark-end text:id="IMark61416456"/>ing tho<text:alphabetical-index-mark-start text:id="IMark60952568"/><text:alphabetical-index-mark-start text:id="IMark63318984"/><text:alphabetical-index-mark-start text:id="IMark68223784"/><text:alphabetical-index-mark-start text:id="IMark68225112"/><text:alphabetical-index-mark-start text:id="IMark53629048"/><text:alphabetical-index-mark-start text:id="IMark53630344"/><text:alphabetical-index-mark-start text:id="IMark60897048"/>ro<text:alphabetical-index-mark-end text:id="IMark60897048"/><text:alphabetical-index-mark-end text:id="IMark53630344"/><text:alphabetical-index-mark-end text:id="IMark53629048"/><text:alphabetical-index-mark-end text:id="IMark68225112"/><text:alphabetical-index-mark-end text:id="IMark68223784"/><text:alphabetical-index-mark-end text:id="IMark63318984"/><text:alphabetical-index-mark-end text:id="IMark60952568"/>ugh the <text:alphabetical-index-mark-start text:id="IMark63001416"/><text:alphabetical-index-mark-start text:id="IMark59476920"/><text:alphabetical-index-mark-start text:id="IMark47396920"/><text:alphabetical-index-mark-start text:id="IMark47398248"/><text:alphabetical-index-mark-start text:id="IMark59871928"/><text:alphabetical-index-mark-start text:id="IMark59873256"/><text:alphabetical-index-mark-start text:id="IMark55623784"/><text:alphabetical-index-mark-start text:id="IMark55625112"/><text:alphabetical-index-mark-start text:id="IMark62285752"/><text:alphabetical-index-mark-start text:id="IMark62287080"/>street<text:alphabetical-index-mark-end text:id="IMark62287080"/><text:alphabetical-index-mark-end text:id="IMark62285752"/><text:alphabetical-index-mark-end text:id="IMark55625112"/><text:alphabetical-index-mark-end text:id="IMark55623784"/><text:alphabetical-index-mark-end text:id="IMark59873256"/><text:alphabetical-index-mark-end text:id="IMark59871928"/><text:alphabetical-index-mark-end text:id="IMark47398248"/><text:alphabetical-index-mark-end text:id="IMark47396920"/><text:alphabetical-index-mark-end text:id="IMark59476920"/><text:alphabetical-index-mark-end text:id="IMark63001416"/>s of the <text:alphabetical-index-mark-start text:id="IMark62884184"/><text:alphabetical-index-mark-start text:id="IMark60702040"/><text:alphabetical-index-mark-start text:id="IMark60703368"/><text:alphabetical-index-mark-start text:id="IMark63243096"/><text:alphabetical-index-mark-start text:id="IMark63244360"/><text:alphabetical-index-mark-start text:id="IMark60726344"/><text:alphabetical-index-mark-start text:id="IMark60727672"/><text:alphabetical-index-mark-start text:id="IMark61432424"/><text:alphabetical-index-mark-start text:id="IMark61433752"/><text:alphabetical-index-mark-start text:id="IMark60900216"/><text:alphabetical-index-mark-start text:id="IMark60901576"/><text:alphabetical-index-mark-start text:id="IMark56926920"/><text:alphabetical-index-mark-start text:id="IMark56928248"/><text:alphabetical-index-mark-start text:id="IMark47609304"/><text:alphabetical-index-mark-start text:id="IMark47610632"/><text:alphabetical-index-mark-start text:id="IMark68162984"/><text:alphabetical-index-mark-start text:id="IMark68164312"/>co<text:alphabetical-index-mark-end text:id="IMark68164312"/><text:alphabetical-index-mark-end text:id="IMark68162984"/><text:alphabetical-index-mark-end text:id="IMark47610632"/><text:alphabetical-index-mark-end text:id="IMark47609304"/><text:alphabetical-index-mark-end text:id="IMark56928248"/><text:alphabetical-index-mark-end text:id="IMark56926920"/><text:alphabetical-index-mark-end text:id="IMark60901576"/>mmercial<text:alphabetical-index-mark-end text:id="IMark60900216"/><text:alphabetical-index-mark-end text:id="IMark61433752"/><text:alphabetical-index-mark-end text:id="IMark61432424"/><text:alphabetical-index-mark-end text:id="IMark60727672"/><text:alphabetical-index-mark-end text:id="IMark60726344"/><text:alphabetical-index-mark-end text:id="IMark63244360"/><text:alphabetical-index-mark-end text:id="IMark63243096"/><text:alphabetical-index-mark-end text:id="IMark60703368"/><text:alphabetical-index-mark-end text:id="IMark60702040"/><text:alphabetical-index-mark-end text:id="IMark62884184"/> <text:alphabetical-index-mark-start text:id="IMark68938552"/><text:alphabetical-index-mark-start text:id="IMark47390088"/><text:alphabetical-index-mark-start text:id="IMark47391416"/><text:alphabetical-index-mark-start text:id="IMark47391512"/><text:alphabetical-index-mark-start text:id="IMark46820072"/><text:alphabetical-index-mark-start text:id="IMark60094312"/><text:alphabetical-index-mark-start text:id="IMark60095640"/><text:alphabetical-index-mark-start text:id="IMark54724488"/><text:alphabetical-index-mark-start text:id="IMark54725816"/>district<text:alphabetical-index-mark-end text:id="IMark54725816"/><text:alphabetical-index-mark-end text:id="IMark54724488"/><text:alphabetical-index-mark-end text:id="IMark60095640"/><text:alphabetical-index-mark-end text:id="IMark60094312"/><text:alphabetical-index-mark-end text:id="IMark46820072"/><text:alphabetical-index-mark-end text:id="IMark47391512"/><text:alphabetical-index-mark-end text:id="IMark47391416"/><text:alphabetical-index-mark-end text:id="IMark47390088"/><text:alphabetical-index-mark-end text:id="IMark68938552"/> of the <text:alphabetical-index-mark-start text:id="IMark53908888"/><text:alphabetical-index-mark-start text:id="IMark62354168"/><text:alphabetical-index-mark-start text:id="IMark62355496"/><text:alphabetical-index-mark-start text:id="IMark26422248"/><text:alphabetical-index-mark-start text:id="IMark26423576"/><text:alphabetical-index-mark-start text:id="IMark60499720"/><text:alphabetical-index-mark-start text:id="IMark60501048"/><text:alphabetical-index-mark-start text:id="IMark65022968"/><text:alphabetical-index-mark-start text:id="IMark65024296"/>city<text:alphabetical-index-mark-end text:id="IMark65024296"/><text:alphabetical-index-mark-end text:id="IMark65022968"/><text:alphabetical-index-mark-end text:id="IMark60501048"/><text:alphabetical-index-mark-end text:id="IMark60499720"/><text:alphabetical-index-mark-end text:id="IMark26423576"/><text:alphabetical-index-mark-end text:id="IMark26422248"/><text:alphabetical-index-mark-end text:id="IMark62355496"/><text:alphabetical-index-mark-end text:id="IMark62354168"/><text:alphabetical-index-mark-end text:id="IMark53908888"/>.</text:p>
      <text:p text:style-name="P3"/>
      <text:h text:style-name="Heading_20_1" text:outline-level="1"><text:bookmark-start text:name="__RefHeading___Toc755_180202276"/>Keywords.<text:bookmark-end text:name="__RefHeading___Toc755_180202276"/></text:h>
      <text:p text:style-name="P3"/>
      <text:p text:style-name="P5"><text:alphabetical-index-mark-start text:id="IMark68153064"/><text:alphabetical-index-mark-start text:id="IMark61140200"/><text:alphabetical-index-mark-start text:id="IMark68152936"/><text:alphabetical-index-mark-start text:id="IMark59476920"/><text:alphabetical-index-mark-start text:id="IMark32406312"/><text:alphabetical-index-mark-start text:id="IMark59245112"/><text:alphabetical-index-mark-start text:id="IMark63439848"/><text:alphabetical-index-mark-start text:id="IMark64134744"/><text:alphabetical-index-mark-start text:id="IMark68150296"/>Real<text:alphabetical-index-mark-end text:id="IMark68150296"/><text:alphabetical-index-mark-end text:id="IMark64134744"/><text:alphabetical-index-mark-end text:id="IMark63439848"/><text:alphabetical-index-mark-end text:id="IMark59245112"/><text:alphabetical-index-mark-end text:id="IMark32406312"/><text:alphabetical-index-mark-end text:id="IMark59476920"/><text:alphabetical-index-mark-end text:id="IMark68152936"/><text:alphabetical-index-mark-end text:id="IMark61140200"/><text:alphabetical-index-mark-end text:id="IMark68153064"/> <text:alphabetical-index-mark-start text:id="IMark64250120"/><text:alphabetical-index-mark-start text:id="IMark32709256"/><text:alphabetical-index-mark-start text:id="IMark64299320"/><text:alphabetical-index-mark-start text:id="IMark27176344"/><text:alphabetical-index-mark-start text:id="IMark64106696"/><text:alphabetical-index-mark-start text:id="IMark55024024"/><text:alphabetical-index-mark-start text:id="IMark64347368"/><text:alphabetical-index-mark-start text:id="IMark27177848"/><text:alphabetical-index-mark-start text:id="IMark63582184"/>estate<text:alphabetical-index-mark-end text:id="IMark63582184"/><text:alphabetical-index-mark-end text:id="IMark27177848"/><text:alphabetical-index-mark-end text:id="IMark64347368"/><text:alphabetical-index-mark-end text:id="IMark55024024"/><text:alphabetical-index-mark-end text:id="IMark64106696"/><text:alphabetical-index-mark-end text:id="IMark27176344"/><text:alphabetical-index-mark-end text:id="IMark64299320"/><text:alphabetical-index-mark-end text:id="IMark32709256"/><text:alphabetical-index-mark-end text:id="IMark64250120"/>, <text:alphabetical-index-mark-start text:id="IMark68127784"/><text:alphabetical-index-mark-start text:id="IMark60685400"/><text:alphabetical-index-mark-start text:id="IMark64346152"/><text:alphabetical-index-mark-start text:id="IMark60438856"/><text:alphabetical-index-mark-start text:id="IMark64289160"/><text:alphabetical-index-mark-start text:id="IMark63687304"/><text:alphabetical-index-mark-start text:id="IMark46797096"/><text:alphabetical-index-mark-start text:id="IMark61400488"/><text:alphabetical-index-mark-start text:id="IMark59244648"/><text:alphabetical-index-mark-start text:id="IMark60521112"/>dat<text:alphabetical-index-mark-start text:id="IMark64072904"/><text:alphabetical-index-mark-start text:id="IMark55108728"/><text:alphabetical-index-mark-start text:id="IMark59302216"/><text:alphabetical-index-mark-start text:id="IMark64264376"/><text:alphabetical-index-mark-start text:id="IMark64035784"/><text:alphabetical-index-mark-start text:id="IMark64168344"/><text:alphabetical-index-mark-start text:id="IMark53318488"/>a<text:alphabetical-index-mark-end text:id="IMark60521112"/><text:alphabetical-index-mark-end text:id="IMark59244648"/><text:alphabetical-index-mark-end text:id="IMark61400488"/><text:alphabetical-index-mark-end text:id="IMark46797096"/><text:alphabetical-index-mark-end text:id="IMark63687304"/><text:alphabetical-index-mark-end text:id="IMark64289160"/><text:alphabetical-index-mark-end text:id="IMark60438856"/><text:alphabetical-index-mark-end text:id="IMark64346152"/><text:alphabetical-index-mark-end text:id="IMark60685400"/><text:alphabetical-index-mark-end text:id="IMark68127784"/>b<text:alphabetical-index-mark-end text:id="IMark53318488"/><text:alphabetical-index-mark-end text:id="IMark64168344"/><text:alphabetical-index-mark-end text:id="IMark64035784"/><text:alphabetical-index-mark-end text:id="IMark64264376"/><text:alphabetical-index-mark-end text:id="IMark59302216"/><text:alphabetical-index-mark-end text:id="IMark55108728"/><text:alphabetical-index-mark-end text:id="IMark64072904"/>ase, <text:alphabetical-index-mark-start text:id="IMark60934072"/><text:alphabetical-index-mark-start text:id="IMark61712920"/><text:alphabetical-index-mark-start text:id="IMark61032920"/><text:alphabetical-index-mark-start text:id="IMark59565016"/><text:alphabetical-index-mark-start text:id="IMark58975480"/><text:alphabetical-index-mark-start text:id="IMark59481096"/><text:alphabetical-index-mark-start text:id="IMark62440136"/><text:alphabetical-index-mark-start text:id="IMark61242072"/><text:alphabetical-index-mark-start text:id="IMark63292024"/><text:alphabetical-index-mark-start text:id="IMark55039720"/><text:alphabetical-index-mark-start text:id="IMark46776680"/><text:alphabetical-index-mark-start text:id="IMark55238856"/><text:alphabetical-index-mark-start text:id="IMark63168856"/><text:alphabetical-index-mark-start text:id="IMark68119928"/><text:alphabetical-index-mark-start text:id="IMark47423224"/><text:alphabetical-index-mark-start text:id="IMark63230264"/><text:alphabetical-index-mark-start text:id="IMark64329032"/><text:alphabetical-index-mark-start text:id="IMark64821960"/><text:alphabetical-index-mark-start text:id="IMark26928824"/><text:alphabetical-index-mark-start text:id="IMark64191560"/>data<text:alphabetical-index-mark-end text:id="IMark64191560"/><text:alphabetical-index-mark-end text:id="IMark26928824"/><text:alphabetical-index-mark-end text:id="IMark64821960"/><text:alphabetical-index-mark-end text:id="IMark64329032"/><text:alphabetical-index-mark-end text:id="IMark63230264"/><text:alphabetical-index-mark-end text:id="IMark47423224"/><text:alphabetical-index-mark-end text:id="IMark68119928"/><text:alphabetical-index-mark-end text:id="IMark63168856"/><text:alphabetical-index-mark-end text:id="IMark55238856"/><text:alphabetical-index-mark-end text:id="IMark46776680"/>set<text:alphabetical-index-mark-end text:id="IMark55039720"/><text:alphabetical-index-mark-end text:id="IMark63292024"/><text:alphabetical-index-mark-end text:id="IMark61242072"/><text:alphabetical-index-mark-end text:id="IMark62440136"/><text:alphabetical-index-mark-end text:id="IMark59481096"/><text:alphabetical-index-mark-end text:id="IMark58975480"/><text:alphabetical-index-mark-end text:id="IMark59565016"/><text:alphabetical-index-mark-end text:id="IMark61032920"/><text:alphabetical-index-mark-end text:id="IMark61712920"/><text:alphabetical-index-mark-end text:id="IMark60934072"/>, <text:alphabetical-index-mark-start text:id="IMark47401288"/><text:alphabetical-index-mark-start text:id="IMark69049656"/><text:alphabetical-index-mark-start text:id="IMark62285288"/><text:alphabetical-index-mark-start text:id="IMark47396456"/><text:alphabetical-index-mark-start text:id="IMark59475704"/><text:alphabetical-index-mark-start text:id="IMark47534600"/><text:alphabetical-index-mark-start text:id="IMark63156200"/><text:alphabetical-index-mark-start text:id="IMark57333944"/><text:alphabetical-index-mark-start text:id="IMark55018664"/><text:alphabetical-index-mark-start text:id="IMark47292840"/>data<text:alphabetical-index-mark-end text:id="IMark47292840"/><text:alphabetical-index-mark-end text:id="IMark55018664"/><text:alphabetical-index-mark-end text:id="IMark57333944"/><text:alphabetical-index-mark-end text:id="IMark63156200"/><text:alphabetical-index-mark-end text:id="IMark47534600"/><text:alphabetical-index-mark-end text:id="IMark59475704"/><text:alphabetical-index-mark-end text:id="IMark47396456"/><text:alphabetical-index-mark-end text:id="IMark62285288"/><text:alphabetical-index-mark-end text:id="IMark69049656"/><text:alphabetical-index-mark-end text:id="IMark47401288"/>, <text:alphabetical-index-mark-start text:id="IMark59078808"/><text:alphabetical-index-mark-start text:id="IMark59259144"/><text:alphabetical-index-mark-start text:id="IMark61028424"/><text:alphabetical-index-mark-start text:id="IMark61715784"/><text:alphabetical-index-mark-start text:id="IMark61808968"/><text:alphabetical-index-mark-start text:id="IMark63093944"/><text:alphabetical-index-mark-start text:id="IMark56328776"/><text:alphabetical-index-mark-start text:id="IMark63552120"/><text:alphabetical-index-mark-start text:id="IMark60522168"/>p<text:alphabetical-index-mark-start text:id="IMark47734072"/><text:alphabetical-index-mark-start text:id="IMark61531496"/><text:alphabetical-index-mark-start text:id="IMark64844008"/><text:alphabetical-index-mark-start text:id="IMark63545672"/><text:alphabetical-index-mark-start text:id="IMark61083176"/><text:alphabetical-index-mark-start text:id="IMark58952136"/><text:alphabetical-index-mark-start text:id="IMark55252568"/>ro<text:alphabetical-index-mark-end text:id="IMark55252568"/><text:alphabetical-index-mark-end text:id="IMark58952136"/><text:alphabetical-index-mark-end text:id="IMark61083176"/><text:alphabetical-index-mark-end text:id="IMark63545672"/><text:alphabetical-index-mark-end text:id="IMark64844008"/><text:alphabetical-index-mark-end text:id="IMark61531496"/><text:alphabetical-index-mark-end text:id="IMark47734072"/>perties<text:alphabetical-index-mark-end text:id="IMark60522168"/><text:alphabetical-index-mark-end text:id="IMark63552120"/><text:alphabetical-index-mark-end text:id="IMark56328776"/><text:alphabetical-index-mark-end text:id="IMark63093944"/><text:alphabetical-index-mark-end text:id="IMark61808968"/><text:alphabetical-index-mark-end text:id="IMark61715784"/><text:alphabetical-index-mark-end text:id="IMark61028424"/><text:alphabetical-index-mark-end text:id="IMark59259144"/><text:alphabetical-index-mark-end text:id="IMark59078808"/>, <text:alphabetical-index-mark-start text:id="IMark60895896"/><text:alphabetical-index-mark-start text:id="IMark47492408"/><text:alphabetical-index-mark-start text:id="IMark47404088"/><text:alphabetical-index-mark-start text:id="IMark47398712"/><text:alphabetical-index-mark-start text:id="IMark64706264"/><text:alphabetical-index-mark-start text:id="IMark59168024"/><text:alphabetical-index-mark-start text:id="IMark63725880"/><text:alphabetical-index-mark-start text:id="IMark64920104"/><text:alphabetical-index-mark-start text:id="IMark61673416"/><text:alphabetical-index-mark-start text:id="IMark64265576"/><text:alphabetical-index-mark-start text:id="IMark60770104"/><text:alphabetical-index-mark-start text:id="IMark54225784"/><text:alphabetical-index-mark-start text:id="IMark64001128"/><text:alphabetical-index-mark-start text:id="IMark61904520"/><text:alphabetical-index-mark-start text:id="IMark68158280"/><text:alphabetical-index-mark-start text:id="IMark59638136"/>value<text:alphabetical-index-mark-end text:id="IMark59638136"/><text:alphabetical-index-mark-end text:id="IMark68158280"/><text:alphabetical-index-mark-end text:id="IMark61904520"/><text:alphabetical-index-mark-end text:id="IMark64001128"/><text:alphabetical-index-mark-end text:id="IMark54225784"/><text:alphabetical-index-mark-end text:id="IMark60770104"/><text:alphabetical-index-mark-end text:id="IMark64265576"/><text:alphabetical-index-mark-end text:id="IMark61673416"/><text:alphabetical-index-mark-end text:id="IMark64920104"/><text:alphabetical-index-mark-end text:id="IMark63725880"/><text:alphabetical-index-mark-end text:id="IMark59168024"/><text:alphabetical-index-mark-end text:id="IMark64706264"/><text:alphabetical-index-mark-end text:id="IMark47398712"/><text:alphabetical-index-mark-end text:id="IMark47404088"/><text:alphabetical-index-mark-end text:id="IMark47492408"/><text:alphabetical-index-mark-end text:id="IMark60895896"/>, <text:alphabetical-index-mark-start text:id="IMark64359080"/><text:alphabetical-index-mark-start text:id="IMark61271704"/><text:alphabetical-index-mark-start text:id="IMark68136344"/><text:alphabetical-index-mark-start text:id="IMark47735400"/><text:alphabetical-index-mark-start text:id="IMark60349768"/><text:alphabetical-index-mark-start text:id="IMark64277592"/><text:alphabetical-index-mark-start text:id="IMark62212104"/><text:alphabetical-index-mark-start text:id="IMark47424264"/><text:alphabetical-index-mark-start text:id="IMark59562104"/><text:alphabetical-index-mark-start text:id="IMark61390760"/><text:alphabetical-index-mark-start text:id="IMark47293304"/><text:alphabetical-index-mark-start text:id="IMark64293800"/><text:alphabetical-index-mark-start text:id="IMark64294264"/><text:alphabetical-index-mark-start text:id="IMark60039016"/><text:alphabetical-index-mark-start text:id="IMark63067768"/><text:alphabetical-index-mark-start text:id="IMark63318104"/><text:alphabetical-index-mark-start text:id="IMark60236408"/>co<text:alphabetical-index-mark-end text:id="IMark60236408"/><text:alphabetical-index-mark-end text:id="IMark63318104"/><text:alphabetical-index-mark-end text:id="IMark63067768"/><text:alphabetical-index-mark-end text:id="IMark60039016"/><text:alphabetical-index-mark-end text:id="IMark64294264"/><text:alphabetical-index-mark-end text:id="IMark64293800"/><text:alphabetical-index-mark-end text:id="IMark47293304"/>mmercial<text:alphabetical-index-mark-end text:id="IMark61390760"/><text:alphabetical-index-mark-end text:id="IMark59562104"/><text:alphabetical-index-mark-end text:id="IMark47424264"/><text:alphabetical-index-mark-end text:id="IMark62212104"/><text:alphabetical-index-mark-end text:id="IMark64277592"/><text:alphabetical-index-mark-end text:id="IMark60349768"/><text:alphabetical-index-mark-end text:id="IMark47735400"/><text:alphabetical-index-mark-end text:id="IMark68136344"/><text:alphabetical-index-mark-end text:id="IMark61271704"/><text:alphabetical-index-mark-end text:id="IMark64359080"/>, <text:alphabetical-index-mark-start text:id="IMark69050408"/><text:alphabetical-index-mark-start text:id="IMark59526056"/><text:alphabetical-index-mark-start text:id="IMark53629336"/><text:alphabetical-index-mark-start text:id="IMark32410696"/><text:alphabetical-index-mark-start text:id="IMark32411528"/><text:alphabetical-index-mark-start text:id="IMark68225864"/><text:alphabetical-index-mark-start text:id="IMark61832280"/><text:alphabetical-index-mark-start text:id="IMark63577320"/><text:alphabetical-index-mark-start text:id="IMark62971240"/><text:alphabetical-index-mark-start text:id="IMark62287560"/>res<text:alphabetical-index-mark-start text:id="IMark60500184"/><text:alphabetical-index-mark-start text:id="IMark65023720"/><text:alphabetical-index-mark-start text:id="IMark47391032"/><text:alphabetical-index-mark-start text:id="IMark54725240"/><text:alphabetical-index-mark-start text:id="IMark63918536"/><text:alphabetical-index-mark-start text:id="IMark60727096"/><text:alphabetical-index-mark-start text:id="IMark56927208"/>id<text:alphabetical-index-mark-end text:id="IMark56927208"/><text:alphabetical-index-mark-end text:id="IMark60727096"/><text:alphabetical-index-mark-end text:id="IMark63918536"/><text:alphabetical-index-mark-end text:id="IMark54725240"/><text:alphabetical-index-mark-end text:id="IMark47391032"/><text:alphabetical-index-mark-end text:id="IMark65023720"/><text:alphabetical-index-mark-end text:id="IMark60500184"/>ential<text:alphabetical-index-mark-end text:id="IMark62287560"/><text:alphabetical-index-mark-end text:id="IMark62971240"/><text:alphabetical-index-mark-end text:id="IMark63577320"/><text:alphabetical-index-mark-end text:id="IMark61832280"/><text:alphabetical-index-mark-end text:id="IMark68225864"/><text:alphabetical-index-mark-end text:id="IMark32411528"/><text:alphabetical-index-mark-end text:id="IMark32410696"/><text:alphabetical-index-mark-end text:id="IMark53629336"/><text:alphabetical-index-mark-end text:id="IMark59526056"/><text:alphabetical-index-mark-end text:id="IMark69050408"/>, <text:alphabetical-index-mark-start text:id="IMark60237640"/><text:alphabetical-index-mark-start text:id="IMark64377816"/><text:alphabetical-index-mark-start text:id="IMark63095160"/><text:alphabetical-index-mark-start text:id="IMark60529160"/><text:alphabetical-index-mark-start text:id="IMark60040808"/><text:alphabetical-index-mark-start text:id="IMark64212376"/><text:alphabetical-index-mark-start text:id="IMark61535672"/><text:alphabetical-index-mark-start text:id="IMark32407640"/><text:alphabetical-index-mark-start text:id="IMark53631096"/><text:alphabetical-index-mark-start text:id="IMark31500568"/>pedestrian<text:alphabetical-index-mark-end text:id="IMark31500568"/><text:alphabetical-index-mark-end text:id="IMark53631096"/><text:alphabetical-index-mark-end text:id="IMark32407640"/><text:alphabetical-index-mark-end text:id="IMark61535672"/><text:alphabetical-index-mark-end text:id="IMark64212376"/><text:alphabetical-index-mark-end text:id="IMark60040808"/><text:alphabetical-index-mark-end text:id="IMark60529160"/><text:alphabetical-index-mark-end text:id="IMark63095160"/><text:alphabetical-index-mark-end text:id="IMark64377816"/><text:alphabetical-index-mark-end text:id="IMark60237640"/>, <text:alphabetical-index-mark-start text:id="IMark59196472"/><text:alphabetical-index-mark-start text:id="IMark68933912"/><text:alphabetical-index-mark-start text:id="IMark68934904"/><text:alphabetical-index-mark-start text:id="IMark55624712"/><text:alphabetical-index-mark-start text:id="IMark53881944"/><text:alphabetical-index-mark-start text:id="IMark53883272"/>traffic<text:alphabetical-index-mark-end text:id="IMark53883272"/><text:alphabetical-index-mark-end text:id="IMark53881944"/><text:alphabetical-index-mark-end text:id="IMark55624712"/><text:alphabetical-index-mark-end text:id="IMark68934904"/><text:alphabetical-index-mark-end text:id="IMark68933912"/><text:alphabetical-index-mark-end text:id="IMark59196472"/></text:p>
      <text:p text:style-name="P3"/>
      <text:h text:style-name="Heading_20_1" text:outline-level="1"><text:bookmark-start text:name="__RefHeading___Toc757_180202276"/>Acknowledgements.<text:bookmark-end text:name="__RefHeading___Toc757_180202276"/></text:h>
      <text:p text:style-name="P3"/>
      <text:p text:style-name="P118"><text:span text:style-name="T10">This </text:span><text:alphabetical-index-mark-start text:id="IMark61140200"/><text:alphabetical-index-mark-start text:id="IMark68152936"/><text:span text:style-name="T10">p</text:span><text:alphabetical-index-mark-start text:id="IMark59476920"/><text:alphabetical-index-mark-start text:id="IMark32406312"/><text:alphabetical-index-mark-start text:id="IMark59245112"/><text:alphabetical-index-mark-start text:id="IMark63439848"/><text:alphabetical-index-mark-start text:id="IMark64134744"/><text:alphabetical-index-mark-start text:id="IMark68150296"/><text:alphabetical-index-mark-start text:id="IMark46856024"/><text:span text:style-name="T10">ro</text:span><text:alphabetical-index-mark-end text:id="IMark46856024"/><text:alphabetical-index-mark-end text:id="IMark68150296"/><text:alphabetical-index-mark-end text:id="IMark64134744"/><text:alphabetical-index-mark-end text:id="IMark63439848"/><text:alphabetical-index-mark-end text:id="IMark59245112"/><text:alphabetical-index-mark-end text:id="IMark32406312"/><text:alphabetical-index-mark-end text:id="IMark59476920"/><text:span text:style-name="T10">ject</text:span><text:alphabetical-index-mark-end text:id="IMark68152936"/><text:alphabetical-index-mark-end text:id="IMark61140200"/><text:span text:style-name="T10"> </text:span><text:alphabetical-index-mark-start text:id="IMark59607896"/><text:alphabetical-index-mark-start text:id="IMark47536104"/><text:alphabetical-index-mark-start text:id="IMark64250120"/><text:alphabetical-index-mark-start text:id="IMark32709256"/><text:alphabetical-index-mark-start text:id="IMark68153064"/><text:alphabetical-index-mark-start text:id="IMark64299320"/><text:alphabetical-index-mark-start text:id="IMark64347368"/><text:span text:style-name="T10">co</text:span><text:alphabetical-index-mark-end text:id="IMark64347368"/><text:alphabetical-index-mark-end text:id="IMark64299320"/><text:alphabetical-index-mark-end text:id="IMark68153064"/><text:alphabetical-index-mark-end text:id="IMark32709256"/><text:alphabetical-index-mark-end text:id="IMark64250120"/><text:alphabetical-index-mark-end text:id="IMark47536104"/><text:alphabetical-index-mark-end text:id="IMark59607896"/><text:span text:style-name="T10">uld not have taken place without the work done by</text:span>:</text:p>
      <text:list xml:id="list2588777815673321945" text:style-name="L1">
        <text:list-header>
          <text:p text:style-name="P131"/>
        </text:list-header>
        <text:list-item>
          <text:p text:style-name="P132">The <text:alphabetical-index-mark-start text:id="IMark63439848"/><text:alphabetical-index-mark-start text:id="IMark64134744"/><text:alphabetical-index-mark-start text:id="IMark68150296"/><text:alphabetical-index-mark-start text:id="IMark46856024"/><text:alphabetical-index-mark-start text:id="IMark61140200"/><text:alphabetical-index-mark-start text:id="IMark68152936"/><text:alphabetical-index-mark-start text:id="IMark59607896"/><text:alphabetical-index-mark-start text:id="IMark47536104"/><text:alphabetical-index-mark-start text:id="IMark64250120"/><text:alphabetical-index-mark-start text:id="IMark32709256"/><text:alphabetical-index-mark-start text:id="IMark68153064"/><text:alphabetical-index-mark-start text:id="IMark64299320"/><text:alphabetical-index-mark-start text:id="IMark59476920"/><text:alphabetical-index-mark-start text:id="IMark47461496"/><text:alphabetical-index-mark-start text:id="IMark59245112"/><text:alphabetical-index-mark-start text:id="IMark32406312"/><text:alphabetical-index-mark-start text:id="IMark64106696"/><text:alphabetical-index-mark-start text:id="IMark27176344"/><text:alphabetical-index-mark-start text:id="IMark60685400"/>develop<text:alphabetical-index-mark-end text:id="IMark60685400"/><text:alphabetical-index-mark-end text:id="IMark27176344"/>er<text:alphabetical-index-mark-end text:id="IMark64106696"/><text:alphabetical-index-mark-end text:id="IMark32406312"/><text:alphabetical-index-mark-end text:id="IMark59245112"/><text:alphabetical-index-mark-end text:id="IMark47461496"/><text:alphabetical-index-mark-end text:id="IMark59476920"/><text:alphabetical-index-mark-end text:id="IMark64299320"/><text:alphabetical-index-mark-end text:id="IMark68153064"/><text:alphabetical-index-mark-end text:id="IMark32709256"/><text:alphabetical-index-mark-end text:id="IMark64250120"/><text:alphabetical-index-mark-end text:id="IMark47536104"/><text:alphabetical-index-mark-end text:id="IMark59607896"/><text:alphabetical-index-mark-end text:id="IMark68152936"/><text:alphabetical-index-mark-end text:id="IMark61140200"/><text:alphabetical-index-mark-end text:id="IMark46856024"/><text:alphabetical-index-mark-end text:id="IMark68150296"/><text:alphabetical-index-mark-end text:id="IMark64134744"/><text:alphabetical-index-mark-end text:id="IMark63439848"/>s of <text:alphabetical-index-mark-start text:id="IMark64211912"/><text:alphabetical-index-mark-start text:id="IMark63094696"/><text:alphabetical-index-mark-start text:id="IMark63259128"/><text:alphabetical-index-mark-start text:id="IMark62229448"/><text:alphabetical-index-mark-start text:id="IMark62286328"/><text:alphabetical-index-mark-start text:id="IMark47609592"/><text:alphabetical-index-mark-start text:id="IMark54724776"/><text:alphabetical-index-mark-start text:id="IMark62354456"/><text:alphabetical-index-mark-start text:id="IMark32410232"/><text:alphabetical-index-mark-start text:id="IMark59607432"/><text:alphabetical-index-mark-start text:id="IMark60055608"/><text:alphabetical-index-mark-start text:id="IMark63167576"/><text:alphabetical-index-mark-start text:id="IMark60370264"/><text:alphabetical-index-mark-start text:id="IMark60683912"/><text:alphabetical-index-mark-start text:id="IMark62193816"/><text:alphabetical-index-mark-start text:id="IMark56329528"/><text:alphabetical-index-mark-start text:id="IMark61026920"/><text:alphabetical-index-mark-start text:id="IMark59549832"/><text:alphabetical-index-mark-start text:id="IMark61810552"/><text:alphabetical-index-mark-start text:id="IMark46855272"/><text:alphabetical-index-mark-start text:id="IMark60893688"/><text:alphabetical-index-mark-start text:id="IMark55638984"/><text:alphabetical-index-mark-start text:id="IMark63154696"/><text:alphabetical-index-mark-start text:id="IMark59476456"/><text:alphabetical-index-mark-start text:id="IMark47399784"/><text:alphabetical-index-mark-start text:id="IMark61431960"/><text:alphabetical-index-mark-start text:id="IMark57192936"/><text:alphabetical-index-mark-start text:id="IMark62263032"/><text:alphabetical-index-mark-start text:id="IMark62730760"/><text:alphabetical-index-mark-start text:id="IMark57110152"/><text:alphabetical-index-mark-start text:id="IMark62353704"/><text:alphabetical-index-mark-start text:id="IMark57339288"/><text:alphabetical-index-mark-start text:id="IMark60147064"/><text:alphabetical-index-mark-start text:id="IMark61242824"/><text:alphabetical-index-mark-start text:id="IMark52928152"/><text:alphabetical-index-mark-start text:id="IMark64330232"/><text:alphabetical-index-mark-start text:id="IMark60054104"/><text:alphabetical-index-mark-start text:id="IMark59479592"/><text:alphabetical-index-mark-start text:id="IMark32506920"/><text:alphabetical-index-mark-start text:id="IMark62573192"/>Sql<text:alphabetical-index-mark-end text:id="IMark62573192"/><text:alphabetical-index-mark-end text:id="IMark32506920"/><text:alphabetical-index-mark-end text:id="IMark59479592"/><text:alphabetical-index-mark-end text:id="IMark60054104"/><text:alphabetical-index-mark-end text:id="IMark64330232"/><text:alphabetical-index-mark-end text:id="IMark52928152"/><text:alphabetical-index-mark-end text:id="IMark61242824"/><text:alphabetical-index-mark-end text:id="IMark60147064"/><text:alphabetical-index-mark-end text:id="IMark57339288"/><text:alphabetical-index-mark-end text:id="IMark62353704"/><text:alphabetical-index-mark-end text:id="IMark57110152"/>ite<text:alphabetical-index-mark-end text:id="IMark62730760"/><text:alphabetical-index-mark-end text:id="IMark62263032"/><text:alphabetical-index-mark-end text:id="IMark57192936"/><text:alphabetical-index-mark-end text:id="IMark61431960"/><text:alphabetical-index-mark-end text:id="IMark47399784"/><text:alphabetical-index-mark-end text:id="IMark59476456"/><text:alphabetical-index-mark-end text:id="IMark63154696"/><text:alphabetical-index-mark-end text:id="IMark55638984"/><text:alphabetical-index-mark-end text:id="IMark60893688"/><text:alphabetical-index-mark-end text:id="IMark46855272"/>3<text:alphabetical-index-mark-end text:id="IMark61810552"/><text:alphabetical-index-mark-end text:id="IMark59549832"/><text:alphabetical-index-mark-end text:id="IMark61026920"/><text:alphabetical-index-mark-end text:id="IMark56329528"/><text:alphabetical-index-mark-end text:id="IMark62193816"/><text:alphabetical-index-mark-end text:id="IMark60683912"/><text:alphabetical-index-mark-end text:id="IMark60370264"/><text:alphabetical-index-mark-end text:id="IMark63167576"/><text:alphabetical-index-mark-end text:id="IMark60055608"/><text:alphabetical-index-mark-end text:id="IMark59607432"/><text:alphabetical-index-mark-end text:id="IMark32410232"/><text:alphabetical-index-mark-end text:id="IMark62354456"/><text:alphabetical-index-mark-end text:id="IMark54724776"/><text:alphabetical-index-mark-end text:id="IMark47609592"/><text:alphabetical-index-mark-end text:id="IMark62286328"/><text:alphabetical-index-mark-end text:id="IMark62229448"/><text:alphabetical-index-mark-end text:id="IMark63259128"/><text:alphabetical-index-mark-end text:id="IMark63094696"/><text:alphabetical-index-mark-end text:id="IMark64211912"/><text:span text:style-name="T3">[6.</text:span><text:span text:style-name="T4">1</text:span><text:span text:style-name="T3">.]</text:span>.</text:p>
        </text:list-item>
      </text:list>
      <text:p text:style-name="P3"/>
      <text:h text:style-name="Heading_20_1" text:outline-level="1"><text:bookmark-start text:name="__RefHeading___Toc759_180202276"/><text:alphabetical-index-mark-start text:id="IMark64329784"/><text:alphabetical-index-mark-start text:id="IMark64134744"/><text:alphabetical-index-mark-start text:id="IMark68150296"/><text:alphabetical-index-mark-start text:id="IMark46856024"/><text:alphabetical-index-mark-start text:id="IMark61140200"/><text:alphabetical-index-mark-start text:id="IMark68152936"/><text:alphabetical-index-mark-start text:id="IMark59607896"/><text:alphabetical-index-mark-start text:id="IMark47536104"/><text:alphabetical-index-mark-start text:id="IMark64250120"/><text:alphabetical-index-mark-start text:id="IMark32709256"/>License<text:alphabetical-index-mark-end text:id="IMark32709256"/><text:alphabetical-index-mark-end text:id="IMark64250120"/><text:alphabetical-index-mark-end text:id="IMark47536104"/><text:alphabetical-index-mark-end text:id="IMark59607896"/><text:alphabetical-index-mark-end text:id="IMark68152936"/><text:alphabetical-index-mark-end text:id="IMark61140200"/><text:alphabetical-index-mark-end text:id="IMark46856024"/><text:alphabetical-index-mark-end text:id="IMark68150296"/><text:alphabetical-index-mark-end text:id="IMark64134744"/><text:alphabetical-index-mark-end text:id="IMark64329784"/> <text:span text:style-name="T11">and </text:span>info <text:span text:style-name="T11">for </text:span><text:alphabetical-index-mark-start text:id="IMark68153064"/><text:alphabetical-index-mark-start text:id="IMark64299320"/><text:alphabetical-index-mark-start text:id="IMark59476920"/><text:alphabetical-index-mark-start text:id="IMark47461496"/><text:alphabetical-index-mark-start text:id="IMark59245112"/><text:alphabetical-index-mark-start text:id="IMark32406312"/><text:alphabetical-index-mark-start text:id="IMark64149912"/><text:span text:style-name="T11">co</text:span><text:alphabetical-index-mark-end text:id="IMark64149912"/><text:alphabetical-index-mark-end text:id="IMark32406312"/><text:alphabetical-index-mark-end text:id="IMark59245112"/><text:alphabetical-index-mark-end text:id="IMark47461496"/><text:alphabetical-index-mark-end text:id="IMark59476920"/><text:alphabetical-index-mark-end text:id="IMark64299320"/><text:alphabetical-index-mark-end text:id="IMark68153064"/><text:span text:style-name="T11">ntributors.</text:span><text:bookmark-end text:name="__RefHeading___Toc759_180202276"/></text:h>
      <text:p text:style-name="P3"/>
      <text:p text:style-name="P119">Please read the following <text:alphabetical-index-mark-start text:id="IMark53570456"/><text:alphabetical-index-mark-start text:id="IMark68122008"/><text:alphabetical-index-mark-start text:id="IMark68157608"/><text:alphabetical-index-mark-start text:id="IMark64329784"/><text:alphabetical-index-mark-start text:id="IMark64134744"/><text:alphabetical-index-mark-start text:id="IMark68150296"/><text:alphabetical-index-mark-start text:id="IMark46856024"/><text:alphabetical-index-mark-start text:id="IMark61140200"/>fil<text:alphabetical-index-mark-start text:id="IMark68152936"/>e<text:alphabetical-index-mark-end text:id="IMark61140200"/><text:alphabetical-index-mark-end text:id="IMark46856024"/><text:alphabetical-index-mark-end text:id="IMark68150296"/><text:alphabetical-index-mark-end text:id="IMark64134744"/><text:alphabetical-index-mark-end text:id="IMark64329784"/><text:alphabetical-index-mark-end text:id="IMark68157608"/><text:alphabetical-index-mark-end text:id="IMark68122008"/><text:alphabetical-index-mark-end text:id="IMark53570456"/>s<text:alphabetical-index-mark-end text:id="IMark68152936"/> included with this <text:alphabetical-index-mark-start text:id="IMark59607896"/><text:alphabetical-index-mark-start text:id="IMark47536104"/>p<text:alphabetical-index-mark-start text:id="IMark64250120"/><text:alphabetical-index-mark-start text:id="IMark32709256"/><text:alphabetical-index-mark-start text:id="IMark63439848"/><text:alphabetical-index-mark-start text:id="IMark68153064"/><text:alphabetical-index-mark-start text:id="IMark64299320"/><text:alphabetical-index-mark-start text:id="IMark59476920"/><text:alphabetical-index-mark-start text:id="IMark47461496"/>ro<text:alphabetical-index-mark-end text:id="IMark47461496"/><text:alphabetical-index-mark-end text:id="IMark59476920"/><text:alphabetical-index-mark-end text:id="IMark64299320"/><text:alphabetical-index-mark-end text:id="IMark68153064"/><text:alphabetical-index-mark-end text:id="IMark63439848"/><text:alphabetical-index-mark-end text:id="IMark32709256"/><text:alphabetical-index-mark-end text:id="IMark64250120"/>ject<text:alphabetical-index-mark-end text:id="IMark47536104"/><text:alphabetical-index-mark-end text:id="IMark59607896"/>:</text:p>
      <text:p text:style-name="P119"/>
      <text:list xml:id="list3701953478303103316" text:style-name="L2">
        <text:list-item>
          <text:p text:style-name="P139"><text:soft-page-break/><text:alphabetical-index-mark-start text:id="IMark57052760"/><text:alphabetical-index-mark-start text:id="IMark68138088"/><text:alphabetical-index-mark-start text:id="IMark55186568"/><text:alphabetical-index-mark-start text:id="IMark64319544"/><text:alphabetical-index-mark-start text:id="IMark47937960"/><text:alphabetical-index-mark-start text:id="IMark59257720"/><text:alphabetical-index-mark-start text:id="IMark47536104"/>README<text:alphabetical-index-mark-end text:id="IMark47536104"/><text:alphabetical-index-mark-end text:id="IMark59257720"/><text:alphabetical-index-mark-end text:id="IMark47937960"/><text:alphabetical-index-mark-end text:id="IMark64319544"/><text:alphabetical-index-mark-end text:id="IMark55186568"/><text:alphabetical-index-mark-end text:id="IMark68138088"/><text:alphabetical-index-mark-end text:id="IMark57052760"/>.md: <text:alphabetical-index-mark-start text:id="IMark59607896"/><text:alphabetical-index-mark-start text:id="IMark64250120"/><text:alphabetical-index-mark-start text:id="IMark32709256"/><text:alphabetical-index-mark-start text:id="IMark63439848"/><text:alphabetical-index-mark-start text:id="IMark68153064"/><text:alphabetical-index-mark-start text:id="IMark64299320"/><text:alphabetical-index-mark-start text:id="IMark59476920"/>co<text:alphabetical-index-mark-end text:id="IMark59476920"/><text:alphabetical-index-mark-end text:id="IMark64299320"/><text:alphabetical-index-mark-end text:id="IMark68153064"/><text:alphabetical-index-mark-end text:id="IMark63439848"/><text:alphabetical-index-mark-end text:id="IMark32709256"/><text:alphabetical-index-mark-end text:id="IMark64250120"/><text:alphabetical-index-mark-end text:id="IMark59607896"/>ntains info on <text:alphabetical-index-mark-start text:id="IMark47461496"/><text:alphabetical-index-mark-start text:id="IMark68152936"/><text:alphabetical-index-mark-start text:id="IMark53570456"/><text:alphabetical-index-mark-start text:id="IMark68122008"/><text:alphabetical-index-mark-start text:id="IMark68157608"/><text:alphabetical-index-mark-start text:id="IMark64329784"/>setting<text:alphabetical-index-mark-end text:id="IMark64329784"/><text:alphabetical-index-mark-end text:id="IMark68157608"/><text:alphabetical-index-mark-end text:id="IMark68122008"/><text:alphabetical-index-mark-end text:id="IMark53570456"/><text:alphabetical-index-mark-end text:id="IMark68152936"/><text:alphabetical-index-mark-end text:id="IMark47461496"/> up your <text:alphabetical-index-mark-start text:id="IMark64134744"/><text:alphabetical-index-mark-start text:id="IMark68150296"/><text:alphabetical-index-mark-start text:id="IMark46856024"/><text:alphabetical-index-mark-start text:id="IMark61140200"/><text:alphabetical-index-mark-start text:id="IMark59245112"/><text:alphabetical-index-mark-start text:id="IMark64845336"/><text:alphabetical-index-mark-start text:id="IMark61716536"/><text:alphabetical-index-mark-start text:id="IMark64149912"/><text:alphabetical-index-mark-start text:id="IMark32406312"/><text:alphabetical-index-mark-start text:id="IMark55641624"/><text:alphabetical-index-mark-start text:id="IMark64090392"/>system<text:alphabetical-index-mark-end text:id="IMark64090392"/><text:alphabetical-index-mark-end text:id="IMark55641624"/><text:alphabetical-index-mark-end text:id="IMark32406312"/><text:alphabetical-index-mark-end text:id="IMark64149912"/><text:alphabetical-index-mark-end text:id="IMark61716536"/><text:alphabetical-index-mark-end text:id="IMark64845336"/><text:alphabetical-index-mark-end text:id="IMark59245112"/><text:alphabetical-index-mark-end text:id="IMark61140200"/><text:alphabetical-index-mark-end text:id="IMark46856024"/><text:alphabetical-index-mark-end text:id="IMark68150296"/><text:alphabetical-index-mark-end text:id="IMark64134744"/> and <text:alphabetical-index-mark-start text:id="IMark61808296"/><text:alphabetical-index-mark-start text:id="IMark61139240"/><text:alphabetical-index-mark-start text:id="IMark31762568"/><text:alphabetical-index-mark-start text:id="IMark64328360"/><text:alphabetical-index-mark-start text:id="IMark64077000"/><text:alphabetical-index-mark-start text:id="IMark62908280"/><text:alphabetical-index-mark-start text:id="IMark57337864"/><text:alphabetical-index-mark-start text:id="IMark63242712"/><text:alphabetical-index-mark-start text:id="IMark55637560"/>install<text:alphabetical-index-mark-end text:id="IMark55637560"/><text:alphabetical-index-mark-end text:id="IMark63242712"/><text:alphabetical-index-mark-end text:id="IMark57337864"/><text:alphabetical-index-mark-end text:id="IMark62908280"/><text:alphabetical-index-mark-end text:id="IMark64077000"/><text:alphabetical-index-mark-end text:id="IMark64328360"/><text:alphabetical-index-mark-end text:id="IMark31762568"/><text:alphabetical-index-mark-end text:id="IMark61139240"/><text:alphabetical-index-mark-end text:id="IMark61808296"/>ing the <text:alphabetical-index-mark-start text:id="IMark59875448"/><text:alphabetical-index-mark-start text:id="IMark64706264"/><text:alphabetical-index-mark-start text:id="IMark47492408"/><text:alphabetical-index-mark-start text:id="IMark61832088"/><text:alphabetical-index-mark-start text:id="IMark60500008"/><text:alphabetical-index-mark-start text:id="IMark47390840"/><text:alphabetical-index-mark-start text:id="IMark55624728"/><text:alphabetical-index-mark-start text:id="IMark68163736"/>fil<text:alphabetical-index-mark-start text:id="IMark59770504"/>e<text:alphabetical-index-mark-end text:id="IMark68163736"/><text:alphabetical-index-mark-end text:id="IMark55624728"/><text:alphabetical-index-mark-end text:id="IMark47390840"/><text:alphabetical-index-mark-end text:id="IMark60500008"/><text:alphabetical-index-mark-end text:id="IMark61832088"/><text:alphabetical-index-mark-end text:id="IMark47492408"/><text:alphabetical-index-mark-end text:id="IMark64706264"/><text:alphabetical-index-mark-end text:id="IMark59875448"/>s<text:alphabetical-index-mark-end text:id="IMark59770504"/> <text:span text:style-name="T12">related to this </text:span><text:alphabetical-index-mark-start text:id="IMark63303512"/><text:alphabetical-index-mark-start text:id="IMark63304808"/><text:span text:style-name="T12">module</text:span><text:alphabetical-index-mark-end text:id="IMark63304808"/><text:alphabetical-index-mark-end text:id="IMark63303512"/>.</text:p>
          <text:p text:style-name="P139"/>
        </text:list-item>
        <text:list-item>
          <text:p text:style-name="P139"><text:alphabetical-index-mark-start text:id="IMark46856024"/><text:alphabetical-index-mark-start text:id="IMark61140200"/><text:alphabetical-index-mark-start text:id="IMark59245112"/><text:alphabetical-index-mark-start text:id="IMark64845336"/><text:alphabetical-index-mark-start text:id="IMark61716536"/><text:alphabetical-index-mark-start text:id="IMark64149912"/><text:alphabetical-index-mark-start text:id="IMark32406312"/><text:alphabetical-index-mark-start text:id="IMark47461496"/><text:alphabetical-index-mark-start text:id="IMark68152936"/><text:alphabetical-index-mark-start text:id="IMark53570456"/><text:alphabetical-index-mark-start text:id="IMark68122008"/><text:alphabetical-index-mark-start text:id="IMark68157608"/><text:alphabetical-index-mark-start text:id="IMark64329784"/><text:alphabetical-index-mark-start text:id="IMark59607896"/>CO<text:alphabetical-index-mark-end text:id="IMark59607896"/><text:alphabetical-index-mark-end text:id="IMark64329784"/><text:alphabetical-index-mark-end text:id="IMark68157608"/><text:alphabetical-index-mark-end text:id="IMark68122008"/><text:alphabetical-index-mark-end text:id="IMark53570456"/><text:alphabetical-index-mark-end text:id="IMark68152936"/><text:alphabetical-index-mark-end text:id="IMark47461496"/>NTRIBUTING<text:alphabetical-index-mark-end text:id="IMark32406312"/><text:alphabetical-index-mark-end text:id="IMark64149912"/><text:alphabetical-index-mark-end text:id="IMark61716536"/><text:alphabetical-index-mark-end text:id="IMark64845336"/><text:alphabetical-index-mark-end text:id="IMark59245112"/><text:alphabetical-index-mark-end text:id="IMark61140200"/><text:alphabetical-index-mark-end text:id="IMark46856024"/>.md: if you wan<text:span text:style-name="T59">t</text:span> to <text:alphabetical-index-mark-start text:id="IMark64250120"/><text:alphabetical-index-mark-start text:id="IMark32709256"/><text:alphabetical-index-mark-start text:id="IMark63439848"/><text:alphabetical-index-mark-start text:id="IMark68153064"/><text:alphabetical-index-mark-start text:id="IMark64299320"/><text:alphabetical-index-mark-start text:id="IMark59476920"/><text:alphabetical-index-mark-start text:id="IMark57052760"/><text:alphabetical-index-mark-start text:id="IMark68138088"/><text:alphabetical-index-mark-start text:id="IMark55186568"/><text:alphabetical-index-mark-start text:id="IMark64319544"/><text:alphabetical-index-mark-start text:id="IMark47937960"/><text:alphabetical-index-mark-start text:id="IMark59257720"/><text:alphabetical-index-mark-start text:id="IMark47536104"/>co<text:alphabetical-index-mark-end text:id="IMark47536104"/><text:alphabetical-index-mark-end text:id="IMark59257720"/><text:alphabetical-index-mark-end text:id="IMark47937960"/><text:alphabetical-index-mark-end text:id="IMark64319544"/><text:alphabetical-index-mark-end text:id="IMark55186568"/><text:alphabetical-index-mark-end text:id="IMark68138088"/><text:alphabetical-index-mark-end text:id="IMark57052760"/>ntribute<text:alphabetical-index-mark-end text:id="IMark59476920"/><text:alphabetical-index-mark-end text:id="IMark64299320"/><text:alphabetical-index-mark-end text:id="IMark68153064"/><text:alphabetical-index-mark-end text:id="IMark63439848"/><text:alphabetical-index-mark-end text:id="IMark32709256"/><text:alphabetical-index-mark-end text:id="IMark64250120"/> to this <text:alphabetical-index-mark-start text:id="IMark59608648"/><text:alphabetical-index-mark-start text:id="IMark63305288"/>p<text:alphabetical-index-mark-start text:id="IMark68150296"/><text:alphabetical-index-mark-start text:id="IMark64134744"/><text:alphabetical-index-mark-start text:id="IMark63242712"/><text:alphabetical-index-mark-start text:id="IMark64706264"/><text:alphabetical-index-mark-start text:id="IMark61646888"/><text:alphabetical-index-mark-start text:id="IMark62241064"/><text:alphabetical-index-mark-start text:id="IMark67539128"/>ro<text:alphabetical-index-mark-end text:id="IMark67539128"/><text:alphabetical-index-mark-end text:id="IMark62241064"/><text:alphabetical-index-mark-end text:id="IMark61646888"/><text:alphabetical-index-mark-end text:id="IMark64706264"/><text:alphabetical-index-mark-end text:id="IMark63242712"/><text:alphabetical-index-mark-end text:id="IMark64134744"/><text:alphabetical-index-mark-end text:id="IMark68150296"/>ject<text:alphabetical-index-mark-end text:id="IMark63305288"/><text:alphabetical-index-mark-end text:id="IMark59608648"/>.</text:p>
          <text:p text:style-name="P139"/>
        </text:list-item>
        <text:list-item>
          <text:p text:style-name="P133"><text:alphabetical-index-mark-start text:id="IMark59245112"/><text:alphabetical-index-mark-start text:id="IMark64845336"/><text:alphabetical-index-mark-start text:id="IMark61716536"/><text:alphabetical-index-mark-start text:id="IMark64149912"/><text:alphabetical-index-mark-start text:id="IMark32406312"/><text:alphabetical-index-mark-start text:id="IMark47461496"/><text:alphabetical-index-mark-start text:id="IMark68152936"/><text:alphabetical-index-mark-start text:id="IMark53570456"/><text:alphabetical-index-mark-start text:id="IMark68122008"/><text:alphabetical-index-mark-start text:id="IMark68157608"/><text:alphabetical-index-mark-start text:id="IMark64329784"/><text:alphabetical-index-mark-start text:id="IMark59607896"/><text:alphabetical-index-mark-start text:id="IMark63066056"/><text:alphabetical-index-mark-start text:id="IMark63305288"/>CO<text:alphabetical-index-mark-end text:id="IMark63305288"/><text:alphabetical-index-mark-end text:id="IMark63066056"/><text:alphabetical-index-mark-end text:id="IMark59607896"/><text:alphabetical-index-mark-end text:id="IMark64329784"/><text:alphabetical-index-mark-end text:id="IMark68157608"/><text:alphabetical-index-mark-end text:id="IMark68122008"/><text:alphabetical-index-mark-end text:id="IMark53570456"/>PYING<text:alphabetical-index-mark-end text:id="IMark68152936"/><text:alphabetical-index-mark-end text:id="IMark47461496"/><text:alphabetical-index-mark-end text:id="IMark32406312"/><text:alphabetical-index-mark-end text:id="IMark64149912"/><text:alphabetical-index-mark-end text:id="IMark61716536"/><text:alphabetical-index-mark-end text:id="IMark64845336"/><text:alphabetical-index-mark-end text:id="IMark59245112"/>: for <text:alphabetical-index-mark-start text:id="IMark59608648"/><text:alphabetical-index-mark-start text:id="IMark68150296"/><text:alphabetical-index-mark-start text:id="IMark64134744"/><text:alphabetical-index-mark-start text:id="IMark63242712"/><text:alphabetical-index-mark-start text:id="IMark64250120"/><text:alphabetical-index-mark-start text:id="IMark32709256"/><text:alphabetical-index-mark-start text:id="IMark63439848"/><text:alphabetical-index-mark-start text:id="IMark68153064"/><text:alphabetical-index-mark-start text:id="IMark64299320"/><text:alphabetical-index-mark-start text:id="IMark59476920"/><text:alphabetical-index-mark-start text:id="IMark57052760"/><text:alphabetical-index-mark-start text:id="IMark68138088"/><text:alphabetical-index-mark-start text:id="IMark55186568"/><text:alphabetical-index-mark-start text:id="IMark64319544"/><text:alphabetical-index-mark-start text:id="IMark47937960"/><text:alphabetical-index-mark-start text:id="IMark59257720"/><text:alphabetical-index-mark-start text:id="IMark47536104"/><text:alphabetical-index-mark-start text:id="IMark61140200"/><text:alphabetical-index-mark-start text:id="IMark46856024"/><text:alphabetical-index-mark-start text:id="IMark54709944"/>license<text:alphabetical-index-mark-end text:id="IMark54709944"/><text:alphabetical-index-mark-end text:id="IMark46856024"/><text:alphabetical-index-mark-end text:id="IMark61140200"/><text:alphabetical-index-mark-end text:id="IMark47536104"/><text:alphabetical-index-mark-end text:id="IMark59257720"/><text:alphabetical-index-mark-end text:id="IMark47937960"/><text:alphabetical-index-mark-end text:id="IMark64319544"/><text:alphabetical-index-mark-end text:id="IMark55186568"/><text:alphabetical-index-mark-end text:id="IMark68138088"/><text:alphabetical-index-mark-end text:id="IMark57052760"/><text:alphabetical-index-mark-end text:id="IMark59476920"/><text:alphabetical-index-mark-end text:id="IMark64299320"/><text:alphabetical-index-mark-end text:id="IMark68153064"/><text:alphabetical-index-mark-end text:id="IMark63439848"/><text:alphabetical-index-mark-end text:id="IMark32709256"/><text:alphabetical-index-mark-end text:id="IMark64250120"/><text:alphabetical-index-mark-end text:id="IMark63242712"/><text:alphabetical-index-mark-end text:id="IMark64134744"/><text:alphabetical-index-mark-end text:id="IMark68150296"/><text:alphabetical-index-mark-end text:id="IMark59608648"/> <text:alphabetical-index-mark-start text:id="IMark32407064"/><text:alphabetical-index-mark-start text:id="IMark68935272"/><text:alphabetical-index-mark-start text:id="IMark60803896"/><text:alphabetical-index-mark-start text:id="IMark60561256"/><text:alphabetical-index-mark-start text:id="IMark54558856"/><text:alphabetical-index-mark-start text:id="IMark67751640"/><text:alphabetical-index-mark-start text:id="IMark61946344"/><text:alphabetical-index-mark-start text:id="IMark61947640"/><text:alphabetical-index-mark-start text:id="IMark61948968"/><text:alphabetical-index-mark-start text:id="IMark62180824"/>in<text:alphabetical-index-mark-start text:id="IMark54274232"/><text:alphabetical-index-mark-start text:id="IMark54275528"/><text:alphabetical-index-mark-start text:id="IMark68936648"/><text:alphabetical-index-mark-start text:id="IMark62243928"/><text:alphabetical-index-mark-start text:id="IMark62245256"/><text:alphabetical-index-mark-start text:id="IMark62757208"/><text:alphabetical-index-mark-start text:id="IMark62758536"/><text:alphabetical-index-mark-start text:id="IMark57334728"/><text:alphabetical-index-mark-start text:id="IMark57335992"/><text:alphabetical-index-mark-start text:id="IMark57337320"/><text:alphabetical-index-mark-start text:id="IMark64234808"/><text:alphabetical-index-mark-start text:id="IMark64236136"/><text:alphabetical-index-mark-start text:id="IMark60021496"/><text:alphabetical-index-mark-start text:id="IMark60022824"/><text:alphabetical-index-mark-start text:id="IMark62196088"/><text:alphabetical-index-mark-start text:id="IMark62197416"/>format<text:alphabetical-index-mark-end text:id="IMark62197416"/><text:alphabetical-index-mark-end text:id="IMark62196088"/><text:alphabetical-index-mark-end text:id="IMark60022824"/><text:alphabetical-index-mark-end text:id="IMark60021496"/><text:alphabetical-index-mark-end text:id="IMark64236136"/><text:alphabetical-index-mark-end text:id="IMark64234808"/><text:alphabetical-index-mark-end text:id="IMark57337320"/><text:alphabetical-index-mark-end text:id="IMark57335992"/><text:alphabetical-index-mark-end text:id="IMark57334728"/><text:alphabetical-index-mark-end text:id="IMark62758536"/><text:alphabetical-index-mark-end text:id="IMark62757208"/><text:alphabetical-index-mark-end text:id="IMark62245256"/><text:alphabetical-index-mark-end text:id="IMark62243928"/><text:alphabetical-index-mark-end text:id="IMark68936648"/><text:alphabetical-index-mark-end text:id="IMark54275528"/><text:alphabetical-index-mark-end text:id="IMark54274232"/>ion<text:alphabetical-index-mark-end text:id="IMark62180824"/><text:alphabetical-index-mark-end text:id="IMark61948968"/><text:alphabetical-index-mark-end text:id="IMark61947640"/><text:alphabetical-index-mark-end text:id="IMark61946344"/><text:alphabetical-index-mark-end text:id="IMark67751640"/><text:alphabetical-index-mark-end text:id="IMark54558856"/><text:alphabetical-index-mark-end text:id="IMark60561256"/><text:alphabetical-index-mark-end text:id="IMark60803896"/><text:alphabetical-index-mark-end text:id="IMark68935272"/><text:alphabetical-index-mark-end text:id="IMark32407064"/>.</text:p>
        </text:list-item>
      </text:list>
      <text:p text:style-name="P3"/>
      <text:p text:style-name="P3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44" text:outline-level="1">T<text:alphabetical-index-mark-start text:id="IMark68150296"/>ab<text:alphabetical-index-mark-end text:id="IMark68150296"/>le of <text:alphabetical-index-mark-start text:id="IMark64134744"/>Co<text:alphabetical-index-mark-end text:id="IMark64134744"/>ntents</text:h>
          </text:index-title>
          <text:p text:style-name="P140"><text:a xlink:type="simple" xlink:href="#__RefHeading___Toc753_180202276" text:style-name="Index_20_Link" text:visited-style-name="Index_20_Link"><text:span text:style-name="Index_20_Link"/></text:a></text:p>
          <text:p text:style-name="P140"><text:alphabetical-index-mark-start text:id="IMark59245112"/><text:a xlink:type="simple" xlink:href="#__RefHeading___Toc753_180202276" text:style-name="Index_20_Link" text:visited-style-name="Index_20_Link">Ab</text:a><text:alphabetical-index-mark-end text:id="IMark59245112"/><text:a xlink:type="simple" xlink:href="#__RefHeading___Toc753_180202276" text:style-name="Index_20_Link" text:visited-style-name="Index_20_Link">stract.<text:tab/>1</text:a></text:p>
          <text:p text:style-name="P140"><text:a xlink:type="simple" xlink:href="#__RefHeading___Toc755_180202276" text:style-name="Index_20_Link" text:visited-style-name="Index_20_Link">Keywords.<text:tab/>1</text:a></text:p>
          <text:p text:style-name="P140"><text:a xlink:type="simple" xlink:href="#__RefHeading___Toc757_180202276" text:style-name="Index_20_Link" text:visited-style-name="Index_20_Link">Acknowledgements.<text:tab/>1</text:a></text:p>
          <text:p text:style-name="P140"><text:alphabetical-index-mark-start text:id="IMark54858584"/><text:a xlink:type="simple" xlink:href="#__RefHeading___Toc759_180202276" text:style-name="Index_20_Link" text:visited-style-name="Index_20_Link">License</text:a><text:alphabetical-index-mark-end text:id="IMark54858584"/><text:a xlink:type="simple" xlink:href="#__RefHeading___Toc759_180202276" text:style-name="Index_20_Link" text:visited-style-name="Index_20_Link"> and info for </text:a><text:alphabetical-index-mark-start text:id="IMark61948968"/><text:a xlink:type="simple" xlink:href="#__RefHeading___Toc759_180202276" text:style-name="Index_20_Link" text:visited-style-name="Index_20_Link">co</text:a><text:alphabetical-index-mark-end text:id="IMark61948968"/><text:a xlink:type="simple" xlink:href="#__RefHeading___Toc759_180202276" text:style-name="Index_20_Link" text:visited-style-name="Index_20_Link">ntributors.<text:tab/>1</text:a></text:p>
          <text:p text:style-name="P140"><text:a xlink:type="simple" xlink:href="#__RefHeading___Toc761_180202276" text:style-name="Index_20_Link" text:visited-style-name="Index_20_Link">1. Int</text:a><text:alphabetical-index-mark-start text:id="IMark63439848"/><text:a xlink:type="simple" xlink:href="#__RefHeading___Toc761_180202276" text:style-name="Index_20_Link" text:visited-style-name="Index_20_Link">ro</text:a><text:alphabetical-index-mark-end text:id="IMark63439848"/><text:a xlink:type="simple" xlink:href="#__RefHeading___Toc761_180202276" text:style-name="Index_20_Link" text:visited-style-name="Index_20_Link">duction.<text:tab/>5</text:a></text:p>
          <text:p text:style-name="P140"><text:a xlink:type="simple" xlink:href="#__RefHeading___Toc763_180202276" text:style-name="Index_20_Link" text:visited-style-name="Index_20_Link">2. </text:a><text:alphabetical-index-mark-start text:id="IMark68152936"/><text:a xlink:type="simple" xlink:href="#__RefHeading___Toc763_180202276" text:style-name="Index_20_Link" text:visited-style-name="Index_20_Link">Co</text:a><text:alphabetical-index-mark-end text:id="IMark68152936"/><text:a xlink:type="simple" xlink:href="#__RefHeading___Toc763_180202276" text:style-name="Index_20_Link" text:visited-style-name="Index_20_Link">nventions, </text:a><text:alphabetical-index-mark-start text:id="IMark64329784"/><text:a xlink:type="simple" xlink:href="#__RefHeading___Toc763_180202276" text:style-name="Index_20_Link" text:visited-style-name="Index_20_Link">caveat</text:a><text:alphabetical-index-mark-end text:id="IMark64329784"/><text:a xlink:type="simple" xlink:href="#__RefHeading___Toc763_180202276" text:style-name="Index_20_Link" text:visited-style-name="Index_20_Link">s and </text:a><text:alphabetical-index-mark-start text:id="IMark63066056"/><text:a xlink:type="simple" xlink:href="#__RefHeading___Toc763_180202276" text:style-name="Index_20_Link" text:visited-style-name="Index_20_Link">method</text:a><text:alphabetical-index-mark-end text:id="IMark63066056"/><text:a xlink:type="simple" xlink:href="#__RefHeading___Toc763_180202276" text:style-name="Index_20_Link" text:visited-style-name="Index_20_Link">ology.<text:tab/>6</text:a></text:p>
          <text:p text:style-name="P140"><text:a xlink:type="simple" xlink:href="#__RefHeading___Toc765_180202276" text:style-name="Index_20_Link" text:visited-style-name="Index_20_Link">2.1. </text:a><text:alphabetical-index-mark-start text:id="IMark59257720"/><text:a xlink:type="simple" xlink:href="#__RefHeading___Toc765_180202276" text:style-name="Index_20_Link" text:visited-style-name="Index_20_Link">Term</text:a><text:alphabetical-index-mark-end text:id="IMark59257720"/><text:a xlink:type="simple" xlink:href="#__RefHeading___Toc765_180202276" text:style-name="Index_20_Link" text:visited-style-name="Index_20_Link">s and </text:a><text:alphabetical-index-mark-start text:id="IMark64319544"/><text:alphabetical-index-mark-start text:id="IMark61140200"/><text:a xlink:type="simple" xlink:href="#__RefHeading___Toc765_180202276" text:style-name="Index_20_Link" text:visited-style-name="Index_20_Link">ab</text:a><text:alphabetical-index-mark-end text:id="IMark61140200"/><text:a xlink:type="simple" xlink:href="#__RefHeading___Toc765_180202276" text:style-name="Index_20_Link" text:visited-style-name="Index_20_Link">breviation</text:a><text:alphabetical-index-mark-end text:id="IMark64319544"/><text:a xlink:type="simple" xlink:href="#__RefHeading___Toc765_180202276" text:style-name="Index_20_Link" text:visited-style-name="Index_20_Link">s used.<text:tab/>6</text:a></text:p>
          <text:p text:style-name="P140"><text:a xlink:type="simple" xlink:href="#__RefHeading___Toc767_180202276" text:style-name="Index_20_Link" text:visited-style-name="Index_20_Link">2.2. </text:a><text:alphabetical-index-mark-start text:id="IMark56962488"/><text:a xlink:type="simple" xlink:href="#__RefHeading___Toc767_180202276" text:style-name="Index_20_Link" text:visited-style-name="Index_20_Link">Caveat</text:a><text:alphabetical-index-mark-end text:id="IMark56962488"/><text:a xlink:type="simple" xlink:href="#__RefHeading___Toc767_180202276" text:style-name="Index_20_Link" text:visited-style-name="Index_20_Link">s.<text:tab/>6</text:a></text:p>
          <text:p text:style-name="P140"><text:a xlink:type="simple" xlink:href="#__RefHeading___Toc769_180202276" text:style-name="Index_20_Link" text:visited-style-name="Index_20_Link">2.2.1. </text:a><text:alphabetical-index-mark-start text:id="IMark64134744"/><text:alphabetical-index-mark-start text:id="IMark68153064"/><text:a xlink:type="simple" xlink:href="#__RefHeading___Toc769_180202276" text:style-name="Index_20_Link" text:visited-style-name="Index_20_Link">Sample</text:a><text:alphabetical-index-mark-end text:id="IMark68153064"/><text:alphabetical-index-mark-end text:id="IMark64134744"/><text:a xlink:type="simple" xlink:href="#__RefHeading___Toc769_180202276" text:style-name="Index_20_Link" text:visited-style-name="Index_20_Link">s per </text:a><text:alphabetical-index-mark-start text:id="IMark59245112"/><text:a xlink:type="simple" xlink:href="#__RefHeading___Toc769_180202276" text:style-name="Index_20_Link" text:visited-style-name="Index_20_Link">AB</text:a><text:alphabetical-index-mark-end text:id="IMark59245112"/><text:a xlink:type="simple" xlink:href="#__RefHeading___Toc769_180202276" text:style-name="Index_20_Link" text:visited-style-name="Index_20_Link">.<text:tab/>7</text:a></text:p>
          <text:p text:style-name="P140"><text:a xlink:type="simple" xlink:href="#__RefHeading___Toc771_180202276" text:style-name="Index_20_Link" text:visited-style-name="Index_20_Link">2.2.2. </text:a><text:alphabetical-index-mark-start text:id="IMark68152936"/><text:alphabetical-index-mark-start text:id="IMark59607896"/><text:a xlink:type="simple" xlink:href="#__RefHeading___Toc771_180202276" text:style-name="Index_20_Link" text:visited-style-name="Index_20_Link">Sample</text:a><text:alphabetical-index-mark-end text:id="IMark59607896"/><text:alphabetical-index-mark-end text:id="IMark68152936"/><text:a xlink:type="simple" xlink:href="#__RefHeading___Toc771_180202276" text:style-name="Index_20_Link" text:visited-style-name="Index_20_Link">s per </text:a><text:alphabetical-index-mark-start text:id="IMark64250120"/><text:a xlink:type="simple" xlink:href="#__RefHeading___Toc771_180202276" text:style-name="Index_20_Link" text:visited-style-name="Index_20_Link">TB</text:a><text:alphabetical-index-mark-end text:id="IMark64250120"/><text:a xlink:type="simple" xlink:href="#__RefHeading___Toc771_180202276" text:style-name="Index_20_Link" text:visited-style-name="Index_20_Link">.<text:tab/>7</text:a></text:p>
          <text:p text:style-name="P140"><text:a xlink:type="simple" xlink:href="#__RefHeading___Toc773_180202276" text:style-name="Index_20_Link" text:visited-style-name="Index_20_Link">2.2.3. </text:a><text:alphabetical-index-mark-start text:id="IMark63066056"/><text:a xlink:type="simple" xlink:href="#__RefHeading___Toc773_180202276" text:style-name="Index_20_Link" text:visited-style-name="Index_20_Link">P</text:a><text:alphabetical-index-mark-start text:id="IMark64299320"/><text:a xlink:type="simple" xlink:href="#__RefHeading___Toc773_180202276" text:style-name="Index_20_Link" text:visited-style-name="Index_20_Link">ro</text:a><text:alphabetical-index-mark-end text:id="IMark64299320"/><text:a xlink:type="simple" xlink:href="#__RefHeading___Toc773_180202276" text:style-name="Index_20_Link" text:visited-style-name="Index_20_Link">perties</text:a><text:alphabetical-index-mark-end text:id="IMark63066056"/><text:a xlink:type="simple" xlink:href="#__RefHeading___Toc773_180202276" text:style-name="Index_20_Link" text:visited-style-name="Index_20_Link"> on </text:a><text:alphabetical-index-mark-start text:id="IMark62198776"/><text:a xlink:type="simple" xlink:href="#__RefHeading___Toc773_180202276" text:style-name="Index_20_Link" text:visited-style-name="Index_20_Link">sale</text:a><text:alphabetical-index-mark-end text:id="IMark62198776"/><text:a xlink:type="simple" xlink:href="#__RefHeading___Toc773_180202276" text:style-name="Index_20_Link" text:visited-style-name="Index_20_Link"> per </text:a><text:alphabetical-index-mark-start text:id="IMark68150296"/><text:a xlink:type="simple" xlink:href="#__RefHeading___Toc773_180202276" text:style-name="Index_20_Link" text:visited-style-name="Index_20_Link">AB</text:a><text:alphabetical-index-mark-end text:id="IMark68150296"/><text:a xlink:type="simple" xlink:href="#__RefHeading___Toc773_180202276" text:style-name="Index_20_Link" text:visited-style-name="Index_20_Link">.<text:tab/>7</text:a></text:p>
          <text:p text:style-name="P140"><text:a xlink:type="simple" xlink:href="#__RefHeading___Toc775_180202276" text:style-name="Index_20_Link" text:visited-style-name="Index_20_Link">2.2.4. </text:a><text:alphabetical-index-mark-start text:id="IMark59245112"/><text:a xlink:type="simple" xlink:href="#__RefHeading___Toc775_180202276" text:style-name="Index_20_Link" text:visited-style-name="Index_20_Link">Urban</text:a><text:alphabetical-index-mark-end text:id="IMark59245112"/><text:a xlink:type="simple" xlink:href="#__RefHeading___Toc775_180202276" text:style-name="Index_20_Link" text:visited-style-name="Index_20_Link"> </text:a><text:alphabetical-index-mark-start text:id="IMark47937960"/><text:alphabetical-index-mark-start text:id="IMark61140200"/><text:a xlink:type="simple" xlink:href="#__RefHeading___Toc775_180202276" text:style-name="Index_20_Link" text:visited-style-name="Index_20_Link">co</text:a><text:alphabetical-index-mark-end text:id="IMark61140200"/><text:a xlink:type="simple" xlink:href="#__RefHeading___Toc775_180202276" text:style-name="Index_20_Link" text:visited-style-name="Index_20_Link">de</text:a><text:alphabetical-index-mark-end text:id="IMark47937960"/><text:a xlink:type="simple" xlink:href="#__RefHeading___Toc775_180202276" text:style-name="Index_20_Link" text:visited-style-name="Index_20_Link">s.<text:tab/>7</text:a></text:p>
          <text:p text:style-name="P140"><text:a xlink:type="simple" xlink:href="#__RefHeading___Toc777_180202276" text:style-name="Index_20_Link" text:visited-style-name="Index_20_Link">2.2.5. The effect of </text:a><text:alphabetical-index-mark-start text:id="IMark32406312"/><text:a xlink:type="simple" xlink:href="#__RefHeading___Toc777_180202276" text:style-name="Index_20_Link" text:visited-style-name="Index_20_Link">public</text:a><text:alphabetical-index-mark-end text:id="IMark32406312"/><text:a xlink:type="simple" xlink:href="#__RefHeading___Toc777_180202276" text:style-name="Index_20_Link" text:visited-style-name="Index_20_Link"> activities.<text:tab/>8</text:a></text:p>
          <text:p text:style-name="P140"><text:a xlink:type="simple" xlink:href="#__RefHeading___Toc779_180202276" text:style-name="Index_20_Link" text:visited-style-name="Index_20_Link">2.2.6. Area of </text:a><text:alphabetical-index-mark-start text:id="IMark61716536"/><text:a xlink:type="simple" xlink:href="#__RefHeading___Toc779_180202276" text:style-name="Index_20_Link" text:visited-style-name="Index_20_Link">sampling</text:a><text:alphabetical-index-mark-end text:id="IMark61716536"/><text:a xlink:type="simple" xlink:href="#__RefHeading___Toc779_180202276" text:style-name="Index_20_Link" text:visited-style-name="Index_20_Link"> </text:a><text:alphabetical-index-mark-start text:id="IMark61948968"/><text:a xlink:type="simple" xlink:href="#__RefHeading___Toc779_180202276" text:style-name="Index_20_Link" text:visited-style-name="Index_20_Link">block</text:a><text:alphabetical-index-mark-end text:id="IMark61948968"/><text:a xlink:type="simple" xlink:href="#__RefHeading___Toc779_180202276" text:style-name="Index_20_Link" text:visited-style-name="Index_20_Link">s.<text:tab/>9</text:a></text:p>
          <text:p text:style-name="P140"><text:a xlink:type="simple" xlink:href="#__RefHeading___Toc3182_309449435" text:style-name="Index_20_Link" text:visited-style-name="Index_20_Link">2.2.7. </text:a><text:alphabetical-index-mark-start text:id="IMark47536104"/><text:a xlink:type="simple" xlink:href="#__RefHeading___Toc3182_309449435" text:style-name="Index_20_Link" text:visited-style-name="Index_20_Link">Currency</text:a><text:alphabetical-index-mark-end text:id="IMark47536104"/><text:a xlink:type="simple" xlink:href="#__RefHeading___Toc3182_309449435" text:style-name="Index_20_Link" text:visited-style-name="Index_20_Link"> used for appraisal.<text:tab/>10</text:a></text:p>
          <text:p text:style-name="P140"><text:a xlink:type="simple" xlink:href="#__RefHeading___Toc3136_1246115757" text:style-name="Index_20_Link" text:visited-style-name="Index_20_Link">2.2.8. </text:a><text:alphabetical-index-mark-start text:id="IMark64250120"/><text:a xlink:type="simple" xlink:href="#__RefHeading___Toc3136_1246115757" text:style-name="Index_20_Link" text:visited-style-name="Index_20_Link">RO</text:a><text:alphabetical-index-mark-end text:id="IMark64250120"/><text:a xlink:type="simple" xlink:href="#__RefHeading___Toc3136_1246115757" text:style-name="Index_20_Link" text:visited-style-name="Index_20_Link"> and </text:a><text:alphabetical-index-mark-start text:id="IMark32709256"/><text:a xlink:type="simple" xlink:href="#__RefHeading___Toc3136_1246115757" text:style-name="Index_20_Link" text:visited-style-name="Index_20_Link">CO</text:a><text:alphabetical-index-mark-end text:id="IMark32709256"/><text:a xlink:type="simple" xlink:href="#__RefHeading___Toc3136_1246115757" text:style-name="Index_20_Link" text:visited-style-name="Index_20_Link"> </text:a><text:alphabetical-index-mark-start text:id="IMark47937960"/><text:a xlink:type="simple" xlink:href="#__RefHeading___Toc3136_1246115757" text:style-name="Index_20_Link" text:visited-style-name="Index_20_Link">p</text:a><text:alphabetical-index-mark-start text:id="IMark64149912"/><text:a xlink:type="simple" xlink:href="#__RefHeading___Toc3136_1246115757" text:style-name="Index_20_Link" text:visited-style-name="Index_20_Link">ro</text:a><text:alphabetical-index-mark-end text:id="IMark64149912"/><text:a xlink:type="simple" xlink:href="#__RefHeading___Toc3136_1246115757" text:style-name="Index_20_Link" text:visited-style-name="Index_20_Link">perties</text:a><text:alphabetical-index-mark-end text:id="IMark47937960"/><text:a xlink:type="simple" xlink:href="#__RefHeading___Toc3136_1246115757" text:style-name="Index_20_Link" text:visited-style-name="Index_20_Link">.<text:tab/>10</text:a></text:p>
          <text:p text:style-name="P140"><text:a xlink:type="simple" xlink:href="#__RefHeading___Toc3138_1246115757" text:style-name="Index_20_Link" text:visited-style-name="Index_20_Link">2.2.9. The effect of </text:a><text:alphabetical-index-mark-start text:id="IMark47536104"/><text:a xlink:type="simple" xlink:href="#__RefHeading___Toc3138_1246115757" text:style-name="Index_20_Link" text:visited-style-name="Index_20_Link">urban</text:a><text:alphabetical-index-mark-end text:id="IMark47536104"/><text:a xlink:type="simple" xlink:href="#__RefHeading___Toc3138_1246115757" text:style-name="Index_20_Link" text:visited-style-name="Index_20_Link"> design.<text:tab/>11</text:a></text:p>
          <text:p text:style-name="P140"><text:a xlink:type="simple" xlink:href="#__RefHeading___Toc14424_1079904243" text:style-name="Index_20_Link" text:visited-style-name="Index_20_Link">2.2.10. Weather.<text:tab/>11</text:a></text:p>
          <text:p text:style-name="P140"><text:a xlink:type="simple" xlink:href="#__RefHeading___Toc14418_1079904243" text:style-name="Index_20_Link" text:visited-style-name="Index_20_Link">2.2.11. Backups.<text:tab/>12</text:a></text:p>
          <text:p text:style-name="P140"><text:a xlink:type="simple" xlink:href="#__RefHeading___Toc14414_1079904243" text:style-name="Index_20_Link" text:visited-style-name="Index_20_Link">2.3. </text:a><text:alphabetical-index-mark-start text:id="IMark62203704"/><text:a xlink:type="simple" xlink:href="#__RefHeading___Toc14414_1079904243" text:style-name="Index_20_Link" text:visited-style-name="Index_20_Link">Method</text:a><text:alphabetical-index-mark-end text:id="IMark62203704"/><text:a xlink:type="simple" xlink:href="#__RefHeading___Toc14414_1079904243" text:style-name="Index_20_Link" text:visited-style-name="Index_20_Link">ology.<text:tab/>12</text:a></text:p>
          <text:p text:style-name="P140"><text:a xlink:type="simple" xlink:href="#__RefHeading___Toc17713_764675598" text:style-name="Index_20_Link" text:visited-style-name="Index_20_Link">2.3.1. </text:a><text:alphabetical-index-mark-start text:id="IMark68153064"/><text:a xlink:type="simple" xlink:href="#__RefHeading___Toc17713_764675598" text:style-name="Index_20_Link" text:visited-style-name="Index_20_Link">Market</text:a><text:alphabetical-index-mark-end text:id="IMark68153064"/><text:a xlink:type="simple" xlink:href="#__RefHeading___Toc17713_764675598" text:style-name="Index_20_Link" text:visited-style-name="Index_20_Link"> </text:a><text:alphabetical-index-mark-start text:id="IMark59476920"/><text:a xlink:type="simple" xlink:href="#__RefHeading___Toc17713_764675598" text:style-name="Index_20_Link" text:visited-style-name="Index_20_Link">home</text:a><text:alphabetical-index-mark-end text:id="IMark59476920"/><text:a xlink:type="simple" xlink:href="#__RefHeading___Toc17713_764675598" text:style-name="Index_20_Link" text:visited-style-name="Index_20_Link">geneity<text:tab/>12</text:a></text:p>
          <text:p text:style-name="P140"><text:a xlink:type="simple" xlink:href="#__RefHeading___Toc17715_764675598" text:style-name="Index_20_Link" text:visited-style-name="Index_20_Link">2.3.2. Estimation of </text:a><text:alphabetical-index-mark-start text:id="IMark68157608"/><text:a xlink:type="simple" xlink:href="#__RefHeading___Toc17715_764675598" text:style-name="Index_20_Link" text:visited-style-name="Index_20_Link">market</text:a><text:alphabetical-index-mark-end text:id="IMark68157608"/><text:a xlink:type="simple" xlink:href="#__RefHeading___Toc17715_764675598" text:style-name="Index_20_Link" text:visited-style-name="Index_20_Link"> </text:a><text:alphabetical-index-mark-start text:id="IMark63242712"/><text:alphabetical-index-mark-start text:id="IMark62203704"/><text:a xlink:type="simple" xlink:href="#__RefHeading___Toc17715_764675598" text:style-name="Index_20_Link" text:visited-style-name="Index_20_Link">value</text:a><text:alphabetical-index-mark-end text:id="IMark62203704"/><text:alphabetical-index-mark-end text:id="IMark63242712"/><text:a xlink:type="simple" xlink:href="#__RefHeading___Toc17715_764675598" text:style-name="Index_20_Link" text:visited-style-name="Index_20_Link">.<text:tab/>13</text:a></text:p>
          <text:p text:style-name="P140"><text:a xlink:type="simple" xlink:href="#__RefHeading___Toc17717_764675598" text:style-name="Index_20_Link" text:visited-style-name="Index_20_Link">2.3.3. Goals.<text:tab/>13</text:a></text:p>
          <text:p text:style-name="P140"><text:a xlink:type="simple" xlink:href="#__RefHeading___Toc17721_764675598" text:style-name="Index_20_Link" text:visited-style-name="Index_20_Link">2.3.4. Results.<text:tab/>14</text:a></text:p>
          <text:p text:style-name="P140"><text:a xlink:type="simple" xlink:href="#__RefHeading___Toc781_180202276" text:style-name="Index_20_Link" text:visited-style-name="Index_20_Link">3. </text:a><text:alphabetical-index-mark-start text:id="IMark63439848"/><text:a xlink:type="simple" xlink:href="#__RefHeading___Toc781_180202276" text:style-name="Index_20_Link" text:visited-style-name="Index_20_Link">Development</text:a><text:alphabetical-index-mark-end text:id="IMark63439848"/><text:a xlink:type="simple" xlink:href="#__RefHeading___Toc781_180202276" text:style-name="Index_20_Link" text:visited-style-name="Index_20_Link">.<text:tab/>15</text:a></text:p>
          <text:p text:style-name="P140"><text:a xlink:type="simple" xlink:href="#__RefHeading___Toc783_180202276" text:style-name="Index_20_Link" text:visited-style-name="Index_20_Link">4. </text:a><text:alphabetical-index-mark-start text:id="IMark68150296"/><text:a xlink:type="simple" xlink:href="#__RefHeading___Toc783_180202276" text:style-name="Index_20_Link" text:visited-style-name="Index_20_Link">Structure</text:a><text:alphabetical-index-mark-end text:id="IMark68150296"/><text:a xlink:type="simple" xlink:href="#__RefHeading___Toc783_180202276" text:style-name="Index_20_Link" text:visited-style-name="Index_20_Link"> and </text:a><text:alphabetical-index-mark-start text:id="IMark47536104"/><text:a xlink:type="simple" xlink:href="#__RefHeading___Toc783_180202276" text:style-name="Index_20_Link" text:visited-style-name="Index_20_Link">data</text:a><text:alphabetical-index-mark-end text:id="IMark47536104"/><text:a xlink:type="simple" xlink:href="#__RefHeading___Toc783_180202276" text:style-name="Index_20_Link" text:visited-style-name="Index_20_Link">.<text:tab/>16</text:a></text:p>
          <text:p text:style-name="P140"><text:a xlink:type="simple" xlink:href="#__RefHeading___Toc3184_309449435" text:style-name="Index_20_Link" text:visited-style-name="Index_20_Link">4.1 </text:a><text:alphabetical-index-mark-start text:id="IMark55186568"/><text:a xlink:type="simple" xlink:href="#__RefHeading___Toc3184_309449435" text:style-name="Index_20_Link" text:visited-style-name="Index_20_Link">Data</text:a><text:alphabetical-index-mark-end text:id="IMark55186568"/><text:a xlink:type="simple" xlink:href="#__RefHeading___Toc3184_309449435" text:style-name="Index_20_Link" text:visited-style-name="Index_20_Link"> t</text:a><text:alphabetical-index-mark-start text:id="IMark59245112"/><text:a xlink:type="simple" xlink:href="#__RefHeading___Toc3184_309449435" text:style-name="Index_20_Link" text:visited-style-name="Index_20_Link">ab</text:a><text:alphabetical-index-mark-end text:id="IMark59245112"/><text:a xlink:type="simple" xlink:href="#__RefHeading___Toc3184_309449435" text:style-name="Index_20_Link" text:visited-style-name="Index_20_Link">les in the </text:a><text:alphabetical-index-mark-start text:id="IMark64134744"/><text:alphabetical-index-mark-start text:id="IMark63066056"/><text:a xlink:type="simple" xlink:href="#__RefHeading___Toc3184_309449435" text:style-name="Index_20_Link" text:visited-style-name="Index_20_Link">data</text:a><text:alphabetical-index-mark-end text:id="IMark63066056"/><text:a xlink:type="simple" xlink:href="#__RefHeading___Toc3184_309449435" text:style-name="Index_20_Link" text:visited-style-name="Index_20_Link">set</text:a><text:alphabetical-index-mark-end text:id="IMark64134744"/><text:a xlink:type="simple" xlink:href="#__RefHeading___Toc3184_309449435" text:style-name="Index_20_Link" text:visited-style-name="Index_20_Link">.<text:tab/>16</text:a></text:p>
          <text:p text:style-name="P140"><text:a xlink:type="simple" xlink:href="#__RefHeading___Toc3186_309449435" text:style-name="Index_20_Link" text:visited-style-name="Index_20_Link">4.1.1. </text:a><text:alphabetical-index-mark-start text:id="IMark64235752"/><text:a xlink:type="simple" xlink:href="#__RefHeading___Toc3186_309449435" text:style-name="Index_20_Link" text:visited-style-name="Index_20_Link"><text:span text:style-name="T39">trf_pers</text:span></text:a><text:alphabetical-index-mark-end text:id="IMark64235752"/><text:a xlink:type="simple" xlink:href="#__RefHeading___Toc3186_309449435" text:style-name="Index_20_Link" text:visited-style-name="Index_20_Link"><text:tab/>16</text:a></text:p>
          <text:p text:style-name="P140"><text:soft-page-break/><text:a xlink:type="simple" xlink:href="#__RefHeading___Toc3188_309449435" text:style-name="Index_20_Link" text:visited-style-name="Index_20_Link">4.1.2. </text:a><text:a xlink:type="simple" xlink:href="#__RefHeading___Toc3188_309449435" text:style-name="Index_20_Link" text:visited-style-name="Index_20_Link"><text:span text:style-name="T39">trf_ppcm</text:span></text:a><text:a xlink:type="simple" xlink:href="#__RefHeading___Toc3188_309449435" text:style-name="Index_20_Link" text:visited-style-name="Index_20_Link"><text:tab/>17</text:a></text:p>
          <text:p text:style-name="P140"><text:a xlink:type="simple" xlink:href="#__RefHeading___Toc3190_309449435" text:style-name="Index_20_Link" text:visited-style-name="Index_20_Link">4.1.3. </text:a><text:alphabetical-index-mark-start text:id="IMark47937960"/><text:a xlink:type="simple" xlink:href="#__RefHeading___Toc3190_309449435" text:style-name="Index_20_Link" text:visited-style-name="Index_20_Link"><text:span text:style-name="T39">trf_</text:span></text:a><text:alphabetical-index-mark-start text:id="IMark64319544"/><text:a xlink:type="simple" xlink:href="#__RefHeading___Toc3190_309449435" text:style-name="Index_20_Link" text:visited-style-name="Index_20_Link"><text:span text:style-name="T39">street</text:span></text:a><text:alphabetical-index-mark-end text:id="IMark64319544"/><text:a xlink:type="simple" xlink:href="#__RefHeading___Toc3190_309449435" text:style-name="Index_20_Link" text:visited-style-name="Index_20_Link"><text:span text:style-name="T39">s</text:span></text:a><text:alphabetical-index-mark-end text:id="IMark47937960"/><text:a xlink:type="simple" xlink:href="#__RefHeading___Toc3190_309449435" text:style-name="Index_20_Link" text:visited-style-name="Index_20_Link"><text:tab/>18</text:a></text:p>
          <text:p text:style-name="P140"><text:a xlink:type="simple" xlink:href="#__RefHeading___Toc14416_1079904243" text:style-name="Index_20_Link" text:visited-style-name="Index_20_Link">4.1.4. </text:a><text:a xlink:type="simple" xlink:href="#__RefHeading___Toc14416_1079904243" text:style-name="Index_20_Link" text:visited-style-name="Index_20_Link"><text:span text:style-name="T39">trf_</text:span></text:a><text:alphabetical-index-mark-start text:id="IMark61716536"/><text:a xlink:type="simple" xlink:href="#__RefHeading___Toc14416_1079904243" text:style-name="Index_20_Link" text:visited-style-name="Index_20_Link"><text:span text:style-name="T39">block</text:span></text:a><text:alphabetical-index-mark-end text:id="IMark61716536"/><text:a xlink:type="simple" xlink:href="#__RefHeading___Toc14416_1079904243" text:style-name="Index_20_Link" text:visited-style-name="Index_20_Link"><text:span text:style-name="T39">s</text:span></text:a><text:a xlink:type="simple" xlink:href="#__RefHeading___Toc14416_1079904243" text:style-name="Index_20_Link" text:visited-style-name="Index_20_Link"><text:tab/>20</text:a></text:p>
          <text:p text:style-name="P140"><text:a xlink:type="simple" xlink:href="#__RefHeading___Toc785_180202276" text:style-name="Index_20_Link" text:visited-style-name="Index_20_Link">5. Use.<text:tab/>22</text:a></text:p>
          <text:p text:style-name="P140"><text:a xlink:type="simple" xlink:href="#__RefHeading___Toc9416_1019239332" text:style-name="Index_20_Link" text:visited-style-name="Index_20_Link">5.1. Installation<text:tab/>22</text:a></text:p>
          <text:p text:style-name="P140"><text:a xlink:type="simple" xlink:href="#__RefHeading___Toc9418_1019239332" text:style-name="Index_20_Link" text:visited-style-name="Index_20_Link">5.2. Software<text:tab/>22</text:a></text:p>
          <text:p text:style-name="P140"><text:a xlink:type="simple" xlink:href="#__RefHeading___Toc787_180202276" text:style-name="Index_20_Link" text:visited-style-name="Index_20_Link">6. Sources.<text:tab/>27</text:a></text:p>
        </text:index-body>
      </text:table-of-content>
      <text:p text:style-name="P3"/>
      <text:h text:style-name="P144" text:outline-level="1"><text:bookmark-start text:name="__RefHeading___Toc761_180202276"/>1. Int<text:alphabetical-index-mark-start text:id="IMark47937960"/><text:alphabetical-index-mark-start text:id="IMark57336936"/><text:alphabetical-index-mark-start text:id="IMark60023768"/><text:alphabetical-index-mark-start text:id="IMark64299320"/><text:alphabetical-index-mark-start text:id="IMark61948968"/><text:alphabetical-index-mark-start text:id="IMark64235752"/><text:alphabetical-index-mark-start text:id="IMark68153064"/>ro<text:alphabetical-index-mark-end text:id="IMark68153064"/><text:alphabetical-index-mark-end text:id="IMark64235752"/><text:alphabetical-index-mark-end text:id="IMark61948968"/><text:alphabetical-index-mark-end text:id="IMark64299320"/><text:alphabetical-index-mark-end text:id="IMark60023768"/><text:alphabetical-index-mark-end text:id="IMark57336936"/><text:alphabetical-index-mark-end text:id="IMark47937960"/>duction.<text:bookmark-end text:name="__RefHeading___Toc761_180202276"/></text:h>
      <text:p text:style-name="P3"/>
      <text:p text:style-name="P6">This is a <text:alphabetical-index-mark-start text:id="IMark63439848"/><text:alphabetical-index-mark-start text:id="IMark59476920"/><text:alphabetical-index-mark-start text:id="IMark59245112"/><text:alphabetical-index-mark-start text:id="IMark68122008"/><text:alphabetical-index-mark-start text:id="IMark57052760"/><text:alphabetical-index-mark-start text:id="IMark54858584"/><text:alphabetical-index-mark-start text:id="IMark68138088"/><text:alphabetical-index-mark-start text:id="IMark59257720"/><text:alphabetical-index-mark-start text:id="IMark55186568"/><text:alphabetical-index-mark-start text:id="IMark64149912"/><text:alphabetical-index-mark-start text:id="IMark56962488"/><text:alphabetical-index-mark-start text:id="IMark62198776"/><text:alphabetical-index-mark-start text:id="IMark54276472"/><text:alphabetical-index-mark-start text:id="IMark64319544"/>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64134744"/><text:alphabetical-index-mark-start text:id="IMark61140200"/>data<text:alphabetical-index-mark-end text:id="IMark61140200"/><text:alphabetical-index-mark-end text:id="IMark64134744"/><text:alphabetical-index-mark-end text:id="IMark64845336"/><text:alphabetical-index-mark-end text:id="IMark62203704"/><text:alphabetical-index-mark-end text:id="IMark62197032"/><text:alphabetical-index-mark-end text:id="IMark64250120"/><text:alphabetical-index-mark-end text:id="IMark64319544"/><text:alphabetical-index-mark-end text:id="IMark54276472"/><text:alphabetical-index-mark-end text:id="IMark62198776"/><text:alphabetical-index-mark-end text:id="IMark56962488"/>set<text:alphabetical-index-mark-end text:id="IMark64149912"/><text:alphabetical-index-mark-end text:id="IMark55186568"/><text:alphabetical-index-mark-end text:id="IMark59257720"/><text:alphabetical-index-mark-end text:id="IMark68138088"/><text:alphabetical-index-mark-end text:id="IMark54858584"/><text:alphabetical-index-mark-end text:id="IMark57052760"/><text:alphabetical-index-mark-end text:id="IMark68122008"/><text:alphabetical-index-mark-end text:id="IMark59245112"/><text:alphabetical-index-mark-end text:id="IMark59476920"/><text:alphabetical-index-mark-end text:id="IMark63439848"/> <text:span text:style-name="T31">presented</text:span> in <text:alphabetical-index-mark-start text:id="IMark64329784"/><text:alphabetical-index-mark-start text:id="IMark60022440"/><text:alphabetical-index-mark-start text:id="IMark68150296"/><text:alphabetical-index-mark-start text:id="IMark63242712"/><text:alphabetical-index-mark-start text:id="IMark32709256"/><text:alphabetical-index-mark-start text:id="IMark68152936"/><text:alphabetical-index-mark-start text:id="IMark47536104"/><text:alphabetical-index-mark-start text:id="IMark47461496"/><text:alphabetical-index-mark-start text:id="IMark59607896"/><text:alphabetical-index-mark-start text:id="IMark53570456"/><text:alphabetical-index-mark-start text:id="IMark6815760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<text:alphabetical-index-mark-start text:id="IMark61948968"/><text:alphabetical-index-mark-start text:id="IMark64235752"/><text:alphabetical-index-mark-start text:id="IMark68153064"/><text:alphabetical-index-mark-start text:id="IMark62758152"/><text:alphabetical-index-mark-start text:id="IMark63066056"/><text:alphabetical-index-mark-start text:id="IMark46856024"/><text:alphabetical-index-mark-start text:id="IMark46699688"/><text:alphabetical-index-mark-start text:id="IMark63020792"/><text:alphabetical-index-mark-start text:id="IMark63941176"/><text:alphabetical-index-mark-start text:id="IMark63778408"/><text:alphabetical-index-mark-start text:id="IMark63271176"/><text:alphabetical-index-mark-start text:id="IMark63272440"/><text:alphabetical-index-mark-start text:id="IMark63515384"/>Sql<text:alphabetical-index-mark-end text:id="IMark63515384"/><text:alphabetical-index-mark-end text:id="IMark63272440"/><text:alphabetical-index-mark-end text:id="IMark63271176"/><text:alphabetical-index-mark-end text:id="IMark63778408"/><text:alphabetical-index-mark-end text:id="IMark63941176"/><text:alphabetical-index-mark-end text:id="IMark63020792"/><text:alphabetical-index-mark-end text:id="IMark46699688"/><text:alphabetical-index-mark-end text:id="IMark46856024"/><text:alphabetical-index-mark-end text:id="IMark63066056"/><text:alphabetical-index-mark-end text:id="IMark62758152"/>ite<text:alphabetical-index-mark-end text:id="IMark68153064"/><text:alphabetical-index-mark-end text:id="IMark64235752"/><text:alphabetical-index-mark-end text:id="IMark61948968"/>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68157608"/>3<text:alphabetical-index-mark-end text:id="IMark53570456"/><text:alphabetical-index-mark-end text:id="IMark59607896"/><text:alphabetical-index-mark-end text:id="IMark47461496"/><text:alphabetical-index-mark-end text:id="IMark47536104"/><text:alphabetical-index-mark-end text:id="IMark68152936"/><text:alphabetical-index-mark-end text:id="IMark32709256"/><text:alphabetical-index-mark-end text:id="IMark63242712"/><text:alphabetical-index-mark-end text:id="IMark68150296"/><text:alphabetical-index-mark-end text:id="IMark60022440"/><text:alphabetical-index-mark-end text:id="IMark64329784"/> <text:alphabetical-index-mark-start text:id="IMark63213336"/><text:alphabetical-index-mark-start text:id="IMark60484232"/><text:alphabetical-index-mark-start text:id="IMark60485496"/><text:alphabetical-index-mark-start text:id="IMark63894952"/><text:alphabetical-index-mark-start text:id="IMark63896280"/><text:alphabetical-index-mark-start text:id="IMark61811880"/><text:alphabetical-index-mark-start text:id="IMark62701000"/><text:alphabetical-index-mark-start text:id="IMark62702328"/><text:alphabetical-index-mark-start text:id="IMark63405336"/><text:alphabetical-index-mark-start text:id="IMark63406664"/>dat<text:alphabetical-index-mark-start text:id="IMark63407736"/><text:alphabetical-index-mark-start text:id="IMark61518056"/><text:alphabetical-index-mark-start text:id="IMark63472216"/><text:alphabetical-index-mark-start text:id="IMark63473448"/><text:alphabetical-index-mark-start text:id="IMark63474776"/><text:alphabetical-index-mark-start text:id="IMark60032872"/><text:alphabetical-index-mark-start text:id="IMark60034200"/>a<text:alphabetical-index-mark-end text:id="IMark63406664"/><text:alphabetical-index-mark-end text:id="IMark63405336"/><text:alphabetical-index-mark-end text:id="IMark62702328"/><text:alphabetical-index-mark-end text:id="IMark62701000"/><text:alphabetical-index-mark-end text:id="IMark61811880"/><text:alphabetical-index-mark-end text:id="IMark63896280"/><text:alphabetical-index-mark-end text:id="IMark63894952"/><text:alphabetical-index-mark-end text:id="IMark60485496"/><text:alphabetical-index-mark-end text:id="IMark60484232"/><text:alphabetical-index-mark-end text:id="IMark63213336"/>b<text:alphabetical-index-mark-end text:id="IMark60034200"/><text:alphabetical-index-mark-end text:id="IMark60032872"/><text:alphabetical-index-mark-end text:id="IMark63474776"/><text:alphabetical-index-mark-end text:id="IMark63473448"/><text:alphabetical-index-mark-end text:id="IMark63472216"/><text:alphabetical-index-mark-end text:id="IMark61518056"/><text:alphabetical-index-mark-end text:id="IMark63407736"/>ase <text:alphabetical-index-mark-start text:id="IMark61858808"/><text:alphabetical-index-mark-start text:id="IMark61860136"/><text:alphabetical-index-mark-start text:id="IMark60123672"/><text:alphabetical-index-mark-start text:id="IMark60125000"/><text:alphabetical-index-mark-start text:id="IMark60126328"/><text:alphabetical-index-mark-start text:id="IMark59056280"/><text:alphabetical-index-mark-start text:id="IMark59057608"/><text:alphabetical-index-mark-start text:id="IMark59234920"/><text:alphabetical-index-mark-start text:id="IMark59236248"/>format<text:alphabetical-index-mark-end text:id="IMark59236248"/><text:alphabetical-index-mark-end text:id="IMark59234920"/><text:alphabetical-index-mark-end text:id="IMark59057608"/><text:alphabetical-index-mark-end text:id="IMark59056280"/><text:alphabetical-index-mark-end text:id="IMark60126328"/><text:alphabetical-index-mark-end text:id="IMark60125000"/><text:alphabetical-index-mark-end text:id="IMark60123672"/><text:alphabetical-index-mark-end text:id="IMark61860136"/><text:alphabetical-index-mark-end text:id="IMark61858808"/> <text:alphabetical-index-mark-start text:id="IMark59237320"/><text:alphabetical-index-mark-start text:id="IMark60674728"/><text:alphabetical-index-mark-start text:id="IMark60675992"/><text:alphabetical-index-mark-start text:id="IMark60677320"/><text:alphabetical-index-mark-start text:id="IMark63871336"/><text:alphabetical-index-mark-start text:id="IMark63872664"/><text:alphabetical-index-mark-start text:id="IMark52824056"/>co<text:alphabetical-index-mark-end text:id="IMark52824056"/><text:alphabetical-index-mark-end text:id="IMark63872664"/><text:alphabetical-index-mark-end text:id="IMark63871336"/><text:alphabetical-index-mark-end text:id="IMark60677320"/><text:alphabetical-index-mark-end text:id="IMark60675992"/><text:alphabetical-index-mark-end text:id="IMark60674728"/><text:alphabetical-index-mark-end text:id="IMark59237320"/>ntaining <text:alphabetical-index-mark-start text:id="IMark59656216"/><text:alphabetical-index-mark-start text:id="IMark59637448"/><text:alphabetical-index-mark-start text:id="IMark60471784"/><text:alphabetical-index-mark-start text:id="IMark60473112"/><text:alphabetical-index-mark-start text:id="IMark57106136"/><text:alphabetical-index-mark-start text:id="IMark57107464"/><text:alphabetical-index-mark-start text:id="IMark61255192"/><text:alphabetical-index-mark-start text:id="IMark61256520"/><text:alphabetical-index-mark-start text:id="IMark64494008"/><text:alphabetical-index-mark-start text:id="IMark64495336"/>data<text:alphabetical-index-mark-end text:id="IMark64495336"/><text:alphabetical-index-mark-end text:id="IMark64494008"/><text:alphabetical-index-mark-end text:id="IMark61256520"/><text:alphabetical-index-mark-end text:id="IMark61255192"/><text:alphabetical-index-mark-end text:id="IMark57107464"/><text:alphabetical-index-mark-end text:id="IMark57106136"/><text:alphabetical-index-mark-end text:id="IMark60473112"/><text:alphabetical-index-mark-end text:id="IMark60471784"/><text:alphabetical-index-mark-end text:id="IMark59637448"/><text:alphabetical-index-mark-end text:id="IMark59656216"/> on <text:alphabetical-index-mark-start text:id="IMark64496696"/><text:alphabetical-index-mark-start text:id="IMark53834504"/><text:alphabetical-index-mark-start text:id="IMark53835832"/><text:alphabetical-index-mark-start text:id="IMark64056680"/><text:alphabetical-index-mark-start text:id="IMark31036376"/><text:alphabetical-index-mark-start text:id="IMark31037704"/><text:alphabetical-index-mark-start text:id="IMark60685400"/><text:alphabetical-index-mark-start text:id="IMark59361672"/><text:alphabetical-index-mark-start text:id="IMark59363000"/>real<text:alphabetical-index-mark-end text:id="IMark59363000"/><text:alphabetical-index-mark-end text:id="IMark59361672"/><text:alphabetical-index-mark-end text:id="IMark60685400"/><text:alphabetical-index-mark-end text:id="IMark31037704"/><text:alphabetical-index-mark-end text:id="IMark31036376"/><text:alphabetical-index-mark-end text:id="IMark64056680"/><text:alphabetical-index-mark-end text:id="IMark53835832"/><text:alphabetical-index-mark-end text:id="IMark53834504"/><text:alphabetical-index-mark-end text:id="IMark64496696"/> <text:alphabetical-index-mark-start text:id="IMark50156616"/><text:alphabetical-index-mark-start text:id="IMark50157848"/><text:alphabetical-index-mark-start text:id="IMark36235080"/><text:alphabetical-index-mark-start text:id="IMark36236408"/><text:alphabetical-index-mark-start text:id="IMark61826712"/><text:alphabetical-index-mark-start text:id="IMark61828040"/><text:alphabetical-index-mark-start text:id="IMark57101480"/><text:alphabetical-index-mark-start text:id="IMark57102808"/><text:alphabetical-index-mark-start text:id="IMark57104136"/>estate<text:alphabetical-index-mark-end text:id="IMark57104136"/><text:alphabetical-index-mark-end text:id="IMark57102808"/><text:alphabetical-index-mark-end text:id="IMark57101480"/><text:alphabetical-index-mark-end text:id="IMark61828040"/><text:alphabetical-index-mark-end text:id="IMark61826712"/><text:alphabetical-index-mark-end text:id="IMark36236408"/><text:alphabetical-index-mark-end text:id="IMark36235080"/><text:alphabetical-index-mark-end text:id="IMark50157848"/><text:alphabetical-index-mark-end text:id="IMark50156616"/> <text:alphabetical-index-mark-start text:id="IMark64479160"/><text:alphabetical-index-mark-start text:id="IMark60655592"/><text:alphabetical-index-mark-start text:id="IMark60656920"/><text:alphabetical-index-mark-start text:id="IMark60658248"/><text:alphabetical-index-mark-start text:id="IMark56990696"/><text:alphabetical-index-mark-start text:id="IMark56992024"/><text:alphabetical-index-mark-start text:id="IMark64347368"/><text:alphabetical-index-mark-start text:id="IMark60771992"/><text:alphabetical-index-mark-start text:id="IMark60773320"/><text:alphabetical-index-mark-start text:id="IMark64433576"/><text:alphabetical-index-mark-start text:id="IMark64435432"/><text:alphabetical-index-mark-start text:id="IMark56994936"/><text:alphabetical-index-mark-start text:id="IMark56996264"/><text:alphabetical-index-mark-start text:id="IMark62158968"/><text:alphabetical-index-mark-start text:id="IMark62160296"/><text:alphabetical-index-mark-start text:id="IMark62161656"/>value<text:alphabetical-index-mark-end text:id="IMark62161656"/><text:alphabetical-index-mark-end text:id="IMark62160296"/><text:alphabetical-index-mark-end text:id="IMark62158968"/><text:alphabetical-index-mark-end text:id="IMark56996264"/><text:alphabetical-index-mark-end text:id="IMark56994936"/><text:alphabetical-index-mark-end text:id="IMark64435432"/><text:alphabetical-index-mark-end text:id="IMark64433576"/><text:alphabetical-index-mark-end text:id="IMark60773320"/><text:alphabetical-index-mark-end text:id="IMark60771992"/><text:alphabetical-index-mark-end text:id="IMark64347368"/><text:alphabetical-index-mark-end text:id="IMark56992024"/><text:alphabetical-index-mark-end text:id="IMark56990696"/><text:alphabetical-index-mark-end text:id="IMark60658248"/><text:alphabetical-index-mark-end text:id="IMark60656920"/><text:alphabetical-index-mark-end text:id="IMark60655592"/><text:alphabetical-index-mark-end text:id="IMark64479160"/>s for the down<text:alphabetical-index-mark-start text:id="IMark53769272"/><text:alphabetical-index-mark-start text:id="IMark46932824"/><text:alphabetical-index-mark-start text:id="IMark46934088"/><text:alphabetical-index-mark-start text:id="IMark27078664"/><text:alphabetical-index-mark-start text:id="IMark27079992"/><text:alphabetical-index-mark-start text:id="IMark61835096"/><text:alphabetical-index-mark-start text:id="IMark61836424"/>town<text:alphabetical-index-mark-end text:id="IMark61836424"/><text:alphabetical-index-mark-end text:id="IMark61835096"/><text:alphabetical-index-mark-end text:id="IMark27079992"/><text:alphabetical-index-mark-end text:id="IMark27078664"/><text:alphabetical-index-mark-end text:id="IMark46934088"/><text:alphabetical-index-mark-end text:id="IMark46932824"/><text:alphabetical-index-mark-end text:id="IMark53769272"/> area of the <text:alphabetical-index-mark-start text:id="IMark26492600"/><text:alphabetical-index-mark-start text:id="IMark63677272"/><text:alphabetical-index-mark-start text:id="IMark63678600"/><text:alphabetical-index-mark-start text:id="IMark63679928"/><text:alphabetical-index-mark-start text:id="IMark62105544"/><text:alphabetical-index-mark-start text:id="IMark62106872"/><text:alphabetical-index-mark-start text:id="IMark47023800"/><text:alphabetical-index-mark-start text:id="IMark47025064"/><text:alphabetical-index-mark-start text:id="IMark47026392"/>city<text:alphabetical-index-mark-end text:id="IMark47026392"/><text:alphabetical-index-mark-end text:id="IMark47025064"/><text:alphabetical-index-mark-end text:id="IMark47023800"/><text:alphabetical-index-mark-end text:id="IMark62106872"/><text:alphabetical-index-mark-end text:id="IMark62105544"/><text:alphabetical-index-mark-end text:id="IMark63679928"/><text:alphabetical-index-mark-end text:id="IMark63678600"/><text:alphabetical-index-mark-end text:id="IMark63677272"/><text:alphabetical-index-mark-end text:id="IMark26492600"/> of <text:alphabetical-index-mark-start text:id="IMark63605016"/><text:alphabetical-index-mark-start text:id="IMark26092712"/><text:alphabetical-index-mark-start text:id="IMark62607624"/><text:alphabetical-index-mark-start text:id="IMark62608952"/><text:alphabetical-index-mark-start text:id="IMark46779896"/><text:alphabetical-index-mark-start text:id="IMark46781224"/><text:alphabetical-index-mark-start text:id="IMark46782552"/><text:alphabetical-index-mark-start text:id="IMark64253160"/><text:alphabetical-index-mark-start text:id="IMark64254488"/><text:alphabetical-index-mark-start text:id="IMark64255816"/>Jose C. Paz<text:alphabetical-index-mark-end text:id="IMark64255816"/><text:alphabetical-index-mark-end text:id="IMark64254488"/><text:alphabetical-index-mark-end text:id="IMark64253160"/><text:alphabetical-index-mark-end text:id="IMark46782552"/><text:alphabetical-index-mark-end text:id="IMark46781224"/><text:alphabetical-index-mark-end text:id="IMark46779896"/><text:alphabetical-index-mark-end text:id="IMark62608952"/><text:alphabetical-index-mark-end text:id="IMark62607624"/><text:alphabetical-index-mark-end text:id="IMark26092712"/><text:alphabetical-index-mark-end text:id="IMark63605016"/>, <text:alphabetical-index-mark-start text:id="IMark56601256"/><text:alphabetical-index-mark-start text:id="IMark26160824"/><text:alphabetical-index-mark-start text:id="IMark26162152"/><text:alphabetical-index-mark-start text:id="IMark59312120"/><text:alphabetical-index-mark-start text:id="IMark59313384"/><text:alphabetical-index-mark-start text:id="IMark59314712"/><text:alphabetical-index-mark-start text:id="IMark64611000"/><text:alphabetical-index-mark-start text:id="IMark64612328"/><text:alphabetical-index-mark-start text:id="IMark64613656"/><text:alphabetical-index-mark-start text:id="IMark59350440"/>Buenos Aires<text:alphabetical-index-mark-end text:id="IMark59350440"/><text:alphabetical-index-mark-end text:id="IMark64613656"/><text:alphabetical-index-mark-end text:id="IMark64612328"/><text:alphabetical-index-mark-end text:id="IMark64611000"/><text:alphabetical-index-mark-end text:id="IMark59314712"/><text:alphabetical-index-mark-end text:id="IMark59313384"/><text:alphabetical-index-mark-end text:id="IMark59312120"/><text:alphabetical-index-mark-end text:id="IMark26162152"/><text:alphabetical-index-mark-end text:id="IMark26160824"/><text:alphabetical-index-mark-end text:id="IMark56601256"/>, <text:alphabetical-index-mark-start text:id="IMark36164120"/><text:alphabetical-index-mark-start text:id="IMark36165416"/><text:alphabetical-index-mark-start text:id="IMark61903656"/><text:alphabetical-index-mark-start text:id="IMark62878616"/><text:alphabetical-index-mark-start text:id="IMark62879944"/><text:alphabetical-index-mark-start text:id="IMark67767064"/><text:alphabetical-index-mark-start text:id="IMark67768392"/><text:alphabetical-index-mark-start text:id="IMark67769720"/><text:alphabetical-index-mark-start text:id="IMark62080184"/><text:alphabetical-index-mark-start text:id="IMark62081512"/>Argentina<text:alphabetical-index-mark-end text:id="IMark62081512"/><text:alphabetical-index-mark-end text:id="IMark62080184"/><text:alphabetical-index-mark-end text:id="IMark67769720"/><text:alphabetical-index-mark-end text:id="IMark67768392"/><text:alphabetical-index-mark-end text:id="IMark67767064"/><text:alphabetical-index-mark-end text:id="IMark62879944"/><text:alphabetical-index-mark-end text:id="IMark62878616"/><text:alphabetical-index-mark-end text:id="IMark61903656"/><text:alphabetical-index-mark-end text:id="IMark36165416"/><text:alphabetical-index-mark-end text:id="IMark36164120"/>, gathered in 2019.</text:p>
      <text:p text:style-name="P4"/>
      <text:p text:style-name="P6">It is presented in <text:alphabetical-index-mark-start text:id="IMark59476920"/><text:alphabetical-index-mark-start text:id="IMark59245112"/><text:alphabetical-index-mark-start text:id="IMark68122008"/><text:alphabetical-index-mark-start text:id="IMark57052760"/><text:alphabetical-index-mark-start text:id="IMark54858584"/><text:alphabetical-index-mark-start text:id="IMark68138088"/><text:alphabetical-index-mark-start text:id="IMark59257720"/><text:alphabetical-index-mark-start text:id="IMark55186568"/><text:alphabetical-index-mark-start text:id="IMark64149912"/><text:alphabetical-index-mark-start text:id="IMark56962488"/><text:alphabetical-index-mark-start text:id="IMark62198776"/><text:alphabetical-index-mark-start text:id="IMark54276472"/><text:alphabetical-index-mark-start text:id="IMark64319544"/>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64134744"/><text:alphabetical-index-mark-start text:id="IMark61140200"/><text:alphabetical-index-mark-start text:id="IMark63679928"/><text:alphabetical-index-mark-start text:id="IMark53769272"/><text:alphabetical-index-mark-start text:id="IMark64496696"/><text:alphabetical-index-mark-start text:id="IMark64329784"/><text:alphabetical-index-mark-start text:id="IMark60022440"/><text:alphabetical-index-mark-start text:id="IMark68150296"/><text:alphabetical-index-mark-start text:id="IMark63242712"/><text:alphabetical-index-mark-start text:id="IMark32709256"/><text:alphabetical-index-mark-start text:id="IMark68152936"/><text:alphabetical-index-mark-start text:id="IMark47536104"/><text:alphabetical-index-mark-start text:id="IMark47461496"/>Sql<text:alphabetical-index-mark-end text:id="IMark47461496"/><text:alphabetical-index-mark-end text:id="IMark47536104"/><text:alphabetical-index-mark-end text:id="IMark68152936"/><text:alphabetical-index-mark-end text:id="IMark32709256"/><text:alphabetical-index-mark-end text:id="IMark63242712"/><text:alphabetical-index-mark-end text:id="IMark68150296"/><text:alphabetical-index-mark-end text:id="IMark60022440"/><text:alphabetical-index-mark-end text:id="IMark64329784"/><text:alphabetical-index-mark-end text:id="IMark64496696"/><text:alphabetical-index-mark-end text:id="IMark53769272"/>ite<text:alphabetical-index-mark-end text:id="IMark63679928"/><text:alphabetical-index-mark-end text:id="IMark61140200"/><text:alphabetical-index-mark-end text:id="IMark64134744"/><text:alphabetical-index-mark-end text:id="IMark64845336"/><text:alphabetical-index-mark-end text:id="IMark62203704"/><text:alphabetical-index-mark-end text:id="IMark62197032"/><text:alphabetical-index-mark-end text:id="IMark64250120"/><text:alphabetical-index-mark-end text:id="IMark64319544"/><text:alphabetical-index-mark-end text:id="IMark54276472"/><text:alphabetical-index-mark-end text:id="IMark62198776"/>3<text:alphabetical-index-mark-end text:id="IMark56962488"/><text:alphabetical-index-mark-end text:id="IMark64149912"/><text:alphabetical-index-mark-end text:id="IMark55186568"/><text:alphabetical-index-mark-end text:id="IMark59257720"/><text:alphabetical-index-mark-end text:id="IMark68138088"/><text:alphabetical-index-mark-end text:id="IMark54858584"/><text:alphabetical-index-mark-end text:id="IMark57052760"/><text:alphabetical-index-mark-end text:id="IMark68122008"/><text:alphabetical-index-mark-end text:id="IMark59245112"/><text:alphabetical-index-mark-end text:id="IMark59476920"/> <text:alphabetical-index-mark-start text:id="IMark59607896"/><text:alphabetical-index-mark-start text:id="IMark53570456"/><text:alphabetical-index-mark-start text:id="IMark6815760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<text:alphabetical-index-mark-start text:id="IMark61948968"/>dat<text:alphabetical-index-mark-start text:id="IMark64235752"/><text:alphabetical-index-mark-start text:id="IMark68153064"/><text:alphabetical-index-mark-start text:id="IMark62758152"/><text:alphabetical-index-mark-start text:id="IMark63066056"/><text:alphabetical-index-mark-start text:id="IMark46856024"/><text:alphabetical-index-mark-start text:id="IMark63439848"/><text:alphabetical-index-mark-start text:id="IMark62547992"/>a<text:alphabetical-index-mark-end text:id="IMark61948968"/>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68157608"/><text:alphabetical-index-mark-end text:id="IMark53570456"/><text:alphabetical-index-mark-end text:id="IMark59607896"/>b<text:alphabetical-index-mark-end text:id="IMark62547992"/><text:alphabetical-index-mark-end text:id="IMark63439848"/><text:alphabetical-index-mark-end text:id="IMark46856024"/><text:alphabetical-index-mark-end text:id="IMark63066056"/><text:alphabetical-index-mark-end text:id="IMark62758152"/><text:alphabetical-index-mark-end text:id="IMark68153064"/><text:alphabetical-index-mark-end text:id="IMark64235752"/>ase <text:alphabetical-index-mark-start text:id="IMark67773704"/><text:alphabetical-index-mark-start text:id="IMark53036936"/><text:alphabetical-index-mark-start text:id="IMark50155480"/><text:alphabetical-index-mark-start text:id="IMark56236264"/><text:alphabetical-index-mark-start text:id="IMark63653736"/><text:alphabetical-index-mark-start text:id="IMark63894568"/><text:alphabetical-index-mark-start text:id="IMark59663992"/><text:alphabetical-index-mark-start text:id="IMark60256712"/><text:alphabetical-index-mark-start text:id="IMark60256040"/>format<text:alphabetical-index-mark-end text:id="IMark60256040"/><text:alphabetical-index-mark-end text:id="IMark60256712"/><text:alphabetical-index-mark-end text:id="IMark59663992"/><text:alphabetical-index-mark-end text:id="IMark63894568"/><text:alphabetical-index-mark-end text:id="IMark63653736"/><text:alphabetical-index-mark-end text:id="IMark56236264"/><text:alphabetical-index-mark-end text:id="IMark50155480"/><text:alphabetical-index-mark-end text:id="IMark53036936"/><text:alphabetical-index-mark-end text:id="IMark67773704"/> and <text:alphabetical-index-mark-start text:id="IMark63938312"/><text:alphabetical-index-mark-start text:id="IMark63020712"/><text:alphabetical-index-mark-start text:id="IMark63971960"/><text:alphabetical-index-mark-start text:id="IMark63970088"/><text:alphabetical-index-mark-start text:id="IMark55207032"/><text:alphabetical-index-mark-start text:id="IMark57333944"/><text:alphabetical-index-mark-start text:id="IMark63939960"/>co<text:alphabetical-index-mark-end text:id="IMark63939960"/><text:alphabetical-index-mark-end text:id="IMark57333944"/><text:alphabetical-index-mark-end text:id="IMark55207032"/><text:alphabetical-index-mark-end text:id="IMark63970088"/><text:alphabetical-index-mark-end text:id="IMark63971960"/><text:alphabetical-index-mark-end text:id="IMark63020712"/><text:alphabetical-index-mark-end text:id="IMark63938312"/>ntains <text:alphabetical-index-mark-start text:id="IMark59057896"/><text:alphabetical-index-mark-start text:id="IMark60955960"/><text:alphabetical-index-mark-start text:id="IMark59236984"/><text:alphabetical-index-mark-start text:id="IMark59246824"/><text:alphabetical-index-mark-start text:id="IMark60473400"/><text:alphabetical-index-mark-start text:id="IMark60951656"/><text:alphabetical-index-mark-start text:id="IMark59315176"/><text:alphabetical-index-mark-start text:id="IMark55024024"/><text:alphabetical-index-mark-start text:id="IMark27177848"/><text:alphabetical-index-mark-start text:id="IMark46931976"/><text:alphabetical-index-mark-start text:id="IMark60483768"/><text:alphabetical-index-mark-start text:id="IMark63776360"/><text:alphabetical-index-mark-start text:id="IMark60212120"/><text:alphabetical-index-mark-start text:id="IMark60549912"/><text:alphabetical-index-mark-start text:id="IMark63336104"/><text:alphabetical-index-mark-start text:id="IMark61750696"/>value<text:alphabetical-index-mark-end text:id="IMark61750696"/><text:alphabetical-index-mark-end text:id="IMark63336104"/><text:alphabetical-index-mark-end text:id="IMark60549912"/><text:alphabetical-index-mark-end text:id="IMark60212120"/><text:alphabetical-index-mark-end text:id="IMark63776360"/><text:alphabetical-index-mark-end text:id="IMark60483768"/><text:alphabetical-index-mark-end text:id="IMark46931976"/><text:alphabetical-index-mark-end text:id="IMark27177848"/><text:alphabetical-index-mark-end text:id="IMark55024024"/><text:alphabetical-index-mark-end text:id="IMark59315176"/><text:alphabetical-index-mark-end text:id="IMark60951656"/><text:alphabetical-index-mark-end text:id="IMark60473400"/><text:alphabetical-index-mark-end text:id="IMark59246824"/><text:alphabetical-index-mark-end text:id="IMark59236984"/><text:alphabetical-index-mark-end text:id="IMark60955960"/><text:alphabetical-index-mark-end text:id="IMark59057896"/>s in US$ per <text:alphabetical-index-mark-start text:id="IMark59312872"/><text:alphabetical-index-mark-start text:id="IMark46933112"/><text:alphabetical-index-mark-start text:id="IMark60675480"/><text:alphabetical-index-mark-start text:id="IMark60484520"/><text:alphabetical-index-mark-start text:id="IMark63271928"/><text:alphabetical-index-mark-start text:id="IMark62878904"/><text:alphabetical-index-mark-start text:id="IMark67767816"/><text:alphabetical-index-mark-start text:id="IMark67769336"/><text:alphabetical-index-mark-start text:id="IMark26161576"/>square<text:alphabetical-index-mark-end text:id="IMark26161576"/><text:alphabetical-index-mark-end text:id="IMark67769336"/><text:alphabetical-index-mark-end text:id="IMark67767816"/><text:alphabetical-index-mark-end text:id="IMark62878904"/><text:alphabetical-index-mark-end text:id="IMark63271928"/><text:alphabetical-index-mark-end text:id="IMark60484520"/><text:alphabetical-index-mark-end text:id="IMark60675480"/><text:alphabetical-index-mark-end text:id="IMark46933112"/><text:alphabetical-index-mark-end text:id="IMark59312872"/> <text:alphabetical-index-mark-start text:id="IMark63679352"/><text:alphabetical-index-mark-start text:id="IMark62106488"/><text:alphabetical-index-mark-start text:id="IMark27079416"/><text:alphabetical-index-mark-start text:id="IMark61835800"/><text:alphabetical-index-mark-start text:id="IMark60656536"/><text:alphabetical-index-mark-start text:id="IMark56991448"/><text:alphabetical-index-mark-start text:id="IMark56992728"/><text:alphabetical-index-mark-start text:id="IMark60772936"/><text:alphabetical-index-mark-start text:id="IMark56995688"/>meter<text:alphabetical-index-mark-end text:id="IMark56995688"/><text:alphabetical-index-mark-end text:id="IMark60772936"/><text:alphabetical-index-mark-end text:id="IMark56992728"/><text:alphabetical-index-mark-end text:id="IMark56991448"/><text:alphabetical-index-mark-end text:id="IMark60656536"/><text:alphabetical-index-mark-end text:id="IMark61835800"/><text:alphabetical-index-mark-end text:id="IMark27079416"/><text:alphabetical-index-mark-end text:id="IMark62106488"/><text:alphabetical-index-mark-end text:id="IMark63679352"/> <text:alphabetical-index-mark-start text:id="IMark63243960"/><text:alphabetical-index-mark-start text:id="IMark60472728"/><text:alphabetical-index-mark-start text:id="IMark61255944"/><text:alphabetical-index-mark-start text:id="IMark61257224"/><text:alphabetical-index-mark-start text:id="IMark60676936"/><text:alphabetical-index-mark-start text:id="IMark61859560"/><text:alphabetical-index-mark-start text:id="IMark60124376"/><text:alphabetical-index-mark-start text:id="IMark60125944"/><text:alphabetical-index-mark-start text:id="IMark59235672"/><text:alphabetical-index-mark-start text:id="IMark63474152"/>average<text:alphabetical-index-mark-end text:id="IMark63474152"/><text:alphabetical-index-mark-end text:id="IMark59235672"/><text:alphabetical-index-mark-end text:id="IMark60125944"/><text:alphabetical-index-mark-end text:id="IMark60124376"/><text:alphabetical-index-mark-end text:id="IMark61859560"/><text:alphabetical-index-mark-end text:id="IMark60676936"/><text:alphabetical-index-mark-end text:id="IMark61257224"/><text:alphabetical-index-mark-end text:id="IMark61255944"/><text:alphabetical-index-mark-end text:id="IMark60472728"/><text:alphabetical-index-mark-end text:id="IMark63243960"/>d (built and not built), plus <text:alphabetical-index-mark-start text:id="IMark61860888"/><text:alphabetical-index-mark-start text:id="IMark57108168"/><text:alphabetical-index-mark-start text:id="IMark57108584"/><text:alphabetical-index-mark-start text:id="IMark63873368"/><text:alphabetical-index-mark-start text:id="IMark31038408"/><text:alphabetical-index-mark-start text:id="IMark56996968"/><text:alphabetical-index-mark-start text:id="IMark61828792"/><text:alphabetical-index-mark-start text:id="IMark64435608"/><text:alphabetical-index-mark-start text:id="IMark53836584"/><text:alphabetical-index-mark-start text:id="IMark64494184"/>data<text:alphabetical-index-mark-end text:id="IMark64494184"/><text:alphabetical-index-mark-end text:id="IMark53836584"/><text:alphabetical-index-mark-end text:id="IMark64435608"/><text:alphabetical-index-mark-end text:id="IMark61828792"/><text:alphabetical-index-mark-end text:id="IMark56996968"/><text:alphabetical-index-mark-end text:id="IMark31038408"/><text:alphabetical-index-mark-end text:id="IMark63873368"/><text:alphabetical-index-mark-end text:id="IMark57108584"/><text:alphabetical-index-mark-end text:id="IMark57108168"/><text:alphabetical-index-mark-end text:id="IMark61860888"/> on the <text:alphabetical-index-mark-start text:id="IMark62111624"/><text:alphabetical-index-mark-start text:id="IMark61352152"/><text:alphabetical-index-mark-start text:id="IMark61353480"/><text:alphabetical-index-mark-start text:id="IMark61354808"/><text:alphabetical-index-mark-start text:id="IMark63826968"/><text:alphabetical-index-mark-start text:id="IMark63828296"/><text:alphabetical-index-mark-start text:id="IMark60608616"/><text:alphabetical-index-mark-start text:id="IMark60609944"/><text:alphabetical-index-mark-start text:id="IMark60611272"/><text:alphabetical-index-mark-start text:id="IMark64847608"/>number<text:alphabetical-index-mark-end text:id="IMark64847608"/><text:alphabetical-index-mark-end text:id="IMark60611272"/><text:alphabetical-index-mark-end text:id="IMark60609944"/><text:alphabetical-index-mark-end text:id="IMark60608616"/><text:alphabetical-index-mark-end text:id="IMark63828296"/><text:alphabetical-index-mark-end text:id="IMark63826968"/><text:alphabetical-index-mark-end text:id="IMark61354808"/><text:alphabetical-index-mark-end text:id="IMark61353480"/><text:alphabetical-index-mark-end text:id="IMark61352152"/><text:alphabetical-index-mark-end text:id="IMark62111624"/> of <text:alphabetical-index-mark-start text:id="IMark54276856"/><text:alphabetical-index-mark-start text:id="IMark68823656"/><text:alphabetical-index-mark-start text:id="IMark68824984"/><text:alphabetical-index-mark-start text:id="IMark64788664"/><text:alphabetical-index-mark-start text:id="IMark64789992"/><text:alphabetical-index-mark-start text:id="IMark64791320"/><text:alphabetical-index-mark-start text:id="IMark63953032"/><text:alphabetical-index-mark-start text:id="IMark63954360"/><text:alphabetical-index-mark-start text:id="IMark63955688"/><text:alphabetical-index-mark-start text:id="IMark53255736"/>pedestrian<text:alphabetical-index-mark-end text:id="IMark53255736"/><text:alphabetical-index-mark-end text:id="IMark63955688"/><text:alphabetical-index-mark-end text:id="IMark63954360"/><text:alphabetical-index-mark-end text:id="IMark63953032"/><text:alphabetical-index-mark-end text:id="IMark64791320"/><text:alphabetical-index-mark-end text:id="IMark64789992"/><text:alphabetical-index-mark-end text:id="IMark64788664"/><text:alphabetical-index-mark-end text:id="IMark68824984"/><text:alphabetical-index-mark-end text:id="IMark68823656"/><text:alphabetical-index-mark-end text:id="IMark54276856"/>s <text:alphabetical-index-mark-start text:id="IMark53664792"/><text:alphabetical-index-mark-start text:id="IMark54706136"/><text:alphabetical-index-mark-start text:id="IMark54707464"/><text:alphabetical-index-mark-start text:id="IMark54708792"/><text:alphabetical-index-mark-start text:id="IMark63942056"/><text:alphabetical-index-mark-start text:id="IMark63943384"/><text:alphabetical-index-mark-start text:id="IMark63944712"/><text:alphabetical-index-mark-start text:id="IMark62774392"/><text:alphabetical-index-mark-start text:id="IMark62775720"/>st<text:alphabetical-index-mark-start text:id="IMark62356072"/><text:alphabetical-index-mark-start text:id="IMark57203864"/><text:alphabetical-index-mark-start text:id="IMark57205192"/><text:alphabetical-index-mark-start text:id="IMark63957784"/><text:alphabetical-index-mark-start text:id="IMark63274936"/><text:alphabetical-index-mark-start text:id="IMark63276264"/><text:alphabetical-index-mark-start text:id="IMark59927144"/>ro<text:alphabetical-index-mark-end text:id="IMark59927144"/><text:alphabetical-index-mark-end text:id="IMark63276264"/><text:alphabetical-index-mark-end text:id="IMark63274936"/><text:alphabetical-index-mark-end text:id="IMark63957784"/><text:alphabetical-index-mark-end text:id="IMark57205192"/><text:alphabetical-index-mark-end text:id="IMark57203864"/><text:alphabetical-index-mark-end text:id="IMark62356072"/>ll<text:alphabetical-index-mark-end text:id="IMark62775720"/><text:alphabetical-index-mark-end text:id="IMark62774392"/><text:alphabetical-index-mark-end text:id="IMark63944712"/><text:alphabetical-index-mark-end text:id="IMark63943384"/><text:alphabetical-index-mark-end text:id="IMark63942056"/><text:alphabetical-index-mark-end text:id="IMark54708792"/><text:alphabetical-index-mark-end text:id="IMark54707464"/><text:alphabetical-index-mark-end text:id="IMark54706136"/><text:alphabetical-index-mark-end text:id="IMark53664792"/>ing tho<text:alphabetical-index-mark-start text:id="IMark27225320"/><text:alphabetical-index-mark-start text:id="IMark27226648"/><text:alphabetical-index-mark-start text:id="IMark27227976"/><text:alphabetical-index-mark-start text:id="IMark63672712"/><text:alphabetical-index-mark-start text:id="IMark63674040"/><text:alphabetical-index-mark-start text:id="IMark68936648"/><text:alphabetical-index-mark-start text:id="IMark63004408"/>ro<text:alphabetical-index-mark-end text:id="IMark63004408"/><text:alphabetical-index-mark-end text:id="IMark68936648"/><text:alphabetical-index-mark-end text:id="IMark63674040"/><text:alphabetical-index-mark-end text:id="IMark63672712"/><text:alphabetical-index-mark-end text:id="IMark27227976"/><text:alphabetical-index-mark-end text:id="IMark27226648"/><text:alphabetical-index-mark-end text:id="IMark27225320"/>ugh the <text:alphabetical-index-mark-start text:id="IMark63695528"/><text:alphabetical-index-mark-start text:id="IMark63696888"/><text:alphabetical-index-mark-start text:id="IMark64461544"/><text:alphabetical-index-mark-start text:id="IMark64462600"/><text:alphabetical-index-mark-start text:id="IMark64463928"/><text:alphabetical-index-mark-start text:id="IMark64438552"/><text:alphabetical-index-mark-start text:id="IMark64439880"/><text:alphabetical-index-mark-start text:id="IMark64441208"/><text:alphabetical-index-mark-start text:id="IMark51675256"/><text:alphabetical-index-mark-start text:id="IMark51676584"/>street<text:alphabetical-index-mark-end text:id="IMark51676584"/><text:alphabetical-index-mark-end text:id="IMark51675256"/><text:alphabetical-index-mark-end text:id="IMark64441208"/><text:alphabetical-index-mark-end text:id="IMark64439880"/><text:alphabetical-index-mark-end text:id="IMark64438552"/><text:alphabetical-index-mark-end text:id="IMark64463928"/><text:alphabetical-index-mark-end text:id="IMark64462600"/><text:alphabetical-index-mark-end text:id="IMark64461544"/><text:alphabetical-index-mark-end text:id="IMark63696888"/><text:alphabetical-index-mark-end text:id="IMark63695528"/>s of the <text:alphabetical-index-mark-start text:id="IMark32603944"/><text:alphabetical-index-mark-start text:id="IMark32605240"/><text:alphabetical-index-mark-start text:id="IMark32606568"/><text:alphabetical-index-mark-start text:id="IMark32629544"/><text:alphabetical-index-mark-start text:id="IMark32630872"/><text:alphabetical-index-mark-start text:id="IMark32632200"/><text:alphabetical-index-mark-start text:id="IMark32615208"/><text:alphabetical-index-mark-start text:id="IMark32616536"/><text:alphabetical-index-mark-start text:id="IMark32617864"/><text:alphabetical-index-mark-start text:id="IMark47470312"/><text:alphabetical-index-mark-start text:id="IMark47471672"/><text:alphabetical-index-mark-start text:id="IMark47473000"/><text:alphabetical-index-mark-start text:id="IMark68140776"/><text:alphabetical-index-mark-start text:id="IMark68142104"/><text:alphabetical-index-mark-start text:id="IMark68143432"/><text:alphabetical-index-mark-start text:id="IMark55499192"/><text:alphabetical-index-mark-start text:id="IMark55500520"/>co<text:alphabetical-index-mark-end text:id="IMark55500520"/><text:alphabetical-index-mark-end text:id="IMark55499192"/><text:alphabetical-index-mark-end text:id="IMark68143432"/><text:alphabetical-index-mark-end text:id="IMark68142104"/><text:alphabetical-index-mark-end text:id="IMark68140776"/><text:alphabetical-index-mark-end text:id="IMark47473000"/><text:alphabetical-index-mark-end text:id="IMark47471672"/>mmercial<text:alphabetical-index-mark-end text:id="IMark47470312"/><text:alphabetical-index-mark-end text:id="IMark32617864"/><text:alphabetical-index-mark-end text:id="IMark32616536"/><text:alphabetical-index-mark-end text:id="IMark32615208"/><text:alphabetical-index-mark-end text:id="IMark32632200"/><text:alphabetical-index-mark-end text:id="IMark32630872"/><text:alphabetical-index-mark-end text:id="IMark32629544"/><text:alphabetical-index-mark-end text:id="IMark32606568"/><text:alphabetical-index-mark-end text:id="IMark32605240"/><text:alphabetical-index-mark-end text:id="IMark32603944"/> <text:alphabetical-index-mark-start text:id="IMark60907816"/><text:alphabetical-index-mark-start text:id="IMark60909048"/><text:alphabetical-index-mark-start text:id="IMark60910056"/><text:alphabetical-index-mark-start text:id="IMark61684888"/><text:alphabetical-index-mark-start text:id="IMark61686216"/><text:alphabetical-index-mark-start text:id="IMark59151336"/><text:alphabetical-index-mark-start text:id="IMark59152664"/><text:alphabetical-index-mark-start text:id="IMark59153992"/><text:alphabetical-index-mark-start text:id="IMark60986568"/>district<text:alphabetical-index-mark-end text:id="IMark60986568"/><text:alphabetical-index-mark-end text:id="IMark59153992"/><text:alphabetical-index-mark-end text:id="IMark59152664"/><text:alphabetical-index-mark-end text:id="IMark59151336"/><text:alphabetical-index-mark-end text:id="IMark61686216"/><text:alphabetical-index-mark-end text:id="IMark61684888"/><text:alphabetical-index-mark-end text:id="IMark60910056"/><text:alphabetical-index-mark-end text:id="IMark60909048"/><text:alphabetical-index-mark-end text:id="IMark60907816"/> of the <text:alphabetical-index-mark-start text:id="IMark64448472"/><text:alphabetical-index-mark-start text:id="IMark64449736"/><text:alphabetical-index-mark-start text:id="IMark46636856"/><text:alphabetical-index-mark-start text:id="IMark46638152"/><text:alphabetical-index-mark-start text:id="IMark46639480"/><text:alphabetical-index-mark-start text:id="IMark60827208"/><text:alphabetical-index-mark-start text:id="IMark60828536"/><text:alphabetical-index-mark-start text:id="IMark60829864"/><text:alphabetical-index-mark-start text:id="IMark62320440"/>city<text:alphabetical-index-mark-end text:id="IMark62320440"/><text:alphabetical-index-mark-end text:id="IMark60829864"/><text:alphabetical-index-mark-end text:id="IMark60828536"/><text:alphabetical-index-mark-end text:id="IMark60827208"/><text:alphabetical-index-mark-end text:id="IMark46639480"/><text:alphabetical-index-mark-end text:id="IMark46638152"/><text:alphabetical-index-mark-end text:id="IMark46636856"/><text:alphabetical-index-mark-end text:id="IMark64449736"/><text:alphabetical-index-mark-end text:id="IMark64448472"/>.</text:p>
      <text:p text:style-name="P6"/>
      <text:p text:style-name="P30"><text:alphabetical-index-mark-start text:id="IMark64235752"/><text:alphabetical-index-mark-start text:id="IMark68153064"/><text:alphabetical-index-mark-start text:id="IMark62758152"/><text:alphabetical-index-mark-start text:id="IMark63066056"/><text:alphabetical-index-mark-start text:id="IMark46856024"/><text:alphabetical-index-mark-start text:id="IMark63439848"/><text:alphabetical-index-mark-start text:id="IMark62547992"/><text:alphabetical-index-mark-start text:id="IMark59607896"/><text:alphabetical-index-mark-start text:id="IMark53570456"/><text:alphabetical-index-mark-start text:id="IMark68157608"/>SQL<text:alphabetical-index-mark-end text:id="IMark68157608"/><text:alphabetical-index-mark-end text:id="IMark53570456"/><text:alphabetical-index-mark-end text:id="IMark59607896"/><text:alphabetical-index-mark-end text:id="IMark62547992"/><text:alphabetical-index-mark-end text:id="IMark63439848"/><text:alphabetical-index-mark-end text:id="IMark46856024"/><text:alphabetical-index-mark-end text:id="IMark63066056"/><text:alphabetical-index-mark-end text:id="IMark62758152"/><text:alphabetical-index-mark-end text:id="IMark68153064"/><text:alphabetical-index-mark-end text:id="IMark64235752"/> queries useful for p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<text:alphabetical-index-mark-start text:id="IMark61948968"/>ro<text:alphabetical-index-mark-end text:id="IMark61948968"/>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cessing the <text:alphabetical-index-mark-start text:id="IMark59476920"/><text:alphabetical-index-mark-start text:id="IMark59245112"/><text:alphabetical-index-mark-start text:id="IMark68122008"/><text:alphabetical-index-mark-start text:id="IMark57052760"/><text:alphabetical-index-mark-start text:id="IMark54858584"/><text:alphabetical-index-mark-start text:id="IMark68138088"/><text:alphabetical-index-mark-start text:id="IMark59257720"/><text:alphabetical-index-mark-start text:id="IMark55186568"/><text:alphabetical-index-mark-start text:id="IMark64149912"/><text:alphabetical-index-mark-start text:id="IMark56962488"/>data<text:alphabetical-index-mark-end text:id="IMark56962488"/><text:alphabetical-index-mark-end text:id="IMark64149912"/><text:alphabetical-index-mark-end text:id="IMark55186568"/><text:alphabetical-index-mark-end text:id="IMark59257720"/><text:alphabetical-index-mark-end text:id="IMark68138088"/><text:alphabetical-index-mark-end text:id="IMark54858584"/><text:alphabetical-index-mark-end text:id="IMark57052760"/><text:alphabetical-index-mark-end text:id="IMark68122008"/><text:alphabetical-index-mark-end text:id="IMark59245112"/><text:alphabetical-index-mark-end text:id="IMark59476920"/> <text:alphabetical-index-mark-start text:id="IMark62198776"/><text:alphabetical-index-mark-start text:id="IMark54276472"/><text:alphabetical-index-mark-start text:id="IMark64319544"/><text:alphabetical-index-mark-start text:id="IMark64250120"/><text:alphabetical-index-mark-start text:id="IMark62197032"/><text:alphabetical-index-mark-start text:id="IMark62203704"/><text:alphabetical-index-mark-start text:id="IMark64845336"/>co<text:alphabetical-index-mark-end text:id="IMark64845336"/><text:alphabetical-index-mark-end text:id="IMark62203704"/><text:alphabetical-index-mark-end text:id="IMark62197032"/><text:alphabetical-index-mark-end text:id="IMark64250120"/><text:alphabetical-index-mark-end text:id="IMark64319544"/><text:alphabetical-index-mark-end text:id="IMark54276472"/><text:alphabetical-index-mark-end text:id="IMark62198776"/>ntained in the <text:alphabetical-index-mark-start text:id="IMark64134744"/><text:alphabetical-index-mark-start text:id="IMark61140200"/><text:alphabetical-index-mark-start text:id="IMark63679928"/><text:alphabetical-index-mark-start text:id="IMark53769272"/><text:alphabetical-index-mark-start text:id="IMark64496696"/><text:alphabetical-index-mark-start text:id="IMark64329784"/><text:alphabetical-index-mark-start text:id="IMark60022440"/><text:alphabetical-index-mark-start text:id="IMark68150296"/><text:alphabetical-index-mark-start text:id="IMark63242712"/><text:alphabetical-index-mark-start text:id="IMark32709256"/>data<text:alphabetical-index-mark-end text:id="IMark32709256"/><text:alphabetical-index-mark-end text:id="IMark63242712"/><text:alphabetical-index-mark-end text:id="IMark68150296"/><text:alphabetical-index-mark-end text:id="IMark60022440"/><text:alphabetical-index-mark-end text:id="IMark64329784"/><text:alphabetical-index-mark-end text:id="IMark64496696"/><text:alphabetical-index-mark-end text:id="IMark53769272"/><text:alphabetical-index-mark-end text:id="IMark63679928"/><text:alphabetical-index-mark-end text:id="IMark61140200"/><text:alphabetical-index-mark-end text:id="IMark64134744"/> set are also p<text:alphabetical-index-mark-start text:id="IMark68152936"/><text:alphabetical-index-mark-start text:id="IMark47536104"/><text:alphabetical-index-mark-start text:id="IMark47461496"/><text:alphabetical-index-mark-start text:id="IMark26093000"/><text:alphabetical-index-mark-start text:id="IMark63748568"/><text:alphabetical-index-mark-start text:id="IMark60418504"/><text:alphabetical-index-mark-start text:id="IMark61035848"/>ro<text:alphabetical-index-mark-end text:id="IMark61035848"/><text:alphabetical-index-mark-end text:id="IMark60418504"/><text:alphabetical-index-mark-end text:id="IMark63748568"/><text:alphabetical-index-mark-end text:id="IMark26093000"/><text:alphabetical-index-mark-end text:id="IMark47461496"/><text:alphabetical-index-mark-end text:id="IMark47536104"/><text:alphabetical-index-mark-end text:id="IMark68152936"/>v<text:alphabetical-index-mark-start text:id="IMark53662904"/><text:alphabetical-index-mark-start text:id="IMark61828408"/><text:alphabetical-index-mark-start text:id="IMark36166072"/><text:alphabetical-index-mark-start text:id="IMark59656872"/><text:alphabetical-index-mark-start text:id="IMark61753032"/><text:alphabetical-index-mark-start text:id="IMark59786072"/><text:alphabetical-index-mark-start text:id="IMark62888088"/>id<text:alphabetical-index-mark-end text:id="IMark62888088"/><text:alphabetical-index-mark-end text:id="IMark59786072"/><text:alphabetical-index-mark-end text:id="IMark61753032"/><text:alphabetical-index-mark-end text:id="IMark59656872"/><text:alphabetical-index-mark-end text:id="IMark36166072"/><text:alphabetical-index-mark-end text:id="IMark61828408"/><text:alphabetical-index-mark-end text:id="IMark53662904"/>ed.</text:p>
      <text:p text:style-name="P6"/>
      <text:p text:style-name="P8"/>
      <text:p text:style-name="P18"/>
      <text:p text:style-name="P19"/>
      <text:p text:style-name="P3"/>
      <text:h text:style-name="P144" text:outline-level="1"><text:bookmark-start text:name="__RefHeading___Toc763_180202276"/>2. <text:alphabetical-index-mark-start text:id="IMark64329784"/><text:alphabetical-index-mark-start text:id="IMark68150296"/><text:alphabetical-index-mark-start text:id="IMark63242712"/><text:alphabetical-index-mark-start text:id="IMark32709256"/><text:alphabetical-index-mark-start text:id="IMark62198776"/><text:alphabetical-index-mark-start text:id="IMark54276472"/><text:alphabetical-index-mark-start text:id="IMark64319544"/>Co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3242712"/><text:alphabetical-index-mark-end text:id="IMark68150296"/><text:alphabetical-index-mark-end text:id="IMark64329784"/>nventions, 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59476920"/><text:alphabetical-index-mark-start text:id="IMark59245112"/><text:alphabetical-index-mark-start text:id="IMark68122008"/>caveat<text:alphabetical-index-mark-end text:id="IMark68122008"/><text:alphabetical-index-mark-end text:id="IMark59245112"/><text:alphabetical-index-mark-end text:id="IMark59476920"/><text:alphabetical-index-mark-end text:id="IMark64845336"/><text:alphabetical-index-mark-end text:id="IMark62203704"/><text:alphabetical-index-mark-end text:id="IMark62197032"/><text:alphabetical-index-mark-end text:id="IMark64250120"/>s and <text:alphabetical-index-mark-start text:id="IMark57052760"/><text:alphabetical-index-mark-start text:id="IMark54858584"/><text:span text:style-name="T134">method</text:span><text:alphabetical-index-mark-end text:id="IMark54858584"/><text:alphabetical-index-mark-end text:id="IMark57052760"/><text:span text:style-name="T134">ology</text:span>.<text:bookmark-end text:name="__RefHeading___Toc763_180202276"/></text:h>
      <text:p text:style-name="P3"/>
      <text:p text:style-name="P12">Take into <text:alphabetical-index-mark-start text:id="IMark5696248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co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56962488"/>ns<text:alphabetical-index-mark-start text:id="IMark61948968"/><text:alphabetical-index-mark-start text:id="IMark64235752"/><text:alphabetical-index-mark-start text:id="IMark68153064"/><text:alphabetical-index-mark-start text:id="IMark62758152"/><text:alphabetical-index-mark-start text:id="IMark63066056"/><text:alphabetical-index-mark-start text:id="IMark46856024"/><text:alphabetical-index-mark-start text:id="IMark63439848"/>id<text:alphabetical-index-mark-end text:id="IMark63439848"/><text:alphabetical-index-mark-end text:id="IMark46856024"/><text:alphabetical-index-mark-end text:id="IMark63066056"/><text:alphabetical-index-mark-end text:id="IMark62758152"/><text:alphabetical-index-mark-end text:id="IMark68153064"/><text:alphabetical-index-mark-end text:id="IMark64235752"/><text:alphabetical-index-mark-end text:id="IMark61948968"/>eration these factors.</text:p>
      <text:p text:style-name="P10"/>
      <text:h text:style-name="Heading_20_2" text:outline-level="2"><text:bookmark-start text:name="__RefHeading___Toc765_180202276"/>2.1. <text:alphabetical-index-mark-start text:id="IMark68157608"/><text:alphabetical-index-mark-start text:id="IMark68152936"/><text:alphabetical-index-mark-start text:id="IMark26093000"/><text:alphabetical-index-mark-start text:id="IMark47461496"/><text:alphabetical-index-mark-start text:id="IMark64134744"/><text:alphabetical-index-mark-start text:id="IMark63748568"/>Term<text:alphabetical-index-mark-end text:id="IMark63748568"/><text:alphabetical-index-mark-end text:id="IMark64134744"/><text:alphabetical-index-mark-end text:id="IMark47461496"/><text:alphabetical-index-mark-end text:id="IMark26093000"/><text:alphabetical-index-mark-end text:id="IMark68152936"/><text:alphabetical-index-mark-end text:id="IMark68157608"/>s and <text:alphabetical-index-mark-start text:id="IMark63679928"/><text:alphabetical-index-mark-start text:id="IMark61140200"/><text:alphabetical-index-mark-start text:id="IMark64496696"/><text:alphabetical-index-mark-start text:id="IMark53769272"/><text:alphabetical-index-mark-start text:id="IMark67775880"/>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59476920"/><text:alphabetical-index-mark-start text:id="IMark59245112"/><text:alphabetical-index-mark-start text:id="IMark68122008"/><text:alphabetical-index-mark-start text:id="IMark64329784"/>ab<text:alphabetical-index-mark-end text:id="IMark64329784"/><text:alphabetical-index-mark-end text:id="IMark68122008"/><text:alphabetical-index-mark-end text:id="IMark59245112"/><text:alphabetical-index-mark-end text:id="IMark59476920"/><text:alphabetical-index-mark-end text:id="IMark64845336"/><text:alphabetical-index-mark-end text:id="IMark62203704"/><text:alphabetical-index-mark-end text:id="IMark62197032"/>breviation<text:alphabetical-index-mark-end text:id="IMark64250120"/><text:alphabetical-index-mark-end text:id="IMark67775880"/><text:alphabetical-index-mark-end text:id="IMark53769272"/><text:alphabetical-index-mark-end text:id="IMark64496696"/><text:alphabetical-index-mark-end text:id="IMark61140200"/><text:alphabetical-index-mark-end text:id="IMark63679928"/>s used.<text:bookmark-end text:name="__RefHeading___Toc765_180202276"/></text:h>
      <text:p text:style-name="P12"/>
      <text:p text:style-name="P12"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<text:alphabetical-index-mark-start text:id="IMark54858584"/>AB<text:alphabetical-index-mark-end text:id="IMark54858584"/>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: <text:alphabetical-index-mark-start text:id="IMark59257720"/><text:alphabetical-index-mark-start text:id="IMark68138088"/><text:alphabetical-index-mark-start text:id="IMark62647000"/><text:alphabetical-index-mark-start text:id="IMark64149912"/><text:alphabetical-index-mark-start text:id="IMark55186568"/><text:alphabetical-index-mark-start text:id="IMark64235752"/><text:alphabetical-index-mark-start text:id="IMark61948968"/><text:alphabetical-index-mark-start text:id="IMark68153064"/><text:alphabetical-index-mark-start text:id="IMark62758152"/>Address<text:alphabetical-index-mark-end text:id="IMark62758152"/><text:alphabetical-index-mark-end text:id="IMark68153064"/><text:alphabetical-index-mark-end text:id="IMark61948968"/><text:alphabetical-index-mark-end text:id="IMark64235752"/><text:alphabetical-index-mark-end text:id="IMark55186568"/><text:alphabetical-index-mark-end text:id="IMark64149912"/><text:alphabetical-index-mark-end text:id="IMark62647000"/><text:alphabetical-index-mark-end text:id="IMark68138088"/><text:alphabetical-index-mark-end text:id="IMark59257720"/> <text:alphabetical-index-mark-start text:id="IMark63066056"/><text:alphabetical-index-mark-start text:id="IMark46856024"/><text:alphabetical-index-mark-start text:id="IMark63439848"/><text:alphabetical-index-mark-start text:id="IMark5696248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block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56962488"/><text:alphabetical-index-mark-end text:id="IMark63439848"/><text:alphabetical-index-mark-end text:id="IMark46856024"/><text:alphabetical-index-mark-end text:id="IMark63066056"/>.</text:p>
      <text:p text:style-name="P12"/>
      <text:p text:style-name="P12">C: <text:alphabetical-index-mark-start text:id="IMark54113544"/><text:alphabetical-index-mark-start text:id="IMark61140200"/><text:alphabetical-index-mark-start text:id="IMark63679928"/><text:alphabetical-index-mark-start text:id="IMark64496696"/><text:alphabetical-index-mark-start text:id="IMark53769272"/><text:alphabetical-index-mark-start text:id="IMark67775880"/>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59476920"/><text:alphabetical-index-mark-start text:id="IMark59245112"/><text:alphabetical-index-mark-start text:id="IMark68122008"/><text:alphabetical-index-mark-start text:id="IMark64329784"/><text:alphabetical-index-mark-start text:id="IMark68157608"/><text:alphabetical-index-mark-start text:id="IMark68152936"/><text:alphabetical-index-mark-start text:id="IMark26093000"/>Co<text:alphabetical-index-mark-end text:id="IMark26093000"/><text:alphabetical-index-mark-end text:id="IMark68152936"/><text:alphabetical-index-mark-end text:id="IMark68157608"/><text:alphabetical-index-mark-end text:id="IMark64329784"/><text:alphabetical-index-mark-end text:id="IMark68122008"/><text:alphabetical-index-mark-end text:id="IMark59245112"/><text:alphabetical-index-mark-end text:id="IMark59476920"/>mmercial<text:alphabetical-index-mark-end text:id="IMark64845336"/><text:alphabetical-index-mark-end text:id="IMark62203704"/><text:alphabetical-index-mark-end text:id="IMark62197032"/><text:alphabetical-index-mark-end text:id="IMark64250120"/><text:alphabetical-index-mark-end text:id="IMark67775880"/><text:alphabetical-index-mark-end text:id="IMark53769272"/><text:alphabetical-index-mark-end text:id="IMark64496696"/><text:alphabetical-index-mark-end text:id="IMark63679928"/><text:alphabetical-index-mark-end text:id="IMark61140200"/><text:alphabetical-index-mark-end text:id="IMark54113544"/> <text:alphabetical-index-mark-start text:id="IMark47461496"/><text:alphabetical-index-mark-start text:id="IMark64134744"/><text:alphabetical-index-mark-start text:id="IMark63748568"/><text:alphabetical-index-mark-start text:id="IMark47536104"/><text:alphabetical-index-mark-start text:id="IMark63242712"/><text:alphabetical-index-mark-start text:id="IMark68150296"/><text:alphabetical-index-mark-start text:id="IMark40496856"/>zone<text:alphabetical-index-mark-end text:id="IMark40496856"/><text:alphabetical-index-mark-end text:id="IMark68150296"/><text:alphabetical-index-mark-end text:id="IMark63242712"/><text:alphabetical-index-mark-end text:id="IMark47536104"/><text:alphabetical-index-mark-end text:id="IMark63748568"/><text:alphabetical-index-mark-end text:id="IMark64134744"/><text:alphabetical-index-mark-end text:id="IMark47461496"/>.</text:p>
      <text:p text:style-name="P12"/>
      <text:p text:style-name="P49"><text:alphabetical-index-mark-start text:id="IMark5696248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CO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56962488"/>: <text:alphabetical-index-mark-start text:id="IMark59257720"/><text:alphabetical-index-mark-start text:id="IMark68138088"/><text:alphabetical-index-mark-start text:id="IMark62647000"/><text:alphabetical-index-mark-start text:id="IMark64149912"/><text:alphabetical-index-mark-start text:id="IMark55186568"/><text:alphabetical-index-mark-start text:id="IMark64235752"/><text:alphabetical-index-mark-start text:id="IMark61948968"/><text:alphabetical-index-mark-start text:id="IMark68153064"/><text:alphabetical-index-mark-start text:id="IMark62758152"/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Co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2758152"/>mmercial<text:alphabetical-index-mark-end text:id="IMark68153064"/><text:alphabetical-index-mark-end text:id="IMark61948968"/><text:alphabetical-index-mark-end text:id="IMark64235752"/><text:alphabetical-index-mark-end text:id="IMark55186568"/><text:alphabetical-index-mark-end text:id="IMark64149912"/><text:alphabetical-index-mark-end text:id="IMark62647000"/><text:alphabetical-index-mark-end text:id="IMark68138088"/><text:alphabetical-index-mark-end text:id="IMark59257720"/> <text:alphabetical-index-mark-start text:id="IMark54858584"/><text:alphabetical-index-mark-start text:id="IMark62547992"/><text:alphabetical-index-mark-start text:id="IMark59607896"/><text:alphabetical-index-mark-start text:id="IMark53570456"/><text:alphabetical-index-mark-start text:id="IMark64134744"/><text:alphabetical-index-mark-start text:id="IMark47461496"/><text:alphabetical-index-mark-start text:id="IMark63748568"/>zone<text:alphabetical-index-mark-end text:id="IMark63748568"/><text:alphabetical-index-mark-end text:id="IMark47461496"/><text:alphabetical-index-mark-end text:id="IMark64134744"/><text:alphabetical-index-mark-end text:id="IMark53570456"/><text:alphabetical-index-mark-end text:id="IMark59607896"/><text:alphabetical-index-mark-end text:id="IMark62547992"/><text:alphabetical-index-mark-end text:id="IMark54858584"/>, outs<text:alphabetical-index-mark-start text:id="IMark47536104"/><text:alphabetical-index-mark-start text:id="IMark63242712"/><text:alphabetical-index-mark-start text:id="IMark68150296"/><text:alphabetical-index-mark-start text:id="IMark40496856"/><text:alphabetical-index-mark-start text:id="IMark54113544"/><text:alphabetical-index-mark-start text:id="IMark61140200"/><text:alphabetical-index-mark-start text:id="IMark63679928"/>id<text:alphabetical-index-mark-end text:id="IMark63679928"/><text:alphabetical-index-mark-end text:id="IMark61140200"/><text:alphabetical-index-mark-end text:id="IMark54113544"/><text:alphabetical-index-mark-end text:id="IMark40496856"/><text:alphabetical-index-mark-end text:id="IMark68150296"/><text:alphabetical-index-mark-end text:id="IMark63242712"/><text:alphabetical-index-mark-end text:id="IMark47536104"/>e the <text:alphabetical-index-mark-start text:id="IMark64496696"/><text:alphabetical-index-mark-start text:id="IMark53769272"/><text:alphabetical-index-mark-start text:id="IMark67775880"/><text:alphabetical-index-mark-start text:id="IMark64250120"/><text:alphabetical-index-mark-start text:id="IMark62197032"/><text:alphabetical-index-mark-start text:id="IMark62203704"/><text:alphabetical-index-mark-start text:id="IMark64845336"/><text:alphabetical-index-mark-start text:id="IMark59476920"/><text:alphabetical-index-mark-start text:id="IMark59245112"/><text:alphabetical-index-mark-start text:id="IMark68122008"/><text:alphabetical-index-mark-start text:id="IMark64329784"/><text:alphabetical-index-mark-start text:id="IMark68157608"/><text:alphabetical-index-mark-start text:id="IMark68152936"/><text:alphabetical-index-mark-start text:id="IMark26093000"/><text:alphabetical-index-mark-start text:id="IMark46856024"/>co<text:alphabetical-index-mark-end text:id="IMark46856024"/><text:alphabetical-index-mark-end text:id="IMark26093000"/><text:alphabetical-index-mark-end text:id="IMark68152936"/><text:alphabetical-index-mark-end text:id="IMark68157608"/><text:alphabetical-index-mark-end text:id="IMark64329784"/><text:alphabetical-index-mark-end text:id="IMark68122008"/><text:alphabetical-index-mark-end text:id="IMark59245112"/>mmercial<text:alphabetical-index-mark-end text:id="IMark59476920"/><text:alphabetical-index-mark-end text:id="IMark64845336"/><text:alphabetical-index-mark-end text:id="IMark62203704"/><text:alphabetical-index-mark-end text:id="IMark62197032"/><text:alphabetical-index-mark-end text:id="IMark64250120"/><text:alphabetical-index-mark-end text:id="IMark67775880"/><text:alphabetical-index-mark-end text:id="IMark53769272"/><text:alphabetical-index-mark-end text:id="IMark64496696"/> <text:alphabetical-index-mark-start text:id="IMark63439848"/><text:alphabetical-index-mark-start text:id="IMark63066056"/><text:alphabetical-index-mark-start text:id="IMark63676888"/><text:alphabetical-index-mark-start text:id="IMark36163736"/><text:alphabetical-index-mark-start text:id="IMark63750824"/><text:alphabetical-index-mark-start text:id="IMark60257544"/><text:alphabetical-index-mark-start text:id="IMark60675096"/><text:alphabetical-index-mark-start text:id="IMark46779736"/>district<text:alphabetical-index-mark-end text:id="IMark46779736"/><text:alphabetical-index-mark-end text:id="IMark60675096"/><text:alphabetical-index-mark-end text:id="IMark60257544"/><text:alphabetical-index-mark-end text:id="IMark63750824"/><text:alphabetical-index-mark-end text:id="IMark36163736"/><text:alphabetical-index-mark-end text:id="IMark63676888"/><text:alphabetical-index-mark-end text:id="IMark63066056"/><text:alphabetical-index-mark-end text:id="IMark63439848"/>.</text:p>
      <text:p text:style-name="P49"/>
      <text:p text:style-name="P135">DB: <text:alphabetical-index-mark-start text:id="IMark64496696"/>Dat<text:alphabetical-index-mark-start text:id="IMark53769272"/>a<text:alphabetical-index-mark-end text:id="IMark64496696"/>b<text:alphabetical-index-mark-end text:id="IMark53769272"/>ase.</text:p>
      <text:p text:style-name="P12"/>
      <text:p text:style-name="P12">R: <text:alphabetical-index-mark-start text:id="IMark62203704"/><text:alphabetical-index-mark-start text:id="IMark64845336"/><text:alphabetical-index-mark-start text:id="IMark59476920"/><text:alphabetical-index-mark-start text:id="IMark59245112"/><text:alphabetical-index-mark-start text:id="IMark68122008"/><text:alphabetical-index-mark-start text:id="IMark64329784"/><text:alphabetical-index-mark-start text:id="IMark68157608"/><text:alphabetical-index-mark-start text:id="IMark68152936"/><text:alphabetical-index-mark-start text:id="IMark26093000"/><text:alphabetical-index-mark-start text:id="IMark46856024"/>Res<text:alphabetical-index-mark-start text:id="IMark47536104"/><text:alphabetical-index-mark-start text:id="IMark63242712"/><text:alphabetical-index-mark-start text:id="IMark68150296"/><text:alphabetical-index-mark-start text:id="IMark40496856"/><text:alphabetical-index-mark-start text:id="IMark54113544"/><text:alphabetical-index-mark-start text:id="IMark61140200"/><text:alphabetical-index-mark-start text:id="IMark63679928"/>id<text:alphabetical-index-mark-end text:id="IMark63679928"/><text:alphabetical-index-mark-end text:id="IMark61140200"/><text:alphabetical-index-mark-end text:id="IMark54113544"/><text:alphabetical-index-mark-end text:id="IMark40496856"/><text:alphabetical-index-mark-end text:id="IMark68150296"/><text:alphabetical-index-mark-end text:id="IMark63242712"/><text:alphabetical-index-mark-end text:id="IMark47536104"/>ential<text:alphabetical-index-mark-end text:id="IMark46856024"/><text:alphabetical-index-mark-end text:id="IMark26093000"/><text:alphabetical-index-mark-end text:id="IMark68152936"/><text:alphabetical-index-mark-end text:id="IMark68157608"/><text:alphabetical-index-mark-end text:id="IMark64329784"/><text:alphabetical-index-mark-end text:id="IMark68122008"/><text:alphabetical-index-mark-end text:id="IMark59245112"/><text:alphabetical-index-mark-end text:id="IMark59476920"/><text:alphabetical-index-mark-end text:id="IMark64845336"/><text:alphabetical-index-mark-end text:id="IMark62203704"/> <text:alphabetical-index-mark-start text:id="IMark54858584"/><text:alphabetical-index-mark-start text:id="IMark62547992"/><text:alphabetical-index-mark-start text:id="IMark59607896"/><text:alphabetical-index-mark-start text:id="IMark53570456"/><text:alphabetical-index-mark-start text:id="IMark64134744"/><text:alphabetical-index-mark-start text:id="IMark47461496"/><text:alphabetical-index-mark-start text:id="IMark63748568"/>zone<text:alphabetical-index-mark-end text:id="IMark63748568"/><text:alphabetical-index-mark-end text:id="IMark47461496"/><text:alphabetical-index-mark-end text:id="IMark64134744"/><text:alphabetical-index-mark-end text:id="IMark53570456"/><text:alphabetical-index-mark-end text:id="IMark59607896"/><text:alphabetical-index-mark-end text:id="IMark62547992"/><text:alphabetical-index-mark-end text:id="IMark54858584"/>.</text:p>
      <text:p text:style-name="P12"/>
      <text:p text:style-name="P135">RDBS: Relational <text:alphabetical-index-mark-start text:id="IMark64149912"/>dat<text:alphabetical-index-mark-start text:id="IMark55186568"/>a<text:alphabetical-index-mark-end text:id="IMark64149912"/>b<text:alphabetical-index-mark-end text:id="IMark55186568"/>ase system.</text:p>
      <text:p text:style-name="P12"/>
      <text:p text:style-name="P49"><text:alphabetical-index-mark-start text:id="IMark62758152"/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RO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2758152"/>: <text:alphabetical-index-mark-start text:id="IMark56962488"/><text:alphabetical-index-mark-start text:id="IMark32406312"/><text:alphabetical-index-mark-start text:id="IMark61716536"/><text:alphabetical-index-mark-start text:id="IMark57336936"/><text:alphabetical-index-mark-start text:id="IMark47937960"/><text:alphabetical-index-mark-start text:id="IMark60023768"/><text:alphabetical-index-mark-start text:id="IMark64299320"/><text:alphabetical-index-mark-start text:id="IMark63439848"/>Res<text:alphabetical-index-mark-start text:id="IMark63066056"/><text:alphabetical-index-mark-start text:id="IMark64496696"/><text:alphabetical-index-mark-start text:id="IMark53769272"/><text:alphabetical-index-mark-start text:id="IMark67775880"/><text:alphabetical-index-mark-start text:id="IMark62197032"/><text:alphabetical-index-mark-start text:id="IMark64250120"/><text:alphabetical-index-mark-start text:id="IMark62547992"/>id<text:alphabetical-index-mark-end text:id="IMark62547992"/><text:alphabetical-index-mark-end text:id="IMark64250120"/><text:alphabetical-index-mark-end text:id="IMark62197032"/><text:alphabetical-index-mark-end text:id="IMark67775880"/><text:alphabetical-index-mark-end text:id="IMark53769272"/><text:alphabetical-index-mark-end text:id="IMark64496696"/><text:alphabetical-index-mark-end text:id="IMark63066056"/>ential<text:alphabetical-index-mark-end text:id="IMark63439848"/>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61716536"/><text:alphabetical-index-mark-end text:id="IMark32406312"/><text:alphabetical-index-mark-end text:id="IMark56962488"/> <text:alphabetical-index-mark-start text:id="IMark54858584"/><text:alphabetical-index-mark-start text:id="IMark59607896"/><text:alphabetical-index-mark-start text:id="IMark53570456"/><text:alphabetical-index-mark-start text:id="IMark64134744"/><text:alphabetical-index-mark-start text:id="IMark47461496"/><text:alphabetical-index-mark-start text:id="IMark63748568"/><text:alphabetical-index-mark-start text:id="IMark62203704"/>zone<text:alphabetical-index-mark-end text:id="IMark62203704"/><text:alphabetical-index-mark-end text:id="IMark63748568"/><text:alphabetical-index-mark-end text:id="IMark47461496"/><text:alphabetical-index-mark-end text:id="IMark64134744"/><text:alphabetical-index-mark-end text:id="IMark53570456"/><text:alphabetical-index-mark-end text:id="IMark59607896"/><text:alphabetical-index-mark-end text:id="IMark54858584"/>, outs<text:alphabetical-index-mark-start text:id="IMark64845336"/><text:alphabetical-index-mark-start text:id="IMark59476920"/><text:alphabetical-index-mark-start text:id="IMark59245112"/><text:alphabetical-index-mark-start text:id="IMark68122008"/><text:alphabetical-index-mark-start text:id="IMark64329784"/><text:alphabetical-index-mark-start text:id="IMark68157608"/><text:alphabetical-index-mark-start text:id="IMark68152936"/>id<text:alphabetical-index-mark-end text:id="IMark68152936"/><text:alphabetical-index-mark-end text:id="IMark68157608"/><text:alphabetical-index-mark-end text:id="IMark64329784"/><text:alphabetical-index-mark-end text:id="IMark68122008"/><text:alphabetical-index-mark-end text:id="IMark59245112"/><text:alphabetical-index-mark-end text:id="IMark59476920"/><text:alphabetical-index-mark-end text:id="IMark64845336"/>e the <text:alphabetical-index-mark-start text:id="IMark26093000"/><text:alphabetical-index-mark-start text:id="IMark46856024"/><text:alphabetical-index-mark-start text:id="IMark47536104"/><text:alphabetical-index-mark-start text:id="IMark63242712"/><text:alphabetical-index-mark-start text:id="IMark68150296"/><text:alphabetical-index-mark-start text:id="IMark4049685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62647000"/><text:alphabetical-index-mark-start text:id="IMark68138088"/><text:alphabetical-index-mark-start text:id="IMark64149912"/><text:alphabetical-index-mark-start text:id="IMark55186568"/><text:alphabetical-index-mark-start text:id="IMark64235752"/>co<text:alphabetical-index-mark-end text:id="IMark64235752"/><text:alphabetical-index-mark-end text:id="IMark55186568"/><text:alphabetical-index-mark-end text:id="IMark64149912"/><text:alphabetical-index-mark-end text:id="IMark68138088"/><text:alphabetical-index-mark-end text:id="IMark62647000"/><text:alphabetical-index-mark-end text:id="IMark59257720"/><text:alphabetical-index-mark-end text:id="IMark63679928"/>mmercial<text:alphabetical-index-mark-end text:id="IMark61140200"/><text:alphabetical-index-mark-end text:id="IMark54113544"/><text:alphabetical-index-mark-end text:id="IMark40496856"/><text:alphabetical-index-mark-end text:id="IMark68150296"/><text:alphabetical-index-mark-end text:id="IMark63242712"/><text:alphabetical-index-mark-end text:id="IMark47536104"/><text:alphabetical-index-mark-end text:id="IMark46856024"/><text:alphabetical-index-mark-end text:id="IMark26093000"/> <text:alphabetical-index-mark-start text:id="IMark63275512"/><text:alphabetical-index-mark-start text:id="IMark68153064"/><text:alphabetical-index-mark-start text:id="IMark61948968"/><text:alphabetical-index-mark-start text:id="IMark63276632"/><text:alphabetical-index-mark-start text:id="IMark54708120"/><text:alphabetical-index-mark-start text:id="IMark51677240"/><text:alphabetical-index-mark-start text:id="IMark46638808"/><text:alphabetical-index-mark-start text:id="IMark59362040"/>district<text:alphabetical-index-mark-end text:id="IMark59362040"/><text:alphabetical-index-mark-end text:id="IMark46638808"/><text:alphabetical-index-mark-end text:id="IMark51677240"/><text:alphabetical-index-mark-end text:id="IMark54708120"/><text:alphabetical-index-mark-end text:id="IMark63276632"/><text:alphabetical-index-mark-end text:id="IMark61948968"/><text:alphabetical-index-mark-end text:id="IMark68153064"/><text:alphabetical-index-mark-end text:id="IMark63275512"/>.</text:p>
      <text:p text:style-name="P12"/>
      <text:p text:style-name="P36"><text:alphabetical-index-mark-start text:id="IMark59152280"/><text:alphabetical-index-mark-start text:id="IMark68153064"/><text:alphabetical-index-mark-start text:id="IMark63275512"/><text:alphabetical-index-mark-start text:id="IMark61948968"/><text:alphabetical-index-mark-start text:id="IMark26093000"/><text:alphabetical-index-mark-start text:id="IMark46856024"/><text:alphabetical-index-mark-start text:id="IMark47536104"/><text:alphabetical-index-mark-start text:id="IMark63242712"/>SQL<text:alphabetical-index-mark-end text:id="IMark63242712"/><text:alphabetical-index-mark-end text:id="IMark47536104"/><text:alphabetical-index-mark-end text:id="IMark46856024"/><text:alphabetical-index-mark-end text:id="IMark26093000"/><text:alphabetical-index-mark-end text:id="IMark61948968"/><text:alphabetical-index-mark-end text:id="IMark63275512"/><text:alphabetical-index-mark-end text:id="IMark68153064"/><text:alphabetical-index-mark-end text:id="IMark59152280"/>: <text:alphabetical-index-mark-start text:id="IMark68150296"/><text:alphabetical-index-mark-start text:id="IMark40496856"/><text:alphabetical-index-mark-start text:id="IMark54113544"/><text:alphabetical-index-mark-start text:id="IMark61140200"/><text:alphabetical-index-mark-start text:id="IMark63679928"/><text:alphabetical-index-mark-start text:id="IMark59257720"/>Structure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40496856"/><text:alphabetical-index-mark-end text:id="IMark68150296"/>d <text:alphabetical-index-mark-start text:id="IMark62647000"/><text:alphabetical-index-mark-start text:id="IMark68138088"/><text:alphabetical-index-mark-start text:id="IMark64149912"/><text:alphabetical-index-mark-start text:id="IMark55186568"/><text:alphabetical-index-mark-start text:id="IMark64235752"/><text:alphabetical-index-mark-start text:id="IMark64845336"/>query<text:alphabetical-index-mark-end text:id="IMark64845336"/><text:alphabetical-index-mark-end text:id="IMark64235752"/><text:alphabetical-index-mark-end text:id="IMark55186568"/><text:alphabetical-index-mark-end text:id="IMark64149912"/><text:alphabetical-index-mark-end text:id="IMark68138088"/><text:alphabetical-index-mark-end text:id="IMark62647000"/> <text:alphabetical-index-mark-start text:id="IMark59476920"/><text:alphabetical-index-mark-start text:id="IMark59245112"/><text:alphabetical-index-mark-start text:id="IMark68122008"/><text:alphabetical-index-mark-start text:id="IMark64329784"/><text:alphabetical-index-mark-start text:id="IMark68157608"/><text:alphabetical-index-mark-start text:id="IMark68152936"/>language<text:alphabetical-index-mark-end text:id="IMark68152936"/><text:alphabetical-index-mark-end text:id="IMark68157608"/><text:alphabetical-index-mark-end text:id="IMark64329784"/><text:alphabetical-index-mark-end text:id="IMark68122008"/><text:alphabetical-index-mark-end text:id="IMark59245112"/><text:alphabetical-index-mark-end text:id="IMark59476920"/>.</text:p>
      <text:p text:style-name="P12"/>
      <text:p text:style-name="P12"><text:alphabetical-index-mark-start text:id="IMark64134744"/><text:alphabetical-index-mark-start text:id="IMark47461496"/><text:alphabetical-index-mark-start text:id="IMark63748568"/><text:alphabetical-index-mark-start text:id="IMark62203704"/><text:alphabetical-index-mark-start text:id="IMark56962488"/><text:alphabetical-index-mark-start text:id="IMark32406312"/><text:alphabetical-index-mark-start text:id="IMark61716536"/>TB<text:alphabetical-index-mark-end text:id="IMark61716536"/><text:alphabetical-index-mark-end text:id="IMark32406312"/><text:alphabetical-index-mark-end text:id="IMark56962488"/><text:alphabetical-index-mark-end text:id="IMark62203704"/><text:alphabetical-index-mark-end text:id="IMark63748568"/><text:alphabetical-index-mark-end text:id="IMark47461496"/><text:alphabetical-index-mark-end text:id="IMark64134744"/>: <text:alphabetical-index-mark-start text:id="IMark57336936"/><text:alphabetical-index-mark-start text:id="IMark47937960"/><text:alphabetical-index-mark-start text:id="IMark60023768"/><text:alphabetical-index-mark-start text:id="IMark64299320"/><text:alphabetical-index-mark-start text:id="IMark63439848"/><text:alphabetical-index-mark-start text:id="IMark63066056"/><text:alphabetical-index-mark-start text:id="IMark64496696"/><text:alphabetical-index-mark-start text:id="IMark53769272"/><text:alphabetical-index-mark-start text:id="IMark67775880"/>Time<text:alphabetical-index-mark-end text:id="IMark67775880"/><text:alphabetical-index-mark-end text:id="IMark53769272"/><text:alphabetical-index-mark-end text:id="IMark64496696"/><text:alphabetical-index-mark-end text:id="IMark63066056"/><text:alphabetical-index-mark-end text:id="IMark63439848"/><text:alphabetical-index-mark-end text:id="IMark64299320"/><text:alphabetical-index-mark-end text:id="IMark60023768"/><text:alphabetical-index-mark-end text:id="IMark47937960"/><text:alphabetical-index-mark-end text:id="IMark57336936"/> <text:alphabetical-index-mark-start text:id="IMark62197032"/><text:alphabetical-index-mark-start text:id="IMark64250120"/><text:alphabetical-index-mark-start text:id="IMark62547992"/><text:alphabetical-index-mark-start text:id="IMark62758152"/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block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2758152"/><text:alphabetical-index-mark-end text:id="IMark62547992"/><text:alphabetical-index-mark-end text:id="IMark64250120"/><text:alphabetical-index-mark-end text:id="IMark62197032"/>.</text:p>
      <text:p text:style-name="P12"/>
      <text:p text:style-name="P12"><draw:frame draw:style-name="fr2" draw:name="Object7" text:anchor-type="as-char" svg:y="-0.089in" svg:width="0.1898in" svg:height="0.0984in" draw:z-index="6"><draw:object xlink:href="./Object 7" xlink:type="simple" xlink:show="embed" xlink:actuate="onLoad"/><draw:image xlink:href="./ObjectReplacements/Object 7" xlink:type="simple" xlink:show="embed" xlink:actuate="onLoad"/></draw:frame> : <text:alphabetical-index-mark-start text:id="IMark59245112"/><text:span text:style-name="T136">Sigma</text:span><text:alphabetical-index-mark-end text:id="IMark59245112"/><text:span text:style-name="T136">. </text:span><text:alphabetical-index-mark-start text:id="IMark59476920"/><text:span text:style-name="T136">Standard</text:span><text:alphabetical-index-mark-end text:id="IMark59476920"/><text:span text:style-name="T136"> </text:span><text:alphabetical-index-mark-start text:id="IMark68122008"/><text:span text:style-name="T136">deviation</text:span><text:alphabetical-index-mark-end text:id="IMark68122008"/><text:span text:style-name="T136">.</text:span></text:p>
      <text:p text:style-name="P12"/>
      <text:p text:style-name="P12"/>
      <text:h text:style-name="Heading_20_2" text:outline-level="2"><text:bookmark-start text:name="__RefHeading___Toc767_180202276"/>2.2. <text:alphabetical-index-mark-start text:id="IMark64845336"/><text:alphabetical-index-mark-start text:id="IMark4049685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Caveat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40496856"/><text:alphabetical-index-mark-end text:id="IMark64845336"/>s.<text:bookmark-end text:name="__RefHeading___Toc767_180202276"/></text:h>
      <text:p text:style-name="P12"/>
      <text:p text:style-name="P12"><text:soft-page-break/>You should be aware of:</text:p>
      <text:p text:style-name="P12"/>
      <text:h text:style-name="Heading_20_3" text:outline-level="3"><text:bookmark-start text:name="__RefHeading___Toc769_180202276"/>2.<text:span text:style-name="T131">2</text:span>.1. <text:alphabetical-index-mark-start text:id="IMark63242712"/><text:alphabetical-index-mark-start text:id="IMark53570456"/><text:alphabetical-index-mark-start text:id="IMark59607896"/><text:alphabetical-index-mark-start text:id="IMark60656536"/><text:alphabetical-index-mark-start text:id="IMark54707080"/><text:alphabetical-index-mark-start text:id="IMark64250120"/><text:alphabetical-index-mark-start text:id="IMark62197032"/><text:alphabetical-index-mark-start text:id="IMark62547992"/><text:alphabetical-index-mark-start text:id="IMark62758152"/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<text:alphabetical-index-mark-start text:id="IMark57336936"/><text:alphabetical-index-mark-start text:id="IMark47937960"/><text:alphabetical-index-mark-start text:id="IMark60023768"/><text:alphabetical-index-mark-start text:id="IMark64299320"/>Sample<text:alphabetical-index-mark-end text:id="IMark64299320"/><text:alphabetical-index-mark-end text:id="IMark60023768"/><text:alphabetical-index-mark-end text:id="IMark47937960"/><text:alphabetical-index-mark-end text:id="IMark57336936"/>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2758152"/><text:alphabetical-index-mark-end text:id="IMark62547992"/><text:alphabetical-index-mark-end text:id="IMark62197032"/><text:alphabetical-index-mark-end text:id="IMark64250120"/><text:alphabetical-index-mark-end text:id="IMark54707080"/><text:alphabetical-index-mark-end text:id="IMark60656536"/><text:alphabetical-index-mark-end text:id="IMark59607896"/><text:alphabetical-index-mark-end text:id="IMark53570456"/><text:alphabetical-index-mark-end text:id="IMark63242712"/>s per <text:alphabetical-index-mark-start text:id="IMark63439848"/><text:alphabetical-index-mark-start text:id="IMark63066056"/><text:alphabetical-index-mark-start text:id="IMark64496696"/><text:alphabetical-index-mark-start text:id="IMark53769272"/><text:alphabetical-index-mark-start text:id="IMark67775880"/><text:alphabetical-index-mark-start text:id="IMark64134744"/><text:alphabetical-index-mark-start text:id="IMark47461496"/>AB<text:alphabetical-index-mark-end text:id="IMark47461496"/><text:alphabetical-index-mark-end text:id="IMark64134744"/><text:alphabetical-index-mark-end text:id="IMark67775880"/><text:alphabetical-index-mark-end text:id="IMark53769272"/><text:alphabetical-index-mark-end text:id="IMark64496696"/><text:alphabetical-index-mark-end text:id="IMark63066056"/><text:alphabetical-index-mark-end text:id="IMark63439848"/>.<text:bookmark-end text:name="__RefHeading___Toc769_180202276"/></text:h>
      <text:p text:style-name="P12"/>
      <text:p text:style-name="P12">The <text:alphabetical-index-mark-start text:id="IMark56962488"/><text:alphabetical-index-mark-start text:id="IMark32406312"/><text:alphabetical-index-mark-start text:id="IMark61716536"/><text:alphabetical-index-mark-start text:id="IMark61685832"/><text:alphabetical-index-mark-start text:id="IMark61038024"/><text:alphabetical-index-mark-start text:id="IMark59153608"/><text:alphabetical-index-mark-start text:id="IMark68157608"/><text:alphabetical-index-mark-start text:id="IMark64329784"/><text:alphabetical-index-mark-start text:id="IMark59245112"/><text:alphabetical-index-mark-start text:id="IMark59476920"/>number<text:alphabetical-index-mark-end text:id="IMark59476920"/><text:alphabetical-index-mark-end text:id="IMark59245112"/><text:alphabetical-index-mark-end text:id="IMark64329784"/><text:alphabetical-index-mark-end text:id="IMark68157608"/><text:alphabetical-index-mark-end text:id="IMark59153608"/><text:alphabetical-index-mark-end text:id="IMark61038024"/><text:alphabetical-index-mark-end text:id="IMark61685832"/><text:alphabetical-index-mark-end text:id="IMark61716536"/><text:alphabetical-index-mark-end text:id="IMark32406312"/><text:alphabetical-index-mark-end text:id="IMark56962488"/> of 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4149912"/><text:alphabetical-index-mark-start text:id="IMark68138088"/><text:alphabetical-index-mark-start text:id="IMark64235752"/><text:alphabetical-index-mark-start text:id="IMark55186568"/><text:alphabetical-index-mark-start text:id="IMark40496856"/><text:alphabetical-index-mark-start text:id="IMark6484533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<text:alphabetical-index-mark-start text:id="IMark68150296"/><text:alphabetical-index-mark-start text:id="IMark63275512"/><text:alphabetical-index-mark-start text:id="IMark68153064"/><text:alphabetical-index-mark-start text:id="IMark26093000"/>sample<text:alphabetical-index-mark-end text:id="IMark26093000"/><text:alphabetical-index-mark-end text:id="IMark68153064"/><text:alphabetical-index-mark-end text:id="IMark63275512"/><text:alphabetical-index-mark-end text:id="IMark68150296"/>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64845336"/><text:alphabetical-index-mark-end text:id="IMark40496856"/><text:alphabetical-index-mark-end text:id="IMark55186568"/><text:alphabetical-index-mark-end text:id="IMark64235752"/><text:alphabetical-index-mark-end text:id="IMark68138088"/><text:alphabetical-index-mark-end text:id="IMark64149912"/><text:alphabetical-index-mark-end text:id="IMark64611944"/><text:alphabetical-index-mark-end text:id="IMark68152936"/><text:alphabetical-index-mark-end text:id="IMark62647000"/><text:alphabetical-index-mark-end text:id="IMark68122008"/>s per <text:alphabetical-index-mark-start text:id="IMark61948968"/><text:alphabetical-index-mark-start text:id="IMark47536104"/><text:alphabetical-index-mark-start text:id="IMark46856024"/><text:alphabetical-index-mark-start text:id="IMark54858584"/><text:alphabetical-index-mark-start text:id="IMark63066056"/><text:alphabetical-index-mark-start text:id="IMark63439848"/><text:alphabetical-index-mark-start text:id="IMark64496696"/><text:alphabetical-index-mark-start text:id="IMark53769272"/><text:alphabetical-index-mark-start text:id="IMark67775880"/>address<text:alphabetical-index-mark-end text:id="IMark67775880"/><text:alphabetical-index-mark-end text:id="IMark53769272"/><text:alphabetical-index-mark-end text:id="IMark64496696"/><text:alphabetical-index-mark-end text:id="IMark63439848"/><text:alphabetical-index-mark-end text:id="IMark63066056"/><text:alphabetical-index-mark-end text:id="IMark54858584"/><text:alphabetical-index-mark-end text:id="IMark46856024"/><text:alphabetical-index-mark-end text:id="IMark47536104"/><text:alphabetical-index-mark-end text:id="IMark61948968"/> <text:alphabetical-index-mark-start text:id="IMark64134744"/><text:alphabetical-index-mark-start text:id="IMark47461496"/><text:alphabetical-index-mark-start text:id="IMark63242712"/><text:alphabetical-index-mark-start text:id="IMark53570456"/><text:alphabetical-index-mark-start text:id="IMark59607896"/><text:alphabetical-index-mark-start text:id="IMark60656536"/><text:alphabetical-index-mark-start text:id="IMark54707080"/><text:alphabetical-index-mark-start text:id="IMark64250120"/><text:alphabetical-index-mark-start text:id="IMark62197032"/><text:alphabetical-index-mark-start text:id="IMark62547992"/>block<text:alphabetical-index-mark-end text:id="IMark62547992"/><text:alphabetical-index-mark-end text:id="IMark62197032"/><text:alphabetical-index-mark-end text:id="IMark64250120"/><text:alphabetical-index-mark-end text:id="IMark54707080"/><text:alphabetical-index-mark-end text:id="IMark60656536"/><text:alphabetical-index-mark-end text:id="IMark59607896"/><text:alphabetical-index-mark-end text:id="IMark53570456"/><text:alphabetical-index-mark-end text:id="IMark63242712"/><text:alphabetical-index-mark-end text:id="IMark47461496"/><text:alphabetical-index-mark-end text:id="IMark64134744"/> might be not be the same in all <text:alphabetical-index-mark-start text:id="IMark62758152"/><text:alphabetical-index-mark-start text:id="IMark32709256"/><text:alphabetical-index-mark-start text:id="IMark62198776"/><text:alphabetical-index-mark-start text:id="IMark54276472"/><text:alphabetical-index-mark-start text:id="IMark64319544"/><text:alphabetical-index-mark-start text:id="IMark60022440"/><text:alphabetical-index-mark-start text:id="IMark57052760"/><text:alphabetical-index-mark-start text:id="IMark57336936"/><text:alphabetical-index-mark-start text:id="IMark47937960"/>cases<text:alphabetical-index-mark-end text:id="IMark47937960"/><text:alphabetical-index-mark-end text:id="IMark57336936"/><text:alphabetical-index-mark-end text:id="IMark57052760"/><text:alphabetical-index-mark-end text:id="IMark60022440"/><text:alphabetical-index-mark-end text:id="IMark64319544"/><text:alphabetical-index-mark-end text:id="IMark54276472"/><text:alphabetical-index-mark-end text:id="IMark62198776"/><text:alphabetical-index-mark-end text:id="IMark32709256"/><text:alphabetical-index-mark-end text:id="IMark62758152"/>, <text:span text:style-name="T36">but in all </text:span><text:alphabetical-index-mark-start text:id="IMark60023768"/><text:alphabetical-index-mark-start text:id="IMark64299320"/><text:alphabetical-index-mark-start text:id="IMark62203704"/><text:alphabetical-index-mark-start text:id="IMark63748568"/><text:alphabetical-index-mark-start text:id="IMark62017480"/><text:alphabetical-index-mark-start text:id="IMark55256584"/><text:alphabetical-index-mark-start text:id="IMark62314168"/><text:alphabetical-index-mark-start text:id="IMark62315672"/><text:alphabetical-index-mark-start text:id="IMark62317208"/><text:span text:style-name="T36">cases</text:span><text:alphabetical-index-mark-end text:id="IMark62317208"/><text:alphabetical-index-mark-end text:id="IMark62315672"/><text:alphabetical-index-mark-end text:id="IMark62314168"/><text:alphabetical-index-mark-end text:id="IMark55256584"/><text:alphabetical-index-mark-end text:id="IMark62017480"/><text:alphabetical-index-mark-end text:id="IMark63748568"/><text:alphabetical-index-mark-end text:id="IMark62203704"/><text:alphabetical-index-mark-end text:id="IMark64299320"/><text:alphabetical-index-mark-end text:id="IMark60023768"/><text:span text:style-name="T36"> the </text:span><text:alphabetical-index-mark-start text:id="IMark40209576"/><text:alphabetical-index-mark-start text:id="IMark40208072"/><text:alphabetical-index-mark-start text:id="IMark53243288"/><text:alphabetical-index-mark-start text:id="IMark53239992"/><text:alphabetical-index-mark-start text:id="IMark65264856"/><text:alphabetical-index-mark-start text:id="IMark68301832"/><text:alphabetical-index-mark-start text:id="IMark61441848"/><text:alphabetical-index-mark-start text:id="IMark62094392"/><text:alphabetical-index-mark-start text:id="IMark62095688"/><text:alphabetical-index-mark-start text:id="IMark62097016"/><text:span text:style-name="T36">number</text:span><text:alphabetical-index-mark-end text:id="IMark62097016"/><text:alphabetical-index-mark-end text:id="IMark62095688"/><text:alphabetical-index-mark-end text:id="IMark62094392"/><text:alphabetical-index-mark-end text:id="IMark61441848"/><text:alphabetical-index-mark-end text:id="IMark68301832"/><text:alphabetical-index-mark-end text:id="IMark65264856"/><text:alphabetical-index-mark-end text:id="IMark53239992"/><text:alphabetical-index-mark-end text:id="IMark53243288"/><text:alphabetical-index-mark-end text:id="IMark40208072"/><text:alphabetical-index-mark-end text:id="IMark40209576"/><text:span text:style-name="T36"> of </text:span><text:alphabetical-index-mark-start text:id="IMark62406040"/><text:alphabetical-index-mark-start text:id="IMark62406584"/><text:alphabetical-index-mark-start text:id="IMark67409032"/><text:alphabetical-index-mark-start text:id="IMark67410360"/><text:alphabetical-index-mark-start text:id="IMark63306824"/><text:alphabetical-index-mark-start text:id="IMark60848584"/><text:alphabetical-index-mark-start text:id="IMark60849912"/><text:alphabetical-index-mark-start text:id="IMark60851240"/><text:alphabetical-index-mark-start text:id="IMark62265560"/><text:alphabetical-index-mark-start text:id="IMark62266888"/><text:alphabetical-index-mark-start text:id="IMark62268216"/><text:alphabetical-index-mark-start text:id="IMark57206520"/><text:alphabetical-index-mark-start text:id="IMark56905800"/><text:alphabetical-index-mark-start text:id="IMark56907128"/><text:alphabetical-index-mark-start text:id="IMark56908456"/><text:alphabetical-index-mark-start text:id="IMark36237112"/><text:alphabetical-index-mark-start text:id="IMark63964664"/><text:alphabetical-index-mark-start text:id="IMark63965992"/><text:alphabetical-index-mark-start text:id="IMark63967352"/><text:span text:style-name="T36">sample</text:span><text:alphabetical-index-mark-end text:id="IMark63967352"/><text:alphabetical-index-mark-end text:id="IMark63965992"/><text:alphabetical-index-mark-end text:id="IMark63964664"/><text:alphabetical-index-mark-end text:id="IMark36237112"/><text:alphabetical-index-mark-end text:id="IMark56908456"/><text:alphabetical-index-mark-end text:id="IMark56907128"/><text:alphabetical-index-mark-end text:id="IMark56905800"/><text:alphabetical-index-mark-end text:id="IMark57206520"/><text:alphabetical-index-mark-end text:id="IMark62268216"/><text:alphabetical-index-mark-end text:id="IMark62266888"/><text:alphabetical-index-mark-end text:id="IMark62265560"/><text:alphabetical-index-mark-end text:id="IMark60851240"/><text:alphabetical-index-mark-end text:id="IMark60849912"/><text:alphabetical-index-mark-end text:id="IMark60848584"/><text:alphabetical-index-mark-end text:id="IMark63306824"/><text:alphabetical-index-mark-end text:id="IMark67410360"/><text:alphabetical-index-mark-end text:id="IMark67409032"/><text:alphabetical-index-mark-end text:id="IMark62406584"/><text:alphabetical-index-mark-end text:id="IMark62406040"/><text:span text:style-name="T36">s performed is high enough to be </text:span><text:alphabetical-index-mark-start text:id="IMark62069240"/><text:alphabetical-index-mark-start text:id="IMark62070232"/><text:alphabetical-index-mark-start text:id="IMark67215960"/><text:alphabetical-index-mark-start text:id="IMark67217288"/><text:alphabetical-index-mark-start text:id="IMark67218616"/><text:alphabetical-index-mark-start text:id="IMark67219944"/><text:alphabetical-index-mark-start text:id="IMark62333560"/><text:alphabetical-index-mark-start text:id="IMark62334888"/><text:alphabetical-index-mark-start text:id="IMark62336216"/><text:alphabetical-index-mark-start text:id="IMark64456024"/><text:span text:style-name="T36">statistic</text:span><text:alphabetical-index-mark-end text:id="IMark64456024"/><text:alphabetical-index-mark-end text:id="IMark62336216"/><text:alphabetical-index-mark-end text:id="IMark62334888"/><text:alphabetical-index-mark-end text:id="IMark62333560"/><text:alphabetical-index-mark-end text:id="IMark67219944"/><text:alphabetical-index-mark-end text:id="IMark67218616"/><text:alphabetical-index-mark-end text:id="IMark67217288"/><text:alphabetical-index-mark-end text:id="IMark67215960"/><text:alphabetical-index-mark-end text:id="IMark62070232"/><text:alphabetical-index-mark-end text:id="IMark62069240"/><text:span text:style-name="T36">ally </text:span><text:alphabetical-index-mark-start text:id="IMark59555912"/><text:alphabetical-index-mark-start text:id="IMark59557208"/><text:alphabetical-index-mark-start text:id="IMark59558536"/><text:alphabetical-index-mark-start text:id="IMark68939048"/><text:alphabetical-index-mark-start text:id="IMark68940376"/><text:alphabetical-index-mark-start text:id="IMark68941704"/><text:alphabetical-index-mark-start text:id="IMark68943032"/><text:alphabetical-index-mark-start text:id="IMark68928584"/><text:alphabetical-index-mark-start text:id="IMark68929912"/><text:span text:style-name="T36">significant</text:span><text:alphabetical-index-mark-end text:id="IMark68929912"/><text:alphabetical-index-mark-end text:id="IMark68928584"/><text:alphabetical-index-mark-end text:id="IMark68943032"/><text:alphabetical-index-mark-end text:id="IMark68941704"/><text:alphabetical-index-mark-end text:id="IMark68940376"/><text:alphabetical-index-mark-end text:id="IMark68939048"/><text:alphabetical-index-mark-end text:id="IMark59558536"/><text:alphabetical-index-mark-end text:id="IMark59557208"/><text:alphabetical-index-mark-end text:id="IMark59555912"/>.</text:p>
      <text:p text:style-name="P12"/>
      <text:p text:style-name="P12"/>
      <text:h text:style-name="Heading_20_3" text:outline-level="3"><text:bookmark-start text:name="__RefHeading___Toc771_180202276"/>2.<text:span text:style-name="T131">2</text:span>.2. <text:alphabetical-index-mark-start text:id="IMark60022440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63242712"/><text:alphabetical-index-mark-start text:id="IMark53570456"/><text:alphabetical-index-mark-start text:id="IMark59607896"/><text:alphabetical-index-mark-start text:id="IMark60656536"/><text:alphabetical-index-mark-start text:id="IMark54707080"/><text:alphabetical-index-mark-start text:id="IMark64250120"/><text:alphabetical-index-mark-start text:id="IMark62197032"/><text:alphabetical-index-mark-start text:id="IMark62547992"/><text:alphabetical-index-mark-start text:id="IMark61948968"/><text:alphabetical-index-mark-start text:id="IMark47536104"/><text:alphabetical-index-mark-start text:id="IMark46856024"/><text:alphabetical-index-mark-start text:id="IMark54858584"/><text:alphabetical-index-mark-start text:id="IMark63066056"/><text:alphabetical-index-mark-start text:id="IMark63439848"/>Sample<text:alphabetical-index-mark-end text:id="IMark63439848"/><text:alphabetical-index-mark-end text:id="IMark63066056"/><text:alphabetical-index-mark-end text:id="IMark54858584"/><text:alphabetical-index-mark-end text:id="IMark46856024"/><text:alphabetical-index-mark-end text:id="IMark47536104"/><text:alphabetical-index-mark-end text:id="IMark61948968"/><text:alphabetical-index-mark-end text:id="IMark62547992"/><text:alphabetical-index-mark-end text:id="IMark62197032"/><text:alphabetical-index-mark-end text:id="IMark64250120"/><text:alphabetical-index-mark-end text:id="IMark54707080"/><text:alphabetical-index-mark-end text:id="IMark60656536"/><text:alphabetical-index-mark-end text:id="IMark59607896"/><text:alphabetical-index-mark-end text:id="IMark53570456"/><text:alphabetical-index-mark-end text:id="IMark63242712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0022440"/>s per <text:alphabetical-index-mark-start text:id="IMark64496696"/><text:alphabetical-index-mark-start text:id="IMark53769272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TB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53769272"/><text:alphabetical-index-mark-end text:id="IMark64496696"/>.<text:bookmark-end text:name="__RefHeading___Toc771_180202276"/></text:h>
      <text:p text:style-name="P12"/>
      <text:p text:style-name="P14">The <text:alphabetical-index-mark-start text:id="IMark64235752"/><text:alphabetical-index-mark-start text:id="IMark55186568"/><text:alphabetical-index-mark-start text:id="IMark40496856"/><text:alphabetical-index-mark-start text:id="IMark6484533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<text:alphabetical-index-mark-start text:id="IMark68150296"/>number<text:alphabetical-index-mark-end text:id="IMark68150296"/>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64845336"/><text:alphabetical-index-mark-end text:id="IMark40496856"/><text:alphabetical-index-mark-end text:id="IMark55186568"/><text:alphabetical-index-mark-end text:id="IMark64235752"/> of <text:alphabetical-index-mark-start text:id="IMark63275512"/><text:alphabetical-index-mark-start text:id="IMark68153064"/><text:alphabetical-index-mark-start text:id="IMark26093000"/><text:alphabetical-index-mark-start text:id="IMark56962488"/><text:alphabetical-index-mark-start text:id="IMark32406312"/><text:alphabetical-index-mark-start text:id="IMark61716536"/><text:alphabetical-index-mark-start text:id="IMark61685832"/><text:alphabetical-index-mark-start text:id="IMark61038024"/><text:alphabetical-index-mark-start text:id="IMark59153608"/><text:alphabetical-index-mark-start text:id="IMark68157608"/><text:alphabetical-index-mark-start text:id="IMark64329784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3748568"/><text:alphabetical-index-mark-start text:id="IMark62758152"/>sample<text:alphabetical-index-mark-end text:id="IMark62758152"/><text:alphabetical-index-mark-end text:id="IMark63748568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64329784"/><text:alphabetical-index-mark-end text:id="IMark68157608"/><text:alphabetical-index-mark-end text:id="IMark59153608"/><text:alphabetical-index-mark-end text:id="IMark61038024"/><text:alphabetical-index-mark-end text:id="IMark61685832"/><text:alphabetical-index-mark-end text:id="IMark61716536"/><text:alphabetical-index-mark-end text:id="IMark32406312"/><text:alphabetical-index-mark-end text:id="IMark56962488"/><text:alphabetical-index-mark-end text:id="IMark26093000"/><text:alphabetical-index-mark-end text:id="IMark68153064"/><text:alphabetical-index-mark-end text:id="IMark63275512"/>s per <text:alphabetical-index-mark-start text:id="IMark67219944"/><text:alphabetical-index-mark-start text:id="IMark62198776"/><text:alphabetical-index-mark-start text:id="IMark32709256"/><text:alphabetical-index-mark-start text:id="IMark64319544"/><text:alphabetical-index-mark-start text:id="IMark54276472"/><text:alphabetical-index-mark-start text:id="IMark57052760"/><text:alphabetical-index-mark-start text:id="IMark62314168"/><text:alphabetical-index-mark-start text:id="IMark53769272"/><text:alphabetical-index-mark-start text:id="IMark64496696"/>time<text:alphabetical-index-mark-end text:id="IMark64496696"/><text:alphabetical-index-mark-end text:id="IMark53769272"/><text:alphabetical-index-mark-end text:id="IMark62314168"/><text:alphabetical-index-mark-end text:id="IMark57052760"/><text:alphabetical-index-mark-end text:id="IMark54276472"/><text:alphabetical-index-mark-end text:id="IMark64319544"/><text:alphabetical-index-mark-end text:id="IMark32709256"/><text:alphabetical-index-mark-end text:id="IMark62198776"/><text:alphabetical-index-mark-end text:id="IMark67219944"/> 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0022440"/><text:alphabetical-index-mark-start text:id="IMark57336936"/><text:alphabetical-index-mark-start text:id="IMark47937960"/><text:alphabetical-index-mark-start text:id="IMark64134744"/><text:alphabetical-index-mark-start text:id="IMark47461496"/>block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0022440"/>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 might not be the same in all <text:alphabetical-index-mark-start text:id="IMark63242712"/><text:alphabetical-index-mark-start text:id="IMark53570456"/><text:alphabetical-index-mark-start text:id="IMark59607896"/><text:alphabetical-index-mark-start text:id="IMark60656536"/><text:alphabetical-index-mark-start text:id="IMark54707080"/><text:alphabetical-index-mark-start text:id="IMark64250120"/><text:alphabetical-index-mark-start text:id="IMark62197032"/><text:alphabetical-index-mark-start text:id="IMark62547992"/><text:alphabetical-index-mark-start text:id="IMark61948968"/>cases<text:alphabetical-index-mark-end text:id="IMark61948968"/><text:alphabetical-index-mark-end text:id="IMark62547992"/><text:alphabetical-index-mark-end text:id="IMark62197032"/><text:alphabetical-index-mark-end text:id="IMark64250120"/><text:alphabetical-index-mark-end text:id="IMark54707080"/><text:alphabetical-index-mark-end text:id="IMark60656536"/><text:alphabetical-index-mark-end text:id="IMark59607896"/><text:alphabetical-index-mark-end text:id="IMark53570456"/><text:alphabetical-index-mark-end text:id="IMark63242712"/>. Since this <text:alphabetical-index-mark-start text:id="IMark47536104"/><text:alphabetical-index-mark-start text:id="IMark46856024"/><text:alphabetical-index-mark-start text:id="IMark54858584"/><text:alphabetical-index-mark-start text:id="IMark63066056"/><text:alphabetical-index-mark-start text:id="IMark63439848"/><text:alphabetical-index-mark-start text:id="IMark68138088"/><text:alphabetical-index-mark-start text:id="IMark64149912"/><text:alphabetical-index-mark-start text:id="IMark62067352"/><text:alphabetical-index-mark-start text:id="IMark60663576"/><text:alphabetical-index-mark-start text:id="IMark60662072"/>data<text:alphabetical-index-mark-end text:id="IMark60662072"/><text:alphabetical-index-mark-end text:id="IMark60663576"/><text:alphabetical-index-mark-end text:id="IMark62067352"/><text:alphabetical-index-mark-end text:id="IMark64149912"/><text:alphabetical-index-mark-end text:id="IMark68138088"/><text:alphabetical-index-mark-end text:id="IMark63439848"/><text:alphabetical-index-mark-end text:id="IMark63066056"/><text:alphabetical-index-mark-end text:id="IMark54858584"/><text:alphabetical-index-mark-end text:id="IMark46856024"/><text:alphabetical-index-mark-end text:id="IMark47536104"/> set is geared among other things, towards gather <text:alphabetical-index-mark-start text:id="IMark60660568"/><text:alphabetical-index-mark-start text:id="IMark68297800"/><text:alphabetical-index-mark-start text:id="IMark68296296"/><text:alphabetical-index-mark-start text:id="IMark60375240"/><text:alphabetical-index-mark-start text:id="IMark60373736"/><text:alphabetical-index-mark-start text:id="IMark60372232"/><text:alphabetical-index-mark-start text:id="IMark62068856"/><text:alphabetical-index-mark-start text:id="IMark67242680"/><text:alphabetical-index-mark-start text:id="IMark67241176"/>in<text:alphabetical-index-mark-start text:id="IMark67239672"/><text:alphabetical-index-mark-start text:id="IMark64459224"/><text:alphabetical-index-mark-start text:id="IMark64457720"/><text:alphabetical-index-mark-start text:id="IMark59555528"/><text:alphabetical-index-mark-start text:id="IMark18536152"/><text:alphabetical-index-mark-start text:id="IMark62975256"/><text:alphabetical-index-mark-start text:id="IMark62973752"/><text:alphabetical-index-mark-start text:id="IMark62972248"/><text:alphabetical-index-mark-start text:id="IMark68931640"/>format<text:alphabetical-index-mark-end text:id="IMark68931640"/><text:alphabetical-index-mark-end text:id="IMark62972248"/><text:alphabetical-index-mark-end text:id="IMark62973752"/><text:alphabetical-index-mark-end text:id="IMark62975256"/><text:alphabetical-index-mark-end text:id="IMark18536152"/><text:alphabetical-index-mark-end text:id="IMark59555528"/><text:alphabetical-index-mark-end text:id="IMark64457720"/><text:alphabetical-index-mark-end text:id="IMark64459224"/><text:alphabetical-index-mark-end text:id="IMark67239672"/>ion<text:alphabetical-index-mark-end text:id="IMark67241176"/><text:alphabetical-index-mark-end text:id="IMark67242680"/><text:alphabetical-index-mark-end text:id="IMark62068856"/><text:alphabetical-index-mark-end text:id="IMark60372232"/><text:alphabetical-index-mark-end text:id="IMark60373736"/><text:alphabetical-index-mark-end text:id="IMark60375240"/><text:alphabetical-index-mark-end text:id="IMark68296296"/><text:alphabetical-index-mark-end text:id="IMark68297800"/><text:alphabetical-index-mark-end text:id="IMark60660568"/> on <text:alphabetical-index-mark-start text:id="IMark62301624"/><text:alphabetical-index-mark-start text:id="IMark62022152"/><text:alphabetical-index-mark-start text:id="IMark62028536"/><text:alphabetical-index-mark-start text:id="IMark61953784"/><text:alphabetical-index-mark-start text:id="IMark62088440"/><text:alphabetical-index-mark-start text:id="IMark61437912"/><text:alphabetical-index-mark-start text:id="IMark62273368"/><text:alphabetical-index-mark-start text:id="IMark62034504"/><text:alphabetical-index-mark-start text:id="IMark62366760"/><text:alphabetical-index-mark-start text:id="IMark62360440"/>pedestrian<text:alphabetical-index-mark-end text:id="IMark62360440"/><text:alphabetical-index-mark-end text:id="IMark62366760"/><text:alphabetical-index-mark-end text:id="IMark62034504"/><text:alphabetical-index-mark-end text:id="IMark62273368"/><text:alphabetical-index-mark-end text:id="IMark61437912"/><text:alphabetical-index-mark-end text:id="IMark62088440"/><text:alphabetical-index-mark-end text:id="IMark61953784"/><text:alphabetical-index-mark-end text:id="IMark62028536"/><text:alphabetical-index-mark-end text:id="IMark62022152"/><text:alphabetical-index-mark-end text:id="IMark62301624"/> <text:alphabetical-index-mark-start text:id="IMark40214632"/><text:alphabetical-index-mark-start text:id="IMark62141096"/><text:alphabetical-index-mark-start text:id="IMark61941144"/><text:alphabetical-index-mark-start text:id="IMark62383160"/><text:alphabetical-index-mark-start text:id="IMark62030696"/><text:alphabetical-index-mark-start text:id="IMark61956792"/>traffic<text:alphabetical-index-mark-end text:id="IMark61956792"/><text:alphabetical-index-mark-end text:id="IMark62030696"/><text:alphabetical-index-mark-end text:id="IMark62383160"/><text:alphabetical-index-mark-end text:id="IMark61941144"/><text:alphabetical-index-mark-end text:id="IMark62141096"/><text:alphabetical-index-mark-end text:id="IMark40214632"/> in relation to the <text:alphabetical-index-mark-start text:id="IMark65264856"/><text:alphabetical-index-mark-start text:id="IMark40209576"/><text:alphabetical-index-mark-start text:id="IMark64392184"/><text:alphabetical-index-mark-start text:id="IMark62404152"/><text:alphabetical-index-mark-start text:id="IMark40217352"/><text:alphabetical-index-mark-start text:id="IMark67429576"/><text:alphabetical-index-mark-start text:id="IMark60081816"/><text:alphabetical-index-mark-start text:id="IMark60083144"/><text:alphabetical-index-mark-start text:id="IMark60084472"/><text:alphabetical-index-mark-start text:id="IMark60085800"/><text:alphabetical-index-mark-start text:id="IMark60087160"/><text:alphabetical-index-mark-start text:id="IMark62183880"/><text:alphabetical-index-mark-start text:id="IMark62185208"/><text:alphabetical-index-mark-start text:id="IMark62186536"/><text:alphabetical-index-mark-start text:id="IMark62187864"/><text:alphabetical-index-mark-start text:id="IMark62189192"/><text:alphabetical-index-mark-start text:id="IMark62152280"/>co<text:alphabetical-index-mark-end text:id="IMark62152280"/><text:alphabetical-index-mark-end text:id="IMark62189192"/><text:alphabetical-index-mark-end text:id="IMark62187864"/><text:alphabetical-index-mark-end text:id="IMark62186536"/><text:alphabetical-index-mark-end text:id="IMark62185208"/><text:alphabetical-index-mark-end text:id="IMark62183880"/><text:alphabetical-index-mark-end text:id="IMark60087160"/>mmercial<text:alphabetical-index-mark-end text:id="IMark60085800"/><text:alphabetical-index-mark-end text:id="IMark60084472"/><text:alphabetical-index-mark-end text:id="IMark60083144"/><text:alphabetical-index-mark-end text:id="IMark60081816"/><text:alphabetical-index-mark-end text:id="IMark67429576"/><text:alphabetical-index-mark-end text:id="IMark40217352"/><text:alphabetical-index-mark-end text:id="IMark62404152"/><text:alphabetical-index-mark-end text:id="IMark64392184"/><text:alphabetical-index-mark-end text:id="IMark40209576"/><text:alphabetical-index-mark-end text:id="IMark65264856"/> <text:alphabetical-index-mark-start text:id="IMark62135032"/><text:alphabetical-index-mark-start text:id="IMark62136360"/><text:alphabetical-index-mark-start text:id="IMark62431880"/><text:alphabetical-index-mark-start text:id="IMark62433144"/><text:alphabetical-index-mark-start text:id="IMark62434472"/><text:alphabetical-index-mark-start text:id="IMark62435800"/><text:alphabetical-index-mark-start text:id="IMark62437128"/><text:alphabetical-index-mark-start text:id="IMark60951656"/><text:alphabetical-index-mark-start text:id="IMark64670200"/><text:alphabetical-index-mark-start text:id="IMark64671528"/><text:alphabetical-index-mark-start text:id="IMark64672856"/><text:alphabetical-index-mark-start text:id="IMark64674184"/><text:alphabetical-index-mark-start text:id="IMark64675512"/><text:alphabetical-index-mark-start text:id="IMark55144424"/><text:alphabetical-index-mark-start text:id="IMark55145752"/><text:alphabetical-index-mark-start text:id="IMark55147112"/>value<text:alphabetical-index-mark-end text:id="IMark55147112"/><text:alphabetical-index-mark-end text:id="IMark55145752"/><text:alphabetical-index-mark-end text:id="IMark55144424"/><text:alphabetical-index-mark-end text:id="IMark64675512"/><text:alphabetical-index-mark-end text:id="IMark64674184"/><text:alphabetical-index-mark-end text:id="IMark64672856"/><text:alphabetical-index-mark-end text:id="IMark64671528"/><text:alphabetical-index-mark-end text:id="IMark64670200"/><text:alphabetical-index-mark-end text:id="IMark60951656"/><text:alphabetical-index-mark-end text:id="IMark62437128"/><text:alphabetical-index-mark-end text:id="IMark62435800"/><text:alphabetical-index-mark-end text:id="IMark62434472"/><text:alphabetical-index-mark-end text:id="IMark62433144"/><text:alphabetical-index-mark-end text:id="IMark62431880"/><text:alphabetical-index-mark-end text:id="IMark62136360"/><text:alphabetical-index-mark-end text:id="IMark62135032"/> of different <text:alphabetical-index-mark-start text:id="IMark61398360"/><text:alphabetical-index-mark-start text:id="IMark61399688"/><text:alphabetical-index-mark-start text:id="IMark68945800"/><text:alphabetical-index-mark-start text:id="IMark68947128"/><text:alphabetical-index-mark-start text:id="IMark68948456"/><text:alphabetical-index-mark-start text:id="IMark68949784"/><text:alphabetical-index-mark-start text:id="IMark68951112"/><text:alphabetical-index-mark-start text:id="IMark64623992"/><text:alphabetical-index-mark-start text:id="IMark64625288"/>address<text:alphabetical-index-mark-end text:id="IMark64625288"/><text:alphabetical-index-mark-end text:id="IMark64623992"/><text:alphabetical-index-mark-end text:id="IMark68951112"/><text:alphabetical-index-mark-end text:id="IMark68949784"/><text:alphabetical-index-mark-end text:id="IMark68948456"/><text:alphabetical-index-mark-end text:id="IMark68947128"/><text:alphabetical-index-mark-end text:id="IMark68945800"/><text:alphabetical-index-mark-end text:id="IMark61399688"/><text:alphabetical-index-mark-end text:id="IMark61398360"/> <text:alphabetical-index-mark-start text:id="IMark64472824"/><text:alphabetical-index-mark-start text:id="IMark64474120"/><text:alphabetical-index-mark-start text:id="IMark64475448"/><text:alphabetical-index-mark-start text:id="IMark57360840"/><text:alphabetical-index-mark-start text:id="IMark57362104"/><text:alphabetical-index-mark-start text:id="IMark57363432"/><text:alphabetical-index-mark-start text:id="IMark57365288"/><text:alphabetical-index-mark-start text:id="IMark57366616"/><text:alphabetical-index-mark-start text:id="IMark64560968"/><text:alphabetical-index-mark-start text:id="IMark64562296"/>block<text:alphabetical-index-mark-end text:id="IMark64562296"/><text:alphabetical-index-mark-end text:id="IMark64560968"/><text:alphabetical-index-mark-end text:id="IMark57366616"/><text:alphabetical-index-mark-end text:id="IMark57365288"/><text:alphabetical-index-mark-end text:id="IMark57363432"/><text:alphabetical-index-mark-end text:id="IMark57362104"/><text:alphabetical-index-mark-end text:id="IMark57360840"/><text:alphabetical-index-mark-end text:id="IMark64475448"/><text:alphabetical-index-mark-end text:id="IMark64474120"/><text:alphabetical-index-mark-end text:id="IMark64472824"/>s <text:alphabetical-index-mark-start text:id="IMark36251096"/><text:alphabetical-index-mark-start text:id="IMark36252424"/><text:alphabetical-index-mark-start text:id="IMark63101336"/><text:alphabetical-index-mark-start text:id="IMark63102664"/><text:alphabetical-index-mark-start text:id="IMark63103992"/><text:alphabetical-index-mark-start text:id="IMark63105320"/><text:alphabetical-index-mark-start text:id="IMark63106648"/><text:alphabetical-index-mark-start text:id="IMark36070408"/><text:alphabetical-index-mark-start text:id="IMark36071736"/><text:alphabetical-index-mark-start text:id="IMark36073064"/><text:alphabetical-index-mark-start text:id="IMark36074392"/><text:alphabetical-index-mark-start text:id="IMark36075720"/><text:alphabetical-index-mark-start text:id="IMark36077048"/><text:alphabetical-index-mark-start text:id="IMark60398056"/><text:alphabetical-index-mark-start text:id="IMark60399384"/><text:alphabetical-index-mark-start text:id="IMark60400712"/><text:alphabetical-index-mark-start text:id="IMark60402040"/><text:alphabetical-index-mark-start text:id="IMark60403368"/><text:alphabetical-index-mark-start text:id="IMark59902664"/><text:span text:style-name="T34">sample</text:span><text:alphabetical-index-mark-end text:id="IMark59902664"/><text:alphabetical-index-mark-end text:id="IMark60403368"/><text:alphabetical-index-mark-end text:id="IMark60402040"/><text:alphabetical-index-mark-end text:id="IMark60400712"/><text:alphabetical-index-mark-end text:id="IMark60399384"/><text:alphabetical-index-mark-end text:id="IMark60398056"/><text:alphabetical-index-mark-end text:id="IMark36077048"/><text:alphabetical-index-mark-end text:id="IMark36075720"/><text:alphabetical-index-mark-end text:id="IMark36074392"/><text:alphabetical-index-mark-end text:id="IMark36073064"/><text:alphabetical-index-mark-end text:id="IMark36071736"/><text:alphabetical-index-mark-end text:id="IMark36070408"/><text:alphabetical-index-mark-end text:id="IMark63106648"/><text:alphabetical-index-mark-end text:id="IMark63105320"/><text:alphabetical-index-mark-end text:id="IMark63103992"/><text:alphabetical-index-mark-end text:id="IMark63102664"/><text:alphabetical-index-mark-end text:id="IMark63101336"/><text:alphabetical-index-mark-end text:id="IMark36252424"/><text:alphabetical-index-mark-end text:id="IMark36251096"/><text:span text:style-name="T34">s were mostly obtained </text:span>between 7:00 and 19:00 <text:alphabetical-index-mark-start text:id="IMark62626328"/><text:alphabetical-index-mark-start text:id="IMark62627656"/><text:alphabetical-index-mark-start text:id="IMark62628984"/><text:alphabetical-index-mark-start text:id="IMark62630312"/><text:alphabetical-index-mark-start text:id="IMark62630888"/><text:alphabetical-index-mark-start text:id="IMark67356872"/><text:alphabetical-index-mark-start text:id="IMark67358200"/><text:alphabetical-index-mark-start text:id="IMark67360056"/><text:alphabetical-index-mark-start text:id="IMark67361384"/><text:span text:style-name="T34">hour</text:span><text:alphabetical-index-mark-end text:id="IMark67361384"/><text:alphabetical-index-mark-end text:id="IMark67360056"/><text:alphabetical-index-mark-end text:id="IMark67358200"/><text:alphabetical-index-mark-end text:id="IMark67356872"/><text:alphabetical-index-mark-end text:id="IMark62630888"/><text:alphabetical-index-mark-end text:id="IMark62630312"/><text:alphabetical-index-mark-end text:id="IMark62628984"/><text:alphabetical-index-mark-end text:id="IMark62627656"/><text:alphabetical-index-mark-end text:id="IMark62626328"/><text:span text:style-name="T34">s</text:span>. </text:p>
      <text:p text:style-name="P14"/>
      <text:p text:style-name="P14"><text:span text:style-name="T34">However, in some </text:span><text:alphabetical-index-mark-start text:id="IMark63066056"/><text:alphabetical-index-mark-start text:id="IMark63439848"/><text:alphabetical-index-mark-start text:id="IMark68138088"/><text:alphabetical-index-mark-start text:id="IMark64149912"/><text:alphabetical-index-mark-start text:id="IMark63242712"/><text:alphabetical-index-mark-start text:id="IMark53570456"/><text:alphabetical-index-mark-start text:id="IMark59607896"/><text:alphabetical-index-mark-start text:id="IMark60656536"/><text:alphabetical-index-mark-start text:id="IMark54707080"/><text:span text:style-name="T34">cases</text:span><text:alphabetical-index-mark-end text:id="IMark54707080"/><text:alphabetical-index-mark-end text:id="IMark60656536"/><text:alphabetical-index-mark-end text:id="IMark59607896"/><text:alphabetical-index-mark-end text:id="IMark53570456"/><text:alphabetical-index-mark-end text:id="IMark63242712"/><text:alphabetical-index-mark-end text:id="IMark64149912"/><text:alphabetical-index-mark-end text:id="IMark68138088"/><text:alphabetical-index-mark-end text:id="IMark63439848"/><text:alphabetical-index-mark-end text:id="IMark63066056"/><text:span text:style-name="T34"> </text:span><text:alphabetical-index-mark-start text:id="IMark64250120"/><text:alphabetical-index-mark-start text:id="IMark62197032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span text:style-name="T34">night</text:span>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2197032"/><text:alphabetical-index-mark-end text:id="IMark64250120"/><text:span text:style-name="T34"> </text:span><text:alphabetical-index-mark-start text:id="IMark60022440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67219944"/><text:alphabetical-index-mark-start text:id="IMark62198776"/><text:alphabetical-index-mark-start text:id="IMark32709256"/><text:alphabetical-index-mark-start text:id="IMark64319544"/><text:span text:style-name="T34">hour</text:span><text:alphabetical-index-mark-end text:id="IMark64319544"/><text:alphabetical-index-mark-end text:id="IMark32709256"/><text:alphabetical-index-mark-end text:id="IMark62198776"/><text:alphabetical-index-mark-end text:id="IMark67219944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0022440"/><text:span text:style-name="T34">s might make a </text:span><text:alphabetical-index-mark-start text:id="IMark54276472"/><text:alphabetical-index-mark-start text:id="IMark57052760"/><text:alphabetical-index-mark-start text:id="IMark62314168"/><text:alphabetical-index-mark-start text:id="IMark53769272"/><text:alphabetical-index-mark-start text:id="IMark64496696"/><text:alphabetical-index-mark-start text:id="IMark63275512"/><text:alphabetical-index-mark-start text:id="IMark68153064"/><text:alphabetical-index-mark-start text:id="IMark26093000"/><text:alphabetical-index-mark-start text:id="IMark56962488"/><text:span text:style-name="T34">difference</text:span><text:alphabetical-index-mark-end text:id="IMark56962488"/><text:alphabetical-index-mark-end text:id="IMark26093000"/><text:alphabetical-index-mark-end text:id="IMark68153064"/><text:alphabetical-index-mark-end text:id="IMark63275512"/><text:alphabetical-index-mark-end text:id="IMark64496696"/><text:alphabetical-index-mark-end text:id="IMark53769272"/><text:alphabetical-index-mark-end text:id="IMark62314168"/><text:alphabetical-index-mark-end text:id="IMark57052760"/><text:alphabetical-index-mark-end text:id="IMark54276472"/><text:span text:style-name="T34">, so a few </text:span><text:alphabetical-index-mark-start text:id="IMark32406312"/><text:alphabetical-index-mark-start text:id="IMark61716536"/><text:alphabetical-index-mark-start text:id="IMark61685832"/><text:alphabetical-index-mark-start text:id="IMark61038024"/><text:alphabetical-index-mark-start text:id="IMark59153608"/><text:alphabetical-index-mark-start text:id="IMark68157608"/><text:alphabetical-index-mark-start text:id="IMark64329784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3748568"/><text:alphabetical-index-mark-start text:id="IMark62758152"/><text:alphabetical-index-mark-start text:id="IMark64235752"/><text:alphabetical-index-mark-start text:id="IMark55186568"/><text:alphabetical-index-mark-start text:id="IMark40496856"/><text:alphabetical-index-mark-start text:id="IMark64845336"/><text:span text:style-name="T34">sample</text:span><text:alphabetical-index-mark-end text:id="IMark64845336"/><text:alphabetical-index-mark-end text:id="IMark40496856"/><text:alphabetical-index-mark-end text:id="IMark55186568"/><text:alphabetical-index-mark-end text:id="IMark64235752"/><text:alphabetical-index-mark-end text:id="IMark62758152"/><text:alphabetical-index-mark-end text:id="IMark63748568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64329784"/><text:alphabetical-index-mark-end text:id="IMark68157608"/><text:alphabetical-index-mark-end text:id="IMark59153608"/><text:alphabetical-index-mark-end text:id="IMark61038024"/><text:alphabetical-index-mark-end text:id="IMark61685832"/><text:alphabetical-index-mark-end text:id="IMark61716536"/><text:alphabetical-index-mark-end text:id="IMark32406312"/><text:span text:style-name="T34">s were taken during </text:span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<text:alphabetical-index-mark-start text:id="IMark68150296"/><text:alphabetical-index-mark-start text:id="IMark47536104"/><text:alphabetical-index-mark-start text:id="IMark67429576"/><text:span text:style-name="T34">night</text:span><text:alphabetical-index-mark-end text:id="IMark67429576"/><text:alphabetical-index-mark-end text:id="IMark47536104"/><text:alphabetical-index-mark-end text:id="IMark68150296"/>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span text:style-name="T34"> </text:span><text:alphabetical-index-mark-start text:id="IMark54858584"/><text:alphabetical-index-mark-start text:id="IMark46856024"/><text:alphabetical-index-mark-start text:id="IMark36250712"/><text:alphabetical-index-mark-start text:id="IMark36249208"/><text:alphabetical-index-mark-start text:id="IMark36247704"/><text:alphabetical-index-mark-start text:id="IMark36246200"/><text:alphabetical-index-mark-start text:id="IMark64566280"/><text:alphabetical-index-mark-start text:id="IMark64564776"/><text:span text:style-name="T34">hour</text:span><text:alphabetical-index-mark-end text:id="IMark64564776"/><text:alphabetical-index-mark-end text:id="IMark64566280"/><text:alphabetical-index-mark-end text:id="IMark36246200"/><text:alphabetical-index-mark-end text:id="IMark36247704"/><text:alphabetical-index-mark-end text:id="IMark36249208"/><text:alphabetical-index-mark-end text:id="IMark36250712"/><text:alphabetical-index-mark-end text:id="IMark46856024"/><text:alphabetical-index-mark-end text:id="IMark54858584"/><text:span text:style-name="T34">s as well, when they imply </text:span><text:alphabetical-index-mark-start text:id="IMark64560584"/><text:alphabetical-index-mark-start text:id="IMark64472440"/><text:alphabetical-index-mark-start text:id="IMark64470936"/><text:alphabetical-index-mark-start text:id="IMark64469432"/><text:alphabetical-index-mark-start text:id="IMark64629272"/><text:alphabetical-index-mark-start text:id="IMark64627768"/><text:alphabetical-index-mark-start text:id="IMark68945416"/><text:alphabetical-index-mark-start text:id="IMark61397224"/><text:alphabetical-index-mark-start text:id="IMark61395720"/><text:alphabetical-index-mark-start text:id="IMark61394216"/><text:alphabetical-index-mark-start text:id="IMark57352984"/><text:alphabetical-index-mark-start text:id="IMark57351480"/><text:alphabetical-index-mark-start text:id="IMark57349976"/><text:alphabetical-index-mark-start text:id="IMark57348472"/><text:alphabetical-index-mark-start text:id="IMark57346968"/><text:alphabetical-index-mark-start text:id="IMark55148840"/><text:alphabetical-index-mark-start text:id="IMark62133896"/><text:alphabetical-index-mark-start text:id="IMark62131112"/><text:alphabetical-index-mark-start text:id="IMark62640664"/><text:alphabetical-index-mark-start text:id="IMark62639160"/><text:alphabetical-index-mark-start text:id="IMark62637656"/><text:alphabetical-index-mark-start text:id="IMark62636152"/><text:alphabetical-index-mark-start text:id="IMark62157016"/><text:alphabetical-index-mark-start text:id="IMark62155512"/><text:span text:style-name="T34">bus</text:span><text:alphabetical-index-mark-end text:id="IMark62155512"/><text:alphabetical-index-mark-end text:id="IMark62157016"/><text:alphabetical-index-mark-end text:id="IMark62636152"/><text:alphabetical-index-mark-end text:id="IMark62637656"/><text:alphabetical-index-mark-end text:id="IMark62639160"/><text:alphabetical-index-mark-end text:id="IMark62640664"/><text:alphabetical-index-mark-end text:id="IMark62131112"/><text:alphabetical-index-mark-end text:id="IMark62133896"/><text:alphabetical-index-mark-end text:id="IMark55148840"/><text:alphabetical-index-mark-end text:id="IMark57346968"/><text:alphabetical-index-mark-end text:id="IMark57348472"/><text:alphabetical-index-mark-end text:id="IMark57349976"/><text:alphabetical-index-mark-end text:id="IMark57351480"/><text:alphabetical-index-mark-end text:id="IMark57352984"/><text:alphabetical-index-mark-end text:id="IMark61394216"/><text:alphabetical-index-mark-end text:id="IMark61395720"/><text:span text:style-name="T34">iness</text:span><text:alphabetical-index-mark-end text:id="IMark61397224"/><text:alphabetical-index-mark-end text:id="IMark68945416"/><text:alphabetical-index-mark-end text:id="IMark64627768"/><text:alphabetical-index-mark-end text:id="IMark64629272"/><text:alphabetical-index-mark-end text:id="IMark64469432"/><text:alphabetical-index-mark-end text:id="IMark64470936"/><text:alphabetical-index-mark-end text:id="IMark64472440"/><text:alphabetical-index-mark-end text:id="IMark64560584"/><text:span text:style-name="T34"> activities.</text:span></text:p>
      <text:p text:style-name="P12"/>
      <text:p text:style-name="P12"/>
      <text:h text:style-name="Heading_20_3" text:outline-level="3"><text:bookmark-start text:name="__RefHeading___Toc773_180202276"/>2.<text:span text:style-name="T131">2</text:span>.3. <text:alphabetical-index-mark-start text:id="IMark59607896"/><text:alphabetical-index-mark-start text:id="IMark54707080"/><text:alphabetical-index-mark-start text:id="IMark64250120"/><text:alphabetical-index-mark-start text:id="IMark62197032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P<text:alphabetical-index-mark-start text:id="IMark68152936"/><text:alphabetical-index-mark-start text:id="IMark64611944"/><text:alphabetical-index-mark-start text:id="IMark60022440"/><text:alphabetical-index-mark-start text:id="IMark57336936"/><text:alphabetical-index-mark-start text:id="IMark47937960"/><text:alphabetical-index-mark-start text:id="IMark64134744"/><text:alphabetical-index-mark-start text:id="IMark47461496"/>ro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0022440"/><text:alphabetical-index-mark-end text:id="IMark64611944"/><text:alphabetical-index-mark-end text:id="IMark68152936"/>perties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2197032"/><text:alphabetical-index-mark-end text:id="IMark64250120"/><text:alphabetical-index-mark-end text:id="IMark54707080"/><text:alphabetical-index-mark-end text:id="IMark59607896"/> on <text:alphabetical-index-mark-start text:id="IMark67219944"/><text:alphabetical-index-mark-start text:id="IMark62198776"/><text:alphabetical-index-mark-start text:id="IMark32709256"/><text:alphabetical-index-mark-start text:id="IMark64319544"/><text:alphabetical-index-mark-start text:id="IMark54276472"/><text:alphabetical-index-mark-start text:id="IMark57052760"/><text:alphabetical-index-mark-start text:id="IMark62314168"/>sale<text:alphabetical-index-mark-end text:id="IMark62314168"/><text:alphabetical-index-mark-end text:id="IMark57052760"/><text:alphabetical-index-mark-end text:id="IMark54276472"/><text:alphabetical-index-mark-end text:id="IMark64319544"/><text:alphabetical-index-mark-end text:id="IMark32709256"/><text:alphabetical-index-mark-end text:id="IMark62198776"/><text:alphabetical-index-mark-end text:id="IMark67219944"/> per <text:alphabetical-index-mark-start text:id="IMark53769272"/><text:alphabetical-index-mark-start text:id="IMark64496696"/><text:alphabetical-index-mark-start text:id="IMark63275512"/><text:alphabetical-index-mark-start text:id="IMark68153064"/><text:alphabetical-index-mark-start text:id="IMark26093000"/><text:alphabetical-index-mark-start text:id="IMark56962488"/><text:alphabetical-index-mark-start text:id="IMark32406312"/>AB<text:alphabetical-index-mark-end text:id="IMark32406312"/><text:alphabetical-index-mark-end text:id="IMark56962488"/><text:alphabetical-index-mark-end text:id="IMark26093000"/><text:alphabetical-index-mark-end text:id="IMark68153064"/><text:alphabetical-index-mark-end text:id="IMark63275512"/><text:alphabetical-index-mark-end text:id="IMark64496696"/><text:alphabetical-index-mark-end text:id="IMark53769272"/>.<text:bookmark-end text:name="__RefHeading___Toc773_180202276"/></text:h>
      <text:p text:style-name="P16"/>
      <text:p text:style-name="P13">The <text:alphabetical-index-mark-start text:id="IMark61038024"/><text:alphabetical-index-mark-start text:id="IMark59153608"/><text:alphabetical-index-mark-start text:id="IMark68157608"/><text:alphabetical-index-mark-start text:id="IMark64329784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number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64329784"/><text:alphabetical-index-mark-end text:id="IMark68157608"/><text:alphabetical-index-mark-end text:id="IMark59153608"/><text:alphabetical-index-mark-end text:id="IMark61038024"/> of <text:alphabetical-index-mark-start text:id="IMark63748568"/><text:alphabetical-index-mark-start text:id="IMark62758152"/><text:alphabetical-index-mark-start text:id="IMark64235752"/><text:alphabetical-index-mark-start text:id="IMark55186568"/><text:alphabetical-index-mark-start text:id="IMark40496856"/><text:alphabetical-index-mark-start text:id="IMark6484533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63439848"/><text:alphabetical-index-mark-start text:id="IMark63066056"/><text:alphabetical-index-mark-start text:id="IMark64149912"/>sample<text:alphabetical-index-mark-end text:id="IMark64149912"/><text:alphabetical-index-mark-end text:id="IMark63066056"/><text:alphabetical-index-mark-end text:id="IMark63439848"/>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68150296"/>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64845336"/><text:alphabetical-index-mark-end text:id="IMark40496856"/><text:alphabetical-index-mark-end text:id="IMark55186568"/><text:alphabetical-index-mark-end text:id="IMark64235752"/><text:alphabetical-index-mark-end text:id="IMark62758152"/><text:alphabetical-index-mark-end text:id="IMark63748568"/><text:span text:style-name="T33">d </text:span><text:alphabetical-index-mark-start text:id="IMark68138088"/><text:alphabetical-index-mark-start text:id="IMark53570456"/><text:alphabetical-index-mark-start text:id="IMark63242712"/><text:alphabetical-index-mark-start text:id="IMark61935976"/><text:alphabetical-index-mark-start text:id="IMark62630888"/><text:alphabetical-index-mark-start text:id="IMark60656536"/><text:alphabetical-index-mark-start text:id="IMark64496696"/><text:alphabetical-index-mark-start text:id="IMark53769272"/><text:alphabetical-index-mark-start text:id="IMark63275512"/><text:span text:style-name="T33">p</text:span><text:alphabetical-index-mark-start text:id="IMark68153064"/><text:alphabetical-index-mark-start text:id="IMark26093000"/><text:alphabetical-index-mark-start text:id="IMark56962488"/><text:alphabetical-index-mark-start text:id="IMark32406312"/><text:alphabetical-index-mark-start text:id="IMark67219944"/><text:alphabetical-index-mark-start text:id="IMark62198776"/><text:alphabetical-index-mark-start text:id="IMark32709256"/><text:span text:style-name="T33">ro</text:span><text:alphabetical-index-mark-end text:id="IMark32709256"/><text:alphabetical-index-mark-end text:id="IMark62198776"/><text:alphabetical-index-mark-end text:id="IMark67219944"/><text:alphabetical-index-mark-end text:id="IMark32406312"/><text:alphabetical-index-mark-end text:id="IMark56962488"/><text:alphabetical-index-mark-end text:id="IMark26093000"/><text:alphabetical-index-mark-end text:id="IMark68153064"/><text:span text:style-name="T33">perties</text:span><text:alphabetical-index-mark-end text:id="IMark63275512"/><text:alphabetical-index-mark-end text:id="IMark53769272"/><text:alphabetical-index-mark-end text:id="IMark64496696"/><text:alphabetical-index-mark-end text:id="IMark60656536"/><text:alphabetical-index-mark-end text:id="IMark62630888"/><text:alphabetical-index-mark-end text:id="IMark61935976"/><text:alphabetical-index-mark-end text:id="IMark63242712"/><text:alphabetical-index-mark-end text:id="IMark53570456"/><text:alphabetical-index-mark-end text:id="IMark68138088"/><text:span text:style-name="T33"> on </text:span><text:alphabetical-index-mark-start text:id="IMark64319544"/><text:alphabetical-index-mark-start text:id="IMark54276472"/><text:alphabetical-index-mark-start text:id="IMark57052760"/><text:alphabetical-index-mark-start text:id="IMark62314168"/><text:alphabetical-index-mark-start text:id="IMark59607896"/><text:alphabetical-index-mark-start text:id="IMark54707080"/><text:alphabetical-index-mark-start text:id="IMark64250120"/><text:span text:style-name="T33">sale</text:span><text:alphabetical-index-mark-end text:id="IMark64250120"/><text:alphabetical-index-mark-end text:id="IMark54707080"/><text:alphabetical-index-mark-end text:id="IMark59607896"/><text:alphabetical-index-mark-end text:id="IMark62314168"/><text:alphabetical-index-mark-end text:id="IMark57052760"/><text:alphabetical-index-mark-end text:id="IMark54276472"/><text:alphabetical-index-mark-end text:id="IMark64319544"/> per <text:alphabetical-index-mark-start text:id="IMark62197032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0022440"/><text:span text:style-name="T33">address</text:span><text:alphabetical-index-mark-end text:id="IMark60022440"/>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2197032"/> 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61685832"/><text:alphabetical-index-mark-start text:id="IMark61716536"/><text:alphabetical-index-mark-start text:id="IMark67365256"/><text:alphabetical-index-mark-start text:id="IMark62133896"/><text:alphabetical-index-mark-start text:id="IMark62640664"/><text:alphabetical-index-mark-start text:id="IMark62637656"/>block<text:alphabetical-index-mark-end text:id="IMark62637656"/><text:alphabetical-index-mark-end text:id="IMark62640664"/><text:alphabetical-index-mark-end text:id="IMark62133896"/><text:alphabetical-index-mark-end text:id="IMark67365256"/><text:alphabetical-index-mark-end text:id="IMark61716536"/><text:alphabetical-index-mark-end text:id="IMark61685832"/><text:alphabetical-index-mark-end text:id="IMark47461496"/><text:alphabetical-index-mark-end text:id="IMark64134744"/><text:alphabetical-index-mark-end text:id="IMark47937960"/><text:alphabetical-index-mark-end text:id="IMark57336936"/> might not be the same in all <text:alphabetical-index-mark-start text:id="IMark62157016"/><text:alphabetical-index-mark-start text:id="IMark67217656"/><text:alphabetical-index-mark-start text:id="IMark64624360"/><text:alphabetical-index-mark-start text:id="IMark62131864"/><text:alphabetical-index-mark-start text:id="IMark57361208"/><text:alphabetical-index-mark-start text:id="IMark67356008"/><text:alphabetical-index-mark-start text:id="IMark64560584"/><text:alphabetical-index-mark-start text:id="IMark64470936"/><text:alphabetical-index-mark-start text:id="IMark64629272"/>cases<text:alphabetical-index-mark-end text:id="IMark64629272"/><text:alphabetical-index-mark-end text:id="IMark64470936"/><text:alphabetical-index-mark-end text:id="IMark64560584"/><text:alphabetical-index-mark-end text:id="IMark67356008"/><text:alphabetical-index-mark-end text:id="IMark57361208"/><text:alphabetical-index-mark-end text:id="IMark62131864"/><text:alphabetical-index-mark-end text:id="IMark64624360"/><text:alphabetical-index-mark-end text:id="IMark67217656"/><text:alphabetical-index-mark-end text:id="IMark62157016"/>. <text:span text:style-name="T33">This is due to </text:span><text:alphabetical-index-mark-start text:id="IMark68945416"/><text:alphabetical-index-mark-start text:id="IMark68974920"/><text:alphabetical-index-mark-start text:id="IMark63194424"/><text:alphabetical-index-mark-start text:id="IMark67428440"/><text:alphabetical-index-mark-start text:id="IMark64680792"/><text:alphabetical-index-mark-start text:id="IMark65245992"/><text:alphabetical-index-mark-start text:id="IMark18539160"/><text:alphabetical-index-mark-start text:id="IMark67947064"/><text:alphabetical-index-mark-start text:id="IMark67426936"/><text:span text:style-name="T33">market</text:span><text:alphabetical-index-mark-end text:id="IMark67426936"/><text:alphabetical-index-mark-end text:id="IMark67947064"/><text:alphabetical-index-mark-end text:id="IMark18539160"/><text:alphabetical-index-mark-end text:id="IMark65245992"/><text:alphabetical-index-mark-end text:id="IMark64680792"/><text:alphabetical-index-mark-end text:id="IMark67428440"/><text:alphabetical-index-mark-end text:id="IMark63194424"/><text:alphabetical-index-mark-end text:id="IMark68974920"/><text:alphabetical-index-mark-end text:id="IMark68945416"/><text:span text:style-name="T33"> reasons and depends on the decision of owners, which its outs</text:span><text:alphabetical-index-mark-start text:id="IMark62088440"/><text:alphabetical-index-mark-start text:id="IMark62141096"/><text:alphabetical-index-mark-start text:id="IMark62061544"/><text:alphabetical-index-mark-start text:id="IMark62268584"/><text:alphabetical-index-mark-start text:id="IMark59558904"/><text:alphabetical-index-mark-start text:id="IMark46654696"/><text:alphabetical-index-mark-start text:id="IMark62447160"/><text:span text:style-name="T33">id</text:span><text:alphabetical-index-mark-end text:id="IMark62447160"/><text:alphabetical-index-mark-end text:id="IMark46654696"/><text:alphabetical-index-mark-end text:id="IMark59558904"/><text:alphabetical-index-mark-end text:id="IMark62268584"/><text:alphabetical-index-mark-end text:id="IMark62061544"/><text:alphabetical-index-mark-end text:id="IMark62141096"/><text:alphabetical-index-mark-end text:id="IMark62088440"/><text:span text:style-name="T33">e the </text:span><text:alphabetical-index-mark-start text:id="IMark62301624"/><text:alphabetical-index-mark-start text:id="IMark18536152"/><text:alphabetical-index-mark-start text:id="IMark57351480"/><text:alphabetical-index-mark-start text:id="IMark61057864"/><text:alphabetical-index-mark-start text:id="IMark61997688"/><text:alphabetical-index-mark-start text:id="IMark67455640"/><text:alphabetical-index-mark-start text:id="IMark56923480"/><text:span text:style-name="T33">co</text:span><text:alphabetical-index-mark-end text:id="IMark56923480"/><text:alphabetical-index-mark-end text:id="IMark67455640"/><text:alphabetical-index-mark-end text:id="IMark61997688"/><text:alphabetical-index-mark-end text:id="IMark61057864"/><text:alphabetical-index-mark-end text:id="IMark57351480"/><text:alphabetical-index-mark-end text:id="IMark18536152"/><text:alphabetical-index-mark-end text:id="IMark62301624"/><text:span text:style-name="T33">nt</text:span><text:alphabetical-index-mark-start text:id="IMark36246200"/><text:alphabetical-index-mark-start text:id="IMark63786648"/><text:alphabetical-index-mark-start text:id="IMark63789656"/><text:alphabetical-index-mark-start text:id="IMark67242680"/><text:alphabetical-index-mark-start text:id="IMark62048952"/><text:alphabetical-index-mark-start text:id="IMark60750568"/><text:alphabetical-index-mark-start text:id="IMark60751896"/><text:span text:style-name="T33">ro</text:span><text:alphabetical-index-mark-end text:id="IMark60751896"/><text:alphabetical-index-mark-end text:id="IMark60750568"/><text:alphabetical-index-mark-end text:id="IMark62048952"/><text:alphabetical-index-mark-end text:id="IMark67242680"/><text:alphabetical-index-mark-end text:id="IMark63789656"/><text:alphabetical-index-mark-end text:id="IMark63786648"/><text:alphabetical-index-mark-end text:id="IMark36246200"/><text:span text:style-name="T33">l possibilities of the authors of this work. </text:span></text:p>
      <text:p text:style-name="P13"/>
      <text:p text:style-name="P17">Simply put, it might be possible to find one or more <text:alphabetical-index-mark-start text:id="IMark64845336"/><text:alphabetical-index-mark-start text:id="IMark54113544"/><text:alphabetical-index-mark-start text:id="IMark61140200"/><text:alphabetical-index-mark-start text:id="IMark63679928"/><text:alphabetical-index-mark-start text:id="IMark59257720"/><text:alphabetical-index-mark-start text:id="IMark59152280"/><text:alphabetical-index-mark-start text:id="IMark68150296"/><text:alphabetical-index-mark-start text:id="IMark47536104"/><text:alphabetical-index-mark-start text:id="IMark67429576"/>p<text:alphabetical-index-mark-start text:id="IMark54858584"/><text:alphabetical-index-mark-start text:id="IMark46856024"/><text:alphabetical-index-mark-start text:id="IMark63439848"/><text:alphabetical-index-mark-start text:id="IMark63066056"/><text:alphabetical-index-mark-start text:id="IMark64149912"/><text:alphabetical-index-mark-start text:id="IMark61038024"/><text:alphabetical-index-mark-start text:id="IMark59153608"/>ro<text:alphabetical-index-mark-end text:id="IMark59153608"/><text:alphabetical-index-mark-end text:id="IMark61038024"/><text:alphabetical-index-mark-end text:id="IMark64149912"/><text:alphabetical-index-mark-end text:id="IMark63066056"/><text:alphabetical-index-mark-end text:id="IMark63439848"/><text:alphabetical-index-mark-end text:id="IMark46856024"/><text:alphabetical-index-mark-end text:id="IMark54858584"/>perties<text:alphabetical-index-mark-end text:id="IMark67429576"/><text:alphabetical-index-mark-end text:id="IMark47536104"/><text:alphabetical-index-mark-end text:id="IMark68150296"/><text:alphabetical-index-mark-end text:id="IMark59152280"/><text:alphabetical-index-mark-end text:id="IMark59257720"/><text:alphabetical-index-mark-end text:id="IMark63679928"/><text:alphabetical-index-mark-end text:id="IMark61140200"/><text:alphabetical-index-mark-end text:id="IMark54113544"/><text:alphabetical-index-mark-end text:id="IMark64845336"/> per <text:alphabetical-index-mark-start text:id="IMark68157608"/><text:alphabetical-index-mark-start text:id="IMark64329784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8153064"/>address<text:alphabetical-index-mark-end text:id="IMark68153064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64329784"/><text:alphabetical-index-mark-end text:id="IMark68157608"/> <text:alphabetical-index-mark-start text:id="IMark26093000"/><text:alphabetical-index-mark-start text:id="IMark56962488"/><text:alphabetical-index-mark-start text:id="IMark32406312"/><text:alphabetical-index-mark-start text:id="IMark67219944"/><text:alphabetical-index-mark-start text:id="IMark62198776"/><text:alphabetical-index-mark-start text:id="IMark32709256"/><text:alphabetical-index-mark-start text:id="IMark68138088"/><text:alphabetical-index-mark-start text:id="IMark53570456"/><text:alphabetical-index-mark-start text:id="IMark63242712"/><text:alphabetical-index-mark-start text:id="IMark61935976"/>block<text:alphabetical-index-mark-end text:id="IMark61935976"/><text:alphabetical-index-mark-end text:id="IMark63242712"/><text:alphabetical-index-mark-end text:id="IMark53570456"/><text:alphabetical-index-mark-end text:id="IMark68138088"/><text:alphabetical-index-mark-end text:id="IMark32709256"/><text:alphabetical-index-mark-end text:id="IMark62198776"/><text:alphabetical-index-mark-end text:id="IMark67219944"/><text:alphabetical-index-mark-end text:id="IMark32406312"/><text:alphabetical-index-mark-end text:id="IMark56962488"/><text:alphabetical-index-mark-end text:id="IMark26093000"/> being sold over a sufficiently long period of <text:alphabetical-index-mark-start text:id="IMark62630888"/><text:alphabetical-index-mark-start text:id="IMark60656536"/><text:alphabetical-index-mark-start text:id="IMark64496696"/><text:alphabetical-index-mark-start text:id="IMark53769272"/><text:alphabetical-index-mark-start text:id="IMark63275512"/><text:alphabetical-index-mark-start text:id="IMark64319544"/><text:alphabetical-index-mark-start text:id="IMark54276472"/><text:alphabetical-index-mark-start text:id="IMark57052760"/><text:alphabetical-index-mark-start text:id="IMark62314168"/>time<text:alphabetical-index-mark-end text:id="IMark62314168"/><text:alphabetical-index-mark-end text:id="IMark57052760"/><text:alphabetical-index-mark-end text:id="IMark54276472"/><text:alphabetical-index-mark-end text:id="IMark64319544"/><text:alphabetical-index-mark-end text:id="IMark63275512"/><text:alphabetical-index-mark-end text:id="IMark53769272"/><text:alphabetical-index-mark-end text:id="IMark64496696"/><text:alphabetical-index-mark-end text:id="IMark60656536"/><text:alphabetical-index-mark-end text:id="IMark62630888"/>, but for the purposes of this <text:alphabetical-index-mark-start text:id="IMark59607896"/><text:alphabetical-index-mark-start text:id="IMark54707080"/><text:alphabetical-index-mark-start text:id="IMark64250120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61685832"/><text:alphabetical-index-mark-start text:id="IMark61716536"/><text:alphabetical-index-mark-start text:id="IMark67365256"/><text:alphabetical-index-mark-start text:id="IMark62197032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0022440"/><text:alphabetical-index-mark-start text:id="IMark63748568"/>data<text:alphabetical-index-mark-end text:id="IMark63748568"/><text:alphabetical-index-mark-end text:id="IMark60022440"/>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2197032"/>set<text:alphabetical-index-mark-end text:id="IMark67365256"/><text:alphabetical-index-mark-end text:id="IMark61716536"/><text:alphabetical-index-mark-end text:id="IMark61685832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4250120"/><text:alphabetical-index-mark-end text:id="IMark54707080"/><text:alphabetical-index-mark-end text:id="IMark59607896"/> and the <text:alphabetical-index-mark-start text:id="IMark62048952"/><text:alphabetical-index-mark-start text:id="IMark64235752"/><text:alphabetical-index-mark-start text:id="IMark62758152"/><text:alphabetical-index-mark-start text:id="IMark40496856"/><text:alphabetical-index-mark-start text:id="IMark55186568"/><text:alphabetical-index-mark-start text:id="IMark62627272"/><text:alphabetical-index-mark-start text:id="IMark62184248"/><text:alphabetical-index-mark-start text:id="IMark60082184"/><text:alphabetical-index-mark-start text:id="IMark36073432"/>time<text:alphabetical-index-mark-end text:id="IMark36073432"/><text:alphabetical-index-mark-end text:id="IMark60082184"/><text:alphabetical-index-mark-end text:id="IMark62184248"/><text:alphabetical-index-mark-end text:id="IMark62627272"/><text:alphabetical-index-mark-end text:id="IMark55186568"/><text:alphabetical-index-mark-end text:id="IMark40496856"/><text:alphabetical-index-mark-end text:id="IMark62758152"/><text:alphabetical-index-mark-end text:id="IMark64235752"/><text:alphabetical-index-mark-end text:id="IMark62048952"/> alloted to <text:alphabetical-index-mark-start text:id="IMark36070776"/><text:alphabetical-index-mark-start text:id="IMark63104360"/><text:alphabetical-index-mark-start text:id="IMark63101704"/><text:alphabetical-index-mark-start text:id="IMark64474488"/><text:alphabetical-index-mark-start text:id="IMark68928952"/><text:alphabetical-index-mark-start text:id="IMark67358568"/><text:alphabetical-index-mark-start text:id="IMark60402408"/><text:alphabetical-index-mark-start text:id="IMark60398424"/><text:alphabetical-index-mark-start text:id="IMark60590424"/><text:alphabetical-index-mark-start text:id="IMark63934664"/><text:alphabetical-index-mark-start text:id="IMark63933160"/><text:alphabetical-index-mark-start text:id="IMark63931656"/><text:alphabetical-index-mark-start text:id="IMark63930152"/><text:alphabetical-index-mark-start text:id="IMark63928648"/><text:alphabetical-index-mark-start text:id="IMark54316360"/><text:alphabetical-index-mark-start text:id="IMark68977464"/><text:alphabetical-index-mark-start text:id="IMark68975960"/><text:alphabetical-index-mark-start text:id="IMark67360184"/>build<text:alphabetical-index-mark-end text:id="IMark67360184"/><text:alphabetical-index-mark-end text:id="IMark68975960"/><text:alphabetical-index-mark-end text:id="IMark68977464"/><text:alphabetical-index-mark-end text:id="IMark54316360"/><text:alphabetical-index-mark-end text:id="IMark63928648"/><text:alphabetical-index-mark-end text:id="IMark63930152"/><text:alphabetical-index-mark-end text:id="IMark63931656"/><text:alphabetical-index-mark-end text:id="IMark63933160"/><text:alphabetical-index-mark-end text:id="IMark63934664"/>ing<text:alphabetical-index-mark-end text:id="IMark60590424"/><text:alphabetical-index-mark-end text:id="IMark60398424"/><text:alphabetical-index-mark-end text:id="IMark60402408"/><text:alphabetical-index-mark-end text:id="IMark67358568"/><text:alphabetical-index-mark-end text:id="IMark68928952"/><text:alphabetical-index-mark-end text:id="IMark64474488"/><text:alphabetical-index-mark-end text:id="IMark63101704"/><text:alphabetical-index-mark-end text:id="IMark63104360"/><text:alphabetical-index-mark-end text:id="IMark36070776"/> it, such a homogeneity of <text:alphabetical-index-mark-start text:id="IMark63107304"/><text:alphabetical-index-mark-start text:id="IMark62335256"/><text:alphabetical-index-mark-start text:id="IMark64674552"/><text:alphabetical-index-mark-start text:id="IMark64671896"/><text:alphabetical-index-mark-start text:id="IMark62437496"/><text:alphabetical-index-mark-start text:id="IMark68950152"/><text:alphabetical-index-mark-start text:id="IMark62157016"/><text:alphabetical-index-mark-start text:id="IMark64624360"/><text:alphabetical-index-mark-start text:id="IMark57361208"/><text:alphabetical-index-mark-start text:id="IMark64560584"/>data<text:alphabetical-index-mark-end text:id="IMark64560584"/><text:alphabetical-index-mark-end text:id="IMark57361208"/><text:alphabetical-index-mark-end text:id="IMark64624360"/><text:alphabetical-index-mark-end text:id="IMark62157016"/><text:alphabetical-index-mark-end text:id="IMark68950152"/><text:alphabetical-index-mark-end text:id="IMark62437496"/><text:alphabetical-index-mark-end text:id="IMark64671896"/><text:alphabetical-index-mark-end text:id="IMark64674552"/><text:alphabetical-index-mark-end text:id="IMark62335256"/><text:alphabetical-index-mark-end text:id="IMark63107304"/> is not achiev<text:alphabetical-index-mark-start text:id="IMark64629272"/><text:alphabetical-index-mark-start text:id="IMark62640664"/><text:alphabetical-index-mark-start text:id="IMark63754472"/><text:alphabetical-index-mark-start text:id="IMark62046616"/><text:alphabetical-index-mark-start text:id="IMark62045112"/><text:alphabetical-index-mark-start text:id="IMark57017736"/><text:alphabetical-index-mark-start text:id="IMark67966472"/>ab<text:alphabetical-index-mark-end text:id="IMark67966472"/><text:alphabetical-index-mark-end text:id="IMark57017736"/><text:alphabetical-index-mark-end text:id="IMark62045112"/><text:alphabetical-index-mark-end text:id="IMark62046616"/><text:alphabetical-index-mark-end text:id="IMark63754472"/><text:alphabetical-index-mark-end text:id="IMark62640664"/><text:alphabetical-index-mark-end text:id="IMark64629272"/>le.</text:p>
      <text:p text:style-name="P17"/>
      <text:p text:style-name="P17"/>
      <text:h text:style-name="Heading_20_3" text:outline-level="3"><text:bookmark-start text:name="__RefHeading___Toc775_180202276"/>2.<text:span text:style-name="T131">2</text:span>.4. <text:alphabetical-index-mark-start text:id="IMark55186568"/><text:alphabetical-index-mark-start text:id="IMark54707080"/><text:alphabetical-index-mark-start text:id="IMark64250120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61685832"/><text:alphabetical-index-mark-start text:id="IMark61716536"/>Urban<text:alphabetical-index-mark-end text:id="IMark61716536"/><text:alphabetical-index-mark-end text:id="IMark61685832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4250120"/><text:alphabetical-index-mark-end text:id="IMark54707080"/><text:alphabetical-index-mark-end text:id="IMark55186568"/> <text:alphabetical-index-mark-start text:id="IMark67365256"/><text:alphabetical-index-mark-start text:id="IMark62197032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<text:alphabetical-index-mark-start text:id="IMark64496696"/><text:alphabetical-index-mark-start text:id="IMark53769272"/><text:alphabetical-index-mark-start text:id="IMark63275512"/>co<text:alphabetical-index-mark-end text:id="IMark63275512"/><text:alphabetical-index-mark-end text:id="IMark53769272"/><text:alphabetical-index-mark-end text:id="IMark64496696"/><text:alphabetical-index-mark-end text:id="IMark60656536"/><text:alphabetical-index-mark-end text:id="IMark62630888"/><text:alphabetical-index-mark-end text:id="IMark63748568"/><text:alphabetical-index-mark-end text:id="IMark60022440"/>de<text:alphabetical-index-mark-end text:id="IMark64611944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2197032"/><text:alphabetical-index-mark-end text:id="IMark67365256"/>s.<text:bookmark-end text:name="__RefHeading___Toc775_180202276"/></text:h>
      <text:p text:style-name="P21"/>
      <text:p text:style-name="P20"><text:soft-page-break/><text:alphabetical-index-mark-start text:id="IMark57052760"/><text:alphabetical-index-mark-start text:id="IMark62314168"/><text:alphabetical-index-mark-start text:id="IMark26093000"/><text:alphabetical-index-mark-start text:id="IMark56962488"/><text:alphabetical-index-mark-start text:id="IMark32406312"/><text:alphabetical-index-mark-start text:id="IMark67219944"/><text:alphabetical-index-mark-start text:id="IMark62198776"/><text:alphabetical-index-mark-start text:id="IMark32709256"/><text:alphabetical-index-mark-start text:id="IMark68138088"/>Urban<text:alphabetical-index-mark-end text:id="IMark68138088"/><text:alphabetical-index-mark-end text:id="IMark32709256"/><text:alphabetical-index-mark-end text:id="IMark62198776"/><text:alphabetical-index-mark-end text:id="IMark67219944"/><text:alphabetical-index-mark-end text:id="IMark32406312"/><text:alphabetical-index-mark-end text:id="IMark56962488"/><text:alphabetical-index-mark-end text:id="IMark26093000"/><text:alphabetical-index-mark-end text:id="IMark62314168"/><text:alphabetical-index-mark-end text:id="IMark57052760"/> <text:alphabetical-index-mark-start text:id="IMark53570456"/><text:alphabetical-index-mark-start text:id="IMark63242712"/><text:alphabetical-index-mark-start text:id="IMark61935976"/><text:alphabetical-index-mark-start text:id="IMark68157608"/><text:alphabetical-index-mark-start text:id="IMark64329784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8153064"/><text:alphabetical-index-mark-start text:id="IMark64845336"/><text:alphabetical-index-mark-start text:id="IMark54113544"/><text:alphabetical-index-mark-start text:id="IMark61140200"/><text:alphabetical-index-mark-start text:id="IMark63679928"/>co<text:alphabetical-index-mark-end text:id="IMark63679928"/><text:alphabetical-index-mark-end text:id="IMark61140200"/><text:alphabetical-index-mark-end text:id="IMark54113544"/><text:alphabetical-index-mark-end text:id="IMark64845336"/><text:alphabetical-index-mark-end text:id="IMark68153064"/><text:alphabetical-index-mark-end text:id="IMark62203704"/><text:alphabetical-index-mark-end text:id="IMark64299320"/>de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64329784"/><text:alphabetical-index-mark-end text:id="IMark68157608"/><text:alphabetical-index-mark-end text:id="IMark61935976"/><text:alphabetical-index-mark-end text:id="IMark63242712"/><text:alphabetical-index-mark-end text:id="IMark53570456"/>s est<text:alphabetical-index-mark-start text:id="IMark59257720"/><text:alphabetical-index-mark-start text:id="IMark59152280"/>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ab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68150296"/><text:alphabetical-index-mark-end text:id="IMark59152280"/><text:alphabetical-index-mark-end text:id="IMark59257720"/>lish that m<text:alphabetical-index-mark-start text:id="IMark63439848"/><text:alphabetical-index-mark-start text:id="IMark63066056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id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63066056"/><text:alphabetical-index-mark-end text:id="IMark63439848"/>dle to intensive <text:alphabetical-index-mark-start text:id="IMark40496856"/><text:alphabetical-index-mark-start text:id="IMark62758152"/><text:alphabetical-index-mark-start text:id="IMark62031656"/><text:alphabetical-index-mark-start text:id="IMark59607896"/><text:alphabetical-index-mark-start text:id="IMark62197032"/><text:alphabetical-index-mark-start text:id="IMark67365256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co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8152936"/><text:alphabetical-index-mark-end text:id="IMark62647000"/>mmercial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7365256"/><text:alphabetical-index-mark-end text:id="IMark62197032"/><text:alphabetical-index-mark-end text:id="IMark59607896"/><text:alphabetical-index-mark-end text:id="IMark62031656"/><text:alphabetical-index-mark-end text:id="IMark62758152"/><text:alphabetical-index-mark-end text:id="IMark40496856"/> activities shall only take place on <text:alphabetical-index-mark-start text:id="IMark64496696"/>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<text:alphabetical-index-mark-start text:id="IMark57336936"/><text:alphabetical-index-mark-start text:id="IMark47937960"/><text:alphabetical-index-mark-start text:id="IMark64134744"/><text:alphabetical-index-mark-start text:id="IMark47461496"/>block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<text:alphabetical-index-mark-end text:id="IMark64496696"/>s of <text:alphabetical-index-mark-start text:id="IMark61685832"/><text:alphabetical-index-mark-start text:id="IMark61716536"/><text:alphabetical-index-mark-start text:id="IMark54276472"/><text:alphabetical-index-mark-start text:id="IMark64319544"/><text:alphabetical-index-mark-start text:id="IMark68948072"/><text:alphabetical-index-mark-start text:id="IMark63768264"/><text:alphabetical-index-mark-start text:id="IMark67455640"/><text:alphabetical-index-mark-start text:id="IMark18536152"/><text:alphabetical-index-mark-start text:id="IMark61913240"/><text:alphabetical-index-mark-start text:id="IMark61916248"/>street<text:alphabetical-index-mark-end text:id="IMark61916248"/><text:alphabetical-index-mark-end text:id="IMark61913240"/><text:alphabetical-index-mark-end text:id="IMark18536152"/><text:alphabetical-index-mark-end text:id="IMark67455640"/><text:alphabetical-index-mark-end text:id="IMark63768264"/><text:alphabetical-index-mark-end text:id="IMark68948072"/><text:alphabetical-index-mark-end text:id="IMark64319544"/><text:alphabetical-index-mark-end text:id="IMark54276472"/><text:alphabetical-index-mark-end text:id="IMark61716536"/><text:alphabetical-index-mark-end text:id="IMark61685832"/>s that have been declared <text:alphabetical-index-mark-start text:id="IMark62447160"/><text:alphabetical-index-mark-start text:id="IMark62061544"/><text:alphabetical-index-mark-start text:id="IMark40183400"/><text:alphabetical-index-mark-start text:id="IMark40186408"/><text:alphabetical-index-mark-start text:id="IMark67426936"/><text:alphabetical-index-mark-start text:id="IMark64680792"/><text:alphabetical-index-mark-start text:id="IMark68945416"/><text:alphabetical-index-mark-start text:id="IMark62042328"/><text:alphabetical-index-mark-start text:id="IMark64629272"/><text:alphabetical-index-mark-start text:id="IMark62046616"/><text:alphabetical-index-mark-start text:id="IMark63107304"/><text:alphabetical-index-mark-start text:id="IMark64674552"/><text:alphabetical-index-mark-start text:id="IMark62437496"/><text:alphabetical-index-mark-start text:id="IMark62157016"/><text:alphabetical-index-mark-start text:id="IMark57361208"/><text:alphabetical-index-mark-start text:id="IMark36070776"/><text:alphabetical-index-mark-start text:id="IMark63101704"/>co<text:alphabetical-index-mark-end text:id="IMark63101704"/><text:alphabetical-index-mark-end text:id="IMark36070776"/><text:alphabetical-index-mark-end text:id="IMark57361208"/><text:alphabetical-index-mark-end text:id="IMark62157016"/><text:alphabetical-index-mark-end text:id="IMark62437496"/><text:alphabetical-index-mark-end text:id="IMark64674552"/><text:alphabetical-index-mark-end text:id="IMark63107304"/>mmercial<text:alphabetical-index-mark-end text:id="IMark62046616"/><text:alphabetical-index-mark-end text:id="IMark64629272"/><text:alphabetical-index-mark-end text:id="IMark62042328"/><text:alphabetical-index-mark-end text:id="IMark68945416"/><text:alphabetical-index-mark-end text:id="IMark64680792"/><text:alphabetical-index-mark-end text:id="IMark67426936"/><text:alphabetical-index-mark-end text:id="IMark40186408"/><text:alphabetical-index-mark-end text:id="IMark40183400"/><text:alphabetical-index-mark-end text:id="IMark62061544"/><text:alphabetical-index-mark-end text:id="IMark62447160"/> <text:alphabetical-index-mark-start text:id="IMark68928952"/><text:alphabetical-index-mark-start text:id="IMark60402408"/><text:alphabetical-index-mark-start text:id="IMark60590424"/><text:alphabetical-index-mark-start text:id="IMark63933160"/><text:alphabetical-index-mark-start text:id="IMark63930152"/><text:alphabetical-index-mark-start text:id="IMark54316360"/><text:alphabetical-index-mark-start text:id="IMark68975960"/>zone<text:alphabetical-index-mark-end text:id="IMark68975960"/><text:alphabetical-index-mark-end text:id="IMark54316360"/><text:alphabetical-index-mark-end text:id="IMark63930152"/><text:alphabetical-index-mark-end text:id="IMark63933160"/><text:alphabetical-index-mark-end text:id="IMark60590424"/><text:alphabetical-index-mark-end text:id="IMark60402408"/><text:alphabetical-index-mark-end text:id="IMark68928952"/>s. There are <text:alphabetical-index-mark-start text:id="IMark62627272"/><text:alphabetical-index-mark-start text:id="IMark60082184"/><text:alphabetical-index-mark-start text:id="IMark63769768"/><text:alphabetical-index-mark-start text:id="IMark36949672"/><text:alphabetical-index-mark-start text:id="IMark36946664"/><text:alphabetical-index-mark-start text:id="IMark67958856"/><text:alphabetical-index-mark-start text:id="IMark68837208"/><text:alphabetical-index-mark-start text:id="IMark68834200"/><text:alphabetical-index-mark-start text:id="IMark60941304"/><text:alphabetical-index-mark-start text:id="IMark60938296"/>street<text:alphabetical-index-mark-end text:id="IMark60938296"/><text:alphabetical-index-mark-end text:id="IMark60941304"/><text:alphabetical-index-mark-end text:id="IMark68834200"/><text:alphabetical-index-mark-end text:id="IMark68837208"/><text:alphabetical-index-mark-end text:id="IMark67958856"/><text:alphabetical-index-mark-end text:id="IMark36946664"/><text:alphabetical-index-mark-end text:id="IMark36949672"/><text:alphabetical-index-mark-end text:id="IMark63769768"/><text:alphabetical-index-mark-end text:id="IMark60082184"/><text:alphabetical-index-mark-end text:id="IMark62627272"/>s that can be partially <text:alphabetical-index-mark-start text:id="IMark70426520"/><text:alphabetical-index-mark-start text:id="IMark70423512"/><text:alphabetical-index-mark-start text:id="IMark64798840"/><text:alphabetical-index-mark-start text:id="IMark63771272"/><text:alphabetical-index-mark-start text:id="IMark36251464"/><text:alphabetical-index-mark-start text:id="IMark60748472"/><text:alphabetical-index-mark-start text:id="IMark62713128"/><text:alphabetical-index-mark-start text:id="IMark63757688"/><text:alphabetical-index-mark-start text:id="IMark60594392"/><text:alphabetical-index-mark-start text:id="IMark62435416"/><text:alphabetical-index-mark-start text:id="IMark36246200"/><text:alphabetical-index-mark-start text:id="IMark32687240"/><text:alphabetical-index-mark-start text:id="IMark67962392"/><text:alphabetical-index-mark-start text:id="IMark67966088"/><text:alphabetical-index-mark-start text:id="IMark60943768"/><text:alphabetical-index-mark-start text:id="IMark60624008"/><text:alphabetical-index-mark-start text:id="IMark60627704"/>co<text:alphabetical-index-mark-end text:id="IMark60627704"/><text:alphabetical-index-mark-end text:id="IMark60624008"/><text:alphabetical-index-mark-end text:id="IMark60943768"/><text:alphabetical-index-mark-end text:id="IMark67966088"/><text:alphabetical-index-mark-end text:id="IMark67962392"/><text:alphabetical-index-mark-end text:id="IMark32687240"/><text:alphabetical-index-mark-end text:id="IMark36246200"/>mmercial<text:alphabetical-index-mark-end text:id="IMark62435416"/><text:alphabetical-index-mark-end text:id="IMark60594392"/><text:alphabetical-index-mark-end text:id="IMark63757688"/><text:alphabetical-index-mark-end text:id="IMark62713128"/><text:alphabetical-index-mark-end text:id="IMark60748472"/><text:alphabetical-index-mark-end text:id="IMark36251464"/><text:alphabetical-index-mark-end text:id="IMark63771272"/><text:alphabetical-index-mark-end text:id="IMark64798840"/><text:alphabetical-index-mark-end text:id="IMark70423512"/><text:alphabetical-index-mark-end text:id="IMark70426520"/> and partially <text:alphabetical-index-mark-start text:id="IMark62006056"/><text:alphabetical-index-mark-start text:id="IMark55502456"/><text:alphabetical-index-mark-start text:id="IMark46611512"/><text:alphabetical-index-mark-start text:id="IMark46612840"/><text:alphabetical-index-mark-start text:id="IMark46614168"/><text:alphabetical-index-mark-start text:id="IMark46615496"/><text:alphabetical-index-mark-start text:id="IMark46616824"/><text:alphabetical-index-mark-start text:id="IMark46618152"/><text:alphabetical-index-mark-start text:id="IMark56910152"/><text:alphabetical-index-mark-start text:id="IMark56911208"/>res<text:alphabetical-index-mark-start text:id="IMark56913320"/><text:alphabetical-index-mark-start text:id="IMark56914648"/><text:alphabetical-index-mark-start text:id="IMark56915976"/><text:alphabetical-index-mark-start text:id="IMark56917304"/><text:alphabetical-index-mark-start text:id="IMark56918632"/><text:alphabetical-index-mark-start text:id="IMark67223640"/><text:alphabetical-index-mark-start text:id="IMark67224904"/>id<text:alphabetical-index-mark-end text:id="IMark67224904"/><text:alphabetical-index-mark-end text:id="IMark67223640"/><text:alphabetical-index-mark-end text:id="IMark56918632"/><text:alphabetical-index-mark-end text:id="IMark56917304"/><text:alphabetical-index-mark-end text:id="IMark56915976"/><text:alphabetical-index-mark-end text:id="IMark56914648"/><text:alphabetical-index-mark-end text:id="IMark56913320"/>ential<text:alphabetical-index-mark-end text:id="IMark56911208"/><text:alphabetical-index-mark-end text:id="IMark56910152"/><text:alphabetical-index-mark-end text:id="IMark46618152"/><text:alphabetical-index-mark-end text:id="IMark46616824"/><text:alphabetical-index-mark-end text:id="IMark46615496"/><text:alphabetical-index-mark-end text:id="IMark46614168"/><text:alphabetical-index-mark-end text:id="IMark46612840"/><text:alphabetical-index-mark-end text:id="IMark46611512"/><text:alphabetical-index-mark-end text:id="IMark55502456"/><text:alphabetical-index-mark-end text:id="IMark62006056"/>, or being <text:alphabetical-index-mark-start text:id="IMark68961160"/><text:alphabetical-index-mark-start text:id="IMark61769928"/><text:alphabetical-index-mark-start text:id="IMark61771256"/><text:alphabetical-index-mark-start text:id="IMark61772584"/><text:alphabetical-index-mark-start text:id="IMark61773912"/><text:alphabetical-index-mark-start text:id="IMark61775240"/><text:alphabetical-index-mark-start text:id="IMark61776568"/><text:alphabetical-index-mark-start text:id="IMark61777896"/><text:alphabetical-index-mark-start text:id="IMark64714760"/><text:alphabetical-index-mark-start text:id="IMark64716056"/><text:alphabetical-index-mark-start text:id="IMark64717416"/><text:alphabetical-index-mark-start text:id="IMark64718744"/><text:alphabetical-index-mark-start text:id="IMark64720072"/><text:alphabetical-index-mark-start text:id="IMark64721400"/><text:alphabetical-index-mark-start text:id="IMark64722728"/><text:alphabetical-index-mark-start text:id="IMark64724056"/><text:alphabetical-index-mark-start text:id="IMark64724632"/>co<text:alphabetical-index-mark-end text:id="IMark64724632"/><text:alphabetical-index-mark-end text:id="IMark64724056"/><text:alphabetical-index-mark-end text:id="IMark64722728"/><text:alphabetical-index-mark-end text:id="IMark64721400"/><text:alphabetical-index-mark-end text:id="IMark64720072"/><text:alphabetical-index-mark-end text:id="IMark64718744"/><text:alphabetical-index-mark-end text:id="IMark64717416"/>mmercial<text:alphabetical-index-mark-end text:id="IMark64716056"/><text:alphabetical-index-mark-end text:id="IMark64714760"/><text:alphabetical-index-mark-end text:id="IMark61777896"/><text:alphabetical-index-mark-end text:id="IMark61776568"/><text:alphabetical-index-mark-end text:id="IMark61775240"/><text:alphabetical-index-mark-end text:id="IMark61773912"/><text:alphabetical-index-mark-end text:id="IMark61772584"/><text:alphabetical-index-mark-end text:id="IMark61771256"/><text:alphabetical-index-mark-end text:id="IMark61769928"/><text:alphabetical-index-mark-end text:id="IMark68961160"/> <text:alphabetical-index-mark-start text:id="IMark67782344"/><text:alphabetical-index-mark-start text:id="IMark67783672"/><text:alphabetical-index-mark-start text:id="IMark67785000"/><text:alphabetical-index-mark-start text:id="IMark67786328"/><text:alphabetical-index-mark-start text:id="IMark56931672"/><text:alphabetical-index-mark-start text:id="IMark56932968"/><text:alphabetical-index-mark-start text:id="IMark56934296"/>alt<text:alphabetical-index-mark-end text:id="IMark56934296"/><text:alphabetical-index-mark-end text:id="IMark56932968"/><text:alphabetical-index-mark-end text:id="IMark56931672"/><text:alphabetical-index-mark-end text:id="IMark67786328"/><text:alphabetical-index-mark-end text:id="IMark67785000"/><text:alphabetical-index-mark-end text:id="IMark67783672"/><text:alphabetical-index-mark-end text:id="IMark67782344"/>ogether, display a very different <text:alphabetical-index-mark-start text:id="IMark56942424"/><text:alphabetical-index-mark-start text:id="IMark40228776"/><text:alphabetical-index-mark-start text:id="IMark40230104"/><text:alphabetical-index-mark-start text:id="IMark40231432"/><text:alphabetical-index-mark-start text:id="IMark40232760"/><text:alphabetical-index-mark-start text:id="IMark40234088"/><text:alphabetical-index-mark-start text:id="IMark40235416"/><text:alphabetical-index-mark-start text:id="IMark40236744"/><text:alphabetical-index-mark-start text:id="IMark40238072"/><text:alphabetical-index-mark-start text:id="IMark64543928"/>pedestrian<text:alphabetical-index-mark-end text:id="IMark64543928"/><text:alphabetical-index-mark-end text:id="IMark40238072"/><text:alphabetical-index-mark-end text:id="IMark40236744"/><text:alphabetical-index-mark-end text:id="IMark40235416"/><text:alphabetical-index-mark-end text:id="IMark40234088"/><text:alphabetical-index-mark-end text:id="IMark40232760"/><text:alphabetical-index-mark-end text:id="IMark40231432"/><text:alphabetical-index-mark-end text:id="IMark40230104"/><text:alphabetical-index-mark-end text:id="IMark40228776"/><text:alphabetical-index-mark-end text:id="IMark56942424"/> <text:alphabetical-index-mark-start text:id="IMark68906792"/><text:alphabetical-index-mark-start text:id="IMark68908120"/><text:alphabetical-index-mark-start text:id="IMark68909448"/><text:alphabetical-index-mark-start text:id="IMark68910776"/><text:alphabetical-index-mark-start text:id="IMark68912104"/><text:alphabetical-index-mark-start text:id="IMark68913432"/><text:alphabetical-index-mark-start text:id="IMark68914760"/><text:alphabetical-index-mark-start text:id="IMark68916088"/><text:alphabetical-index-mark-start text:id="IMark68917416"/><text:alphabetical-index-mark-start text:id="IMark67443016"/>density<text:alphabetical-index-mark-end text:id="IMark67443016"/><text:alphabetical-index-mark-end text:id="IMark68917416"/><text:alphabetical-index-mark-end text:id="IMark68916088"/><text:alphabetical-index-mark-end text:id="IMark68914760"/><text:alphabetical-index-mark-end text:id="IMark68913432"/><text:alphabetical-index-mark-end text:id="IMark68912104"/><text:alphabetical-index-mark-end text:id="IMark68910776"/><text:alphabetical-index-mark-end text:id="IMark68909448"/><text:alphabetical-index-mark-end text:id="IMark68908120"/><text:alphabetical-index-mark-end text:id="IMark68906792"/> depending on factors like the presence of <text:alphabetical-index-mark-start text:id="IMark67453400"/><text:alphabetical-index-mark-start text:id="IMark67454440"/><text:alphabetical-index-mark-start text:id="IMark46662696"/><text:alphabetical-index-mark-start text:id="IMark46664024"/><text:alphabetical-index-mark-start text:id="IMark46665352"/><text:alphabetical-index-mark-start text:id="IMark46666680"/><text:alphabetical-index-mark-start text:id="IMark46668008"/>school<text:alphabetical-index-mark-end text:id="IMark46668008"/><text:alphabetical-index-mark-end text:id="IMark46666680"/><text:alphabetical-index-mark-end text:id="IMark46665352"/><text:alphabetical-index-mark-end text:id="IMark46664024"/><text:alphabetical-index-mark-end text:id="IMark46662696"/><text:alphabetical-index-mark-end text:id="IMark67454440"/><text:alphabetical-index-mark-end text:id="IMark67453400"/>s or <text:alphabetical-index-mark-start text:id="IMark56965624"/><text:alphabetical-index-mark-start text:id="IMark56966952"/><text:alphabetical-index-mark-start text:id="IMark56968280"/><text:alphabetical-index-mark-start text:id="IMark56969608"/><text:alphabetical-index-mark-start text:id="IMark56970936"/><text:alphabetical-index-mark-start text:id="IMark56972264"/><text:alphabetical-index-mark-start text:id="IMark56973592"/><text:alphabetical-index-mark-start text:id="IMark27176344"/><text:alphabetical-index-mark-start text:id="IMark68755768"/><text:alphabetical-index-mark-start text:id="IMark68757096"/><text:alphabetical-index-mark-start text:id="IMark68758424"/><text:alphabetical-index-mark-start text:id="IMark68759752"/><text:alphabetical-index-mark-start text:id="IMark68761080"/><text:alphabetical-index-mark-start text:id="IMark68762408"/><text:alphabetical-index-mark-start text:id="IMark68763736"/><text:alphabetical-index-mark-start text:id="IMark68765064"/><text:alphabetical-index-mark-start text:id="IMark63336104"/><text:alphabetical-index-mark-start text:id="IMark57255176"/><text:alphabetical-index-mark-start text:id="IMark57256536"/>bus<text:alphabetical-index-mark-end text:id="IMark57256536"/><text:alphabetical-index-mark-end text:id="IMark57255176"/><text:alphabetical-index-mark-end text:id="IMark63336104"/><text:alphabetical-index-mark-end text:id="IMark68765064"/><text:alphabetical-index-mark-end text:id="IMark68763736"/><text:alphabetical-index-mark-end text:id="IMark68762408"/><text:alphabetical-index-mark-end text:id="IMark68761080"/><text:alphabetical-index-mark-end text:id="IMark68759752"/><text:alphabetical-index-mark-end text:id="IMark68758424"/><text:alphabetical-index-mark-end text:id="IMark68757096"/><text:alphabetical-index-mark-end text:id="IMark68755768"/><text:alphabetical-index-mark-end text:id="IMark27176344"/><text:alphabetical-index-mark-end text:id="IMark56973592"/><text:alphabetical-index-mark-end text:id="IMark56972264"/><text:alphabetical-index-mark-end text:id="IMark56970936"/><text:alphabetical-index-mark-end text:id="IMark56969608"/><text:alphabetical-index-mark-end text:id="IMark56968280"/><text:alphabetical-index-mark-end text:id="IMark56966952"/><text:alphabetical-index-mark-end text:id="IMark56965624"/> <text:alphabetical-index-mark-start text:id="IMark62665608"/><text:alphabetical-index-mark-start text:id="IMark62666936"/><text:alphabetical-index-mark-start text:id="IMark62668264"/><text:alphabetical-index-mark-start text:id="IMark62669592"/><text:alphabetical-index-mark-start text:id="IMark61811880"/><text:alphabetical-index-mark-start text:id="IMark56315080"/><text:alphabetical-index-mark-start text:id="IMark56316408"/><text:alphabetical-index-mark-start text:id="IMark56317736"/><text:alphabetical-index-mark-start text:id="IMark56319064"/><text:alphabetical-index-mark-start text:id="IMark56320392"/><text:alphabetical-index-mark-start text:id="IMark56321720"/><text:alphabetical-index-mark-start text:id="IMark56323048"/><text:alphabetical-index-mark-start text:id="IMark56324376"/><text:alphabetical-index-mark-start text:id="IMark56325704"/><text:alphabetical-index-mark-start text:id="IMark56495976"/><text:alphabetical-index-mark-start text:id="IMark56497240"/><text:alphabetical-index-mark-start text:id="IMark56498568"/><text:alphabetical-index-mark-start text:id="IMark56499896"/><text:alphabetical-index-mark-start text:id="IMark56501256"/>stop<text:alphabetical-index-mark-end text:id="IMark56501256"/><text:alphabetical-index-mark-end text:id="IMark56499896"/><text:alphabetical-index-mark-end text:id="IMark56498568"/><text:alphabetical-index-mark-end text:id="IMark56497240"/><text:alphabetical-index-mark-end text:id="IMark56495976"/><text:alphabetical-index-mark-end text:id="IMark56325704"/><text:alphabetical-index-mark-end text:id="IMark56324376"/><text:alphabetical-index-mark-end text:id="IMark56323048"/><text:alphabetical-index-mark-end text:id="IMark56321720"/><text:alphabetical-index-mark-end text:id="IMark56320392"/><text:alphabetical-index-mark-end text:id="IMark56319064"/><text:alphabetical-index-mark-end text:id="IMark56317736"/><text:alphabetical-index-mark-end text:id="IMark56316408"/><text:alphabetical-index-mark-end text:id="IMark56315080"/><text:alphabetical-index-mark-end text:id="IMark61811880"/><text:alphabetical-index-mark-end text:id="IMark62669592"/><text:alphabetical-index-mark-end text:id="IMark62668264"/><text:alphabetical-index-mark-end text:id="IMark62666936"/><text:alphabetical-index-mark-end text:id="IMark62665608"/>s.</text:p>
      <text:p text:style-name="P12"/>
      <text:p text:style-name="P22"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Urban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<text:alphabetical-index-mark-end text:id="IMark64496696"/><text:alphabetical-index-mark-end text:id="IMark68948072"/><text:alphabetical-index-mark-end text:id="IMark64319544"/><text:alphabetical-index-mark-end text:id="IMark54276472"/> 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2031656"/><text:alphabetical-index-mark-start text:id="IMark59607896"/><text:alphabetical-index-mark-start text:id="IMark62197032"/><text:alphabetical-index-mark-start text:id="IMark67365256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co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7365256"/>de<text:alphabetical-index-mark-end text:id="IMark62197032"/><text:alphabetical-index-mark-end text:id="IMark59607896"/><text:alphabetical-index-mark-end text:id="IMark62031656"/><text:alphabetical-index-mark-end text:id="IMark62758152"/><text:alphabetical-index-mark-end text:id="IMark40496856"/><text:alphabetical-index-mark-end text:id="IMark47461496"/><text:alphabetical-index-mark-end text:id="IMark64134744"/><text:alphabetical-index-mark-end text:id="IMark47937960"/><text:alphabetical-index-mark-end text:id="IMark57336936"/>s guarantee that there is no m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<text:alphabetical-index-mark-start text:id="IMark63439848"/><text:alphabetical-index-mark-start text:id="IMark63066056"/>id<text:alphabetical-index-mark-end text:id="IMark63066056"/><text:alphabetical-index-mark-end text:id="IMark63439848"/>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dle to heavy 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<text:alphabetical-index-mark-start text:id="IMark59152280"/>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<text:alphabetical-index-mark-start text:id="IMark63242712"/><text:alphabetical-index-mark-start text:id="IMark61935976"/><text:alphabetical-index-mark-start text:id="IMark68157608"/><text:alphabetical-index-mark-start text:id="IMark64329784"/>co<text:alphabetical-index-mark-end text:id="IMark64329784"/><text:alphabetical-index-mark-end text:id="IMark68157608"/><text:alphabetical-index-mark-end text:id="IMark61935976"/><text:alphabetical-index-mark-end text:id="IMark63242712"/><text:alphabetical-index-mark-end text:id="IMark53570456"/><text:alphabetical-index-mark-end text:id="IMark46856024"/><text:alphabetical-index-mark-end text:id="IMark54858584"/>mmercial<text:alphabetical-index-mark-end text:id="IMark67429576"/><text:alphabetical-index-mark-end text:id="IMark47536104"/><text:alphabetical-index-mark-end text:id="IMark68150296"/><text:alphabetical-index-mark-end text:id="IMark59152280"/>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, or 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8153064"/><text:alphabetical-index-mark-start text:id="IMark64845336"/><text:alphabetical-index-mark-start text:id="IMark54113544"/>industrial<text:alphabetical-index-mark-end text:id="IMark54113544"/><text:alphabetical-index-mark-end text:id="IMark64845336"/><text:alphabetical-index-mark-end text:id="IMark68153064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 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<text:alphabetical-index-mark-start text:id="IMark56962488"/><text:alphabetical-index-mark-start text:id="IMark32406312"/>development<text:alphabetical-index-mark-end text:id="IMark32406312"/><text:alphabetical-index-mark-end text:id="IMark56962488"/>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 in <text:alphabetical-index-mark-start text:id="IMark67219944"/><text:alphabetical-index-mark-start text:id="IMark62198776"/><text:alphabetical-index-mark-start text:id="IMark32709256"/><text:alphabetical-index-mark-start text:id="IMark68138088"/><text:alphabetical-index-mark-start text:id="IMark61716536"/><text:alphabetical-index-mark-start text:id="IMark61685832"/><text:alphabetical-index-mark-start text:id="IMark62073224"/><text:alphabetical-index-mark-start text:id="IMark67761384"/><text:alphabetical-index-mark-start text:id="IMark67759880"/><text:alphabetical-index-mark-start text:id="IMark67758376"/>res<text:alphabetical-index-mark-start text:id="IMark67756872"/><text:alphabetical-index-mark-start text:id="IMark67755368"/><text:alphabetical-index-mark-start text:id="IMark67753864"/><text:alphabetical-index-mark-start text:id="IMark56508248"/><text:alphabetical-index-mark-start text:id="IMark56506744"/><text:alphabetical-index-mark-start text:id="IMark56505240"/><text:alphabetical-index-mark-start text:id="IMark56503736"/>id<text:alphabetical-index-mark-end text:id="IMark56503736"/><text:alphabetical-index-mark-end text:id="IMark56505240"/><text:alphabetical-index-mark-end text:id="IMark56506744"/><text:alphabetical-index-mark-end text:id="IMark56508248"/><text:alphabetical-index-mark-end text:id="IMark67753864"/><text:alphabetical-index-mark-end text:id="IMark67755368"/><text:alphabetical-index-mark-end text:id="IMark67756872"/>ential<text:alphabetical-index-mark-end text:id="IMark67758376"/><text:alphabetical-index-mark-end text:id="IMark67759880"/><text:alphabetical-index-mark-end text:id="IMark67761384"/><text:alphabetical-index-mark-end text:id="IMark62073224"/><text:alphabetical-index-mark-end text:id="IMark61685832"/><text:alphabetical-index-mark-end text:id="IMark61716536"/><text:alphabetical-index-mark-end text:id="IMark68138088"/><text:alphabetical-index-mark-end text:id="IMark32709256"/><text:alphabetical-index-mark-end text:id="IMark62198776"/><text:alphabetical-index-mark-end text:id="IMark67219944"/> areas. In this part of the <text:alphabetical-index-mark-start text:id="IMark62666552"/><text:alphabetical-index-mark-start text:id="IMark62664472"/><text:alphabetical-index-mark-start text:id="IMark62662968"/><text:alphabetical-index-mark-start text:id="IMark62661464"/><text:alphabetical-index-mark-start text:id="IMark62659960"/><text:alphabetical-index-mark-start text:id="IMark62658456"/><text:alphabetical-index-mark-start text:id="IMark57265032"/><text:alphabetical-index-mark-start text:id="IMark57263528"/><text:alphabetical-index-mark-start text:id="IMark57262024"/>city<text:alphabetical-index-mark-end text:id="IMark57262024"/><text:alphabetical-index-mark-end text:id="IMark57263528"/><text:alphabetical-index-mark-end text:id="IMark57265032"/><text:alphabetical-index-mark-end text:id="IMark62658456"/><text:alphabetical-index-mark-end text:id="IMark62659960"/><text:alphabetical-index-mark-end text:id="IMark62661464"/><text:alphabetical-index-mark-end text:id="IMark62662968"/><text:alphabetical-index-mark-end text:id="IMark62664472"/><text:alphabetical-index-mark-end text:id="IMark62666552"/>, there is no allowance for <text:alphabetical-index-mark-start text:id="IMark57260520"/><text:alphabetical-index-mark-start text:id="IMark57259016"/><text:alphabetical-index-mark-start text:id="IMark56965240"/><text:alphabetical-index-mark-start text:id="IMark56963736"/><text:alphabetical-index-mark-start text:id="IMark46672744"/><text:alphabetical-index-mark-start text:id="IMark46671240"/><text:alphabetical-index-mark-start text:id="IMark46669736"/><text:alphabetical-index-mark-start text:id="IMark67452264"/><text:alphabetical-index-mark-start text:id="IMark67450760"/>industrial<text:alphabetical-index-mark-end text:id="IMark67450760"/><text:alphabetical-index-mark-end text:id="IMark67452264"/><text:alphabetical-index-mark-end text:id="IMark46669736"/><text:alphabetical-index-mark-end text:id="IMark46671240"/><text:alphabetical-index-mark-end text:id="IMark46672744"/><text:alphabetical-index-mark-end text:id="IMark56963736"/><text:alphabetical-index-mark-end text:id="IMark56965240"/><text:alphabetical-index-mark-end text:id="IMark57259016"/><text:alphabetical-index-mark-end text:id="IMark57260520"/> activities so they are not being <text:alphabetical-index-mark-start text:id="IMark67449256"/><text:alphabetical-index-mark-start text:id="IMark67447752"/><text:alphabetical-index-mark-start text:id="IMark67446248"/><text:alphabetical-index-mark-start text:id="IMark67444744"/><text:alphabetical-index-mark-start text:id="IMark64552952"/><text:alphabetical-index-mark-start text:id="IMark64551448"/><text:alphabetical-index-mark-start text:id="IMark64549944"/>co<text:alphabetical-index-mark-end text:id="IMark64549944"/><text:alphabetical-index-mark-end text:id="IMark64551448"/><text:alphabetical-index-mark-end text:id="IMark64552952"/><text:alphabetical-index-mark-end text:id="IMark67444744"/><text:alphabetical-index-mark-end text:id="IMark67446248"/><text:alphabetical-index-mark-end text:id="IMark67447752"/><text:alphabetical-index-mark-end text:id="IMark67449256"/>ns<text:alphabetical-index-mark-start text:id="IMark64548440"/><text:alphabetical-index-mark-start text:id="IMark64545656"/><text:alphabetical-index-mark-start text:id="IMark56942040"/><text:alphabetical-index-mark-start text:id="IMark56940536"/><text:alphabetical-index-mark-start text:id="IMark56939032"/><text:alphabetical-index-mark-start text:id="IMark56937528"/><text:alphabetical-index-mark-start text:id="IMark56936024"/>id<text:alphabetical-index-mark-end text:id="IMark56936024"/><text:alphabetical-index-mark-end text:id="IMark56937528"/><text:alphabetical-index-mark-end text:id="IMark56939032"/><text:alphabetical-index-mark-end text:id="IMark56940536"/><text:alphabetical-index-mark-end text:id="IMark56942040"/><text:alphabetical-index-mark-end text:id="IMark64545656"/><text:alphabetical-index-mark-end text:id="IMark64548440"/>ered in this <text:alphabetical-index-mark-start text:id="IMark67781208"/><text:alphabetical-index-mark-start text:id="IMark67779704"/><text:alphabetical-index-mark-start text:id="IMark67778200"/><text:alphabetical-index-mark-start text:id="IMark67776696"/><text:alphabetical-index-mark-start text:id="IMark64786584"/><text:alphabetical-index-mark-start text:id="IMark64785080"/><text:alphabetical-index-mark-start text:id="IMark64783576"/><text:alphabetical-index-mark-start text:id="IMark70423512"/><text:alphabetical-index-mark-start text:id="IMark63757688"/><text:alphabetical-index-mark-start text:id="IMark62046616"/><text:alphabetical-index-mark-start text:id="IMark36070776"/><text:alphabetical-index-mark-start text:id="IMark61916248"/><text:alphabetical-index-mark-start text:id="IMark40228392"/><text:alphabetical-index-mark-start text:id="IMark62669208"/><text:alphabetical-index-mark-start text:id="IMark56499272"/><text:alphabetical-index-mark-start text:id="IMark56966568"/><text:alphabetical-index-mark-start text:id="IMark56969032"/><text:alphabetical-index-mark-start text:id="IMark56970312"/><text:alphabetical-index-mark-start text:id="IMark56971880"/><text:alphabetical-index-mark-start text:id="IMark56974344"/>data<text:alphabetical-index-mark-end text:id="IMark56974344"/><text:alphabetical-index-mark-end text:id="IMark56971880"/><text:alphabetical-index-mark-end text:id="IMark56970312"/><text:alphabetical-index-mark-end text:id="IMark56969032"/><text:alphabetical-index-mark-end text:id="IMark56966568"/><text:alphabetical-index-mark-end text:id="IMark56499272"/><text:alphabetical-index-mark-end text:id="IMark62669208"/><text:alphabetical-index-mark-end text:id="IMark40228392"/><text:alphabetical-index-mark-end text:id="IMark61916248"/><text:alphabetical-index-mark-end text:id="IMark36070776"/>set<text:alphabetical-index-mark-end text:id="IMark62046616"/><text:alphabetical-index-mark-end text:id="IMark63757688"/><text:alphabetical-index-mark-end text:id="IMark70423512"/><text:alphabetical-index-mark-end text:id="IMark64783576"/><text:alphabetical-index-mark-end text:id="IMark64785080"/><text:alphabetical-index-mark-end text:id="IMark64786584"/><text:alphabetical-index-mark-end text:id="IMark67776696"/><text:alphabetical-index-mark-end text:id="IMark67778200"/><text:alphabetical-index-mark-end text:id="IMark67779704"/><text:alphabetical-index-mark-end text:id="IMark67781208"/>.</text:p>
      <text:p text:style-name="P22"/>
      <text:p text:style-name="P22">Thew <text:alphabetical-index-mark-start text:id="IMark32709256"/><text:alphabetical-index-mark-start text:id="IMark68138088"/><text:alphabetical-index-mark-start text:id="IMark61716536"/><text:alphabetical-index-mark-start text:id="IMark61685832"/><text:alphabetical-index-mark-start text:id="IMark62073224"/>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<text:alphabetical-index-mark-start text:id="IMark56962488"/><text:alphabetical-index-mark-start text:id="IMark32406312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price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32406312"/><text:alphabetical-index-mark-end text:id="IMark56962488"/>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<text:alphabetical-index-mark-end text:id="IMark62073224"/><text:alphabetical-index-mark-end text:id="IMark61685832"/><text:alphabetical-index-mark-end text:id="IMark61716536"/><text:alphabetical-index-mark-end text:id="IMark68138088"/><text:alphabetical-index-mark-end text:id="IMark32709256"/> of <text:alphabetical-index-mark-start text:id="IMark68153064"/><text:alphabetical-index-mark-start text:id="IMark64845336"/>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p<text:alphabetical-index-mark-start text:id="IMark59152280"/>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ro<text:alphabetical-index-mark-end text:id="IMark53570456"/>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68150296"/><text:alphabetical-index-mark-end text:id="IMark59152280"/>perties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64845336"/><text:alphabetical-index-mark-end text:id="IMark68153064"/> per <text:alphabetical-index-mark-start text:id="IMark63242712"/><text:alphabetical-index-mark-start text:id="IMark61935976"/>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square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<text:alphabetical-index-mark-end text:id="IMark61935976"/><text:alphabetical-index-mark-end text:id="IMark63242712"/> <text:alphabetical-index-mark-start text:id="IMark63439848"/><text:alphabetical-index-mark-start text:id="IMark63066056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2031656"/>meter<text:alphabetical-index-mark-end text:id="IMark62031656"/><text:alphabetical-index-mark-end text:id="IMark62758152"/><text:alphabetical-index-mark-end text:id="IMark40496856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3066056"/><text:alphabetical-index-mark-end text:id="IMark63439848"/> is influenced by <text:alphabetical-index-mark-start text:id="IMark59607896"/><text:alphabetical-index-mark-start text:id="IMark62197032"/><text:alphabetical-index-mark-start text:id="IMark67365256"/><text:alphabetical-index-mark-start text:id="IMark62547992"/>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urban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<text:alphabetical-index-mark-end text:id="IMark62547992"/><text:alphabetical-index-mark-end text:id="IMark67365256"/><text:alphabetical-index-mark-end text:id="IMark62197032"/><text:alphabetical-index-mark-end text:id="IMark59607896"/> 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<text:alphabetical-index-mark-start text:id="IMark62198776"/><text:alphabetical-index-mark-start text:id="IMark67219944"/><text:alphabetical-index-mark-start text:id="IMark54968120"/><text:alphabetical-index-mark-start text:id="IMark68910104"/><text:alphabetical-index-mark-start text:id="IMark46667336"/><text:alphabetical-index-mark-start text:id="IMark46663352"/><text:alphabetical-index-mark-start text:id="IMark68763064"/>co<text:alphabetical-index-mark-end text:id="IMark68763064"/><text:alphabetical-index-mark-end text:id="IMark46663352"/><text:alphabetical-index-mark-end text:id="IMark46667336"/><text:alphabetical-index-mark-end text:id="IMark68910104"/><text:alphabetical-index-mark-end text:id="IMark54968120"/><text:alphabetical-index-mark-end text:id="IMark67219944"/><text:alphabetical-index-mark-end text:id="IMark62198776"/>de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<text:alphabetical-index-mark-end text:id="IMark64496696"/><text:alphabetical-index-mark-end text:id="IMark68948072"/><text:alphabetical-index-mark-end text:id="IMark64319544"/><text:alphabetical-index-mark-end text:id="IMark54276472"/>s: indeed, <text:alphabetical-index-mark-start text:id="IMark68759080"/><text:alphabetical-index-mark-start text:id="IMark56973960"/><text:alphabetical-index-mark-start text:id="IMark56320760"/><text:alphabetical-index-mark-start text:id="IMark56318104"/><text:alphabetical-index-mark-start text:id="IMark64715128"/><text:alphabetical-index-mark-start text:id="IMark64522056"/><text:alphabetical-index-mark-start text:id="IMark36157272"/><text:alphabetical-index-mark-start text:id="IMark36151080"/><text:alphabetical-index-mark-start text:id="IMark56751256"/><text:alphabetical-index-mark-start text:id="IMark56748792"/>res<text:alphabetical-index-mark-start text:id="IMark62835752"/><text:alphabetical-index-mark-start text:id="IMark64406536"/><text:alphabetical-index-mark-start text:id="IMark53171336"/><text:alphabetical-index-mark-start text:id="IMark56314216"/><text:alphabetical-index-mark-start text:id="IMark53167672"/><text:alphabetical-index-mark-start text:id="IMark68961528"/><text:alphabetical-index-mark-start text:id="IMark18536152"/>id<text:alphabetical-index-mark-end text:id="IMark18536152"/><text:alphabetical-index-mark-end text:id="IMark68961528"/><text:alphabetical-index-mark-end text:id="IMark53167672"/><text:alphabetical-index-mark-end text:id="IMark56314216"/><text:alphabetical-index-mark-end text:id="IMark53171336"/><text:alphabetical-index-mark-end text:id="IMark64406536"/><text:alphabetical-index-mark-end text:id="IMark62835752"/>ential<text:alphabetical-index-mark-end text:id="IMark56748792"/><text:alphabetical-index-mark-end text:id="IMark56751256"/><text:alphabetical-index-mark-end text:id="IMark36151080"/><text:alphabetical-index-mark-end text:id="IMark36157272"/><text:alphabetical-index-mark-end text:id="IMark64522056"/><text:alphabetical-index-mark-end text:id="IMark64715128"/><text:alphabetical-index-mark-end text:id="IMark56318104"/><text:alphabetical-index-mark-end text:id="IMark56320760"/><text:alphabetical-index-mark-end text:id="IMark56973960"/><text:alphabetical-index-mark-end text:id="IMark68759080"/> areas have lower <text:alphabetical-index-mark-start text:id="IMark62437496"/><text:alphabetical-index-mark-start text:id="IMark63107304"/><text:alphabetical-index-mark-start text:id="IMark62042328"/><text:alphabetical-index-mark-start text:id="IMark40183400"/><text:alphabetical-index-mark-start text:id="IMark62447160"/><text:alphabetical-index-mark-start text:id="IMark63933160"/><text:alphabetical-index-mark-start text:id="IMark60938296"/><text:alphabetical-index-mark-start text:id="IMark67958856"/><text:alphabetical-index-mark-start text:id="IMark36246200"/><text:alphabetical-index-mark-start text:id="IMark60594392"/><text:alphabetical-index-mark-start text:id="IMark60748472"/><text:alphabetical-index-mark-start text:id="IMark60750936"/><text:alphabetical-index-mark-start text:id="IMark62516408"/><text:alphabetical-index-mark-start text:id="IMark62687304"/><text:alphabetical-index-mark-start text:id="IMark62690312"/><text:alphabetical-index-mark-start text:id="IMark64421832"/><text:alphabetical-index-mark-start text:id="IMark64424840"/><text:alphabetical-index-mark-start text:id="IMark64427848"/>price<text:alphabetical-index-mark-end text:id="IMark64427848"/><text:alphabetical-index-mark-end text:id="IMark64424840"/><text:alphabetical-index-mark-end text:id="IMark64421832"/><text:alphabetical-index-mark-end text:id="IMark62690312"/><text:alphabetical-index-mark-end text:id="IMark62687304"/><text:alphabetical-index-mark-end text:id="IMark62516408"/><text:alphabetical-index-mark-end text:id="IMark60750936"/><text:alphabetical-index-mark-end text:id="IMark60748472"/><text:alphabetical-index-mark-end text:id="IMark60594392"/><text:alphabetical-index-mark-end text:id="IMark36246200"/><text:alphabetical-index-mark-end text:id="IMark67958856"/><text:alphabetical-index-mark-end text:id="IMark60938296"/><text:alphabetical-index-mark-end text:id="IMark63933160"/><text:alphabetical-index-mark-end text:id="IMark62447160"/><text:alphabetical-index-mark-end text:id="IMark40183400"/><text:alphabetical-index-mark-end text:id="IMark62042328"/><text:alphabetical-index-mark-end text:id="IMark63107304"/><text:alphabetical-index-mark-end text:id="IMark62437496"/>s since there are less options to <text:alphabetical-index-mark-start text:id="IMark61963704"/><text:alphabetical-index-mark-start text:id="IMark62118456"/><text:alphabetical-index-mark-start text:id="IMark62122744"/><text:alphabetical-index-mark-start text:id="IMark62695048"/><text:alphabetical-index-mark-start text:id="IMark53169352"/><text:alphabetical-index-mark-start text:id="IMark46619368"/><text:alphabetical-index-mark-start text:id="IMark67678200"/><text:alphabetical-index-mark-start text:id="IMark67679528"/><text:alphabetical-index-mark-start text:id="IMark67680856"/>build<text:alphabetical-index-mark-end text:id="IMark67680856"/><text:alphabetical-index-mark-end text:id="IMark67679528"/><text:alphabetical-index-mark-end text:id="IMark67678200"/><text:alphabetical-index-mark-end text:id="IMark46619368"/><text:alphabetical-index-mark-end text:id="IMark53169352"/><text:alphabetical-index-mark-end text:id="IMark62695048"/><text:alphabetical-index-mark-end text:id="IMark62122744"/><text:alphabetical-index-mark-end text:id="IMark62118456"/><text:alphabetical-index-mark-end text:id="IMark61963704"/> and develop. <text:alphabetical-index-mark-start text:id="IMark64801576"/><text:alphabetical-index-mark-start text:id="IMark64802904"/><text:alphabetical-index-mark-start text:id="IMark64804232"/><text:alphabetical-index-mark-start text:id="IMark64805560"/><text:alphabetical-index-mark-start text:id="IMark64806888"/><text:alphabetical-index-mark-start text:id="IMark64808216"/><text:alphabetical-index-mark-start text:id="IMark64809544"/><text:alphabetical-index-mark-start text:id="IMark64810872"/><text:alphabetical-index-mark-start text:id="IMark64812200"/><text:alphabetical-index-mark-start text:id="IMark64813528"/><text:alphabetical-index-mark-start text:id="IMark64814888"/><text:alphabetical-index-mark-start text:id="IMark64816216"/><text:alphabetical-index-mark-start text:id="IMark25209464"/><text:alphabetical-index-mark-start text:id="IMark25210792"/><text:alphabetical-index-mark-start text:id="IMark25212120"/><text:alphabetical-index-mark-start text:id="IMark25213448"/><text:alphabetical-index-mark-start text:id="IMark25214776"/>Co<text:alphabetical-index-mark-end text:id="IMark25214776"/><text:alphabetical-index-mark-end text:id="IMark25213448"/><text:alphabetical-index-mark-end text:id="IMark25212120"/><text:alphabetical-index-mark-end text:id="IMark25210792"/><text:alphabetical-index-mark-end text:id="IMark25209464"/><text:alphabetical-index-mark-end text:id="IMark64816216"/><text:alphabetical-index-mark-end text:id="IMark64814888"/>mmercial<text:alphabetical-index-mark-end text:id="IMark64813528"/><text:alphabetical-index-mark-end text:id="IMark64812200"/><text:alphabetical-index-mark-end text:id="IMark64810872"/><text:alphabetical-index-mark-end text:id="IMark64809544"/><text:alphabetical-index-mark-end text:id="IMark64808216"/><text:alphabetical-index-mark-end text:id="IMark64806888"/><text:alphabetical-index-mark-end text:id="IMark64805560"/><text:alphabetical-index-mark-end text:id="IMark64804232"/><text:alphabetical-index-mark-end text:id="IMark64802904"/><text:alphabetical-index-mark-end text:id="IMark64801576"/> areas, on the other s<text:alphabetical-index-mark-start text:id="IMark64872728"/><text:alphabetical-index-mark-start text:id="IMark64874056"/><text:alphabetical-index-mark-start text:id="IMark64875384"/><text:alphabetical-index-mark-start text:id="IMark64876712"/><text:alphabetical-index-mark-start text:id="IMark64878040"/><text:alphabetical-index-mark-start text:id="IMark64879368"/><text:alphabetical-index-mark-start text:id="IMark64880696"/>id<text:alphabetical-index-mark-end text:id="IMark64880696"/><text:alphabetical-index-mark-end text:id="IMark64879368"/><text:alphabetical-index-mark-end text:id="IMark64878040"/><text:alphabetical-index-mark-end text:id="IMark64876712"/><text:alphabetical-index-mark-end text:id="IMark64875384"/><text:alphabetical-index-mark-end text:id="IMark64874056"/><text:alphabetical-index-mark-end text:id="IMark64872728"/>e, allow for both <text:alphabetical-index-mark-start text:id="IMark67646440"/><text:alphabetical-index-mark-start text:id="IMark67648296"/><text:alphabetical-index-mark-start text:id="IMark67649624"/><text:alphabetical-index-mark-start text:id="IMark67650952"/><text:alphabetical-index-mark-start text:id="IMark67652280"/><text:alphabetical-index-mark-start text:id="IMark67653608"/><text:alphabetical-index-mark-start text:id="IMark67654936"/><text:alphabetical-index-mark-start text:id="IMark67656264"/><text:alphabetical-index-mark-start text:id="IMark67657592"/><text:alphabetical-index-mark-start text:id="IMark67658920"/><text:alphabetical-index-mark-start text:id="IMark67660280"/><text:alphabetical-index-mark-start text:id="IMark67661608"/><text:alphabetical-index-mark-start text:id="IMark68801192"/><text:alphabetical-index-mark-start text:id="IMark68802520"/><text:alphabetical-index-mark-start text:id="IMark68803848"/><text:alphabetical-index-mark-start text:id="IMark68805176"/><text:alphabetical-index-mark-start text:id="IMark68806504"/>co<text:alphabetical-index-mark-end text:id="IMark68806504"/><text:alphabetical-index-mark-end text:id="IMark68805176"/><text:alphabetical-index-mark-end text:id="IMark68803848"/><text:alphabetical-index-mark-end text:id="IMark68802520"/><text:alphabetical-index-mark-end text:id="IMark68801192"/><text:alphabetical-index-mark-end text:id="IMark67661608"/><text:alphabetical-index-mark-end text:id="IMark67660280"/>mmercial<text:alphabetical-index-mark-end text:id="IMark67658920"/><text:alphabetical-index-mark-end text:id="IMark67657592"/><text:alphabetical-index-mark-end text:id="IMark67656264"/><text:alphabetical-index-mark-end text:id="IMark67654936"/><text:alphabetical-index-mark-end text:id="IMark67653608"/><text:alphabetical-index-mark-end text:id="IMark67652280"/><text:alphabetical-index-mark-end text:id="IMark67650952"/><text:alphabetical-index-mark-end text:id="IMark67649624"/><text:alphabetical-index-mark-end text:id="IMark67648296"/><text:alphabetical-index-mark-end text:id="IMark67646440"/> as well as <text:alphabetical-index-mark-start text:id="IMark67183192"/><text:alphabetical-index-mark-start text:id="IMark67184520"/><text:alphabetical-index-mark-start text:id="IMark67185848"/><text:alphabetical-index-mark-start text:id="IMark67187176"/><text:alphabetical-index-mark-start text:id="IMark67188504"/><text:alphabetical-index-mark-start text:id="IMark67189832"/><text:alphabetical-index-mark-start text:id="IMark67191160"/><text:alphabetical-index-mark-start text:id="IMark67192488"/><text:alphabetical-index-mark-start text:id="IMark67193816"/><text:alphabetical-index-mark-start text:id="IMark67195144"/>res<text:alphabetical-index-mark-start text:id="IMark67197256"/><text:alphabetical-index-mark-start text:id="IMark67198584"/><text:alphabetical-index-mark-start text:id="IMark67199912"/><text:alphabetical-index-mark-start text:id="IMark67201240"/><text:alphabetical-index-mark-start text:id="IMark67202568"/><text:alphabetical-index-mark-start text:id="IMark67203896"/><text:alphabetical-index-mark-start text:id="IMark67205224"/>id<text:alphabetical-index-mark-end text:id="IMark67205224"/><text:alphabetical-index-mark-end text:id="IMark67203896"/><text:alphabetical-index-mark-end text:id="IMark67202568"/><text:alphabetical-index-mark-end text:id="IMark67201240"/><text:alphabetical-index-mark-end text:id="IMark67199912"/><text:alphabetical-index-mark-end text:id="IMark67198584"/><text:alphabetical-index-mark-end text:id="IMark67197256"/>ential<text:alphabetical-index-mark-end text:id="IMark67195144"/><text:alphabetical-index-mark-end text:id="IMark67193816"/><text:alphabetical-index-mark-end text:id="IMark67192488"/><text:alphabetical-index-mark-end text:id="IMark67191160"/><text:alphabetical-index-mark-end text:id="IMark67189832"/><text:alphabetical-index-mark-end text:id="IMark67188504"/><text:alphabetical-index-mark-end text:id="IMark67187176"/><text:alphabetical-index-mark-end text:id="IMark67185848"/><text:alphabetical-index-mark-end text:id="IMark67184520"/><text:alphabetical-index-mark-end text:id="IMark67183192"/> <text:alphabetical-index-mark-start text:id="IMark68783752"/><text:alphabetical-index-mark-start text:id="IMark68785016"/><text:alphabetical-index-mark-start text:id="IMark68786344"/><text:alphabetical-index-mark-start text:id="IMark68787672"/><text:alphabetical-index-mark-start text:id="IMark68789000"/><text:alphabetical-index-mark-start text:id="IMark68790328"/><text:alphabetical-index-mark-start text:id="IMark68791656"/><text:alphabetical-index-mark-start text:id="IMark68792984"/><text:alphabetical-index-mark-start text:id="IMark68794312"/><text:alphabetical-index-mark-start text:id="IMark68795672"/><text:alphabetical-index-mark-start text:id="IMark68797032"/><text:alphabetical-index-mark-start text:id="IMark68232728"/><text:alphabetical-index-mark-start text:id="IMark68234056"/><text:alphabetical-index-mark-start text:id="IMark68235384"/><text:alphabetical-index-mark-start text:id="IMark68236712"/><text:alphabetical-index-mark-start text:id="IMark68238040"/>co<text:alphabetical-index-mark-end text:id="IMark68238040"/><text:alphabetical-index-mark-end text:id="IMark68236712"/><text:alphabetical-index-mark-end text:id="IMark68235384"/><text:alphabetical-index-mark-end text:id="IMark68234056"/><text:alphabetical-index-mark-end text:id="IMark68232728"/><text:alphabetical-index-mark-end text:id="IMark68797032"/><text:alphabetical-index-mark-end text:id="IMark68795672"/>nstruction<text:alphabetical-index-mark-end text:id="IMark68794312"/><text:alphabetical-index-mark-end text:id="IMark68792984"/><text:alphabetical-index-mark-end text:id="IMark68791656"/><text:alphabetical-index-mark-end text:id="IMark68790328"/><text:alphabetical-index-mark-end text:id="IMark68789000"/><text:alphabetical-index-mark-end text:id="IMark68787672"/><text:alphabetical-index-mark-end text:id="IMark68786344"/><text:alphabetical-index-mark-end text:id="IMark68785016"/><text:alphabetical-index-mark-end text:id="IMark68783752"/>. Of <text:alphabetical-index-mark-start text:id="IMark68253656"/><text:alphabetical-index-mark-start text:id="IMark68254984"/><text:alphabetical-index-mark-start text:id="IMark68256312"/><text:alphabetical-index-mark-start text:id="IMark68257640"/><text:alphabetical-index-mark-start text:id="IMark68258968"/><text:alphabetical-index-mark-start text:id="IMark68260296"/><text:alphabetical-index-mark-start text:id="IMark68261624"/>co<text:alphabetical-index-mark-end text:id="IMark68261624"/><text:alphabetical-index-mark-end text:id="IMark68260296"/><text:alphabetical-index-mark-end text:id="IMark68258968"/><text:alphabetical-index-mark-end text:id="IMark68257640"/><text:alphabetical-index-mark-end text:id="IMark68256312"/><text:alphabetical-index-mark-end text:id="IMark68254984"/><text:alphabetical-index-mark-end text:id="IMark68253656"/>urse, few <text:alphabetical-index-mark-start text:id="IMark64752760"/><text:alphabetical-index-mark-start text:id="IMark64754088"/><text:alphabetical-index-mark-start text:id="IMark64755416"/><text:alphabetical-index-mark-start text:id="IMark64757272"/><text:alphabetical-index-mark-start text:id="IMark64758600"/><text:alphabetical-index-mark-start text:id="IMark64759928"/><text:alphabetical-index-mark-start text:id="IMark64761256"/><text:alphabetical-index-mark-start text:id="IMark64762584"/><text:alphabetical-index-mark-start text:id="IMark64763912"/><text:alphabetical-index-mark-start text:id="IMark64765240"/>people<text:alphabetical-index-mark-end text:id="IMark64765240"/><text:alphabetical-index-mark-end text:id="IMark64763912"/><text:alphabetical-index-mark-end text:id="IMark64762584"/><text:alphabetical-index-mark-end text:id="IMark64761256"/><text:alphabetical-index-mark-end text:id="IMark64759928"/><text:alphabetical-index-mark-end text:id="IMark64758600"/><text:alphabetical-index-mark-end text:id="IMark64757272"/><text:alphabetical-index-mark-end text:id="IMark64755416"/><text:alphabetical-index-mark-end text:id="IMark64754088"/><text:alphabetical-index-mark-end text:id="IMark64752760"/> tend to prefer living in a <text:alphabetical-index-mark-start text:id="IMark64775624"/><text:alphabetical-index-mark-start text:id="IMark67608488"/><text:alphabetical-index-mark-start text:id="IMark67609784"/><text:alphabetical-index-mark-start text:id="IMark67611112"/><text:alphabetical-index-mark-start text:id="IMark67612440"/><text:alphabetical-index-mark-start text:id="IMark67613768"/><text:alphabetical-index-mark-start text:id="IMark67615096"/><text:alphabetical-index-mark-start text:id="IMark67616424"/><text:alphabetical-index-mark-start text:id="IMark67617752"/><text:alphabetical-index-mark-start text:id="IMark67619080"/><text:alphabetical-index-mark-start text:id="IMark67620440"/><text:alphabetical-index-mark-start text:id="IMark67621768"/><text:alphabetical-index-mark-start text:id="IMark67623096"/><text:alphabetical-index-mark-start text:id="IMark67624424"/><text:alphabetical-index-mark-start text:id="IMark67625752"/><text:alphabetical-index-mark-start text:id="IMark67627080"/><text:alphabetical-index-mark-start text:id="IMark67628408"/>co<text:alphabetical-index-mark-end text:id="IMark67628408"/><text:alphabetical-index-mark-end text:id="IMark67627080"/><text:alphabetical-index-mark-end text:id="IMark67625752"/><text:alphabetical-index-mark-end text:id="IMark67624424"/><text:alphabetical-index-mark-end text:id="IMark67623096"/><text:alphabetical-index-mark-end text:id="IMark67621768"/><text:alphabetical-index-mark-end text:id="IMark67620440"/>mmercial<text:alphabetical-index-mark-end text:id="IMark67619080"/><text:alphabetical-index-mark-end text:id="IMark67617752"/><text:alphabetical-index-mark-end text:id="IMark67616424"/><text:alphabetical-index-mark-end text:id="IMark67615096"/><text:alphabetical-index-mark-end text:id="IMark67613768"/><text:alphabetical-index-mark-end text:id="IMark67612440"/><text:alphabetical-index-mark-end text:id="IMark67611112"/><text:alphabetical-index-mark-end text:id="IMark67609784"/><text:alphabetical-index-mark-end text:id="IMark67608488"/><text:alphabetical-index-mark-end text:id="IMark64775624"/> <text:alphabetical-index-mark-start text:id="IMark67838536"/><text:alphabetical-index-mark-start text:id="IMark67839864"/><text:alphabetical-index-mark-start text:id="IMark67841192"/><text:alphabetical-index-mark-start text:id="IMark67842520"/><text:alphabetical-index-mark-start text:id="IMark67843848"/><text:alphabetical-index-mark-start text:id="IMark67845176"/><text:alphabetical-index-mark-start text:id="IMark67846504"/>zone<text:alphabetical-index-mark-end text:id="IMark67846504"/><text:alphabetical-index-mark-end text:id="IMark67845176"/><text:alphabetical-index-mark-end text:id="IMark67843848"/><text:alphabetical-index-mark-end text:id="IMark67842520"/><text:alphabetical-index-mark-end text:id="IMark67841192"/><text:alphabetical-index-mark-end text:id="IMark67839864"/><text:alphabetical-index-mark-end text:id="IMark67838536"/> but they can.</text:p>
      <text:p text:style-name="P22"/>
      <text:p text:style-name="P24">This is the reason why in areas that have been declared <text:alphabetical-index-mark-start text:id="IMark64783576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<text:alphabetical-index-mark-start text:id="IMark62198776"/><text:alphabetical-index-mark-start text:id="IMark67219944"/><text:alphabetical-index-mark-start text:id="IMark54968120"/><text:alphabetical-index-mark-start text:id="IMark59607896"/><text:alphabetical-index-mark-start text:id="IMark62197032"/><text:alphabetical-index-mark-start text:id="IMark67365256"/><text:alphabetical-index-mark-start text:id="IMark62547992"/>co<text:alphabetical-index-mark-end text:id="IMark62547992"/><text:alphabetical-index-mark-end text:id="IMark67365256"/><text:alphabetical-index-mark-end text:id="IMark62197032"/><text:alphabetical-index-mark-end text:id="IMark59607896"/><text:alphabetical-index-mark-end text:id="IMark54968120"/><text:alphabetical-index-mark-end text:id="IMark67219944"/><text:alphabetical-index-mark-end text:id="IMark62198776"/>mmercial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4783576"/> only <text:alphabetical-index-mark-start text:id="IMark61948968"/><text:alphabetical-index-mark-start text:id="IMark67775880"/><text:alphabetical-index-mark-start text:id="IMark68122008"/><text:alphabetical-index-mark-start text:id="IMark62647000"/><text:alphabetical-index-mark-start text:id="IMark68152936"/><text:alphabetical-index-mark-start text:id="IMark63439848"/>recent<text:alphabetical-index-mark-end text:id="IMark63439848"/><text:alphabetical-index-mark-end text:id="IMark68152936"/><text:alphabetical-index-mark-end text:id="IMark62647000"/><text:alphabetical-index-mark-end text:id="IMark68122008"/><text:alphabetical-index-mark-end text:id="IMark67775880"/><text:alphabetical-index-mark-end text:id="IMark61948968"/>ly and there are still private res<text:alphabetical-index-mark-start text:id="IMark63066056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id<text:alphabetical-index-mark-end text:id="IMark62758152"/><text:alphabetical-index-mark-end text:id="IMark40496856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3066056"/>ents, some <text:alphabetical-index-mark-start text:id="IMark62031656"/><text:alphabetical-index-mark-start text:id="IMark63242712"/><text:alphabetical-index-mark-start text:id="IMark61935976"/>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people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<text:alphabetical-index-mark-end text:id="IMark61935976"/><text:alphabetical-index-mark-end text:id="IMark63242712"/><text:alphabetical-index-mark-end text:id="IMark62031656"/> might want to use as a reference the <text:alphabetical-index-mark-start text:id="IMark68153064"/><text:alphabetical-index-mark-start text:id="IMark64845336"/>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<text:alphabetical-index-mark-start text:id="IMark59152280"/>res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<text:alphabetical-index-mark-start text:id="IMark32709256"/>id<text:alphabetical-index-mark-end text:id="IMark32709256"/><text:alphabetical-index-mark-end text:id="IMark53570456"/>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68150296"/>ential<text:alphabetical-index-mark-end text:id="IMark59152280"/>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64845336"/><text:alphabetical-index-mark-end text:id="IMark68153064"/> <text:alphabetical-index-mark-start text:id="IMark68138088"/><text:alphabetical-index-mark-start text:id="IMark61716536"/><text:alphabetical-index-mark-start text:id="IMark61685832"/><text:alphabetical-index-mark-start text:id="IMark62073224"/>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square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<text:alphabetical-index-mark-end text:id="IMark62073224"/><text:alphabetical-index-mark-end text:id="IMark61685832"/><text:alphabetical-index-mark-end text:id="IMark61716536"/><text:alphabetical-index-mark-end text:id="IMark68138088"/> <text:alphabetical-index-mark-start text:id="IMark56962488"/><text:alphabetical-index-mark-start text:id="IMark32406312"/><text:alphabetical-index-mark-start text:id="IMark59245112"/>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2841256"/>meter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<text:alphabetical-index-mark-end text:id="IMark59245112"/><text:alphabetical-index-mark-end text:id="IMark32406312"/><text:alphabetical-index-mark-end text:id="IMark56962488"/> <text:alphabetical-index-mark-start text:id="IMark67756872"/><text:alphabetical-index-mark-start text:id="IMark64724632"/><text:alphabetical-index-mark-start text:id="IMark67454440"/><text:alphabetical-index-mark-start text:id="IMark56326568"/><text:alphabetical-index-mark-start text:id="IMark67854024"/><text:alphabetical-index-mark-start text:id="IMark67852520"/><text:alphabetical-index-mark-start text:id="IMark67851016"/><text:alphabetical-index-mark-start text:id="IMark67848232"/><text:alphabetical-index-mark-start text:id="IMark67838152"/><text:alphabetical-index-mark-start text:id="IMark67836648"/><text:alphabetical-index-mark-start text:id="IMark67835144"/><text:alphabetical-index-mark-start text:id="IMark67639160"/><text:alphabetical-index-mark-start text:id="IMark67637656"/><text:alphabetical-index-mark-start text:id="IMark67636152"/><text:alphabetical-index-mark-start text:id="IMark67634648"/><text:alphabetical-index-mark-start text:id="IMark67633144"/><text:alphabetical-index-mark-start text:id="IMark67631640"/><text:alphabetical-index-mark-start text:id="IMark67630136"/>price<text:alphabetical-index-mark-end text:id="IMark67630136"/><text:alphabetical-index-mark-end text:id="IMark67631640"/><text:alphabetical-index-mark-end text:id="IMark67633144"/><text:alphabetical-index-mark-end text:id="IMark67634648"/><text:alphabetical-index-mark-end text:id="IMark67636152"/><text:alphabetical-index-mark-end text:id="IMark67637656"/><text:alphabetical-index-mark-end text:id="IMark67639160"/><text:alphabetical-index-mark-end text:id="IMark67835144"/><text:alphabetical-index-mark-end text:id="IMark67836648"/><text:alphabetical-index-mark-end text:id="IMark67838152"/><text:alphabetical-index-mark-end text:id="IMark67848232"/><text:alphabetical-index-mark-end text:id="IMark67851016"/><text:alphabetical-index-mark-end text:id="IMark67852520"/><text:alphabetical-index-mark-end text:id="IMark67854024"/><text:alphabetical-index-mark-end text:id="IMark56326568"/><text:alphabetical-index-mark-end text:id="IMark67454440"/><text:alphabetical-index-mark-end text:id="IMark64724632"/><text:alphabetical-index-mark-end text:id="IMark67756872"/> instead of a <text:alphabetical-index-mark-start text:id="IMark64774488"/><text:alphabetical-index-mark-start text:id="IMark64772984"/><text:alphabetical-index-mark-start text:id="IMark64771480"/><text:alphabetical-index-mark-start text:id="IMark64769976"/><text:alphabetical-index-mark-start text:id="IMark64768472"/><text:alphabetical-index-mark-start text:id="IMark64766968"/><text:alphabetical-index-mark-start text:id="IMark64751624"/><text:alphabetical-index-mark-start text:id="IMark64750120"/><text:alphabetical-index-mark-start text:id="IMark64748616"/><text:alphabetical-index-mark-start text:id="IMark64747112"/><text:alphabetical-index-mark-start text:id="IMark64745608"/><text:alphabetical-index-mark-start text:id="IMark68252520"/><text:alphabetical-index-mark-start text:id="IMark68251016"/><text:alphabetical-index-mark-start text:id="IMark68249512"/><text:alphabetical-index-mark-start text:id="IMark68248008"/><text:alphabetical-index-mark-start text:id="IMark68246504"/><text:alphabetical-index-mark-start text:id="IMark61770056"/>co<text:alphabetical-index-mark-end text:id="IMark61770056"/><text:alphabetical-index-mark-end text:id="IMark68246504"/><text:alphabetical-index-mark-end text:id="IMark68248008"/><text:alphabetical-index-mark-end text:id="IMark68249512"/><text:alphabetical-index-mark-end text:id="IMark68251016"/><text:alphabetical-index-mark-end text:id="IMark68252520"/><text:alphabetical-index-mark-end text:id="IMark64745608"/>mmercial<text:alphabetical-index-mark-end text:id="IMark64747112"/><text:alphabetical-index-mark-end text:id="IMark64748616"/><text:alphabetical-index-mark-end text:id="IMark64750120"/><text:alphabetical-index-mark-end text:id="IMark64751624"/><text:alphabetical-index-mark-end text:id="IMark64766968"/><text:alphabetical-index-mark-end text:id="IMark64768472"/><text:alphabetical-index-mark-end text:id="IMark64769976"/><text:alphabetical-index-mark-end text:id="IMark64771480"/><text:alphabetical-index-mark-end text:id="IMark64772984"/><text:alphabetical-index-mark-end text:id="IMark64774488"/> <text:alphabetical-index-mark-start text:id="IMark61773240"/><text:alphabetical-index-mark-start text:id="IMark64519592"/><text:alphabetical-index-mark-start text:id="IMark56508248"/><text:alphabetical-index-mark-start text:id="IMark62661464"/><text:alphabetical-index-mark-start text:id="IMark61318280"/><text:alphabetical-index-mark-start text:id="IMark64403320"/><text:alphabetical-index-mark-start text:id="IMark62122744"/><text:alphabetical-index-mark-start text:id="IMark63933160"/><text:alphabetical-index-mark-start text:id="IMark60750936"/><text:alphabetical-index-mark-start text:id="IMark67764024"/><text:alphabetical-index-mark-start text:id="IMark67612056"/><text:alphabetical-index-mark-start text:id="IMark67627832"/><text:alphabetical-index-mark-start text:id="IMark64753704"/><text:alphabetical-index-mark-start text:id="IMark64759128"/><text:alphabetical-index-mark-start text:id="IMark64760392"/><text:alphabetical-index-mark-start text:id="IMark64761960"/>value<text:alphabetical-index-mark-end text:id="IMark64761960"/><text:alphabetical-index-mark-end text:id="IMark64760392"/><text:alphabetical-index-mark-end text:id="IMark64759128"/><text:alphabetical-index-mark-end text:id="IMark64753704"/><text:alphabetical-index-mark-end text:id="IMark67627832"/><text:alphabetical-index-mark-end text:id="IMark67612056"/><text:alphabetical-index-mark-end text:id="IMark67764024"/><text:alphabetical-index-mark-end text:id="IMark60750936"/><text:alphabetical-index-mark-end text:id="IMark63933160"/><text:alphabetical-index-mark-end text:id="IMark62122744"/><text:alphabetical-index-mark-end text:id="IMark64403320"/><text:alphabetical-index-mark-end text:id="IMark61318280"/><text:alphabetical-index-mark-end text:id="IMark62661464"/><text:alphabetical-index-mark-end text:id="IMark56508248"/><text:alphabetical-index-mark-end text:id="IMark64519592"/><text:alphabetical-index-mark-end text:id="IMark61773240"/>. </text:p>
      <text:p text:style-name="P24"/>
      <text:p text:style-name="P24">But since this <text:alphabetical-index-mark-start text:id="IMark62695048"/><text:alphabetical-index-mark-start text:id="IMark67764024"/><text:alphabetical-index-mark-start text:id="IMark67756872"/><text:alphabetical-index-mark-start text:id="IMark64724632"/><text:alphabetical-index-mark-start text:id="IMark67454440"/><text:alphabetical-index-mark-start text:id="IMark56326568"/><text:alphabetical-index-mark-start text:id="IMark56962488"/><text:alphabetical-index-mark-start text:id="IMark32406312"/><text:alphabetical-index-mark-start text:id="IMark59245112"/>policy<text:alphabetical-index-mark-end text:id="IMark59245112"/><text:alphabetical-index-mark-end text:id="IMark32406312"/><text:alphabetical-index-mark-end text:id="IMark56962488"/><text:alphabetical-index-mark-end text:id="IMark56326568"/><text:alphabetical-index-mark-end text:id="IMark67454440"/><text:alphabetical-index-mark-end text:id="IMark64724632"/><text:alphabetical-index-mark-end text:id="IMark67756872"/><text:alphabetical-index-mark-end text:id="IMark67764024"/><text:alphabetical-index-mark-end text:id="IMark62695048"/> does not make well with <text:alphabetical-index-mark-start text:id="IMark5947692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2841256"/><text:alphabetical-index-mark-start text:id="IMark68138088"/>co<text:alphabetical-index-mark-end text:id="IMark68138088"/>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59476920"/>mmon sense, once <text:alphabetical-index-mark-start text:id="IMark61716536"/><text:alphabetical-index-mark-start text:id="IMark61685832"/><text:alphabetical-index-mark-start text:id="IMark62073224"/>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<text:alphabetical-index-mark-start text:id="IMark68153064"/>home<text:alphabetical-index-mark-end text:id="IMark68153064"/>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<text:alphabetical-index-mark-end text:id="IMark62073224"/><text:alphabetical-index-mark-end text:id="IMark61685832"/><text:alphabetical-index-mark-end text:id="IMark61716536"/> owners <text:alphabetical-index-mark-start text:id="IMark64845336"/>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<text:alphabetical-index-mark-start text:id="IMark59152280"/>real<text:alphabetical-index-mark-end text:id="IMark59152280"/>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64845336"/>ize the <text:alphabetical-index-mark-start text:id="IMark68150296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<text:alphabetical-index-mark-start text:id="IMark32709256"/><text:alphabetical-index-mark-start text:id="IMark62031656"/><text:alphabetical-index-mark-start text:id="IMark63242712"/>difference<text:alphabetical-index-mark-end text:id="IMark63242712"/><text:alphabetical-index-mark-end text:id="IMark62031656"/><text:alphabetical-index-mark-end text:id="IMark32709256"/><text:alphabetical-index-mark-end text:id="IMark53570456"/>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68150296"/> between <text:alphabetical-index-mark-start text:id="IMark61935976"/>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<text:alphabetical-index-mark-start text:id="IMark63066056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1948968"/><text:alphabetical-index-mark-start text:id="IMark67775880"/>co<text:alphabetical-index-mark-end text:id="IMark67775880"/><text:alphabetical-index-mark-end text:id="IMark61948968"/><text:alphabetical-index-mark-end text:id="IMark62758152"/><text:alphabetical-index-mark-end text:id="IMark40496856"/><text:alphabetical-index-mark-end text:id="IMark47461496"/><text:alphabetical-index-mark-end text:id="IMark64134744"/><text:alphabetical-index-mark-end text:id="IMark47937960"/>mmercial<text:alphabetical-index-mark-end text:id="IMark57336936"/><text:alphabetical-index-mark-end text:id="IMark63066056"/>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<text:alphabetical-index-mark-end text:id="IMark61935976"/> <text:alphabetical-index-mark-start text:id="IMark68122008"/><text:alphabetical-index-mark-start text:id="IMark62647000"/><text:alphabetical-index-mark-start text:id="IMark68152936"/><text:alphabetical-index-mark-start text:id="IMark63439848"/><text:alphabetical-index-mark-start text:id="IMark64783576"/><text:alphabetical-index-mark-start text:id="IMark54276472"/><text:alphabetical-index-mark-start text:id="IMark64319544"/><text:alphabetical-index-mark-start text:id="IMark68948072"/><text:alphabetical-index-mark-start text:id="IMark64496696"/>square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4783576"/><text:alphabetical-index-mark-end text:id="IMark63439848"/><text:alphabetical-index-mark-end text:id="IMark68152936"/><text:alphabetical-index-mark-end text:id="IMark62647000"/><text:alphabetical-index-mark-end text:id="IMark68122008"/> 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<text:alphabetical-index-mark-start text:id="IMark62198776"/><text:alphabetical-index-mark-start text:id="IMark67219944"/><text:alphabetical-index-mark-start text:id="IMark54968120"/><text:alphabetical-index-mark-start text:id="IMark59607896"/>meter<text:alphabetical-index-mark-end text:id="IMark59607896"/><text:alphabetical-index-mark-end text:id="IMark54968120"/><text:alphabetical-index-mark-end text:id="IMark67219944"/><text:alphabetical-index-mark-end text:id="IMark62198776"/>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 <text:alphabetical-index-mark-start text:id="IMark62197032"/><text:alphabetical-index-mark-start text:id="IMark67365256"/><text:alphabetical-index-mark-start text:id="IMark62547992"/><text:alphabetical-index-mark-start text:id="IMark68778104"/><text:alphabetical-index-mark-start text:id="IMark68819512"/><text:alphabetical-index-mark-start text:id="IMark67206872"/><text:alphabetical-index-mark-start text:id="IMark68792312"/><text:alphabetical-index-mark-start text:id="IMark68788328"/><text:alphabetical-index-mark-start text:id="IMark68260952"/><text:alphabetical-index-mark-start text:id="IMark68256968"/><text:alphabetical-index-mark-start text:id="IMark64764568"/><text:alphabetical-index-mark-start text:id="IMark67627448"/><text:alphabetical-index-mark-start text:id="IMark67624792"/><text:alphabetical-index-mark-start text:id="IMark67622136"/><text:alphabetical-index-mark-start text:id="IMark67618120"/><text:alphabetical-index-mark-start text:id="IMark67615464"/><text:alphabetical-index-mark-start text:id="IMark67610440"/><text:alphabetical-index-mark-start text:id="IMark67843176"/>price<text:alphabetical-index-mark-end text:id="IMark67843176"/><text:alphabetical-index-mark-end text:id="IMark67610440"/><text:alphabetical-index-mark-end text:id="IMark67615464"/><text:alphabetical-index-mark-end text:id="IMark67618120"/><text:alphabetical-index-mark-end text:id="IMark67622136"/><text:alphabetical-index-mark-end text:id="IMark67624792"/><text:alphabetical-index-mark-end text:id="IMark67627448"/><text:alphabetical-index-mark-end text:id="IMark64764568"/><text:alphabetical-index-mark-end text:id="IMark68256968"/><text:alphabetical-index-mark-end text:id="IMark68260952"/><text:alphabetical-index-mark-end text:id="IMark68788328"/><text:alphabetical-index-mark-end text:id="IMark68792312"/><text:alphabetical-index-mark-end text:id="IMark67206872"/><text:alphabetical-index-mark-end text:id="IMark68819512"/><text:alphabetical-index-mark-end text:id="IMark68778104"/><text:alphabetical-index-mark-end text:id="IMark62547992"/><text:alphabetical-index-mark-end text:id="IMark67365256"/><text:alphabetical-index-mark-end text:id="IMark62197032"/>s and those for <text:alphabetical-index-mark-start text:id="IMark40232088"/><text:alphabetical-index-mark-start text:id="IMark56933624"/><text:alphabetical-index-mark-start text:id="IMark64723384"/><text:alphabetical-index-mark-start text:id="IMark67677336"/><text:alphabetical-index-mark-start text:id="IMark56972920"/><text:alphabetical-index-mark-start text:id="IMark46667336"/><text:alphabetical-index-mark-start text:id="IMark53171336"/><text:alphabetical-index-mark-start text:id="IMark36157272"/><text:alphabetical-index-mark-start text:id="IMark68759080"/>home<text:alphabetical-index-mark-end text:id="IMark68759080"/><text:alphabetical-index-mark-end text:id="IMark36157272"/><text:alphabetical-index-mark-end text:id="IMark53171336"/><text:alphabetical-index-mark-end text:id="IMark46667336"/><text:alphabetical-index-mark-end text:id="IMark56972920"/><text:alphabetical-index-mark-end text:id="IMark67677336"/><text:alphabetical-index-mark-end text:id="IMark64723384"/><text:alphabetical-index-mark-end text:id="IMark56933624"/><text:alphabetical-index-mark-end text:id="IMark40232088"/>s, they star<text:span text:style-name="T60">t</text:span> selling their <text:alphabetical-index-mark-start text:id="IMark64421832"/><text:alphabetical-index-mark-start text:id="IMark36246200"/><text:alphabetical-index-mark-start text:id="IMark60938296"/><text:alphabetical-index-mark-start text:id="IMark40183400"/><text:alphabetical-index-mark-start text:id="IMark62666552"/><text:alphabetical-index-mark-start text:id="IMark62125752"/><text:alphabetical-index-mark-start text:id="IMark53166168"/><text:alphabetical-index-mark-start text:id="IMark54639400"/><text:alphabetical-index-mark-start text:id="IMark67226632"/>p<text:alphabetical-index-mark-start text:id="IMark68958520"/><text:alphabetical-index-mark-start text:id="IMark67781208"/><text:alphabetical-index-mark-start text:id="IMark62046616"/><text:alphabetical-index-mark-start text:id="IMark56937528"/><text:alphabetical-index-mark-start text:id="IMark64549944"/><text:alphabetical-index-mark-start text:id="IMark62664472"/><text:alphabetical-index-mark-start text:id="IMark57263528"/>ro<text:alphabetical-index-mark-end text:id="IMark57263528"/><text:alphabetical-index-mark-end text:id="IMark62664472"/><text:alphabetical-index-mark-end text:id="IMark64549944"/><text:alphabetical-index-mark-end text:id="IMark56937528"/><text:alphabetical-index-mark-end text:id="IMark62046616"/><text:alphabetical-index-mark-end text:id="IMark67781208"/><text:alphabetical-index-mark-end text:id="IMark68958520"/><text:span text:style-name="T35">p</text:span>erties<text:alphabetical-index-mark-end text:id="IMark67226632"/><text:alphabetical-index-mark-end text:id="IMark54639400"/><text:alphabetical-index-mark-end text:id="IMark53166168"/><text:alphabetical-index-mark-end text:id="IMark62125752"/><text:alphabetical-index-mark-end text:id="IMark62666552"/><text:alphabetical-index-mark-end text:id="IMark40183400"/><text:alphabetical-index-mark-end text:id="IMark60938296"/><text:alphabetical-index-mark-end text:id="IMark36246200"/><text:alphabetical-index-mark-end text:id="IMark64421832"/> at the <text:alphabetical-index-mark-start text:id="IMark40227976"/><text:alphabetical-index-mark-start text:id="IMark61964456"/><text:alphabetical-index-mark-start text:id="IMark56932040"/><text:alphabetical-index-mark-start text:id="IMark64717784"/><text:alphabetical-index-mark-start text:id="IMark64721768"/><text:alphabetical-index-mark-start text:id="IMark56913688"/><text:alphabetical-index-mark-start text:id="IMark68915128"/><text:alphabetical-index-mark-start text:id="IMark67686872"/><text:alphabetical-index-mark-start text:id="IMark46665720"/><text:alphabetical-index-mark-start text:id="IMark56971592"/><text:alphabetical-index-mark-start text:id="IMark63772024"/><text:alphabetical-index-mark-start text:id="IMark53173320"/><text:alphabetical-index-mark-start text:id="IMark67684616"/><text:alphabetical-index-mark-start text:id="IMark67686120"/><text:alphabetical-index-mark-start text:id="IMark67689880"/><text:alphabetical-index-mark-start text:id="IMark40238760"/><text:alphabetical-index-mark-start text:id="IMark46619368"/>co<text:alphabetical-index-mark-end text:id="IMark46619368"/><text:alphabetical-index-mark-end text:id="IMark40238760"/><text:alphabetical-index-mark-end text:id="IMark67689880"/><text:alphabetical-index-mark-end text:id="IMark67686120"/><text:alphabetical-index-mark-end text:id="IMark67684616"/><text:alphabetical-index-mark-end text:id="IMark53173320"/><text:alphabetical-index-mark-end text:id="IMark63772024"/>mmercial<text:alphabetical-index-mark-end text:id="IMark56971592"/><text:alphabetical-index-mark-end text:id="IMark46665720"/><text:alphabetical-index-mark-end text:id="IMark67686872"/><text:alphabetical-index-mark-end text:id="IMark68915128"/><text:alphabetical-index-mark-end text:id="IMark56913688"/><text:alphabetical-index-mark-end text:id="IMark64721768"/><text:alphabetical-index-mark-end text:id="IMark64717784"/><text:alphabetical-index-mark-end text:id="IMark56932040"/><text:alphabetical-index-mark-end text:id="IMark61964456"/><text:alphabetical-index-mark-end text:id="IMark40227976"/> <text:alphabetical-index-mark-start text:id="IMark67193432"/><text:alphabetical-index-mark-start text:id="IMark64811816"/><text:alphabetical-index-mark-start text:id="IMark67311464"/><text:alphabetical-index-mark-start text:id="IMark67312792"/><text:alphabetical-index-mark-start text:id="IMark67314120"/><text:alphabetical-index-mark-start text:id="IMark67315448"/><text:alphabetical-index-mark-start text:id="IMark67316776"/><text:alphabetical-index-mark-start text:id="IMark67318104"/><text:alphabetical-index-mark-start text:id="IMark67319432"/>market<text:alphabetical-index-mark-end text:id="IMark67319432"/><text:alphabetical-index-mark-end text:id="IMark67318104"/><text:alphabetical-index-mark-end text:id="IMark67316776"/><text:alphabetical-index-mark-end text:id="IMark67315448"/><text:alphabetical-index-mark-end text:id="IMark67314120"/><text:alphabetical-index-mark-end text:id="IMark67312792"/><text:alphabetical-index-mark-end text:id="IMark67311464"/><text:alphabetical-index-mark-end text:id="IMark64811816"/><text:alphabetical-index-mark-end text:id="IMark67193432"/> <text:alphabetical-index-mark-start text:id="IMark67329592"/><text:alphabetical-index-mark-start text:id="IMark67330920"/><text:alphabetical-index-mark-start text:id="IMark67332248"/><text:alphabetical-index-mark-start text:id="IMark67333576"/><text:alphabetical-index-mark-start text:id="IMark67334904"/><text:alphabetical-index-mark-start text:id="IMark67336232"/><text:alphabetical-index-mark-start text:id="IMark67337560"/><text:alphabetical-index-mark-start text:id="IMark46782840"/><text:alphabetical-index-mark-start text:id="IMark67692248"/><text:alphabetical-index-mark-start text:id="IMark67693576"/><text:alphabetical-index-mark-start text:id="IMark67694904"/><text:alphabetical-index-mark-start text:id="IMark67696232"/><text:alphabetical-index-mark-start text:id="IMark67697560"/><text:alphabetical-index-mark-start text:id="IMark67698888"/><text:alphabetical-index-mark-start text:id="IMark67700216"/><text:alphabetical-index-mark-start text:id="IMark67701576"/>value<text:alphabetical-index-mark-end text:id="IMark67701576"/><text:alphabetical-index-mark-end text:id="IMark67700216"/><text:alphabetical-index-mark-end text:id="IMark67698888"/><text:alphabetical-index-mark-end text:id="IMark67697560"/><text:alphabetical-index-mark-end text:id="IMark67696232"/><text:alphabetical-index-mark-end text:id="IMark67694904"/><text:alphabetical-index-mark-end text:id="IMark67693576"/><text:alphabetical-index-mark-end text:id="IMark67692248"/><text:alphabetical-index-mark-end text:id="IMark46782840"/><text:alphabetical-index-mark-end text:id="IMark67337560"/><text:alphabetical-index-mark-end text:id="IMark67336232"/><text:alphabetical-index-mark-end text:id="IMark67334904"/><text:alphabetical-index-mark-end text:id="IMark67333576"/><text:alphabetical-index-mark-end text:id="IMark67332248"/><text:alphabetical-index-mark-end text:id="IMark67330920"/><text:alphabetical-index-mark-end text:id="IMark67329592"/>.</text:p>
      <text:p text:style-name="P23"/>
      <text:p text:style-name="P23"/>
      <text:h text:style-name="Heading_20_3" text:outline-level="3"><text:bookmark-start text:name="__RefHeading___Toc777_180202276"/>2.<text:span text:style-name="T131">2</text:span>.5. The effect of <text:alphabetical-index-mark-start text:id="IMark68778104"/><text:alphabetical-index-mark-start text:id="IMark67206872"/><text:alphabetical-index-mark-start text:id="IMark53769272"/><text:alphabetical-index-mark-start text:id="IMark63275512"/><text:alphabetical-index-mark-start text:id="IMark55186568"/><text:alphabetical-index-mark-start text:id="IMark54707080"/><text:alphabetical-index-mark-start text:id="IMark64250120"/><text:span text:style-name="T90">public</text:span><text:alphabetical-index-mark-end text:id="IMark64250120"/><text:alphabetical-index-mark-end text:id="IMark54707080"/><text:alphabetical-index-mark-end text:id="IMark55186568"/><text:alphabetical-index-mark-end text:id="IMark63275512"/><text:alphabetical-index-mark-end text:id="IMark53769272"/><text:alphabetical-index-mark-end text:id="IMark67206872"/><text:alphabetical-index-mark-end text:id="IMark68778104"/><text:span text:style-name="T90"> </text:span>activities.<text:bookmark-end text:name="__RefHeading___Toc777_180202276"/></text:h>
      <text:p text:style-name="P25"/>
      <text:p text:style-name="P25">In some <text:alphabetical-index-mark-start text:id="IMark62647000"/><text:alphabetical-index-mark-start text:id="IMark68152936"/><text:alphabetical-index-mark-start text:id="IMark63439848"/><text:alphabetical-index-mark-start text:id="IMark64783576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cases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4783576"/><text:alphabetical-index-mark-end text:id="IMark63439848"/><text:alphabetical-index-mark-end text:id="IMark68152936"/><text:alphabetical-index-mark-end text:id="IMark62647000"/>, 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<text:alphabetical-index-mark-start text:id="IMark63066056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1948968"/><text:alphabetical-index-mark-start text:id="IMark67775880"/><text:alphabetical-index-mark-start text:id="IMark68150296"/>co<text:alphabetical-index-mark-end text:id="IMark68150296"/><text:alphabetical-index-mark-end text:id="IMark67775880"/><text:alphabetical-index-mark-end text:id="IMark61948968"/><text:alphabetical-index-mark-end text:id="IMark62758152"/><text:alphabetical-index-mark-end text:id="IMark40496856"/><text:alphabetical-index-mark-end text:id="IMark47461496"/><text:alphabetical-index-mark-end text:id="IMark64134744"/>mmercial<text:alphabetical-index-mark-end text:id="IMark47937960"/><text:alphabetical-index-mark-end text:id="IMark57336936"/><text:alphabetical-index-mark-end text:id="IMark63066056"/>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 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<text:alphabetical-index-mark-start text:id="IMark32709256"/><text:alphabetical-index-mark-start text:id="IMark62031656"/><text:alphabetical-index-mark-start text:id="IMark63242712"/><text:alphabetical-index-mark-start text:id="IMark64845336"/>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<text:alphabetical-index-mark-start text:id="IMark59152280"/><text:alphabetical-index-mark-start text:id="IMark61716536"/>price<text:alphabetical-index-mark-end text:id="IMark61716536"/><text:alphabetical-index-mark-end text:id="IMark59152280"/>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64845336"/><text:alphabetical-index-mark-end text:id="IMark63242712"/><text:alphabetical-index-mark-end text:id="IMark62031656"/><text:alphabetical-index-mark-end text:id="IMark32709256"/><text:alphabetical-index-mark-end text:id="IMark53570456"/><text:alphabetical-index-mark-end text:id="IMark46856024"/><text:alphabetical-index-mark-end text:id="IMark54858584"/><text:alphabetical-index-mark-end text:id="IMark67429576"/><text:alphabetical-index-mark-end text:id="IMark47536104"/>s per <text:alphabetical-index-mark-start text:id="IMark61685832"/><text:alphabetical-index-mark-start text:id="IMark62073224"/>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<text:alphabetical-index-mark-start text:id="IMark68153064"/><text:alphabetical-index-mark-start text:id="IMark59476920"/>square<text:alphabetical-index-mark-end text:id="IMark59476920"/><text:alphabetical-index-mark-end text:id="IMark68153064"/>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<text:alphabetical-index-mark-end text:id="IMark62073224"/><text:alphabetical-index-mark-end text:id="IMark61685832"/> 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2841256"/><text:alphabetical-index-mark-start text:id="IMark68138088"/><text:alphabetical-index-mark-start text:id="IMark62695048"/><text:alphabetical-index-mark-start text:id="IMark67764024"/><text:alphabetical-index-mark-start text:id="IMark67756872"/>meter<text:alphabetical-index-mark-end text:id="IMark67756872"/><text:alphabetical-index-mark-end text:id="IMark67764024"/><text:alphabetical-index-mark-end text:id="IMark62695048"/><text:alphabetical-index-mark-end text:id="IMark68138088"/>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932776"/> have <text:alphabetical-index-mark-start text:id="IMark64724632"/><text:alphabetical-index-mark-start text:id="IMark67454440"/><text:alphabetical-index-mark-start text:id="IMark56326568"/><text:alphabetical-index-mark-start text:id="IMark56962488"/><text:alphabetical-index-mark-start text:id="IMark32406312"/><text:alphabetical-index-mark-start text:id="IMark59245112"/><text:alphabetical-index-mark-start text:id="IMark68821768"/><text:alphabetical-index-mark-start text:id="IMark62197032"/><text:alphabetical-index-mark-start text:id="IMark68245000"/>significant<text:alphabetical-index-mark-end text:id="IMark68245000"/><text:alphabetical-index-mark-end text:id="IMark62197032"/><text:alphabetical-index-mark-end text:id="IMark68821768"/><text:alphabetical-index-mark-end text:id="IMark59245112"/><text:alphabetical-index-mark-end text:id="IMark32406312"/><text:alphabetical-index-mark-end text:id="IMark56962488"/><text:alphabetical-index-mark-end text:id="IMark56326568"/><text:alphabetical-index-mark-end text:id="IMark67454440"/><text:alphabetical-index-mark-end text:id="IMark64724632"/> variations between fairly close or even <text:alphabetical-index-mark-start text:id="IMark62547992"/><text:alphabetical-index-mark-start text:id="IMark67365256"/><text:alphabetical-index-mark-start text:id="IMark68819512"/><text:alphabetical-index-mark-start text:id="IMark62198776"/><text:alphabetical-index-mark-start text:id="IMark68778104"/><text:alphabetical-index-mark-start text:id="IMark67206872"/><text:alphabetical-index-mark-start text:id="IMark53769272"/>co<text:alphabetical-index-mark-end text:id="IMark53769272"/><text:alphabetical-index-mark-end text:id="IMark67206872"/><text:alphabetical-index-mark-end text:id="IMark68778104"/><text:alphabetical-index-mark-end text:id="IMark62198776"/><text:alphabetical-index-mark-end text:id="IMark68819512"/><text:alphabetical-index-mark-end text:id="IMark67365256"/><text:alphabetical-index-mark-end text:id="IMark62547992"/>ntiguous <text:alphabetical-index-mark-start text:id="IMark63275512"/><text:alphabetical-index-mark-start text:id="IMark55186568"/><text:alphabetical-index-mark-start text:id="IMark54707080"/><text:alphabetical-index-mark-start text:id="IMark64250120"/><text:alphabetical-index-mark-start text:id="IMark54968120"/><text:alphabetical-index-mark-start text:id="IMark67219944"/><text:alphabetical-index-mark-start text:id="IMark68122008"/><text:alphabetical-index-mark-start text:id="IMark59607896"/><text:alphabetical-index-mark-start text:id="IMark67845544"/>p<text:alphabetical-index-mark-start text:id="IMark68234424"/><text:alphabetical-index-mark-start text:id="IMark67678568"/><text:alphabetical-index-mark-start text:id="IMark25212488"/><text:alphabetical-index-mark-start text:id="IMark25209832"/><text:alphabetical-index-mark-start text:id="IMark64812568"/><text:alphabetical-index-mark-start text:id="IMark64805928"/><text:alphabetical-index-mark-start text:id="IMark64877080"/>ro<text:alphabetical-index-mark-end text:id="IMark64877080"/><text:alphabetical-index-mark-end text:id="IMark64805928"/><text:alphabetical-index-mark-end text:id="IMark64812568"/><text:alphabetical-index-mark-end text:id="IMark25209832"/><text:alphabetical-index-mark-end text:id="IMark25212488"/><text:alphabetical-index-mark-end text:id="IMark67678568"/><text:alphabetical-index-mark-end text:id="IMark68234424"/>perties<text:alphabetical-index-mark-end text:id="IMark67845544"/><text:alphabetical-index-mark-end text:id="IMark59607896"/><text:alphabetical-index-mark-end text:id="IMark68122008"/><text:alphabetical-index-mark-end text:id="IMark67219944"/><text:alphabetical-index-mark-end text:id="IMark54968120"/><text:alphabetical-index-mark-end text:id="IMark64250120"/><text:alphabetical-index-mark-end text:id="IMark54707080"/><text:alphabetical-index-mark-end text:id="IMark55186568"/><text:alphabetical-index-mark-end text:id="IMark63275512"/>. <text:span text:style-name="T37">T</text:span>his is mostly due to certain activities like.</text:p>
      <text:p text:style-name="P25"/>
      <text:p text:style-name="P25"/>
      <text:p text:style-name="P26"><text:span text:style-name="T14">2.</text:span><text:span text:style-name="T29">2</text:span><text:span text:style-name="T14">.5.1.</text:span> <text:alphabetical-index-mark-start text:id="IMark68122008"/><text:alphabetical-index-mark-start text:id="IMark59607896"/><text:alphabetical-index-mark-start text:id="IMark62547992"/><text:alphabetical-index-mark-start text:id="IMark67365256"/><text:alphabetical-index-mark-start text:id="IMark68819512"/><text:alphabetical-index-mark-start text:id="IMark62198776"/><text:alphabetical-index-mark-start text:id="IMark68778104"/>Bank<text:alphabetical-index-mark-end text:id="IMark68778104"/><text:alphabetical-index-mark-end text:id="IMark62198776"/><text:alphabetical-index-mark-end text:id="IMark68819512"/><text:alphabetical-index-mark-end text:id="IMark67365256"/><text:alphabetical-index-mark-end text:id="IMark62547992"/><text:alphabetical-index-mark-end text:id="IMark59607896"/><text:alphabetical-index-mark-end text:id="IMark68122008"/>ing. The presence of <text:alphabetical-index-mark-start text:id="IMark67206872"/><text:alphabetical-index-mark-start text:id="IMark53769272"/><text:alphabetical-index-mark-start text:id="IMark64724632"/><text:alphabetical-index-mark-start text:id="IMark67454440"/><text:alphabetical-index-mark-start text:id="IMark56326568"/><text:alphabetical-index-mark-start text:id="IMark56962488"/><text:alphabetical-index-mark-start text:id="IMark32406312"/>bank<text:alphabetical-index-mark-end text:id="IMark32406312"/><text:alphabetical-index-mark-end text:id="IMark56962488"/><text:alphabetical-index-mark-end text:id="IMark56326568"/><text:alphabetical-index-mark-end text:id="IMark67454440"/><text:alphabetical-index-mark-end text:id="IMark64724632"/><text:alphabetical-index-mark-end text:id="IMark53769272"/><text:alphabetical-index-mark-end text:id="IMark67206872"/>s tend to markedly increase the <text:alphabetical-index-mark-start text:id="IMark59245112"/><text:alphabetical-index-mark-start text:id="IMark68821768"/><text:alphabetical-index-mark-start text:id="IMark62197032"/><text:alphabetical-index-mark-start text:id="IMark68245000"/><text:alphabetical-index-mark-start text:id="IMark68932776"/><text:alphabetical-index-mark-start text:id="IMark60023768"/><text:alphabetical-index-mark-start text:id="IMark64299320"/><text:alphabetical-index-mark-start text:id="IMark62203704"/><text:alphabetical-index-mark-start text:id="IMark62841256"/><text:alphabetical-index-mark-start text:id="IMark68138088"/>number<text:alphabetical-index-mark-end text:id="IMark68138088"/>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932776"/><text:alphabetical-index-mark-end text:id="IMark68245000"/><text:alphabetical-index-mark-end text:id="IMark62197032"/><text:alphabetical-index-mark-end text:id="IMark68821768"/><text:alphabetical-index-mark-end text:id="IMark59245112"/> of <text:alphabetical-index-mark-start text:id="IMark62695048"/><text:alphabetical-index-mark-start text:id="IMark67764024"/><text:alphabetical-index-mark-start text:id="IMark67756872"/><text:alphabetical-index-mark-start text:id="IMark61685832"/><text:alphabetical-index-mark-start text:id="IMark62073224"/><text:alphabetical-index-mark-start text:id="IMark61140200"/><text:alphabetical-index-mark-start text:id="IMark63679928"/><text:alphabetical-index-mark-start text:id="IMark57052760"/><text:alphabetical-index-mark-start text:id="IMark62314168"/><text:alphabetical-index-mark-start text:id="IMark26093000"/>pedestrian<text:alphabetical-index-mark-end text:id="IMark26093000"/><text:alphabetical-index-mark-end text:id="IMark62314168"/><text:alphabetical-index-mark-end text:id="IMark57052760"/><text:alphabetical-index-mark-end text:id="IMark63679928"/><text:alphabetical-index-mark-end text:id="IMark61140200"/><text:alphabetical-index-mark-end text:id="IMark62073224"/><text:alphabetical-index-mark-end text:id="IMark61685832"/><text:alphabetical-index-mark-end text:id="IMark67756872"/><text:alphabetical-index-mark-end text:id="IMark67764024"/><text:alphabetical-index-mark-end text:id="IMark62695048"/> in a given <text:alphabetical-index-mark-start text:id="IMark68153064"/><text:alphabetical-index-mark-start text:id="IMark59476920"/><text:alphabetical-index-mark-start text:id="IMark47536104"/><text:alphabetical-index-mark-start text:id="IMark67429576"/><text:alphabetical-index-mark-start text:id="IMark54858584"/><text:alphabetical-index-mark-start text:id="IMark46856024"/><text:alphabetical-index-mark-start text:id="IMark53570456"/><text:alphabetical-index-mark-start text:id="IMark32709256"/><text:alphabetical-index-mark-start text:id="IMark62031656"/><text:alphabetical-index-mark-start text:id="IMark63242712"/>street<text:alphabetical-index-mark-end text:id="IMark63242712"/><text:alphabetical-index-mark-end text:id="IMark62031656"/><text:alphabetical-index-mark-end text:id="IMark32709256"/><text:alphabetical-index-mark-end text:id="IMark53570456"/>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59476920"/><text:alphabetical-index-mark-end text:id="IMark68153064"/> <text:alphabetical-index-mark-start text:id="IMark64845336"/>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<text:alphabetical-index-mark-start text:id="IMark59152280"/><text:alphabetical-index-mark-start text:id="IMark61716536"/>block<text:alphabetical-index-mark-end text:id="IMark61716536"/><text:alphabetical-index-mark-end text:id="IMark59152280"/>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64845336"/> and those found in their way f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ro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m the <text:alphabetical-index-mark-start text:id="IMark63066056"/><text:alphabetical-index-mark-start text:id="IMark57336936"/><text:alphabetical-index-mark-start text:id="IMark47937960"/>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1948968"/><text:alphabetical-index-mark-start text:id="IMark67775880"/><text:alphabetical-index-mark-start text:id="IMark68150296"/>train<text:alphabetical-index-mark-end text:id="IMark68150296"/><text:alphabetical-index-mark-end text:id="IMark67775880"/><text:alphabetical-index-mark-end text:id="IMark61948968"/><text:alphabetical-index-mark-end text:id="IMark62758152"/><text:alphabetical-index-mark-end text:id="IMark40496856"/><text:alphabetical-index-mark-end text:id="IMark47461496"/><text:alphabetical-index-mark-end text:id="IMark64134744"/><text:alphabetical-index-mark-end text:id="IMark47937960"/><text:alphabetical-index-mark-end text:id="IMark57336936"/><text:alphabetical-index-mark-end text:id="IMark63066056"/> <text:alphabetical-index-mark-start text:id="IMark62647000"/><text:alphabetical-index-mark-start text:id="IMark68152936"/><text:alphabetical-index-mark-start text:id="IMark63439848"/><text:alphabetical-index-mark-start text:id="IMark64783576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<text:alphabetical-index-mark-start text:id="IMark55186568"/><text:alphabetical-index-mark-start text:id="IMark63275512"/><text:alphabetical-index-mark-start text:id="IMark64250120"/><text:alphabetical-index-mark-start text:id="IMark54707080"/><text:alphabetical-index-mark-start text:id="IMark67219944"/><text:alphabetical-index-mark-start text:id="IMark54968120"/><text:alphabetical-index-mark-start text:id="IMark61772200"/><text:alphabetical-index-mark-start text:id="IMark67657960"/><text:alphabetical-index-mark-start text:id="IMark67652648"/><text:alphabetical-index-mark-start text:id="IMark67204264"/>station<text:alphabetical-index-mark-end text:id="IMark67204264"/><text:alphabetical-index-mark-end text:id="IMark67652648"/><text:alphabetical-index-mark-end text:id="IMark67657960"/><text:alphabetical-index-mark-end text:id="IMark61772200"/><text:alphabetical-index-mark-end text:id="IMark54968120"/><text:alphabetical-index-mark-end text:id="IMark67219944"/><text:alphabetical-index-mark-end text:id="IMark54707080"/><text:alphabetical-index-mark-end text:id="IMark64250120"/><text:alphabetical-index-mark-end text:id="IMark63275512"/><text:alphabetical-index-mark-end text:id="IMark55186568"/>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4783576"/><text:alphabetical-index-mark-end text:id="IMark63439848"/><text:alphabetical-index-mark-end text:id="IMark68152936"/><text:alphabetical-index-mark-end text:id="IMark62647000"/> or <text:alphabetical-index-mark-start text:id="IMark67198952"/><text:alphabetical-index-mark-start text:id="IMark67187832"/><text:alphabetical-index-mark-start text:id="IMark67661976"/><text:alphabetical-index-mark-start text:id="IMark67639160"/><text:alphabetical-index-mark-start text:id="IMark61770056"/><text:alphabetical-index-mark-start text:id="IMark64748616"/><text:alphabetical-index-mark-start text:id="IMark64774488"/><text:alphabetical-index-mark-start text:id="IMark61773240"/><text:alphabetical-index-mark-start text:id="IMark68243496"/><text:alphabetical-index-mark-start text:id="IMark68774568"/><text:alphabetical-index-mark-start text:id="IMark68817256"/><text:alphabetical-index-mark-start text:id="IMark67644552"/><text:alphabetical-index-mark-start text:id="IMark25224024"/><text:alphabetical-index-mark-start text:id="IMark40232088"/><text:alphabetical-index-mark-start text:id="IMark56972920"/><text:alphabetical-index-mark-start text:id="IMark68759080"/><text:alphabetical-index-mark-start text:id="IMark68256968"/><text:alphabetical-index-mark-start text:id="IMark67622136"/><text:alphabetical-index-mark-start text:id="IMark67843176"/>bus<text:alphabetical-index-mark-end text:id="IMark67843176"/><text:alphabetical-index-mark-end text:id="IMark67622136"/><text:alphabetical-index-mark-end text:id="IMark68256968"/><text:alphabetical-index-mark-end text:id="IMark68759080"/><text:alphabetical-index-mark-end text:id="IMark56972920"/><text:alphabetical-index-mark-end text:id="IMark40232088"/><text:alphabetical-index-mark-end text:id="IMark25224024"/><text:alphabetical-index-mark-end text:id="IMark67644552"/><text:alphabetical-index-mark-end text:id="IMark68817256"/><text:alphabetical-index-mark-end text:id="IMark68774568"/><text:alphabetical-index-mark-end text:id="IMark68243496"/><text:alphabetical-index-mark-end text:id="IMark61773240"/><text:alphabetical-index-mark-end text:id="IMark64774488"/><text:alphabetical-index-mark-end text:id="IMark64748616"/><text:alphabetical-index-mark-end text:id="IMark61770056"/><text:alphabetical-index-mark-end text:id="IMark67639160"/><text:alphabetical-index-mark-end text:id="IMark67661976"/><text:alphabetical-index-mark-end text:id="IMark67187832"/><text:alphabetical-index-mark-end text:id="IMark67198952"/> <text:alphabetical-index-mark-start text:id="IMark67256760"/><text:alphabetical-index-mark-start text:id="IMark67855528"/><text:alphabetical-index-mark-start text:id="IMark62669960"/><text:alphabetical-index-mark-start text:id="IMark61775608"/><text:alphabetical-index-mark-start text:id="IMark56937528"/><text:alphabetical-index-mark-start text:id="IMark67715336"/><text:alphabetical-index-mark-start text:id="IMark67712328"/><text:alphabetical-index-mark-start text:id="IMark64811240"/><text:alphabetical-index-mark-start text:id="IMark67697928"/><text:alphabetical-index-mark-start text:id="IMark67693944"/><text:alphabetical-index-mark-start text:id="IMark67336600"/><text:alphabetical-index-mark-start text:id="IMark67331288"/><text:alphabetical-index-mark-start text:id="IMark67186216"/><text:alphabetical-index-mark-start text:id="IMark64874424"/><text:alphabetical-index-mark-start text:id="IMark64803272"/><text:alphabetical-index-mark-start text:id="IMark67287320"/><text:alphabetical-index-mark-start text:id="IMark67278664"/><text:alphabetical-index-mark-start text:id="IMark67859496"/><text:alphabetical-index-mark-start text:id="IMark67648888"/>stop<text:alphabetical-index-mark-end text:id="IMark67648888"/><text:alphabetical-index-mark-end text:id="IMark67859496"/><text:alphabetical-index-mark-end text:id="IMark67278664"/><text:alphabetical-index-mark-end text:id="IMark67287320"/><text:alphabetical-index-mark-end text:id="IMark64803272"/><text:alphabetical-index-mark-end text:id="IMark64874424"/><text:alphabetical-index-mark-end text:id="IMark67186216"/><text:alphabetical-index-mark-end text:id="IMark67331288"/><text:alphabetical-index-mark-end text:id="IMark67336600"/><text:alphabetical-index-mark-end text:id="IMark67693944"/><text:alphabetical-index-mark-end text:id="IMark67697928"/><text:alphabetical-index-mark-end text:id="IMark64811240"/><text:alphabetical-index-mark-end text:id="IMark67712328"/><text:alphabetical-index-mark-end text:id="IMark67715336"/><text:alphabetical-index-mark-end text:id="IMark56937528"/><text:alphabetical-index-mark-end text:id="IMark61775608"/><text:alphabetical-index-mark-end text:id="IMark62669960"/><text:alphabetical-index-mark-end text:id="IMark67855528"/><text:alphabetical-index-mark-end text:id="IMark67256760"/>s. <text:alphabetical-index-mark-start text:id="IMark67716088"/><text:alphabetical-index-mark-start text:id="IMark54639400"/><text:alphabetical-index-mark-start text:id="IMark64421832"/><text:alphabetical-index-mark-start text:id="IMark67686120"/><text:alphabetical-index-mark-start text:id="IMark56971592"/><text:alphabetical-index-mark-start text:id="IMark56913688"/><text:alphabetical-index-mark-start text:id="IMark61964456"/><text:alphabetical-index-mark-start text:id="IMark67262552"/><text:span text:style-name="T61">Norm</text:span><text:alphabetical-index-mark-end text:id="IMark67262552"/><text:alphabetical-index-mark-end text:id="IMark61964456"/><text:alphabetical-index-mark-end text:id="IMark56913688"/><text:alphabetical-index-mark-end text:id="IMark56971592"/><text:alphabetical-index-mark-end text:id="IMark67686120"/><text:alphabetical-index-mark-end text:id="IMark64421832"/><text:alphabetical-index-mark-end text:id="IMark54639400"/><text:alphabetical-index-mark-end text:id="IMark67716088"/><text:span text:style-name="T61">al </text:span><text:alphabetical-index-mark-start text:id="IMark67265560"/><text:alphabetical-index-mark-start text:id="IMark67268568"/><text:alphabetical-index-mark-start text:id="IMark67292552"/><text:alphabetical-index-mark-start text:id="IMark67298840"/><text:alphabetical-index-mark-start text:id="IMark67301848"/><text:alphabetical-index-mark-start text:id="IMark67304856"/><text:alphabetical-index-mark-start text:id="IMark67307864"/><text:span text:style-name="T61">bank</text:span><text:alphabetical-index-mark-end text:id="IMark67307864"/><text:alphabetical-index-mark-end text:id="IMark67304856"/><text:alphabetical-index-mark-end text:id="IMark67301848"/><text:alphabetical-index-mark-end text:id="IMark67298840"/><text:alphabetical-index-mark-end text:id="IMark67292552"/><text:alphabetical-index-mark-end text:id="IMark67268568"/><text:alphabetical-index-mark-end text:id="IMark67265560"/><text:span text:style-name="T61">ing </text:span><text:alphabetical-index-mark-start text:id="IMark67322664"/><text:alphabetical-index-mark-start text:id="IMark67326952"/><text:alphabetical-index-mark-start text:id="IMark67703304"/><text:alphabetical-index-mark-start text:id="IMark67706312"/><text:alphabetical-index-mark-start text:id="IMark67709320"/><text:alphabetical-index-mark-start text:id="IMark67845544"/><text:alphabetical-index-mark-start text:id="IMark67678568"/><text:alphabetical-index-mark-start text:id="IMark25209832"/><text:span text:style-name="T61">hour</text:span><text:alphabetical-index-mark-end text:id="IMark25209832"/><text:alphabetical-index-mark-end text:id="IMark67678568"/><text:alphabetical-index-mark-end text:id="IMark67845544"/><text:alphabetical-index-mark-end text:id="IMark67709320"/><text:alphabetical-index-mark-end text:id="IMark67706312"/><text:alphabetical-index-mark-end text:id="IMark67703304"/><text:alphabetical-index-mark-end text:id="IMark67326952"/><text:alphabetical-index-mark-end text:id="IMark67322664"/><text:span text:style-name="T61">s go f</text:span><text:alphabetical-index-mark-start text:id="IMark64805928"/><text:alphabetical-index-mark-start text:id="IMark68802888"/><text:alphabetical-index-mark-start text:id="IMark68010360"/><text:alphabetical-index-mark-start text:id="IMark68011688"/><text:alphabetical-index-mark-start text:id="IMark68013016"/><text:alphabetical-index-mark-start text:id="IMark68014344"/><text:alphabetical-index-mark-start text:id="IMark68015672"/><text:span text:style-name="T61">ro</text:span><text:alphabetical-index-mark-end text:id="IMark68015672"/><text:alphabetical-index-mark-end text:id="IMark68014344"/><text:alphabetical-index-mark-end text:id="IMark68013016"/><text:alphabetical-index-mark-end text:id="IMark68011688"/><text:alphabetical-index-mark-end text:id="IMark68010360"/><text:alphabetical-index-mark-end text:id="IMark68802888"/><text:alphabetical-index-mark-end text:id="IMark64805928"/><text:span text:style-name="T61">m 10:00 to 16:00.</text:span></text:p>
      <text:p text:style-name="P26"/>
      <text:p text:style-name="P47">However, the presence of 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<text:alphabetical-index-mark-start text:id="IMark55186568"/><text:alphabetical-index-mark-start text:id="IMark63275512"/><text:alphabetical-index-mark-start text:id="IMark64250120"/>people<text:alphabetical-index-mark-end text:id="IMark64250120"/><text:alphabetical-index-mark-end text:id="IMark63275512"/><text:alphabetical-index-mark-end text:id="IMark55186568"/>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 using <text:span text:style-name="T95">an </text:span><text:alphabetical-index-mark-start text:id="IMark54707080"/><text:alphabetical-index-mark-start text:id="IMark67219944"/><text:alphabetical-index-mark-start text:id="IMark54968120"/><text:alphabetical-index-mark-start text:id="IMark61772200"/><text:alphabetical-index-mark-start text:id="IMark63066056"/><text:alphabetical-index-mark-start text:id="IMark57336936"/><text:alphabetical-index-mark-start text:id="IMark47937960"/>ATM<text:alphabetical-index-mark-end text:id="IMark47937960"/><text:alphabetical-index-mark-end text:id="IMark57336936"/><text:alphabetical-index-mark-end text:id="IMark63066056"/><text:alphabetical-index-mark-end text:id="IMark61772200"/><text:alphabetical-index-mark-end text:id="IMark54968120"/><text:alphabetical-index-mark-end text:id="IMark67219944"/><text:alphabetical-index-mark-end text:id="IMark54707080"/> or waiting in queues at the <text:alphabetical-index-mark-start text:id="IMark64134744"/><text:alphabetical-index-mark-start text:id="IMark47461496"/><text:alphabetical-index-mark-start text:id="IMark40496856"/><text:alphabetical-index-mark-start text:id="IMark62758152"/><text:alphabetical-index-mark-start text:id="IMark61948968"/><text:alphabetical-index-mark-start text:id="IMark67775880"/><text:alphabetical-index-mark-start text:id="IMark68150296"/>bank<text:alphabetical-index-mark-end text:id="IMark68150296"/><text:alphabetical-index-mark-end text:id="IMark67775880"/><text:alphabetical-index-mark-end text:id="IMark61948968"/><text:alphabetical-index-mark-end text:id="IMark62758152"/><text:alphabetical-index-mark-end text:id="IMark40496856"/><text:alphabetical-index-mark-end text:id="IMark47461496"/><text:alphabetical-index-mark-end text:id="IMark64134744"/>s – particularly pensioneers and 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3748568"/><text:alphabetical-index-mark-start text:id="IMark62630888"/><text:alphabetical-index-mark-start text:id="IMark60656536"/><text:alphabetical-index-mark-start text:id="IMark64845336"/>people<text:alphabetical-index-mark-end text:id="IMark64845336"/><text:alphabetical-index-mark-end text:id="IMark60656536"/><text:alphabetical-index-mark-end text:id="IMark62630888"/><text:alphabetical-index-mark-end text:id="IMark63748568"/><text:alphabetical-index-mark-end text:id="IMark60022440"/><text:alphabetical-index-mark-end text:id="IMark64611944"/><text:alphabetical-index-mark-end text:id="IMark64329784"/><text:alphabetical-index-mark-end text:id="IMark68157608"/> receiving unemployment subs<text:alphabetical-index-mark-start text:id="IMark54113544"/><text:alphabetical-index-mark-start text:id="IMark64149912"/><text:alphabetical-index-mark-start text:id="IMark61038024"/><text:alphabetical-index-mark-start text:id="IMark59153608"/><text:alphabetical-index-mark-start text:id="IMark64235752"/><text:alphabetical-index-mark-start text:id="IMark62048952"/><text:alphabetical-index-mark-start text:id="IMark59257720"/>id<text:alphabetical-index-mark-end text:id="IMark59257720"/><text:alphabetical-index-mark-end text:id="IMark62048952"/><text:alphabetical-index-mark-end text:id="IMark64235752"/><text:alphabetical-index-mark-end text:id="IMark59153608"/><text:alphabetical-index-mark-end text:id="IMark61038024"/><text:alphabetical-index-mark-end text:id="IMark64149912"/><text:alphabetical-index-mark-end text:id="IMark54113544"/>ies – is <text:alphabetical-index-mark-start text:id="IMark59152280"/><text:alphabetical-index-mark-start text:id="IMark61716536"/><text:alphabetical-index-mark-start text:id="IMark68153064"/><text:alphabetical-index-mark-start text:id="IMark59476920"/><text:alphabetical-index-mark-start text:id="IMark47536104"/><text:alphabetical-index-mark-start text:id="IMark67429576"/><text:alphabetical-index-mark-start text:id="IMark54858584"/><text:alphabetical-index-mark-start text:id="IMark46856024"/>significant<text:alphabetical-index-mark-end text:id="IMark46856024"/><text:alphabetical-index-mark-end text:id="IMark54858584"/><text:alphabetical-index-mark-end text:id="IMark67429576"/><text:alphabetical-index-mark-end text:id="IMark47536104"/><text:alphabetical-index-mark-end text:id="IMark59476920"/><text:alphabetical-index-mark-end text:id="IMark68153064"/><text:alphabetical-index-mark-end text:id="IMark61716536"/><text:alphabetical-index-mark-end text:id="IMark59152280"/> almost a<text:alphabetical-index-mark-start text:id="IMark53570456"/><text:alphabetical-index-mark-start text:id="IMark32709256"/><text:alphabetical-index-mark-start text:id="IMark62031656"/><text:alphabetical-index-mark-start text:id="IMark63242712"/><text:alphabetical-index-mark-start text:id="IMark62695048"/><text:alphabetical-index-mark-start text:id="IMark67764024"/><text:alphabetical-index-mark-start text:id="IMark67756872"/>ro<text:alphabetical-index-mark-end text:id="IMark67756872"/><text:alphabetical-index-mark-end text:id="IMark67764024"/><text:alphabetical-index-mark-end text:id="IMark62695048"/><text:alphabetical-index-mark-end text:id="IMark63242712"/><text:alphabetical-index-mark-end text:id="IMark62031656"/><text:alphabetical-index-mark-end text:id="IMark32709256"/><text:alphabetical-index-mark-end text:id="IMark53570456"/>und the clock.</text:p>
      <text:p text:style-name="P25"><text:soft-page-break/></text:p>
      <text:p text:style-name="P25"/>
      <text:p text:style-name="P26"><text:span text:style-name="T14">2.</text:span><text:span text:style-name="T29">2</text:span><text:span text:style-name="T14">.5.2.</text:span> <text:alphabetical-index-mark-start text:id="IMark62314168"/><text:alphabetical-index-mark-start text:id="IMark26093000"/><text:alphabetical-index-mark-start text:id="IMark59245112"/><text:alphabetical-index-mark-start text:id="IMark68821768"/><text:alphabetical-index-mark-start text:id="IMark62197032"/><text:alphabetical-index-mark-start text:id="IMark68245000"/><text:alphabetical-index-mark-start text:id="IMark68932776"/>School<text:alphabetical-index-mark-end text:id="IMark68932776"/><text:alphabetical-index-mark-end text:id="IMark68245000"/><text:alphabetical-index-mark-end text:id="IMark62197032"/><text:alphabetical-index-mark-end text:id="IMark68821768"/><text:alphabetical-index-mark-end text:id="IMark59245112"/><text:alphabetical-index-mark-end text:id="IMark26093000"/><text:alphabetical-index-mark-end text:id="IMark62314168"/>s <text:span text:style-name="T61">and a local </text:span><text:alphabetical-index-mark-start text:id="IMark60023768"/><text:alphabetical-index-mark-start text:id="IMark64299320"/><text:alphabetical-index-mark-start text:id="IMark62203704"/><text:alphabetical-index-mark-start text:id="IMark62841256"/><text:alphabetical-index-mark-start text:id="IMark68138088"/><text:alphabetical-index-mark-start text:id="IMark67206872"/><text:span text:style-name="T61">university</text:span><text:alphabetical-index-mark-end text:id="IMark67206872"/><text:alphabetical-index-mark-end text:id="IMark68138088"/><text:alphabetical-index-mark-end text:id="IMark62841256"/><text:alphabetical-index-mark-end text:id="IMark62203704"/><text:alphabetical-index-mark-end text:id="IMark64299320"/><text:alphabetical-index-mark-end text:id="IMark60023768"/>. They have a similar effect as <text:alphabetical-index-mark-start text:id="IMark53769272"/><text:alphabetical-index-mark-start text:id="IMark64724632"/><text:alphabetical-index-mark-start text:id="IMark67454440"/><text:alphabetical-index-mark-start text:id="IMark56326568"/><text:alphabetical-index-mark-start text:id="IMark56962488"/><text:alphabetical-index-mark-start text:id="IMark32406312"/><text:alphabetical-index-mark-start text:id="IMark68122008"/>bank<text:alphabetical-index-mark-end text:id="IMark68122008"/><text:alphabetical-index-mark-end text:id="IMark32406312"/><text:alphabetical-index-mark-end text:id="IMark56962488"/><text:alphabetical-index-mark-end text:id="IMark56326568"/><text:alphabetical-index-mark-end text:id="IMark67454440"/><text:alphabetical-index-mark-end text:id="IMark64724632"/><text:alphabetical-index-mark-end text:id="IMark53769272"/>s, <text:span text:style-name="T61">but with reduced </text:span><text:alphabetical-index-mark-start text:id="IMark59607896"/><text:alphabetical-index-mark-start text:id="IMark62547992"/><text:alphabetical-index-mark-start text:id="IMark67365256"/><text:alphabetical-index-mark-start text:id="IMark68819512"/><text:alphabetical-index-mark-start text:id="IMark62198776"/><text:alphabetical-index-mark-start text:id="IMark68778104"/><text:alphabetical-index-mark-start text:id="IMark68152936"/><text:alphabetical-index-mark-start text:id="IMark62647000"/><text:span text:style-name="T61">hour</text:span><text:alphabetical-index-mark-end text:id="IMark62647000"/><text:alphabetical-index-mark-end text:id="IMark68152936"/><text:alphabetical-index-mark-end text:id="IMark68778104"/><text:alphabetical-index-mark-end text:id="IMark62198776"/><text:alphabetical-index-mark-end text:id="IMark68819512"/><text:alphabetical-index-mark-end text:id="IMark67365256"/><text:alphabetical-index-mark-end text:id="IMark62547992"/><text:alphabetical-index-mark-end text:id="IMark59607896"/><text:span text:style-name="T61">s. Many </text:span><text:alphabetical-index-mark-start text:id="IMark64783576"/><text:alphabetical-index-mark-start text:id="IMark63439848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<text:span text:style-name="T61">school</text:span>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3439848"/><text:alphabetical-index-mark-end text:id="IMark64783576"/><text:span text:style-name="T61">s run f</text:span><text:alphabetical-index-mark-start text:id="IMark55186568"/><text:alphabetical-index-mark-start text:id="IMark63275512"/><text:alphabetical-index-mark-start text:id="IMark64250120"/><text:alphabetical-index-mark-start text:id="IMark61685832"/><text:alphabetical-index-mark-start text:id="IMark32709256"/><text:alphabetical-index-mark-start text:id="IMark53570456"/><text:alphabetical-index-mark-start text:id="IMark62031656"/><text:span text:style-name="T61">ro</text:span><text:alphabetical-index-mark-end text:id="IMark62031656"/><text:alphabetical-index-mark-end text:id="IMark53570456"/><text:alphabetical-index-mark-end text:id="IMark32709256"/><text:alphabetical-index-mark-end text:id="IMark61685832"/><text:alphabetical-index-mark-end text:id="IMark64250120"/><text:alphabetical-index-mark-end text:id="IMark63275512"/><text:alphabetical-index-mark-end text:id="IMark55186568"/><text:span text:style-name="T61">m 7:00 to 23:00.</text:span></text:p>
      <text:p text:style-name="P26"/>
      <text:p text:style-name="P47">Such a schedule includes lessons for primary and se<text:alphabetical-index-mark-start text:id="IMark67429576"/><text:alphabetical-index-mark-start text:id="IMark54858584"/><text:alphabetical-index-mark-start text:id="IMark46856024"/><text:alphabetical-index-mark-start text:id="IMark54113544"/><text:alphabetical-index-mark-start text:id="IMark64149912"/><text:alphabetical-index-mark-start text:id="IMark61038024"/><text:alphabetical-index-mark-start text:id="IMark59153608"/>co<text:alphabetical-index-mark-end text:id="IMark59153608"/><text:alphabetical-index-mark-end text:id="IMark61038024"/><text:alphabetical-index-mark-end text:id="IMark64149912"/><text:alphabetical-index-mark-end text:id="IMark54113544"/><text:alphabetical-index-mark-end text:id="IMark46856024"/><text:alphabetical-index-mark-end text:id="IMark54858584"/><text:alphabetical-index-mark-end text:id="IMark67429576"/>ndary <text:alphabetical-index-mark-start text:id="IMark64235752"/><text:alphabetical-index-mark-start text:id="IMark62048952"/><text:alphabetical-index-mark-start text:id="IMark59257720"/><text:alphabetical-index-mark-start text:id="IMark68157608"/><text:alphabetical-index-mark-start text:id="IMark64329784"/><text:alphabetical-index-mark-start text:id="IMark64611944"/><text:alphabetical-index-mark-start text:id="IMark60022440"/>school<text:alphabetical-index-mark-end text:id="IMark60022440"/><text:alphabetical-index-mark-end text:id="IMark64611944"/><text:alphabetical-index-mark-end text:id="IMark64329784"/><text:alphabetical-index-mark-end text:id="IMark68157608"/><text:alphabetical-index-mark-end text:id="IMark59257720"/><text:alphabetical-index-mark-end text:id="IMark62048952"/><text:alphabetical-index-mark-end text:id="IMark64235752"/> children, up to 17:00, and f<text:alphabetical-index-mark-start text:id="IMark63748568"/><text:alphabetical-index-mark-start text:id="IMark62630888"/><text:alphabetical-index-mark-start text:id="IMark60656536"/><text:alphabetical-index-mark-start text:id="IMark64845336"/><text:alphabetical-index-mark-start text:id="IMark64134744"/><text:alphabetical-index-mark-start text:id="IMark47461496"/><text:alphabetical-index-mark-start text:id="IMark40496856"/>ro<text:alphabetical-index-mark-end text:id="IMark40496856"/><text:alphabetical-index-mark-end text:id="IMark47461496"/><text:alphabetical-index-mark-end text:id="IMark64134744"/><text:alphabetical-index-mark-end text:id="IMark64845336"/><text:alphabetical-index-mark-end text:id="IMark60656536"/><text:alphabetical-index-mark-end text:id="IMark62630888"/><text:alphabetical-index-mark-end text:id="IMark63748568"/>m then on <text:alphabetical-index-mark-start text:id="IMark62758152"/><text:alphabetical-index-mark-start text:id="IMark61948968"/><text:alphabetical-index-mark-start text:id="IMark67775880"/><text:alphabetical-index-mark-start text:id="IMark68150296"/><text:alphabetical-index-mark-start text:id="IMark54707080"/><text:alphabetical-index-mark-start text:id="IMark67219944"/><text:alphabetical-index-mark-start text:id="IMark54968120"/>co<text:alphabetical-index-mark-end text:id="IMark54968120"/><text:alphabetical-index-mark-end text:id="IMark67219944"/><text:alphabetical-index-mark-end text:id="IMark54707080"/><text:alphabetical-index-mark-end text:id="IMark68150296"/><text:alphabetical-index-mark-end text:id="IMark67775880"/><text:alphabetical-index-mark-end text:id="IMark61948968"/><text:alphabetical-index-mark-end text:id="IMark62758152"/>urses for adults, <text:alphabetical-index-mark-start text:id="IMark61772200"/><text:alphabetical-index-mark-start text:id="IMark63066056"/><text:alphabetical-index-mark-start text:id="IMark57336936"/><text:alphabetical-index-mark-start text:id="IMark47937960"/><text:alphabetical-index-mark-start text:id="IMark61140200"/><text:alphabetical-index-mark-start text:id="IMark62073224"/><text:alphabetical-index-mark-start text:id="IMark57052760"/><text:alphabetical-index-mark-start text:id="IMark63679928"/>night<text:alphabetical-index-mark-end text:id="IMark63679928"/><text:alphabetical-index-mark-end text:id="IMark57052760"/><text:alphabetical-index-mark-end text:id="IMark62073224"/><text:alphabetical-index-mark-end text:id="IMark61140200"/><text:alphabetical-index-mark-end text:id="IMark47937960"/><text:alphabetical-index-mark-end text:id="IMark57336936"/><text:alphabetical-index-mark-end text:id="IMark63066056"/><text:alphabetical-index-mark-end text:id="IMark61772200"/> lessons for working <text:alphabetical-index-mark-start text:id="IMark67330536"/><text:alphabetical-index-mark-start text:id="IMark67312408"/><text:alphabetical-index-mark-start text:id="IMark67334520"/><text:alphabetical-index-mark-start text:id="IMark68236328"/><text:alphabetical-index-mark-start text:id="IMark67333192"/><text:alphabetical-index-mark-start text:id="IMark63242712"/><text:alphabetical-index-mark-start text:id="IMark62695048"/><text:alphabetical-index-mark-start text:id="IMark67764024"/>people<text:alphabetical-index-mark-end text:id="IMark67764024"/><text:alphabetical-index-mark-end text:id="IMark62695048"/><text:alphabetical-index-mark-end text:id="IMark63242712"/><text:alphabetical-index-mark-end text:id="IMark67333192"/><text:alphabetical-index-mark-end text:id="IMark68236328"/><text:alphabetical-index-mark-end text:id="IMark67334520"/><text:alphabetical-index-mark-end text:id="IMark67312408"/><text:alphabetical-index-mark-end text:id="IMark67330536"/>, vocational <text:alphabetical-index-mark-start text:id="IMark62314168"/><text:alphabetical-index-mark-start text:id="IMark26093000"/><text:alphabetical-index-mark-start text:id="IMark59245112"/><text:alphabetical-index-mark-start text:id="IMark68821768"/><text:alphabetical-index-mark-start text:id="IMark62197032"/><text:alphabetical-index-mark-start text:id="IMark68245000"/><text:alphabetical-index-mark-start text:id="IMark68932776"/>co<text:alphabetical-index-mark-end text:id="IMark68932776"/><text:alphabetical-index-mark-end text:id="IMark68245000"/><text:alphabetical-index-mark-end text:id="IMark62197032"/><text:alphabetical-index-mark-end text:id="IMark68821768"/><text:alphabetical-index-mark-end text:id="IMark59245112"/><text:alphabetical-index-mark-end text:id="IMark26093000"/><text:alphabetical-index-mark-end text:id="IMark62314168"/>urses, etc.</text:p>
      <text:p text:style-name="P25"/>
      <text:p text:style-name="P25"/>
      <text:p text:style-name="P26"><text:span text:style-name="T14">2.</text:span><text:span text:style-name="T29">2</text:span><text:span text:style-name="T14">.5.3.</text:span> <text:alphabetical-index-mark-start text:id="IMark56962488"/><text:alphabetical-index-mark-start text:id="IMark32406312"/><text:alphabetical-index-mark-start text:id="IMark68122008"/><text:alphabetical-index-mark-start text:id="IMark60023768"/><text:alphabetical-index-mark-start text:id="IMark64299320"/><text:alphabetical-index-mark-start text:id="IMark62203704"/><text:alphabetical-index-mark-start text:id="IMark62841256"/><text:alphabetical-index-mark-start text:id="IMark68138088"/><text:alphabetical-index-mark-start text:id="IMark67206872"/><text:alphabetical-index-mark-start text:id="IMark59152280"/>Train<text:alphabetical-index-mark-end text:id="IMark59152280"/><text:alphabetical-index-mark-end text:id="IMark67206872"/><text:alphabetical-index-mark-end text:id="IMark68138088"/>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122008"/><text:alphabetical-index-mark-end text:id="IMark32406312"/><text:alphabetical-index-mark-end text:id="IMark56962488"/>s and <text:alphabetical-index-mark-start text:id="IMark59607896"/><text:alphabetical-index-mark-start text:id="IMark62547992"/><text:alphabetical-index-mark-start text:id="IMark67365256"/><text:alphabetical-index-mark-start text:id="IMark68819512"/><text:alphabetical-index-mark-start text:id="IMark62198776"/><text:alphabetical-index-mark-start text:id="IMark68778104"/><text:alphabetical-index-mark-start text:id="IMark68152936"/><text:alphabetical-index-mark-start text:id="IMark62647000"/><text:alphabetical-index-mark-start text:id="IMark64783576"/><text:alphabetical-index-mark-start text:id="IMark63439848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<text:alphabetical-index-mark-start text:id="IMark55186568"/><text:alphabetical-index-mark-start text:id="IMark63275512"/><text:alphabetical-index-mark-start text:id="IMark64250120"/><text:alphabetical-index-mark-start text:id="IMark61685832"/>bus<text:alphabetical-index-mark-end text:id="IMark61685832"/><text:alphabetical-index-mark-end text:id="IMark64250120"/><text:alphabetical-index-mark-end text:id="IMark63275512"/><text:alphabetical-index-mark-end text:id="IMark55186568"/>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3439848"/><text:alphabetical-index-mark-end text:id="IMark64783576"/><text:alphabetical-index-mark-end text:id="IMark62647000"/><text:alphabetical-index-mark-end text:id="IMark68152936"/><text:alphabetical-index-mark-end text:id="IMark68778104"/><text:alphabetical-index-mark-end text:id="IMark62198776"/><text:alphabetical-index-mark-end text:id="IMark68819512"/><text:alphabetical-index-mark-end text:id="IMark67365256"/><text:alphabetical-index-mark-end text:id="IMark62547992"/><text:alphabetical-index-mark-end text:id="IMark59607896"/>es. By far, the <text:alphabetical-index-mark-start text:id="IMark32709256"/><text:alphabetical-index-mark-start text:id="IMark53570456"/><text:alphabetical-index-mark-start text:id="IMark62031656"/><text:alphabetical-index-mark-start text:id="IMark68153064"/><text:alphabetical-index-mark-start text:id="IMark61716536"/><text:alphabetical-index-mark-start text:id="IMark47536104"/><text:alphabetical-index-mark-start text:id="IMark59476920"/><text:alphabetical-index-mark-start text:id="IMark26093000"/><text:alphabetical-index-mark-start text:id="IMark62314168"/><text:alphabetical-index-mark-start text:id="IMark59245112"/>train<text:alphabetical-index-mark-end text:id="IMark59245112"/><text:alphabetical-index-mark-end text:id="IMark62314168"/><text:alphabetical-index-mark-end text:id="IMark26093000"/><text:alphabetical-index-mark-end text:id="IMark59476920"/><text:alphabetical-index-mark-end text:id="IMark47536104"/><text:alphabetical-index-mark-end text:id="IMark61716536"/><text:alphabetical-index-mark-end text:id="IMark68153064"/><text:alphabetical-index-mark-end text:id="IMark62031656"/><text:alphabetical-index-mark-end text:id="IMark53570456"/><text:alphabetical-index-mark-end text:id="IMark32709256"/> <text:alphabetical-index-mark-start text:id="IMark68821768"/><text:alphabetical-index-mark-start text:id="IMark62197032"/><text:alphabetical-index-mark-start text:id="IMark68245000"/><text:alphabetical-index-mark-start text:id="IMark68932776"/><text:alphabetical-index-mark-start text:id="IMark67330536"/><text:alphabetical-index-mark-start text:id="IMark67312408"/><text:alphabetical-index-mark-start text:id="IMark67334520"/><text:alphabetical-index-mark-start text:id="IMark68236328"/><text:alphabetical-index-mark-start text:id="IMark67333192"/><text:alphabetical-index-mark-start text:id="IMark63242712"/><text:alphabetical-index-mark-start text:id="IMark62695048"/><text:alphabetical-index-mark-start text:id="IMark67764024"/><text:alphabetical-index-mark-start text:id="IMark61772200"/><text:alphabetical-index-mark-start text:id="IMark63066056"/><text:alphabetical-index-mark-start text:id="IMark57336936"/><text:alphabetical-index-mark-start text:id="IMark47937960"/><text:alphabetical-index-mark-start text:id="IMark61140200"/><text:alphabetical-index-mark-start text:id="IMark62073224"/><text:alphabetical-index-mark-start text:id="IMark57052760"/>station<text:alphabetical-index-mark-end text:id="IMark57052760"/><text:alphabetical-index-mark-end text:id="IMark62073224"/><text:alphabetical-index-mark-end text:id="IMark61140200"/><text:alphabetical-index-mark-end text:id="IMark47937960"/><text:alphabetical-index-mark-end text:id="IMark57336936"/><text:alphabetical-index-mark-end text:id="IMark63066056"/><text:alphabetical-index-mark-end text:id="IMark61772200"/><text:alphabetical-index-mark-end text:id="IMark67764024"/><text:alphabetical-index-mark-end text:id="IMark62695048"/><text:alphabetical-index-mark-end text:id="IMark63242712"/><text:alphabetical-index-mark-end text:id="IMark67333192"/><text:alphabetical-index-mark-end text:id="IMark68236328"/><text:alphabetical-index-mark-end text:id="IMark67334520"/><text:alphabetical-index-mark-end text:id="IMark67312408"/><text:alphabetical-index-mark-end text:id="IMark67330536"/><text:alphabetical-index-mark-end text:id="IMark68932776"/><text:alphabetical-index-mark-end text:id="IMark68245000"/><text:alphabetical-index-mark-end text:id="IMark62197032"/><text:alphabetical-index-mark-end text:id="IMark68821768"/> in the <text:alphabetical-index-mark-start text:id="IMark63679928"/><text:alphabetical-index-mark-start text:id="IMark62758152"/><text:alphabetical-index-mark-start text:id="IMark61948968"/><text:alphabetical-index-mark-start text:id="IMark67775880"/><text:alphabetical-index-mark-start text:id="IMark68150296"/><text:alphabetical-index-mark-start text:id="IMark54707080"/><text:alphabetical-index-mark-start text:id="IMark67219944"/><text:alphabetical-index-mark-start text:id="IMark54968120"/><text:alphabetical-index-mark-start text:id="IMark63748568"/>city<text:alphabetical-index-mark-end text:id="IMark63748568"/><text:alphabetical-index-mark-end text:id="IMark54968120"/><text:alphabetical-index-mark-end text:id="IMark67219944"/><text:alphabetical-index-mark-end text:id="IMark54707080"/><text:alphabetical-index-mark-end text:id="IMark68150296"/><text:alphabetical-index-mark-end text:id="IMark67775880"/><text:alphabetical-index-mark-end text:id="IMark61948968"/><text:alphabetical-index-mark-end text:id="IMark62758152"/><text:alphabetical-index-mark-end text:id="IMark63679928"/> p<text:alphabetical-index-mark-start text:id="IMark62630888"/><text:alphabetical-index-mark-start text:id="IMark60656536"/><text:alphabetical-index-mark-start text:id="IMark64845336"/><text:alphabetical-index-mark-start text:id="IMark64134744"/><text:alphabetical-index-mark-start text:id="IMark47461496"/><text:alphabetical-index-mark-start text:id="IMark40496856"/><text:alphabetical-index-mark-start text:id="IMark64235752"/>ro<text:alphabetical-index-mark-end text:id="IMark64235752"/><text:alphabetical-index-mark-end text:id="IMark40496856"/><text:alphabetical-index-mark-end text:id="IMark47461496"/><text:alphabetical-index-mark-end text:id="IMark64134744"/><text:alphabetical-index-mark-end text:id="IMark64845336"/><text:alphabetical-index-mark-end text:id="IMark60656536"/><text:alphabetical-index-mark-end text:id="IMark62630888"/>duces the heaviest <text:alphabetical-index-mark-start text:id="IMark62048952"/><text:alphabetical-index-mark-start text:id="IMark59257720"/>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7429576"/><text:alphabetical-index-mark-start text:id="IMark54858584"/><text:alphabetical-index-mark-start text:id="IMark46856024"/><text:alphabetical-index-mark-start text:id="IMark54113544"/>pedestrian<text:alphabetical-index-mark-end text:id="IMark54113544"/><text:alphabetical-index-mark-end text:id="IMark46856024"/><text:alphabetical-index-mark-end text:id="IMark54858584"/><text:alphabetical-index-mark-end text:id="IMark67429576"/><text:alphabetical-index-mark-end text:id="IMark60022440"/><text:alphabetical-index-mark-end text:id="IMark64611944"/><text:alphabetical-index-mark-end text:id="IMark64329784"/><text:alphabetical-index-mark-end text:id="IMark68157608"/><text:alphabetical-index-mark-end text:id="IMark59257720"/><text:alphabetical-index-mark-end text:id="IMark62048952"/> <text:alphabetical-index-mark-start text:id="IMark64149912"/><text:alphabetical-index-mark-start text:id="IMark61038024"/><text:alphabetical-index-mark-start text:id="IMark59153608"/><text:alphabetical-index-mark-start text:id="IMark67756872"/><text:alphabetical-index-mark-start text:id="IMark64724632"/><text:alphabetical-index-mark-start text:id="IMark53769272"/><text:alphabetical-index-mark-start text:id="IMark56326568"/><text:alphabetical-index-mark-start text:id="IMark67454440"/><text:alphabetical-index-mark-start text:id="IMark69450328"/><text:alphabetical-index-mark-start text:id="IMark69414296"/>density<text:alphabetical-index-mark-end text:id="IMark69414296"/><text:alphabetical-index-mark-end text:id="IMark69450328"/><text:alphabetical-index-mark-end text:id="IMark67454440"/><text:alphabetical-index-mark-end text:id="IMark56326568"/><text:alphabetical-index-mark-end text:id="IMark53769272"/><text:alphabetical-index-mark-end text:id="IMark64724632"/><text:alphabetical-index-mark-end text:id="IMark67756872"/><text:alphabetical-index-mark-end text:id="IMark59153608"/><text:alphabetical-index-mark-end text:id="IMark61038024"/><text:alphabetical-index-mark-end text:id="IMark64149912"/> in nearby areas, but <text:alphabetical-index-mark-start text:id="IMark69378792"/><text:alphabetical-index-mark-start text:id="IMark69365480"/><text:alphabetical-index-mark-start text:id="IMark67724536"/><text:alphabetical-index-mark-start text:id="IMark67279896"/><text:alphabetical-index-mark-start text:id="IMark67186216"/><text:alphabetical-index-mark-start text:id="IMark68774568"/><text:alphabetical-index-mark-start text:id="IMark67971144"/><text:alphabetical-index-mark-start text:id="IMark67986568"/><text:alphabetical-index-mark-start text:id="IMark68017400"/><text:alphabetical-index-mark-start text:id="IMark67322664"/><text:alphabetical-index-mark-start text:id="IMark69424968"/><text:alphabetical-index-mark-start text:id="IMark69348376"/><text:alphabetical-index-mark-start text:id="IMark69343448"/><text:alphabetical-index-mark-start text:id="IMark69399256"/><text:alphabetical-index-mark-start text:id="IMark69398024"/><text:alphabetical-index-mark-start text:id="IMark67317720"/><text:alphabetical-index-mark-start text:id="IMark69768776"/><text:alphabetical-index-mark-start text:id="IMark69770104"/><text:alphabetical-index-mark-start text:id="IMark69771464"/>bus<text:alphabetical-index-mark-end text:id="IMark69771464"/><text:alphabetical-index-mark-end text:id="IMark69770104"/><text:alphabetical-index-mark-end text:id="IMark69768776"/><text:alphabetical-index-mark-end text:id="IMark67317720"/><text:alphabetical-index-mark-end text:id="IMark69398024"/><text:alphabetical-index-mark-end text:id="IMark69399256"/><text:alphabetical-index-mark-end text:id="IMark69343448"/><text:alphabetical-index-mark-end text:id="IMark69348376"/><text:alphabetical-index-mark-end text:id="IMark69424968"/><text:alphabetical-index-mark-end text:id="IMark67322664"/><text:alphabetical-index-mark-end text:id="IMark68017400"/><text:alphabetical-index-mark-end text:id="IMark67986568"/><text:alphabetical-index-mark-end text:id="IMark67971144"/><text:alphabetical-index-mark-end text:id="IMark68774568"/><text:alphabetical-index-mark-end text:id="IMark67186216"/><text:alphabetical-index-mark-end text:id="IMark67279896"/><text:alphabetical-index-mark-end text:id="IMark67724536"/><text:alphabetical-index-mark-end text:id="IMark69365480"/><text:alphabetical-index-mark-end text:id="IMark69378792"/> <text:alphabetical-index-mark-start text:id="IMark69788616"/><text:alphabetical-index-mark-start text:id="IMark69789944"/><text:alphabetical-index-mark-start text:id="IMark69791272"/><text:alphabetical-index-mark-start text:id="IMark69792600"/><text:alphabetical-index-mark-start text:id="IMark69793928"/><text:alphabetical-index-mark-start text:id="IMark69795256"/><text:alphabetical-index-mark-start text:id="IMark69796584"/><text:alphabetical-index-mark-start text:id="IMark69797912"/><text:alphabetical-index-mark-start text:id="IMark69799768"/><text:alphabetical-index-mark-start text:id="IMark69801096"/><text:alphabetical-index-mark-start text:id="IMark69802424"/><text:alphabetical-index-mark-start text:id="IMark69803752"/><text:alphabetical-index-mark-start text:id="IMark69805080"/><text:alphabetical-index-mark-start text:id="IMark69806408"/><text:alphabetical-index-mark-start text:id="IMark69807736"/><text:alphabetical-index-mark-start text:id="IMark69809064"/><text:alphabetical-index-mark-start text:id="IMark69810392"/><text:alphabetical-index-mark-start text:id="IMark69811720"/><text:alphabetical-index-mark-start text:id="IMark69813080"/>stop<text:alphabetical-index-mark-end text:id="IMark69813080"/><text:alphabetical-index-mark-end text:id="IMark69811720"/><text:alphabetical-index-mark-end text:id="IMark69810392"/><text:alphabetical-index-mark-end text:id="IMark69809064"/><text:alphabetical-index-mark-end text:id="IMark69807736"/><text:alphabetical-index-mark-end text:id="IMark69806408"/><text:alphabetical-index-mark-end text:id="IMark69805080"/><text:alphabetical-index-mark-end text:id="IMark69803752"/><text:alphabetical-index-mark-end text:id="IMark69802424"/><text:alphabetical-index-mark-end text:id="IMark69801096"/><text:alphabetical-index-mark-end text:id="IMark69799768"/><text:alphabetical-index-mark-end text:id="IMark69797912"/><text:alphabetical-index-mark-end text:id="IMark69796584"/><text:alphabetical-index-mark-end text:id="IMark69795256"/><text:alphabetical-index-mark-end text:id="IMark69793928"/><text:alphabetical-index-mark-end text:id="IMark69792600"/><text:alphabetical-index-mark-end text:id="IMark69791272"/><text:alphabetical-index-mark-end text:id="IMark69789944"/><text:alphabetical-index-mark-end text:id="IMark69788616"/>s also p<text:alphabetical-index-mark-start text:id="IMark69830232"/><text:alphabetical-index-mark-start text:id="IMark69831560"/><text:alphabetical-index-mark-start text:id="IMark69832888"/><text:alphabetical-index-mark-start text:id="IMark69834216"/><text:alphabetical-index-mark-start text:id="IMark69835544"/><text:alphabetical-index-mark-start text:id="IMark69836872"/><text:alphabetical-index-mark-start text:id="IMark69838200"/>ro<text:alphabetical-index-mark-end text:id="IMark69838200"/><text:alphabetical-index-mark-end text:id="IMark69836872"/><text:alphabetical-index-mark-end text:id="IMark69835544"/><text:alphabetical-index-mark-end text:id="IMark69834216"/><text:alphabetical-index-mark-end text:id="IMark69832888"/><text:alphabetical-index-mark-end text:id="IMark69831560"/><text:alphabetical-index-mark-end text:id="IMark69830232"/>duce <text:alphabetical-index-mark-start text:id="IMark69846328"/><text:alphabetical-index-mark-start text:id="IMark69847656"/><text:alphabetical-index-mark-start text:id="IMark69848984"/><text:alphabetical-index-mark-start text:id="IMark69850312"/><text:alphabetical-index-mark-start text:id="IMark69851640"/><text:alphabetical-index-mark-start text:id="IMark69852968"/><text:alphabetical-index-mark-start text:id="IMark69854296"/><text:alphabetical-index-mark-start text:id="IMark69855624"/><text:alphabetical-index-mark-start text:id="IMark69856952"/>significant<text:alphabetical-index-mark-end text:id="IMark69856952"/><text:alphabetical-index-mark-end text:id="IMark69855624"/><text:alphabetical-index-mark-end text:id="IMark69854296"/><text:alphabetical-index-mark-end text:id="IMark69852968"/><text:alphabetical-index-mark-end text:id="IMark69851640"/><text:alphabetical-index-mark-end text:id="IMark69850312"/><text:alphabetical-index-mark-end text:id="IMark69848984"/><text:alphabetical-index-mark-end text:id="IMark69847656"/><text:alphabetical-index-mark-end text:id="IMark69846328"/> <text:alphabetical-index-mark-start text:id="IMark69867112"/><text:alphabetical-index-mark-start text:id="IMark69868440"/><text:alphabetical-index-mark-start text:id="IMark69869768"/><text:alphabetical-index-mark-start text:id="IMark69871096"/><text:alphabetical-index-mark-start text:id="IMark69872424"/><text:alphabetical-index-mark-start text:id="IMark69873752"/><text:alphabetical-index-mark-start text:id="IMark69875080"/><text:alphabetical-index-mark-start text:id="IMark69876408"/><text:alphabetical-index-mark-start text:id="IMark69877736"/><text:alphabetical-index-mark-start text:id="IMark69879064"/>pedestrian<text:alphabetical-index-mark-end text:id="IMark69879064"/><text:alphabetical-index-mark-end text:id="IMark69877736"/><text:alphabetical-index-mark-end text:id="IMark69876408"/><text:alphabetical-index-mark-end text:id="IMark69875080"/><text:alphabetical-index-mark-end text:id="IMark69873752"/><text:alphabetical-index-mark-end text:id="IMark69872424"/><text:alphabetical-index-mark-end text:id="IMark69871096"/><text:alphabetical-index-mark-end text:id="IMark69869768"/><text:alphabetical-index-mark-end text:id="IMark69868440"/><text:alphabetical-index-mark-end text:id="IMark69867112"/> <text:alphabetical-index-mark-start text:id="IMark69889448"/><text:alphabetical-index-mark-start text:id="IMark69890776"/><text:alphabetical-index-mark-start text:id="IMark69892104"/><text:alphabetical-index-mark-start text:id="IMark69893432"/><text:alphabetical-index-mark-start text:id="IMark69894760"/><text:alphabetical-index-mark-start text:id="IMark69896088"/><text:alphabetical-index-mark-start text:id="IMark69897416"/><text:alphabetical-index-mark-start text:id="IMark69898744"/><text:alphabetical-index-mark-start text:id="IMark69900072"/><text:alphabetical-index-mark-start text:id="IMark69901400"/>number<text:alphabetical-index-mark-end text:id="IMark69901400"/><text:alphabetical-index-mark-end text:id="IMark69900072"/><text:alphabetical-index-mark-end text:id="IMark69898744"/><text:alphabetical-index-mark-end text:id="IMark69897416"/><text:alphabetical-index-mark-end text:id="IMark69896088"/><text:alphabetical-index-mark-end text:id="IMark69894760"/><text:alphabetical-index-mark-end text:id="IMark69893432"/><text:alphabetical-index-mark-end text:id="IMark69892104"/><text:alphabetical-index-mark-end text:id="IMark69890776"/><text:alphabetical-index-mark-end text:id="IMark69889448"/>s. Moreover: legislation est<text:alphabetical-index-mark-start text:id="IMark69911784"/><text:alphabetical-index-mark-start text:id="IMark69913112"/><text:alphabetical-index-mark-start text:id="IMark69914440"/><text:alphabetical-index-mark-start text:id="IMark69915768"/><text:alphabetical-index-mark-start text:id="IMark69917096"/><text:alphabetical-index-mark-start text:id="IMark69918424"/><text:alphabetical-index-mark-start text:id="IMark69919752"/>ab<text:alphabetical-index-mark-end text:id="IMark69919752"/><text:alphabetical-index-mark-end text:id="IMark69918424"/><text:alphabetical-index-mark-end text:id="IMark69917096"/><text:alphabetical-index-mark-end text:id="IMark69915768"/><text:alphabetical-index-mark-end text:id="IMark69914440"/><text:alphabetical-index-mark-end text:id="IMark69913112"/><text:alphabetical-index-mark-end text:id="IMark69911784"/>lished that within cities there must be a <text:alphabetical-index-mark-start text:id="IMark69928408"/><text:alphabetical-index-mark-start text:id="IMark69929736"/><text:alphabetical-index-mark-start text:id="IMark69931064"/><text:alphabetical-index-mark-start text:id="IMark69932392"/><text:alphabetical-index-mark-start text:id="IMark69933720"/><text:alphabetical-index-mark-start text:id="IMark69935048"/><text:alphabetical-index-mark-start text:id="IMark69936376"/><text:alphabetical-index-mark-start text:id="IMark69937704"/><text:alphabetical-index-mark-start text:id="IMark69939032"/><text:alphabetical-index-mark-start text:id="IMark69940360"/><text:alphabetical-index-mark-start text:id="IMark69941688"/><text:alphabetical-index-mark-start text:id="IMark69943016"/><text:alphabetical-index-mark-start text:id="IMark69944344"/><text:alphabetical-index-mark-start text:id="IMark69945672"/><text:alphabetical-index-mark-start text:id="IMark69947000"/><text:alphabetical-index-mark-start text:id="IMark69948328"/><text:alphabetical-index-mark-start text:id="IMark69949656"/><text:alphabetical-index-mark-start text:id="IMark69950984"/><text:alphabetical-index-mark-start text:id="IMark69952344"/>bus<text:alphabetical-index-mark-end text:id="IMark69952344"/><text:alphabetical-index-mark-end text:id="IMark69950984"/><text:alphabetical-index-mark-end text:id="IMark69949656"/><text:alphabetical-index-mark-end text:id="IMark69948328"/><text:alphabetical-index-mark-end text:id="IMark69947000"/><text:alphabetical-index-mark-end text:id="IMark69945672"/><text:alphabetical-index-mark-end text:id="IMark69944344"/><text:alphabetical-index-mark-end text:id="IMark69943016"/><text:alphabetical-index-mark-end text:id="IMark69941688"/><text:alphabetical-index-mark-end text:id="IMark69940360"/><text:alphabetical-index-mark-end text:id="IMark69939032"/><text:alphabetical-index-mark-end text:id="IMark69937704"/><text:alphabetical-index-mark-end text:id="IMark69936376"/><text:alphabetical-index-mark-end text:id="IMark69935048"/><text:alphabetical-index-mark-end text:id="IMark69933720"/><text:alphabetical-index-mark-end text:id="IMark69932392"/><text:alphabetical-index-mark-end text:id="IMark69931064"/><text:alphabetical-index-mark-end text:id="IMark69929736"/><text:alphabetical-index-mark-end text:id="IMark69928408"/> <text:alphabetical-index-mark-start text:id="IMark70496472"/><text:alphabetical-index-mark-start text:id="IMark70497800"/><text:alphabetical-index-mark-start text:id="IMark70499128"/><text:alphabetical-index-mark-start text:id="IMark70500456"/><text:alphabetical-index-mark-start text:id="IMark70501784"/><text:alphabetical-index-mark-start text:id="IMark70503112"/><text:alphabetical-index-mark-start text:id="IMark70504440"/><text:alphabetical-index-mark-start text:id="IMark70505768"/><text:alphabetical-index-mark-start text:id="IMark70507096"/><text:alphabetical-index-mark-start text:id="IMark70508424"/><text:alphabetical-index-mark-start text:id="IMark70509752"/><text:alphabetical-index-mark-start text:id="IMark70511080"/><text:alphabetical-index-mark-start text:id="IMark70512408"/><text:alphabetical-index-mark-start text:id="IMark70513736"/><text:alphabetical-index-mark-start text:id="IMark70515064"/><text:alphabetical-index-mark-start text:id="IMark70516392"/><text:alphabetical-index-mark-start text:id="IMark70517720"/><text:alphabetical-index-mark-start text:id="IMark70519048"/><text:alphabetical-index-mark-start text:id="IMark70520408"/>stop<text:alphabetical-index-mark-end text:id="IMark70520408"/><text:alphabetical-index-mark-end text:id="IMark70519048"/><text:alphabetical-index-mark-end text:id="IMark70517720"/><text:alphabetical-index-mark-end text:id="IMark70516392"/><text:alphabetical-index-mark-end text:id="IMark70515064"/><text:alphabetical-index-mark-end text:id="IMark70513736"/><text:alphabetical-index-mark-end text:id="IMark70512408"/><text:alphabetical-index-mark-end text:id="IMark70511080"/><text:alphabetical-index-mark-end text:id="IMark70509752"/><text:alphabetical-index-mark-end text:id="IMark70508424"/><text:alphabetical-index-mark-end text:id="IMark70507096"/><text:alphabetical-index-mark-end text:id="IMark70505768"/><text:alphabetical-index-mark-end text:id="IMark70504440"/><text:alphabetical-index-mark-end text:id="IMark70503112"/><text:alphabetical-index-mark-end text:id="IMark70501784"/><text:alphabetical-index-mark-end text:id="IMark70500456"/><text:alphabetical-index-mark-end text:id="IMark70499128"/><text:alphabetical-index-mark-end text:id="IMark70497800"/><text:alphabetical-index-mark-end text:id="IMark70496472"/> every 200 m along the <text:alphabetical-index-mark-start text:id="IMark70538088"/><text:alphabetical-index-mark-start text:id="IMark70539416"/><text:alphabetical-index-mark-start text:id="IMark70540744"/><text:alphabetical-index-mark-start text:id="IMark70542072"/><text:alphabetical-index-mark-start text:id="IMark70543400"/><text:alphabetical-index-mark-start text:id="IMark70544728"/><text:alphabetical-index-mark-start text:id="IMark70546056"/>ro<text:alphabetical-index-mark-end text:id="IMark70546056"/><text:alphabetical-index-mark-end text:id="IMark70544728"/><text:alphabetical-index-mark-end text:id="IMark70543400"/><text:alphabetical-index-mark-end text:id="IMark70542072"/><text:alphabetical-index-mark-end text:id="IMark70540744"/><text:alphabetical-index-mark-end text:id="IMark70539416"/><text:alphabetical-index-mark-end text:id="IMark70538088"/>ute of any <text:alphabetical-index-mark-start text:id="IMark70554184"/><text:alphabetical-index-mark-start text:id="IMark70555512"/><text:alphabetical-index-mark-start text:id="IMark70556840"/><text:alphabetical-index-mark-start text:id="IMark70558168"/><text:alphabetical-index-mark-start text:id="IMark70559496"/><text:alphabetical-index-mark-start text:id="IMark70560824"/><text:alphabetical-index-mark-start text:id="IMark70562152"/><text:alphabetical-index-mark-start text:id="IMark70563480"/><text:alphabetical-index-mark-start text:id="IMark70564808"/><text:alphabetical-index-mark-start text:id="IMark70566136"/><text:alphabetical-index-mark-start text:id="IMark70567464"/><text:alphabetical-index-mark-start text:id="IMark70568792"/><text:alphabetical-index-mark-start text:id="IMark70570120"/><text:alphabetical-index-mark-start text:id="IMark70571448"/><text:alphabetical-index-mark-start text:id="IMark70572776"/><text:alphabetical-index-mark-start text:id="IMark70574104"/><text:alphabetical-index-mark-start text:id="IMark70575432"/><text:alphabetical-index-mark-start text:id="IMark70576760"/><text:alphabetical-index-mark-start text:id="IMark70578120"/>bus<text:alphabetical-index-mark-end text:id="IMark70578120"/><text:alphabetical-index-mark-end text:id="IMark70576760"/><text:alphabetical-index-mark-end text:id="IMark70575432"/><text:alphabetical-index-mark-end text:id="IMark70574104"/><text:alphabetical-index-mark-end text:id="IMark70572776"/><text:alphabetical-index-mark-end text:id="IMark70571448"/><text:alphabetical-index-mark-end text:id="IMark70570120"/><text:alphabetical-index-mark-end text:id="IMark70568792"/><text:alphabetical-index-mark-end text:id="IMark70567464"/><text:alphabetical-index-mark-end text:id="IMark70566136"/><text:alphabetical-index-mark-end text:id="IMark70564808"/><text:alphabetical-index-mark-end text:id="IMark70563480"/><text:alphabetical-index-mark-end text:id="IMark70562152"/><text:alphabetical-index-mark-end text:id="IMark70560824"/><text:alphabetical-index-mark-end text:id="IMark70559496"/><text:alphabetical-index-mark-end text:id="IMark70558168"/><text:alphabetical-index-mark-end text:id="IMark70556840"/><text:alphabetical-index-mark-end text:id="IMark70555512"/><text:alphabetical-index-mark-end text:id="IMark70554184"/> line.</text:p>
      <text:p text:style-name="P26"/>
      <text:p text:style-name="P26">In <text:alphabetical-index-mark-start text:id="IMark64149912"/><text:alphabetical-index-mark-start text:id="IMark61038024"/><text:alphabetical-index-mark-start text:id="IMark59153608"/><text:alphabetical-index-mark-start text:id="IMark67756872"/><text:alphabetical-index-mark-start text:id="IMark64724632"/><text:alphabetical-index-mark-start text:id="IMark53769272"/><text:alphabetical-index-mark-start text:id="IMark56326568"/><text:alphabetical-index-mark-start text:id="IMark67454440"/><text:alphabetical-index-mark-start text:id="IMark62048952"/><text:alphabetical-index-mark-start text:id="IMark59257720"/><text:alphabetical-index-mark-start text:id="IMark68157608"/><text:alphabetical-index-mark-start text:id="IMark64329784"/><text:alphabetical-index-mark-start text:id="IMark64611944"/><text:alphabetical-index-mark-start text:id="IMark60022440"/><text:alphabetical-index-mark-start text:id="IMark67429576"/><text:alphabetical-index-mark-start text:id="IMark54858584"/><text:alphabetical-index-mark-start text:id="IMark46856024"/>co<text:alphabetical-index-mark-end text:id="IMark46856024"/><text:alphabetical-index-mark-end text:id="IMark54858584"/><text:alphabetical-index-mark-end text:id="IMark67429576"/><text:alphabetical-index-mark-end text:id="IMark60022440"/><text:alphabetical-index-mark-end text:id="IMark64611944"/><text:alphabetical-index-mark-end text:id="IMark64329784"/><text:alphabetical-index-mark-end text:id="IMark68157608"/>mmercial<text:alphabetical-index-mark-end text:id="IMark59257720"/><text:alphabetical-index-mark-end text:id="IMark62048952"/><text:alphabetical-index-mark-end text:id="IMark67454440"/><text:alphabetical-index-mark-end text:id="IMark56326568"/><text:alphabetical-index-mark-end text:id="IMark53769272"/><text:alphabetical-index-mark-end text:id="IMark64724632"/><text:alphabetical-index-mark-end text:id="IMark67756872"/><text:alphabetical-index-mark-end text:id="IMark59153608"/><text:alphabetical-index-mark-end text:id="IMark61038024"/><text:alphabetical-index-mark-end text:id="IMark64149912"/> areas this guarantees a <text:alphabetical-index-mark-start text:id="IMark54113544"/><text:alphabetical-index-mark-start text:id="IMark62630888"/><text:alphabetical-index-mark-start text:id="IMark60656536"/><text:alphabetical-index-mark-start text:id="IMark64845336"/><text:alphabetical-index-mark-start text:id="IMark64134744"/><text:alphabetical-index-mark-start text:id="IMark47461496"/><text:alphabetical-index-mark-start text:id="IMark40496856"/><text:alphabetical-index-mark-start text:id="IMark64235752"/><text:alphabetical-index-mark-start text:id="IMark63679928"/>significant<text:alphabetical-index-mark-end text:id="IMark63679928"/><text:alphabetical-index-mark-end text:id="IMark64235752"/><text:alphabetical-index-mark-end text:id="IMark40496856"/><text:alphabetical-index-mark-end text:id="IMark47461496"/><text:alphabetical-index-mark-end text:id="IMark64134744"/><text:alphabetical-index-mark-end text:id="IMark64845336"/><text:alphabetical-index-mark-end text:id="IMark60656536"/><text:alphabetical-index-mark-end text:id="IMark62630888"/><text:alphabetical-index-mark-end text:id="IMark54113544"/> and <text:alphabetical-index-mark-start text:id="IMark62758152"/><text:alphabetical-index-mark-start text:id="IMark61948968"/><text:alphabetical-index-mark-start text:id="IMark67775880"/><text:alphabetical-index-mark-start text:id="IMark68150296"/><text:alphabetical-index-mark-start text:id="IMark54707080"/><text:alphabetical-index-mark-start text:id="IMark67219944"/><text:alphabetical-index-mark-start text:id="IMark54968120"/>homogeneous<text:alphabetical-index-mark-end text:id="IMark54968120"/><text:alphabetical-index-mark-end text:id="IMark67219944"/><text:alphabetical-index-mark-end text:id="IMark54707080"/><text:alphabetical-index-mark-end text:id="IMark68150296"/><text:alphabetical-index-mark-end text:id="IMark67775880"/><text:alphabetical-index-mark-end text:id="IMark61948968"/><text:alphabetical-index-mark-end text:id="IMark62758152"/> <text:alphabetical-index-mark-start text:id="IMark63748568"/><text:alphabetical-index-mark-start text:id="IMark68821768"/><text:alphabetical-index-mark-start text:id="IMark62197032"/><text:alphabetical-index-mark-start text:id="IMark68245000"/><text:alphabetical-index-mark-start text:id="IMark68932776"/><text:alphabetical-index-mark-start text:id="IMark67330536"/><text:alphabetical-index-mark-start text:id="IMark67312408"/><text:alphabetical-index-mark-start text:id="IMark67334520"/><text:alphabetical-index-mark-start text:id="IMark68236328"/><text:alphabetical-index-mark-start text:id="IMark67333192"/>pedestrian<text:alphabetical-index-mark-end text:id="IMark67333192"/><text:alphabetical-index-mark-end text:id="IMark68236328"/><text:alphabetical-index-mark-end text:id="IMark67334520"/><text:alphabetical-index-mark-end text:id="IMark67312408"/><text:alphabetical-index-mark-end text:id="IMark67330536"/><text:alphabetical-index-mark-end text:id="IMark68932776"/><text:alphabetical-index-mark-end text:id="IMark68245000"/><text:alphabetical-index-mark-end text:id="IMark62197032"/><text:alphabetical-index-mark-end text:id="IMark68821768"/><text:alphabetical-index-mark-end text:id="IMark63748568"/> <text:alphabetical-index-mark-start text:id="IMark63242712"/><text:alphabetical-index-mark-start text:id="IMark62695048"/><text:alphabetical-index-mark-start text:id="IMark67764024"/><text:alphabetical-index-mark-start text:id="IMark61772200"/><text:alphabetical-index-mark-start text:id="IMark63066056"/><text:alphabetical-index-mark-start text:id="IMark57336936"/><text:alphabetical-index-mark-start text:id="IMark47937960"/><text:alphabetical-index-mark-start text:id="IMark61140200"/><text:alphabetical-index-mark-start text:id="IMark62073224"/><text:alphabetical-index-mark-start text:id="IMark57052760"/>density<text:alphabetical-index-mark-end text:id="IMark57052760"/><text:alphabetical-index-mark-end text:id="IMark62073224"/><text:alphabetical-index-mark-end text:id="IMark61140200"/><text:alphabetical-index-mark-end text:id="IMark47937960"/><text:alphabetical-index-mark-end text:id="IMark57336936"/><text:alphabetical-index-mark-end text:id="IMark63066056"/><text:alphabetical-index-mark-end text:id="IMark61772200"/><text:alphabetical-index-mark-end text:id="IMark67764024"/><text:alphabetical-index-mark-end text:id="IMark62695048"/><text:alphabetical-index-mark-end text:id="IMark63242712"/>, especially if <text:alphabetical-index-mark-start text:id="IMark32709256"/><text:alphabetical-index-mark-start text:id="IMark53570456"/><text:alphabetical-index-mark-start text:id="IMark62031656"/><text:alphabetical-index-mark-start text:id="IMark68153064"/><text:alphabetical-index-mark-start text:id="IMark61716536"/><text:alphabetical-index-mark-start text:id="IMark47536104"/><text:alphabetical-index-mark-start text:id="IMark59476920"/>bank<text:alphabetical-index-mark-end text:id="IMark59476920"/><text:alphabetical-index-mark-end text:id="IMark47536104"/><text:alphabetical-index-mark-end text:id="IMark61716536"/><text:alphabetical-index-mark-end text:id="IMark68153064"/><text:alphabetical-index-mark-end text:id="IMark62031656"/><text:alphabetical-index-mark-end text:id="IMark53570456"/><text:alphabetical-index-mark-end text:id="IMark32709256"/>s or <text:alphabetical-index-mark-start text:id="IMark26093000"/><text:alphabetical-index-mark-start text:id="IMark62314168"/><text:alphabetical-index-mark-start text:id="IMark59245112"/><text:alphabetical-index-mark-start text:id="IMark59607896"/><text:alphabetical-index-mark-start text:id="IMark62547992"/><text:alphabetical-index-mark-start text:id="IMark67365256"/><text:alphabetical-index-mark-start text:id="IMark68819512"/>school<text:alphabetical-index-mark-end text:id="IMark68819512"/><text:alphabetical-index-mark-end text:id="IMark67365256"/><text:alphabetical-index-mark-end text:id="IMark62547992"/><text:alphabetical-index-mark-end text:id="IMark59607896"/><text:alphabetical-index-mark-end text:id="IMark59245112"/><text:alphabetical-index-mark-end text:id="IMark62314168"/><text:alphabetical-index-mark-end text:id="IMark26093000"/>s are found nearby.</text:p>
      <text:p text:style-name="P3"/>
      <text:p text:style-name="P3"/>
      <text:p text:style-name="P30"><text:span text:style-name="T14">2.</text:span><text:span text:style-name="T29">2</text:span><text:span text:style-name="T14">.5.4.</text:span> Large <text:alphabetical-index-mark-start text:id="IMark63439848"/><text:alphabetical-index-mark-start text:id="IMark54276472"/><text:alphabetical-index-mark-start text:id="IMark64319544"/><text:alphabetical-index-mark-start text:id="IMark68948072"/><text:alphabetical-index-mark-start text:id="IMark64496696"/><text:alphabetical-index-mark-start text:id="IMark61935976"/><text:alphabetical-index-mark-start text:id="IMark55186568"/><text:alphabetical-index-mark-start text:id="IMark63275512"/><text:alphabetical-index-mark-start text:id="IMark64250120"/><text:alphabetical-index-mark-start text:id="IMark61685832"/><text:alphabetical-index-mark-start text:id="IMark56962488"/><text:alphabetical-index-mark-start text:id="IMark32406312"/><text:alphabetical-index-mark-start text:id="IMark68122008"/><text:alphabetical-index-mark-start text:id="IMark60023768"/><text:alphabetical-index-mark-start text:id="IMark64299320"/><text:alphabetical-index-mark-start text:id="IMark62203704"/><text:alphabetical-index-mark-start text:id="IMark62841256"/>co<text:alphabetical-index-mark-end text:id="IMark62841256"/><text:alphabetical-index-mark-end text:id="IMark62203704"/><text:alphabetical-index-mark-end text:id="IMark64299320"/><text:alphabetical-index-mark-end text:id="IMark60023768"/><text:alphabetical-index-mark-end text:id="IMark68122008"/><text:alphabetical-index-mark-end text:id="IMark32406312"/><text:alphabetical-index-mark-end text:id="IMark56962488"/>mmercial<text:alphabetical-index-mark-end text:id="IMark61685832"/><text:alphabetical-index-mark-end text:id="IMark64250120"/><text:alphabetical-index-mark-end text:id="IMark63275512"/><text:alphabetical-index-mark-end text:id="IMark55186568"/><text:alphabetical-index-mark-end text:id="IMark61935976"/><text:alphabetical-index-mark-end text:id="IMark64496696"/><text:alphabetical-index-mark-end text:id="IMark68948072"/><text:alphabetical-index-mark-end text:id="IMark64319544"/><text:alphabetical-index-mark-end text:id="IMark54276472"/><text:alphabetical-index-mark-end text:id="IMark63439848"/> est<text:alphabetical-index-mark-start text:id="IMark68138088"/><text:alphabetical-index-mark-start text:id="IMark67206872"/><text:alphabetical-index-mark-start text:id="IMark59152280"/><text:alphabetical-index-mark-start text:id="IMark67317720"/><text:alphabetical-index-mark-start text:id="IMark68011016"/><text:alphabetical-index-mark-start text:id="IMark67316392"/><text:alphabetical-index-mark-start text:id="IMark69782968"/>ab<text:alphabetical-index-mark-end text:id="IMark69782968"/><text:alphabetical-index-mark-end text:id="IMark67316392"/><text:alphabetical-index-mark-end text:id="IMark68011016"/><text:alphabetical-index-mark-end text:id="IMark67317720"/><text:alphabetical-index-mark-end text:id="IMark59152280"/><text:alphabetical-index-mark-end text:id="IMark67206872"/><text:alphabetical-index-mark-end text:id="IMark68138088"/>lishments: a <text:alphabetical-index-mark-start text:id="IMark62314168"/><text:alphabetical-index-mark-start text:id="IMark26093000"/><text:alphabetical-index-mark-start text:id="IMark59245112"/><text:alphabetical-index-mark-start text:id="IMark59607896"/><text:alphabetical-index-mark-start text:id="IMark62547992"/><text:alphabetical-index-mark-start text:id="IMark67365256"/><text:alphabetical-index-mark-start text:id="IMark68819512"/><text:alphabetical-index-mark-start text:id="IMark32709256"/><text:alphabetical-index-mark-start text:id="IMark53570456"/><text:alphabetical-index-mark-start text:id="IMark62031656"/><text:alphabetical-index-mark-start text:id="IMark68153064"/><text:alphabetical-index-mark-start text:id="IMark61716536"/>shop<text:alphabetical-index-mark-end text:id="IMark61716536"/><text:alphabetical-index-mark-end text:id="IMark68153064"/><text:alphabetical-index-mark-end text:id="IMark62031656"/><text:alphabetical-index-mark-end text:id="IMark53570456"/><text:alphabetical-index-mark-end text:id="IMark32709256"/><text:alphabetical-index-mark-end text:id="IMark68819512"/>ping<text:alphabetical-index-mark-end text:id="IMark67365256"/><text:alphabetical-index-mark-end text:id="IMark62547992"/><text:alphabetical-index-mark-end text:id="IMark59607896"/><text:alphabetical-index-mark-end text:id="IMark59245112"/><text:alphabetical-index-mark-end text:id="IMark26093000"/><text:alphabetical-index-mark-end text:id="IMark62314168"/> center, a <text:alphabetical-index-mark-start text:id="IMark47536104"/><text:alphabetical-index-mark-start text:id="IMark59476920"/><text:alphabetical-index-mark-start text:id="IMark63242712"/><text:alphabetical-index-mark-start text:id="IMark62695048"/><text:alphabetical-index-mark-start text:id="IMark67764024"/><text:alphabetical-index-mark-start text:id="IMark61772200"/><text:alphabetical-index-mark-start text:id="IMark63066056"/>co<text:alphabetical-index-mark-end text:id="IMark63066056"/><text:alphabetical-index-mark-end text:id="IMark61772200"/><text:alphabetical-index-mark-end text:id="IMark67764024"/><text:alphabetical-index-mark-end text:id="IMark62695048"/><text:alphabetical-index-mark-end text:id="IMark63242712"/><text:alphabetical-index-mark-end text:id="IMark59476920"/><text:alphabetical-index-mark-end text:id="IMark47536104"/>uple of dis<text:alphabetical-index-mark-start text:id="IMark57336936"/><text:alphabetical-index-mark-start text:id="IMark47937960"/><text:alphabetical-index-mark-start text:id="IMark61140200"/><text:alphabetical-index-mark-start text:id="IMark62073224"/><text:alphabetical-index-mark-start text:id="IMark57052760"/><text:alphabetical-index-mark-start text:id="IMark63748568"/><text:alphabetical-index-mark-start text:id="IMark68821768"/>co<text:alphabetical-index-mark-end text:id="IMark68821768"/><text:alphabetical-index-mark-end text:id="IMark63748568"/><text:alphabetical-index-mark-end text:id="IMark57052760"/><text:alphabetical-index-mark-end text:id="IMark62073224"/><text:alphabetical-index-mark-end text:id="IMark61140200"/><text:alphabetical-index-mark-end text:id="IMark47937960"/><text:alphabetical-index-mark-end text:id="IMark57336936"/>s, etc. are also responsible for a relatively large <text:alphabetical-index-mark-start text:id="IMark62197032"/><text:alphabetical-index-mark-start text:id="IMark68245000"/><text:alphabetical-index-mark-start text:id="IMark68932776"/><text:alphabetical-index-mark-start text:id="IMark67330536"/><text:alphabetical-index-mark-start text:id="IMark67312408"/><text:alphabetical-index-mark-start text:id="IMark67334520"/><text:alphabetical-index-mark-start text:id="IMark68236328"/><text:alphabetical-index-mark-start text:id="IMark67333192"/><text:alphabetical-index-mark-start text:id="IMark62758152"/><text:alphabetical-index-mark-start text:id="IMark61948968"/>number<text:alphabetical-index-mark-end text:id="IMark61948968"/><text:alphabetical-index-mark-end text:id="IMark62758152"/><text:alphabetical-index-mark-end text:id="IMark67333192"/><text:alphabetical-index-mark-end text:id="IMark68236328"/><text:alphabetical-index-mark-end text:id="IMark67334520"/><text:alphabetical-index-mark-end text:id="IMark67312408"/><text:alphabetical-index-mark-end text:id="IMark67330536"/><text:alphabetical-index-mark-end text:id="IMark68932776"/><text:alphabetical-index-mark-end text:id="IMark68245000"/><text:alphabetical-index-mark-end text:id="IMark62197032"/> of regular, visiting <text:alphabetical-index-mark-start text:id="IMark67775880"/><text:alphabetical-index-mark-start text:id="IMark68150296"/><text:alphabetical-index-mark-start text:id="IMark54707080"/><text:alphabetical-index-mark-start text:id="IMark67219944"/><text:alphabetical-index-mark-start text:id="IMark54968120"/><text:alphabetical-index-mark-start text:id="IMark54113544"/><text:alphabetical-index-mark-start text:id="IMark62630888"/><text:alphabetical-index-mark-start text:id="IMark60656536"/><text:alphabetical-index-mark-start text:id="IMark64845336"/><text:alphabetical-index-mark-start text:id="IMark64134744"/>pedestrian<text:alphabetical-index-mark-end text:id="IMark64134744"/><text:alphabetical-index-mark-end text:id="IMark64845336"/><text:alphabetical-index-mark-end text:id="IMark60656536"/><text:alphabetical-index-mark-end text:id="IMark62630888"/><text:alphabetical-index-mark-end text:id="IMark54113544"/><text:alphabetical-index-mark-end text:id="IMark54968120"/><text:alphabetical-index-mark-end text:id="IMark67219944"/><text:alphabetical-index-mark-end text:id="IMark54707080"/><text:alphabetical-index-mark-end text:id="IMark68150296"/><text:alphabetical-index-mark-end text:id="IMark67775880"/>s.</text:p>
      <text:p text:style-name="P3"/>
      <text:p text:style-name="P3"/>
      <text:p text:style-name="P31"><text:span text:style-name="T14">2.</text:span><text:span text:style-name="T29">2</text:span><text:span text:style-name="T14">.5.5.</text:span> Visitors f<text:alphabetical-index-mark-start text:id="IMark64724632"/><text:alphabetical-index-mark-start text:id="IMark53769272"/><text:alphabetical-index-mark-start text:id="IMark56326568"/><text:alphabetical-index-mark-start text:id="IMark67454440"/><text:alphabetical-index-mark-start text:id="IMark62048952"/><text:alphabetical-index-mark-start text:id="IMark59257720"/><text:alphabetical-index-mark-start text:id="IMark68157608"/>ro<text:alphabetical-index-mark-end text:id="IMark68157608"/><text:alphabetical-index-mark-end text:id="IMark59257720"/><text:alphabetical-index-mark-end text:id="IMark62048952"/><text:alphabetical-index-mark-end text:id="IMark67454440"/><text:alphabetical-index-mark-end text:id="IMark56326568"/><text:alphabetical-index-mark-end text:id="IMark53769272"/><text:alphabetical-index-mark-end text:id="IMark64724632"/>m nearby <text:alphabetical-index-mark-start text:id="IMark64329784"/><text:alphabetical-index-mark-start text:id="IMark64611944"/><text:alphabetical-index-mark-start text:id="IMark60022440"/><text:alphabetical-index-mark-start text:id="IMark67429576"/><text:alphabetical-index-mark-start text:id="IMark54858584"/><text:alphabetical-index-mark-start text:id="IMark46856024"/><text:alphabetical-index-mark-start text:id="IMark62198776"/>town<text:alphabetical-index-mark-end text:id="IMark62198776"/><text:alphabetical-index-mark-end text:id="IMark46856024"/><text:alphabetical-index-mark-end text:id="IMark54858584"/><text:alphabetical-index-mark-end text:id="IMark67429576"/><text:alphabetical-index-mark-end text:id="IMark60022440"/><text:alphabetical-index-mark-end text:id="IMark64611944"/><text:alphabetical-index-mark-end text:id="IMark64329784"/>s. Since some <text:alphabetical-index-mark-start text:id="IMark68152936"/><text:alphabetical-index-mark-start text:id="IMark68778104"/><text:alphabetical-index-mark-start text:id="IMark64783576"/><text:alphabetical-index-mark-start text:id="IMark62647000"/><text:alphabetical-index-mark-start text:id="IMark67338504"/><text:alphabetical-index-mark-start text:id="IMark47461496"/><text:alphabetical-index-mark-start text:id="IMark40496856"/>town<text:alphabetical-index-mark-end text:id="IMark40496856"/><text:alphabetical-index-mark-end text:id="IMark47461496"/><text:alphabetical-index-mark-end text:id="IMark67338504"/><text:alphabetical-index-mark-end text:id="IMark62647000"/><text:alphabetical-index-mark-end text:id="IMark64783576"/><text:alphabetical-index-mark-end text:id="IMark68778104"/><text:alphabetical-index-mark-end text:id="IMark68152936"/>s in the region do not offer certain <text:alphabetical-index-mark-start text:id="IMark64235752"/><text:alphabetical-index-mark-start text:id="IMark68150296"/><text:alphabetical-index-mark-start text:id="IMark67775880"/><text:alphabetical-index-mark-start text:id="IMark54707080"/><text:alphabetical-index-mark-start text:id="IMark67219944"/><text:alphabetical-index-mark-start text:id="IMark54968120"/><text:alphabetical-index-mark-start text:id="IMark54113544"/>service<text:alphabetical-index-mark-end text:id="IMark54113544"/><text:alphabetical-index-mark-end text:id="IMark54968120"/><text:alphabetical-index-mark-end text:id="IMark67219944"/><text:alphabetical-index-mark-end text:id="IMark54707080"/><text:alphabetical-index-mark-end text:id="IMark67775880"/><text:alphabetical-index-mark-end text:id="IMark68150296"/><text:alphabetical-index-mark-end text:id="IMark64235752"/>s, <text:alphabetical-index-mark-start text:id="IMark62630888"/><text:alphabetical-index-mark-start text:id="IMark60656536"/><text:alphabetical-index-mark-start text:id="IMark64845336"/><text:alphabetical-index-mark-start text:id="IMark64134744"/><text:alphabetical-index-mark-start text:id="IMark62197032"/><text:alphabetical-index-mark-start text:id="IMark68245000"/><text:alphabetical-index-mark-start text:id="IMark68932776"/><text:alphabetical-index-mark-start text:id="IMark67330536"/><text:alphabetical-index-mark-start text:id="IMark67312408"/><text:alphabetical-index-mark-start text:id="IMark67334520"/>people<text:alphabetical-index-mark-end text:id="IMark67334520"/><text:alphabetical-index-mark-end text:id="IMark67312408"/><text:alphabetical-index-mark-end text:id="IMark67330536"/><text:alphabetical-index-mark-end text:id="IMark68932776"/><text:alphabetical-index-mark-end text:id="IMark68245000"/><text:alphabetical-index-mark-end text:id="IMark62197032"/><text:alphabetical-index-mark-end text:id="IMark64134744"/><text:alphabetical-index-mark-end text:id="IMark64845336"/><text:alphabetical-index-mark-end text:id="IMark60656536"/><text:alphabetical-index-mark-end text:id="IMark62630888"/> f<text:alphabetical-index-mark-start text:id="IMark68236328"/><text:alphabetical-index-mark-start text:id="IMark67333192"/><text:alphabetical-index-mark-start text:id="IMark62758152"/><text:alphabetical-index-mark-start text:id="IMark61948968"/><text:alphabetical-index-mark-start text:id="IMark57336936"/><text:alphabetical-index-mark-start text:id="IMark47937960"/><text:alphabetical-index-mark-start text:id="IMark61140200"/>ro<text:alphabetical-index-mark-end text:id="IMark61140200"/><text:alphabetical-index-mark-end text:id="IMark47937960"/><text:alphabetical-index-mark-end text:id="IMark57336936"/><text:alphabetical-index-mark-end text:id="IMark61948968"/><text:alphabetical-index-mark-end text:id="IMark62758152"/><text:alphabetical-index-mark-end text:id="IMark67333192"/><text:alphabetical-index-mark-end text:id="IMark68236328"/>m those usually visit the <text:alphabetical-index-mark-start text:id="IMark6207322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59476920"/><text:alphabetical-index-mark-start text:id="IMark63242712"/><text:alphabetical-index-mark-start text:id="IMark62695048"/><text:alphabetical-index-mark-start text:id="IMark67764024"/>city<text:alphabetical-index-mark-end text:id="IMark67764024"/><text:alphabetical-index-mark-end text:id="IMark62695048"/><text:alphabetical-index-mark-end text:id="IMark63242712"/><text:alphabetical-index-mark-end text:id="IMark59476920"/>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2073224"/> to <text:alphabetical-index-mark-start text:id="IMark61772200"/><text:alphabetical-index-mark-start text:id="IMark63066056"/><text:alphabetical-index-mark-start text:id="IMark62314168"/><text:alphabetical-index-mark-start text:id="IMark26093000"/><text:alphabetical-index-mark-start text:id="IMark59245112"/><text:alphabetical-index-mark-start text:id="IMark59607896"/>sho<text:span text:style-name="T94">p</text:span><text:alphabetical-index-mark-end text:id="IMark59607896"/><text:alphabetical-index-mark-end text:id="IMark59245112"/><text:alphabetical-index-mark-end text:id="IMark26093000"/><text:alphabetical-index-mark-end text:id="IMark62314168"/><text:alphabetical-index-mark-end text:id="IMark63066056"/><text:alphabetical-index-mark-end text:id="IMark61772200"/>, run errands, etc.</text:p>
      <text:p text:style-name="P31"/>
      <text:p text:style-name="P31"/>
      <text:h text:style-name="Heading_20_3" text:outline-level="3"><text:bookmark-start text:name="__RefHeading___Toc779_180202276"/>2.<text:span text:style-name="T131">2</text:span>.6. Area of <text:alphabetical-index-mark-start text:id="IMark68138088"/><text:alphabetical-index-mark-start text:id="IMark59152280"/><text:alphabetical-index-mark-start text:id="IMark67317720"/><text:alphabetical-index-mark-start text:id="IMark68011016"/><text:alphabetical-index-mark-start text:id="IMark67316392"/><text:alphabetical-index-mark-start text:id="IMark69782968"/><text:alphabetical-index-mark-start text:id="IMark63439848"/><text:alphabetical-index-mark-start text:id="IMark54276472"/><text:alphabetical-index-mark-start text:id="IMark64319544"/><text:alphabetical-index-mark-start text:id="IMark68948072"/>sampling<text:alphabetical-index-mark-end text:id="IMark68948072"/><text:alphabetical-index-mark-end text:id="IMark64319544"/><text:alphabetical-index-mark-end text:id="IMark54276472"/><text:alphabetical-index-mark-end text:id="IMark63439848"/><text:alphabetical-index-mark-end text:id="IMark69782968"/><text:alphabetical-index-mark-end text:id="IMark67316392"/><text:alphabetical-index-mark-end text:id="IMark68011016"/><text:alphabetical-index-mark-end text:id="IMark67317720"/><text:alphabetical-index-mark-end text:id="IMark59152280"/><text:alphabetical-index-mark-end text:id="IMark68138088"/> <text:alphabetical-index-mark-start text:id="IMark64496696"/><text:alphabetical-index-mark-start text:id="IMark61935976"/><text:alphabetical-index-mark-start text:id="IMark55186568"/><text:alphabetical-index-mark-start text:id="IMark63275512"/><text:alphabetical-index-mark-start text:id="IMark64250120"/><text:alphabetical-index-mark-start text:id="IMark61685832"/><text:alphabetical-index-mark-start text:id="IMark56962488"/><text:alphabetical-index-mark-start text:id="IMark32406312"/><text:alphabetical-index-mark-start text:id="IMark68122008"/><text:alphabetical-index-mark-start text:id="IMark60023768"/>block<text:alphabetical-index-mark-end text:id="IMark60023768"/><text:alphabetical-index-mark-end text:id="IMark68122008"/><text:alphabetical-index-mark-end text:id="IMark32406312"/><text:alphabetical-index-mark-end text:id="IMark56962488"/><text:alphabetical-index-mark-end text:id="IMark61685832"/><text:alphabetical-index-mark-end text:id="IMark64250120"/><text:alphabetical-index-mark-end text:id="IMark63275512"/><text:alphabetical-index-mark-end text:id="IMark55186568"/><text:alphabetical-index-mark-end text:id="IMark61935976"/><text:alphabetical-index-mark-end text:id="IMark64496696"/>s.<text:bookmark-end text:name="__RefHeading___Toc779_180202276"/></text:h>
      <text:p text:style-name="P27"/>
      <text:p text:style-name="P9">In <text:alphabetical-index-mark-start text:id="IMark62841256"/><text:alphabetical-index-mark-start text:id="IMark63679928"/><text:alphabetical-index-mark-start text:id="IMark61038024"/><text:alphabetical-index-mark-start text:id="IMark64149912"/>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70502728"/><text:alphabetical-index-mark-start text:id="IMark70505384"/>Argentina<text:alphabetical-index-mark-end text:id="IMark70505384"/><text:alphabetical-index-mark-end text:id="IMark70502728"/><text:alphabetical-index-mark-end text:id="IMark70543016"/><text:alphabetical-index-mark-end text:id="IMark70540360"/><text:alphabetical-index-mark-end text:id="IMark59153608"/><text:alphabetical-index-mark-end text:id="IMark67756872"/><text:alphabetical-index-mark-end text:id="IMark64149912"/><text:alphabetical-index-mark-end text:id="IMark61038024"/><text:alphabetical-index-mark-end text:id="IMark63679928"/><text:alphabetical-index-mark-end text:id="IMark62841256"/>, <text:alphabetical-index-mark-start text:id="IMark70508040"/><text:alphabetical-index-mark-start text:id="IMark62547992"/><text:alphabetical-index-mark-start text:id="IMark67365256"/><text:alphabetical-index-mark-start text:id="IMark68819512"/><text:alphabetical-index-mark-start text:id="IMark70511736"/><text:alphabetical-index-mark-start text:id="IMark70515720"/><text:alphabetical-index-mark-start text:id="IMark70544056"/><text:alphabetical-index-mark-start text:id="IMark70498456"/><text:alphabetical-index-mark-start text:id="IMark62073224"/>square<text:alphabetical-index-mark-end text:id="IMark62073224"/><text:alphabetical-index-mark-end text:id="IMark70498456"/><text:alphabetical-index-mark-end text:id="IMark70544056"/><text:alphabetical-index-mark-end text:id="IMark70515720"/><text:alphabetical-index-mark-end text:id="IMark70511736"/><text:alphabetical-index-mark-end text:id="IMark68819512"/><text:alphabetical-index-mark-end text:id="IMark67365256"/><text:alphabetical-index-mark-end text:id="IMark62547992"/><text:alphabetical-index-mark-end text:id="IMark70508040"/> 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59476920"/><text:alphabetical-index-mark-start text:id="IMark63242712"/><text:alphabetical-index-mark-start text:id="IMark62695048"/><text:alphabetical-index-mark-start text:id="IMark67764024"/><text:alphabetical-index-mark-start text:id="IMark68236328"/><text:alphabetical-index-mark-start text:id="IMark67333192"/>block<text:alphabetical-index-mark-end text:id="IMark67333192"/><text:alphabetical-index-mark-end text:id="IMark68236328"/><text:alphabetical-index-mark-end text:id="IMark67764024"/><text:alphabetical-index-mark-end text:id="IMark62695048"/><text:alphabetical-index-mark-end text:id="IMark63242712"/><text:alphabetical-index-mark-end text:id="IMark59476920"/><text:alphabetical-index-mark-end text:id="IMark47536104"/><text:alphabetical-index-mark-end text:id="IMark68821768"/><text:alphabetical-index-mark-end text:id="IMark63748568"/><text:alphabetical-index-mark-end text:id="IMark57052760"/>s tend to measure 100 x 100 <text:alphabetical-index-mark-start text:id="IMark62758152"/><text:alphabetical-index-mark-start text:id="IMark61948968"/><text:alphabetical-index-mark-start text:id="IMark57336936"/><text:alphabetical-index-mark-start text:id="IMark47937960"/><text:alphabetical-index-mark-start text:id="IMark61140200"/><text:alphabetical-index-mark-start text:id="IMark62630888"/><text:alphabetical-index-mark-start text:id="IMark60656536"/><text:alphabetical-index-mark-start text:id="IMark64845336"/><text:alphabetical-index-mark-start text:id="IMark64134744"/>meter<text:alphabetical-index-mark-end text:id="IMark64134744"/><text:alphabetical-index-mark-end text:id="IMark64845336"/><text:alphabetical-index-mark-end text:id="IMark60656536"/><text:alphabetical-index-mark-end text:id="IMark62630888"/><text:alphabetical-index-mark-end text:id="IMark61140200"/><text:alphabetical-index-mark-end text:id="IMark47937960"/><text:alphabetical-index-mark-end text:id="IMark57336936"/><text:alphabetical-index-mark-end text:id="IMark61948968"/><text:alphabetical-index-mark-end text:id="IMark62758152"/>s and <text:alphabetical-index-mark-start text:id="IMark62197032"/><text:alphabetical-index-mark-start text:id="IMark68245000"/><text:alphabetical-index-mark-start text:id="IMark68932776"/><text:alphabetical-index-mark-start text:id="IMark67330536"/><text:alphabetical-index-mark-start text:id="IMark67312408"/><text:alphabetical-index-mark-start text:id="IMark67334520"/><text:alphabetical-index-mark-start text:id="IMark64235752"/><text:alphabetical-index-mark-start text:id="IMark68150296"/><text:alphabetical-index-mark-start text:id="IMark67775880"/><text:alphabetical-index-mark-start text:id="IMark54707080"/>street<text:alphabetical-index-mark-end text:id="IMark54707080"/><text:alphabetical-index-mark-end text:id="IMark67775880"/><text:alphabetical-index-mark-end text:id="IMark68150296"/><text:alphabetical-index-mark-end text:id="IMark64235752"/><text:alphabetical-index-mark-end text:id="IMark67334520"/><text:alphabetical-index-mark-end text:id="IMark67312408"/><text:alphabetical-index-mark-end text:id="IMark67330536"/><text:alphabetical-index-mark-end text:id="IMark68932776"/><text:alphabetical-index-mark-end text:id="IMark68245000"/><text:alphabetical-index-mark-end text:id="IMark62197032"/>s are la<text:alphabetical-index-mark-start text:id="IMark67219944"/><text:alphabetical-index-mark-start text:id="IMark54968120"/><text:alphabetical-index-mark-start text:id="IMark54113544"/><text:alphabetical-index-mark-start text:id="IMark68152936"/><text:alphabetical-index-mark-start text:id="IMark68778104"/><text:alphabetical-index-mark-start text:id="IMark64783576"/><text:alphabetical-index-mark-start text:id="IMark62647000"/>id<text:alphabetical-index-mark-end text:id="IMark62647000"/><text:alphabetical-index-mark-end text:id="IMark64783576"/><text:alphabetical-index-mark-end text:id="IMark68778104"/><text:alphabetical-index-mark-end text:id="IMark68152936"/><text:alphabetical-index-mark-end text:id="IMark54113544"/><text:alphabetical-index-mark-end text:id="IMark54968120"/><text:alphabetical-index-mark-end text:id="IMark67219944"/> in a <text:alphabetical-index-mark-start text:id="IMark67338504"/><text:alphabetical-index-mark-start text:id="IMark47461496"/><text:alphabetical-index-mark-start text:id="IMark40496856"/><text:alphabetical-index-mark-start text:id="IMark64329784"/><text:alphabetical-index-mark-start text:id="IMark64611944"/><text:alphabetical-index-mark-start text:id="IMark60022440"/><text:alphabetical-index-mark-start text:id="IMark67429576"/><text:alphabetical-index-mark-start text:id="IMark54858584"/><text:alphabetical-index-mark-start text:id="IMark46856024"/>square<text:alphabetical-index-mark-end text:id="IMark46856024"/><text:alphabetical-index-mark-end text:id="IMark54858584"/><text:alphabetical-index-mark-end text:id="IMark67429576"/><text:alphabetical-index-mark-end text:id="IMark60022440"/><text:alphabetical-index-mark-end text:id="IMark64611944"/><text:alphabetical-index-mark-end text:id="IMark64329784"/><text:alphabetical-index-mark-end text:id="IMark40496856"/><text:alphabetical-index-mark-end text:id="IMark47461496"/><text:alphabetical-index-mark-end text:id="IMark67338504"/> gr<text:alphabetical-index-mark-start text:id="IMark62198776"/><text:alphabetical-index-mark-start text:id="IMark64724632"/><text:alphabetical-index-mark-start text:id="IMark53769272"/><text:alphabetical-index-mark-start text:id="IMark56326568"/><text:alphabetical-index-mark-start text:id="IMark67454440"/><text:alphabetical-index-mark-start text:id="IMark62048952"/><text:alphabetical-index-mark-start text:id="IMark59257720"/>id<text:alphabetical-index-mark-end text:id="IMark59257720"/><text:alphabetical-index-mark-end text:id="IMark62048952"/><text:alphabetical-index-mark-end text:id="IMark67454440"/><text:alphabetical-index-mark-end text:id="IMark56326568"/><text:alphabetical-index-mark-end text:id="IMark53769272"/><text:alphabetical-index-mark-end text:id="IMark64724632"/><text:alphabetical-index-mark-end text:id="IMark62198776"/> pattern for the most part. In this case, since the <text:alphabetical-index-mark-start text:id="IMark68157608"/><text:alphabetical-index-mark-start text:id="IMark32709256"/><text:alphabetical-index-mark-start text:id="IMark63066056"/><text:alphabetical-index-mark-start text:id="IMark61772200"/><text:alphabetical-index-mark-start text:id="IMark62314168"/><text:alphabetical-index-mark-start text:id="IMark26093000"/><text:alphabetical-index-mark-start text:id="IMark59245112"/><text:alphabetical-index-mark-start text:id="IMark59607896"/><text:alphabetical-index-mark-start text:id="IMark62031656"/>urban<text:alphabetical-index-mark-end text:id="IMark62031656"/><text:alphabetical-index-mark-end text:id="IMark59607896"/><text:alphabetical-index-mark-end text:id="IMark59245112"/><text:alphabetical-index-mark-end text:id="IMark26093000"/><text:alphabetical-index-mark-end text:id="IMark62314168"/><text:alphabetical-index-mark-end text:id="IMark61772200"/><text:alphabetical-index-mark-end text:id="IMark63066056"/><text:alphabetical-index-mark-end text:id="IMark32709256"/><text:alphabetical-index-mark-end text:id="IMark68157608"/> area of the <text:alphabetical-index-mark-start text:id="IMark53570456"/><text:alphabetical-index-mark-start text:id="IMark61716536"/><text:alphabetical-index-mark-start text:id="IMark68153064"/>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<text:alphabetical-index-mark-start text:id="IMark64496696"/>city<text:alphabetical-index-mark-end text:id="IMark64496696"/>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<text:alphabetical-index-mark-end text:id="IMark68153064"/><text:alphabetical-index-mark-end text:id="IMark61716536"/><text:alphabetical-index-mark-end text:id="IMark53570456"/> includes railway tracks, there are some diagonal <text:alphabetical-index-mark-start text:id="IMark55186568"/><text:alphabetical-index-mark-start text:id="IMark63275512"/><text:alphabetical-index-mark-start text:id="IMark64250120"/><text:alphabetical-index-mark-start text:id="IMark61685832"/><text:alphabetical-index-mark-start text:id="IMark56962488"/><text:alphabetical-index-mark-start text:id="IMark32406312"/><text:alphabetical-index-mark-start text:id="IMark68122008"/><text:alphabetical-index-mark-start text:id="IMark60023768"/><text:alphabetical-index-mark-start text:id="IMark68138088"/><text:alphabetical-index-mark-start text:id="IMark59152280"/>street<text:alphabetical-index-mark-end text:id="IMark59152280"/><text:alphabetical-index-mark-end text:id="IMark68138088"/><text:alphabetical-index-mark-end text:id="IMark60023768"/><text:alphabetical-index-mark-end text:id="IMark68122008"/><text:alphabetical-index-mark-end text:id="IMark32406312"/><text:alphabetical-index-mark-end text:id="IMark56962488"/><text:alphabetical-index-mark-end text:id="IMark61685832"/><text:alphabetical-index-mark-end text:id="IMark64250120"/><text:alphabetical-index-mark-end text:id="IMark63275512"/><text:alphabetical-index-mark-end text:id="IMark55186568"/>s but since the <text:alphabetical-index-mark-start text:id="IMark67317720"/><text:alphabetical-index-mark-start text:id="IMark68011016"/><text:alphabetical-index-mark-start text:id="IMark67316392"/><text:alphabetical-index-mark-start text:id="IMark69782968"/><text:alphabetical-index-mark-start text:id="IMark63439848"/><text:alphabetical-index-mark-start text:id="IMark54276472"/><text:alphabetical-index-mark-start text:id="IMark64319544"/><text:alphabetical-index-mark-start text:id="IMark68948072"/><text:alphabetical-index-mark-start text:id="IMark62203704"/><text:alphabetical-index-mark-start text:id="IMark64299320"/>data<text:alphabetical-index-mark-end text:id="IMark64299320"/><text:alphabetical-index-mark-end text:id="IMark62203704"/><text:alphabetical-index-mark-end text:id="IMark68948072"/><text:alphabetical-index-mark-end text:id="IMark64319544"/><text:alphabetical-index-mark-end text:id="IMark54276472"/><text:alphabetical-index-mark-end text:id="IMark63439848"/><text:alphabetical-index-mark-end text:id="IMark69782968"/><text:alphabetical-index-mark-end text:id="IMark67316392"/><text:alphabetical-index-mark-end text:id="IMark68011016"/><text:alphabetical-index-mark-end text:id="IMark67317720"/> set includes <text:alphabetical-index-mark-start text:id="IMark70506712"/><text:alphabetical-index-mark-start text:id="IMark69930392"/><text:alphabetical-index-mark-start text:id="IMark70559864"/><text:alphabetical-index-mark-start text:id="IMark69916424"/><text:alphabetical-index-mark-start text:id="IMark69912440"/><text:alphabetical-index-mark-start text:id="IMark68050744"/><text:alphabetical-index-mark-start text:id="IMark67279896"/><text:alphabetical-index-mark-start text:id="IMark68029336"/><text:alphabetical-index-mark-start text:id="IMark70580600"/><text:alphabetical-index-mark-start text:id="IMark69967608"/>data<text:alphabetical-index-mark-end text:id="IMark69967608"/><text:alphabetical-index-mark-end text:id="IMark70580600"/><text:alphabetical-index-mark-end text:id="IMark68029336"/><text:alphabetical-index-mark-end text:id="IMark67279896"/><text:alphabetical-index-mark-end text:id="IMark68050744"/><text:alphabetical-index-mark-end text:id="IMark69912440"/><text:alphabetical-index-mark-end text:id="IMark69916424"/><text:alphabetical-index-mark-end text:id="IMark70559864"/><text:alphabetical-index-mark-end text:id="IMark69930392"/><text:alphabetical-index-mark-end text:id="IMark70506712"/> f<text:alphabetical-index-mark-start text:id="IMark69908392"/><text:alphabetical-index-mark-start text:id="IMark69844440"/><text:alphabetical-index-mark-start text:id="IMark68105512"/><text:alphabetical-index-mark-start text:id="IMark69783720"/><text:alphabetical-index-mark-start text:id="IMark69863944"/><text:alphabetical-index-mark-start text:id="IMark68092344"/><text:alphabetical-index-mark-start text:id="IMark69762984"/>ro<text:alphabetical-index-mark-end text:id="IMark69762984"/><text:alphabetical-index-mark-end text:id="IMark68092344"/><text:alphabetical-index-mark-end text:id="IMark69863944"/><text:alphabetical-index-mark-end text:id="IMark69783720"/><text:alphabetical-index-mark-end text:id="IMark68105512"/><text:alphabetical-index-mark-end text:id="IMark69844440"/><text:alphabetical-index-mark-end text:id="IMark69908392"/>m all the <text:alphabetical-index-mark-start text:id="IMark70514392"/><text:alphabetical-index-mark-start text:id="IMark69946040"/><text:alphabetical-index-mark-start text:id="IMark69935416"/><text:alphabetical-index-mark-start text:id="IMark69942632"/><text:alphabetical-index-mark-start text:id="IMark69943960"/><text:alphabetical-index-mark-start text:id="IMark69869384"/><text:alphabetical-index-mark-start text:id="IMark69872040"/><text:alphabetical-index-mark-start text:id="IMark69878680"/><text:alphabetical-index-mark-start text:id="IMark69848600"/><text:alphabetical-index-mark-start text:id="IMark69851256"/>street<text:alphabetical-index-mark-end text:id="IMark69851256"/><text:alphabetical-index-mark-end text:id="IMark69848600"/><text:alphabetical-index-mark-end text:id="IMark69878680"/><text:alphabetical-index-mark-end text:id="IMark69872040"/><text:alphabetical-index-mark-end text:id="IMark69869384"/><text:alphabetical-index-mark-end text:id="IMark69943960"/><text:alphabetical-index-mark-end text:id="IMark69942632"/><text:alphabetical-index-mark-end text:id="IMark69935416"/><text:alphabetical-index-mark-end text:id="IMark69946040"/><text:alphabetical-index-mark-end text:id="IMark70514392"/>s in the <text:alphabetical-index-mark-start text:id="IMark69853912"/><text:alphabetical-index-mark-start text:id="IMark69789560"/><text:alphabetical-index-mark-start text:id="IMark69792216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<text:alphabetical-index-mark-start text:id="IMark70565752"/><text:alphabetical-index-mark-start text:id="IMark70756264"/><text:alphabetical-index-mark-start text:id="IMark70757624"/><text:alphabetical-index-mark-start text:id="IMark70758952"/><text:alphabetical-index-mark-start text:id="IMark70760280"/><text:alphabetical-index-mark-start text:id="IMark70761608"/><text:alphabetical-index-mark-start text:id="IMark70762936"/><text:alphabetical-index-mark-start text:id="IMark70764264"/><text:alphabetical-index-mark-start text:id="IMark70765592"/>co<text:alphabetical-index-mark-end text:id="IMark70765592"/><text:alphabetical-index-mark-end text:id="IMark70764264"/><text:alphabetical-index-mark-end text:id="IMark70762936"/><text:alphabetical-index-mark-end text:id="IMark70761608"/><text:alphabetical-index-mark-end text:id="IMark70760280"/><text:alphabetical-index-mark-end text:id="IMark70758952"/><text:alphabetical-index-mark-end text:id="IMark70757624"/>mmercial<text:alphabetical-index-mark-end text:id="IMark70756264"/><text:alphabetical-index-mark-end text:id="IMark70565752"/>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92216"/><text:alphabetical-index-mark-end text:id="IMark69789560"/><text:alphabetical-index-mark-end text:id="IMark69853912"/> <text:alphabetical-index-mark-start text:id="IMark70782520"/><text:alphabetical-index-mark-start text:id="IMark70783848"/><text:alphabetical-index-mark-start text:id="IMark70785176"/><text:alphabetical-index-mark-start text:id="IMark70786504"/><text:alphabetical-index-mark-start text:id="IMark70787832"/><text:alphabetical-index-mark-start text:id="IMark70789160"/><text:alphabetical-index-mark-start text:id="IMark70790488"/>zone<text:alphabetical-index-mark-end text:id="IMark70790488"/><text:alphabetical-index-mark-end text:id="IMark70789160"/><text:alphabetical-index-mark-end text:id="IMark70787832"/><text:alphabetical-index-mark-end text:id="IMark70786504"/><text:alphabetical-index-mark-end text:id="IMark70785176"/><text:alphabetical-index-mark-end text:id="IMark70783848"/><text:alphabetical-index-mark-end text:id="IMark70782520"/> of the <text:alphabetical-index-mark-start text:id="IMark70798616"/><text:alphabetical-index-mark-start text:id="IMark70799944"/><text:alphabetical-index-mark-start text:id="IMark70801272"/><text:alphabetical-index-mark-start text:id="IMark70802600"/><text:alphabetical-index-mark-start text:id="IMark70803928"/><text:alphabetical-index-mark-start text:id="IMark70805256"/><text:alphabetical-index-mark-start text:id="IMark70806584"/>town<text:alphabetical-index-mark-end text:id="IMark70806584"/><text:alphabetical-index-mark-end text:id="IMark70805256"/><text:alphabetical-index-mark-end text:id="IMark70803928"/><text:alphabetical-index-mark-end text:id="IMark70802600"/><text:alphabetical-index-mark-end text:id="IMark70801272"/><text:alphabetical-index-mark-end text:id="IMark70799944"/><text:alphabetical-index-mark-end text:id="IMark70798616"/>, the <text:alphabetical-index-mark-start text:id="IMark70814712"/><text:alphabetical-index-mark-start text:id="IMark70816040"/><text:alphabetical-index-mark-start text:id="IMark70817368"/><text:alphabetical-index-mark-start text:id="IMark70818696"/><text:alphabetical-index-mark-start text:id="IMark70820024"/><text:alphabetical-index-mark-start text:id="IMark70821352"/><text:alphabetical-index-mark-start text:id="IMark70822680"/><text:alphabetical-index-mark-start text:id="IMark70824008"/><text:alphabetical-index-mark-start text:id="IMark70825336"/><text:alphabetical-index-mark-start text:id="IMark70826664"/>number<text:alphabetical-index-mark-end text:id="IMark70826664"/><text:alphabetical-index-mark-end text:id="IMark70825336"/><text:alphabetical-index-mark-end text:id="IMark70824008"/><text:alphabetical-index-mark-end text:id="IMark70822680"/><text:alphabetical-index-mark-end text:id="IMark70821352"/><text:alphabetical-index-mark-end text:id="IMark70820024"/><text:alphabetical-index-mark-end text:id="IMark70818696"/><text:alphabetical-index-mark-end text:id="IMark70817368"/><text:alphabetical-index-mark-end text:id="IMark70816040"/><text:alphabetical-index-mark-end text:id="IMark70814712"/>s represent well the presence and distribution tho<text:alphabetical-index-mark-start text:id="IMark70837576"/><text:alphabetical-index-mark-start text:id="IMark70838904"/><text:alphabetical-index-mark-start text:id="IMark70840232"/><text:alphabetical-index-mark-start text:id="IMark70841560"/><text:alphabetical-index-mark-start text:id="IMark70842888"/><text:alphabetical-index-mark-start text:id="IMark70844216"/><text:alphabetical-index-mark-start text:id="IMark70845544"/>ro<text:alphabetical-index-mark-end text:id="IMark70845544"/><text:alphabetical-index-mark-end text:id="IMark70844216"/><text:alphabetical-index-mark-end text:id="IMark70842888"/><text:alphabetical-index-mark-end text:id="IMark70841560"/><text:alphabetical-index-mark-end text:id="IMark70840232"/><text:alphabetical-index-mark-end text:id="IMark70838904"/><text:alphabetical-index-mark-end text:id="IMark70837576"/>ugh the <text:alphabetical-index-mark-start text:id="IMark70853672"/><text:alphabetical-index-mark-start text:id="IMark70855032"/><text:alphabetical-index-mark-start text:id="IMark70856360"/><text:alphabetical-index-mark-start text:id="IMark70857688"/><text:alphabetical-index-mark-start text:id="IMark70859016"/><text:alphabetical-index-mark-start text:id="IMark70860344"/><text:alphabetical-index-mark-start text:id="IMark70861672"/><text:alphabetical-index-mark-start text:id="IMark70863000"/><text:alphabetical-index-mark-start text:id="IMark70864328"/>day<text:alphabetical-index-mark-end text:id="IMark70864328"/><text:alphabetical-index-mark-end text:id="IMark70863000"/><text:alphabetical-index-mark-end text:id="IMark70861672"/><text:alphabetical-index-mark-end text:id="IMark70860344"/><text:alphabetical-index-mark-end text:id="IMark70859016"/><text:alphabetical-index-mark-end text:id="IMark70857688"/><text:alphabetical-index-mark-end text:id="IMark70856360"/><text:alphabetical-index-mark-end text:id="IMark70855032"/><text:alphabetical-index-mark-end text:id="IMark70853672"/> and <text:alphabetical-index-mark-start text:id="IMark70873928"/><text:alphabetical-index-mark-start text:id="IMark70875256"/><text:alphabetical-index-mark-start text:id="IMark70876584"/><text:alphabetical-index-mark-start text:id="IMark70877912"/><text:alphabetical-index-mark-start text:id="IMark70879240"/><text:alphabetical-index-mark-start text:id="IMark70880568"/><text:alphabetical-index-mark-start text:id="IMark70881896"/><text:alphabetical-index-mark-start text:id="IMark70883224"/><text:alphabetical-index-mark-start text:id="IMark70884552"/>day<text:alphabetical-index-mark-end text:id="IMark70884552"/><text:alphabetical-index-mark-end text:id="IMark70883224"/><text:alphabetical-index-mark-end text:id="IMark70881896"/><text:alphabetical-index-mark-end text:id="IMark70880568"/><text:alphabetical-index-mark-end text:id="IMark70879240"/><text:alphabetical-index-mark-end text:id="IMark70877912"/><text:alphabetical-index-mark-end text:id="IMark70876584"/><text:alphabetical-index-mark-end text:id="IMark70875256"/><text:alphabetical-index-mark-end text:id="IMark70873928"/>s of the week of <text:alphabetical-index-mark-start text:id="IMark70894712"/><text:alphabetical-index-mark-start text:id="IMark70896040"/><text:alphabetical-index-mark-start text:id="IMark70897368"/><text:alphabetical-index-mark-start text:id="IMark70898696"/><text:alphabetical-index-mark-start text:id="IMark70900024"/><text:alphabetical-index-mark-start text:id="IMark70901352"/><text:alphabetical-index-mark-start text:id="IMark70902680"/><text:alphabetical-index-mark-start text:id="IMark70904008"/><text:alphabetical-index-mark-start text:id="IMark70905336"/><text:alphabetical-index-mark-start text:id="IMark70906664"/>pedestrian<text:alphabetical-index-mark-end text:id="IMark70906664"/><text:alphabetical-index-mark-end text:id="IMark70905336"/><text:alphabetical-index-mark-end text:id="IMark70904008"/><text:alphabetical-index-mark-end text:id="IMark70902680"/><text:alphabetical-index-mark-end text:id="IMark70901352"/><text:alphabetical-index-mark-end text:id="IMark70900024"/><text:alphabetical-index-mark-end text:id="IMark70898696"/><text:alphabetical-index-mark-end text:id="IMark70897368"/><text:alphabetical-index-mark-end text:id="IMark70896040"/><text:alphabetical-index-mark-end text:id="IMark70894712"/>s (<text:alphabetical-index-mark-start text:id="IMark70917048"/><text:alphabetical-index-mark-start text:id="IMark70918376"/><text:alphabetical-index-mark-start text:id="IMark70919704"/><text:alphabetical-index-mark-start text:id="IMark70921032"/><text:alphabetical-index-mark-start text:id="IMark70922360"/><text:alphabetical-index-mark-start text:id="IMark70923688"/><text:alphabetical-index-mark-start text:id="IMark70925016"/>customer<text:alphabetical-index-mark-end text:id="IMark70925016"/><text:alphabetical-index-mark-end text:id="IMark70923688"/><text:alphabetical-index-mark-end text:id="IMark70922360"/><text:alphabetical-index-mark-end text:id="IMark70921032"/><text:alphabetical-index-mark-end text:id="IMark70919704"/><text:alphabetical-index-mark-end text:id="IMark70918376"/><text:alphabetical-index-mark-end text:id="IMark70917048"/>s) in the whole area.</text:p>
      <text:p text:style-name="P9"/>
      <text:p text:style-name="P28"><text:soft-page-break/>This means that <text:alphabetical-index-mark-start text:id="IMark69804408"/><text:alphabetical-index-mark-start text:id="IMark69808392"/><text:alphabetical-index-mark-start text:id="IMark69830888"/><text:alphabetical-index-mark-start text:id="IMark69834872"/><text:alphabetical-index-mark-start text:id="IMark69874696"/><text:alphabetical-index-mark-start text:id="IMark69853912"/><text:alphabetical-index-mark-start text:id="IMark69789560"/><text:alphabetical-index-mark-start text:id="IMark69792216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<text:alphabetical-index-mark-start text:id="IMark70565752"/><text:alphabetical-index-mark-start text:id="IMark69942632"/><text:alphabetical-index-mark-start text:id="IMark69943960"/><text:alphabetical-index-mark-start text:id="IMark69869384"/><text:alphabetical-index-mark-start text:id="IMark69872040"/><text:alphabetical-index-mark-start text:id="IMark69878680"/>sample<text:alphabetical-index-mark-end text:id="IMark69878680"/><text:alphabetical-index-mark-end text:id="IMark69872040"/><text:alphabetical-index-mark-end text:id="IMark69869384"/><text:alphabetical-index-mark-end text:id="IMark69943960"/><text:alphabetical-index-mark-end text:id="IMark69942632"/><text:alphabetical-index-mark-end text:id="IMark70565752"/>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92216"/><text:alphabetical-index-mark-end text:id="IMark69789560"/><text:alphabetical-index-mark-end text:id="IMark69853912"/><text:alphabetical-index-mark-end text:id="IMark69874696"/><text:alphabetical-index-mark-end text:id="IMark69834872"/><text:alphabetical-index-mark-end text:id="IMark69830888"/><text:alphabetical-index-mark-end text:id="IMark69808392"/><text:alphabetical-index-mark-end text:id="IMark69804408"/>s were obtained in <text:alphabetical-index-mark-start text:id="IMark69848600"/><text:alphabetical-index-mark-start text:id="IMark69851256"/><text:alphabetical-index-mark-start text:id="IMark70506712"/><text:alphabetical-index-mark-start text:id="IMark67317720"/><text:alphabetical-index-mark-start text:id="IMark68011016"/><text:alphabetical-index-mark-start text:id="IMark67316392"/>segment<text:alphabetical-index-mark-end text:id="IMark67316392"/><text:alphabetical-index-mark-end text:id="IMark68011016"/><text:alphabetical-index-mark-end text:id="IMark67317720"/><text:alphabetical-index-mark-end text:id="IMark70506712"/><text:alphabetical-index-mark-end text:id="IMark69851256"/><text:alphabetical-index-mark-end text:id="IMark69848600"/>s of 100 m on each <text:alphabetical-index-mark-start text:id="IMark69782968"/><text:alphabetical-index-mark-start text:id="IMark63439848"/><text:alphabetical-index-mark-start text:id="IMark54276472"/><text:alphabetical-index-mark-start text:id="IMark64319544"/><text:alphabetical-index-mark-start text:id="IMark68948072"/><text:alphabetical-index-mark-start text:id="IMark62203704"/><text:alphabetical-index-mark-start text:id="IMark64299320"/><text:alphabetical-index-mark-start text:id="IMark55186568"/><text:alphabetical-index-mark-start text:id="IMark63275512"/><text:alphabetical-index-mark-start text:id="IMark64250120"/>street<text:alphabetical-index-mark-end text:id="IMark64250120"/><text:alphabetical-index-mark-end text:id="IMark63275512"/><text:alphabetical-index-mark-end text:id="IMark55186568"/><text:alphabetical-index-mark-end text:id="IMark64299320"/><text:alphabetical-index-mark-end text:id="IMark62203704"/><text:alphabetical-index-mark-end text:id="IMark68948072"/><text:alphabetical-index-mark-end text:id="IMark64319544"/><text:alphabetical-index-mark-end text:id="IMark54276472"/><text:alphabetical-index-mark-end text:id="IMark63439848"/><text:alphabetical-index-mark-end text:id="IMark69782968"/>. The total <text:alphabetical-index-mark-start text:id="IMark61685832"/><text:alphabetical-index-mark-start text:id="IMark56962488"/><text:alphabetical-index-mark-start text:id="IMark32406312"/><text:alphabetical-index-mark-start text:id="IMark68122008"/><text:alphabetical-index-mark-start text:id="IMark60023768"/><text:alphabetical-index-mark-start text:id="IMark68138088"/><text:alphabetical-index-mark-start text:id="IMark59152280"/><text:alphabetical-index-mark-start text:id="IMark53570456"/><text:alphabetical-index-mark-start text:id="IMark61716536"/><text:alphabetical-index-mark-start text:id="IMark68153064"/>number<text:alphabetical-index-mark-end text:id="IMark68153064"/><text:alphabetical-index-mark-end text:id="IMark61716536"/><text:alphabetical-index-mark-end text:id="IMark53570456"/><text:alphabetical-index-mark-end text:id="IMark59152280"/><text:alphabetical-index-mark-end text:id="IMark68138088"/><text:alphabetical-index-mark-end text:id="IMark60023768"/><text:alphabetical-index-mark-end text:id="IMark68122008"/><text:alphabetical-index-mark-end text:id="IMark32406312"/><text:alphabetical-index-mark-end text:id="IMark56962488"/><text:alphabetical-index-mark-end text:id="IMark61685832"/> of 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<text:alphabetical-index-mark-start text:id="IMark64496696"/><text:alphabetical-index-mark-start text:id="IMark68157608"/><text:alphabetical-index-mark-start text:id="IMark32709256"/><text:alphabetical-index-mark-start text:id="IMark63066056"/><text:alphabetical-index-mark-start text:id="IMark61772200"/>pedestrian<text:alphabetical-index-mark-end text:id="IMark61772200"/><text:alphabetical-index-mark-end text:id="IMark63066056"/><text:alphabetical-index-mark-end text:id="IMark32709256"/><text:alphabetical-index-mark-end text:id="IMark68157608"/><text:alphabetical-index-mark-end text:id="IMark64496696"/>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s per minute per <text:alphabetical-index-mark-start text:id="IMark62314168"/><text:alphabetical-index-mark-start text:id="IMark26093000"/><text:alphabetical-index-mark-start text:id="IMark59245112"/><text:alphabetical-index-mark-start text:id="IMark59607896"/><text:alphabetical-index-mark-start text:id="IMark62031656"/><text:alphabetical-index-mark-start text:id="IMark62198776"/><text:alphabetical-index-mark-start text:id="IMark64724632"/><text:alphabetical-index-mark-start text:id="IMark53769272"/><text:alphabetical-index-mark-start text:id="IMark56326568"/><text:alphabetical-index-mark-start text:id="IMark67454440"/>block<text:alphabetical-index-mark-end text:id="IMark67454440"/><text:alphabetical-index-mark-end text:id="IMark56326568"/><text:alphabetical-index-mark-end text:id="IMark53769272"/><text:alphabetical-index-mark-end text:id="IMark64724632"/><text:alphabetical-index-mark-end text:id="IMark62198776"/><text:alphabetical-index-mark-end text:id="IMark62031656"/><text:alphabetical-index-mark-end text:id="IMark59607896"/><text:alphabetical-index-mark-end text:id="IMark59245112"/><text:alphabetical-index-mark-end text:id="IMark26093000"/><text:alphabetical-index-mark-end text:id="IMark62314168"/> indicate the 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40496856"/><text:alphabetical-index-mark-start text:id="IMark64329784"/><text:alphabetical-index-mark-start text:id="IMark64611944"/><text:alphabetical-index-mark-start text:id="IMark60022440"/><text:alphabetical-index-mark-start text:id="IMark67429576"/><text:alphabetical-index-mark-start text:id="IMark54858584"/>number<text:alphabetical-index-mark-end text:id="IMark54858584"/><text:alphabetical-index-mark-end text:id="IMark67429576"/><text:alphabetical-index-mark-end text:id="IMark60022440"/><text:alphabetical-index-mark-end text:id="IMark64611944"/><text:alphabetical-index-mark-end text:id="IMark64329784"/><text:alphabetical-index-mark-end text:id="IMark40496856"/><text:alphabetical-index-mark-end text:id="IMark47461496"/><text:alphabetical-index-mark-end text:id="IMark67338504"/><text:alphabetical-index-mark-end text:id="IMark59257720"/><text:alphabetical-index-mark-end text:id="IMark62048952"/> of <text:alphabetical-index-mark-start text:id="IMark46856024"/><text:alphabetical-index-mark-start text:id="IMark67219944"/><text:alphabetical-index-mark-start text:id="IMark54968120"/><text:alphabetical-index-mark-start text:id="IMark54113544"/><text:alphabetical-index-mark-start text:id="IMark68152936"/><text:alphabetical-index-mark-start text:id="IMark68778104"/><text:alphabetical-index-mark-start text:id="IMark64783576"/><text:alphabetical-index-mark-start text:id="IMark62647000"/><text:alphabetical-index-mark-start text:id="IMark62197032"/><text:alphabetical-index-mark-start text:id="IMark68245000"/>pedestrian<text:alphabetical-index-mark-end text:id="IMark68245000"/><text:alphabetical-index-mark-end text:id="IMark62197032"/><text:alphabetical-index-mark-end text:id="IMark62647000"/><text:alphabetical-index-mark-end text:id="IMark64783576"/><text:alphabetical-index-mark-end text:id="IMark68778104"/><text:alphabetical-index-mark-end text:id="IMark68152936"/><text:alphabetical-index-mark-end text:id="IMark54113544"/><text:alphabetical-index-mark-end text:id="IMark54968120"/><text:alphabetical-index-mark-end text:id="IMark67219944"/><text:alphabetical-index-mark-end text:id="IMark46856024"/> per each <text:alphabetical-index-mark-start text:id="IMark68932776"/><text:alphabetical-index-mark-start text:id="IMark67330536"/><text:alphabetical-index-mark-start text:id="IMark67312408"/><text:alphabetical-index-mark-start text:id="IMark67334520"/><text:alphabetical-index-mark-start text:id="IMark64235752"/><text:alphabetical-index-mark-start text:id="IMark68150296"/>segment<text:alphabetical-index-mark-end text:id="IMark68150296"/><text:alphabetical-index-mark-end text:id="IMark64235752"/><text:alphabetical-index-mark-end text:id="IMark67334520"/><text:alphabetical-index-mark-end text:id="IMark67312408"/><text:alphabetical-index-mark-end text:id="IMark67330536"/><text:alphabetical-index-mark-end text:id="IMark68932776"/> of a hundred <text:alphabetical-index-mark-start text:id="IMark67775880"/><text:alphabetical-index-mark-start text:id="IMark54707080"/><text:alphabetical-index-mark-start text:id="IMark62758152"/><text:alphabetical-index-mark-start text:id="IMark61948968"/><text:alphabetical-index-mark-start text:id="IMark57336936"/><text:alphabetical-index-mark-start text:id="IMark47937960"/><text:alphabetical-index-mark-start text:id="IMark61140200"/><text:alphabetical-index-mark-start text:id="IMark62630888"/><text:alphabetical-index-mark-start text:id="IMark60656536"/>meter<text:alphabetical-index-mark-end text:id="IMark60656536"/><text:alphabetical-index-mark-end text:id="IMark62630888"/><text:alphabetical-index-mark-end text:id="IMark61140200"/><text:alphabetical-index-mark-end text:id="IMark47937960"/><text:alphabetical-index-mark-end text:id="IMark57336936"/><text:alphabetical-index-mark-end text:id="IMark61948968"/><text:alphabetical-index-mark-end text:id="IMark62758152"/><text:alphabetical-index-mark-end text:id="IMark54707080"/><text:alphabetical-index-mark-end text:id="IMark67775880"/>s on each <text:alphabetical-index-mark-start text:id="IMark64845336"/>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59476920"/><text:alphabetical-index-mark-start text:id="IMark63242712"/><text:alphabetical-index-mark-start text:id="IMark62695048"/><text:alphabetical-index-mark-start text:id="IMark67764024"/>street<text:alphabetical-index-mark-end text:id="IMark67764024"/><text:alphabetical-index-mark-end text:id="IMark62695048"/><text:alphabetical-index-mark-end text:id="IMark63242712"/><text:alphabetical-index-mark-end text:id="IMark59476920"/>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4134744"/><text:alphabetical-index-mark-end text:id="IMark64845336"/>, regardless of the <text:alphabetical-index-mark-start text:id="IMark68236328"/><text:alphabetical-index-mark-start text:id="IMark67333192"/><text:alphabetical-index-mark-start text:id="IMark70508040"/><text:alphabetical-index-mark-start text:id="IMark62547992"/><text:alphabetical-index-mark-start text:id="IMark67365256"/><text:alphabetical-index-mark-start text:id="IMark68819512"/><text:alphabetical-index-mark-start text:id="IMark70511736"/><text:alphabetical-index-mark-start text:id="IMark70515720"/><text:alphabetical-index-mark-start text:id="IMark70544056"/>urban<text:alphabetical-index-mark-end text:id="IMark70544056"/><text:alphabetical-index-mark-end text:id="IMark70515720"/><text:alphabetical-index-mark-end text:id="IMark70511736"/><text:alphabetical-index-mark-end text:id="IMark68819512"/><text:alphabetical-index-mark-end text:id="IMark67365256"/><text:alphabetical-index-mark-end text:id="IMark62547992"/><text:alphabetical-index-mark-end text:id="IMark70508040"/><text:alphabetical-index-mark-end text:id="IMark67333192"/><text:alphabetical-index-mark-end text:id="IMark68236328"/> characteristics of each <text:alphabetical-index-mark-start text:id="IMark70498456"/><text:alphabetical-index-mark-start text:id="IMark62073224"/><text:alphabetical-index-mark-start text:id="IMark62841256"/><text:alphabetical-index-mark-start text:id="IMark63679928"/><text:alphabetical-index-mark-start text:id="IMark61038024"/><text:alphabetical-index-mark-start text:id="IMark64149912"/>segment<text:alphabetical-index-mark-end text:id="IMark64149912"/><text:alphabetical-index-mark-end text:id="IMark61038024"/><text:alphabetical-index-mark-end text:id="IMark63679928"/><text:alphabetical-index-mark-end text:id="IMark62841256"/><text:alphabetical-index-mark-end text:id="IMark62073224"/><text:alphabetical-index-mark-end text:id="IMark70498456"/>. That is, if in a 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70502728"/><text:alphabetical-index-mark-start text:id="IMark70505384"/><text:alphabetical-index-mark-start text:id="IMark69798568"/><text:alphabetical-index-mark-start text:id="IMark70569448"/><text:alphabetical-index-mark-start text:id="IMark70541688"/><text:alphabetical-index-mark-start text:id="IMark69870712"/><text:alphabetical-index-mark-start text:id="IMark69877352"/><text:alphabetical-index-mark-start text:id="IMark69849928"/><text:alphabetical-index-mark-start text:id="IMark69790888"/><text:alphabetical-index-mark-start text:id="IMark69796200"/><text:alphabetical-index-mark-start text:id="IMark70561768"/><text:alphabetical-index-mark-start text:id="IMark70567080"/><text:alphabetical-index-mark-start text:id="IMark69803080"/>co<text:alphabetical-index-mark-end text:id="IMark69803080"/><text:alphabetical-index-mark-end text:id="IMark70567080"/><text:alphabetical-index-mark-end text:id="IMark70561768"/><text:alphabetical-index-mark-end text:id="IMark69796200"/><text:alphabetical-index-mark-end text:id="IMark69790888"/><text:alphabetical-index-mark-end text:id="IMark69849928"/><text:alphabetical-index-mark-end text:id="IMark69877352"/>mmercial<text:alphabetical-index-mark-end text:id="IMark69870712"/><text:alphabetical-index-mark-end text:id="IMark70541688"/><text:alphabetical-index-mark-end text:id="IMark70569448"/><text:alphabetical-index-mark-end text:id="IMark69798568"/><text:alphabetical-index-mark-end text:id="IMark70505384"/><text:alphabetical-index-mark-end text:id="IMark70502728"/><text:alphabetical-index-mark-end text:id="IMark70543016"/><text:alphabetical-index-mark-end text:id="IMark70540360"/><text:alphabetical-index-mark-end text:id="IMark59153608"/><text:alphabetical-index-mark-end text:id="IMark67756872"/> <text:alphabetical-index-mark-start text:id="IMark69856280"/><text:alphabetical-index-mark-start text:id="IMark70932008"/><text:alphabetical-index-mark-start text:id="IMark70930504"/><text:alphabetical-index-mark-start text:id="IMark70929000"/><text:alphabetical-index-mark-start text:id="IMark70927496"/><text:alphabetical-index-mark-start text:id="IMark70917992"/><text:alphabetical-index-mark-start text:id="IMark70915912"/><text:alphabetical-index-mark-start text:id="IMark70914408"/><text:alphabetical-index-mark-start text:id="IMark70912904"/><text:alphabetical-index-mark-start text:id="IMark70911400"/>street<text:alphabetical-index-mark-end text:id="IMark70911400"/><text:alphabetical-index-mark-end text:id="IMark70912904"/><text:alphabetical-index-mark-end text:id="IMark70914408"/><text:alphabetical-index-mark-end text:id="IMark70915912"/><text:alphabetical-index-mark-end text:id="IMark70917992"/><text:alphabetical-index-mark-end text:id="IMark70927496"/><text:alphabetical-index-mark-end text:id="IMark70929000"/><text:alphabetical-index-mark-end text:id="IMark70930504"/><text:alphabetical-index-mark-end text:id="IMark70932008"/><text:alphabetical-index-mark-end text:id="IMark69856280"/> one <text:alphabetical-index-mark-start text:id="IMark70909896"/><text:alphabetical-index-mark-start text:id="IMark70908392"/><text:alphabetical-index-mark-start text:id="IMark70892296"/><text:alphabetical-index-mark-start text:id="IMark70890792"/><text:alphabetical-index-mark-start text:id="IMark70889288"/><text:alphabetical-index-mark-start text:id="IMark70887784"/><text:alphabetical-index-mark-start text:id="IMark70886280"/><text:alphabetical-index-mark-start text:id="IMark70872792"/><text:alphabetical-index-mark-start text:id="IMark70871288"/><text:alphabetical-index-mark-start text:id="IMark70869784"/>block<text:alphabetical-index-mark-end text:id="IMark70869784"/><text:alphabetical-index-mark-end text:id="IMark70871288"/><text:alphabetical-index-mark-end text:id="IMark70872792"/><text:alphabetical-index-mark-end text:id="IMark70886280"/><text:alphabetical-index-mark-end text:id="IMark70887784"/><text:alphabetical-index-mark-end text:id="IMark70889288"/><text:alphabetical-index-mark-end text:id="IMark70890792"/><text:alphabetical-index-mark-end text:id="IMark70892296"/><text:alphabetical-index-mark-end text:id="IMark70908392"/><text:alphabetical-index-mark-end text:id="IMark70909896"/> instead of being a built up area is a park, <text:alphabetical-index-mark-start text:id="IMark70868280"/><text:alphabetical-index-mark-start text:id="IMark70866776"/><text:alphabetical-index-mark-start text:id="IMark70853288"/><text:alphabetical-index-mark-start text:id="IMark70851784"/><text:alphabetical-index-mark-start text:id="IMark70850280"/><text:alphabetical-index-mark-start text:id="IMark70848776"/><text:alphabetical-index-mark-start text:id="IMark70847272"/><text:alphabetical-index-mark-start text:id="IMark70836440"/><text:alphabetical-index-mark-start text:id="IMark70834936"/><text:alphabetical-index-mark-start text:id="IMark70833432"/>pedestrian<text:alphabetical-index-mark-end text:id="IMark70833432"/><text:alphabetical-index-mark-end text:id="IMark70834936"/><text:alphabetical-index-mark-end text:id="IMark70836440"/><text:alphabetical-index-mark-end text:id="IMark70847272"/><text:alphabetical-index-mark-end text:id="IMark70848776"/><text:alphabetical-index-mark-end text:id="IMark70850280"/><text:alphabetical-index-mark-end text:id="IMark70851784"/><text:alphabetical-index-mark-end text:id="IMark70853288"/><text:alphabetical-index-mark-end text:id="IMark70866776"/><text:alphabetical-index-mark-end text:id="IMark70868280"/>s were ac<text:alphabetical-index-mark-start text:id="IMark70831928"/><text:alphabetical-index-mark-start text:id="IMark70829144"/><text:alphabetical-index-mark-start text:id="IMark70814328"/><text:alphabetical-index-mark-start text:id="IMark70812824"/><text:alphabetical-index-mark-start text:id="IMark70811320"/><text:alphabetical-index-mark-start text:id="IMark70809816"/><text:alphabetical-index-mark-start text:id="IMark70808312"/><text:alphabetical-index-mark-start text:id="IMark70797480"/><text:alphabetical-index-mark-start text:id="IMark70795976"/><text:alphabetical-index-mark-start text:id="IMark70794472"/><text:alphabetical-index-mark-start text:id="IMark70792968"/><text:alphabetical-index-mark-start text:id="IMark70782136"/><text:alphabetical-index-mark-start text:id="IMark70780632"/><text:alphabetical-index-mark-start text:id="IMark70779128"/><text:alphabetical-index-mark-start text:id="IMark70777624"/><text:alphabetical-index-mark-start text:id="IMark70776120"/><text:alphabetical-index-mark-start text:id="IMark70774616"/>co<text:alphabetical-index-mark-end text:id="IMark70774616"/><text:alphabetical-index-mark-end text:id="IMark70776120"/><text:alphabetical-index-mark-end text:id="IMark70777624"/><text:alphabetical-index-mark-end text:id="IMark70779128"/><text:alphabetical-index-mark-end text:id="IMark70780632"/><text:alphabetical-index-mark-end text:id="IMark70782136"/><text:alphabetical-index-mark-end text:id="IMark70792968"/>unt<text:alphabetical-index-mark-end text:id="IMark70794472"/><text:alphabetical-index-mark-end text:id="IMark70795976"/><text:alphabetical-index-mark-end text:id="IMark70797480"/><text:alphabetical-index-mark-end text:id="IMark70808312"/><text:alphabetical-index-mark-end text:id="IMark70809816"/><text:alphabetical-index-mark-end text:id="IMark70811320"/><text:alphabetical-index-mark-end text:id="IMark70812824"/><text:alphabetical-index-mark-end text:id="IMark70814328"/><text:alphabetical-index-mark-end text:id="IMark70829144"/><text:alphabetical-index-mark-end text:id="IMark70831928"/>ed for on that <text:alphabetical-index-mark-start text:id="IMark70773112"/><text:alphabetical-index-mark-start text:id="IMark70771608"/><text:alphabetical-index-mark-start text:id="IMark70770104"/><text:alphabetical-index-mark-start text:id="IMark70768600"/><text:alphabetical-index-mark-start text:id="IMark70744040"/><text:alphabetical-index-mark-start text:id="IMark70742536"/>segment<text:alphabetical-index-mark-end text:id="IMark70742536"/><text:alphabetical-index-mark-end text:id="IMark70744040"/><text:alphabetical-index-mark-end text:id="IMark70768600"/><text:alphabetical-index-mark-end text:id="IMark70770104"/><text:alphabetical-index-mark-end text:id="IMark70771608"/><text:alphabetical-index-mark-end text:id="IMark70773112"/> too.</text:p>
      <text:p text:style-name="P3"/>
      <text:p text:style-name="P29">In some 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70502728"/><text:alphabetical-index-mark-start text:id="IMark70505384"/><text:alphabetical-index-mark-start text:id="IMark69798568"/><text:alphabetical-index-mark-start text:id="IMark70569448"/><text:alphabetical-index-mark-start text:id="IMark70541688"/>cases<text:alphabetical-index-mark-end text:id="IMark70541688"/><text:alphabetical-index-mark-end text:id="IMark70569448"/><text:alphabetical-index-mark-end text:id="IMark69798568"/><text:alphabetical-index-mark-end text:id="IMark70505384"/><text:alphabetical-index-mark-end text:id="IMark70502728"/><text:alphabetical-index-mark-end text:id="IMark70543016"/><text:alphabetical-index-mark-end text:id="IMark70540360"/><text:alphabetical-index-mark-end text:id="IMark59153608"/><text:alphabetical-index-mark-end text:id="IMark67756872"/>, <text:alphabetical-index-mark-start text:id="IMark69870712"/><text:alphabetical-index-mark-start text:id="IMark69877352"/><text:alphabetical-index-mark-start text:id="IMark69849928"/><text:alphabetical-index-mark-start text:id="IMark69790888"/><text:alphabetical-index-mark-start text:id="IMark69796200"/><text:alphabetical-index-mark-start text:id="IMark70561768"/><text:alphabetical-index-mark-start text:id="IMark70567080"/><text:alphabetical-index-mark-start text:id="IMark70498456"/><text:alphabetical-index-mark-start text:id="IMark62073224"/><text:alphabetical-index-mark-start text:id="IMark62841256"/>street<text:alphabetical-index-mark-end text:id="IMark62841256"/><text:alphabetical-index-mark-end text:id="IMark62073224"/><text:alphabetical-index-mark-end text:id="IMark70498456"/><text:alphabetical-index-mark-end text:id="IMark70567080"/><text:alphabetical-index-mark-end text:id="IMark70561768"/><text:alphabetical-index-mark-end text:id="IMark69796200"/><text:alphabetical-index-mark-end text:id="IMark69790888"/><text:alphabetical-index-mark-end text:id="IMark69849928"/><text:alphabetical-index-mark-end text:id="IMark69877352"/><text:alphabetical-index-mark-end text:id="IMark69870712"/>s have been partially <text:alphabetical-index-mark-start text:id="IMark63679928"/><text:alphabetical-index-mark-start text:id="IMark61038024"/><text:alphabetical-index-mark-start text:id="IMark64149912"/><text:alphabetical-index-mark-start text:id="IMark68236328"/><text:alphabetical-index-mark-start text:id="IMark67333192"/><text:alphabetical-index-mark-start text:id="IMark70508040"/><text:alphabetical-index-mark-start text:id="IMark62547992"/>zonified<text:alphabetical-index-mark-end text:id="IMark62547992"/><text:alphabetical-index-mark-end text:id="IMark70508040"/><text:alphabetical-index-mark-end text:id="IMark67333192"/><text:alphabetical-index-mark-end text:id="IMark68236328"/><text:alphabetical-index-mark-end text:id="IMark64149912"/><text:alphabetical-index-mark-end text:id="IMark61038024"/><text:alphabetical-index-mark-end text:id="IMark63679928"/> as <text:alphabetical-index-mark-start text:id="IMark67365256"/><text:alphabetical-index-mark-start text:id="IMark68819512"/><text:alphabetical-index-mark-start text:id="IMark70511736"/><text:alphabetical-index-mark-start text:id="IMark70515720"/><text:alphabetical-index-mark-start text:id="IMark70544056"/><text:alphabetical-index-mark-start text:id="IMark64845336"/>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59476920"/><text:alphabetical-index-mark-start text:id="IMark63242712"/><text:alphabetical-index-mark-start text:id="IMark62695048"/><text:alphabetical-index-mark-start text:id="IMark67764024"/><text:alphabetical-index-mark-start text:id="IMark67775880"/><text:alphabetical-index-mark-start text:id="IMark54707080"/>co<text:alphabetical-index-mark-end text:id="IMark54707080"/><text:alphabetical-index-mark-end text:id="IMark67775880"/><text:alphabetical-index-mark-end text:id="IMark67764024"/><text:alphabetical-index-mark-end text:id="IMark62695048"/><text:alphabetical-index-mark-end text:id="IMark63242712"/><text:alphabetical-index-mark-end text:id="IMark59476920"/><text:alphabetical-index-mark-end text:id="IMark47536104"/>mmercial<text:alphabetical-index-mark-end text:id="IMark68821768"/><text:alphabetical-index-mark-end text:id="IMark63748568"/><text:alphabetical-index-mark-end text:id="IMark57052760"/><text:alphabetical-index-mark-end text:id="IMark64134744"/><text:alphabetical-index-mark-end text:id="IMark64845336"/><text:alphabetical-index-mark-end text:id="IMark70544056"/><text:alphabetical-index-mark-end text:id="IMark70515720"/><text:alphabetical-index-mark-end text:id="IMark70511736"/><text:alphabetical-index-mark-end text:id="IMark68819512"/><text:alphabetical-index-mark-end text:id="IMark67365256"/> areas, while in others the same <text:alphabetical-index-mark-start text:id="IMark62758152"/><text:alphabetical-index-mark-start text:id="IMark61948968"/><text:alphabetical-index-mark-start text:id="IMark57336936"/><text:alphabetical-index-mark-start text:id="IMark47937960"/><text:alphabetical-index-mark-start text:id="IMark61140200"/><text:alphabetical-index-mark-start text:id="IMark62630888"/><text:alphabetical-index-mark-start text:id="IMark60656536"/><text:alphabetical-index-mark-start text:id="IMark68932776"/><text:alphabetical-index-mark-start text:id="IMark67330536"/><text:alphabetical-index-mark-start text:id="IMark67312408"/>street<text:alphabetical-index-mark-end text:id="IMark67312408"/><text:alphabetical-index-mark-end text:id="IMark67330536"/><text:alphabetical-index-mark-end text:id="IMark68932776"/><text:alphabetical-index-mark-end text:id="IMark60656536"/><text:alphabetical-index-mark-end text:id="IMark62630888"/><text:alphabetical-index-mark-end text:id="IMark61140200"/><text:alphabetical-index-mark-end text:id="IMark47937960"/><text:alphabetical-index-mark-end text:id="IMark57336936"/><text:alphabetical-index-mark-end text:id="IMark61948968"/><text:alphabetical-index-mark-end text:id="IMark62758152"/>s remains being <text:alphabetical-index-mark-start text:id="IMark67334520"/><text:alphabetical-index-mark-start text:id="IMark64235752"/><text:alphabetical-index-mark-start text:id="IMark68150296"/><text:alphabetical-index-mark-start text:id="IMark46856024"/><text:alphabetical-index-mark-start text:id="IMark67219944"/><text:alphabetical-index-mark-start text:id="IMark54968120"/><text:alphabetical-index-mark-start text:id="IMark54113544"/><text:alphabetical-index-mark-start text:id="IMark68152936"/><text:alphabetical-index-mark-start text:id="IMark68778104"/><text:alphabetical-index-mark-start text:id="IMark64783576"/>res<text:alphabetical-index-mark-start text:id="IMark62647000"/><text:alphabetical-index-mark-start text:id="IMark62197032"/><text:alphabetical-index-mark-start text:id="IMark68245000"/><text:alphabetical-index-mark-start text:id="IMark62048952"/><text:alphabetical-index-mark-start text:id="IMark59257720"/><text:alphabetical-index-mark-start text:id="IMark67338504"/><text:alphabetical-index-mark-start text:id="IMark47461496"/>id<text:alphabetical-index-mark-end text:id="IMark47461496"/><text:alphabetical-index-mark-end text:id="IMark67338504"/><text:alphabetical-index-mark-end text:id="IMark59257720"/><text:alphabetical-index-mark-end text:id="IMark62048952"/><text:alphabetical-index-mark-end text:id="IMark68245000"/><text:alphabetical-index-mark-end text:id="IMark62197032"/><text:alphabetical-index-mark-end text:id="IMark62647000"/>ential<text:alphabetical-index-mark-end text:id="IMark64783576"/><text:alphabetical-index-mark-end text:id="IMark68778104"/><text:alphabetical-index-mark-end text:id="IMark68152936"/><text:alphabetical-index-mark-end text:id="IMark54113544"/><text:alphabetical-index-mark-end text:id="IMark54968120"/><text:alphabetical-index-mark-end text:id="IMark67219944"/><text:alphabetical-index-mark-end text:id="IMark46856024"/><text:alphabetical-index-mark-end text:id="IMark68150296"/><text:alphabetical-index-mark-end text:id="IMark64235752"/><text:alphabetical-index-mark-end text:id="IMark67334520"/>.</text:p>
      <text:p text:style-name="P29"/>
      <text:p text:style-name="P29"><text:alphabetical-index-mark-start text:id="IMark60022440"/><text:alphabetical-index-mark-start text:id="IMark67429576"/><text:alphabetical-index-mark-start text:id="IMark54858584"/><text:alphabetical-index-mark-start text:id="IMark62314168"/><text:alphabetical-index-mark-start text:id="IMark26093000"/><text:alphabetical-index-mark-start text:id="IMark59245112"/><text:alphabetical-index-mark-start text:id="IMark59607896"/><text:alphabetical-index-mark-start text:id="IMark62031656"/><text:alphabetical-index-mark-start text:id="IMark62198776"/><text:alphabetical-index-mark-start text:id="IMark64724632"/>Block<text:alphabetical-index-mark-end text:id="IMark64724632"/><text:alphabetical-index-mark-end text:id="IMark62198776"/><text:alphabetical-index-mark-end text:id="IMark62031656"/><text:alphabetical-index-mark-end text:id="IMark59607896"/><text:alphabetical-index-mark-end text:id="IMark59245112"/><text:alphabetical-index-mark-end text:id="IMark26093000"/><text:alphabetical-index-mark-end text:id="IMark62314168"/><text:alphabetical-index-mark-end text:id="IMark54858584"/><text:alphabetical-index-mark-end text:id="IMark67429576"/><text:alphabetical-index-mark-end text:id="IMark60022440"/>s located within the <text:alphabetical-index-mark-start text:id="IMark53769272"/><text:alphabetical-index-mark-start text:id="IMark56326568"/><text:alphabetical-index-mark-start text:id="IMark67454440"/>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<text:alphabetical-index-mark-start text:id="IMark64496696"/><text:alphabetical-index-mark-start text:id="IMark68157608"/><text:alphabetical-index-mark-start text:id="IMark32709256"/><text:alphabetical-index-mark-start text:id="IMark63066056"/><text:alphabetical-index-mark-start text:id="IMark61772200"/><text:alphabetical-index-mark-start text:id="IMark61685832"/><text:alphabetical-index-mark-start text:id="IMark56962488"/><text:alphabetical-index-mark-start text:id="IMark32406312"/><text:alphabetical-index-mark-start text:id="IMark68122008"/>co<text:alphabetical-index-mark-end text:id="IMark68122008"/><text:alphabetical-index-mark-end text:id="IMark32406312"/><text:alphabetical-index-mark-end text:id="IMark56962488"/><text:alphabetical-index-mark-end text:id="IMark61685832"/><text:alphabetical-index-mark-end text:id="IMark61772200"/><text:alphabetical-index-mark-end text:id="IMark63066056"/><text:alphabetical-index-mark-end text:id="IMark32709256"/>mmercial<text:alphabetical-index-mark-end text:id="IMark68157608"/><text:alphabetical-index-mark-end text:id="IMark64496696"/>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<text:alphabetical-index-mark-end text:id="IMark67454440"/><text:alphabetical-index-mark-end text:id="IMark56326568"/><text:alphabetical-index-mark-end text:id="IMark53769272"/> area of the <text:alphabetical-index-mark-start text:id="IMark60023768"/><text:alphabetical-index-mark-start text:id="IMark68138088"/><text:alphabetical-index-mark-start text:id="IMark59152280"/><text:alphabetical-index-mark-start text:id="IMark53570456"/><text:alphabetical-index-mark-start text:id="IMark61716536"/><text:alphabetical-index-mark-start text:id="IMark68153064"/><text:alphabetical-index-mark-start text:id="IMark69782968"/><text:alphabetical-index-mark-start text:id="IMark63439848"/><text:alphabetical-index-mark-start text:id="IMark54276472"/>city<text:alphabetical-index-mark-end text:id="IMark54276472"/><text:alphabetical-index-mark-end text:id="IMark63439848"/><text:alphabetical-index-mark-end text:id="IMark69782968"/><text:alphabetical-index-mark-end text:id="IMark68153064"/><text:alphabetical-index-mark-end text:id="IMark61716536"/><text:alphabetical-index-mark-end text:id="IMark53570456"/><text:alphabetical-index-mark-end text:id="IMark59152280"/><text:alphabetical-index-mark-end text:id="IMark68138088"/><text:alphabetical-index-mark-end text:id="IMark60023768"/> were <text:alphabetical-index-mark-start text:id="IMark64319544"/><text:alphabetical-index-mark-start text:id="IMark68948072"/><text:alphabetical-index-mark-start text:id="IMark62203704"/><text:alphabetical-index-mark-start text:id="IMark64299320"/><text:alphabetical-index-mark-start text:id="IMark55186568"/><text:alphabetical-index-mark-start text:id="IMark63275512"/><text:alphabetical-index-mark-start text:id="IMark64250120"/><text:alphabetical-index-mark-start text:id="IMark69848600"/><text:alphabetical-index-mark-start text:id="IMark69851256"/><text:alphabetical-index-mark-start text:id="IMark70506712"/><text:alphabetical-index-mark-start text:id="IMark67317720"/><text:alphabetical-index-mark-start text:id="IMark68011016"/><text:alphabetical-index-mark-start text:id="IMark67316392"/><text:alphabetical-index-mark-start text:id="IMark69804408"/><text:alphabetical-index-mark-start text:id="IMark69808392"/><text:alphabetical-index-mark-start text:id="IMark69830888"/><text:alphabetical-index-mark-start text:id="IMark69834872"/><text:alphabetical-index-mark-start text:id="IMark69874696"/><text:alphabetical-index-mark-start text:id="IMark69853912"/>sample<text:alphabetical-index-mark-end text:id="IMark69853912"/><text:alphabetical-index-mark-end text:id="IMark69874696"/><text:alphabetical-index-mark-end text:id="IMark69834872"/><text:alphabetical-index-mark-end text:id="IMark69830888"/><text:alphabetical-index-mark-end text:id="IMark69808392"/><text:alphabetical-index-mark-end text:id="IMark69804408"/><text:alphabetical-index-mark-end text:id="IMark67316392"/><text:alphabetical-index-mark-end text:id="IMark68011016"/><text:alphabetical-index-mark-end text:id="IMark67317720"/><text:alphabetical-index-mark-end text:id="IMark70506712"/><text:alphabetical-index-mark-end text:id="IMark69851256"/><text:alphabetical-index-mark-end text:id="IMark69848600"/><text:alphabetical-index-mark-end text:id="IMark64250120"/><text:alphabetical-index-mark-end text:id="IMark63275512"/><text:alphabetical-index-mark-end text:id="IMark55186568"/><text:alphabetical-index-mark-end text:id="IMark64299320"/><text:alphabetical-index-mark-end text:id="IMark62203704"/><text:alphabetical-index-mark-end text:id="IMark68948072"/><text:alphabetical-index-mark-end text:id="IMark64319544"/>d regardless of whether they were defined as <text:alphabetical-index-mark-start text:id="IMark69789560"/><text:alphabetical-index-mark-start text:id="IMark69792216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<text:alphabetical-index-mark-start text:id="IMark70565752"/><text:alphabetical-index-mark-start text:id="IMark69942632"/><text:alphabetical-index-mark-start text:id="IMark69943960"/><text:alphabetical-index-mark-start text:id="IMark69869384"/><text:alphabetical-index-mark-start text:id="IMark69872040"/><text:alphabetical-index-mark-start text:id="IMark69878680"/><text:alphabetical-index-mark-start text:id="IMark70512776"/><text:alphabetical-index-mark-start text:id="IMark70618904"/><text:alphabetical-index-mark-start text:id="IMark64235752"/><text:alphabetical-index-mark-start text:id="IMark67334520"/>co<text:alphabetical-index-mark-end text:id="IMark67334520"/><text:alphabetical-index-mark-end text:id="IMark64235752"/><text:alphabetical-index-mark-end text:id="IMark70618904"/><text:alphabetical-index-mark-end text:id="IMark70512776"/><text:alphabetical-index-mark-end text:id="IMark69878680"/><text:alphabetical-index-mark-end text:id="IMark69872040"/><text:alphabetical-index-mark-end text:id="IMark69869384"/>mmercial<text:alphabetical-index-mark-end text:id="IMark69943960"/><text:alphabetical-index-mark-end text:id="IMark69942632"/><text:alphabetical-index-mark-end text:id="IMark70565752"/>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92216"/><text:alphabetical-index-mark-end text:id="IMark69789560"/> or <text:alphabetical-index-mark-start text:id="IMark68150296"/><text:alphabetical-index-mark-start text:id="IMark46856024"/><text:alphabetical-index-mark-start text:id="IMark67219944"/><text:alphabetical-index-mark-start text:id="IMark54968120"/><text:alphabetical-index-mark-start text:id="IMark54113544"/><text:alphabetical-index-mark-start text:id="IMark68152936"/><text:alphabetical-index-mark-start text:id="IMark68778104"/><text:alphabetical-index-mark-start text:id="IMark64783576"/><text:alphabetical-index-mark-start text:id="IMark62647000"/><text:alphabetical-index-mark-start text:id="IMark62197032"/>res<text:alphabetical-index-mark-start text:id="IMark68245000"/>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62758152"/><text:alphabetical-index-mark-start text:id="IMark61948968"/>id<text:alphabetical-index-mark-end text:id="IMark61948968"/><text:alphabetical-index-mark-end text:id="IMark62758152"/><text:alphabetical-index-mark-end text:id="IMark47461496"/><text:alphabetical-index-mark-end text:id="IMark67338504"/><text:alphabetical-index-mark-end text:id="IMark59257720"/><text:alphabetical-index-mark-end text:id="IMark62048952"/><text:alphabetical-index-mark-end text:id="IMark68245000"/>ential<text:alphabetical-index-mark-end text:id="IMark62197032"/><text:alphabetical-index-mark-end text:id="IMark62647000"/><text:alphabetical-index-mark-end text:id="IMark64783576"/><text:alphabetical-index-mark-end text:id="IMark68778104"/><text:alphabetical-index-mark-end text:id="IMark68152936"/><text:alphabetical-index-mark-end text:id="IMark54113544"/><text:alphabetical-index-mark-end text:id="IMark54968120"/><text:alphabetical-index-mark-end text:id="IMark67219944"/><text:alphabetical-index-mark-end text:id="IMark46856024"/><text:alphabetical-index-mark-end text:id="IMark68150296"/> <text:alphabetical-index-mark-start text:id="IMark57336936"/><text:alphabetical-index-mark-start text:id="IMark47937960"/><text:alphabetical-index-mark-start text:id="IMark61140200"/><text:alphabetical-index-mark-start text:id="IMark62630888"/><text:alphabetical-index-mark-start text:id="IMark60656536"/><text:alphabetical-index-mark-start text:id="IMark68932776"/><text:alphabetical-index-mark-start text:id="IMark67330536"/><text:alphabetical-index-mark-start text:id="IMark67312408"/><text:alphabetical-index-mark-start text:id="IMark67365256"/><text:alphabetical-index-mark-start text:id="IMark68819512"/>block<text:alphabetical-index-mark-end text:id="IMark68819512"/><text:alphabetical-index-mark-end text:id="IMark67365256"/><text:alphabetical-index-mark-end text:id="IMark67312408"/><text:alphabetical-index-mark-end text:id="IMark67330536"/><text:alphabetical-index-mark-end text:id="IMark68932776"/><text:alphabetical-index-mark-end text:id="IMark60656536"/><text:alphabetical-index-mark-end text:id="IMark62630888"/><text:alphabetical-index-mark-end text:id="IMark61140200"/><text:alphabetical-index-mark-end text:id="IMark47937960"/><text:alphabetical-index-mark-end text:id="IMark57336936"/>s based on the fact that such characteristics of a <text:alphabetical-index-mark-start text:id="IMark70511736"/><text:alphabetical-index-mark-start text:id="IMark70515720"/><text:alphabetical-index-mark-start text:id="IMark70544056"/><text:alphabetical-index-mark-start text:id="IMark64845336"/>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59476920"/>street<text:alphabetical-index-mark-end text:id="IMark59476920"/>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4134744"/><text:alphabetical-index-mark-end text:id="IMark64845336"/><text:alphabetical-index-mark-end text:id="IMark70544056"/><text:alphabetical-index-mark-end text:id="IMark70515720"/><text:alphabetical-index-mark-end text:id="IMark70511736"/> do influence the <text:alphabetical-index-mark-start text:id="IMark63242712"/><text:alphabetical-index-mark-start text:id="IMark62695048"/><text:alphabetical-index-mark-start text:id="IMark67764024"/><text:alphabetical-index-mark-start text:id="IMark67775880"/><text:alphabetical-index-mark-start text:id="IMark54707080"/><text:alphabetical-index-mark-start text:id="IMark63679928"/><text:alphabetical-index-mark-start text:id="IMark61038024"/><text:alphabetical-index-mark-start text:id="IMark64149912"/><text:alphabetical-index-mark-start text:id="IMark68236328"/><text:alphabetical-index-mark-start text:id="IMark67333192"/><text:alphabetical-index-mark-start text:id="IMark70508040"/><text:alphabetical-index-mark-start text:id="IMark62547992"/><text:alphabetical-index-mark-start text:id="IMark69870712"/><text:alphabetical-index-mark-start text:id="IMark69877352"/><text:alphabetical-index-mark-start text:id="IMark69849928"/><text:alphabetical-index-mark-start text:id="IMark69790888"/>value<text:alphabetical-index-mark-end text:id="IMark69790888"/><text:alphabetical-index-mark-end text:id="IMark69849928"/><text:alphabetical-index-mark-end text:id="IMark69877352"/><text:alphabetical-index-mark-end text:id="IMark69870712"/><text:alphabetical-index-mark-end text:id="IMark62547992"/><text:alphabetical-index-mark-end text:id="IMark70508040"/><text:alphabetical-index-mark-end text:id="IMark67333192"/><text:alphabetical-index-mark-end text:id="IMark68236328"/><text:alphabetical-index-mark-end text:id="IMark64149912"/><text:alphabetical-index-mark-end text:id="IMark61038024"/><text:alphabetical-index-mark-end text:id="IMark63679928"/><text:alphabetical-index-mark-end text:id="IMark54707080"/><text:alphabetical-index-mark-end text:id="IMark67775880"/><text:alphabetical-index-mark-end text:id="IMark67764024"/><text:alphabetical-index-mark-end text:id="IMark62695048"/><text:alphabetical-index-mark-end text:id="IMark63242712"/> of <text:alphabetical-index-mark-start text:id="IMark69796200"/><text:alphabetical-index-mark-start text:id="IMark70561768"/><text:alphabetical-index-mark-start text:id="IMark70567080"/><text:alphabetical-index-mark-start text:id="IMark70498456"/><text:alphabetical-index-mark-start text:id="IMark62073224"/><text:alphabetical-index-mark-start text:id="IMark62841256"/><text:alphabetical-index-mark-start text:id="IMark67756872"/><text:alphabetical-index-mark-start text:id="IMark59153608"/><text:alphabetical-index-mark-start text:id="IMark70540360"/>p<text:alphabetical-index-mark-start text:id="IMark70543016"/><text:alphabetical-index-mark-start text:id="IMark70502728"/><text:alphabetical-index-mark-start text:id="IMark70505384"/><text:alphabetical-index-mark-start text:id="IMark69798568"/><text:alphabetical-index-mark-start text:id="IMark70569448"/><text:alphabetical-index-mark-start text:id="IMark70541688"/><text:alphabetical-index-mark-start text:id="IMark40496856"/>ro<text:alphabetical-index-mark-end text:id="IMark40496856"/><text:alphabetical-index-mark-end text:id="IMark70541688"/><text:alphabetical-index-mark-end text:id="IMark70569448"/><text:alphabetical-index-mark-end text:id="IMark69798568"/><text:alphabetical-index-mark-end text:id="IMark70505384"/><text:alphabetical-index-mark-end text:id="IMark70502728"/><text:alphabetical-index-mark-end text:id="IMark70543016"/>perties<text:alphabetical-index-mark-end text:id="IMark70540360"/><text:alphabetical-index-mark-end text:id="IMark59153608"/><text:alphabetical-index-mark-end text:id="IMark67756872"/><text:alphabetical-index-mark-end text:id="IMark62841256"/><text:alphabetical-index-mark-end text:id="IMark62073224"/><text:alphabetical-index-mark-end text:id="IMark70498456"/><text:alphabetical-index-mark-end text:id="IMark70567080"/><text:alphabetical-index-mark-end text:id="IMark70561768"/><text:alphabetical-index-mark-end text:id="IMark69796200"/> and the <text:alphabetical-index-mark-start text:id="IMark64611944"/><text:alphabetical-index-mark-start text:id="IMark64329784"/><text:alphabetical-index-mark-start text:id="IMark69868056"/><text:alphabetical-index-mark-start text:id="IMark69847272"/><text:alphabetical-index-mark-start text:id="IMark69793544"/><text:alphabetical-index-mark-start text:id="IMark70564424"/><text:alphabetical-index-mark-start text:id="IMark70605256"/><text:alphabetical-index-mark-start text:id="IMark70618152"/><text:alphabetical-index-mark-start text:id="IMark70621160"/><text:alphabetical-index-mark-start text:id="IMark70635288"/>number<text:alphabetical-index-mark-end text:id="IMark70635288"/><text:alphabetical-index-mark-end text:id="IMark70621160"/><text:alphabetical-index-mark-end text:id="IMark70618152"/><text:alphabetical-index-mark-end text:id="IMark70605256"/><text:alphabetical-index-mark-end text:id="IMark70564424"/><text:alphabetical-index-mark-end text:id="IMark69793544"/><text:alphabetical-index-mark-end text:id="IMark69847272"/><text:alphabetical-index-mark-end text:id="IMark69868056"/><text:alphabetical-index-mark-end text:id="IMark64329784"/><text:alphabetical-index-mark-end text:id="IMark64611944"/> of <text:alphabetical-index-mark-start text:id="IMark70639576"/><text:alphabetical-index-mark-start text:id="IMark70642584"/><text:alphabetical-index-mark-start text:id="IMark70771608"/><text:alphabetical-index-mark-start text:id="IMark70770104"/><text:alphabetical-index-mark-start text:id="IMark70744040"/><text:alphabetical-index-mark-start text:id="IMark70831928"/><text:alphabetical-index-mark-start text:id="IMark70814328"/><text:alphabetical-index-mark-start text:id="IMark70811320"/><text:alphabetical-index-mark-start text:id="IMark70808312"/><text:alphabetical-index-mark-start text:id="IMark70795976"/>pedestrian<text:alphabetical-index-mark-end text:id="IMark70795976"/><text:alphabetical-index-mark-end text:id="IMark70808312"/><text:alphabetical-index-mark-end text:id="IMark70811320"/><text:alphabetical-index-mark-end text:id="IMark70814328"/><text:alphabetical-index-mark-end text:id="IMark70831928"/><text:alphabetical-index-mark-end text:id="IMark70744040"/><text:alphabetical-index-mark-end text:id="IMark70770104"/><text:alphabetical-index-mark-end text:id="IMark70771608"/><text:alphabetical-index-mark-end text:id="IMark70642584"/><text:alphabetical-index-mark-end text:id="IMark70639576"/>s passing tho<text:alphabetical-index-mark-start text:id="IMark70792968"/><text:alphabetical-index-mark-start text:id="IMark70780632"/><text:alphabetical-index-mark-start text:id="IMark70777624"/><text:alphabetical-index-mark-start text:id="IMark70774616"/><text:alphabetical-index-mark-start text:id="IMark70866776"/><text:alphabetical-index-mark-start text:id="IMark70851784"/><text:alphabetical-index-mark-start text:id="IMark70848776"/>ro<text:alphabetical-index-mark-end text:id="IMark70848776"/><text:alphabetical-index-mark-end text:id="IMark70851784"/><text:alphabetical-index-mark-end text:id="IMark70866776"/><text:alphabetical-index-mark-end text:id="IMark70774616"/><text:alphabetical-index-mark-end text:id="IMark70777624"/><text:alphabetical-index-mark-end text:id="IMark70780632"/><text:alphabetical-index-mark-end text:id="IMark70792968"/>ugh.</text:p>
      <text:p text:style-name="P29"/>
      <text:p text:style-name="P138">While it may seem obvious for some, it is important to stress that the <text:alphabetical-index-mark-start text:id="IMark54858584"/>metric<text:alphabetical-index-mark-end text:id="IMark54858584"/> <text:span text:style-name="T137">(</text:span><text:alphabetical-index-mark-start text:id="IMark62314168"/><text:span text:style-name="T137">decimal</text:span><text:alphabetical-index-mark-end text:id="IMark62314168"/><text:span text:style-name="T137">)</text:span> measurement system has been used in this work.</text:p>
      <text:p text:style-name="P28"/>
      <text:p text:style-name="P28"/>
      <text:h text:style-name="Heading_20_3" text:outline-level="3"><text:bookmark-start text:name="__RefHeading___Toc3182_309449435"/>2.<text:span text:style-name="T131">2</text:span>.7. <text:alphabetical-index-mark-start text:id="IMark63066056"/><text:alphabetical-index-mark-start text:id="IMark61685832"/><text:alphabetical-index-mark-start text:id="IMark56962488"/><text:alphabetical-index-mark-start text:id="IMark32406312"/><text:alphabetical-index-mark-start text:id="IMark68122008"/><text:alphabetical-index-mark-start text:id="IMark53769272"/>Currency<text:alphabetical-index-mark-end text:id="IMark53769272"/><text:alphabetical-index-mark-end text:id="IMark68122008"/><text:alphabetical-index-mark-end text:id="IMark32406312"/><text:alphabetical-index-mark-end text:id="IMark56962488"/><text:alphabetical-index-mark-end text:id="IMark61685832"/><text:alphabetical-index-mark-end text:id="IMark63066056"/> used for appraisal.<text:bookmark-end text:name="__RefHeading___Toc3182_309449435"/></text:h>
      <text:p text:style-name="P48"/>
      <text:p text:style-name="P48">In 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<text:alphabetical-index-mark-start text:id="IMark64496696"/><text:alphabetical-index-mark-start text:id="IMark68157608"/><text:alphabetical-index-mark-start text:id="IMark60023768"/>Argentina<text:alphabetical-index-mark-end text:id="IMark60023768"/><text:alphabetical-index-mark-end text:id="IMark68157608"/><text:alphabetical-index-mark-end text:id="IMark64496696"/>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, the <text:alphabetical-index-mark-start text:id="IMark68138088"/><text:alphabetical-index-mark-start text:id="IMark59152280"/><text:alphabetical-index-mark-start text:id="IMark53570456"/><text:alphabetical-index-mark-start text:id="IMark61716536"/><text:alphabetical-index-mark-start text:id="IMark68153064"/><text:alphabetical-index-mark-start text:id="IMark69782968"/>currency<text:alphabetical-index-mark-end text:id="IMark69782968"/><text:alphabetical-index-mark-end text:id="IMark68153064"/><text:alphabetical-index-mark-end text:id="IMark61716536"/><text:alphabetical-index-mark-end text:id="IMark53570456"/><text:alphabetical-index-mark-end text:id="IMark59152280"/><text:alphabetical-index-mark-end text:id="IMark68138088"/> used for <text:alphabetical-index-mark-start text:id="IMark63439848"/><text:alphabetical-index-mark-start text:id="IMark54276472"/><text:alphabetical-index-mark-start text:id="IMark70691016"/><text:alphabetical-index-mark-start text:id="IMark64611944"/><text:alphabetical-index-mark-start text:id="IMark64329784"/><text:alphabetical-index-mark-start text:id="IMark69868056"/><text:alphabetical-index-mark-start text:id="IMark69847272"/><text:alphabetical-index-mark-start text:id="IMark69793544"/>real<text:alphabetical-index-mark-end text:id="IMark69793544"/><text:alphabetical-index-mark-end text:id="IMark69847272"/><text:alphabetical-index-mark-end text:id="IMark69868056"/><text:alphabetical-index-mark-end text:id="IMark64329784"/><text:alphabetical-index-mark-end text:id="IMark64611944"/><text:alphabetical-index-mark-end text:id="IMark70691016"/><text:alphabetical-index-mark-end text:id="IMark54276472"/><text:alphabetical-index-mark-end text:id="IMark63439848"/> <text:alphabetical-index-mark-start text:id="IMark70564424"/><text:alphabetical-index-mark-start text:id="IMark70605256"/><text:alphabetical-index-mark-start text:id="IMark69796200"/><text:alphabetical-index-mark-start text:id="IMark70561768"/><text:alphabetical-index-mark-start text:id="IMark70567080"/><text:alphabetical-index-mark-start text:id="IMark70498456"/><text:alphabetical-index-mark-start text:id="IMark62073224"/><text:alphabetical-index-mark-start text:id="IMark62841256"/>estate<text:alphabetical-index-mark-end text:id="IMark62841256"/><text:alphabetical-index-mark-end text:id="IMark62073224"/><text:alphabetical-index-mark-end text:id="IMark70498456"/><text:alphabetical-index-mark-end text:id="IMark70567080"/><text:alphabetical-index-mark-end text:id="IMark70561768"/><text:alphabetical-index-mark-end text:id="IMark69796200"/><text:alphabetical-index-mark-end text:id="IMark70605256"/><text:alphabetical-index-mark-end text:id="IMark70564424"/> appraisals has been traditionally the US 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70502728"/><text:alphabetical-index-mark-start text:id="IMark70505384"/><text:alphabetical-index-mark-start text:id="IMark69798568"/>dollar<text:alphabetical-index-mark-end text:id="IMark69798568"/><text:alphabetical-index-mark-end text:id="IMark70505384"/><text:alphabetical-index-mark-end text:id="IMark70502728"/><text:alphabetical-index-mark-end text:id="IMark70543016"/><text:alphabetical-index-mark-end text:id="IMark70540360"/><text:alphabetical-index-mark-end text:id="IMark59153608"/><text:alphabetical-index-mark-end text:id="IMark67756872"/>. This is mainly a <text:alphabetical-index-mark-start text:id="IMark70569448"/><text:alphabetical-index-mark-start text:id="IMark70541688"/><text:alphabetical-index-mark-start text:id="IMark40496856"/><text:alphabetical-index-mark-start text:id="IMark63242712"/><text:alphabetical-index-mark-start text:id="IMark62695048"/><text:alphabetical-index-mark-start text:id="IMark67764024"/><text:alphabetical-index-mark-start text:id="IMark67775880"/>co<text:alphabetical-index-mark-end text:id="IMark67775880"/><text:alphabetical-index-mark-end text:id="IMark67764024"/><text:alphabetical-index-mark-end text:id="IMark62695048"/><text:alphabetical-index-mark-end text:id="IMark63242712"/><text:alphabetical-index-mark-end text:id="IMark40496856"/><text:alphabetical-index-mark-end text:id="IMark70541688"/><text:alphabetical-index-mark-end text:id="IMark70569448"/>llateral effect of the c<text:alphabetical-index-mark-start text:id="IMark54707080"/><text:alphabetical-index-mark-start text:id="IMark63679928"/><text:alphabetical-index-mark-start text:id="IMark61038024"/><text:alphabetical-index-mark-start text:id="IMark64149912"/><text:alphabetical-index-mark-start text:id="IMark68236328"/><text:alphabetical-index-mark-start text:id="IMark67333192"/><text:alphabetical-index-mark-start text:id="IMark70508040"/>h<text:alphabetical-index-mark-start text:id="IMark62547992"/><text:alphabetical-index-mark-start text:id="IMark69870712"/><text:alphabetical-index-mark-start text:id="IMark69877352"/><text:alphabetical-index-mark-start text:id="IMark69849928"/><text:alphabetical-index-mark-start text:id="IMark69790888"/><text:alphabetical-index-mark-start text:id="IMark70511736"/><text:alphabetical-index-mark-start text:id="IMark70515720"/>r<text:alphabetical-index-mark-end text:id="IMark70508040"/><text:alphabetical-index-mark-end text:id="IMark67333192"/><text:alphabetical-index-mark-end text:id="IMark68236328"/><text:alphabetical-index-mark-end text:id="IMark64149912"/><text:alphabetical-index-mark-end text:id="IMark61038024"/><text:alphabetical-index-mark-end text:id="IMark63679928"/><text:alphabetical-index-mark-end text:id="IMark54707080"/>o<text:alphabetical-index-mark-end text:id="IMark70515720"/><text:alphabetical-index-mark-end text:id="IMark70511736"/><text:alphabetical-index-mark-end text:id="IMark69790888"/><text:alphabetical-index-mark-end text:id="IMark69849928"/><text:alphabetical-index-mark-end text:id="IMark69877352"/><text:alphabetical-index-mark-end text:id="IMark69870712"/><text:alphabetical-index-mark-end text:id="IMark62547992"/>nic high inflation of the Argentine <text:alphabetical-index-mark-start text:id="IMark70544056"/><text:alphabetical-index-mark-start text:id="IMark64845336"/>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peso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4134744"/><text:alphabetical-index-mark-end text:id="IMark64845336"/><text:alphabetical-index-mark-end text:id="IMark70544056"/>. <text:alphabetical-index-mark-start text:id="IMark59476920"/><text:alphabetical-index-mark-start text:id="IMark57336936"/><text:alphabetical-index-mark-start text:id="IMark47937960"/><text:alphabetical-index-mark-start text:id="IMark61140200"/><text:alphabetical-index-mark-start text:id="IMark62630888"/><text:alphabetical-index-mark-start text:id="IMark60656536"/><text:alphabetical-index-mark-start text:id="IMark68932776"/>Dollar<text:alphabetical-index-mark-end text:id="IMark68932776"/><text:alphabetical-index-mark-end text:id="IMark60656536"/><text:alphabetical-index-mark-end text:id="IMark62630888"/><text:alphabetical-index-mark-end text:id="IMark61140200"/><text:alphabetical-index-mark-end text:id="IMark47937960"/><text:alphabetical-index-mark-end text:id="IMark57336936"/><text:alphabetical-index-mark-end text:id="IMark59476920"/>s p<text:alphabetical-index-mark-start text:id="IMark67330536"/><text:alphabetical-index-mark-start text:id="IMark67312408"/><text:alphabetical-index-mark-start text:id="IMark67365256"/><text:alphabetical-index-mark-start text:id="IMark68819512"/><text:alphabetical-index-mark-start text:id="IMark68150296"/><text:alphabetical-index-mark-start text:id="IMark46856024"/><text:alphabetical-index-mark-start text:id="IMark67219944"/>ro<text:alphabetical-index-mark-end text:id="IMark67219944"/><text:alphabetical-index-mark-end text:id="IMark46856024"/><text:alphabetical-index-mark-end text:id="IMark68150296"/><text:alphabetical-index-mark-end text:id="IMark68819512"/><text:alphabetical-index-mark-end text:id="IMark67365256"/><text:alphabetical-index-mark-end text:id="IMark67312408"/><text:alphabetical-index-mark-end text:id="IMark67330536"/>v<text:alphabetical-index-mark-start text:id="IMark54968120"/><text:alphabetical-index-mark-start text:id="IMark54113544"/><text:alphabetical-index-mark-start text:id="IMark68152936"/><text:alphabetical-index-mark-start text:id="IMark68778104"/><text:alphabetical-index-mark-start text:id="IMark64783576"/><text:alphabetical-index-mark-start text:id="IMark62647000"/><text:alphabetical-index-mark-start text:id="IMark62197032"/>id<text:alphabetical-index-mark-end text:id="IMark62197032"/><text:alphabetical-index-mark-end text:id="IMark62647000"/><text:alphabetical-index-mark-end text:id="IMark64783576"/><text:alphabetical-index-mark-end text:id="IMark68778104"/><text:alphabetical-index-mark-end text:id="IMark68152936"/><text:alphabetical-index-mark-end text:id="IMark54113544"/><text:alphabetical-index-mark-end text:id="IMark54968120"/>e a better framework for buyers, <text:alphabetical-index-mark-start text:id="IMark68245000"/>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62758152"/><text:alphabetical-index-mark-start text:id="IMark61948968"/><text:alphabetical-index-mark-start text:id="IMark69789560"/><text:alphabetical-index-mark-start text:id="IMark69792216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<text:alphabetical-index-mark-start text:id="IMark70565752"/><text:alphabetical-index-mark-start text:id="IMark69942632"/>invest<text:alphabetical-index-mark-end text:id="IMark69942632"/><text:alphabetical-index-mark-end text:id="IMark70565752"/>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92216"/>or<text:alphabetical-index-mark-end text:id="IMark69789560"/><text:alphabetical-index-mark-end text:id="IMark61948968"/><text:alphabetical-index-mark-end text:id="IMark62758152"/><text:alphabetical-index-mark-end text:id="IMark47461496"/><text:alphabetical-index-mark-end text:id="IMark67338504"/><text:alphabetical-index-mark-end text:id="IMark59257720"/><text:alphabetical-index-mark-end text:id="IMark62048952"/><text:alphabetical-index-mark-end text:id="IMark68245000"/>s and <text:alphabetical-index-mark-start text:id="IMark69943960"/><text:alphabetical-index-mark-start text:id="IMark69869384"/><text:alphabetical-index-mark-start text:id="IMark69872040"/><text:alphabetical-index-mark-start text:id="IMark69878680"/><text:alphabetical-index-mark-start text:id="IMark70512776"/><text:alphabetical-index-mark-start text:id="IMark70618904"/><text:alphabetical-index-mark-start text:id="IMark64235752"/><text:alphabetical-index-mark-start text:id="IMark67334520"/>real<text:alphabetical-index-mark-end text:id="IMark67334520"/><text:alphabetical-index-mark-end text:id="IMark64235752"/><text:alphabetical-index-mark-end text:id="IMark70618904"/><text:alphabetical-index-mark-end text:id="IMark70512776"/><text:alphabetical-index-mark-end text:id="IMark69878680"/><text:alphabetical-index-mark-end text:id="IMark69872040"/><text:alphabetical-index-mark-end text:id="IMark69869384"/><text:alphabetical-index-mark-end text:id="IMark69943960"/> <text:alphabetical-index-mark-start text:id="IMark64319544"/><text:alphabetical-index-mark-start text:id="IMark68948072"/><text:alphabetical-index-mark-start text:id="IMark62203704"/><text:alphabetical-index-mark-start text:id="IMark64299320"/><text:alphabetical-index-mark-start text:id="IMark55186568"/><text:alphabetical-index-mark-start text:id="IMark63275512"/><text:alphabetical-index-mark-start text:id="IMark64250120"/><text:alphabetical-index-mark-start text:id="IMark69848600"/>estate<text:alphabetical-index-mark-end text:id="IMark69848600"/><text:alphabetical-index-mark-end text:id="IMark64250120"/><text:alphabetical-index-mark-end text:id="IMark63275512"/><text:alphabetical-index-mark-end text:id="IMark55186568"/><text:alphabetical-index-mark-end text:id="IMark64299320"/><text:alphabetical-index-mark-end text:id="IMark62203704"/><text:alphabetical-index-mark-end text:id="IMark68948072"/><text:alphabetical-index-mark-end text:id="IMark64319544"/> agents.</text:p>
      <text:p text:style-name="P48"/>
      <text:p text:style-name="P48">In more <text:alphabetical-index-mark-start text:id="IMark67316392"/><text:alphabetical-index-mark-start text:id="IMark69804408"/><text:alphabetical-index-mark-start text:id="IMark69808392"/><text:alphabetical-index-mark-start text:id="IMark69830888"/><text:alphabetical-index-mark-start text:id="IMark69834872"/><text:alphabetical-index-mark-start text:id="IMark69874696"/>recent<text:alphabetical-index-mark-end text:id="IMark69874696"/><text:alphabetical-index-mark-end text:id="IMark69834872"/><text:alphabetical-index-mark-end text:id="IMark69830888"/><text:alphabetical-index-mark-end text:id="IMark69808392"/><text:alphabetical-index-mark-end text:id="IMark69804408"/><text:alphabetical-index-mark-end text:id="IMark67316392"/> <text:alphabetical-index-mark-start text:id="IMark69853912"/><text:alphabetical-index-mark-start text:id="IMark67429576"/><text:alphabetical-index-mark-start text:id="IMark60022440"/><text:alphabetical-index-mark-start text:id="IMark54858584"/><text:alphabetical-index-mark-start text:id="IMark26093000"/><text:alphabetical-index-mark-start text:id="IMark62314168"/><text:alphabetical-index-mark-start text:id="IMark59607896"/><text:alphabetical-index-mark-start text:id="IMark59245112"/>time<text:alphabetical-index-mark-end text:id="IMark59245112"/><text:alphabetical-index-mark-end text:id="IMark59607896"/><text:alphabetical-index-mark-end text:id="IMark62314168"/><text:alphabetical-index-mark-end text:id="IMark26093000"/><text:alphabetical-index-mark-end text:id="IMark54858584"/><text:alphabetical-index-mark-end text:id="IMark60022440"/><text:alphabetical-index-mark-end text:id="IMark67429576"/><text:alphabetical-index-mark-end text:id="IMark69853912"/>s, the <text:alphabetical-index-mark-start text:id="IMark62198776"/><text:alphabetical-index-mark-start text:id="IMark62031656"/><text:alphabetical-index-mark-start text:id="IMark32709256"/><text:alphabetical-index-mark-start text:id="IMark64724632"/><text:alphabetical-index-mark-start text:id="IMark61772200"/><text:alphabetical-index-mark-start text:id="IMark61685832"/><text:alphabetical-index-mark-start text:id="IMark63066056"/>Bit<text:alphabetical-index-mark-start text:id="IMark56962488"/><text:alphabetical-index-mark-start text:id="IMark32406312"/><text:alphabetical-index-mark-start text:id="IMark68122008"/><text:alphabetical-index-mark-start text:id="IMark53769272"/><text:alphabetical-index-mark-start text:id="IMark67454440"/><text:alphabetical-index-mark-start text:id="IMark56326568"/><text:alphabetical-index-mark-start text:id="IMark69852584"/>co<text:alphabetical-index-mark-end text:id="IMark69852584"/><text:alphabetical-index-mark-end text:id="IMark56326568"/><text:alphabetical-index-mark-end text:id="IMark67454440"/><text:alphabetical-index-mark-end text:id="IMark53769272"/><text:alphabetical-index-mark-end text:id="IMark68122008"/><text:alphabetical-index-mark-end text:id="IMark32406312"/><text:alphabetical-index-mark-end text:id="IMark56962488"/>in<text:alphabetical-index-mark-end text:id="IMark63066056"/><text:alphabetical-index-mark-end text:id="IMark61685832"/><text:alphabetical-index-mark-end text:id="IMark61772200"/><text:alphabetical-index-mark-end text:id="IMark64724632"/><text:alphabetical-index-mark-end text:id="IMark32709256"/><text:alphabetical-index-mark-end text:id="IMark62031656"/><text:alphabetical-index-mark-end text:id="IMark62198776"/> has been acquiring some relevance in <text:alphabetical-index-mark-start text:id="IMark69800712"/><text:alphabetical-index-mark-start text:id="IMark68058184"/><text:alphabetical-index-mark-start text:id="IMark69851256"/>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real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<text:alphabetical-index-mark-end text:id="IMark69851256"/><text:alphabetical-index-mark-end text:id="IMark68058184"/><text:alphabetical-index-mark-end text:id="IMark69800712"/> <text:alphabetical-index-mark-start text:id="IMark64496696"/><text:alphabetical-index-mark-start text:id="IMark68157608"/><text:alphabetical-index-mark-start text:id="IMark60023768"/><text:alphabetical-index-mark-start text:id="IMark68138088"/><text:alphabetical-index-mark-start text:id="IMark59152280"/><text:alphabetical-index-mark-start text:id="IMark53570456"/><text:alphabetical-index-mark-start text:id="IMark61716536"/><text:alphabetical-index-mark-start text:id="IMark68153064"/>estate<text:alphabetical-index-mark-end text:id="IMark68153064"/><text:alphabetical-index-mark-end text:id="IMark61716536"/><text:alphabetical-index-mark-end text:id="IMark53570456"/><text:alphabetical-index-mark-end text:id="IMark59152280"/><text:alphabetical-index-mark-end text:id="IMark68138088"/><text:alphabetical-index-mark-end text:id="IMark60023768"/><text:alphabetical-index-mark-end text:id="IMark68157608"/><text:alphabetical-index-mark-end text:id="IMark64496696"/> operations in the <text:alphabetical-index-mark-start text:id="IMark69782968"/><text:alphabetical-index-mark-start text:id="IMark63439848"/><text:alphabetical-index-mark-start text:id="IMark54276472"/><text:alphabetical-index-mark-start text:id="IMark70691016"/><text:alphabetical-index-mark-start text:id="IMark64611944"/><text:alphabetical-index-mark-start text:id="IMark64329784"/><text:alphabetical-index-mark-start text:id="IMark69868056"/><text:alphabetical-index-mark-start text:id="IMark69847272"/><text:alphabetical-index-mark-start text:id="IMark69793544"/><text:alphabetical-index-mark-start text:id="IMark70564424"/><text:alphabetical-index-mark-start text:id="IMark70605256"/><text:alphabetical-index-mark-start text:id="IMark69796200"/><text:alphabetical-index-mark-start text:id="IMark70561768"/><text:alphabetical-index-mark-start text:id="IMark70567080"/><text:alphabetical-index-mark-start text:id="IMark70498456"/>co<text:alphabetical-index-mark-end text:id="IMark70498456"/><text:alphabetical-index-mark-end text:id="IMark70567080"/><text:alphabetical-index-mark-end text:id="IMark70561768"/><text:alphabetical-index-mark-end text:id="IMark69796200"/><text:alphabetical-index-mark-end text:id="IMark70605256"/><text:alphabetical-index-mark-end text:id="IMark70564424"/><text:alphabetical-index-mark-end text:id="IMark69793544"/>unt<text:alphabetical-index-mark-end text:id="IMark69847272"/><text:alphabetical-index-mark-end text:id="IMark69868056"/><text:alphabetical-index-mark-end text:id="IMark64329784"/><text:alphabetical-index-mark-end text:id="IMark64611944"/><text:alphabetical-index-mark-end text:id="IMark70691016"/><text:alphabetical-index-mark-end text:id="IMark54276472"/><text:alphabetical-index-mark-end text:id="IMark63439848"/><text:alphabetical-index-mark-end text:id="IMark69782968"/>ry. However, the <text:alphabetical-index-mark-start text:id="IMark62073224"/><text:alphabetical-index-mark-start text:id="IMark62841256"/><text:alphabetical-index-mark-start text:id="IMark67756872"/><text:alphabetical-index-mark-start text:id="IMark59153608"/><text:alphabetical-index-mark-start text:id="IMark70540360"/><text:alphabetical-index-mark-start text:id="IMark70543016"/>volatility<text:alphabetical-index-mark-end text:id="IMark70543016"/><text:alphabetical-index-mark-end text:id="IMark70540360"/><text:alphabetical-index-mark-end text:id="IMark59153608"/><text:alphabetical-index-mark-end text:id="IMark67756872"/><text:alphabetical-index-mark-end text:id="IMark62841256"/><text:alphabetical-index-mark-end text:id="IMark62073224"/> and <text:alphabetical-index-mark-start text:id="IMark70502728"/><text:alphabetical-index-mark-start text:id="IMark70505384"/><text:alphabetical-index-mark-start text:id="IMark69798568"/><text:alphabetical-index-mark-start text:id="IMark70506712"/><text:alphabetical-index-mark-start text:id="IMark70569448"/><text:alphabetical-index-mark-start text:id="IMark70541688"/>speculative<text:alphabetical-index-mark-end text:id="IMark70541688"/><text:alphabetical-index-mark-end text:id="IMark70569448"/><text:alphabetical-index-mark-end text:id="IMark70506712"/><text:alphabetical-index-mark-end text:id="IMark69798568"/><text:alphabetical-index-mark-end text:id="IMark70505384"/><text:alphabetical-index-mark-end text:id="IMark70502728"/> <text:alphabetical-index-mark-start text:id="IMark40496856"/><text:alphabetical-index-mark-start text:id="IMark63242712"/><text:alphabetical-index-mark-start text:id="IMark62695048"/><text:alphabetical-index-mark-start text:id="IMark67764024"/><text:alphabetical-index-mark-start text:id="IMark67775880"/><text:alphabetical-index-mark-start text:id="IMark68948072"/><text:alphabetical-index-mark-start text:id="IMark64319544"/><text:alphabetical-index-mark-start text:id="IMark62203704"/><text:alphabetical-index-mark-start text:id="IMark64299320"/><text:alphabetical-index-mark-start text:id="IMark55186568"/><text:alphabetical-index-mark-start text:id="IMark63275512"/><text:alphabetical-index-mark-start text:id="IMark64250120"/><text:alphabetical-index-mark-start text:id="IMark69848600"/><text:alphabetical-index-mark-start text:id="IMark69943960"/><text:alphabetical-index-mark-start text:id="IMark69869384"/>value<text:alphabetical-index-mark-end text:id="IMark69869384"/><text:alphabetical-index-mark-end text:id="IMark69943960"/><text:alphabetical-index-mark-end text:id="IMark69848600"/><text:alphabetical-index-mark-end text:id="IMark64250120"/><text:alphabetical-index-mark-end text:id="IMark63275512"/><text:alphabetical-index-mark-end text:id="IMark55186568"/><text:alphabetical-index-mark-end text:id="IMark64299320"/><text:alphabetical-index-mark-end text:id="IMark62203704"/><text:alphabetical-index-mark-end text:id="IMark64319544"/><text:alphabetical-index-mark-end text:id="IMark68948072"/><text:alphabetical-index-mark-end text:id="IMark67775880"/><text:alphabetical-index-mark-end text:id="IMark67764024"/><text:alphabetical-index-mark-end text:id="IMark62695048"/><text:alphabetical-index-mark-end text:id="IMark63242712"/><text:alphabetical-index-mark-end text:id="IMark40496856"/>s sur<text:alphabetical-index-mark-start text:id="IMark69872040"/><text:alphabetical-index-mark-start text:id="IMark69878680"/><text:alphabetical-index-mark-start text:id="IMark70512776"/><text:alphabetical-index-mark-start text:id="IMark70618904"/><text:alphabetical-index-mark-start text:id="IMark64235752"/><text:alphabetical-index-mark-start text:id="IMark67334520"/><text:alphabetical-index-mark-start text:id="IMark68245000"/>ro<text:alphabetical-index-mark-end text:id="IMark68245000"/><text:alphabetical-index-mark-end text:id="IMark67334520"/><text:alphabetical-index-mark-end text:id="IMark64235752"/><text:alphabetical-index-mark-end text:id="IMark70618904"/><text:alphabetical-index-mark-end text:id="IMark70512776"/><text:alphabetical-index-mark-end text:id="IMark69878680"/><text:alphabetical-index-mark-end text:id="IMark69872040"/>unding this crypto 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62758152"/><text:alphabetical-index-mark-start text:id="IMark61948968"/>currency<text:alphabetical-index-mark-end text:id="IMark61948968"/><text:alphabetical-index-mark-end text:id="IMark62758152"/><text:alphabetical-index-mark-end text:id="IMark47461496"/><text:alphabetical-index-mark-end text:id="IMark67338504"/><text:alphabetical-index-mark-end text:id="IMark59257720"/><text:alphabetical-index-mark-end text:id="IMark62048952"/> has put a limit to this g<text:alphabetical-index-mark-start text:id="IMark69789560"/><text:alphabetical-index-mark-start text:id="IMark69792216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ro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92216"/><text:alphabetical-index-mark-end text:id="IMark69789560"/>wth, at least for now.</text:p>
      <text:p text:style-name="P48"/>
      <text:p text:style-name="P48">Hence, for the purposes if this work we will stick with the US <text:alphabetical-index-mark-start text:id="IMark68778104"/><text:alphabetical-index-mark-start text:id="IMark64783576"/><text:alphabetical-index-mark-start text:id="IMark62647000"/><text:alphabetical-index-mark-start text:id="IMark62197032"/><text:alphabetical-index-mark-start text:id="IMark67330536"/><text:alphabetical-index-mark-start text:id="IMark67312408"/><text:alphabetical-index-mark-start text:id="IMark67365256"/>dollar<text:alphabetical-index-mark-end text:id="IMark67365256"/><text:alphabetical-index-mark-end text:id="IMark67312408"/><text:alphabetical-index-mark-end text:id="IMark67330536"/><text:alphabetical-index-mark-end text:id="IMark62197032"/><text:alphabetical-index-mark-end text:id="IMark62647000"/><text:alphabetical-index-mark-end text:id="IMark64783576"/><text:alphabetical-index-mark-end text:id="IMark68778104"/>.</text:p>
      <text:p text:style-name="P48"/>
      <text:p text:style-name="P48"/>
      <text:h text:style-name="Heading_20_3" text:outline-level="3"><text:bookmark-start text:name="__RefHeading___Toc3136_1246115757"/>2.<text:span text:style-name="T131">2</text:span>.8. <text:alphabetical-index-mark-start text:id="IMark57336936"/><text:alphabetical-index-mark-start text:id="IMark61140200"/><text:alphabetical-index-mark-start text:id="IMark62630888"/><text:alphabetical-index-mark-start text:id="IMark60656536"/><text:alphabetical-index-mark-start text:id="IMark68932776"/><text:alphabetical-index-mark-start text:id="IMark70544056"/><text:alphabetical-index-mark-start text:id="IMark64845336"/>RO<text:alphabetical-index-mark-end text:id="IMark64845336"/><text:alphabetical-index-mark-end text:id="IMark70544056"/><text:alphabetical-index-mark-end text:id="IMark68932776"/><text:alphabetical-index-mark-end text:id="IMark60656536"/><text:alphabetical-index-mark-end text:id="IMark62630888"/><text:alphabetical-index-mark-end text:id="IMark61140200"/><text:alphabetical-index-mark-end text:id="IMark57336936"/> and 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62547992"/><text:alphabetical-index-mark-start text:id="IMark69870712"/>CO<text:alphabetical-index-mark-end text:id="IMark69870712"/><text:alphabetical-index-mark-end text:id="IMark62547992"/>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4134744"/> <text:alphabetical-index-mark-start text:id="IMark69877352"/><text:alphabetical-index-mark-start text:id="IMark69849928"/><text:alphabetical-index-mark-start text:id="IMark69790888"/><text:alphabetical-index-mark-start text:id="IMark70511736"/><text:alphabetical-index-mark-start text:id="IMark70515720"/><text:alphabetical-index-mark-start text:id="IMark54707080"/><text:alphabetical-index-mark-start text:id="IMark63679928"/><text:alphabetical-index-mark-start text:id="IMark61038024"/>p<text:alphabetical-index-mark-start text:id="IMark64149912"/><text:alphabetical-index-mark-start text:id="IMark68236328"/><text:alphabetical-index-mark-start text:id="IMark67333192"/><text:alphabetical-index-mark-start text:id="IMark70508040"/><text:alphabetical-index-mark-start text:id="IMark68011016"/><text:alphabetical-index-mark-start text:id="IMark67317720"/><text:alphabetical-index-mark-start text:id="IMark69769720"/>ro<text:alphabetical-index-mark-end text:id="IMark69769720"/><text:alphabetical-index-mark-end text:id="IMark67317720"/><text:alphabetical-index-mark-end text:id="IMark68011016"/><text:alphabetical-index-mark-end text:id="IMark70508040"/><text:alphabetical-index-mark-end text:id="IMark67333192"/><text:alphabetical-index-mark-end text:id="IMark68236328"/><text:alphabetical-index-mark-end text:id="IMark64149912"/>perties<text:alphabetical-index-mark-end text:id="IMark61038024"/><text:alphabetical-index-mark-end text:id="IMark63679928"/><text:alphabetical-index-mark-end text:id="IMark54707080"/><text:alphabetical-index-mark-end text:id="IMark70515720"/><text:alphabetical-index-mark-end text:id="IMark70511736"/><text:alphabetical-index-mark-end text:id="IMark69790888"/><text:alphabetical-index-mark-end text:id="IMark69849928"/><text:alphabetical-index-mark-end text:id="IMark69877352"/>.<text:bookmark-end text:name="__RefHeading___Toc3136_1246115757"/></text:h>
      <text:p text:style-name="P49"/>
      <text:p text:style-name="P49">As expressed in <text:span text:style-name="T14">[</text:span><text:span text:style-name="T18">2.1.</text:span><text:span text:style-name="T14">]</text:span>, there are some <text:alphabetical-index-mark-start text:id="IMark69804408"/><text:alphabetical-index-mark-start text:id="IMark69808392"/><text:alphabetical-index-mark-start text:id="IMark69830888"/><text:alphabetical-index-mark-start text:id="IMark69834872"/><text:alphabetical-index-mark-start text:id="IMark69874696"/><text:alphabetical-index-mark-start text:id="IMark69853912"/><text:alphabetical-index-mark-start text:id="IMark67429576"/><text:alphabetical-index-mark-start text:id="IMark60022440"/>p<text:alphabetical-index-mark-start text:id="IMark54858584"/><text:alphabetical-index-mark-start text:id="IMark26093000"/><text:alphabetical-index-mark-start text:id="IMark62314168"/><text:alphabetical-index-mark-start text:id="IMark59607896"/><text:alphabetical-index-mark-start text:id="IMark59245112"/><text:alphabetical-index-mark-start text:id="IMark56962488"/><text:alphabetical-index-mark-start text:id="IMark32406312"/>ro<text:alphabetical-index-mark-end text:id="IMark32406312"/><text:alphabetical-index-mark-end text:id="IMark56962488"/><text:alphabetical-index-mark-end text:id="IMark59245112"/><text:alphabetical-index-mark-end text:id="IMark59607896"/><text:alphabetical-index-mark-end text:id="IMark62314168"/><text:alphabetical-index-mark-end text:id="IMark26093000"/><text:alphabetical-index-mark-end text:id="IMark54858584"/>perties<text:alphabetical-index-mark-end text:id="IMark60022440"/><text:alphabetical-index-mark-end text:id="IMark67429576"/><text:alphabetical-index-mark-end text:id="IMark69853912"/><text:alphabetical-index-mark-end text:id="IMark69874696"/><text:alphabetical-index-mark-end text:id="IMark69834872"/><text:alphabetical-index-mark-end text:id="IMark69830888"/><text:alphabetical-index-mark-end text:id="IMark69808392"/><text:alphabetical-index-mark-end text:id="IMark69804408"/> classified as <text:alphabetical-index-mark-start text:id="IMark68122008"/><text:alphabetical-index-mark-start text:id="IMark53769272"/><text:alphabetical-index-mark-start text:id="IMark67454440"/><text:alphabetical-index-mark-start text:id="IMark56326568"/><text:alphabetical-index-mark-start text:id="IMark69852584"/><text:alphabetical-index-mark-start text:id="IMark62198776"/><text:alphabetical-index-mark-start text:id="IMark62031656"/>RO<text:alphabetical-index-mark-end text:id="IMark62031656"/><text:alphabetical-index-mark-end text:id="IMark62198776"/><text:alphabetical-index-mark-end text:id="IMark69852584"/><text:alphabetical-index-mark-end text:id="IMark56326568"/><text:alphabetical-index-mark-end text:id="IMark67454440"/><text:alphabetical-index-mark-end text:id="IMark53769272"/><text:alphabetical-index-mark-end text:id="IMark68122008"/> and <text:alphabetical-index-mark-start text:id="IMark32709256"/><text:alphabetical-index-mark-start text:id="IMark64724632"/><text:alphabetical-index-mark-start text:id="IMark61772200"/><text:alphabetical-index-mark-start text:id="IMark61685832"/><text:alphabetical-index-mark-start text:id="IMark63066056"/><text:alphabetical-index-mark-start text:id="IMark69942632"/><text:alphabetical-index-mark-start text:id="IMark69800712"/>CO<text:alphabetical-index-mark-end text:id="IMark69800712"/><text:alphabetical-index-mark-end text:id="IMark69942632"/><text:alphabetical-index-mark-end text:id="IMark63066056"/><text:alphabetical-index-mark-end text:id="IMark61685832"/><text:alphabetical-index-mark-end text:id="IMark61772200"/><text:alphabetical-index-mark-end text:id="IMark64724632"/><text:alphabetical-index-mark-end text:id="IMark32709256"/>. These lie outs<text:alphabetical-index-mark-start text:id="IMark68058184"/><text:alphabetical-index-mark-start text:id="IMark69851256"/>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id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<text:alphabetical-index-mark-end text:id="IMark69851256"/><text:alphabetical-index-mark-end text:id="IMark68058184"/>e the <text:alphabetical-index-mark-start text:id="IMark64496696"/><text:alphabetical-index-mark-start text:id="IMark68157608"/><text:alphabetical-index-mark-start text:id="IMark60023768"/><text:alphabetical-index-mark-start text:id="IMark68138088"/><text:alphabetical-index-mark-start text:id="IMark59152280"/><text:alphabetical-index-mark-start text:id="IMark53570456"/><text:alphabetical-index-mark-start text:id="IMark61716536"/><text:alphabetical-index-mark-start text:id="IMark68153064"/><text:alphabetical-index-mark-start text:id="IMark69792216"/><text:alphabetical-index-mark-start text:id="IMark69789560"/><text:alphabetical-index-mark-start text:id="IMark69794872"/><text:alphabetical-index-mark-start text:id="IMark69797528"/><text:alphabetical-index-mark-start text:id="IMark69811336"/><text:alphabetical-index-mark-start text:id="IMark70555128"/><text:alphabetical-index-mark-start text:id="IMark70563096"/>co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9794872"/><text:alphabetical-index-mark-end text:id="IMark69789560"/><text:alphabetical-index-mark-end text:id="IMark69792216"/>mmercial<text:alphabetical-index-mark-end text:id="IMark68153064"/><text:alphabetical-index-mark-end text:id="IMark61716536"/><text:alphabetical-index-mark-end text:id="IMark53570456"/><text:alphabetical-index-mark-end text:id="IMark59152280"/><text:alphabetical-index-mark-end text:id="IMark68138088"/><text:alphabetical-index-mark-end text:id="IMark60023768"/><text:alphabetical-index-mark-end text:id="IMark68157608"/><text:alphabetical-index-mark-end text:id="IMark64496696"/> 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62758152"/><text:alphabetical-index-mark-start text:id="IMark61948968"/><text:alphabetical-index-mark-start text:id="IMark69872040"/><text:alphabetical-index-mark-start text:id="IMark69878680"/>district<text:alphabetical-index-mark-end text:id="IMark69878680"/><text:alphabetical-index-mark-end text:id="IMark69872040"/><text:alphabetical-index-mark-end text:id="IMark61948968"/><text:alphabetical-index-mark-end text:id="IMark62758152"/><text:alphabetical-index-mark-end text:id="IMark47461496"/><text:alphabetical-index-mark-end text:id="IMark67338504"/><text:alphabetical-index-mark-end text:id="IMark59257720"/><text:alphabetical-index-mark-end text:id="IMark62048952"/> studied but were taken as external <text:alphabetical-index-mark-start text:id="IMark70512776"/><text:alphabetical-index-mark-start text:id="IMark70618904"/><text:alphabetical-index-mark-start text:id="IMark64235752"/><text:alphabetical-index-mark-start text:id="IMark67334520"/><text:alphabetical-index-mark-start text:id="IMark68245000"/><text:alphabetical-index-mark-start text:id="IMark40496856"/><text:alphabetical-index-mark-start text:id="IMark63242712"/>co<text:alphabetical-index-mark-end text:id="IMark63242712"/><text:alphabetical-index-mark-end text:id="IMark40496856"/><text:alphabetical-index-mark-end text:id="IMark68245000"/><text:alphabetical-index-mark-end text:id="IMark67334520"/><text:alphabetical-index-mark-end text:id="IMark64235752"/><text:alphabetical-index-mark-end text:id="IMark70618904"/><text:alphabetical-index-mark-end text:id="IMark70512776"/>nt<text:alphabetical-index-mark-start text:id="IMark62695048"/><text:alphabetical-index-mark-start text:id="IMark67764024"/><text:alphabetical-index-mark-start text:id="IMark67775880"/><text:alphabetical-index-mark-start text:id="IMark68948072"/><text:alphabetical-index-mark-start text:id="IMark64319544"/><text:alphabetical-index-mark-start text:id="IMark62203704"/><text:alphabetical-index-mark-start text:id="IMark64299320"/>ro<text:alphabetical-index-mark-end text:id="IMark64299320"/><text:alphabetical-index-mark-end text:id="IMark62203704"/><text:alphabetical-index-mark-end text:id="IMark64319544"/><text:alphabetical-index-mark-end text:id="IMark68948072"/><text:alphabetical-index-mark-end text:id="IMark67775880"/><text:alphabetical-index-mark-end text:id="IMark67764024"/><text:alphabetical-index-mark-end text:id="IMark62695048"/>l references for the purposes of this <text:alphabetical-index-mark-start text:id="IMark55186568"/><text:alphabetical-index-mark-start text:id="IMark63275512"/><text:alphabetical-index-mark-start text:id="IMark64250120"/><text:alphabetical-index-mark-start text:id="IMark69848600"/><text:alphabetical-index-mark-start text:id="IMark69943960"/><text:alphabetical-index-mark-start text:id="IMark69869384"/><text:alphabetical-index-mark-start text:id="IMark70502728"/>study<text:alphabetical-index-mark-end text:id="IMark70502728"/><text:alphabetical-index-mark-end text:id="IMark69869384"/><text:alphabetical-index-mark-end text:id="IMark69943960"/><text:alphabetical-index-mark-end text:id="IMark69848600"/><text:alphabetical-index-mark-end text:id="IMark64250120"/><text:alphabetical-index-mark-end text:id="IMark63275512"/><text:alphabetical-index-mark-end text:id="IMark55186568"/>. Their <text:alphabetical-index-mark-start text:id="IMark70505384"/><text:alphabetical-index-mark-start text:id="IMark69798568"/><text:alphabetical-index-mark-start text:id="IMark70506712"/><text:alphabetical-index-mark-start text:id="IMark70569448"/><text:alphabetical-index-mark-start text:id="IMark70541688"/><text:alphabetical-index-mark-start text:id="IMark62073224"/><text:alphabetical-index-mark-start text:id="IMark62841256"/>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69782968"/><text:alphabetical-index-mark-start text:id="IMark63439848"/><text:alphabetical-index-mark-start text:id="IMark54276472"/><text:alphabetical-index-mark-start text:id="IMark70691016"/>value<text:alphabetical-index-mark-end text:id="IMark70691016"/><text:alphabetical-index-mark-end text:id="IMark54276472"/><text:alphabetical-index-mark-end text:id="IMark63439848"/><text:alphabetical-index-mark-end text:id="IMark69782968"/><text:alphabetical-index-mark-end text:id="IMark70543016"/><text:alphabetical-index-mark-end text:id="IMark70540360"/><text:alphabetical-index-mark-end text:id="IMark59153608"/><text:alphabetical-index-mark-end text:id="IMark67756872"/><text:alphabetical-index-mark-end text:id="IMark62841256"/><text:alphabetical-index-mark-end text:id="IMark62073224"/><text:alphabetical-index-mark-end text:id="IMark70541688"/><text:alphabetical-index-mark-end text:id="IMark70569448"/><text:alphabetical-index-mark-end text:id="IMark70506712"/><text:alphabetical-index-mark-end text:id="IMark69798568"/><text:alphabetical-index-mark-end text:id="IMark70505384"/>s and characteristics are not part of the <text:alphabetical-index-mark-start text:id="IMark64611944"/><text:alphabetical-index-mark-start text:id="IMark64329784"/><text:alphabetical-index-mark-start text:id="IMark69868056"/><text:alphabetical-index-mark-start text:id="IMark69847272"/><text:alphabetical-index-mark-start text:id="IMark69793544"/><text:alphabetical-index-mark-start text:id="IMark70564424"/><text:alphabetical-index-mark-start text:id="IMark70605256"/><text:alphabetical-index-mark-start text:id="IMark69796200"/>statistic<text:alphabetical-index-mark-end text:id="IMark69796200"/><text:alphabetical-index-mark-end text:id="IMark70605256"/><text:alphabetical-index-mark-end text:id="IMark70564424"/><text:alphabetical-index-mark-end text:id="IMark69793544"/><text:alphabetical-index-mark-end text:id="IMark69847272"/><text:alphabetical-index-mark-end text:id="IMark69868056"/><text:alphabetical-index-mark-end text:id="IMark64329784"/><text:alphabetical-index-mark-end text:id="IMark64611944"/> itself.</text:p>
      <text:p text:style-name="P48"><text:soft-page-break/></text:p>
      <text:p text:style-name="P48"/>
      <text:h text:style-name="Heading_20_3" text:outline-level="3"><text:bookmark-start text:name="__RefHeading___Toc3138_1246115757"/>2.<text:span text:style-name="T131">2</text:span>.9. The effect of <text:alphabetical-index-mark-start text:id="IMark67312408"/><text:alphabetical-index-mark-start text:id="IMark68819512"/><text:alphabetical-index-mark-start text:id="IMark46856024"/><text:alphabetical-index-mark-start text:id="IMark68150296"/><text:alphabetical-index-mark-start text:id="IMark59476920"/><text:alphabetical-index-mark-start text:id="IMark67219944"/><text:alphabetical-index-mark-start text:id="IMark69873368"/><text:alphabetical-index-mark-start text:id="IMark47937960"/>urban<text:alphabetical-index-mark-end text:id="IMark47937960"/><text:alphabetical-index-mark-end text:id="IMark69873368"/><text:alphabetical-index-mark-end text:id="IMark67219944"/><text:alphabetical-index-mark-end text:id="IMark59476920"/><text:alphabetical-index-mark-end text:id="IMark68150296"/><text:alphabetical-index-mark-end text:id="IMark46856024"/><text:alphabetical-index-mark-end text:id="IMark68819512"/><text:alphabetical-index-mark-end text:id="IMark67312408"/> design.<text:bookmark-end text:name="__RefHeading___Toc3138_1246115757"/></text:h>
      <text:p text:style-name="P50"/>
      <text:p text:style-name="P50">The way in which accesses for <text:alphabetical-index-mark-start text:id="IMark70511736"/><text:alphabetical-index-mark-start text:id="IMark70515720"/><text:alphabetical-index-mark-start text:id="IMark54707080"/><text:alphabetical-index-mark-start text:id="IMark63679928"/><text:alphabetical-index-mark-start text:id="IMark61038024"/><text:alphabetical-index-mark-start text:id="IMark64149912"/><text:alphabetical-index-mark-start text:id="IMark68236328"/><text:alphabetical-index-mark-start text:id="IMark67333192"/>pedestrian<text:alphabetical-index-mark-end text:id="IMark67333192"/><text:alphabetical-index-mark-end text:id="IMark68236328"/><text:alphabetical-index-mark-end text:id="IMark64149912"/><text:alphabetical-index-mark-end text:id="IMark61038024"/><text:alphabetical-index-mark-end text:id="IMark63679928"/><text:alphabetical-index-mark-end text:id="IMark54707080"/><text:alphabetical-index-mark-end text:id="IMark70515720"/><text:alphabetical-index-mark-end text:id="IMark70511736"/>s, <text:alphabetical-index-mark-start text:id="IMark70508040"/><text:alphabetical-index-mark-start text:id="IMark68011016"/><text:alphabetical-index-mark-start text:id="IMark67317720"/><text:alphabetical-index-mark-start text:id="IMark69769720"/><text:alphabetical-index-mark-start text:id="IMark64134744"/><text:alphabetical-index-mark-start text:id="IMark57052760"/><text:alphabetical-index-mark-start text:id="IMark63748568"/><text:alphabetical-index-mark-start text:id="IMark68821768"/><text:alphabetical-index-mark-start text:id="IMark47536104"/><text:alphabetical-index-mark-start text:id="IMark62547992"/><text:alphabetical-index-mark-start text:id="IMark69870712"/><text:alphabetical-index-mark-start text:id="IMark57336936"/><text:alphabetical-index-mark-start text:id="IMark61140200"/><text:alphabetical-index-mark-start text:id="IMark62630888"/><text:alphabetical-index-mark-start text:id="IMark60656536"/><text:alphabetical-index-mark-start text:id="IMark68932776"/>bus<text:alphabetical-index-mark-end text:id="IMark68932776"/><text:alphabetical-index-mark-end text:id="IMark60656536"/><text:alphabetical-index-mark-end text:id="IMark62630888"/><text:alphabetical-index-mark-end text:id="IMark61140200"/><text:alphabetical-index-mark-end text:id="IMark57336936"/><text:alphabetical-index-mark-end text:id="IMark69870712"/><text:alphabetical-index-mark-end text:id="IMark62547992"/><text:alphabetical-index-mark-end text:id="IMark47536104"/><text:alphabetical-index-mark-end text:id="IMark68821768"/><text:alphabetical-index-mark-end text:id="IMark63748568"/><text:alphabetical-index-mark-end text:id="IMark57052760"/><text:alphabetical-index-mark-end text:id="IMark64134744"/><text:alphabetical-index-mark-end text:id="IMark69769720"/><text:alphabetical-index-mark-end text:id="IMark67317720"/><text:alphabetical-index-mark-end text:id="IMark68011016"/><text:alphabetical-index-mark-end text:id="IMark70508040"/> <text:alphabetical-index-mark-start text:id="IMark70544056"/><text:alphabetical-index-mark-start text:id="IMark64845336"/><text:alphabetical-index-mark-start text:id="IMark67316392"/><text:alphabetical-index-mark-start text:id="IMark70565752"/><text:alphabetical-index-mark-start text:id="IMark70561768"/><text:alphabetical-index-mark-start text:id="IMark70567080"/><text:alphabetical-index-mark-start text:id="IMark70498456"/><text:alphabetical-index-mark-start text:id="IMark54968120"/><text:alphabetical-index-mark-start text:id="IMark68152936"/><text:alphabetical-index-mark-start text:id="IMark54113544"/><text:alphabetical-index-mark-start text:id="IMark54858584"/><text:alphabetical-index-mark-start text:id="IMark26093000"/><text:alphabetical-index-mark-start text:id="IMark62314168"/><text:alphabetical-index-mark-start text:id="IMark59607896"/><text:alphabetical-index-mark-start text:id="IMark59245112"/><text:alphabetical-index-mark-start text:id="IMark56962488"/>stop<text:alphabetical-index-mark-end text:id="IMark56962488"/><text:alphabetical-index-mark-end text:id="IMark59245112"/><text:alphabetical-index-mark-end text:id="IMark59607896"/><text:alphabetical-index-mark-end text:id="IMark62314168"/><text:alphabetical-index-mark-end text:id="IMark26093000"/><text:alphabetical-index-mark-end text:id="IMark54858584"/><text:alphabetical-index-mark-end text:id="IMark54113544"/><text:alphabetical-index-mark-end text:id="IMark68152936"/><text:alphabetical-index-mark-end text:id="IMark54968120"/><text:alphabetical-index-mark-end text:id="IMark70498456"/><text:alphabetical-index-mark-end text:id="IMark70567080"/><text:alphabetical-index-mark-end text:id="IMark70561768"/><text:alphabetical-index-mark-end text:id="IMark70565752"/><text:alphabetical-index-mark-end text:id="IMark67316392"/><text:alphabetical-index-mark-end text:id="IMark64845336"/><text:alphabetical-index-mark-end text:id="IMark70544056"/>s, etc. are distributed also seems to have an effect of <text:alphabetical-index-mark-start text:id="IMark32406312"/><text:alphabetical-index-mark-start text:id="IMark69804408"/><text:alphabetical-index-mark-start text:id="IMark69808392"/><text:alphabetical-index-mark-start text:id="IMark69830888"/><text:alphabetical-index-mark-start text:id="IMark69834872"/><text:alphabetical-index-mark-start text:id="IMark69874696"/><text:alphabetical-index-mark-start text:id="IMark69853912"/><text:alphabetical-index-mark-start text:id="IMark67429576"/>pedestrian<text:alphabetical-index-mark-end text:id="IMark67429576"/><text:alphabetical-index-mark-end text:id="IMark69853912"/><text:alphabetical-index-mark-end text:id="IMark69874696"/><text:alphabetical-index-mark-end text:id="IMark69834872"/><text:alphabetical-index-mark-end text:id="IMark69830888"/><text:alphabetical-index-mark-end text:id="IMark69808392"/><text:alphabetical-index-mark-end text:id="IMark69804408"/><text:alphabetical-index-mark-end text:id="IMark32406312"/> transit, affecting the <text:alphabetical-index-mark-start text:id="IMark60022440"/><text:alphabetical-index-mark-start text:id="IMark64783576"/><text:alphabetical-index-mark-start text:id="IMark68122008"/><text:alphabetical-index-mark-start text:id="IMark53769272"/><text:alphabetical-index-mark-start text:id="IMark67454440"/><text:alphabetical-index-mark-start text:id="IMark56326568"/><text:alphabetical-index-mark-start text:id="IMark69852584"/><text:alphabetical-index-mark-start text:id="IMark62198776"/>number<text:alphabetical-index-mark-end text:id="IMark62198776"/><text:alphabetical-index-mark-end text:id="IMark69852584"/><text:alphabetical-index-mark-end text:id="IMark56326568"/><text:alphabetical-index-mark-end text:id="IMark67454440"/><text:alphabetical-index-mark-end text:id="IMark53769272"/><text:alphabetical-index-mark-end text:id="IMark68122008"/><text:alphabetical-index-mark-end text:id="IMark64783576"/><text:alphabetical-index-mark-end text:id="IMark60022440"/> of <text:alphabetical-index-mark-start text:id="IMark62031656"/><text:alphabetical-index-mark-start text:id="IMark64329784"/><text:alphabetical-index-mark-start text:id="IMark64611944"/><text:alphabetical-index-mark-start text:id="IMark69868056"/><text:alphabetical-index-mark-start text:id="IMark69847272"/><text:alphabetical-index-mark-start text:id="IMark69793544"/><text:alphabetical-index-mark-start text:id="IMark70564424"/><text:alphabetical-index-mark-start text:id="IMark70605256"/>people<text:alphabetical-index-mark-end text:id="IMark70605256"/><text:alphabetical-index-mark-end text:id="IMark70564424"/><text:alphabetical-index-mark-end text:id="IMark69793544"/><text:alphabetical-index-mark-end text:id="IMark69847272"/><text:alphabetical-index-mark-end text:id="IMark69868056"/><text:alphabetical-index-mark-end text:id="IMark64611944"/><text:alphabetical-index-mark-end text:id="IMark64329784"/><text:alphabetical-index-mark-end text:id="IMark62031656"/> that:</text:p>
      <text:p text:style-name="P50"/>
      <text:p text:style-name="P50"><text:span text:style-name="T14">2.</text:span><text:span text:style-name="T29">2</text:span><text:span text:style-name="T14">.9.1.</text:span> Visit each <text:alphabetical-index-mark-start text:id="IMark70506712"/><text:alphabetical-index-mark-start text:id="IMark70569448"/><text:alphabetical-index-mark-start text:id="IMark70541688"/><text:alphabetical-index-mark-start text:id="IMark62073224"/><text:alphabetical-index-mark-start text:id="IMark62841256"/><text:alphabetical-index-mark-start text:id="IMark67756872"/><text:alphabetical-index-mark-start text:id="IMark59153608"/><text:alphabetical-index-mark-start text:id="IMark70540360"/>street<text:alphabetical-index-mark-end text:id="IMark70540360"/><text:alphabetical-index-mark-end text:id="IMark59153608"/><text:alphabetical-index-mark-end text:id="IMark67756872"/><text:alphabetical-index-mark-end text:id="IMark62841256"/><text:alphabetical-index-mark-end text:id="IMark62073224"/><text:alphabetical-index-mark-end text:id="IMark70541688"/><text:alphabetical-index-mark-end text:id="IMark70569448"/><text:alphabetical-index-mark-end text:id="IMark70506712"/>. Undeni<text:alphabetical-index-mark-start text:id="IMark70543016"/><text:alphabetical-index-mark-start text:id="IMark69782968"/><text:alphabetical-index-mark-start text:id="IMark63439848"/><text:alphabetical-index-mark-start text:id="IMark54276472"/><text:alphabetical-index-mark-start text:id="IMark70691016"/><text:alphabetical-index-mark-start text:id="IMark55186568"/><text:alphabetical-index-mark-start text:id="IMark63275512"/>ab<text:alphabetical-index-mark-end text:id="IMark63275512"/><text:alphabetical-index-mark-end text:id="IMark55186568"/><text:alphabetical-index-mark-end text:id="IMark70691016"/><text:alphabetical-index-mark-end text:id="IMark54276472"/><text:alphabetical-index-mark-end text:id="IMark63439848"/><text:alphabetical-index-mark-end text:id="IMark69782968"/><text:alphabetical-index-mark-end text:id="IMark70543016"/>ly, the <text:alphabetical-index-mark-start text:id="IMark64250120"/><text:alphabetical-index-mark-start text:id="IMark69848600"/><text:alphabetical-index-mark-start text:id="IMark69943960"/><text:alphabetical-index-mark-start text:id="IMark69869384"/><text:alphabetical-index-mark-start text:id="IMark70502728"/><text:alphabetical-index-mark-start text:id="IMark62695048"/><text:alphabetical-index-mark-start text:id="IMark67764024"/>town<text:alphabetical-index-mark-end text:id="IMark67764024"/><text:alphabetical-index-mark-end text:id="IMark62695048"/><text:alphabetical-index-mark-end text:id="IMark70502728"/><text:alphabetical-index-mark-end text:id="IMark69869384"/><text:alphabetical-index-mark-end text:id="IMark69943960"/><text:alphabetical-index-mark-end text:id="IMark69848600"/><text:alphabetical-index-mark-end text:id="IMark64250120"/>’s <text:alphabetical-index-mark-start text:id="IMark67775880"/><text:alphabetical-index-mark-start text:id="IMark68948072"/><text:alphabetical-index-mark-start text:id="IMark64319544"/><text:alphabetical-index-mark-start text:id="IMark62203704"/><text:alphabetical-index-mark-start text:id="IMark64299320"/><text:alphabetical-index-mark-start text:id="IMark70512776"/><text:alphabetical-index-mark-start text:id="IMark70618904"/><text:alphabetical-index-mark-start text:id="IMark64235752"/>architecture<text:alphabetical-index-mark-end text:id="IMark64235752"/><text:alphabetical-index-mark-end text:id="IMark70618904"/><text:alphabetical-index-mark-end text:id="IMark70512776"/><text:alphabetical-index-mark-end text:id="IMark64299320"/><text:alphabetical-index-mark-end text:id="IMark62203704"/><text:alphabetical-index-mark-end text:id="IMark64319544"/><text:alphabetical-index-mark-end text:id="IMark68948072"/><text:alphabetical-index-mark-end text:id="IMark67775880"/>, good or bad, has an effect on how many <text:alphabetical-index-mark-start text:id="IMark67334520"/><text:alphabetical-index-mark-start text:id="IMark68245000"/><text:alphabetical-index-mark-start text:id="IMark40496856"/><text:alphabetical-index-mark-start text:id="IMark63242712"/><text:alphabetical-index-mark-start text:id="IMark62048952"/><text:alphabetical-index-mark-start text:id="IMark59257720"/><text:alphabetical-index-mark-start text:id="IMark67338504"/><text:alphabetical-index-mark-start text:id="IMark47461496"/>people<text:alphabetical-index-mark-end text:id="IMark47461496"/><text:alphabetical-index-mark-end text:id="IMark67338504"/><text:alphabetical-index-mark-end text:id="IMark59257720"/><text:alphabetical-index-mark-end text:id="IMark62048952"/><text:alphabetical-index-mark-end text:id="IMark63242712"/><text:alphabetical-index-mark-end text:id="IMark40496856"/><text:alphabetical-index-mark-end text:id="IMark68245000"/><text:alphabetical-index-mark-end text:id="IMark67334520"/> walk on different areas. Some places are better suited for <text:alphabetical-index-mark-start text:id="IMark62758152"/><text:alphabetical-index-mark-start text:id="IMark61948968"/><text:alphabetical-index-mark-start text:id="IMark69872040"/><text:alphabetical-index-mark-start text:id="IMark69878680"/><text:alphabetical-index-mark-start text:id="IMark64496696"/><text:alphabetical-index-mark-start text:id="IMark68157608"/><text:alphabetical-index-mark-start text:id="IMark60023768"/><text:alphabetical-index-mark-start text:id="IMark68138088"/>pedestrian<text:alphabetical-index-mark-end text:id="IMark68138088"/><text:alphabetical-index-mark-end text:id="IMark60023768"/><text:alphabetical-index-mark-end text:id="IMark68157608"/><text:alphabetical-index-mark-end text:id="IMark64496696"/><text:alphabetical-index-mark-end text:id="IMark69878680"/><text:alphabetical-index-mark-end text:id="IMark69872040"/><text:alphabetical-index-mark-end text:id="IMark61948968"/><text:alphabetical-index-mark-end text:id="IMark62758152"/>s than others on the basis of their characteristics such as <text:alphabetical-index-mark-start text:id="IMark59152280"/><text:alphabetical-index-mark-start text:id="IMark53570456"/><text:alphabetical-index-mark-start text:id="IMark61716536"/><text:alphabetical-index-mark-start text:id="IMark68153064"/><text:alphabetical-index-mark-start text:id="IMark69792216"/><text:alphabetical-index-mark-start text:id="IMark69789560"/><text:alphabetical-index-mark-start text:id="IMark69794872"/>vehicle<text:alphabetical-index-mark-end text:id="IMark69794872"/><text:alphabetical-index-mark-end text:id="IMark69789560"/><text:alphabetical-index-mark-end text:id="IMark69792216"/><text:alphabetical-index-mark-end text:id="IMark68153064"/><text:alphabetical-index-mark-end text:id="IMark61716536"/><text:alphabetical-index-mark-end text:id="IMark53570456"/><text:alphabetical-index-mark-end text:id="IMark59152280"/> <text:alphabetical-index-mark-start text:id="IMark69797528"/><text:alphabetical-index-mark-start text:id="IMark69811336"/><text:alphabetical-index-mark-start text:id="IMark70555128"/><text:alphabetical-index-mark-start text:id="IMark70563096"/><text:alphabetical-index-mark-start text:id="IMark68058184"/><text:alphabetical-index-mark-start text:id="IMark69851256"/>traffic<text:alphabetical-index-mark-end text:id="IMark69851256"/><text:alphabetical-index-mark-end text:id="IMark68058184"/><text:alphabetical-index-mark-end text:id="IMark70563096"/><text:alphabetical-index-mark-end text:id="IMark70555128"/><text:alphabetical-index-mark-end text:id="IMark69811336"/><text:alphabetical-index-mark-end text:id="IMark69797528"/>, <text:alphabetical-index-mark-start text:id="IMark70539032"/><text:alphabetical-index-mark-start text:id="IMark70504056"/><text:alphabetical-index-mark-start text:id="IMark70509368"/><text:alphabetical-index-mark-start text:id="IMark67206872"/><text:alphabetical-index-mark-start text:id="IMark61935976"/><text:alphabetical-index-mark-start text:id="IMark32709256"/><text:alphabetical-index-mark-start text:id="IMark64724632"/><text:alphabetical-index-mark-start text:id="IMark61772200"/>street<text:alphabetical-index-mark-end text:id="IMark61772200"/><text:alphabetical-index-mark-end text:id="IMark64724632"/><text:alphabetical-index-mark-end text:id="IMark32709256"/><text:alphabetical-index-mark-end text:id="IMark61935976"/><text:alphabetical-index-mark-end text:id="IMark67206872"/><text:alphabetical-index-mark-end text:id="IMark70509368"/><text:alphabetical-index-mark-end text:id="IMark70504056"/><text:alphabetical-index-mark-end text:id="IMark70539032"/> lights for c<text:alphabetical-index-mark-start text:id="IMark61685832"/><text:alphabetical-index-mark-start text:id="IMark63066056"/><text:alphabetical-index-mark-start text:id="IMark69942632"/><text:alphabetical-index-mark-start text:id="IMark69800712"/><text:alphabetical-index-mark-start text:id="IMark62647000"/><text:alphabetical-index-mark-start text:id="IMark68778104"/><text:alphabetical-index-mark-start text:id="IMark67330536"/>ro<text:alphabetical-index-mark-end text:id="IMark67330536"/><text:alphabetical-index-mark-end text:id="IMark68778104"/><text:alphabetical-index-mark-end text:id="IMark62647000"/><text:alphabetical-index-mark-end text:id="IMark69800712"/><text:alphabetical-index-mark-end text:id="IMark69942632"/><text:alphabetical-index-mark-end text:id="IMark63066056"/><text:alphabetical-index-mark-end text:id="IMark61685832"/>ssing, <text:alphabetical-index-mark-start text:id="IMark62197032"/><text:alphabetical-index-mark-start text:id="IMark67365256"/><text:alphabetical-index-mark-start text:id="IMark68819512"/><text:alphabetical-index-mark-start text:id="IMark67312408"/><text:alphabetical-index-mark-start text:id="IMark46856024"/><text:alphabetical-index-mark-start text:id="IMark68150296"/><text:alphabetical-index-mark-start text:id="IMark59476920"/><text:alphabetical-index-mark-start text:id="IMark67219944"/>viaduct<text:alphabetical-index-mark-end text:id="IMark67219944"/><text:alphabetical-index-mark-end text:id="IMark59476920"/><text:alphabetical-index-mark-end text:id="IMark68150296"/><text:alphabetical-index-mark-end text:id="IMark46856024"/><text:alphabetical-index-mark-end text:id="IMark67312408"/><text:alphabetical-index-mark-end text:id="IMark68819512"/><text:alphabetical-index-mark-end text:id="IMark67365256"/><text:alphabetical-index-mark-end text:id="IMark62197032"/>s, etc.</text:p>
      <text:p text:style-name="P50"/>
      <text:p text:style-name="P53">This <text:alphabetical-index-mark-start text:id="IMark70511736"/><text:alphabetical-index-mark-start text:id="IMark70515720"/><text:alphabetical-index-mark-start text:id="IMark54707080"/><text:alphabetical-index-mark-start text:id="IMark63679928"/><text:alphabetical-index-mark-start text:id="IMark61038024"/><text:alphabetical-index-mark-start text:id="IMark64149912"/><text:alphabetical-index-mark-start text:id="IMark68236328"/>study<text:alphabetical-index-mark-end text:id="IMark68236328"/><text:alphabetical-index-mark-end text:id="IMark64149912"/><text:alphabetical-index-mark-end text:id="IMark61038024"/><text:alphabetical-index-mark-end text:id="IMark63679928"/><text:alphabetical-index-mark-end text:id="IMark54707080"/><text:alphabetical-index-mark-end text:id="IMark70515720"/><text:alphabetical-index-mark-end text:id="IMark70511736"/> does not involve itself into the details of <text:alphabetical-index-mark-start text:id="IMark67333192"/><text:alphabetical-index-mark-start text:id="IMark70508040"/><text:alphabetical-index-mark-start text:id="IMark68011016"/><text:alphabetical-index-mark-start text:id="IMark67317720"/><text:alphabetical-index-mark-start text:id="IMark69769720"/><text:alphabetical-index-mark-start text:id="IMark64134744"/><text:alphabetical-index-mark-start text:id="IMark57052760"/><text:alphabetical-index-mark-start text:id="IMark63748568"/>urban<text:alphabetical-index-mark-end text:id="IMark63748568"/><text:alphabetical-index-mark-end text:id="IMark57052760"/><text:alphabetical-index-mark-end text:id="IMark64134744"/><text:alphabetical-index-mark-end text:id="IMark69769720"/><text:alphabetical-index-mark-end text:id="IMark67317720"/><text:alphabetical-index-mark-end text:id="IMark68011016"/><text:alphabetical-index-mark-end text:id="IMark70508040"/><text:alphabetical-index-mark-end text:id="IMark67333192"/> design except for the fact that the <text:alphabetical-index-mark-start text:id="IMark68821768"/><text:alphabetical-index-mark-start text:id="IMark47536104"/><text:alphabetical-index-mark-start text:id="IMark62547992"/><text:alphabetical-index-mark-start text:id="IMark69870712"/><text:alphabetical-index-mark-start text:id="IMark57336936"/><text:alphabetical-index-mark-start text:id="IMark61140200"/><text:alphabetical-index-mark-start text:id="IMark62630888"/><text:alphabetical-index-mark-start text:id="IMark60656536"/><text:alphabetical-index-mark-start text:id="IMark68932776"/><text:alphabetical-index-mark-start text:id="IMark70544056"/><text:alphabetical-index-mark-start text:id="IMark64845336"/><text:alphabetical-index-mark-start text:id="IMark67316392"/><text:alphabetical-index-mark-start text:id="IMark70565752"/><text:alphabetical-index-mark-start text:id="IMark70561768"/><text:alphabetical-index-mark-start text:id="IMark70567080"/>co<text:alphabetical-index-mark-end text:id="IMark70567080"/><text:alphabetical-index-mark-end text:id="IMark70561768"/><text:alphabetical-index-mark-end text:id="IMark70565752"/><text:alphabetical-index-mark-end text:id="IMark67316392"/><text:alphabetical-index-mark-end text:id="IMark64845336"/><text:alphabetical-index-mark-end text:id="IMark70544056"/><text:alphabetical-index-mark-end text:id="IMark68932776"/>unt<text:alphabetical-index-mark-end text:id="IMark60656536"/><text:alphabetical-index-mark-end text:id="IMark62630888"/><text:alphabetical-index-mark-end text:id="IMark61140200"/><text:alphabetical-index-mark-end text:id="IMark57336936"/><text:alphabetical-index-mark-end text:id="IMark69870712"/><text:alphabetical-index-mark-end text:id="IMark62547992"/><text:alphabetical-index-mark-end text:id="IMark47536104"/><text:alphabetical-index-mark-end text:id="IMark68821768"/> of <text:alphabetical-index-mark-start text:id="IMark70498456"/><text:alphabetical-index-mark-start text:id="IMark54968120"/><text:alphabetical-index-mark-start text:id="IMark68152936"/><text:alphabetical-index-mark-start text:id="IMark54113544"/><text:alphabetical-index-mark-start text:id="IMark54858584"/><text:alphabetical-index-mark-start text:id="IMark26093000"/><text:alphabetical-index-mark-start text:id="IMark62314168"/><text:alphabetical-index-mark-start text:id="IMark59607896"/>pedestrian<text:alphabetical-index-mark-end text:id="IMark59607896"/><text:alphabetical-index-mark-end text:id="IMark62314168"/><text:alphabetical-index-mark-end text:id="IMark26093000"/><text:alphabetical-index-mark-end text:id="IMark54858584"/><text:alphabetical-index-mark-end text:id="IMark54113544"/><text:alphabetical-index-mark-end text:id="IMark68152936"/><text:alphabetical-index-mark-end text:id="IMark54968120"/><text:alphabetical-index-mark-end text:id="IMark70498456"/>s on each <text:alphabetical-index-mark-start text:id="IMark59245112"/><text:alphabetical-index-mark-start text:id="IMark56962488"/><text:alphabetical-index-mark-start text:id="IMark64329784"/><text:alphabetical-index-mark-start text:id="IMark62031656"/><text:alphabetical-index-mark-start text:id="IMark64611944"/><text:alphabetical-index-mark-start text:id="IMark69868056"/><text:alphabetical-index-mark-start text:id="IMark69847272"/><text:alphabetical-index-mark-start text:id="IMark69793544"/>sampling<text:alphabetical-index-mark-end text:id="IMark69793544"/><text:alphabetical-index-mark-end text:id="IMark69847272"/><text:alphabetical-index-mark-end text:id="IMark69868056"/><text:alphabetical-index-mark-end text:id="IMark64611944"/><text:alphabetical-index-mark-end text:id="IMark62031656"/><text:alphabetical-index-mark-end text:id="IMark64329784"/><text:alphabetical-index-mark-end text:id="IMark56962488"/><text:alphabetical-index-mark-end text:id="IMark59245112"/> <text:alphabetical-index-mark-start text:id="IMark70564424"/><text:alphabetical-index-mark-start text:id="IMark70605256"/><text:alphabetical-index-mark-start text:id="IMark60022440"/><text:alphabetical-index-mark-start text:id="IMark64783576"/><text:alphabetical-index-mark-start text:id="IMark68122008"/><text:alphabetical-index-mark-start text:id="IMark53769272"/><text:alphabetical-index-mark-start text:id="IMark67454440"/><text:alphabetical-index-mark-start text:id="IMark56326568"/>block<text:alphabetical-index-mark-end text:id="IMark56326568"/><text:alphabetical-index-mark-end text:id="IMark67454440"/><text:alphabetical-index-mark-end text:id="IMark53769272"/><text:alphabetical-index-mark-end text:id="IMark68122008"/><text:alphabetical-index-mark-end text:id="IMark64783576"/><text:alphabetical-index-mark-end text:id="IMark60022440"/><text:alphabetical-index-mark-end text:id="IMark70605256"/><text:alphabetical-index-mark-end text:id="IMark70564424"/> might vary, for this, among other reasons.</text:p>
      <text:p text:style-name="P50"/>
      <text:p text:style-name="P50"/>
      <text:p text:style-name="P51"><text:span text:style-name="T14">2.</text:span><text:span text:style-name="T29">2</text:span><text:span text:style-name="T14">.9.2.</text:span> Walk on each s<text:alphabetical-index-mark-start text:id="IMark69834872"/><text:alphabetical-index-mark-start text:id="IMark69874696"/><text:alphabetical-index-mark-start text:id="IMark69853912"/><text:alphabetical-index-mark-start text:id="IMark67429576"/><text:alphabetical-index-mark-start text:id="IMark69798568"/><text:alphabetical-index-mark-start text:id="IMark70505384"/><text:alphabetical-index-mark-start text:id="IMark69873368"/>id<text:alphabetical-index-mark-end text:id="IMark69873368"/><text:alphabetical-index-mark-end text:id="IMark70505384"/><text:alphabetical-index-mark-end text:id="IMark69798568"/><text:alphabetical-index-mark-end text:id="IMark67429576"/><text:alphabetical-index-mark-end text:id="IMark69853912"/><text:alphabetical-index-mark-end text:id="IMark69874696"/><text:alphabetical-index-mark-end text:id="IMark69834872"/>e of some <text:alphabetical-index-mark-start text:id="IMark47937960"/><text:alphabetical-index-mark-start text:id="IMark69849928"/><text:alphabetical-index-mark-start text:id="IMark69790888"/><text:alphabetical-index-mark-start text:id="IMark70506712"/><text:alphabetical-index-mark-start text:id="IMark70569448"/><text:alphabetical-index-mark-start text:id="IMark70541688"/><text:alphabetical-index-mark-start text:id="IMark62073224"/><text:alphabetical-index-mark-start text:id="IMark62841256"/>street<text:alphabetical-index-mark-end text:id="IMark62841256"/><text:alphabetical-index-mark-end text:id="IMark62073224"/><text:alphabetical-index-mark-end text:id="IMark70541688"/><text:alphabetical-index-mark-end text:id="IMark70569448"/><text:alphabetical-index-mark-end text:id="IMark70506712"/><text:alphabetical-index-mark-end text:id="IMark69790888"/><text:alphabetical-index-mark-end text:id="IMark69849928"/><text:alphabetical-index-mark-end text:id="IMark47937960"/>s. As<text:alphabetical-index-mark-start text:id="IMark67756872"/><text:alphabetical-index-mark-start text:id="IMark59153608"/><text:alphabetical-index-mark-start text:id="IMark70540360"/><text:alphabetical-index-mark-start text:id="IMark70543016"/><text:alphabetical-index-mark-start text:id="IMark69782968"/><text:alphabetical-index-mark-start text:id="IMark63439848"/><text:alphabetical-index-mark-start text:id="IMark54276472"/>id<text:alphabetical-index-mark-end text:id="IMark54276472"/><text:alphabetical-index-mark-end text:id="IMark63439848"/><text:alphabetical-index-mark-end text:id="IMark69782968"/><text:alphabetical-index-mark-end text:id="IMark70543016"/><text:alphabetical-index-mark-end text:id="IMark70540360"/><text:alphabetical-index-mark-end text:id="IMark59153608"/><text:alphabetical-index-mark-end text:id="IMark67756872"/>e f<text:alphabetical-index-mark-start text:id="IMark70691016"/><text:alphabetical-index-mark-start text:id="IMark55186568"/><text:alphabetical-index-mark-start text:id="IMark63275512"/><text:alphabetical-index-mark-start text:id="IMark64250120"/><text:alphabetical-index-mark-start text:id="IMark69848600"/><text:alphabetical-index-mark-start text:id="IMark69943960"/><text:alphabetical-index-mark-start text:id="IMark69869384"/>ro<text:alphabetical-index-mark-end text:id="IMark69869384"/><text:alphabetical-index-mark-end text:id="IMark69943960"/><text:alphabetical-index-mark-end text:id="IMark69848600"/><text:alphabetical-index-mark-end text:id="IMark64250120"/><text:alphabetical-index-mark-end text:id="IMark63275512"/><text:alphabetical-index-mark-end text:id="IMark55186568"/><text:alphabetical-index-mark-end text:id="IMark70691016"/>m what is stated in <text:span text:style-name="T14">[2.</text:span><text:span text:style-name="T29">2</text:span><text:span text:style-name="T14">.9.2.]</text:span>, the characteristics of <text:alphabetical-index-mark-start text:id="IMark70502728"/><text:alphabetical-index-mark-start text:id="IMark62695048"/><text:alphabetical-index-mark-start text:id="IMark67764024"/><text:alphabetical-index-mark-start text:id="IMark67775880"/><text:alphabetical-index-mark-start text:id="IMark68948072"/><text:alphabetical-index-mark-start text:id="IMark64319544"/><text:alphabetical-index-mark-start text:id="IMark62203704"/><text:alphabetical-index-mark-start text:id="IMark64299320"/>urban<text:alphabetical-index-mark-end text:id="IMark64299320"/><text:alphabetical-index-mark-end text:id="IMark62203704"/><text:alphabetical-index-mark-end text:id="IMark64319544"/><text:alphabetical-index-mark-end text:id="IMark68948072"/><text:alphabetical-index-mark-end text:id="IMark67775880"/><text:alphabetical-index-mark-end text:id="IMark67764024"/><text:alphabetical-index-mark-end text:id="IMark62695048"/><text:alphabetical-index-mark-end text:id="IMark70502728"/> design, <text:alphabetical-index-mark-start text:id="IMark70512776"/><text:alphabetical-index-mark-start text:id="IMark70618904"/><text:alphabetical-index-mark-start text:id="IMark64235752"/><text:alphabetical-index-mark-start text:id="IMark67365256"/><text:alphabetical-index-mark-start text:id="IMark62197032"/><text:alphabetical-index-mark-start text:id="IMark68819512"/><text:alphabetical-index-mark-start text:id="IMark67312408"/>development<text:alphabetical-index-mark-end text:id="IMark67312408"/><text:alphabetical-index-mark-end text:id="IMark68819512"/><text:alphabetical-index-mark-end text:id="IMark62197032"/><text:alphabetical-index-mark-end text:id="IMark67365256"/><text:alphabetical-index-mark-end text:id="IMark64235752"/><text:alphabetical-index-mark-end text:id="IMark70618904"/><text:alphabetical-index-mark-end text:id="IMark70512776"/>, etc. influence even <text:span text:style-name="T93">how </text:span><text:alphabetical-index-mark-start text:id="IMark46856024"/><text:alphabetical-index-mark-start text:id="IMark68150296"/><text:alphabetical-index-mark-start text:id="IMark59476920"/><text:alphabetical-index-mark-start text:id="IMark67219944"/><text:alphabetical-index-mark-start text:id="IMark61685832"/><text:alphabetical-index-mark-start text:id="IMark63066056"/><text:alphabetical-index-mark-start text:id="IMark69942632"/><text:alphabetical-index-mark-start text:id="IMark69800712"/><text:span text:style-name="T93">people</text:span><text:alphabetical-index-mark-end text:id="IMark69800712"/><text:alphabetical-index-mark-end text:id="IMark69942632"/><text:alphabetical-index-mark-end text:id="IMark63066056"/><text:alphabetical-index-mark-end text:id="IMark61685832"/><text:alphabetical-index-mark-end text:id="IMark67219944"/><text:alphabetical-index-mark-end text:id="IMark59476920"/><text:alphabetical-index-mark-end text:id="IMark68150296"/><text:alphabetical-index-mark-end text:id="IMark46856024"/><text:span text:style-name="T93"> walk on one s</text:span><text:alphabetical-index-mark-start text:id="IMark62647000"/><text:alphabetical-index-mark-start text:id="IMark68778104"/><text:alphabetical-index-mark-start text:id="IMark67330536"/><text:alphabetical-index-mark-start text:id="IMark70539032"/><text:alphabetical-index-mark-start text:id="IMark70504056"/><text:alphabetical-index-mark-start text:id="IMark70509368"/><text:alphabetical-index-mark-start text:id="IMark67206872"/><text:span text:style-name="T93">id</text:span><text:alphabetical-index-mark-end text:id="IMark67206872"/><text:alphabetical-index-mark-end text:id="IMark70509368"/><text:alphabetical-index-mark-end text:id="IMark70504056"/><text:alphabetical-index-mark-end text:id="IMark70539032"/><text:alphabetical-index-mark-end text:id="IMark67330536"/><text:alphabetical-index-mark-end text:id="IMark68778104"/><text:alphabetical-index-mark-end text:id="IMark62647000"/><text:span text:style-name="T93">e or the other of some </text:span><text:alphabetical-index-mark-start text:id="IMark61935976"/><text:alphabetical-index-mark-start text:id="IMark32709256"/><text:alphabetical-index-mark-start text:id="IMark64724632"/><text:alphabetical-index-mark-start text:id="IMark61772200"/><text:alphabetical-index-mark-start text:id="IMark69797528"/><text:alphabetical-index-mark-start text:id="IMark69811336"/><text:alphabetical-index-mark-start text:id="IMark70555128"/><text:alphabetical-index-mark-start text:id="IMark70563096"/><text:span text:style-name="T93">street</text:span><text:alphabetical-index-mark-end text:id="IMark70563096"/><text:alphabetical-index-mark-end text:id="IMark70555128"/><text:alphabetical-index-mark-end text:id="IMark69811336"/><text:alphabetical-index-mark-end text:id="IMark69797528"/><text:alphabetical-index-mark-end text:id="IMark61772200"/><text:alphabetical-index-mark-end text:id="IMark64724632"/><text:alphabetical-index-mark-end text:id="IMark32709256"/><text:alphabetical-index-mark-end text:id="IMark61935976"/><text:span text:style-name="T93">s.</text:span></text:p>
      <text:p text:style-name="P51"/>
      <text:p text:style-name="P51"><text:span text:style-name="T93">This </text:span><text:alphabetical-index-mark-start text:id="IMark69878680"/><text:alphabetical-index-mark-start text:id="IMark64496696"/><text:alphabetical-index-mark-start text:id="IMark68157608"/><text:alphabetical-index-mark-start text:id="IMark60023768"/><text:alphabetical-index-mark-start text:id="IMark68138088"/><text:alphabetical-index-mark-start text:id="IMark67334520"/><text:alphabetical-index-mark-start text:id="IMark68245000"/><text:span text:style-name="T93">study</text:span><text:alphabetical-index-mark-end text:id="IMark68245000"/><text:alphabetical-index-mark-end text:id="IMark67334520"/><text:alphabetical-index-mark-end text:id="IMark68138088"/><text:alphabetical-index-mark-end text:id="IMark60023768"/><text:alphabetical-index-mark-end text:id="IMark68157608"/><text:alphabetical-index-mark-end text:id="IMark64496696"/><text:alphabetical-index-mark-end text:id="IMark69878680"/><text:span text:style-name="T93"> takes into ac</text:span><text:alphabetical-index-mark-start text:id="IMark40496856"/><text:alphabetical-index-mark-start text:id="IMark63242712"/><text:alphabetical-index-mark-start text:id="IMark62048952"/><text:alphabetical-index-mark-start text:id="IMark59257720"/><text:alphabetical-index-mark-start text:id="IMark67338504"/><text:alphabetical-index-mark-start text:id="IMark47461496"/><text:alphabetical-index-mark-start text:id="IMark69796200"/><text:alphabetical-index-mark-start text:id="IMark69877352"/><text:alphabetical-index-mark-start text:id="IMark69852584"/><text:alphabetical-index-mark-start text:id="IMark70511736"/><text:alphabetical-index-mark-start text:id="IMark70515720"/><text:alphabetical-index-mark-start text:id="IMark54707080"/><text:alphabetical-index-mark-start text:id="IMark63679928"/><text:alphabetical-index-mark-start text:id="IMark61038024"/><text:alphabetical-index-mark-start text:id="IMark64149912"/><text:span text:style-name="T93">co</text:span><text:alphabetical-index-mark-end text:id="IMark64149912"/><text:alphabetical-index-mark-end text:id="IMark61038024"/><text:alphabetical-index-mark-end text:id="IMark63679928"/><text:alphabetical-index-mark-end text:id="IMark54707080"/><text:alphabetical-index-mark-end text:id="IMark70515720"/><text:alphabetical-index-mark-end text:id="IMark70511736"/><text:alphabetical-index-mark-end text:id="IMark69852584"/><text:span text:style-name="T93">unt</text:span><text:alphabetical-index-mark-end text:id="IMark69877352"/><text:alphabetical-index-mark-end text:id="IMark69796200"/><text:alphabetical-index-mark-end text:id="IMark47461496"/><text:alphabetical-index-mark-end text:id="IMark67338504"/><text:alphabetical-index-mark-end text:id="IMark59257720"/><text:alphabetical-index-mark-end text:id="IMark62048952"/><text:alphabetical-index-mark-end text:id="IMark63242712"/><text:alphabetical-index-mark-end text:id="IMark40496856"/><text:span text:style-name="T93"> this fact but is not designed to make such differentiation. </text:span><text:alphabetical-index-mark-start text:id="IMark68236328"/><text:alphabetical-index-mark-start text:id="IMark67333192"/><text:alphabetical-index-mark-start text:id="IMark70508040"/><text:alphabetical-index-mark-start text:id="IMark68011016"/><text:alphabetical-index-mark-start text:id="IMark67317720"/><text:alphabetical-index-mark-start text:id="IMark69769720"/><text:alphabetical-index-mark-start text:id="IMark64134744"/><text:alphabetical-index-mark-start text:id="IMark57052760"/><text:span text:style-name="T93">Statistic</text:span><text:alphabetical-index-mark-end text:id="IMark57052760"/><text:alphabetical-index-mark-end text:id="IMark64134744"/><text:alphabetical-index-mark-end text:id="IMark69769720"/><text:alphabetical-index-mark-end text:id="IMark67317720"/><text:alphabetical-index-mark-end text:id="IMark68011016"/><text:alphabetical-index-mark-end text:id="IMark70508040"/><text:alphabetical-index-mark-end text:id="IMark67333192"/><text:alphabetical-index-mark-end text:id="IMark68236328"/><text:span text:style-name="T93">s on each </text:span><text:alphabetical-index-mark-start text:id="IMark63748568"/><text:alphabetical-index-mark-start text:id="IMark62198776"/><text:alphabetical-index-mark-start text:id="IMark68932776"/><text:alphabetical-index-mark-start text:id="IMark70544056"/><text:alphabetical-index-mark-start text:id="IMark64845336"/><text:alphabetical-index-mark-start text:id="IMark67316392"/><text:alphabetical-index-mark-start text:id="IMark70565752"/><text:alphabetical-index-mark-start text:id="IMark70561768"/><text:span text:style-name="T93">block</text:span><text:alphabetical-index-mark-end text:id="IMark70561768"/><text:alphabetical-index-mark-end text:id="IMark70565752"/><text:alphabetical-index-mark-end text:id="IMark67316392"/><text:alphabetical-index-mark-end text:id="IMark64845336"/><text:alphabetical-index-mark-end text:id="IMark70544056"/><text:alphabetical-index-mark-end text:id="IMark68932776"/><text:alphabetical-index-mark-end text:id="IMark62198776"/><text:alphabetical-index-mark-end text:id="IMark63748568"/><text:span text:style-name="T93"> include the sum of </text:span><text:alphabetical-index-mark-start text:id="IMark70567080"/><text:alphabetical-index-mark-start text:id="IMark68821768"/><text:alphabetical-index-mark-start text:id="IMark47536104"/><text:alphabetical-index-mark-start text:id="IMark62547992"/><text:alphabetical-index-mark-start text:id="IMark69870712"/><text:alphabetical-index-mark-start text:id="IMark57336936"/><text:alphabetical-index-mark-start text:id="IMark61140200"/><text:alphabetical-index-mark-start text:id="IMark62630888"/><text:span text:style-name="T93">pedestrian</text:span><text:alphabetical-index-mark-end text:id="IMark62630888"/><text:alphabetical-index-mark-end text:id="IMark61140200"/><text:alphabetical-index-mark-end text:id="IMark57336936"/><text:alphabetical-index-mark-end text:id="IMark69870712"/><text:alphabetical-index-mark-end text:id="IMark62547992"/><text:alphabetical-index-mark-end text:id="IMark47536104"/><text:alphabetical-index-mark-end text:id="IMark68821768"/><text:alphabetical-index-mark-end text:id="IMark70567080"/><text:span text:style-name="T93">s f</text:span><text:alphabetical-index-mark-start text:id="IMark60656536"/><text:alphabetical-index-mark-start text:id="IMark70498456"/><text:alphabetical-index-mark-start text:id="IMark54968120"/><text:alphabetical-index-mark-start text:id="IMark68152936"/><text:alphabetical-index-mark-start text:id="IMark54113544"/><text:alphabetical-index-mark-start text:id="IMark54858584"/><text:alphabetical-index-mark-start text:id="IMark26093000"/><text:span text:style-name="T93">ro</text:span><text:alphabetical-index-mark-end text:id="IMark26093000"/><text:alphabetical-index-mark-end text:id="IMark54858584"/><text:alphabetical-index-mark-end text:id="IMark54113544"/><text:alphabetical-index-mark-end text:id="IMark68152936"/><text:alphabetical-index-mark-end text:id="IMark54968120"/><text:alphabetical-index-mark-end text:id="IMark70498456"/><text:alphabetical-index-mark-end text:id="IMark60656536"/><text:span text:style-name="T93">m both s</text:span><text:alphabetical-index-mark-start text:id="IMark62314168"/><text:alphabetical-index-mark-start text:id="IMark59607896"/><text:alphabetical-index-mark-start text:id="IMark70605256"/><text:alphabetical-index-mark-start text:id="IMark70564424"/><text:alphabetical-index-mark-start text:id="IMark60022440"/><text:alphabetical-index-mark-start text:id="IMark64783576"/><text:alphabetical-index-mark-start text:id="IMark68122008"/><text:span text:style-name="T93">id</text:span><text:alphabetical-index-mark-end text:id="IMark68122008"/><text:alphabetical-index-mark-end text:id="IMark64783576"/><text:alphabetical-index-mark-end text:id="IMark60022440"/><text:alphabetical-index-mark-end text:id="IMark70564424"/><text:alphabetical-index-mark-end text:id="IMark70605256"/><text:alphabetical-index-mark-end text:id="IMark59607896"/><text:alphabetical-index-mark-end text:id="IMark62314168"/><text:span text:style-name="T93">es of each involved </text:span><text:alphabetical-index-mark-start text:id="IMark53769272"/><text:alphabetical-index-mark-start text:id="IMark67454440"/><text:alphabetical-index-mark-start text:id="IMark56326568"/><text:alphabetical-index-mark-start text:id="IMark59245112"/><text:alphabetical-index-mark-start text:id="IMark56962488"/><text:alphabetical-index-mark-start text:id="IMark64329784"/><text:alphabetical-index-mark-start text:id="IMark62031656"/><text:alphabetical-index-mark-start text:id="IMark64611944"/><text:span text:style-name="T93">street</text:span><text:alphabetical-index-mark-end text:id="IMark64611944"/><text:alphabetical-index-mark-end text:id="IMark62031656"/><text:alphabetical-index-mark-end text:id="IMark64329784"/><text:alphabetical-index-mark-end text:id="IMark56962488"/><text:alphabetical-index-mark-end text:id="IMark59245112"/><text:alphabetical-index-mark-end text:id="IMark56326568"/><text:alphabetical-index-mark-end text:id="IMark67454440"/><text:alphabetical-index-mark-end text:id="IMark53769272"/><text:span text:style-name="T93">.</text:span></text:p>
      <text:p text:style-name="P51"/>
      <text:p text:style-name="P51"/>
      <text:h text:style-name="Heading_20_3" text:outline-level="3"><text:bookmark-start text:name="__RefHeading___Toc14424_1079904243"/><text:span text:style-name="T14">2.</text:span><text:span text:style-name="T29">2</text:span><text:span text:style-name="T14">.10.</text:span> Weather.<text:bookmark-end text:name="__RefHeading___Toc14424_1079904243"/></text:h>
      <text:p text:style-name="P51"/>
      <text:p text:style-name="P75">Weather in this region of <text:alphabetical-index-mark-start text:id="IMark47937960"/><text:alphabetical-index-mark-start text:id="IMark69849928"/><text:alphabetical-index-mark-start text:id="IMark69790888"/>Argentina<text:alphabetical-index-mark-end text:id="IMark69790888"/><text:alphabetical-index-mark-end text:id="IMark69849928"/><text:alphabetical-index-mark-end text:id="IMark47937960"/> can reach some extremes: during the austral summer, temperatures reaching almost 40 C are not unheard of, while in winter, -10 C is not unheard of either. Severe storms, heavy rain, hail and even snow do appear, and such occurrences can influence <text:s/>the <text:alphabetical-index-mark-start text:id="IMark70506712"/><text:alphabetical-index-mark-start text:id="IMark70569448"/><text:alphabetical-index-mark-start text:id="IMark70541688"/>number<text:alphabetical-index-mark-end text:id="IMark70541688"/><text:alphabetical-index-mark-end text:id="IMark70569448"/><text:alphabetical-index-mark-end text:id="IMark70506712"/> of <text:alphabetical-index-mark-start text:id="IMark62073224"/><text:alphabetical-index-mark-start text:id="IMark62841256"/><text:alphabetical-index-mark-start text:id="IMark67756872"/>people<text:alphabetical-index-mark-end text:id="IMark67756872"/><text:alphabetical-index-mark-end text:id="IMark62841256"/><text:alphabetical-index-mark-end text:id="IMark62073224"/> on the <text:alphabetical-index-mark-start text:id="IMark59153608"/><text:alphabetical-index-mark-start text:id="IMark70540360"/><text:alphabetical-index-mark-start text:id="IMark70543016"/>street<text:alphabetical-index-mark-end text:id="IMark70543016"/><text:alphabetical-index-mark-end text:id="IMark70540360"/><text:alphabetical-index-mark-end text:id="IMark59153608"/>s.</text:p>
      <text:p text:style-name="P75"/>
      <text:p text:style-name="P75">Thus, during otherwise <text:alphabetical-index-mark-start text:id="IMark71492440"/><text:alphabetical-index-mark-start text:id="IMark70691016"/><text:alphabetical-index-mark-start text:id="IMark55186568"/>norm<text:alphabetical-index-mark-end text:id="IMark55186568"/><text:alphabetical-index-mark-end text:id="IMark70691016"/><text:alphabetical-index-mark-end text:id="IMark71492440"/>al <text:alphabetical-index-mark-start text:id="IMark63275512"/><text:alphabetical-index-mark-start text:id="IMark64250120"/><text:alphabetical-index-mark-start text:id="IMark69848600"/>day<text:alphabetical-index-mark-end text:id="IMark69848600"/><text:alphabetical-index-mark-end text:id="IMark64250120"/><text:alphabetical-index-mark-end text:id="IMark63275512"/>s in which near – <text:alphabetical-index-mark-start text:id="IMark69943960"/><text:alphabetical-index-mark-start text:id="IMark69869384"/><text:alphabetical-index-mark-start text:id="IMark68153064"/>average<text:alphabetical-index-mark-end text:id="IMark68153064"/><text:alphabetical-index-mark-end text:id="IMark69869384"/><text:alphabetical-index-mark-end text:id="IMark69943960"/> <text:alphabetical-index-mark-start text:id="IMark69792216"/><text:alphabetical-index-mark-start text:id="IMark69789560"/><text:alphabetical-index-mark-start text:id="IMark70512776"/>number<text:alphabetical-index-mark-end text:id="IMark70512776"/><text:alphabetical-index-mark-end text:id="IMark69789560"/><text:alphabetical-index-mark-end text:id="IMark69792216"/>s of <text:alphabetical-index-mark-start text:id="IMark70618904"/><text:alphabetical-index-mark-start text:id="IMark64235752"/><text:alphabetical-index-mark-start text:id="IMark67365256"/>pedestrian<text:alphabetical-index-mark-end text:id="IMark67365256"/><text:alphabetical-index-mark-end text:id="IMark64235752"/><text:alphabetical-index-mark-end text:id="IMark70618904"/>s <text:alphabetical-index-mark-start text:id="IMark62197032"/><text:alphabetical-index-mark-start text:id="IMark68819512"/><text:alphabetical-index-mark-start text:id="IMark67312408"/>co<text:alphabetical-index-mark-end text:id="IMark67312408"/><text:alphabetical-index-mark-end text:id="IMark68819512"/><text:alphabetical-index-mark-end text:id="IMark62197032"/>uld be expected, in practice, <text:alphabetical-index-mark-start text:id="IMark70502728"/><text:alphabetical-index-mark-start text:id="IMark62695048"/><text:alphabetical-index-mark-start text:id="IMark67764024"/>number<text:alphabetical-index-mark-end text:id="IMark67764024"/><text:alphabetical-index-mark-end text:id="IMark62695048"/><text:alphabetical-index-mark-end text:id="IMark70502728"/>s more similar to those of weekends or hol<text:alphabetical-index-mark-start text:id="IMark67775880"/><text:alphabetical-index-mark-start text:id="IMark68948072"/><text:alphabetical-index-mark-start text:id="IMark64319544"/>i<text:alphabetical-index-mark-start text:id="IMark62203704"/><text:alphabetical-index-mark-start text:id="IMark64299320"/><text:alphabetical-index-mark-start text:id="IMark46856024"/>d<text:alphabetical-index-mark-end text:id="IMark64319544"/><text:alphabetical-index-mark-end text:id="IMark68948072"/><text:alphabetical-index-mark-end text:id="IMark67775880"/>ay<text:alphabetical-index-mark-end text:id="IMark46856024"/><text:alphabetical-index-mark-end text:id="IMark64299320"/><text:alphabetical-index-mark-end text:id="IMark62203704"/>s be<text:alphabetical-index-mark-start text:id="IMark68150296"/><text:alphabetical-index-mark-start text:id="IMark59476920"/><text:alphabetical-index-mark-start text:id="IMark67219944"/>co<text:alphabetical-index-mark-end text:id="IMark67219944"/><text:alphabetical-index-mark-end text:id="IMark59476920"/><text:alphabetical-index-mark-end text:id="IMark68150296"/>me apparent. </text:p>
      <text:p text:style-name="P75"/>
      <text:p text:style-name="P75"><text:soft-page-break/>And as<text:alphabetical-index-mark-start text:id="IMark62647000"/><text:alphabetical-index-mark-start text:id="IMark68778104"/><text:alphabetical-index-mark-start text:id="IMark67330536"/>id<text:alphabetical-index-mark-end text:id="IMark67330536"/><text:alphabetical-index-mark-end text:id="IMark68778104"/><text:alphabetical-index-mark-end text:id="IMark62647000"/>e f<text:alphabetical-index-mark-start text:id="IMark70539032"/><text:alphabetical-index-mark-start text:id="IMark70504056"/><text:alphabetical-index-mark-start text:id="IMark70509368"/>ro<text:alphabetical-index-mark-end text:id="IMark70509368"/><text:alphabetical-index-mark-end text:id="IMark70504056"/><text:alphabetical-index-mark-end text:id="IMark70539032"/>m that, <text:span text:style-name="T108">for whatever reason, </text:span><text:alphabetical-index-mark-start text:id="IMark67206872"/><text:alphabetical-index-mark-start text:id="IMark61935976"/><text:alphabetical-index-mark-start text:id="IMark32709256"/><text:span text:style-name="T108">Argentina</text:span><text:alphabetical-index-mark-end text:id="IMark32709256"/><text:alphabetical-index-mark-end text:id="IMark61935976"/><text:alphabetical-index-mark-end text:id="IMark67206872"/><text:span text:style-name="T108"> has a </text:span><text:alphabetical-index-mark-start text:id="IMark64724632"/><text:alphabetical-index-mark-start text:id="IMark61772200"/><text:alphabetical-index-mark-start text:id="IMark69797528"/><text:span text:style-name="T108">significant</text:span><text:alphabetical-index-mark-end text:id="IMark69797528"/><text:alphabetical-index-mark-end text:id="IMark61772200"/><text:alphabetical-index-mark-end text:id="IMark64724632"/><text:span text:style-name="T108"> </text:span><text:alphabetical-index-mark-start text:id="IMark69811336"/><text:alphabetical-index-mark-start text:id="IMark70555128"/><text:alphabetical-index-mark-start text:id="IMark70563096"/><text:span text:style-name="T108">number</text:span><text:alphabetical-index-mark-end text:id="IMark70563096"/><text:alphabetical-index-mark-end text:id="IMark70555128"/><text:alphabetical-index-mark-end text:id="IMark69811336"/><text:span text:style-name="T108"> of </text:span><text:alphabetical-index-mark-start text:id="IMark62758152"/><text:alphabetical-index-mark-start text:id="IMark69794872"/><text:alphabetical-index-mark-start text:id="IMark69872040"/><text:span text:style-name="T108">day</text:span><text:alphabetical-index-mark-end text:id="IMark69872040"/><text:alphabetical-index-mark-end text:id="IMark69794872"/><text:alphabetical-index-mark-end text:id="IMark62758152"/><text:span text:style-name="T108">s in which some event is being </text:span><text:alphabetical-index-mark-start text:id="IMark61948968"/><text:alphabetical-index-mark-start text:id="IMark69868056"/><text:alphabetical-index-mark-start text:id="IMark69878680"/><text:span text:style-name="T108">co</text:span><text:alphabetical-index-mark-end text:id="IMark69878680"/><text:alphabetical-index-mark-end text:id="IMark69868056"/><text:alphabetical-index-mark-end text:id="IMark61948968"/><text:span text:style-name="T108">mmemorated and thus, it translates into a partial or total hol</text:span><text:alphabetical-index-mark-start text:id="IMark64496696"/><text:alphabetical-index-mark-start text:id="IMark68157608"/><text:alphabetical-index-mark-start text:id="IMark60023768"/><text:span text:style-name="T108">i</text:span><text:alphabetical-index-mark-start text:id="IMark68138088"/><text:alphabetical-index-mark-start text:id="IMark67334520"/><text:alphabetical-index-mark-start text:id="IMark68245000"/><text:span text:style-name="T108">d</text:span><text:alphabetical-index-mark-end text:id="IMark60023768"/><text:alphabetical-index-mark-end text:id="IMark68157608"/><text:alphabetical-index-mark-end text:id="IMark64496696"/><text:span text:style-name="T108">ay</text:span><text:alphabetical-index-mark-end text:id="IMark68245000"/><text:alphabetical-index-mark-end text:id="IMark67334520"/><text:alphabetical-index-mark-end text:id="IMark68138088"/><text:span text:style-name="T108">, with an effect on </text:span><text:alphabetical-index-mark-start text:id="IMark69852584"/><text:alphabetical-index-mark-start text:id="IMark70511736"/><text:alphabetical-index-mark-start text:id="IMark70515720"/><text:span text:style-name="T108">pedestrian</text:span><text:alphabetical-index-mark-end text:id="IMark70515720"/><text:alphabetical-index-mark-end text:id="IMark70511736"/><text:alphabetical-index-mark-end text:id="IMark69852584"/><text:span text:style-name="T108">s and </text:span><text:alphabetical-index-mark-start text:id="IMark54707080"/><text:alphabetical-index-mark-start text:id="IMark63679928"/><text:alphabetical-index-mark-start text:id="IMark61038024"/><text:span text:style-name="T108">shop</text:span><text:alphabetical-index-mark-end text:id="IMark61038024"/><text:alphabetical-index-mark-end text:id="IMark63679928"/><text:alphabetical-index-mark-end text:id="IMark54707080"/><text:span text:style-name="T108">pers that is similar to weather – related events.</text:span></text:p>
      <text:p text:style-name="P51"/>
      <text:p text:style-name="P76">Eventual strikes by l<text:alphabetical-index-mark-start text:id="IMark69877352"/><text:alphabetical-index-mark-start text:id="IMark68236328"/><text:alphabetical-index-mark-start text:id="IMark67333192"/>ab<text:alphabetical-index-mark-end text:id="IMark67333192"/><text:alphabetical-index-mark-end text:id="IMark68236328"/><text:alphabetical-index-mark-end text:id="IMark69877352"/>or unions also take place f<text:alphabetical-index-mark-start text:id="IMark70508040"/><text:alphabetical-index-mark-start text:id="IMark68011016"/><text:alphabetical-index-mark-start text:id="IMark67317720"/>ro<text:alphabetical-index-mark-end text:id="IMark67317720"/><text:alphabetical-index-mark-end text:id="IMark68011016"/><text:alphabetical-index-mark-end text:id="IMark70508040"/>m <text:alphabetical-index-mark-start text:id="IMark69769720"/><text:alphabetical-index-mark-start text:id="IMark64134744"/><text:alphabetical-index-mark-start text:id="IMark57052760"/>time<text:alphabetical-index-mark-end text:id="IMark57052760"/><text:alphabetical-index-mark-end text:id="IMark64134744"/><text:alphabetical-index-mark-end text:id="IMark69769720"/> to <text:alphabetical-index-mark-start text:id="IMark63748568"/><text:alphabetical-index-mark-start text:id="IMark62198776"/><text:alphabetical-index-mark-start text:id="IMark68932776"/>time<text:alphabetical-index-mark-end text:id="IMark68932776"/><text:alphabetical-index-mark-end text:id="IMark62198776"/><text:alphabetical-index-mark-end text:id="IMark63748568"/> – Agentin<text:span text:style-name="T116">ea</text:span>ns, like the French <text:alphabetical-index-mark-start text:id="IMark70544056"/><text:alphabetical-index-mark-start text:id="IMark64845336"/><text:alphabetical-index-mark-start text:id="IMark67316392"/>people<text:alphabetical-index-mark-end text:id="IMark67316392"/><text:alphabetical-index-mark-end text:id="IMark64845336"/><text:alphabetical-index-mark-end text:id="IMark70544056"/> -, seem to love to go on strike or p<text:alphabetical-index-mark-start text:id="IMark70565752"/><text:alphabetical-index-mark-start text:id="IMark70561768"/><text:alphabetical-index-mark-start text:id="IMark69847272"/>ro<text:alphabetical-index-mark-end text:id="IMark69847272"/><text:alphabetical-index-mark-end text:id="IMark70561768"/><text:alphabetical-index-mark-end text:id="IMark70565752"/>test. This <text:span text:style-name="T109">usually </text:span>ac<text:alphabetical-index-mark-start text:id="IMark70567080"/><text:alphabetical-index-mark-start text:id="IMark68821768"/><text:alphabetical-index-mark-start text:id="IMark47536104"/><text:alphabetical-index-mark-start text:id="IMark62547992"/><text:alphabetical-index-mark-start text:id="IMark69870712"/><text:alphabetical-index-mark-start text:id="IMark57336936"/>co<text:alphabetical-index-mark-end text:id="IMark57336936"/><text:alphabetical-index-mark-end text:id="IMark69870712"/><text:alphabetical-index-mark-end text:id="IMark62547992"/>unt<text:alphabetical-index-mark-end text:id="IMark47536104"/><text:alphabetical-index-mark-end text:id="IMark68821768"/><text:alphabetical-index-mark-end text:id="IMark70567080"/>s for a <text:alphabetical-index-mark-start text:id="IMark61140200"/><text:alphabetical-index-mark-start text:id="IMark62630888"/><text:alphabetical-index-mark-start text:id="IMark60656536"/>co<text:alphabetical-index-mark-end text:id="IMark60656536"/><text:alphabetical-index-mark-end text:id="IMark62630888"/><text:alphabetical-index-mark-end text:id="IMark61140200"/>uple of <text:alphabetical-index-mark-start text:id="IMark70498456"/><text:alphabetical-index-mark-start text:id="IMark54968120"/><text:alphabetical-index-mark-start text:id="IMark68152936"/>day<text:alphabetical-index-mark-end text:id="IMark68152936"/><text:alphabetical-index-mark-end text:id="IMark54968120"/><text:alphabetical-index-mark-end text:id="IMark70498456"/>s each <text:alphabetical-index-mark-start text:id="IMark54113544"/><text:alphabetical-index-mark-start text:id="IMark54858584"/><text:alphabetical-index-mark-start text:id="IMark26093000"/>year<text:alphabetical-index-mark-end text:id="IMark26093000"/><text:alphabetical-index-mark-end text:id="IMark54858584"/><text:alphabetical-index-mark-end text:id="IMark54113544"/>.</text:p>
      <text:p text:style-name="P51"/>
      <text:p text:style-name="P76">These <text:alphabetical-index-mark-start text:id="IMark59245112"/><text:alphabetical-index-mark-start text:id="IMark56962488"/><text:alphabetical-index-mark-start text:id="IMark64329784"/>ab<text:alphabetical-index-mark-end text:id="IMark64329784"/><text:alphabetical-index-mark-end text:id="IMark56962488"/><text:alphabetical-index-mark-end text:id="IMark59245112"/><text:alphabetical-index-mark-start text:id="IMark62031656"/><text:alphabetical-index-mark-start text:id="IMark64611944"/><text:alphabetical-index-mark-start text:id="IMark32406312"/>norm<text:alphabetical-index-mark-end text:id="IMark32406312"/><text:alphabetical-index-mark-end text:id="IMark64611944"/><text:alphabetical-index-mark-end text:id="IMark62031656"/>al <text:alphabetical-index-mark-start text:id="IMark69804408"/><text:alphabetical-index-mark-start text:id="IMark69808392"/><text:alphabetical-index-mark-start text:id="IMark69830888"/>day<text:alphabetical-index-mark-end text:id="IMark69830888"/><text:alphabetical-index-mark-end text:id="IMark69808392"/><text:alphabetical-index-mark-end text:id="IMark69804408"/>s can be noticed in the <text:alphabetical-index-mark-start text:id="IMark69851256"/><text:alphabetical-index-mark-start text:id="IMark68058184"/><text:alphabetical-index-mark-start text:id="IMark53570456"/>data<text:alphabetical-index-mark-end text:id="IMark53570456"/><text:alphabetical-index-mark-end text:id="IMark68058184"/><text:alphabetical-index-mark-end text:id="IMark69851256"/> <text:alphabetical-index-mark-start text:id="IMark59152280"/><text:alphabetical-index-mark-start text:id="IMark61716536"/><text:alphabetical-index-mark-start text:id="IMark69834872"/>co<text:alphabetical-index-mark-end text:id="IMark69834872"/><text:alphabetical-index-mark-end text:id="IMark61716536"/><text:alphabetical-index-mark-end text:id="IMark59152280"/>ntained in <text:alphabetical-index-mark-start text:id="IMark69874696"/><text:alphabetical-index-mark-start text:id="IMark69853912"/><text:alphabetical-index-mark-start text:id="IMark69798568"/><text:span text:style-name="T39">trf_pers</text:span><text:alphabetical-index-mark-end text:id="IMark69798568"/><text:alphabetical-index-mark-end text:id="IMark69853912"/><text:alphabetical-index-mark-end text:id="IMark69874696"/>: week <text:alphabetical-index-mark-start text:id="IMark67429576"/><text:alphabetical-index-mark-start text:id="IMark69873368"/><text:alphabetical-index-mark-start text:id="IMark70505384"/>day<text:alphabetical-index-mark-end text:id="IMark70505384"/><text:alphabetical-index-mark-end text:id="IMark69873368"/><text:alphabetical-index-mark-end text:id="IMark67429576"/>s with <text:alphabetical-index-mark-start text:id="IMark70540360"/><text:alphabetical-index-mark-start text:id="IMark59153608"/><text:alphabetical-index-mark-start text:id="IMark70543016"/>number<text:alphabetical-index-mark-end text:id="IMark70543016"/><text:alphabetical-index-mark-end text:id="IMark59153608"/><text:alphabetical-index-mark-end text:id="IMark70540360"/>s <text:alphabetical-index-mark-start text:id="IMark62073224"/><text:alphabetical-index-mark-start text:id="IMark62841256"/><text:alphabetical-index-mark-start text:id="IMark67756872"/>significant<text:alphabetical-index-mark-end text:id="IMark67756872"/><text:alphabetical-index-mark-end text:id="IMark62841256"/><text:alphabetical-index-mark-end text:id="IMark62073224"/>ly lower than <text:alphabetical-index-mark-start text:id="IMark70506712"/><text:alphabetical-index-mark-start text:id="IMark70569448"/><text:alphabetical-index-mark-start text:id="IMark70541688"/>average<text:alphabetical-index-mark-end text:id="IMark70541688"/><text:alphabetical-index-mark-end text:id="IMark70569448"/><text:alphabetical-index-mark-end text:id="IMark70506712"/> are associated to the <text:span text:style-name="T110">e</text:span>vents described <text:alphabetical-index-mark-start text:id="IMark47937960"/><text:alphabetical-index-mark-start text:id="IMark69849928"/><text:alphabetical-index-mark-start text:id="IMark69790888"/>ab<text:alphabetical-index-mark-end text:id="IMark69790888"/><text:alphabetical-index-mark-end text:id="IMark69849928"/><text:alphabetical-index-mark-end text:id="IMark47937960"/>ove.</text:p>
      <text:p text:style-name="P51"/>
      <text:p text:style-name="P51"/>
      <text:h text:style-name="Heading_20_3" text:outline-level="3"><text:bookmark-start text:name="__RefHeading___Toc14418_1079904243"/>2.<text:span text:style-name="T131">2</text:span>.11. Backups.<text:bookmark-end text:name="__RefHeading___Toc14418_1079904243"/></text:h>
      <text:p text:style-name="P83"/>
      <text:p text:style-name="P83">Remember to always keep a backups of this <text:alphabetical-index-mark-start text:id="IMark67312408"/><text:alphabetical-index-mark-start text:id="IMark59476920"/><text:alphabetical-index-mark-start text:id="IMark68150296"/><text:alphabetical-index-mark-start text:id="IMark67219944"/><text:alphabetical-index-mark-start text:id="IMark62203704"/><text:alphabetical-index-mark-start text:id="IMark64299320"/>data<text:alphabetical-index-mark-end text:id="IMark64299320"/><text:alphabetical-index-mark-end text:id="IMark62203704"/><text:alphabetical-index-mark-end text:id="IMark67219944"/>set<text:alphabetical-index-mark-end text:id="IMark68150296"/><text:alphabetical-index-mark-end text:id="IMark59476920"/><text:alphabetical-index-mark-end text:id="IMark67312408"/>. For all the power of <text:alphabetical-index-mark-start text:id="IMark46856024"/><text:alphabetical-index-mark-start text:id="IMark67775880"/><text:alphabetical-index-mark-start text:id="IMark68948072"/>SQL<text:alphabetical-index-mark-end text:id="IMark68948072"/><text:alphabetical-index-mark-end text:id="IMark67775880"/><text:alphabetical-index-mark-end text:id="IMark46856024"/>, it is rather easy to modify <text:alphabetical-index-mark-start text:id="IMark64319544"/><text:alphabetical-index-mark-start text:id="IMark70502728"/><text:alphabetical-index-mark-start text:id="IMark62695048"/>data<text:alphabetical-index-mark-end text:id="IMark62695048"/><text:alphabetical-index-mark-end text:id="IMark70502728"/><text:alphabetical-index-mark-end text:id="IMark64319544"/> in ways you do not expect whenever your <text:alphabetical-index-mark-start text:id="IMark67764024"/><text:alphabetical-index-mark-start text:id="IMark69800712"/><text:alphabetical-index-mark-start text:id="IMark69942632"/>SQL<text:alphabetical-index-mark-end text:id="IMark69942632"/><text:alphabetical-index-mark-end text:id="IMark69800712"/><text:alphabetical-index-mark-end text:id="IMark67764024"/> snippets are not tho<text:alphabetical-index-mark-start text:id="IMark64149912"/><text:alphabetical-index-mark-start text:id="IMark62647000"/><text:alphabetical-index-mark-start text:id="IMark68778104"/>ro<text:alphabetical-index-mark-end text:id="IMark68778104"/><text:alphabetical-index-mark-end text:id="IMark62647000"/><text:alphabetical-index-mark-end text:id="IMark64149912"/>ughly tested before actual practical use.</text:p>
      <text:p text:style-name="P51"/>
      <text:p text:style-name="P51"/>
      <text:h text:style-name="Heading_20_2" text:outline-level="2"><text:bookmark-start text:name="__RefHeading___Toc14414_1079904243"/>2.3. <text:alphabetical-index-mark-start text:id="IMark62758152"/><text:alphabetical-index-mark-start text:id="IMark69872040"/><text:span text:style-name="T125">Method</text:span><text:alphabetical-index-mark-end text:id="IMark69872040"/><text:alphabetical-index-mark-end text:id="IMark62758152"/><text:span text:style-name="T125">ology</text:span>.<text:bookmark-end text:name="__RefHeading___Toc14414_1079904243"/></text:h>
      <text:p text:style-name="P74"/>
      <text:p text:style-name="P74"><text:span text:style-name="T134">T</text:span>his <text:alphabetical-index-mark-start text:id="IMark68245000"/><text:alphabetical-index-mark-start text:id="IMark62048952"/><text:alphabetical-index-mark-start text:id="IMark69852584"/><text:alphabetical-index-mark-start text:id="IMark70511736"/><text:alphabetical-index-mark-start text:id="IMark70515720"/><text:alphabetical-index-mark-start text:id="IMark54707080"/>data<text:alphabetical-index-mark-end text:id="IMark54707080"/><text:alphabetical-index-mark-end text:id="IMark70515720"/><text:alphabetical-index-mark-end text:id="IMark70511736"/>set<text:alphabetical-index-mark-end text:id="IMark69852584"/><text:alphabetical-index-mark-end text:id="IMark62048952"/><text:alphabetical-index-mark-end text:id="IMark68245000"/> <text:span text:style-name="T134">and the ac</text:span><text:alphabetical-index-mark-start text:id="IMark63679928"/><text:alphabetical-index-mark-start text:id="IMark61038024"/><text:span text:style-name="T134">co</text:span><text:alphabetical-index-mark-end text:id="IMark61038024"/><text:alphabetical-index-mark-end text:id="IMark63679928"/><text:span text:style-name="T134">mpanying </text:span><text:alphabetical-index-mark-start text:id="IMark67338504"/><text:alphabetical-index-mark-start text:id="IMark59257720"/><text:span text:style-name="T134">sql</text:span><text:alphabetical-index-mark-end text:id="IMark59257720"/><text:alphabetical-index-mark-end text:id="IMark67338504"/><text:span text:style-name="T134"> files and Scheme p</text:span><text:alphabetical-index-mark-start text:id="IMark69796200"/><text:alphabetical-index-mark-start text:id="IMark47461496"/><text:span text:style-name="T134">ro</text:span><text:alphabetical-index-mark-end text:id="IMark47461496"/><text:alphabetical-index-mark-end text:id="IMark69796200"/><text:span text:style-name="T134">grams </text:span>can be used regardless of my original assumptions or goals when making it, so they might be irrelevant for most users. However, for those interested <text:span text:style-name="T125">in the </text:span><text:alphabetical-index-mark-start text:id="IMark62314168"/><text:alphabetical-index-mark-start text:id="IMark59607896"/><text:span text:style-name="T125">method</text:span><text:alphabetical-index-mark-end text:id="IMark59607896"/><text:alphabetical-index-mark-end text:id="IMark62314168"/><text:span text:style-name="T125">ology used</text:span>, here are a <text:alphabetical-index-mark-start text:id="IMark69877352"/><text:alphabetical-index-mark-start text:id="IMark68236328"/><text:alphabetical-index-mark-start text:id="IMark67333192"/>co<text:alphabetical-index-mark-end text:id="IMark67333192"/><text:alphabetical-index-mark-end text:id="IMark68236328"/><text:alphabetical-index-mark-end text:id="IMark69877352"/>uple of things to <text:alphabetical-index-mark-start text:id="IMark70508040"/><text:alphabetical-index-mark-start text:id="IMark68011016"/><text:alphabetical-index-mark-start text:id="IMark67317720"/>co<text:alphabetical-index-mark-end text:id="IMark67317720"/><text:alphabetical-index-mark-end text:id="IMark68011016"/><text:alphabetical-index-mark-end text:id="IMark70508040"/>ns<text:alphabetical-index-mark-start text:id="IMark69769720"/><text:alphabetical-index-mark-start text:id="IMark64134744"/><text:alphabetical-index-mark-start text:id="IMark57052760"/>id<text:alphabetical-index-mark-end text:id="IMark57052760"/><text:alphabetical-index-mark-end text:id="IMark64134744"/><text:alphabetical-index-mark-end text:id="IMark69769720"/>er:</text:p>
      <text:p text:style-name="P74"/>
      <text:h text:style-name="Heading_20_3" text:outline-level="3"><text:bookmark-start text:name="__RefHeading___Toc17713_764675598"/>2.3.<text:span text:style-name="T131">1</text:span>. <text:alphabetical-index-mark-start text:id="IMark70561768"/><text:alphabetical-index-mark-start text:id="IMark62547992"/><text:span text:style-name="T132">Market</text:span><text:alphabetical-index-mark-end text:id="IMark62547992"/><text:alphabetical-index-mark-end text:id="IMark70561768"/><text:span text:style-name="T132"> </text:span><text:alphabetical-index-mark-start text:id="IMark69870712"/><text:alphabetical-index-mark-start text:id="IMark57336936"/><text:span text:style-name="T132">home</text:span><text:alphabetical-index-mark-end text:id="IMark57336936"/><text:alphabetical-index-mark-end text:id="IMark69870712"/><text:span text:style-name="T132">geneity</text:span><text:bookmark-end text:name="__RefHeading___Toc17713_764675598"/></text:h>
      <text:p text:style-name="P86"/>
      <text:p text:style-name="P86"><text:alphabetical-index-mark-start text:id="IMark54968120"/><text:alphabetical-index-mark-start text:id="IMark68152936"/>Pedestrian<text:alphabetical-index-mark-end text:id="IMark68152936"/><text:alphabetical-index-mark-end text:id="IMark54968120"/>s <text:span text:style-name="T125">in this </text:span><text:alphabetical-index-mark-start text:id="IMark54113544"/><text:alphabetical-index-mark-start text:id="IMark54858584"/><text:span text:style-name="T125">city</text:span><text:alphabetical-index-mark-end text:id="IMark54858584"/><text:alphabetical-index-mark-end text:id="IMark54113544"/><text:span text:style-name="T125"> </text:span><text:alphabetical-index-mark-start text:id="IMark26093000"/><text:alphabetical-index-mark-start text:id="IMark64783576"/>co<text:alphabetical-index-mark-end text:id="IMark64783576"/><text:alphabetical-index-mark-end text:id="IMark26093000"/>nform a single <text:alphabetical-index-mark-start text:id="IMark60022440"/><text:alphabetical-index-mark-start text:id="IMark68122008"/>market<text:alphabetical-index-mark-end text:id="IMark68122008"/><text:alphabetical-index-mark-end text:id="IMark60022440"/> <text:alphabetical-index-mark-start text:id="IMark69793544"/><text:alphabetical-index-mark-start text:id="IMark67454440"/>segment<text:alphabetical-index-mark-end text:id="IMark67454440"/><text:alphabetical-index-mark-end text:id="IMark69793544"/>. The <text:alphabetical-index-mark-start text:id="IMark53769272"/><text:alphabetical-index-mark-start text:id="IMark56326568"/>city<text:alphabetical-index-mark-end text:id="IMark56326568"/><text:alphabetical-index-mark-end text:id="IMark53769272"/> in question has a population that is fairly <text:alphabetical-index-mark-start text:id="IMark69782968"/><text:alphabetical-index-mark-start text:id="IMark59245112"/>homogeneous<text:alphabetical-index-mark-end text:id="IMark59245112"/><text:alphabetical-index-mark-end text:id="IMark69782968"/> in its in<text:alphabetical-index-mark-start text:id="IMark56962488"/><text:alphabetical-index-mark-start text:id="IMark64329784"/>co<text:alphabetical-index-mark-end text:id="IMark64329784"/><text:alphabetical-index-mark-end text:id="IMark56962488"/>me, being most of its inh<text:alphabetical-index-mark-start text:id="IMark62031656"/><text:alphabetical-index-mark-start text:id="IMark64611944"/>ab<text:alphabetical-index-mark-end text:id="IMark64611944"/><text:alphabetical-index-mark-end text:id="IMark62031656"/>itants among the low to m<text:alphabetical-index-mark-start text:id="IMark32406312"/><text:alphabetical-index-mark-start text:id="IMark69804408"/>id<text:alphabetical-index-mark-end text:id="IMark69804408"/><text:alphabetical-index-mark-end text:id="IMark32406312"/>dle - low in<text:alphabetical-index-mark-start text:id="IMark69808392"/><text:alphabetical-index-mark-start text:id="IMark69830888"/>co<text:alphabetical-index-mark-end text:id="IMark69830888"/><text:alphabetical-index-mark-end text:id="IMark69808392"/>me social and e<text:alphabetical-index-mark-start text:id="IMark69851256"/><text:alphabetical-index-mark-start text:id="IMark68058184"/>co<text:alphabetical-index-mark-end text:id="IMark68058184"/><text:alphabetical-index-mark-end text:id="IMark69851256"/>nomic class. <text:span text:style-name="T125">This is the first assumption of the </text:span><text:alphabetical-index-mark-start text:id="IMark53570456"/><text:alphabetical-index-mark-start text:id="IMark59152280"/><text:span text:style-name="T125">study</text:span><text:alphabetical-index-mark-end text:id="IMark59152280"/><text:alphabetical-index-mark-end text:id="IMark53570456"/><text:span text:style-name="T125">, but it can be verified interpreting national census </text:span><text:alphabetical-index-mark-start text:id="IMark61716536"/><text:alphabetical-index-mark-start text:id="IMark69834872"/><text:span text:style-name="T125">data</text:span><text:alphabetical-index-mark-end text:id="IMark69834872"/><text:alphabetical-index-mark-end text:id="IMark61716536"/><text:span text:style-name="T125">.</text:span></text:p>
      <text:p text:style-name="P85"/>
      <text:p text:style-name="P85"><text:soft-page-break/><text:span text:style-name="T125">Ac</text:span><text:alphabetical-index-mark-start text:id="IMark62841256"/><text:alphabetical-index-mark-start text:id="IMark67756872"/><text:span text:style-name="T125">co</text:span><text:alphabetical-index-mark-end text:id="IMark67756872"/><text:alphabetical-index-mark-end text:id="IMark62841256"/><text:span text:style-name="T125">rding to the sa</text:span><text:alphabetical-index-mark-start text:id="IMark70506712"/><text:alphabetical-index-mark-start text:id="IMark70569448"/><text:span text:style-name="T125">id</text:span><text:alphabetical-index-mark-end text:id="IMark70569448"/><text:alphabetical-index-mark-end text:id="IMark70506712"/><text:span text:style-name="T125"> census figures, o</text:span>nly p<text:alphabetical-index-mark-start text:id="IMark70541688"/><text:alphabetical-index-mark-start text:id="IMark63439848"/>ro<text:alphabetical-index-mark-end text:id="IMark63439848"/><text:alphabetical-index-mark-end text:id="IMark70541688"/>fessionals and some <text:alphabetical-index-mark-start text:id="IMark47937960"/><text:alphabetical-index-mark-start text:id="IMark69849928"/>shop<text:alphabetical-index-mark-end text:id="IMark69849928"/><text:alphabetical-index-mark-end text:id="IMark47937960"/> owners <text:span text:style-name="T122">representing </text:span><text:alphabetical-index-mark-start text:id="IMark69790888"/><text:alphabetical-index-mark-start text:id="IMark61685832"/><text:span text:style-name="T122">ab</text:span><text:alphabetical-index-mark-end text:id="IMark61685832"/><text:alphabetical-index-mark-end text:id="IMark69790888"/><text:span text:style-name="T122">out 9.4 per cent of the inh</text:span><text:alphabetical-index-mark-start text:id="IMark70575048"/><text:alphabetical-index-mark-start text:id="IMark71492440"/><text:span text:style-name="T122">ab</text:span><text:alphabetical-index-mark-end text:id="IMark71492440"/><text:alphabetical-index-mark-end text:id="IMark70575048"/><text:span text:style-name="T122">itants</text:span> in the <text:alphabetical-index-mark-start text:id="IMark70691016"/><text:alphabetical-index-mark-start text:id="IMark63275512"/>city<text:alphabetical-index-mark-end text:id="IMark63275512"/><text:alphabetical-index-mark-end text:id="IMark70691016"/> can be <text:alphabetical-index-mark-start text:id="IMark55186568"/><text:alphabetical-index-mark-start text:id="IMark64250120"/><text:alphabetical-index-mark-start text:id="IMark69848600"/><text:alphabetical-index-mark-start text:id="IMark69943960"/>co<text:alphabetical-index-mark-end text:id="IMark69943960"/><text:alphabetical-index-mark-end text:id="IMark69848600"/>unt<text:alphabetical-index-mark-end text:id="IMark64250120"/><text:alphabetical-index-mark-end text:id="IMark55186568"/>ed among the upper social <text:span text:style-name="T122">e</text:span><text:alphabetical-index-mark-start text:id="IMark63066056"/><text:alphabetical-index-mark-start text:id="IMark68153064"/><text:span text:style-name="T122">co</text:span><text:alphabetical-index-mark-end text:id="IMark68153064"/><text:alphabetical-index-mark-end text:id="IMark63066056"/><text:span text:style-name="T122">nomic and educational </text:span>echelons<text:span text:style-name="T6">[6.4.]</text:span>. <text:span text:style-name="T123">Illiteracy is low, at 2.3 per cent, ac</text:span><text:alphabetical-index-mark-start text:id="IMark69869384"/><text:alphabetical-index-mark-start text:id="IMark69792216"/><text:span text:style-name="T123">co</text:span><text:alphabetical-index-mark-end text:id="IMark69792216"/><text:alphabetical-index-mark-end text:id="IMark69869384"/><text:span text:style-name="T123">rding to the same sources.</text:span></text:p>
      <text:p text:style-name="P84"/>
      <text:p text:style-name="P125"><text:span text:style-name="T66">Ac</text:span><text:alphabetical-index-mark-start text:id="IMark67312408"/><text:alphabetical-index-mark-start text:id="IMark59476920"/><text:span text:style-name="T66">co</text:span><text:alphabetical-index-mark-end text:id="IMark59476920"/><text:alphabetical-index-mark-end text:id="IMark67312408"/><text:span text:style-name="T66">rding to the 2010 census – </text:span><text:span text:style-name="T69">which is the latest as of this writing -</text:span><text:span text:style-name="T66"> the </text:span><text:alphabetical-index-mark-start text:id="IMark68150296"/><text:alphabetical-index-mark-start text:id="IMark46856024"/><text:span text:style-name="T66">city</text:span><text:alphabetical-index-mark-end text:id="IMark46856024"/><text:alphabetical-index-mark-end text:id="IMark68150296"/><text:span text:style-name="T66"> has </text:span>230.208<text:span text:style-name="T66"> inh</text:span><text:alphabetical-index-mark-start text:id="IMark67775880"/><text:alphabetical-index-mark-start text:id="IMark68948072"/><text:span text:style-name="T66">ab</text:span><text:alphabetical-index-mark-end text:id="IMark68948072"/><text:alphabetical-index-mark-end text:id="IMark67775880"/><text:span text:style-name="T66">itants</text:span><text:span text:style-name="T9">[6.4.]</text:span><text:span text:style-name="T120"> </text:span><text:span text:style-name="T121">living in 56.007 </text:span><text:alphabetical-index-mark-start text:id="IMark64319544"/><text:alphabetical-index-mark-start text:id="IMark70502728"/><text:span text:style-name="T121">home</text:span><text:alphabetical-index-mark-end text:id="IMark70502728"/><text:alphabetical-index-mark-end text:id="IMark64319544"/><text:span text:style-name="T121">s, of which 56 per cent are </text:span><text:alphabetical-index-mark-start text:id="IMark62695048"/><text:alphabetical-index-mark-start text:id="IMark67764024"/><text:span text:style-name="T121">home</text:span><text:alphabetical-index-mark-end text:id="IMark67764024"/><text:alphabetical-index-mark-end text:id="IMark62695048"/><text:span text:style-name="T121">s in good </text:span><text:alphabetical-index-mark-start text:id="IMark69800712"/><text:alphabetical-index-mark-start text:id="IMark69942632"/><text:span text:style-name="T121">co</text:span><text:alphabetical-index-mark-end text:id="IMark69942632"/><text:alphabetical-index-mark-end text:id="IMark69800712"/><text:span text:style-name="T121">nditions while the remaining 44 per cent of the total </text:span><text:alphabetical-index-mark-start text:id="IMark70539032"/><text:alphabetical-index-mark-start text:id="IMark64149912"/><text:span text:style-name="T121">number</text:span><text:alphabetical-index-mark-end text:id="IMark64149912"/><text:alphabetical-index-mark-end text:id="IMark70539032"/><text:span text:style-name="T121"> of houses present some sort or another short</text:span><text:alphabetical-index-mark-start text:id="IMark62647000"/><text:alphabetical-index-mark-start text:id="IMark68778104"/><text:span text:style-name="T121">co</text:span><text:alphabetical-index-mark-end text:id="IMark68778104"/><text:alphabetical-index-mark-end text:id="IMark62647000"/><text:span text:style-name="T121">mings. </text:span></text:p>
      <text:p text:style-name="P127"/>
      <text:p text:style-name="P126"><text:span text:style-name="T68">By</text:span><text:span text:style-name="T66"> 2019 the </text:span><text:alphabetical-index-mark-start text:id="IMark61038024"/><text:alphabetical-index-mark-start text:id="IMark67338504"/><text:span text:style-name="T66">number</text:span><text:alphabetical-index-mark-end text:id="IMark67338504"/><text:alphabetical-index-mark-end text:id="IMark61038024"/><text:span text:style-name="T66"> of inh</text:span><text:alphabetical-index-mark-start text:id="IMark59257720"/><text:alphabetical-index-mark-start text:id="IMark62198776"/><text:span text:style-name="T66">ab</text:span><text:alphabetical-index-mark-end text:id="IMark62198776"/><text:alphabetical-index-mark-end text:id="IMark59257720"/><text:span text:style-name="T66">itants of the </text:span><text:alphabetical-index-mark-start text:id="IMark69796200"/><text:alphabetical-index-mark-start text:id="IMark47461496"/><text:span text:style-name="T66">city</text:span><text:alphabetical-index-mark-end text:id="IMark47461496"/><text:alphabetical-index-mark-end text:id="IMark69796200"/><text:span text:style-name="T66"> has visibly increased, plus the presence of </text:span><text:alphabetical-index-mark-start text:id="IMark62314168"/><text:alphabetical-index-mark-start text:id="IMark59607896"/><text:span text:style-name="T66">people</text:span><text:alphabetical-index-mark-end text:id="IMark59607896"/><text:alphabetical-index-mark-end text:id="IMark62314168"/><text:span text:style-name="T66"> f</text:span><text:alphabetical-index-mark-start text:id="IMark69877352"/><text:alphabetical-index-mark-start text:id="IMark68236328"/><text:span text:style-name="T66">ro</text:span><text:alphabetical-index-mark-end text:id="IMark68236328"/><text:alphabetical-index-mark-end text:id="IMark69877352"/><text:span text:style-name="T66">m nearby </text:span><text:alphabetical-index-mark-start text:id="IMark67333192"/><text:alphabetical-index-mark-start text:id="IMark68932776"/><text:span text:style-name="T66">town</text:span><text:alphabetical-index-mark-end text:id="IMark68932776"/><text:alphabetical-index-mark-end text:id="IMark67333192"/><text:span text:style-name="T66">s that travel more or less frequently to </text:span><text:alphabetical-index-mark-start text:id="IMark70508040"/><text:alphabetical-index-mark-start text:id="IMark68011016"/><text:span text:style-name="T66">Jose C. Paz</text:span><text:alphabetical-index-mark-end text:id="IMark68011016"/><text:alphabetical-index-mark-end text:id="IMark70508040"/><text:span text:style-name="T66"> to </text:span><text:alphabetical-index-mark-start text:id="IMark67317720"/><text:alphabetical-index-mark-start text:id="IMark69769720"/><text:span text:style-name="T66">study</text:span><text:alphabetical-index-mark-end text:id="IMark69769720"/><text:alphabetical-index-mark-end text:id="IMark67317720"/><text:span text:style-name="T66">, run errands, work, receive medical tre</text:span><text:alphabetical-index-mark-start text:id="IMark64134744"/><text:alphabetical-index-mark-start text:id="IMark57052760"/><text:span text:style-name="T66">atm</text:span><text:alphabetical-index-mark-end text:id="IMark57052760"/><text:alphabetical-index-mark-end text:id="IMark64134744"/><text:span text:style-name="T66">ent, </text:span><text:span text:style-name="T67"><text:s/>also increases the</text:span><text:span text:style-name="T66"> </text:span><text:span text:style-name="T67">base on which </text:span><text:alphabetical-index-mark-start text:id="IMark70544056"/><text:alphabetical-index-mark-start text:id="IMark70605256"/><text:span text:style-name="T67">pedestrian</text:span><text:alphabetical-index-mark-end text:id="IMark70605256"/><text:alphabetical-index-mark-end text:id="IMark70544056"/><text:span text:style-name="T67"> transit is to be measured. </text:span><text:span text:style-name="T68">Only after the </text:span><text:alphabetical-index-mark-start text:id="IMark64845336"/><text:alphabetical-index-mark-start text:id="IMark67316392"/><text:span text:style-name="T68">data</text:span><text:alphabetical-index-mark-end text:id="IMark67316392"/><text:alphabetical-index-mark-end text:id="IMark64845336"/><text:span text:style-name="T68"> of the 2020 census the </text:span><text:alphabetical-index-mark-start text:id="IMark70565752"/><text:alphabetical-index-mark-start text:id="IMark70564424"/><text:span text:style-name="T68">real</text:span><text:alphabetical-index-mark-end text:id="IMark70564424"/><text:alphabetical-index-mark-end text:id="IMark70565752"/><text:span text:style-name="T68"> magnitude of this increment will be known.</text:span></text:p>
      <text:p text:style-name="P95"/>
      <text:p text:style-name="P89">This means that in general, save the <text:alphabetical-index-mark-start text:id="IMark53570456"/><text:alphabetical-index-mark-start text:id="IMark59152280"/>co<text:alphabetical-index-mark-end text:id="IMark59152280"/><text:alphabetical-index-mark-end text:id="IMark53570456"/>llege – level population, the inh<text:alphabetical-index-mark-start text:id="IMark61716536"/><text:alphabetical-index-mark-start text:id="IMark69834872"/>ab<text:alphabetical-index-mark-end text:id="IMark69834872"/><text:alphabetical-index-mark-end text:id="IMark61716536"/>itants of the <text:alphabetical-index-mark-start text:id="IMark69873368"/><text:alphabetical-index-mark-start text:id="IMark67429576"/>city<text:alphabetical-index-mark-end text:id="IMark67429576"/><text:alphabetical-index-mark-end text:id="IMark69873368"/> can be <text:alphabetical-index-mark-start text:id="IMark70505384"/><text:alphabetical-index-mark-start text:id="IMark70540360"/>co<text:alphabetical-index-mark-end text:id="IMark70540360"/><text:alphabetical-index-mark-end text:id="IMark70505384"/>ns<text:alphabetical-index-mark-start text:id="IMark70543016"/><text:alphabetical-index-mark-start text:id="IMark59153608"/>id<text:alphabetical-index-mark-end text:id="IMark59153608"/><text:alphabetical-index-mark-end text:id="IMark70543016"/>ered as a single social and e<text:alphabetical-index-mark-start text:id="IMark62073224"/><text:alphabetical-index-mark-start text:id="IMark70512776"/>co<text:alphabetical-index-mark-end text:id="IMark70512776"/><text:alphabetical-index-mark-end text:id="IMark62073224"/>nomic g<text:alphabetical-index-mark-start text:id="IMark62841256"/><text:alphabetical-index-mark-start text:id="IMark67756872"/>ro<text:alphabetical-index-mark-end text:id="IMark67756872"/><text:alphabetical-index-mark-end text:id="IMark62841256"/>up with the same buying potential as <text:alphabetical-index-mark-start text:id="IMark69789560"/><text:alphabetical-index-mark-start text:id="IMark70506712"/>customer<text:alphabetical-index-mark-end text:id="IMark70506712"/><text:alphabetical-index-mark-end text:id="IMark69789560"/>s.</text:p>
      <text:p text:style-name="P89"/>
      <text:p text:style-name="P89"/>
      <text:h text:style-name="Heading_20_3" text:outline-level="3"><text:bookmark-start text:name="__RefHeading___Toc17715_764675598"/>2.3.2. Estimation of <text:alphabetical-index-mark-start text:id="IMark64250120"/><text:alphabetical-index-mark-start text:id="IMark68153064"/>market<text:alphabetical-index-mark-end text:id="IMark68153064"/><text:alphabetical-index-mark-end text:id="IMark64250120"/> <text:alphabetical-index-mark-start text:id="IMark62197032"/><text:alphabetical-index-mark-start text:id="IMark67365256"/><text:alphabetical-index-mark-start text:id="IMark68819512"/><text:alphabetical-index-mark-start text:id="IMark69869384"/>value<text:alphabetical-index-mark-end text:id="IMark69869384"/><text:alphabetical-index-mark-end text:id="IMark68819512"/><text:alphabetical-index-mark-end text:id="IMark67365256"/><text:alphabetical-index-mark-end text:id="IMark62197032"/>.<text:bookmark-end text:name="__RefHeading___Toc17715_764675598"/></text:h>
      <text:p text:style-name="P90"/>
      <text:p text:style-name="P90"><text:span text:style-name="T124">Ac</text:span><text:alphabetical-index-mark-start text:id="IMark67206872"/><text:alphabetical-index-mark-start text:id="IMark61935976"/><text:span text:style-name="T124">co</text:span><text:alphabetical-index-mark-end text:id="IMark61935976"/><text:alphabetical-index-mark-end text:id="IMark67206872"/><text:span text:style-name="T124">rding to </text:span><text:span text:style-name="T27">[2.3.1.]</text:span><text:span text:style-name="T124"> it is possible to ascertain the p</text:span><text:alphabetical-index-mark-start text:id="IMark64724632"/><text:alphabetical-index-mark-start text:id="IMark32709256"/><text:span text:style-name="T124">ro</text:span><text:alphabetical-index-mark-end text:id="IMark32709256"/><text:alphabetical-index-mark-end text:id="IMark64724632"/><text:span text:style-name="T124">fit</text:span><text:alphabetical-index-mark-start text:id="IMark68150296"/><text:alphabetical-index-mark-start text:id="IMark46856024"/><text:span text:style-name="T124">ab</text:span><text:alphabetical-index-mark-end text:id="IMark46856024"/><text:alphabetical-index-mark-end text:id="IMark68150296"/><text:span text:style-name="T124">ility and thus the </text:span><text:alphabetical-index-mark-start text:id="IMark61772200"/><text:alphabetical-index-mark-start text:id="IMark69797528"/><text:span text:style-name="T124">market</text:span><text:alphabetical-index-mark-end text:id="IMark69797528"/><text:alphabetical-index-mark-end text:id="IMark61772200"/><text:span text:style-name="T124"> </text:span><text:alphabetical-index-mark-start text:id="IMark69811336"/><text:alphabetical-index-mark-start text:id="IMark67775880"/><text:alphabetical-index-mark-start text:id="IMark68948072"/><text:alphabetical-index-mark-start text:id="IMark70563096"/><text:span text:style-name="T124">value</text:span><text:alphabetical-index-mark-end text:id="IMark70563096"/><text:alphabetical-index-mark-end text:id="IMark68948072"/><text:alphabetical-index-mark-end text:id="IMark67775880"/><text:alphabetical-index-mark-end text:id="IMark69811336"/><text:span text:style-name="T124"> of a </text:span><text:alphabetical-index-mark-start text:id="IMark70555128"/><text:alphabetical-index-mark-start text:id="IMark69794872"/><text:alphabetical-index-mark-start text:id="IMark63242712"/><text:alphabetical-index-mark-start text:id="IMark62758152"/><text:span text:style-name="T124">co</text:span><text:alphabetical-index-mark-end text:id="IMark62758152"/><text:alphabetical-index-mark-end text:id="IMark63242712"/><text:span text:style-name="T124">mmercial</text:span><text:alphabetical-index-mark-end text:id="IMark69794872"/><text:alphabetical-index-mark-end text:id="IMark70555128"/><text:span text:style-name="T124"> </text:span><text:alphabetical-index-mark-start text:id="IMark69872040"/><text:alphabetical-index-mark-start text:id="IMark64319544"/><text:span text:style-name="T124">p</text:span><text:alphabetical-index-mark-start text:id="IMark70502728"/><text:alphabetical-index-mark-start text:id="IMark69868056"/><text:span text:style-name="T124">ro</text:span><text:alphabetical-index-mark-end text:id="IMark69868056"/><text:alphabetical-index-mark-end text:id="IMark70502728"/><text:span text:style-name="T124">perty</text:span><text:alphabetical-index-mark-end text:id="IMark64319544"/><text:alphabetical-index-mark-end text:id="IMark69872040"/><text:span text:style-name="T124"> in the </text:span><text:alphabetical-index-mark-start text:id="IMark61948968"/><text:alphabetical-index-mark-start text:id="IMark62695048"/><text:span text:style-name="T124">city</text:span><text:alphabetical-index-mark-end text:id="IMark62695048"/><text:alphabetical-index-mark-end text:id="IMark61948968"/><text:span text:style-name="T124"> based solely on the </text:span><text:alphabetical-index-mark-start text:id="IMark67764024"/><text:alphabetical-index-mark-start text:id="IMark69878680"/><text:span text:style-name="T124">number</text:span><text:alphabetical-index-mark-end text:id="IMark69878680"/><text:alphabetical-index-mark-end text:id="IMark67764024"/><text:span text:style-name="T124"> of </text:span><text:alphabetical-index-mark-start text:id="IMark64496696"/><text:alphabetical-index-mark-start text:id="IMark69800712"/><text:span text:style-name="T124">pedestrian</text:span><text:alphabetical-index-mark-end text:id="IMark69800712"/><text:alphabetical-index-mark-end text:id="IMark64496696"/><text:span text:style-name="T124">s passing nearby or directly in f</text:span><text:alphabetical-index-mark-start text:id="IMark69942632"/><text:alphabetical-index-mark-start text:id="IMark68157608"/><text:span text:style-name="T124">ro</text:span><text:alphabetical-index-mark-end text:id="IMark68157608"/><text:alphabetical-index-mark-end text:id="IMark69942632"/><text:span text:style-name="T124">nt of the sa</text:span><text:alphabetical-index-mark-start text:id="IMark68138088"/><text:alphabetical-index-mark-start text:id="IMark70539032"/><text:span text:style-name="T124">id</text:span><text:alphabetical-index-mark-end text:id="IMark70539032"/><text:alphabetical-index-mark-end text:id="IMark68138088"/><text:span text:style-name="T124"> </text:span><text:alphabetical-index-mark-start text:id="IMark64149912"/><text:alphabetical-index-mark-start text:id="IMark60023768"/><text:span text:style-name="T124">p</text:span><text:alphabetical-index-mark-start text:id="IMark67334520"/><text:alphabetical-index-mark-start text:id="IMark62647000"/><text:span text:style-name="T124">ro</text:span><text:alphabetical-index-mark-end text:id="IMark62647000"/><text:alphabetical-index-mark-end text:id="IMark67334520"/><text:span text:style-name="T124">perty</text:span><text:alphabetical-index-mark-end text:id="IMark60023768"/><text:alphabetical-index-mark-end text:id="IMark64149912"/><text:span text:style-name="T124">, since the buying power of 90.6 per cent of the population is fairly similar, while the buying power of the remaining 9.4 per cent is higher.</text:span></text:p>
      <text:p text:style-name="P89"/>
      <text:p text:style-name="P91">The se<text:alphabetical-index-mark-start text:id="IMark61038024"/><text:alphabetical-index-mark-start text:id="IMark67338504"/>co<text:alphabetical-index-mark-end text:id="IMark67338504"/><text:alphabetical-index-mark-end text:id="IMark61038024"/>nd assumption, or rule, of this <text:alphabetical-index-mark-start text:id="IMark57336936"/><text:alphabetical-index-mark-start text:id="IMark68821768"/>study<text:alphabetical-index-mark-end text:id="IMark68821768"/><text:alphabetical-index-mark-end text:id="IMark57336936"/> is thus that based on the first rule, the more <text:alphabetical-index-mark-start text:id="IMark59257720"/><text:alphabetical-index-mark-start text:id="IMark62198776"/>pedestrian<text:alphabetical-index-mark-end text:id="IMark62198776"/><text:alphabetical-index-mark-end text:id="IMark59257720"/>s present on one <text:alphabetical-index-mark-start text:id="IMark70567080"/><text:alphabetical-index-mark-start text:id="IMark47536104"/>street<text:alphabetical-index-mark-end text:id="IMark47536104"/><text:alphabetical-index-mark-end text:id="IMark70567080"/> <text:alphabetical-index-mark-start text:id="IMark69796200"/><text:alphabetical-index-mark-start text:id="IMark47461496"/>block<text:alphabetical-index-mark-end text:id="IMark47461496"/><text:alphabetical-index-mark-end text:id="IMark69796200"/> on <text:alphabetical-index-mark-start text:id="IMark61140200"/><text:alphabetical-index-mark-start text:id="IMark60656536"/>average<text:alphabetical-index-mark-end text:id="IMark60656536"/><text:alphabetical-index-mark-end text:id="IMark61140200"/>, the more valu<text:alphabetical-index-mark-start text:id="IMark62314168"/><text:alphabetical-index-mark-start text:id="IMark59607896"/>ab<text:alphabetical-index-mark-end text:id="IMark59607896"/><text:alphabetical-index-mark-end text:id="IMark62314168"/>le the <text:alphabetical-index-mark-start text:id="IMark62630888"/><text:alphabetical-index-mark-start text:id="IMark70498456"/><text:alphabetical-index-mark-start text:id="IMark69877352"/><text:alphabetical-index-mark-start text:id="IMark68236328"/>co<text:alphabetical-index-mark-end text:id="IMark68236328"/><text:alphabetical-index-mark-end text:id="IMark69877352"/>mmercial<text:alphabetical-index-mark-end text:id="IMark70498456"/><text:alphabetical-index-mark-end text:id="IMark62630888"/> <text:alphabetical-index-mark-start text:id="IMark54276472"/><text:alphabetical-index-mark-start text:id="IMark54968120"/>p<text:alphabetical-index-mark-start text:id="IMark67333192"/><text:alphabetical-index-mark-start text:id="IMark68932776"/>ro<text:alphabetical-index-mark-end text:id="IMark68932776"/><text:alphabetical-index-mark-end text:id="IMark67333192"/>perty<text:alphabetical-index-mark-end text:id="IMark54968120"/><text:alphabetical-index-mark-end text:id="IMark54276472"/> is there.</text:p>
      <text:p text:style-name="P50"/>
      <text:p text:style-name="P50"/>
      <text:h text:style-name="Heading_20_3" text:outline-level="3"><text:bookmark-start text:name="__RefHeading___Toc17717_764675598"/>2.3.3. <text:span text:style-name="T133">Goals.</text:span><text:bookmark-end text:name="__RefHeading___Toc17717_764675598"/></text:h>
      <text:p text:style-name="P93"/>
      <text:p text:style-name="P93">Therefore, the <text:alphabetical-index-mark-start text:id="IMark56326568"/><text:alphabetical-index-mark-start text:id="IMark70544056"/>study<text:alphabetical-index-mark-end text:id="IMark70544056"/><text:alphabetical-index-mark-end text:id="IMark56326568"/> sought to est<text:alphabetical-index-mark-start text:id="IMark70605256"/><text:alphabetical-index-mark-start text:id="IMark69782968"/>ab<text:alphabetical-index-mark-end text:id="IMark69782968"/><text:alphabetical-index-mark-end text:id="IMark70605256"/>lish:</text:p>
      <text:p text:style-name="P91"/>
      <text:p text:style-name="P92">2.3.3.1. The <text:span text:style-name="T129">overall </text:span><text:alphabetical-index-mark-start text:id="IMark64611944"/><text:alphabetical-index-mark-start text:id="IMark70565752"/>average<text:alphabetical-index-mark-end text:id="IMark70565752"/><text:alphabetical-index-mark-end text:id="IMark64611944"/> <text:alphabetical-index-mark-start text:id="IMark70564424"/><text:alphabetical-index-mark-start text:id="IMark32406312"/><text:alphabetical-index-mark-start text:id="IMark69808392"/><text:alphabetical-index-mark-start text:id="IMark69804408"/>value<text:alphabetical-index-mark-end text:id="IMark69804408"/><text:alphabetical-index-mark-end text:id="IMark69808392"/><text:alphabetical-index-mark-end text:id="IMark32406312"/><text:alphabetical-index-mark-end text:id="IMark70564424"/> of <text:alphabetical-index-mark-start text:id="IMark69830888"/><text:alphabetical-index-mark-start text:id="IMark69853912"/><text:alphabetical-index-mark-start text:id="IMark68058184"/><text:alphabetical-index-mark-start text:id="IMark69851256"/>co<text:alphabetical-index-mark-end text:id="IMark69851256"/><text:alphabetical-index-mark-end text:id="IMark68058184"/>mmercial<text:alphabetical-index-mark-end text:id="IMark69853912"/><text:alphabetical-index-mark-end text:id="IMark69830888"/> <text:alphabetical-index-mark-start text:id="IMark69798568"/><text:alphabetical-index-mark-start text:id="IMark70569448"/>p<text:alphabetical-index-mark-start text:id="IMark70618904"/><text:alphabetical-index-mark-start text:id="IMark53570456"/>ro<text:alphabetical-index-mark-end text:id="IMark53570456"/><text:alphabetical-index-mark-end text:id="IMark70618904"/>perties<text:alphabetical-index-mark-end text:id="IMark70569448"/><text:alphabetical-index-mark-end text:id="IMark69798568"/> being sold in the area of interest of the <text:alphabetical-index-mark-start text:id="IMark59152280"/><text:alphabetical-index-mark-start text:id="IMark70541688"/>study<text:alphabetical-index-mark-end text:id="IMark70541688"/><text:alphabetical-index-mark-end text:id="IMark59152280"/>, measured in <text:alphabetical-index-mark-start text:id="IMark61716536"/><text:alphabetical-index-mark-start text:id="IMark69834872"/>dollar<text:alphabetical-index-mark-end text:id="IMark69834872"/><text:alphabetical-index-mark-end text:id="IMark61716536"/>s per <text:alphabetical-index-mark-start text:id="IMark69873368"/><text:alphabetical-index-mark-start text:id="IMark67429576"/>square<text:alphabetical-index-mark-end text:id="IMark67429576"/><text:alphabetical-index-mark-end text:id="IMark69873368"/> <text:alphabetical-index-mark-start text:id="IMark70505384"/><text:alphabetical-index-mark-start text:id="IMark70540360"/>meter<text:alphabetical-index-mark-end text:id="IMark70540360"/><text:alphabetical-index-mark-end text:id="IMark70505384"/> of edified surface <text:span text:style-name="T129">(</text:span><text:span text:style-name="T56">Vo</text:span><text:span text:style-name="T129">)</text:span>. For this purpose, <text:alphabetical-index-mark-start text:id="IMark70543016"/><text:alphabetical-index-mark-start text:id="IMark59153608"/>data<text:alphabetical-index-mark-end text:id="IMark59153608"/><text:alphabetical-index-mark-end text:id="IMark70543016"/> f<text:alphabetical-index-mark-start text:id="IMark62073224"/><text:alphabetical-index-mark-start text:id="IMark70512776"/>ro<text:alphabetical-index-mark-end text:id="IMark70512776"/><text:alphabetical-index-mark-end text:id="IMark62073224"/>m <text:soft-page-break/>published <text:alphabetical-index-mark-start text:id="IMark62841256"/><text:alphabetical-index-mark-start text:id="IMark67756872"/>real<text:alphabetical-index-mark-end text:id="IMark67756872"/><text:alphabetical-index-mark-end text:id="IMark62841256"/> <text:alphabetical-index-mark-start text:id="IMark63439848"/><text:alphabetical-index-mark-start text:id="IMark69789560"/>estate<text:alphabetical-index-mark-end text:id="IMark69789560"/><text:alphabetical-index-mark-end text:id="IMark63439848"/> offers would be gathered and sorted, and then the <text:alphabetical-index-mark-start text:id="IMark70506712"/><text:alphabetical-index-mark-start text:id="IMark47937960"/>average<text:alphabetical-index-mark-end text:id="IMark47937960"/><text:alphabetical-index-mark-end text:id="IMark70506712"/> <text:alphabetical-index-mark-start text:id="IMark64235752"/><text:alphabetical-index-mark-start text:id="IMark69849928"/><text:alphabetical-index-mark-start text:id="IMark69790888"/><text:alphabetical-index-mark-start text:id="IMark61685832"/>value<text:alphabetical-index-mark-end text:id="IMark61685832"/><text:alphabetical-index-mark-end text:id="IMark69790888"/><text:alphabetical-index-mark-end text:id="IMark69849928"/><text:alphabetical-index-mark-end text:id="IMark64235752"/> per <text:alphabetical-index-mark-start text:id="IMark71492440"/><text:alphabetical-index-mark-start text:id="IMark70575048"/>square<text:alphabetical-index-mark-end text:id="IMark70575048"/><text:alphabetical-index-mark-end text:id="IMark71492440"/> <text:alphabetical-index-mark-start text:id="IMark70691016"/><text:alphabetical-index-mark-start text:id="IMark63275512"/>meter<text:alphabetical-index-mark-end text:id="IMark63275512"/><text:alphabetical-index-mark-end text:id="IMark70691016"/> of edified would be calculated.</text:p>
      <text:p text:style-name="P91"/>
      <text:p text:style-name="P91"/>
      <text:p text:style-name="P91">2.3.3.2. Then, for each <text:alphabetical-index-mark-start text:id="IMark70509368"/><text:alphabetical-index-mark-start text:id="IMark70504056"/>street<text:alphabetical-index-mark-end text:id="IMark70504056"/><text:alphabetical-index-mark-end text:id="IMark70509368"/> <text:alphabetical-index-mark-start text:id="IMark67312408"/><text:alphabetical-index-mark-start text:id="IMark40496856"/>block<text:alphabetical-index-mark-end text:id="IMark40496856"/><text:alphabetical-index-mark-end text:id="IMark67312408"/> of interest, <text:alphabetical-index-mark-start text:id="IMark59476920"/><text:alphabetical-index-mark-start text:id="IMark68778104"/>average<text:alphabetical-index-mark-end text:id="IMark68778104"/><text:alphabetical-index-mark-end text:id="IMark59476920"/> <text:alphabetical-index-mark-start text:id="IMark67206872"/><text:alphabetical-index-mark-start text:id="IMark61935976"/>number<text:alphabetical-index-mark-end text:id="IMark61935976"/><text:alphabetical-index-mark-end text:id="IMark67206872"/>s of <text:alphabetical-index-mark-start text:id="IMark63748568"/><text:alphabetical-index-mark-start text:id="IMark70515720"/>pedestrian<text:alphabetical-index-mark-end text:id="IMark70515720"/><text:alphabetical-index-mark-end text:id="IMark63748568"/>s <text:span text:style-name="T128">(</text:span><text:span text:style-name="T55">Pb</text:span><text:span text:style-name="T128">)</text:span> would be obtained by <text:alphabetical-index-mark-start text:id="IMark64724632"/><text:alphabetical-index-mark-start text:id="IMark32709256"/>sampling<text:alphabetical-index-mark-end text:id="IMark32709256"/><text:alphabetical-index-mark-end text:id="IMark64724632"/> those <text:alphabetical-index-mark-start text:id="IMark68150296"/><text:alphabetical-index-mark-start text:id="IMark46856024"/>block<text:alphabetical-index-mark-end text:id="IMark46856024"/><text:alphabetical-index-mark-end text:id="IMark68150296"/>s on as much oc<text:span text:style-name="T126">c</text:span>asions as possible to gain <text:alphabetical-index-mark-start text:id="IMark70511736"/><text:alphabetical-index-mark-start text:id="IMark61772200"/>statistic<text:alphabetical-index-mark-end text:id="IMark61772200"/><text:alphabetical-index-mark-end text:id="IMark70511736"/>al <text:alphabetical-index-mark-start text:id="IMark69797528"/><text:alphabetical-index-mark-start text:id="IMark69811336"/>co<text:alphabetical-index-mark-end text:id="IMark69811336"/><text:alphabetical-index-mark-end text:id="IMark69797528"/>nf<text:alphabetical-index-mark-start text:id="IMark67775880"/><text:alphabetical-index-mark-start text:id="IMark68948072"/>id<text:alphabetical-index-mark-end text:id="IMark68948072"/><text:alphabetical-index-mark-end text:id="IMark67775880"/>ence on the results.</text:p>
      <text:p text:style-name="P91"/>
      <text:p text:style-name="P91"/>
      <text:p text:style-name="P91">2.3.3.3. <text:span text:style-name="T126">An </text:span><text:alphabetical-index-mark-start text:id="IMark69800712"/><text:alphabetical-index-mark-start text:id="IMark68245000"/><text:span text:style-name="T126">average</text:span><text:alphabetical-index-mark-end text:id="IMark68245000"/><text:alphabetical-index-mark-end text:id="IMark69800712"/><text:span text:style-name="T126"> </text:span><text:alphabetical-index-mark-start text:id="IMark69942632"/><text:alphabetical-index-mark-start text:id="IMark68157608"/><text:span text:style-name="T126">number</text:span><text:alphabetical-index-mark-end text:id="IMark68157608"/><text:alphabetical-index-mark-end text:id="IMark69942632"/><text:span text:style-name="T126"> of </text:span><text:alphabetical-index-mark-start text:id="IMark68138088"/><text:alphabetical-index-mark-start text:id="IMark70539032"/><text:span text:style-name="T126">pedestrian</text:span><text:alphabetical-index-mark-end text:id="IMark70539032"/><text:alphabetical-index-mark-end text:id="IMark68138088"/><text:span text:style-name="T126">s for the overall </text:span><text:alphabetical-index-mark-start text:id="IMark67334520"/><text:alphabetical-index-mark-start text:id="IMark62647000"/><text:span text:style-name="T126">zone</text:span><text:alphabetical-index-mark-end text:id="IMark62647000"/><text:alphabetical-index-mark-end text:id="IMark67334520"/><text:span text:style-name="T126"> (</text:span><text:span text:style-name="T54">Po</text:span><text:span text:style-name="T126">) would be calculated.</text:span></text:p>
      <text:p text:style-name="P91"/>
      <text:p text:style-name="P91"/>
      <text:p text:style-name="P94">2.3.3.4. Then, based on <text:span text:style-name="T55">Po</text:span> <text:span text:style-name="T128">as </text:span>calculated in <text:span text:style-name="T14">[</text:span><text:span text:style-name="T28">2.3.3.3.</text:span><text:span text:style-name="T14">]</text:span> and <text:span text:style-name="T129">the </text:span><text:span text:style-name="T56">Pb</text:span><text:span text:style-name="T129"> </text:span><text:alphabetical-index-mark-start text:id="IMark68821768"/><text:alphabetical-index-mark-start text:id="IMark59257720"/><text:alphabetical-index-mark-start text:id="IMark62198776"/><text:alphabetical-index-mark-start text:id="IMark70508040"/><text:span text:style-name="T129">value</text:span><text:alphabetical-index-mark-end text:id="IMark70508040"/><text:alphabetical-index-mark-end text:id="IMark62198776"/><text:alphabetical-index-mark-end text:id="IMark59257720"/><text:alphabetical-index-mark-end text:id="IMark68821768"/><text:span text:style-name="T129">s for</text:span> <text:span text:style-name="T128">all and each </text:span><text:alphabetical-index-mark-start text:id="IMark70567080"/><text:alphabetical-index-mark-start text:id="IMark47536104"/><text:span text:style-name="T128">street</text:span><text:alphabetical-index-mark-end text:id="IMark47536104"/><text:alphabetical-index-mark-end text:id="IMark70567080"/><text:span text:style-name="T128"> and </text:span><text:alphabetical-index-mark-start text:id="IMark69796200"/><text:alphabetical-index-mark-start text:id="IMark47461496"/><text:span text:style-name="T128">block</text:span><text:alphabetical-index-mark-end text:id="IMark47461496"/><text:alphabetical-index-mark-end text:id="IMark69796200"/><text:span text:style-name="T128"> </text:span>obtained as described in <text:span text:style-name="T14">[</text:span><text:span text:style-name="T28">2.3.3.3.</text:span><text:span text:style-name="T14">]</text:span> <text:span text:style-name="T127">in addition</text:span> <text:span text:style-name="T129">to </text:span><text:span text:style-name="T56">Vo</text:span> as described in <text:span text:style-name="T14">[</text:span><text:span text:style-name="T28">2.3.3.1.</text:span><text:span text:style-name="T14">]</text:span>, <text:span text:style-name="T127">would be used to calculate the </text:span><text:alphabetical-index-mark-start text:id="IMark61140200"/><text:alphabetical-index-mark-start text:id="IMark60656536"/><text:alphabetical-index-mark-start text:id="IMark68011016"/><text:alphabetical-index-mark-start text:id="IMark62314168"/><text:span text:style-name="T127">value</text:span><text:alphabetical-index-mark-end text:id="IMark62314168"/><text:alphabetical-index-mark-end text:id="IMark68011016"/><text:alphabetical-index-mark-end text:id="IMark60656536"/><text:alphabetical-index-mark-end text:id="IMark61140200"/><text:span text:style-name="T127"> of each </text:span><text:alphabetical-index-mark-start text:id="IMark59607896"/><text:alphabetical-index-mark-start text:id="IMark69877352"/><text:span text:style-name="T127">square</text:span><text:alphabetical-index-mark-end text:id="IMark69877352"/><text:alphabetical-index-mark-end text:id="IMark59607896"/><text:span text:style-name="T127"> </text:span><text:alphabetical-index-mark-start text:id="IMark68236328"/><text:alphabetical-index-mark-start text:id="IMark62630888"/><text:span text:style-name="T127">meter</text:span><text:alphabetical-index-mark-end text:id="IMark62630888"/><text:alphabetical-index-mark-end text:id="IMark68236328"/><text:span text:style-name="T127"> of </text:span><text:alphabetical-index-mark-start text:id="IMark70498456"/><text:alphabetical-index-mark-start text:id="IMark67333192"/><text:span text:style-name="T127">p</text:span><text:alphabetical-index-mark-start text:id="IMark68932776"/><text:alphabetical-index-mark-start text:id="IMark54276472"/><text:span text:style-name="T127">ro</text:span><text:alphabetical-index-mark-end text:id="IMark54276472"/><text:alphabetical-index-mark-end text:id="IMark68932776"/><text:span text:style-name="T127">perty</text:span><text:alphabetical-index-mark-end text:id="IMark67333192"/><text:alphabetical-index-mark-end text:id="IMark70498456"/><text:span text:style-name="T127"> per </text:span><text:alphabetical-index-mark-start text:id="IMark54968120"/><text:alphabetical-index-mark-start text:id="IMark26093000"/><text:span text:style-name="T127">block</text:span><text:alphabetical-index-mark-end text:id="IMark26093000"/><text:alphabetical-index-mark-end text:id="IMark54968120"/><text:span text:style-name="T127"> (</text:span><text:span text:style-name="T57">Vb</text:span><text:span text:style-name="T127">) with regards to </text:span><text:span text:style-name="T57">Vo</text:span><text:span text:style-name="T127">, depending on how much more or less </text:span><text:alphabetical-index-mark-start text:id="IMark54858584"/><text:alphabetical-index-mark-start text:id="IMark69769720"/><text:span text:style-name="T127">pedestrian</text:span><text:alphabetical-index-mark-end text:id="IMark69769720"/><text:alphabetical-index-mark-end text:id="IMark54858584"/><text:span text:style-name="T127">s are found on each </text:span><text:alphabetical-index-mark-start text:id="IMark67317720"/><text:alphabetical-index-mark-start text:id="IMark69874696"/><text:span text:style-name="T127">city</text:span><text:alphabetical-index-mark-end text:id="IMark69874696"/><text:alphabetical-index-mark-end text:id="IMark67317720"/><text:span text:style-name="T127"> </text:span><text:alphabetical-index-mark-start text:id="IMark64783576"/><text:alphabetical-index-mark-start text:id="IMark57052760"/><text:span text:style-name="T127">block</text:span><text:alphabetical-index-mark-end text:id="IMark57052760"/><text:alphabetical-index-mark-end text:id="IMark64783576"/><text:span text:style-name="T127"> (</text:span><text:span text:style-name="T57">Pb</text:span><text:span text:style-name="T127">) with respect to </text:span><text:span text:style-name="T57">P</text:span><text:span text:style-name="T58">o</text:span><text:span text:style-name="T127">.</text:span></text:p>
      <text:p text:style-name="P48"/>
      <text:p text:style-name="P48"/>
      <text:h text:style-name="Heading_20_3" text:outline-level="3"><text:bookmark-start text:name="__RefHeading___Toc17721_764675598"/>2.3.4. Results.<text:bookmark-end text:name="__RefHeading___Toc17721_764675598"/></text:h>
      <text:p text:style-name="P98"/>
      <text:p text:style-name="P97">A described <text:alphabetical-index-mark-start text:id="IMark69873368"/><text:alphabetical-index-mark-start text:id="IMark67429576"/>ab<text:alphabetical-index-mark-end text:id="IMark67429576"/><text:alphabetical-index-mark-end text:id="IMark69873368"/>ove, this <text:alphabetical-index-mark-start text:id="IMark70505384"/><text:alphabetical-index-mark-start text:id="IMark70540360"/>method<text:alphabetical-index-mark-end text:id="IMark70540360"/><text:alphabetical-index-mark-end text:id="IMark70505384"/>ology offers a more precise <text:alphabetical-index-mark-start text:id="IMark55186568"/><text:alphabetical-index-mark-start text:id="IMark69943960"/>market<text:alphabetical-index-mark-end text:id="IMark69943960"/><text:alphabetical-index-mark-end text:id="IMark55186568"/> valuation for a given <text:alphabetical-index-mark-start text:id="IMark63066056"/><text:alphabetical-index-mark-start text:id="IMark70543016"/>block<text:alphabetical-index-mark-end text:id="IMark70543016"/><text:alphabetical-index-mark-end text:id="IMark63066056"/> (<text:span text:style-name="T39">Vb</text:span>) than traditional ones<text:span text:style-name="T2">[6.</text:span><text:span text:style-name="T7">5</text:span><text:span text:style-name="T2">.][6.</text:span><text:span text:style-name="T7">6</text:span><text:span text:style-name="T2">.][6.</text:span><text:span text:style-name="T7">7</text:span><text:span text:style-name="T2">.]</text:span> if:</text:p>
      <text:p text:style-name="P97"/>
      <text:p text:style-name="P97">2.3.<text:span text:style-name="T135">4</text:span>.1. The <text:alphabetical-index-mark-start text:id="IMark71492440"/><text:alphabetical-index-mark-start text:id="IMark70575048"/>sale<text:alphabetical-index-mark-end text:id="IMark70575048"/><text:alphabetical-index-mark-end text:id="IMark71492440"/>s <text:alphabetical-index-mark-start text:id="IMark70691016"/><text:alphabetical-index-mark-start text:id="IMark63275512"/><text:alphabetical-index-mark-start text:id="IMark67219944"/><text:alphabetical-index-mark-start text:id="IMark69792216"/>value<text:alphabetical-index-mark-end text:id="IMark69792216"/><text:alphabetical-index-mark-end text:id="IMark67219944"/><text:alphabetical-index-mark-end text:id="IMark63275512"/><text:alphabetical-index-mark-end text:id="IMark70691016"/>s of <text:alphabetical-index-mark-start text:id="IMark64250120"/><text:alphabetical-index-mark-start text:id="IMark68153064"/><text:alphabetical-index-mark-start text:id="IMark67365256"/><text:alphabetical-index-mark-start text:id="IMark62197032"/>co<text:alphabetical-index-mark-end text:id="IMark62197032"/><text:alphabetical-index-mark-end text:id="IMark67365256"/>mmercial<text:alphabetical-index-mark-end text:id="IMark68153064"/><text:alphabetical-index-mark-end text:id="IMark64250120"/> <text:alphabetical-index-mark-start text:id="IMark68819512"/><text:alphabetical-index-mark-start text:id="IMark69869384"/>p<text:alphabetical-index-mark-start text:id="IMark67330536"/><text:alphabetical-index-mark-start text:id="IMark64299320"/>ro<text:alphabetical-index-mark-end text:id="IMark64299320"/><text:alphabetical-index-mark-end text:id="IMark67330536"/>perties<text:alphabetical-index-mark-end text:id="IMark69869384"/><text:alphabetical-index-mark-end text:id="IMark68819512"/> in the same area can be est<text:alphabetical-index-mark-start text:id="IMark62203704"/><text:alphabetical-index-mark-start text:id="IMark70563096"/>ab<text:alphabetical-index-mark-end text:id="IMark70563096"/><text:alphabetical-index-mark-end text:id="IMark62203704"/>lished and the <text:alphabetical-index-mark-start text:id="IMark70509368"/><text:alphabetical-index-mark-start text:id="IMark70504056"/>average<text:alphabetical-index-mark-end text:id="IMark70504056"/><text:alphabetical-index-mark-end text:id="IMark70509368"/> <text:alphabetical-index-mark-start text:id="IMark67312408"/><text:alphabetical-index-mark-start text:id="IMark40496856"/><text:alphabetical-index-mark-start text:id="IMark59476920"/><text:alphabetical-index-mark-start text:id="IMark68778104"/>value<text:alphabetical-index-mark-end text:id="IMark68778104"/><text:alphabetical-index-mark-end text:id="IMark59476920"/><text:alphabetical-index-mark-end text:id="IMark40496856"/><text:alphabetical-index-mark-end text:id="IMark67312408"/> of all of them (<text:span text:style-name="T39">Vo</text:span>) can thus be obtained.</text:p>
      <text:p text:style-name="P97"/>
      <text:p text:style-name="P97"/>
      <text:p text:style-name="P97">2.3.<text:span text:style-name="T135">4</text:span>.2. <text:s/>The <text:alphabetical-index-mark-start text:id="IMark70555128"/><text:alphabetical-index-mark-start text:id="IMark70511736"/>number<text:alphabetical-index-mark-end text:id="IMark70511736"/><text:alphabetical-index-mark-end text:id="IMark70555128"/>s of <text:alphabetical-index-mark-start text:id="IMark61772200"/><text:alphabetical-index-mark-start text:id="IMark69797528"/>pedestrian<text:alphabetical-index-mark-end text:id="IMark69797528"/><text:alphabetical-index-mark-end text:id="IMark61772200"/>s per <text:alphabetical-index-mark-start text:id="IMark69811336"/><text:alphabetical-index-mark-start text:id="IMark67775880"/>block<text:alphabetical-index-mark-end text:id="IMark67775880"/><text:alphabetical-index-mark-end text:id="IMark69811336"/> can be obtained and thus, <text:span text:style-name="T39">Po</text:span> and <text:span text:style-name="T39">Pb</text:span> <text:alphabetical-index-mark-start text:id="IMark68948072"/><text:alphabetical-index-mark-start text:id="IMark70502728"/><text:alphabetical-index-mark-start text:id="IMark69794872"/><text:alphabetical-index-mark-start text:id="IMark69868056"/>value<text:alphabetical-index-mark-end text:id="IMark69868056"/><text:alphabetical-index-mark-end text:id="IMark69794872"/><text:alphabetical-index-mark-end text:id="IMark70502728"/><text:alphabetical-index-mark-end text:id="IMark68948072"/>s can be calculated.</text:p>
      <text:p text:style-name="P52"/>
      <text:p text:style-name="P52"/>
      <text:p text:style-name="P97">Since this <text:alphabetical-index-mark-start text:id="IMark67334520"/><text:alphabetical-index-mark-start text:id="IMark62647000"/>method<text:alphabetical-index-mark-end text:id="IMark62647000"/><text:alphabetical-index-mark-end text:id="IMark67334520"/> achieves <text:span text:style-name="T14">[2.3.</text:span><text:span text:style-name="T30">4</text:span><text:span text:style-name="T14">.1.]</text:span> and <text:span text:style-name="T14">[2.3.</text:span><text:span text:style-name="T30">4</text:span><text:span text:style-name="T14">.2.]</text:span> we can <text:alphabetical-index-mark-start text:id="IMark62048952"/><text:alphabetical-index-mark-start text:id="IMark63679928"/>co<text:alphabetical-index-mark-end text:id="IMark63679928"/><text:alphabetical-index-mark-end text:id="IMark62048952"/>nclude that the <text:alphabetical-index-mark-start text:id="IMark69852584"/><text:alphabetical-index-mark-start text:id="IMark69847272"/>method<text:alphabetical-index-mark-end text:id="IMark69847272"/><text:alphabetical-index-mark-end text:id="IMark69852584"/>ology developed for <text:alphabetical-index-mark-start text:id="IMark62547992"/><text:alphabetical-index-mark-start text:id="IMark69870712"/>co<text:alphabetical-index-mark-end text:id="IMark69870712"/><text:alphabetical-index-mark-end text:id="IMark62547992"/>nstructing this <text:alphabetical-index-mark-start text:id="IMark70561768"/><text:alphabetical-index-mark-start text:id="IMark68152936"/><text:alphabetical-index-mark-start text:id="IMark61038024"/><text:alphabetical-index-mark-start text:id="IMark54113544"/>data<text:alphabetical-index-mark-end text:id="IMark54113544"/><text:alphabetical-index-mark-end text:id="IMark61038024"/>set<text:alphabetical-index-mark-end text:id="IMark68152936"/><text:alphabetical-index-mark-end text:id="IMark70561768"/> can be effective to est<text:alphabetical-index-mark-start text:id="IMark67338504"/><text:alphabetical-index-mark-start text:id="IMark57336936"/>ab<text:alphabetical-index-mark-end text:id="IMark57336936"/><text:alphabetical-index-mark-end text:id="IMark67338504"/>lish the <text:alphabetical-index-mark-start text:id="IMark64134744"/><text:alphabetical-index-mark-start text:id="IMark60022440"/>market<text:alphabetical-index-mark-end text:id="IMark60022440"/><text:alphabetical-index-mark-end text:id="IMark64134744"/> <text:alphabetical-index-mark-start text:id="IMark69793544"/><text:alphabetical-index-mark-start text:id="IMark68122008"/><text:alphabetical-index-mark-start text:id="IMark53769272"/><text:alphabetical-index-mark-start text:id="IMark67454440"/>value<text:alphabetical-index-mark-end text:id="IMark67454440"/><text:alphabetical-index-mark-end text:id="IMark53769272"/><text:alphabetical-index-mark-end text:id="IMark68122008"/><text:alphabetical-index-mark-end text:id="IMark69793544"/> of a <text:alphabetical-index-mark-start text:id="IMark68821768"/><text:alphabetical-index-mark-start text:id="IMark59257720"/><text:alphabetical-index-mark-start text:id="IMark62198776"/><text:alphabetical-index-mark-start text:id="IMark70508040"/>co<text:alphabetical-index-mark-end text:id="IMark70508040"/><text:alphabetical-index-mark-end text:id="IMark62198776"/>mmercial<text:alphabetical-index-mark-end text:id="IMark59257720"/><text:alphabetical-index-mark-end text:id="IMark68821768"/> <text:alphabetical-index-mark-start text:id="IMark70567080"/><text:alphabetical-index-mark-start text:id="IMark47536104"/>p<text:alphabetical-index-mark-start text:id="IMark69796200"/><text:alphabetical-index-mark-start text:id="IMark47461496"/>ro<text:alphabetical-index-mark-end text:id="IMark47461496"/><text:alphabetical-index-mark-end text:id="IMark69796200"/>perty<text:alphabetical-index-mark-end text:id="IMark47536104"/><text:alphabetical-index-mark-end text:id="IMark70567080"/> based on current <text:alphabetical-index-mark-start text:id="IMark59245112"/><text:alphabetical-index-mark-start text:id="IMark56962488"/>p<text:alphabetical-index-mark-start text:id="IMark56326568"/><text:alphabetical-index-mark-start text:id="IMark70544056"/>ro<text:alphabetical-index-mark-end text:id="IMark70544056"/><text:alphabetical-index-mark-end text:id="IMark56326568"/>perty<text:alphabetical-index-mark-end text:id="IMark56962488"/><text:alphabetical-index-mark-end text:id="IMark59245112"/> <text:alphabetical-index-mark-start text:id="IMark70605256"/><text:alphabetical-index-mark-start text:id="IMark69782968"/><text:alphabetical-index-mark-start text:id="IMark64845336"/><text:alphabetical-index-mark-start text:id="IMark64329784"/>value<text:alphabetical-index-mark-end text:id="IMark64329784"/><text:alphabetical-index-mark-end text:id="IMark64845336"/><text:alphabetical-index-mark-end text:id="IMark69782968"/><text:alphabetical-index-mark-end text:id="IMark70605256"/>s and the demography of the area of interest.</text:p>
      <text:h text:style-name="P144" text:outline-level="1"><text:bookmark-start text:name="__RefHeading___Toc781_180202276"/>3. <text:alphabetical-index-mark-start text:id="IMark54968120"/><text:alphabetical-index-mark-start text:id="IMark67316392"/><text:alphabetical-index-mark-start text:id="IMark69848600"/><text:alphabetical-index-mark-start text:id="IMark64611944"/><text:alphabetical-index-mark-start text:id="IMark70565752"/><text:alphabetical-index-mark-start text:id="IMark54858584"/><text:alphabetical-index-mark-start text:id="IMark69769720"/>Development<text:alphabetical-index-mark-end text:id="IMark69769720"/><text:alphabetical-index-mark-end text:id="IMark54858584"/><text:alphabetical-index-mark-end text:id="IMark70565752"/><text:alphabetical-index-mark-end text:id="IMark64611944"/><text:alphabetical-index-mark-end text:id="IMark69848600"/><text:alphabetical-index-mark-end text:id="IMark67316392"/><text:alphabetical-index-mark-end text:id="IMark54968120"/>.<text:bookmark-end text:name="__RefHeading___Toc781_180202276"/></text:h>
      <text:p text:style-name="P3"/>
      <text:p text:style-name="P10">Regarding the <text:alphabetical-index-mark-start text:id="IMark69804408"/><text:alphabetical-index-mark-start text:id="IMark68058184"/><text:alphabetical-index-mark-start text:id="IMark69830888"/><text:alphabetical-index-mark-start text:id="IMark69851256"/><text:alphabetical-index-mark-start text:id="IMark70618904"/><text:alphabetical-index-mark-start text:id="IMark69853912"/><text:alphabetical-index-mark-start text:id="IMark69798568"/><text:alphabetical-index-mark-start text:id="IMark53570456"/><text:alphabetical-index-mark-start text:id="IMark70569448"/><text:alphabetical-index-mark-start text:id="IMark59152280"/>number<text:alphabetical-index-mark-end text:id="IMark59152280"/><text:alphabetical-index-mark-end text:id="IMark70569448"/><text:alphabetical-index-mark-end text:id="IMark53570456"/><text:alphabetical-index-mark-end text:id="IMark69798568"/><text:alphabetical-index-mark-end text:id="IMark69853912"/><text:alphabetical-index-mark-end text:id="IMark70618904"/><text:alphabetical-index-mark-end text:id="IMark69851256"/><text:alphabetical-index-mark-end text:id="IMark69830888"/><text:alphabetical-index-mark-end text:id="IMark68058184"/><text:alphabetical-index-mark-end text:id="IMark69804408"/>s representing <text:alphabetical-index-mark-start text:id="IMark70541688"/><text:alphabetical-index-mark-start text:id="IMark69834872"/><text:alphabetical-index-mark-start text:id="IMark61716536"/><text:alphabetical-index-mark-start text:id="IMark59153608"/><text:alphabetical-index-mark-start text:id="IMark69873368"/><text:alphabetical-index-mark-start text:id="IMark67429576"/><text:alphabetical-index-mark-start text:id="IMark70505384"/>customer<text:alphabetical-index-mark-end text:id="IMark70505384"/><text:alphabetical-index-mark-end text:id="IMark67429576"/><text:alphabetical-index-mark-end text:id="IMark69873368"/><text:alphabetical-index-mark-end text:id="IMark59153608"/><text:alphabetical-index-mark-end text:id="IMark61716536"/><text:alphabetical-index-mark-end text:id="IMark69834872"/><text:alphabetical-index-mark-end text:id="IMark70541688"/>s in the area, <text:alphabetical-index-mark-start text:id="IMark70540360"/><text:alphabetical-index-mark-start text:id="IMark55186568"/><text:alphabetical-index-mark-start text:id="IMark69943960"/><text:alphabetical-index-mark-start text:id="IMark63066056"/><text:alphabetical-index-mark-start text:id="IMark70543016"/><text:alphabetical-index-mark-start text:id="IMark62073224"/><text:alphabetical-index-mark-start text:id="IMark70512776"/><text:alphabetical-index-mark-start text:id="IMark62841256"/><text:alphabetical-index-mark-start text:id="IMark67756872"/><text:alphabetical-index-mark-start text:id="IMark63439848"/>data<text:alphabetical-index-mark-end text:id="IMark63439848"/><text:alphabetical-index-mark-end text:id="IMark67756872"/><text:alphabetical-index-mark-end text:id="IMark62841256"/><text:alphabetical-index-mark-end text:id="IMark70512776"/><text:alphabetical-index-mark-end text:id="IMark62073224"/><text:alphabetical-index-mark-end text:id="IMark70543016"/><text:alphabetical-index-mark-end text:id="IMark63066056"/><text:alphabetical-index-mark-end text:id="IMark69943960"/><text:alphabetical-index-mark-end text:id="IMark55186568"/><text:alphabetical-index-mark-end text:id="IMark70540360"/> was gathered in each <text:alphabetical-index-mark-start text:id="IMark69789560"/><text:alphabetical-index-mark-start text:id="IMark70506712"/><text:alphabetical-index-mark-start text:id="IMark47937960"/><text:alphabetical-index-mark-start text:id="IMark69849928"/><text:alphabetical-index-mark-start text:id="IMark64235752"/><text:alphabetical-index-mark-start text:id="IMark61685832"/><text:alphabetical-index-mark-start text:id="IMark69790888"/><text:alphabetical-index-mark-start text:id="IMark67206872"/><text:alphabetical-index-mark-start text:id="IMark71492440"/><text:alphabetical-index-mark-start text:id="IMark70575048"/>street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61685832"/><text:alphabetical-index-mark-end text:id="IMark64235752"/><text:alphabetical-index-mark-end text:id="IMark69849928"/><text:alphabetical-index-mark-end text:id="IMark47937960"/><text:alphabetical-index-mark-end text:id="IMark70506712"/><text:alphabetical-index-mark-end text:id="IMark69789560"/>, f<text:alphabetical-index-mark-start text:id="IMark70691016"/><text:alphabetical-index-mark-start text:id="IMark63275512"/><text:alphabetical-index-mark-start text:id="IMark67219944"/><text:alphabetical-index-mark-start text:id="IMark69792216"/><text:alphabetical-index-mark-start text:id="IMark67365256"/><text:alphabetical-index-mark-start text:id="IMark62197032"/><text:alphabetical-index-mark-start text:id="IMark64250120"/>ro<text:alphabetical-index-mark-end text:id="IMark64250120"/><text:alphabetical-index-mark-end text:id="IMark62197032"/><text:alphabetical-index-mark-end text:id="IMark67365256"/><text:alphabetical-index-mark-end text:id="IMark69792216"/><text:alphabetical-index-mark-end text:id="IMark67219944"/><text:alphabetical-index-mark-end text:id="IMark63275512"/><text:alphabetical-index-mark-end text:id="IMark70691016"/>m each <text:alphabetical-index-mark-start text:id="IMark68153064"/><text:alphabetical-index-mark-start text:id="IMark67330536"/><text:alphabetical-index-mark-start text:id="IMark64299320"/><text:alphabetical-index-mark-start text:id="IMark68819512"/><text:alphabetical-index-mark-start text:id="IMark69869384"/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70504056"/>block<text:alphabetical-index-mark-end text:id="IMark70504056"/><text:alphabetical-index-mark-end text:id="IMark70509368"/><text:alphabetical-index-mark-end text:id="IMark61935976"/><text:alphabetical-index-mark-end text:id="IMark70563096"/><text:alphabetical-index-mark-end text:id="IMark62203704"/><text:alphabetical-index-mark-end text:id="IMark69869384"/><text:alphabetical-index-mark-end text:id="IMark68819512"/><text:alphabetical-index-mark-end text:id="IMark64299320"/><text:alphabetical-index-mark-end text:id="IMark67330536"/><text:alphabetical-index-mark-end text:id="IMark68153064"/>, by <text:alphabetical-index-mark-start text:id="IMark67312408"/><text:alphabetical-index-mark-start text:id="IMark40496856"/><text:alphabetical-index-mark-start text:id="IMark59476920"/><text:alphabetical-index-mark-start text:id="IMark68778104"/><text:alphabetical-index-mark-start text:id="IMark63748568"/><text:alphabetical-index-mark-start text:id="IMark70515720"/><text:alphabetical-index-mark-start text:id="IMark62758152"/><text:alphabetical-index-mark-start text:id="IMark63242712"/><text:alphabetical-index-mark-start text:id="IMark32709256"/><text:alphabetical-index-mark-start text:id="IMark64724632"/><text:alphabetical-index-mark-start text:id="IMark46856024"/><text:alphabetical-index-mark-start text:id="IMark68150296"/><text:alphabetical-index-mark-start text:id="IMark69872040"/><text:alphabetical-index-mark-start text:id="IMark70555128"/><text:alphabetical-index-mark-start text:id="IMark70511736"/><text:alphabetical-index-mark-start text:id="IMark61772200"/><text:alphabetical-index-mark-start text:id="IMark69797528"/>co<text:alphabetical-index-mark-end text:id="IMark69797528"/><text:alphabetical-index-mark-end text:id="IMark61772200"/><text:alphabetical-index-mark-end text:id="IMark70511736"/><text:alphabetical-index-mark-end text:id="IMark70555128"/><text:alphabetical-index-mark-end text:id="IMark69872040"/><text:alphabetical-index-mark-end text:id="IMark68150296"/><text:alphabetical-index-mark-end text:id="IMark46856024"/>unt<text:alphabetical-index-mark-end text:id="IMark64724632"/><text:alphabetical-index-mark-end text:id="IMark32709256"/><text:alphabetical-index-mark-end text:id="IMark63242712"/><text:alphabetical-index-mark-end text:id="IMark62758152"/><text:alphabetical-index-mark-end text:id="IMark70515720"/><text:alphabetical-index-mark-end text:id="IMark63748568"/><text:alphabetical-index-mark-end text:id="IMark68778104"/><text:alphabetical-index-mark-end text:id="IMark59476920"/><text:alphabetical-index-mark-end text:id="IMark40496856"/><text:alphabetical-index-mark-end text:id="IMark67312408"/>ing the <text:alphabetical-index-mark-start text:id="IMark69811336"/><text:alphabetical-index-mark-start text:id="IMark67775880"/><text:alphabetical-index-mark-start text:id="IMark61948968"/><text:alphabetical-index-mark-start text:id="IMark64319544"/><text:alphabetical-index-mark-start text:id="IMark68948072"/><text:alphabetical-index-mark-start text:id="IMark70502728"/><text:alphabetical-index-mark-start text:id="IMark69794872"/><text:alphabetical-index-mark-start text:id="IMark69868056"/><text:alphabetical-index-mark-start text:id="IMark54707080"/><text:alphabetical-index-mark-start text:id="IMark62695048"/>pedestrian<text:alphabetical-index-mark-end text:id="IMark62695048"/><text:alphabetical-index-mark-end text:id="IMark54707080"/><text:alphabetical-index-mark-end text:id="IMark69868056"/><text:alphabetical-index-mark-end text:id="IMark69794872"/><text:alphabetical-index-mark-end text:id="IMark70502728"/><text:alphabetical-index-mark-end text:id="IMark68948072"/><text:alphabetical-index-mark-end text:id="IMark64319544"/><text:alphabetical-index-mark-end text:id="IMark61948968"/><text:alphabetical-index-mark-end text:id="IMark67775880"/><text:alphabetical-index-mark-end text:id="IMark69811336"/>s – <text:alphabetical-index-mark-start text:id="IMark69878680"/><text:alphabetical-index-mark-start text:id="IMark67764024"/><text:alphabetical-index-mark-start text:id="IMark64496696"/><text:alphabetical-index-mark-start text:id="IMark69800712"/><text:alphabetical-index-mark-start text:id="IMark64149912"/><text:alphabetical-index-mark-start text:id="IMark68245000"/><text:alphabetical-index-mark-start text:id="IMark69942632"/><text:alphabetical-index-mark-start text:id="IMark68157608"/><text:alphabetical-index-mark-start text:id="IMark70539032"/><text:alphabetical-index-mark-start text:id="IMark68138088"/>people<text:alphabetical-index-mark-end text:id="IMark68138088"/><text:alphabetical-index-mark-end text:id="IMark70539032"/><text:alphabetical-index-mark-end text:id="IMark68157608"/><text:alphabetical-index-mark-end text:id="IMark69942632"/><text:alphabetical-index-mark-end text:id="IMark68245000"/><text:alphabetical-index-mark-end text:id="IMark64149912"/><text:alphabetical-index-mark-end text:id="IMark69800712"/><text:alphabetical-index-mark-end text:id="IMark64496696"/><text:alphabetical-index-mark-end text:id="IMark67764024"/><text:alphabetical-index-mark-end text:id="IMark69878680"/> on foot, not <text:alphabetical-index-mark-start text:id="IMark60023768"/><text:alphabetical-index-mark-start text:id="IMark62031656"/><text:alphabetical-index-mark-start text:id="IMark67334520"/><text:alphabetical-index-mark-start text:id="IMark62647000"/><text:alphabetical-index-mark-start text:id="IMark61140200"/><text:alphabetical-index-mark-start text:id="IMark60656536"/><text:alphabetical-index-mark-start text:id="IMark68011016"/>vehicle<text:alphabetical-index-mark-end text:id="IMark68011016"/><text:alphabetical-index-mark-end text:id="IMark60656536"/><text:alphabetical-index-mark-end text:id="IMark61140200"/><text:alphabetical-index-mark-end text:id="IMark62647000"/><text:alphabetical-index-mark-end text:id="IMark67334520"/><text:alphabetical-index-mark-end text:id="IMark62031656"/><text:alphabetical-index-mark-end text:id="IMark60023768"/>s – passing on a period of app<text:alphabetical-index-mark-start text:id="IMark62314168"/><text:alphabetical-index-mark-start text:id="IMark59607896"/><text:alphabetical-index-mark-start text:id="IMark69877352"/><text:alphabetical-index-mark-start text:id="IMark62048952"/><text:alphabetical-index-mark-start text:id="IMark63679928"/><text:alphabetical-index-mark-start text:id="IMark68236328"/><text:alphabetical-index-mark-start text:id="IMark69852584"/>ro<text:alphabetical-index-mark-end text:id="IMark69852584"/><text:alphabetical-index-mark-end text:id="IMark68236328"/><text:alphabetical-index-mark-end text:id="IMark63679928"/><text:alphabetical-index-mark-end text:id="IMark62048952"/><text:alphabetical-index-mark-end text:id="IMark69877352"/><text:alphabetical-index-mark-end text:id="IMark59607896"/><text:alphabetical-index-mark-end text:id="IMark62314168"/>ximately one minute. <text:alphabetical-index-mark-start text:id="IMark69847272"/><text:alphabetical-index-mark-start text:id="IMark62630888"/><text:alphabetical-index-mark-start text:id="IMark62547992"/><text:alphabetical-index-mark-start text:id="IMark69870712"/>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People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<text:alphabetical-index-mark-end text:id="IMark69870712"/><text:alphabetical-index-mark-end text:id="IMark62547992"/><text:alphabetical-index-mark-end text:id="IMark62630888"/><text:alphabetical-index-mark-end text:id="IMark69847272"/> ins<text:alphabetical-index-mark-start text:id="IMark57336936"/><text:alphabetical-index-mark-start text:id="IMark64134744"/><text:alphabetical-index-mark-start text:id="IMark60022440"/><text:alphabetical-index-mark-start text:id="IMark69793544"/><text:alphabetical-index-mark-start text:id="IMark68122008"/><text:alphabetical-index-mark-start text:id="IMark53769272"/><text:alphabetical-index-mark-start text:id="IMark67454440"/>id<text:alphabetical-index-mark-end text:id="IMark67454440"/><text:alphabetical-index-mark-end text:id="IMark53769272"/><text:alphabetical-index-mark-end text:id="IMark68122008"/><text:alphabetical-index-mark-end text:id="IMark69793544"/><text:alphabetical-index-mark-end text:id="IMark60022440"/><text:alphabetical-index-mark-end text:id="IMark64134744"/><text:alphabetical-index-mark-end text:id="IMark57336936"/>e <text:alphabetical-index-mark-start text:id="IMark62198776"/><text:alphabetical-index-mark-start text:id="IMark70508040"/><text:alphabetical-index-mark-start text:id="IMark68821768"/><text:alphabetical-index-mark-start text:id="IMark59257720"/><text:alphabetical-index-mark-start text:id="IMark69796200"/><text:alphabetical-index-mark-start text:id="IMark47461496"/>shop<text:alphabetical-index-mark-end text:id="IMark47461496"/><text:alphabetical-index-mark-end text:id="IMark69796200"/><text:alphabetical-index-mark-end text:id="IMark59257720"/><text:alphabetical-index-mark-end text:id="IMark68821768"/><text:alphabetical-index-mark-end text:id="IMark70508040"/><text:alphabetical-index-mark-end text:id="IMark62198776"/>s or <text:alphabetical-index-mark-start text:id="IMark70567080"/><text:alphabetical-index-mark-start text:id="IMark47536104"/><text:alphabetical-index-mark-start text:id="IMark54276472"/><text:alphabetical-index-mark-start text:id="IMark56326568"/><text:alphabetical-index-mark-start text:id="IMark70544056"/><text:alphabetical-index-mark-start text:id="IMark59245112"/><text:alphabetical-index-mark-start text:id="IMark56962488"/><text:alphabetical-index-mark-start text:id="IMark70605256"/><text:alphabetical-index-mark-start text:id="IMark69782968"/><text:alphabetical-index-mark-start text:id="IMark64845336"/><text:alphabetical-index-mark-start text:id="IMark64329784"/><text:alphabetical-index-mark-start text:id="IMark67333192"/><text:alphabetical-index-mark-start text:id="IMark70498456"/><text:alphabetical-index-mark-start text:id="IMark26093000"/><text:alphabetical-index-mark-start text:id="IMark54968120"/><text:alphabetical-index-mark-start text:id="IMark67316392"/><text:alphabetical-index-mark-start text:id="IMark69848600"/><text:alphabetical-index-mark-start text:id="IMark64611944"/>build<text:alphabetical-index-mark-end text:id="IMark64611944"/><text:alphabetical-index-mark-end text:id="IMark69848600"/><text:alphabetical-index-mark-end text:id="IMark67316392"/><text:alphabetical-index-mark-end text:id="IMark54968120"/><text:alphabetical-index-mark-end text:id="IMark26093000"/><text:alphabetical-index-mark-end text:id="IMark70498456"/><text:alphabetical-index-mark-end text:id="IMark67333192"/><text:alphabetical-index-mark-end text:id="IMark64329784"/><text:alphabetical-index-mark-end text:id="IMark64845336"/>ing<text:alphabetical-index-mark-end text:id="IMark69782968"/><text:alphabetical-index-mark-end text:id="IMark70605256"/><text:alphabetical-index-mark-end text:id="IMark56962488"/><text:alphabetical-index-mark-end text:id="IMark59245112"/><text:alphabetical-index-mark-end text:id="IMark70544056"/><text:alphabetical-index-mark-end text:id="IMark56326568"/><text:alphabetical-index-mark-end text:id="IMark54276472"/><text:alphabetical-index-mark-end text:id="IMark47536104"/><text:alphabetical-index-mark-end text:id="IMark70567080"/>s were not <text:alphabetical-index-mark-start text:id="IMark70565752"/><text:alphabetical-index-mark-start text:id="IMark54858584"/><text:alphabetical-index-mark-start text:id="IMark69769720"/><text:alphabetical-index-mark-start text:id="IMark67317720"/><text:alphabetical-index-mark-start text:id="IMark70564424"/><text:alphabetical-index-mark-start text:id="IMark69874696"/><text:alphabetical-index-mark-start text:id="IMark64783576"/><text:alphabetical-index-mark-start text:id="IMark32406312"/><text:alphabetical-index-mark-start text:id="IMark57052760"/><text:alphabetical-index-mark-start text:id="IMark69808392"/><text:alphabetical-index-mark-start text:id="IMark60033800"/><text:alphabetical-index-mark-start text:id="IMark60685400"/><text:alphabetical-index-mark-start text:id="IMark31035976"/><text:alphabetical-index-mark-start text:id="IMark64347368"/><text:alphabetical-index-mark-start text:id="IMark61441832"/><text:alphabetical-index-mark-start text:id="IMark56593224"/><text:alphabetical-index-mark-start text:id="IMark46671224"/>co<text:alphabetical-index-mark-end text:id="IMark46671224"/><text:alphabetical-index-mark-end text:id="IMark56593224"/><text:alphabetical-index-mark-end text:id="IMark61441832"/><text:alphabetical-index-mark-end text:id="IMark64347368"/><text:alphabetical-index-mark-end text:id="IMark31035976"/><text:alphabetical-index-mark-end text:id="IMark60685400"/><text:alphabetical-index-mark-end text:id="IMark60033800"/>unt<text:alphabetical-index-mark-end text:id="IMark69808392"/><text:alphabetical-index-mark-end text:id="IMark57052760"/><text:alphabetical-index-mark-end text:id="IMark32406312"/><text:alphabetical-index-mark-end text:id="IMark64783576"/><text:alphabetical-index-mark-end text:id="IMark69874696"/><text:alphabetical-index-mark-end text:id="IMark70564424"/><text:alphabetical-index-mark-end text:id="IMark67317720"/><text:alphabetical-index-mark-end text:id="IMark69769720"/><text:alphabetical-index-mark-end text:id="IMark54858584"/><text:alphabetical-index-mark-end text:id="IMark70565752"/>ed.</text:p>
      <text:p text:style-name="P10"/>
      <text:p text:style-name="P10"><text:alphabetical-index-mark-start text:id="IMark69853912"/><text:alphabetical-index-mark-start text:id="IMark69798568"/><text:alphabetical-index-mark-start text:id="IMark53570456"/><text:alphabetical-index-mark-start text:id="IMark70569448"/><text:alphabetical-index-mark-start text:id="IMark59152280"/><text:alphabetical-index-mark-start text:id="IMark69804408"/><text:alphabetical-index-mark-start text:id="IMark70541688"/><text:alphabetical-index-mark-start text:id="IMark69834872"/><text:alphabetical-index-mark-start text:id="IMark61716536"/><text:alphabetical-index-mark-start text:id="IMark59153608"/>Data<text:alphabetical-index-mark-end text:id="IMark59153608"/><text:alphabetical-index-mark-end text:id="IMark61716536"/><text:alphabetical-index-mark-end text:id="IMark69834872"/><text:alphabetical-index-mark-end text:id="IMark70541688"/><text:alphabetical-index-mark-end text:id="IMark69804408"/><text:alphabetical-index-mark-end text:id="IMark59152280"/><text:alphabetical-index-mark-end text:id="IMark70569448"/><text:alphabetical-index-mark-end text:id="IMark53570456"/><text:alphabetical-index-mark-end text:id="IMark69798568"/><text:alphabetical-index-mark-end text:id="IMark69853912"/> on <text:alphabetical-index-mark-start text:id="IMark69873368"/><text:alphabetical-index-mark-start text:id="IMark67429576"/><text:alphabetical-index-mark-start text:id="IMark70505384"/><text:alphabetical-index-mark-start text:id="IMark68058184"/><text:alphabetical-index-mark-start text:id="IMark70540360"/><text:alphabetical-index-mark-start text:id="IMark55186568"/><text:alphabetical-index-mark-start text:id="IMark69943960"/><text:alphabetical-index-mark-start text:id="IMark63066056"/><text:alphabetical-index-mark-start text:id="IMark70543016"/><text:alphabetical-index-mark-start text:id="IMark62073224"/><text:alphabetical-index-mark-start text:id="IMark70512776"/><text:alphabetical-index-mark-start text:id="IMark62841256"/><text:alphabetical-index-mark-start text:id="IMark67756872"/><text:alphabetical-index-mark-start text:id="IMark63439848"/><text:alphabetical-index-mark-start text:id="IMark69830888"/><text:alphabetical-index-mark-start text:id="IMark69789560"/><text:alphabetical-index-mark-start text:id="IMark70506712"/>co<text:alphabetical-index-mark-end text:id="IMark70506712"/><text:alphabetical-index-mark-end text:id="IMark69789560"/><text:alphabetical-index-mark-end text:id="IMark69830888"/><text:alphabetical-index-mark-end text:id="IMark63439848"/><text:alphabetical-index-mark-end text:id="IMark67756872"/><text:alphabetical-index-mark-end text:id="IMark62841256"/><text:alphabetical-index-mark-end text:id="IMark70512776"/>mmercial<text:alphabetical-index-mark-end text:id="IMark62073224"/><text:alphabetical-index-mark-end text:id="IMark70543016"/><text:alphabetical-index-mark-end text:id="IMark63066056"/><text:alphabetical-index-mark-end text:id="IMark69943960"/><text:alphabetical-index-mark-end text:id="IMark55186568"/><text:alphabetical-index-mark-end text:id="IMark70540360"/><text:alphabetical-index-mark-end text:id="IMark68058184"/><text:alphabetical-index-mark-end text:id="IMark70505384"/><text:alphabetical-index-mark-end text:id="IMark67429576"/><text:alphabetical-index-mark-end text:id="IMark69873368"/> and <text:alphabetical-index-mark-start text:id="IMark47937960"/><text:alphabetical-index-mark-start text:id="IMark69849928"/><text:alphabetical-index-mark-start text:id="IMark64235752"/><text:alphabetical-index-mark-start text:id="IMark61685832"/><text:alphabetical-index-mark-start text:id="IMark69790888"/><text:alphabetical-index-mark-start text:id="IMark67206872"/><text:alphabetical-index-mark-start text:id="IMark71492440"/><text:alphabetical-index-mark-start text:id="IMark70575048"/><text:alphabetical-index-mark-start text:id="IMark70691016"/><text:alphabetical-index-mark-start text:id="IMark63275512"/>res<text:alphabetical-index-mark-start text:id="IMark67219944"/><text:alphabetical-index-mark-start text:id="IMark69792216"/><text:alphabetical-index-mark-start text:id="IMark67365256"/><text:alphabetical-index-mark-start text:id="IMark62197032"/><text:alphabetical-index-mark-start text:id="IMark64250120"/><text:alphabetical-index-mark-start text:id="IMark68153064"/><text:alphabetical-index-mark-start text:id="IMark67330536"/>id<text:alphabetical-index-mark-end text:id="IMark67330536"/><text:alphabetical-index-mark-end text:id="IMark68153064"/><text:alphabetical-index-mark-end text:id="IMark64250120"/><text:alphabetical-index-mark-end text:id="IMark62197032"/><text:alphabetical-index-mark-end text:id="IMark67365256"/><text:alphabetical-index-mark-end text:id="IMark69792216"/><text:alphabetical-index-mark-end text:id="IMark67219944"/>ential<text:alphabetical-index-mark-end text:id="IMark63275512"/><text:alphabetical-index-mark-end text:id="IMark70691016"/>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61685832"/><text:alphabetical-index-mark-end text:id="IMark64235752"/><text:alphabetical-index-mark-end text:id="IMark69849928"/><text:alphabetical-index-mark-end text:id="IMark47937960"/> <text:alphabetical-index-mark-start text:id="IMark64299320"/><text:alphabetical-index-mark-start text:id="IMark68819512"/><text:alphabetical-index-mark-start text:id="IMark69869384"/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70504056"/><text:alphabetical-index-mark-start text:id="IMark46856024"/><text:alphabetical-index-mark-start text:id="IMark68150296"/><text:alphabetical-index-mark-start text:id="IMark69872040"/><text:alphabetical-index-mark-start text:id="IMark70555128"/><text:alphabetical-index-mark-start text:id="IMark70511736"/><text:alphabetical-index-mark-start text:id="IMark61772200"/><text:alphabetical-index-mark-start text:id="IMark69797528"/><text:alphabetical-index-mark-start text:id="IMark67312408"/>value<text:alphabetical-index-mark-end text:id="IMark67312408"/><text:alphabetical-index-mark-end text:id="IMark69797528"/><text:alphabetical-index-mark-end text:id="IMark61772200"/><text:alphabetical-index-mark-end text:id="IMark70511736"/><text:alphabetical-index-mark-end text:id="IMark70555128"/><text:alphabetical-index-mark-end text:id="IMark69872040"/><text:alphabetical-index-mark-end text:id="IMark68150296"/><text:alphabetical-index-mark-end text:id="IMark46856024"/><text:alphabetical-index-mark-end text:id="IMark70504056"/><text:alphabetical-index-mark-end text:id="IMark70509368"/><text:alphabetical-index-mark-end text:id="IMark61935976"/><text:alphabetical-index-mark-end text:id="IMark70563096"/><text:alphabetical-index-mark-end text:id="IMark62203704"/><text:alphabetical-index-mark-end text:id="IMark69869384"/><text:alphabetical-index-mark-end text:id="IMark68819512"/><text:alphabetical-index-mark-end text:id="IMark64299320"/>s in the area was obtained f<text:alphabetical-index-mark-start text:id="IMark40496856"/><text:alphabetical-index-mark-start text:id="IMark59476920"/><text:alphabetical-index-mark-start text:id="IMark68778104"/><text:alphabetical-index-mark-start text:id="IMark63748568"/><text:alphabetical-index-mark-start text:id="IMark70515720"/><text:alphabetical-index-mark-start text:id="IMark62758152"/><text:alphabetical-index-mark-start text:id="IMark63242712"/>ro<text:alphabetical-index-mark-end text:id="IMark63242712"/><text:alphabetical-index-mark-end text:id="IMark62758152"/><text:alphabetical-index-mark-end text:id="IMark70515720"/><text:alphabetical-index-mark-end text:id="IMark63748568"/><text:alphabetical-index-mark-end text:id="IMark68778104"/><text:alphabetical-index-mark-end text:id="IMark59476920"/><text:alphabetical-index-mark-end text:id="IMark40496856"/>m the <text:alphabetical-index-mark-start text:id="IMark32709256"/><text:alphabetical-index-mark-start text:id="IMark64724632"/><text:alphabetical-index-mark-start text:id="IMark54858584"/><text:alphabetical-index-mark-start text:id="IMark70565752"/><text:alphabetical-index-mark-start text:id="IMark69769720"/><text:alphabetical-index-mark-start text:id="IMark67317720"/><text:alphabetical-index-mark-start text:id="IMark70564424"/><text:alphabetical-index-mark-start text:id="IMark69874696"/><text:alphabetical-index-mark-start text:id="IMark64783576"/>p<text:alphabetical-index-mark-start text:id="IMark32406312"/><text:alphabetical-index-mark-start text:id="IMark57052760"/><text:alphabetical-index-mark-start text:id="IMark69808392"/><text:alphabetical-index-mark-start text:id="IMark70567080"/><text:alphabetical-index-mark-start text:id="IMark47536104"/><text:alphabetical-index-mark-start text:id="IMark54276472"/><text:alphabetical-index-mark-start text:id="IMark56326568"/>ro<text:alphabetical-index-mark-end text:id="IMark56326568"/><text:alphabetical-index-mark-end text:id="IMark54276472"/><text:alphabetical-index-mark-end text:id="IMark47536104"/><text:alphabetical-index-mark-end text:id="IMark70567080"/><text:alphabetical-index-mark-end text:id="IMark69808392"/><text:alphabetical-index-mark-end text:id="IMark57052760"/><text:alphabetical-index-mark-end text:id="IMark32406312"/>perties<text:alphabetical-index-mark-end text:id="IMark64783576"/><text:alphabetical-index-mark-end text:id="IMark69874696"/><text:alphabetical-index-mark-end text:id="IMark70564424"/><text:alphabetical-index-mark-end text:id="IMark67317720"/><text:alphabetical-index-mark-end text:id="IMark69769720"/><text:alphabetical-index-mark-end text:id="IMark70565752"/><text:alphabetical-index-mark-end text:id="IMark54858584"/><text:alphabetical-index-mark-end text:id="IMark64724632"/><text:alphabetical-index-mark-end text:id="IMark32709256"/> being offered <text:alphabetical-index-mark-start text:id="IMark70544056"/><text:alphabetical-index-mark-start text:id="IMark59245112"/><text:alphabetical-index-mark-start text:id="IMark56962488"/><text:alphabetical-index-mark-start text:id="IMark70605256"/><text:alphabetical-index-mark-start text:id="IMark69782968"/><text:alphabetical-index-mark-start text:id="IMark64845336"/><text:alphabetical-index-mark-start text:id="IMark64329784"/><text:span text:style-name="T32">public</text:span><text:alphabetical-index-mark-end text:id="IMark64329784"/><text:alphabetical-index-mark-end text:id="IMark64845336"/><text:alphabetical-index-mark-end text:id="IMark69782968"/><text:alphabetical-index-mark-end text:id="IMark70605256"/><text:alphabetical-index-mark-end text:id="IMark56962488"/><text:alphabetical-index-mark-end text:id="IMark59245112"/><text:alphabetical-index-mark-end text:id="IMark70544056"/><text:span text:style-name="T32">ly </text:span>for <text:alphabetical-index-mark-start text:id="IMark67333192"/><text:alphabetical-index-mark-start text:id="IMark70498456"/><text:alphabetical-index-mark-start text:id="IMark26093000"/><text:alphabetical-index-mark-start text:id="IMark54968120"/><text:alphabetical-index-mark-start text:id="IMark67316392"/><text:alphabetical-index-mark-start text:id="IMark69848600"/><text:alphabetical-index-mark-start text:id="IMark64611944"/>sale<text:alphabetical-index-mark-end text:id="IMark64611944"/><text:alphabetical-index-mark-end text:id="IMark69848600"/><text:alphabetical-index-mark-end text:id="IMark67316392"/><text:alphabetical-index-mark-end text:id="IMark54968120"/><text:alphabetical-index-mark-end text:id="IMark26093000"/><text:alphabetical-index-mark-end text:id="IMark70498456"/><text:alphabetical-index-mark-end text:id="IMark67333192"/> at the <text:alphabetical-index-mark-start text:id="IMark62198776"/><text:alphabetical-index-mark-start text:id="IMark70508040"/><text:alphabetical-index-mark-start text:id="IMark68821768"/><text:alphabetical-index-mark-start text:id="IMark59257720"/><text:alphabetical-index-mark-start text:id="IMark69796200"/><text:alphabetical-index-mark-start text:id="IMark47461496"/><text:alphabetical-index-mark-start text:id="IMark57336936"/><text:alphabetical-index-mark-start text:id="IMark64134744"/><text:alphabetical-index-mark-start text:id="IMark60022440"/>time<text:alphabetical-index-mark-end text:id="IMark60022440"/><text:alphabetical-index-mark-end text:id="IMark64134744"/><text:alphabetical-index-mark-end text:id="IMark57336936"/><text:alphabetical-index-mark-end text:id="IMark47461496"/><text:alphabetical-index-mark-end text:id="IMark69796200"/><text:alphabetical-index-mark-end text:id="IMark59257720"/><text:alphabetical-index-mark-end text:id="IMark68821768"/><text:alphabetical-index-mark-end text:id="IMark70508040"/><text:alphabetical-index-mark-end text:id="IMark62198776"/>.</text:p>
      <text:p text:style-name="P10"/>
      <text:p text:style-name="P15">In order to better pinpoint the date and <text:alphabetical-index-mark-start text:id="IMark67454440"/><text:alphabetical-index-mark-start text:id="IMark69847272"/><text:alphabetical-index-mark-start text:id="IMark62630888"/><text:alphabetical-index-mark-start text:id="IMark62547992"/><text:alphabetical-index-mark-start text:id="IMark69870712"/><text:alphabetical-index-mark-start text:id="IMark68932776"/><text:alphabetical-index-mark-start text:id="IMark61038024"/><text:alphabetical-index-mark-start text:id="IMark54113544"/><text:alphabetical-index-mark-start text:id="IMark70561768"/>time<text:alphabetical-index-mark-end text:id="IMark70561768"/><text:alphabetical-index-mark-end text:id="IMark54113544"/><text:alphabetical-index-mark-end text:id="IMark61038024"/><text:alphabetical-index-mark-end text:id="IMark68932776"/><text:alphabetical-index-mark-end text:id="IMark69870712"/><text:alphabetical-index-mark-end text:id="IMark62547992"/><text:alphabetical-index-mark-end text:id="IMark62630888"/><text:alphabetical-index-mark-end text:id="IMark69847272"/><text:alphabetical-index-mark-end text:id="IMark67454440"/> in which <text:alphabetical-index-mark-start text:id="IMark68152936"/><text:alphabetical-index-mark-start text:id="IMark67338504"/><text:alphabetical-index-mark-start text:id="IMark62314168"/><text:alphabetical-index-mark-start text:id="IMark59607896"/><text:alphabetical-index-mark-start text:id="IMark69877352"/><text:alphabetical-index-mark-start text:id="IMark62048952"/><text:alphabetical-index-mark-start text:id="IMark63679928"/><text:alphabetical-index-mark-start text:id="IMark68236328"/><text:alphabetical-index-mark-start text:id="IMark69852584"/><text:alphabetical-index-mark-start text:id="IMark60023768"/>data<text:alphabetical-index-mark-end text:id="IMark60023768"/><text:alphabetical-index-mark-end text:id="IMark69852584"/><text:alphabetical-index-mark-end text:id="IMark68236328"/><text:alphabetical-index-mark-end text:id="IMark63679928"/><text:alphabetical-index-mark-end text:id="IMark62048952"/><text:alphabetical-index-mark-end text:id="IMark69877352"/><text:alphabetical-index-mark-end text:id="IMark59607896"/><text:alphabetical-index-mark-end text:id="IMark62314168"/><text:alphabetical-index-mark-end text:id="IMark67338504"/><text:alphabetical-index-mark-end text:id="IMark68152936"/> was added to the <text:alphabetical-index-mark-start text:id="IMark62031656"/><text:alphabetical-index-mark-start text:id="IMark67334520"/><text:alphabetical-index-mark-start text:id="IMark62647000"/><text:alphabetical-index-mark-start text:id="IMark61140200"/><text:alphabetical-index-mark-start text:id="IMark60656536"/><text:alphabetical-index-mark-start text:id="IMark68011016"/><text:alphabetical-index-mark-start text:id="IMark69878680"/><text:alphabetical-index-mark-start text:id="IMark67764024"/><text:alphabetical-index-mark-start text:id="IMark64496696"/><text:alphabetical-index-mark-start text:id="IMark69800712"/>dat<text:alphabetical-index-mark-start text:id="IMark64149912"/><text:alphabetical-index-mark-start text:id="IMark68245000"/><text:alphabetical-index-mark-start text:id="IMark69942632"/><text:alphabetical-index-mark-start text:id="IMark68157608"/><text:alphabetical-index-mark-start text:id="IMark70539032"/><text:alphabetical-index-mark-start text:id="IMark68138088"/><text:alphabetical-index-mark-start text:id="IMark69811336"/>a<text:alphabetical-index-mark-end text:id="IMark69800712"/><text:alphabetical-index-mark-end text:id="IMark64496696"/><text:alphabetical-index-mark-end text:id="IMark67764024"/><text:alphabetical-index-mark-end text:id="IMark69878680"/><text:alphabetical-index-mark-end text:id="IMark68011016"/><text:alphabetical-index-mark-end text:id="IMark60656536"/><text:alphabetical-index-mark-end text:id="IMark61140200"/><text:alphabetical-index-mark-end text:id="IMark62647000"/><text:alphabetical-index-mark-end text:id="IMark67334520"/><text:alphabetical-index-mark-end text:id="IMark62031656"/>b<text:alphabetical-index-mark-end text:id="IMark69811336"/><text:alphabetical-index-mark-end text:id="IMark68138088"/><text:alphabetical-index-mark-end text:id="IMark70539032"/><text:alphabetical-index-mark-end text:id="IMark68157608"/><text:alphabetical-index-mark-end text:id="IMark69942632"/><text:alphabetical-index-mark-end text:id="IMark68245000"/><text:alphabetical-index-mark-end text:id="IMark64149912"/>ase, each re<text:alphabetical-index-mark-start text:id="IMark67775880"/><text:alphabetical-index-mark-start text:id="IMark61948968"/><text:alphabetical-index-mark-start text:id="IMark64319544"/><text:alphabetical-index-mark-start text:id="IMark68948072"/><text:alphabetical-index-mark-start text:id="IMark70502728"/><text:alphabetical-index-mark-start text:id="IMark69794872"/><text:alphabetical-index-mark-start text:id="IMark69868056"/>co<text:alphabetical-index-mark-end text:id="IMark69868056"/><text:alphabetical-index-mark-end text:id="IMark69794872"/><text:alphabetical-index-mark-end text:id="IMark70502728"/><text:alphabetical-index-mark-end text:id="IMark68948072"/><text:alphabetical-index-mark-end text:id="IMark64319544"/><text:alphabetical-index-mark-end text:id="IMark61948968"/><text:alphabetical-index-mark-end text:id="IMark67775880"/>rd was p<text:alphabetical-index-mark-start text:id="IMark54707080"/><text:alphabetical-index-mark-start text:id="IMark62695048"/><text:alphabetical-index-mark-start text:id="IMark70618904"/><text:alphabetical-index-mark-start text:id="IMark69851256"/><text:alphabetical-index-mark-start text:id="IMark69793544"/><text:alphabetical-index-mark-start text:id="IMark69853912"/><text:alphabetical-index-mark-start text:id="IMark69798568"/>ro<text:alphabetical-index-mark-end text:id="IMark69798568"/><text:alphabetical-index-mark-end text:id="IMark69853912"/><text:alphabetical-index-mark-end text:id="IMark69793544"/><text:alphabetical-index-mark-end text:id="IMark69851256"/><text:alphabetical-index-mark-end text:id="IMark70618904"/><text:alphabetical-index-mark-end text:id="IMark62695048"/><text:alphabetical-index-mark-end text:id="IMark54707080"/>v<text:alphabetical-index-mark-start text:id="IMark53570456"/><text:alphabetical-index-mark-start text:id="IMark70569448"/><text:alphabetical-index-mark-start text:id="IMark59152280"/><text:alphabetical-index-mark-start text:id="IMark69804408"/><text:alphabetical-index-mark-start text:id="IMark70541688"/><text:alphabetical-index-mark-start text:id="IMark69834872"/><text:alphabetical-index-mark-start text:id="IMark61716536"/>id<text:alphabetical-index-mark-end text:id="IMark61716536"/><text:alphabetical-index-mark-end text:id="IMark69834872"/><text:alphabetical-index-mark-end text:id="IMark70541688"/><text:alphabetical-index-mark-end text:id="IMark69804408"/><text:alphabetical-index-mark-end text:id="IMark59152280"/><text:alphabetical-index-mark-end text:id="IMark70569448"/><text:alphabetical-index-mark-end text:id="IMark53570456"/>ed with a <text:alphabetical-index-mark-start text:id="IMark59153608"/><text:alphabetical-index-mark-start text:id="IMark70512776"/><text:alphabetical-index-mark-start text:id="IMark62841256"/><text:alphabetical-index-mark-start text:id="IMark67756872"/><text:alphabetical-index-mark-start text:id="IMark63439848"/><text:alphabetical-index-mark-start text:id="IMark69830888"/><text:alphabetical-index-mark-start text:id="IMark69789560"/><text:alphabetical-index-mark-start text:id="IMark70506712"/><text:alphabetical-index-mark-start text:id="IMark69873368"/>time<text:alphabetical-index-mark-end text:id="IMark69873368"/><text:alphabetical-index-mark-end text:id="IMark70506712"/><text:alphabetical-index-mark-end text:id="IMark69789560"/><text:alphabetical-index-mark-end text:id="IMark69830888"/><text:alphabetical-index-mark-end text:id="IMark63439848"/><text:alphabetical-index-mark-end text:id="IMark67756872"/><text:alphabetical-index-mark-end text:id="IMark62841256"/><text:alphabetical-index-mark-end text:id="IMark70512776"/><text:alphabetical-index-mark-end text:id="IMark59153608"/> <text:alphabetical-index-mark-start text:id="IMark67429576"/><text:alphabetical-index-mark-start text:id="IMark70505384"/><text:alphabetical-index-mark-start text:id="IMark68058184"/><text:alphabetical-index-mark-start text:id="IMark70540360"/><text:alphabetical-index-mark-start text:id="IMark55186568"/><text:alphabetical-index-mark-start text:id="IMark69943960"/>stamp<text:alphabetical-index-mark-end text:id="IMark69943960"/><text:alphabetical-index-mark-end text:id="IMark55186568"/><text:alphabetical-index-mark-end text:id="IMark70540360"/><text:alphabetical-index-mark-end text:id="IMark68058184"/><text:alphabetical-index-mark-end text:id="IMark70505384"/><text:alphabetical-index-mark-end text:id="IMark67429576"/> field.</text:p>
      <text:p text:style-name="P15"/>
      <text:p text:style-name="P15"/>
      <text:p text:style-name="P10"/>
      <text:p text:style-name="P3"/>
      <text:p text:style-name="P3"/>
      <text:h text:style-name="P144" text:outline-level="1"><text:bookmark-start text:name="__RefHeading___Toc783_180202276"/>4. <text:alphabetical-index-mark-start text:id="IMark64235752"/><text:alphabetical-index-mark-start text:id="IMark69790888"/><text:alphabetical-index-mark-start text:id="IMark67206872"/><text:alphabetical-index-mark-start text:id="IMark71492440"/><text:alphabetical-index-mark-start text:id="IMark70575048"/><text:alphabetical-index-mark-start text:id="IMark70691016"/>Structure<text:alphabetical-index-mark-end text:id="IMark70691016"/>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64235752"/> and <text:alphabetical-index-mark-start text:id="IMark63275512"/><text:alphabetical-index-mark-start text:id="IMark64299320"/><text:alphabetical-index-mark-start text:id="IMark68819512"/><text:alphabetical-index-mark-start text:id="IMark69869384"/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70504056"/><text:alphabetical-index-mark-start text:id="IMark46856024"/>data<text:alphabetical-index-mark-end text:id="IMark46856024"/><text:alphabetical-index-mark-end text:id="IMark70504056"/><text:alphabetical-index-mark-end text:id="IMark70509368"/><text:alphabetical-index-mark-end text:id="IMark61935976"/><text:alphabetical-index-mark-end text:id="IMark70563096"/><text:alphabetical-index-mark-end text:id="IMark62203704"/><text:alphabetical-index-mark-end text:id="IMark69869384"/><text:alphabetical-index-mark-end text:id="IMark68819512"/><text:alphabetical-index-mark-end text:id="IMark64299320"/><text:alphabetical-index-mark-end text:id="IMark63275512"/>.<text:bookmark-end text:name="__RefHeading___Toc783_180202276"/></text:h>
      <text:p text:style-name="P3"/>
      <text:p text:style-name="P54">This section should be <text:alphabetical-index-mark-start text:id="IMark70555128"/><text:alphabetical-index-mark-start text:id="IMark70511736"/><text:alphabetical-index-mark-start text:id="IMark61772200"/><text:alphabetical-index-mark-start text:id="IMark69797528"/><text:alphabetical-index-mark-start text:id="IMark67312408"/><text:alphabetical-index-mark-start text:id="IMark32709256"/><text:alphabetical-index-mark-start text:id="IMark64724632"/>co<text:alphabetical-index-mark-end text:id="IMark64724632"/><text:alphabetical-index-mark-end text:id="IMark32709256"/><text:alphabetical-index-mark-end text:id="IMark67312408"/><text:alphabetical-index-mark-end text:id="IMark69797528"/><text:alphabetical-index-mark-end text:id="IMark61772200"/><text:alphabetical-index-mark-end text:id="IMark70511736"/><text:alphabetical-index-mark-end text:id="IMark70555128"/>ns<text:alphabetical-index-mark-start text:id="IMark54858584"/><text:alphabetical-index-mark-start text:id="IMark70565752"/><text:alphabetical-index-mark-start text:id="IMark69769720"/><text:alphabetical-index-mark-start text:id="IMark67317720"/><text:alphabetical-index-mark-start text:id="IMark70564424"/><text:alphabetical-index-mark-start text:id="IMark69874696"/><text:alphabetical-index-mark-start text:id="IMark64783576"/>id<text:alphabetical-index-mark-end text:id="IMark64783576"/><text:alphabetical-index-mark-end text:id="IMark69874696"/><text:alphabetical-index-mark-end text:id="IMark70564424"/><text:alphabetical-index-mark-end text:id="IMark67317720"/><text:alphabetical-index-mark-end text:id="IMark69769720"/><text:alphabetical-index-mark-end text:id="IMark70565752"/><text:alphabetical-index-mark-end text:id="IMark54858584"/>ered as the <text:alphabetical-index-mark-start text:id="IMark32406312"/><text:alphabetical-index-mark-start text:id="IMark57052760"/><text:alphabetical-index-mark-start text:id="IMark69808392"/><text:alphabetical-index-mark-start text:id="IMark70567080"/><text:alphabetical-index-mark-start text:id="IMark47536104"/><text:alphabetical-index-mark-start text:id="IMark54276472"/><text:alphabetical-index-mark-start text:id="IMark56326568"/><text:alphabetical-index-mark-start text:id="IMark40496856"/>data<text:alphabetical-index-mark-end text:id="IMark40496856"/><text:alphabetical-index-mark-end text:id="IMark56326568"/><text:alphabetical-index-mark-end text:id="IMark54276472"/><text:alphabetical-index-mark-end text:id="IMark47536104"/><text:alphabetical-index-mark-end text:id="IMark70567080"/><text:alphabetical-index-mark-end text:id="IMark69808392"/><text:alphabetical-index-mark-end text:id="IMark57052760"/><text:alphabetical-index-mark-end text:id="IMark32406312"/> <text:alphabetical-index-mark-start text:id="IMark59476920"/><text:alphabetical-index-mark-start text:id="IMark68778104"/><text:alphabetical-index-mark-start text:id="IMark63748568"/><text:alphabetical-index-mark-start text:id="IMark70515720"/><text:alphabetical-index-mark-start text:id="IMark62758152"/><text:alphabetical-index-mark-start text:id="IMark63242712"/><text:alphabetical-index-mark-start text:id="IMark70544056"/><text:alphabetical-index-mark-start text:id="IMark59245112"/>dictionary<text:alphabetical-index-mark-end text:id="IMark59245112"/><text:alphabetical-index-mark-end text:id="IMark70544056"/><text:alphabetical-index-mark-end text:id="IMark63242712"/><text:alphabetical-index-mark-end text:id="IMark62758152"/><text:alphabetical-index-mark-end text:id="IMark70515720"/><text:alphabetical-index-mark-end text:id="IMark63748568"/><text:alphabetical-index-mark-end text:id="IMark68778104"/><text:alphabetical-index-mark-end text:id="IMark59476920"/> of the <text:alphabetical-index-mark-start text:id="IMark56962488"/><text:alphabetical-index-mark-start text:id="IMark70605256"/><text:alphabetical-index-mark-start text:id="IMark69782968"/><text:alphabetical-index-mark-start text:id="IMark64845336"/><text:alphabetical-index-mark-start text:id="IMark64329784"/><text:alphabetical-index-mark-start text:id="IMark70508040"/><text:alphabetical-index-mark-start text:id="IMark62198776"/><text:alphabetical-index-mark-start text:id="IMark68821768"/>dat<text:alphabetical-index-mark-start text:id="IMark59257720"/><text:alphabetical-index-mark-start text:id="IMark69796200"/><text:alphabetical-index-mark-start text:id="IMark47461496"/><text:alphabetical-index-mark-start text:id="IMark57336936"/><text:alphabetical-index-mark-start text:id="IMark64134744"/><text:alphabetical-index-mark-start text:id="IMark60022440"/><text:alphabetical-index-mark-start text:id="IMark67333192"/>a<text:alphabetical-index-mark-end text:id="IMark68821768"/><text:alphabetical-index-mark-end text:id="IMark62198776"/><text:alphabetical-index-mark-end text:id="IMark70508040"/><text:alphabetical-index-mark-end text:id="IMark64329784"/><text:alphabetical-index-mark-end text:id="IMark64845336"/><text:alphabetical-index-mark-end text:id="IMark69782968"/><text:alphabetical-index-mark-end text:id="IMark70605256"/><text:alphabetical-index-mark-end text:id="IMark56962488"/>b<text:alphabetical-index-mark-end text:id="IMark67333192"/><text:alphabetical-index-mark-end text:id="IMark60022440"/><text:alphabetical-index-mark-end text:id="IMark64134744"/><text:alphabetical-index-mark-end text:id="IMark57336936"/><text:alphabetical-index-mark-end text:id="IMark47461496"/><text:alphabetical-index-mark-end text:id="IMark69796200"/><text:alphabetical-index-mark-end text:id="IMark59257720"/>ase.</text:p>
      <text:p text:style-name="P3"/>
      <text:h text:style-name="Heading_20_2" text:outline-level="2"><text:bookmark-start text:name="__RefHeading___Toc3184_309449435"/>4.1 <text:alphabetical-index-mark-start text:id="IMark67316392"/><text:alphabetical-index-mark-start text:id="IMark64611944"/><text:alphabetical-index-mark-start text:id="IMark5376927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alphabetical-index-mark-start text:id="IMark62547992"/><text:alphabetical-index-mark-start text:id="IMark69870712"/>Data<text:alphabetical-index-mark-end text:id="IMark69870712"/><text:alphabetical-index-mark-end text:id="IMark62547992"/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53769272"/><text:alphabetical-index-mark-end text:id="IMark64611944"/><text:alphabetical-index-mark-end text:id="IMark67316392"/> t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alphabetical-index-mark-start text:id="IMark62314168"/>ab<text:alphabetical-index-mark-end text:id="IMark62314168"/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les <text:span text:style-name="T38">in the </text:span><text:alphabetical-index-mark-start text:id="IMark59607896"/><text:alphabetical-index-mark-start text:id="IMark69877352"/><text:alphabetical-index-mark-start text:id="IMark62048952"/><text:alphabetical-index-mark-start text:id="IMark63679928"/><text:alphabetical-index-mark-start text:id="IMark68236328"/><text:alphabetical-index-mark-start text:id="IMark69852584"/><text:alphabetical-index-mark-start text:id="IMark60023768"/><text:alphabetical-index-mark-start text:id="IMark70543016"/><text:alphabetical-index-mark-start text:id="IMark62031656"/><text:alphabetical-index-mark-start text:id="IMark67334520"/><text:alphabetical-index-mark-start text:id="IMark62647000"/><text:alphabetical-index-mark-start text:id="IMark61140200"/><text:alphabetical-index-mark-start text:id="IMark60656536"/><text:alphabetical-index-mark-start text:id="IMark68011016"/><text:alphabetical-index-mark-start text:id="IMark69878680"/><text:alphabetical-index-mark-start text:id="IMark67764024"/><text:alphabetical-index-mark-start text:id="IMark64496696"/><text:alphabetical-index-mark-start text:id="IMark69800712"/><text:alphabetical-index-mark-start text:id="IMark64149912"/><text:alphabetical-index-mark-start text:id="IMark68245000"/><text:span text:style-name="T38">data</text:span><text:alphabetical-index-mark-end text:id="IMark68245000"/><text:alphabetical-index-mark-end text:id="IMark64149912"/><text:alphabetical-index-mark-end text:id="IMark69800712"/><text:alphabetical-index-mark-end text:id="IMark64496696"/><text:alphabetical-index-mark-end text:id="IMark67764024"/><text:alphabetical-index-mark-end text:id="IMark69878680"/><text:alphabetical-index-mark-end text:id="IMark68011016"/><text:alphabetical-index-mark-end text:id="IMark60656536"/><text:alphabetical-index-mark-end text:id="IMark61140200"/><text:alphabetical-index-mark-end text:id="IMark62647000"/><text:span text:style-name="T38">set</text:span><text:alphabetical-index-mark-end text:id="IMark67334520"/><text:alphabetical-index-mark-end text:id="IMark62031656"/><text:alphabetical-index-mark-end text:id="IMark70543016"/><text:alphabetical-index-mark-end text:id="IMark60023768"/><text:alphabetical-index-mark-end text:id="IMark69852584"/><text:alphabetical-index-mark-end text:id="IMark68236328"/><text:alphabetical-index-mark-end text:id="IMark63679928"/><text:alphabetical-index-mark-end text:id="IMark62048952"/><text:alphabetical-index-mark-end text:id="IMark69877352"/><text:alphabetical-index-mark-end text:id="IMark59607896"/>.<text:bookmark-end text:name="__RefHeading___Toc3184_309449435"/></text:h>
      <text:p text:style-name="P12"/>
      <text:h text:style-name="Heading_20_3" text:outline-level="3"><text:bookmark-start text:name="__RefHeading___Toc3186_309449435"/>4.1.1. <text:alphabetical-index-mark-start text:id="IMark70539032"/><text:alphabetical-index-mark-start text:id="IMark69811336"/><text:alphabetical-index-mark-start text:id="IMark70505384"/><text:alphabetical-index-mark-start text:id="IMark67429576"/><text:alphabetical-index-mark-start text:id="IMark68058184"/><text:alphabetical-index-mark-start text:id="IMark70540360"/><text:alphabetical-index-mark-start text:id="IMark55186568"/><text:alphabetical-index-mark-start text:id="IMark69943960"/><text:alphabetical-index-mark-start text:id="IMark59153608"/><text:alphabetical-index-mark-start text:id="IMark70512776"/><text:span text:style-name="T39">trf_pers</text:span><text:bookmark-end text:name="__RefHeading___Toc3186_309449435"/><text:alphabetical-index-mark-end text:id="IMark70512776"/><text:alphabetical-index-mark-end text:id="IMark59153608"/><text:alphabetical-index-mark-end text:id="IMark69943960"/><text:alphabetical-index-mark-end text:id="IMark55186568"/><text:alphabetical-index-mark-end text:id="IMark70540360"/><text:alphabetical-index-mark-end text:id="IMark68058184"/><text:alphabetical-index-mark-end text:id="IMark67429576"/><text:alphabetical-index-mark-end text:id="IMark70505384"/><text:alphabetical-index-mark-end text:id="IMark69811336"/><text:alphabetical-index-mark-end text:id="IMark70539032"/></text:h>
      <text:p text:style-name="P32"/>
      <text:p text:style-name="P32">This t<text:alphabetical-index-mark-start text:id="IMark69830888"/><text:alphabetical-index-mark-start text:id="IMark69789560"/><text:alphabetical-index-mark-start text:id="IMark70506712"/><text:alphabetical-index-mark-start text:id="IMark69873368"/><text:alphabetical-index-mark-start text:id="IMark53570456"/><text:alphabetical-index-mark-start text:id="IMark70569448"/><text:alphabetical-index-mark-start text:id="IMark59152280"/>ab<text:alphabetical-index-mark-end text:id="IMark59152280"/><text:alphabetical-index-mark-end text:id="IMark70569448"/><text:alphabetical-index-mark-end text:id="IMark53570456"/><text:alphabetical-index-mark-end text:id="IMark69873368"/><text:alphabetical-index-mark-end text:id="IMark70506712"/><text:alphabetical-index-mark-end text:id="IMark69789560"/><text:alphabetical-index-mark-end text:id="IMark69830888"/>le <text:alphabetical-index-mark-start text:id="IMark69804408"/><text:alphabetical-index-mark-start text:id="IMark70541688"/><text:alphabetical-index-mark-start text:id="IMark69834872"/><text:alphabetical-index-mark-start text:id="IMark61716536"/><text:alphabetical-index-mark-start text:id="IMark54707080"/><text:alphabetical-index-mark-start text:id="IMark62695048"/><text:alphabetical-index-mark-start text:id="IMark70618904"/>co<text:alphabetical-index-mark-end text:id="IMark70618904"/><text:alphabetical-index-mark-end text:id="IMark62695048"/><text:alphabetical-index-mark-end text:id="IMark54707080"/><text:alphabetical-index-mark-end text:id="IMark61716536"/><text:alphabetical-index-mark-end text:id="IMark69834872"/><text:alphabetical-index-mark-end text:id="IMark70541688"/><text:alphabetical-index-mark-end text:id="IMark69804408"/>ntains <text:alphabetical-index-mark-start text:id="IMark69851256"/><text:alphabetical-index-mark-start text:id="IMark69793544"/><text:alphabetical-index-mark-start text:id="IMark69853912"/><text:alphabetical-index-mark-start text:id="IMark69798568"/><text:alphabetical-index-mark-start text:id="IMark67775880"/><text:alphabetical-index-mark-start text:id="IMark61948968"/><text:alphabetical-index-mark-start text:id="IMark64319544"/><text:alphabetical-index-mark-start text:id="IMark68948072"/><text:alphabetical-index-mark-start text:id="IMark70502728"/><text:alphabetical-index-mark-start text:id="IMark69794872"/>data<text:alphabetical-index-mark-end text:id="IMark69794872"/><text:alphabetical-index-mark-end text:id="IMark70502728"/><text:alphabetical-index-mark-end text:id="IMark68948072"/><text:alphabetical-index-mark-end text:id="IMark64319544"/><text:alphabetical-index-mark-end text:id="IMark61948968"/><text:alphabetical-index-mark-end text:id="IMark67775880"/><text:alphabetical-index-mark-end text:id="IMark69798568"/><text:alphabetical-index-mark-end text:id="IMark69853912"/><text:alphabetical-index-mark-end text:id="IMark69793544"/><text:alphabetical-index-mark-end text:id="IMark69851256"/> regarding the <text:alphabetical-index-mark-start text:id="IMark69868056"/><text:alphabetical-index-mark-start text:id="IMark67219944"/><text:alphabetical-index-mark-start text:id="IMark62073224"/><text:alphabetical-index-mark-start text:id="IMark67365256"/><text:alphabetical-index-mark-start text:id="IMark69792216"/><text:alphabetical-index-mark-start text:id="IMark64250120"/><text:alphabetical-index-mark-start text:id="IMark62197032"/><text:alphabetical-index-mark-start text:id="IMark67330536"/><text:alphabetical-index-mark-start text:id="IMark68153064"/><text:alphabetical-index-mark-start text:id="IMark69849928"/>number<text:alphabetical-index-mark-end text:id="IMark69849928"/><text:alphabetical-index-mark-end text:id="IMark68153064"/><text:alphabetical-index-mark-end text:id="IMark67330536"/><text:alphabetical-index-mark-end text:id="IMark62197032"/><text:alphabetical-index-mark-end text:id="IMark64250120"/><text:alphabetical-index-mark-end text:id="IMark69792216"/><text:alphabetical-index-mark-end text:id="IMark67365256"/><text:alphabetical-index-mark-end text:id="IMark62073224"/><text:alphabetical-index-mark-end text:id="IMark67219944"/><text:alphabetical-index-mark-end text:id="IMark69868056"/> of persons measured on each <text:alphabetical-index-mark-start text:id="IMark47937960"/><text:alphabetical-index-mark-start text:id="IMark64299320"/><text:alphabetical-index-mark-start text:id="IMark63275512"/><text:alphabetical-index-mark-start text:id="IMark68819512"/><text:alphabetical-index-mark-start text:id="IMark69869384"/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70504056"/>street<text:alphabetical-index-mark-end text:id="IMark70504056"/><text:alphabetical-index-mark-end text:id="IMark70509368"/><text:alphabetical-index-mark-end text:id="IMark61935976"/><text:alphabetical-index-mark-end text:id="IMark70563096"/><text:alphabetical-index-mark-end text:id="IMark62203704"/><text:alphabetical-index-mark-end text:id="IMark69869384"/><text:alphabetical-index-mark-end text:id="IMark68819512"/><text:alphabetical-index-mark-end text:id="IMark63275512"/><text:alphabetical-index-mark-end text:id="IMark64299320"/><text:alphabetical-index-mark-end text:id="IMark47937960"/> <text:alphabetical-index-mark-start text:id="IMark46856024"/><text:alphabetical-index-mark-start text:id="IMark64235752"/><text:alphabetical-index-mark-start text:id="IMark69790888"/><text:alphabetical-index-mark-start text:id="IMark67206872"/><text:alphabetical-index-mark-start text:id="IMark71492440"/><text:alphabetical-index-mark-start text:id="IMark70575048"/><text:alphabetical-index-mark-start text:id="IMark70691016"/><text:alphabetical-index-mark-start text:id="IMark61685832"/><text:alphabetical-index-mark-start text:id="IMark69872040"/><text:alphabetical-index-mark-start text:id="IMark68150296"/>block<text:alphabetical-index-mark-end text:id="IMark68150296"/><text:alphabetical-index-mark-end text:id="IMark69872040"/><text:alphabetical-index-mark-end text:id="IMark61685832"/><text:alphabetical-index-mark-end text:id="IMark70691016"/>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64235752"/><text:alphabetical-index-mark-end text:id="IMark46856024"/>.</text:p>
      <text:p text:style-name="P32"/>
      <text:p text:style-name="P38"><text:span text:style-name="T17">4.1.1.1.</text:span><text:span text:style-name="T62"> </text:span><text:alphabetical-index-mark-start text:id="IMark61772200"/><text:alphabetical-index-mark-start text:id="IMark69797528"/><text:alphabetical-index-mark-start text:id="IMark67312408"/><text:alphabetical-index-mark-start text:id="IMark32709256"/><text:alphabetical-index-mark-start text:id="IMark64724632"/><text:alphabetical-index-mark-start text:id="IMark54858584"/><text:alphabetical-index-mark-start text:id="IMark70565752"/><text:span text:style-name="T39">Id</text:span><text:alphabetical-index-mark-end text:id="IMark70565752"/><text:alphabetical-index-mark-end text:id="IMark54858584"/><text:alphabetical-index-mark-end text:id="IMark64724632"/><text:alphabetical-index-mark-end text:id="IMark32709256"/><text:alphabetical-index-mark-end text:id="IMark67312408"/><text:alphabetical-index-mark-end text:id="IMark69797528"/><text:alphabetical-index-mark-end text:id="IMark61772200"/><text:span text:style-name="T73">: </text:span><text:span text:style-name="T74">Primary key. </text:span><text:span text:style-name="T80">Unique integer that </text:span><text:alphabetical-index-mark-start text:id="IMark69769720"/><text:alphabetical-index-mark-start text:id="IMark67317720"/><text:alphabetical-index-mark-start text:id="IMark70564424"/><text:alphabetical-index-mark-start text:id="IMark69874696"/><text:alphabetical-index-mark-start text:id="IMark64783576"/><text:alphabetical-index-mark-start text:id="IMark69796200"/><text:alphabetical-index-mark-start text:id="IMark59257720"/><text:span text:style-name="T80">id</text:span><text:alphabetical-index-mark-end text:id="IMark59257720"/><text:alphabetical-index-mark-end text:id="IMark69796200"/><text:alphabetical-index-mark-end text:id="IMark64783576"/><text:alphabetical-index-mark-end text:id="IMark69874696"/><text:alphabetical-index-mark-end text:id="IMark70564424"/><text:alphabetical-index-mark-end text:id="IMark67317720"/><text:alphabetical-index-mark-end text:id="IMark69769720"/><text:span text:style-name="T80">entifies each re</text:span><text:alphabetical-index-mark-start text:id="IMark47461496"/><text:alphabetical-index-mark-start text:id="IMark57336936"/><text:alphabetical-index-mark-start text:id="IMark64134744"/><text:alphabetical-index-mark-start text:id="IMark60022440"/><text:alphabetical-index-mark-start text:id="IMark67333192"/><text:alphabetical-index-mark-start text:id="IMark56962488"/><text:alphabetical-index-mark-start text:id="IMark70605256"/><text:span text:style-name="T80">co</text:span><text:alphabetical-index-mark-end text:id="IMark70605256"/><text:alphabetical-index-mark-end text:id="IMark56962488"/><text:alphabetical-index-mark-end text:id="IMark67333192"/><text:alphabetical-index-mark-end text:id="IMark60022440"/><text:alphabetical-index-mark-end text:id="IMark64134744"/><text:alphabetical-index-mark-end text:id="IMark57336936"/><text:alphabetical-index-mark-end text:id="IMark47461496"/><text:span text:style-name="T80">rd in the t</text:span><text:alphabetical-index-mark-start text:id="IMark69782968"/><text:alphabetical-index-mark-start text:id="IMark64845336"/><text:alphabetical-index-mark-start text:id="IMark64329784"/><text:alphabetical-index-mark-start text:id="IMark70508040"/><text:alphabetical-index-mark-start text:id="IMark62198776"/><text:alphabetical-index-mark-start text:id="IMark68821768"/><text:alphabetical-index-mark-start text:id="IMark59476920"/><text:span text:style-name="T80">ab</text:span><text:alphabetical-index-mark-end text:id="IMark59476920"/><text:alphabetical-index-mark-end text:id="IMark68821768"/><text:alphabetical-index-mark-end text:id="IMark62198776"/><text:alphabetical-index-mark-end text:id="IMark70508040"/><text:alphabetical-index-mark-end text:id="IMark64329784"/><text:alphabetical-index-mark-end text:id="IMark64845336"/><text:alphabetical-index-mark-end text:id="IMark69782968"/><text:span text:style-name="T80">le.</text:span></text:p>
      <text:p text:style-name="P99"/>
      <text:p text:style-name="P99"/>
      <text:p text:style-name="P39"><text:span text:style-name="T17">4.1.1.2.</text:span><text:span text:style-name="T62"> </text:span><text:alphabetical-index-mark-start text:id="IMark5376927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alphabetical-index-mark-start text:id="IMark62547992"/><text:alphabetical-index-mark-start text:id="IMark69870712"/>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span text:style-name="T39">Co</text:span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<text:alphabetical-index-mark-end text:id="IMark69870712"/><text:span text:style-name="T39">ntext</text:span><text:alphabetical-index-mark-end text:id="IMark62547992"/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53769272"/><text:span text:style-name="T73">: </text:span><text:span text:style-name="T74">describes the area or </text:span><text:alphabetical-index-mark-start text:id="IMark62314168"/><text:alphabetical-index-mark-start text:id="IMark62647000"/><text:alphabetical-index-mark-start text:id="IMark61140200"/><text:alphabetical-index-mark-start text:id="IMark60656536"/><text:alphabetical-index-mark-start text:id="IMark68011016"/><text:alphabetical-index-mark-start text:id="IMark69878680"/><text:alphabetical-index-mark-start text:id="IMark67764024"/><text:alphabetical-index-mark-start text:id="IMark64496696"/><text:span text:style-name="T74">district</text:span><text:alphabetical-index-mark-end text:id="IMark64496696"/><text:alphabetical-index-mark-end text:id="IMark67764024"/><text:alphabetical-index-mark-end text:id="IMark69878680"/><text:alphabetical-index-mark-end text:id="IMark68011016"/><text:alphabetical-index-mark-end text:id="IMark60656536"/><text:alphabetical-index-mark-end text:id="IMark61140200"/><text:alphabetical-index-mark-end text:id="IMark62647000"/><text:alphabetical-index-mark-end text:id="IMark62314168"/><text:span text:style-name="T74"> within the </text:span><text:alphabetical-index-mark-start text:id="IMark69800712"/><text:alphabetical-index-mark-start text:id="IMark64149912"/><text:alphabetical-index-mark-start text:id="IMark68245000"/><text:alphabetical-index-mark-start text:id="IMark69877352"/><text:alphabetical-index-mark-start text:id="IMark59607896"/><text:alphabetical-index-mark-start text:id="IMark62048952"/><text:alphabetical-index-mark-start text:id="IMark63679928"/><text:span text:style-name="T74">town</text:span><text:alphabetical-index-mark-end text:id="IMark63679928"/><text:alphabetical-index-mark-end text:id="IMark62048952"/><text:alphabetical-index-mark-end text:id="IMark59607896"/><text:alphabetical-index-mark-end text:id="IMark69877352"/><text:alphabetical-index-mark-end text:id="IMark68245000"/><text:alphabetical-index-mark-end text:id="IMark64149912"/><text:alphabetical-index-mark-end text:id="IMark69800712"/><text:span text:style-name="T74">.</text:span></text:p>
      <text:p text:style-name="P100"/>
      <text:p text:style-name="P100"/>
      <text:p text:style-name="P39"><text:span text:style-name="T17">4.1.1.3.</text:span><text:span text:style-name="T62"> </text:span><text:alphabetical-index-mark-start text:id="IMark69943960"/><text:alphabetical-index-mark-start text:id="IMark59153608"/><text:alphabetical-index-mark-start text:id="IMark70512776"/><text:alphabetical-index-mark-start text:id="IMark63439848"/><text:alphabetical-index-mark-start text:id="IMark67756872"/><text:alphabetical-index-mark-start text:id="IMark70498456"/><text:alphabetical-index-mark-start text:id="IMark69830888"/><text:span text:style-name="T39">Status</text:span><text:alphabetical-index-mark-end text:id="IMark69830888"/><text:alphabetical-index-mark-end text:id="IMark70498456"/><text:alphabetical-index-mark-end text:id="IMark67756872"/><text:alphabetical-index-mark-end text:id="IMark63439848"/><text:alphabetical-index-mark-end text:id="IMark70512776"/><text:alphabetical-index-mark-end text:id="IMark59153608"/><text:alphabetical-index-mark-end text:id="IMark69943960"/><text:span text:style-name="T73">: </text:span><text:span text:style-name="T39">‘</text:span><text:span text:style-name="T40">en</text:span><text:alphabetical-index-mark-start text:id="IMark69789560"/><text:alphabetical-index-mark-start text:id="IMark70506712"/><text:alphabetical-index-mark-start text:id="IMark69873368"/><text:alphabetical-index-mark-start text:id="IMark53570456"/><text:alphabetical-index-mark-start text:id="IMark70569448"/><text:alphabetical-index-mark-start text:id="IMark59152280"/><text:alphabetical-index-mark-start text:id="IMark64235752"/><text:span text:style-name="T40">ab</text:span><text:alphabetical-index-mark-end text:id="IMark64235752"/><text:alphabetical-index-mark-end text:id="IMark59152280"/><text:alphabetical-index-mark-end text:id="IMark70569448"/><text:alphabetical-index-mark-end text:id="IMark53570456"/><text:alphabetical-index-mark-end text:id="IMark69873368"/><text:alphabetical-index-mark-end text:id="IMark70506712"/><text:alphabetical-index-mark-end text:id="IMark69789560"/><text:span text:style-name="T40">led</text:span><text:span text:style-name="T39">’</text:span><text:span text:style-name="T73"> </text:span><text:span text:style-name="T74">for re</text:span><text:alphabetical-index-mark-start text:id="IMark46856024"/><text:alphabetical-index-mark-start text:id="IMark69790888"/><text:alphabetical-index-mark-start text:id="IMark67206872"/><text:alphabetical-index-mark-start text:id="IMark71492440"/><text:alphabetical-index-mark-start text:id="IMark70575048"/><text:alphabetical-index-mark-start text:id="IMark70691016"/><text:alphabetical-index-mark-start text:id="IMark61685832"/><text:span text:style-name="T74">co</text:span><text:alphabetical-index-mark-end text:id="IMark61685832"/><text:alphabetical-index-mark-end text:id="IMark70691016"/>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46856024"/><text:span text:style-name="T74">rds to be </text:span><text:alphabetical-index-mark-start text:id="IMark69872040"/><text:alphabetical-index-mark-start text:id="IMark68150296"/><text:alphabetical-index-mark-start text:id="IMark47937960"/><text:alphabetical-index-mark-start text:id="IMark64299320"/><text:alphabetical-index-mark-start text:id="IMark63275512"/><text:alphabetical-index-mark-start text:id="IMark68819512"/><text:alphabetical-index-mark-start text:id="IMark69869384"/><text:span text:style-name="T74">co</text:span><text:alphabetical-index-mark-end text:id="IMark69869384"/><text:alphabetical-index-mark-end text:id="IMark68819512"/><text:alphabetical-index-mark-end text:id="IMark63275512"/><text:alphabetical-index-mark-end text:id="IMark64299320"/><text:alphabetical-index-mark-end text:id="IMark47937960"/><text:alphabetical-index-mark-end text:id="IMark68150296"/><text:alphabetical-index-mark-end text:id="IMark69872040"/><text:span text:style-name="T74">ns</text:span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70504056"/><text:alphabetical-index-mark-start text:id="IMark69868056"/><text:alphabetical-index-mark-start text:id="IMark67219944"/><text:span text:style-name="T74">id</text:span><text:alphabetical-index-mark-end text:id="IMark67219944"/><text:alphabetical-index-mark-end text:id="IMark69868056"/><text:alphabetical-index-mark-end text:id="IMark70504056"/><text:alphabetical-index-mark-end text:id="IMark70509368"/><text:alphabetical-index-mark-end text:id="IMark61935976"/><text:alphabetical-index-mark-end text:id="IMark70563096"/><text:alphabetical-index-mark-end text:id="IMark62203704"/><text:span text:style-name="T74">ered, </text:span><text:span text:style-name="T40">‘dis</text:span><text:alphabetical-index-mark-start text:id="IMark62073224"/><text:alphabetical-index-mark-start text:id="IMark67365256"/><text:alphabetical-index-mark-start text:id="IMark69792216"/><text:alphabetical-index-mark-start text:id="IMark64250120"/><text:alphabetical-index-mark-start text:id="IMark62197032"/><text:alphabetical-index-mark-start text:id="IMark67330536"/><text:alphabetical-index-mark-start text:id="IMark68153064"/><text:span text:style-name="T40">ab</text:span><text:alphabetical-index-mark-end text:id="IMark68153064"/><text:alphabetical-index-mark-end text:id="IMark67330536"/><text:alphabetical-index-mark-end text:id="IMark62197032"/><text:alphabetical-index-mark-end text:id="IMark64250120"/><text:alphabetical-index-mark-end text:id="IMark69792216"/><text:alphabetical-index-mark-end text:id="IMark67365256"/><text:alphabetical-index-mark-end text:id="IMark62073224"/><text:span text:style-name="T40">led’</text:span><text:span text:style-name="T74"> for re</text:span><text:alphabetical-index-mark-start text:id="IMark69849928"/><text:alphabetical-index-mark-start text:id="IMark69851256"/><text:alphabetical-index-mark-start text:id="IMark69793544"/><text:alphabetical-index-mark-start text:id="IMark69853912"/><text:alphabetical-index-mark-start text:id="IMark69798568"/><text:alphabetical-index-mark-start text:id="IMark67775880"/><text:alphabetical-index-mark-start text:id="IMark61948968"/><text:span text:style-name="T74">co</text:span><text:alphabetical-index-mark-end text:id="IMark61948968"/><text:alphabetical-index-mark-end text:id="IMark67775880"/><text:alphabetical-index-mark-end text:id="IMark69798568"/><text:alphabetical-index-mark-end text:id="IMark69853912"/><text:alphabetical-index-mark-end text:id="IMark69793544"/><text:alphabetical-index-mark-end text:id="IMark69851256"/><text:alphabetical-index-mark-end text:id="IMark69849928"/><text:span text:style-name="T74">rds on hold.</text:span></text:p>
      <text:p text:style-name="P100"/>
      <text:p text:style-name="P100"/>
      <text:p text:style-name="P39"><text:span text:style-name="T17">4.1.1.4.</text:span><text:span text:style-name="T62"> </text:span><text:alphabetical-index-mark-start text:id="IMark67317720"/><text:alphabetical-index-mark-start text:id="IMark70564424"/><text:alphabetical-index-mark-start text:id="IMark69874696"/><text:alphabetical-index-mark-start text:id="IMark64783576"/><text:alphabetical-index-mark-start text:id="IMark69796200"/><text:alphabetical-index-mark-start text:id="IMark59257720"/><text:alphabetical-index-mark-start text:id="IMark57052760"/><text:alphabetical-index-mark-start text:id="IMark69808392"/><text:alphabetical-index-mark-start text:id="IMark70567080"/><text:alphabetical-index-mark-start text:id="IMark47461496"/><text:alphabetical-index-mark-start text:id="IMark57336936"/><text:alphabetical-index-mark-start text:id="IMark64134744"/><text:alphabetical-index-mark-start text:id="IMark60022440"/><text:alphabetical-index-mark-start text:id="IMark67333192"/><text:span text:style-name="T39">Ab</text:span><text:alphabetical-index-mark-end text:id="IMark67333192"/><text:alphabetical-index-mark-end text:id="IMark60022440"/><text:alphabetical-index-mark-end text:id="IMark64134744"/><text:alphabetical-index-mark-end text:id="IMark57336936"/><text:alphabetical-index-mark-end text:id="IMark47461496"/><text:alphabetical-index-mark-end text:id="IMark70567080"/><text:alphabetical-index-mark-end text:id="IMark69808392"/><text:span text:style-name="T39">r</text:span><text:alphabetical-index-mark-end text:id="IMark57052760"/><text:alphabetical-index-mark-end text:id="IMark59257720"/><text:alphabetical-index-mark-end text:id="IMark69796200"/><text:alphabetical-index-mark-end text:id="IMark64783576"/><text:alphabetical-index-mark-end text:id="IMark69874696"/><text:alphabetical-index-mark-end text:id="IMark70564424"/><text:alphabetical-index-mark-end text:id="IMark67317720"/><text:span text:style-name="T73">: </text:span><text:span text:style-name="T74">A two to four letter </text:span><text:alphabetical-index-mark-start text:id="IMark56962488"/><text:alphabetical-index-mark-start text:id="IMark70605256"/><text:alphabetical-index-mark-start text:id="IMark47536104"/><text:alphabetical-index-mark-start text:id="IMark54276472"/><text:alphabetical-index-mark-start text:id="IMark69782968"/><text:alphabetical-index-mark-start text:id="IMark64845336"/><text:alphabetical-index-mark-start text:id="IMark64329784"/><text:alphabetical-index-mark-start text:id="IMark70508040"/><text:alphabetical-index-mark-start text:id="IMark62198776"/><text:alphabetical-index-mark-start text:id="IMark68821768"/><text:alphabetical-index-mark-start text:id="IMark59476920"/><text:alphabetical-index-mark-start text:id="IMark56326568"/><text:alphabetical-index-mark-start text:id="IMark54968120"/><text:alphabetical-index-mark-start text:id="IMark40496856"/><text:alphabetical-index-mark-start text:id="IMark69848600"/><text:span text:style-name="T74">co</text:span><text:alphabetical-index-mark-end text:id="IMark69848600"/><text:alphabetical-index-mark-end text:id="IMark40496856"/><text:alphabetical-index-mark-end text:id="IMark54968120"/><text:alphabetical-index-mark-end text:id="IMark56326568"/><text:alphabetical-index-mark-end text:id="IMark59476920"/><text:alphabetical-index-mark-end text:id="IMark68821768"/><text:alphabetical-index-mark-end text:id="IMark62198776"/><text:span text:style-name="T74">de</text:span><text:alphabetical-index-mark-end text:id="IMark70508040"/><text:alphabetical-index-mark-end text:id="IMark64329784"/><text:alphabetical-index-mark-end text:id="IMark64845336"/><text:alphabetical-index-mark-end text:id="IMark69782968"/><text:alphabetical-index-mark-end text:id="IMark54276472"/><text:alphabetical-index-mark-end text:id="IMark47536104"/><text:alphabetical-index-mark-end text:id="IMark70605256"/><text:alphabetical-index-mark-end text:id="IMark56962488"/><text:span text:style-name="T74"> that </text:span><text:alphabetical-index-mark-start text:id="IMark26093000"/><text:alphabetical-index-mark-start text:id="IMark64611944"/><text:alphabetical-index-mark-start text:id="IMark67316392"/><text:alphabetical-index-mark-start text:id="IMark68236328"/><text:alphabetical-index-mark-start text:id="IMark69852584"/><text:alphabetical-index-mark-start text:id="IMark60023768"/><text:alphabetical-index-mark-start text:id="IMark69870712"/><text:span text:style-name="T74">id</text:span><text:alphabetical-index-mark-end text:id="IMark69870712"/><text:alphabetical-index-mark-end text:id="IMark60023768"/><text:alphabetical-index-mark-end text:id="IMark69852584"/><text:alphabetical-index-mark-end text:id="IMark68236328"/><text:alphabetical-index-mark-end text:id="IMark67316392"/><text:alphabetical-index-mark-end text:id="IMark64611944"/><text:alphabetical-index-mark-end text:id="IMark26093000"/><text:span text:style-name="T74">entifies each </text:span>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alphabetical-index-mark-start text:id="IMark70543016"/><text:alphabetical-index-mark-start text:id="IMark53769272"/><text:span text:style-name="T74">street</text:span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<text:span text:style-name="T74">. </text:span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alphabetical-index-mark-start text:id="IMark62547992"/><text:alphabetical-index-mark-start text:id="IMark62031656"/><text:span text:style-name="T74">Co</text:span><text:alphabetical-index-mark-end text:id="IMark62031656"/><text:alphabetical-index-mark-end text:id="IMark62547992"/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span text:style-name="T74">rrespondence between </text:span><text:alphabetical-index-mark-start text:id="IMark67334520"/><text:alphabetical-index-mark-start text:id="IMark68157608"/><text:alphabetical-index-mark-start text:id="IMark69942632"/><text:alphabetical-index-mark-start text:id="IMark62314168"/><text:alphabetical-index-mark-start text:id="IMark62647000"/><text:alphabetical-index-mark-start text:id="IMark61140200"/><text:alphabetical-index-mark-start text:id="IMark60656536"/><text:alphabetical-index-mark-start text:id="IMark68011016"/><text:alphabetical-index-mark-start text:id="IMark69878680"/><text:alphabetical-index-mark-start text:id="IMark67764024"/><text:alphabetical-index-mark-start text:id="IMark64496696"/><text:alphabetical-index-mark-start text:id="IMark68138088"/><text:alphabetical-index-mark-start text:id="IMark62841256"/><text:alphabetical-index-mark-start text:id="IMark69800712"/><text:span text:style-name="T40">Ab</text:span><text:alphabetical-index-mark-end text:id="IMark69800712"/><text:alphabetical-index-mark-end text:id="IMark62841256"/><text:alphabetical-index-mark-end text:id="IMark68138088"/><text:alphabetical-index-mark-end text:id="IMark64496696"/><text:alphabetical-index-mark-end text:id="IMark67764024"/><text:alphabetical-index-mark-end text:id="IMark69878680"/><text:alphabetical-index-mark-end text:id="IMark68011016"/><text:span text:style-name="T40">r</text:span><text:alphabetical-index-mark-end text:id="IMark60656536"/><text:alphabetical-index-mark-end text:id="IMark61140200"/><text:alphabetical-index-mark-end text:id="IMark62647000"/><text:alphabetical-index-mark-end text:id="IMark62314168"/><text:alphabetical-index-mark-end text:id="IMark69942632"/><text:alphabetical-index-mark-end text:id="IMark68157608"/><text:alphabetical-index-mark-end text:id="IMark67334520"/><text:span text:style-name="T74"> and the actual name of the </text:span><text:alphabetical-index-mark-start text:id="IMark64149912"/><text:alphabetical-index-mark-start text:id="IMark68245000"/><text:alphabetical-index-mark-start text:id="IMark69877352"/><text:alphabetical-index-mark-start text:id="IMark59607896"/><text:alphabetical-index-mark-start text:id="IMark62048952"/><text:alphabetical-index-mark-start text:id="IMark63679928"/><text:alphabetical-index-mark-start text:id="IMark69811336"/><text:alphabetical-index-mark-start text:id="IMark70505384"/><text:span text:style-name="T74">street</text:span><text:alphabetical-index-mark-end text:id="IMark70505384"/><text:alphabetical-index-mark-end text:id="IMark69811336"/><text:alphabetical-index-mark-end text:id="IMark63679928"/><text:alphabetical-index-mark-end text:id="IMark62048952"/><text:alphabetical-index-mark-end text:id="IMark59607896"/><text:alphabetical-index-mark-end text:id="IMark69877352"/><text:alphabetical-index-mark-end text:id="IMark68245000"/><text:alphabetical-index-mark-end text:id="IMark64149912"/><text:span text:style-name="T74"> is </text:span><text:alphabetical-index-mark-start text:id="IMark70539032"/><text:alphabetical-index-mark-start text:id="IMark68058184"/><text:alphabetical-index-mark-start text:id="IMark67429576"/><text:alphabetical-index-mark-start text:id="IMark55186568"/><text:alphabetical-index-mark-start text:id="IMark70540360"/><text:alphabetical-index-mark-start text:id="IMark64319544"/><text:alphabetical-index-mark-start text:id="IMark68948072"/><text:span text:style-name="T74">co</text:span><text:alphabetical-index-mark-end text:id="IMark68948072"/><text:alphabetical-index-mark-end text:id="IMark64319544"/><text:alphabetical-index-mark-end text:id="IMark70540360"/><text:alphabetical-index-mark-end text:id="IMark55186568"/><text:alphabetical-index-mark-end text:id="IMark67429576"/><text:alphabetical-index-mark-end text:id="IMark68058184"/><text:alphabetical-index-mark-end text:id="IMark70539032"/><text:span text:style-name="T74">ntained in t</text:span><text:alphabetical-index-mark-start text:id="IMark70502728"/><text:alphabetical-index-mark-start text:id="IMark69943960"/><text:alphabetical-index-mark-start text:id="IMark59153608"/><text:alphabetical-index-mark-start text:id="IMark70512776"/><text:alphabetical-index-mark-start text:id="IMark63439848"/><text:alphabetical-index-mark-start text:id="IMark67756872"/><text:alphabetical-index-mark-start text:id="IMark70498456"/><text:span text:style-name="T74">ab</text:span><text:alphabetical-index-mark-end text:id="IMark70498456"/><text:alphabetical-index-mark-end text:id="IMark67756872"/><text:alphabetical-index-mark-end text:id="IMark63439848"/><text:alphabetical-index-mark-end text:id="IMark70512776"/><text:alphabetical-index-mark-end text:id="IMark59153608"/><text:alphabetical-index-mark-end text:id="IMark69943960"/><text:alphabetical-index-mark-end text:id="IMark70502728"/><text:span text:style-name="T74">le </text:span><text:span text:style-name="T40">‘</text:span><text:alphabetical-index-mark-start text:id="IMark69830888"/><text:alphabetical-index-mark-start text:id="IMark69794872"/><text:alphabetical-index-mark-start text:id="IMark69804408"/><text:alphabetical-index-mark-start text:id="IMark70541688"/><text:alphabetical-index-mark-start text:id="IMark69834872"/><text:alphabetical-index-mark-start text:id="IMark69789560"/><text:alphabetical-index-mark-start text:id="IMark70506712"/><text:alphabetical-index-mark-start text:id="IMark69873368"/><text:span text:style-name="T40">trf_</text:span><text:alphabetical-index-mark-start text:id="IMark53570456"/><text:alphabetical-index-mark-start text:id="IMark70569448"/><text:alphabetical-index-mark-start text:id="IMark59152280"/><text:alphabetical-index-mark-start text:id="IMark64235752"/><text:alphabetical-index-mark-start text:id="IMark61716536"/><text:alphabetical-index-mark-start text:id="IMark54707080"/><text:alphabetical-index-mark-start text:id="IMark62695048"/><text:alphabetical-index-mark-start text:id="IMark70618904"/><text:span text:style-name="T40">street</text:span><text:alphabetical-index-mark-end text:id="IMark70618904"/><text:alphabetical-index-mark-end text:id="IMark62695048"/><text:alphabetical-index-mark-end text:id="IMark54707080"/><text:alphabetical-index-mark-end text:id="IMark61716536"/><text:alphabetical-index-mark-end text:id="IMark64235752"/><text:alphabetical-index-mark-end text:id="IMark59152280"/><text:alphabetical-index-mark-end text:id="IMark70569448"/><text:alphabetical-index-mark-end text:id="IMark53570456"/><text:span text:style-name="T40">s</text:span><text:alphabetical-index-mark-end text:id="IMark69873368"/><text:alphabetical-index-mark-end text:id="IMark70506712"/><text:alphabetical-index-mark-end text:id="IMark69789560"/><text:alphabetical-index-mark-end text:id="IMark69834872"/><text:alphabetical-index-mark-end text:id="IMark70541688"/><text:alphabetical-index-mark-end text:id="IMark69804408"/><text:alphabetical-index-mark-end text:id="IMark69794872"/><text:alphabetical-index-mark-end text:id="IMark69830888"/><text:span text:style-name="T40">’</text:span><text:span text:style-name="T74"> between fields </text:span><text:alphabetical-index-mark-start text:id="IMark70511736"/><text:alphabetical-index-mark-start text:id="IMark46856024"/><text:alphabetical-index-mark-start text:id="IMark69790888"/><text:alphabetical-index-mark-start text:id="IMark67206872"/><text:alphabetical-index-mark-start text:id="IMark71492440"/><text:alphabetical-index-mark-start text:id="IMark70575048"/><text:alphabetical-index-mark-start text:id="IMark70691016"/><text:span text:style-name="T40">Item</text:span><text:alphabetical-index-mark-end text:id="IMark70691016"/><text:alphabetical-index-mark-end text:id="IMark70575048"/><text:alphabetical-index-mark-end text:id="IMark71492440"/><text:alphabetical-index-mark-end text:id="IMark67206872"/><text:alphabetical-index-mark-end text:id="IMark69790888"/><text:alphabetical-index-mark-end text:id="IMark46856024"/><text:alphabetical-index-mark-end text:id="IMark70511736"/><text:span text:style-name="T74"> and </text:span><text:alphabetical-index-mark-start text:id="IMark61685832"/><text:alphabetical-index-mark-start text:id="IMark70555128"/><text:alphabetical-index-mark-start text:id="IMark68778104"/><text:alphabetical-index-mark-start text:id="IMark69872040"/><text:alphabetical-index-mark-start text:id="IMark68150296"/><text:alphabetical-index-mark-start text:id="IMark47937960"/><text:alphabetical-index-mark-start text:id="IMark64299320"/><text:alphabetical-index-mark-start text:id="IMark63275512"/><text:alphabetical-index-mark-start text:id="IMark68819512"/><text:alphabetical-index-mark-start text:id="IMark69869384"/><text:alphabetical-index-mark-start text:id="IMark63748568"/><text:alphabetical-index-mark-start text:id="IMark70515720"/><text:alphabetical-index-mark-start text:id="IMark62203704"/><text:alphabetical-index-mark-start text:id="IMark70563096"/><text:span text:style-name="T40">Ab</text:span><text:alphabetical-index-mark-end text:id="IMark70563096"/><text:alphabetical-index-mark-end text:id="IMark62203704"/><text:alphabetical-index-mark-end text:id="IMark70515720"/><text:alphabetical-index-mark-end text:id="IMark63748568"/><text:alphabetical-index-mark-end text:id="IMark69869384"/><text:alphabetical-index-mark-end text:id="IMark68819512"/><text:alphabetical-index-mark-end text:id="IMark63275512"/><text:span text:style-name="T40">r</text:span><text:alphabetical-index-mark-end text:id="IMark64299320"/><text:alphabetical-index-mark-end text:id="IMark47937960"/><text:alphabetical-index-mark-end text:id="IMark68150296"/><text:alphabetical-index-mark-end text:id="IMark69872040"/><text:alphabetical-index-mark-end text:id="IMark68778104"/><text:alphabetical-index-mark-end text:id="IMark70555128"/><text:alphabetical-index-mark-end text:id="IMark61685832"/><text:span text:style-name="T74">.</text:span></text:p>
      <text:p text:style-name="P100"/>
      <text:p text:style-name="P100"/>
      <text:p text:style-name="P40"><text:span text:style-name="T17">4.1.1.5.</text:span><text:span text:style-name="T62"> </text:span><text:alphabetical-index-mark-start text:id="IMark67333192"/><text:alphabetical-index-mark-start text:id="IMark70504056"/><text:alphabetical-index-mark-start text:id="IMark67317720"/><text:alphabetical-index-mark-start text:id="IMark70564424"/><text:alphabetical-index-mark-start text:id="IMark69874696"/><text:alphabetical-index-mark-start text:id="IMark64783576"/><text:alphabetical-index-mark-start text:id="IMark69796200"/><text:span text:style-name="T39">Alt</text:span><text:alphabetical-index-mark-end text:id="IMark69796200"/><text:alphabetical-index-mark-end text:id="IMark64783576"/><text:alphabetical-index-mark-end text:id="IMark69874696"/><text:alphabetical-index-mark-end text:id="IMark70564424"/><text:alphabetical-index-mark-end text:id="IMark67317720"/><text:alphabetical-index-mark-end text:id="IMark70504056"/><text:alphabetical-index-mark-end text:id="IMark67333192"/><text:span text:style-name="T73">: </text:span><text:alphabetical-index-mark-start text:id="IMark59257720"/><text:alphabetical-index-mark-start text:id="IMark57052760"/><text:alphabetical-index-mark-start text:id="IMark69868056"/><text:alphabetical-index-mark-start text:id="IMark67219944"/><text:alphabetical-index-mark-start text:id="IMark61772200"/><text:alphabetical-index-mark-start text:id="IMark62198776"/><text:alphabetical-index-mark-start text:id="IMark68821768"/><text:alphabetical-index-mark-start text:id="IMark59476920"/><text:span text:style-name="T75">Street</text:span><text:alphabetical-index-mark-end text:id="IMark59476920"/><text:alphabetical-index-mark-end text:id="IMark68821768"/><text:alphabetical-index-mark-end text:id="IMark62198776"/><text:alphabetical-index-mark-end text:id="IMark61772200"/><text:alphabetical-index-mark-end text:id="IMark67219944"/><text:alphabetical-index-mark-end text:id="IMark69868056"/><text:alphabetical-index-mark-end text:id="IMark57052760"/><text:alphabetical-index-mark-end text:id="IMark59257720"/><text:span text:style-name="T75"> </text:span><text:alphabetical-index-mark-start text:id="IMark56326568"/><text:alphabetical-index-mark-start text:id="IMark54968120"/><text:alphabetical-index-mark-start text:id="IMark40496856"/><text:alphabetical-index-mark-start text:id="IMark69848600"/><text:alphabetical-index-mark-start text:id="IMark69797528"/><text:alphabetical-index-mark-start text:id="IMark56962488"/><text:alphabetical-index-mark-start text:id="IMark70605256"/><text:span text:style-name="T75">co</text:span><text:alphabetical-index-mark-end text:id="IMark70605256"/><text:alphabetical-index-mark-end text:id="IMark56962488"/><text:alphabetical-index-mark-end text:id="IMark69797528"/><text:alphabetical-index-mark-end text:id="IMark69848600"/><text:alphabetical-index-mark-end text:id="IMark40496856"/><text:alphabetical-index-mark-end text:id="IMark54968120"/><text:alphabetical-index-mark-end text:id="IMark56326568"/><text:span text:style-name="T75">ordinate - i.e. </text:span><text:alphabetical-index-mark-start text:id="IMark47536104"/><text:alphabetical-index-mark-start text:id="IMark54276472"/><text:alphabetical-index-mark-start text:id="IMark69782968"/><text:alphabetical-index-mark-start text:id="IMark64845336"/><text:alphabetical-index-mark-start text:id="IMark64329784"/><text:alphabetical-index-mark-start text:id="IMark70508040"/><text:alphabetical-index-mark-start text:id="IMark67312408"/><text:alphabetical-index-mark-start text:id="IMark62073224"/><text:span text:style-name="T75">street</text:span><text:alphabetical-index-mark-end text:id="IMark62073224"/><text:alphabetical-index-mark-end text:id="IMark67312408"/><text:alphabetical-index-mark-end text:id="IMark70508040"/><text:alphabetical-index-mark-end text:id="IMark64329784"/><text:alphabetical-index-mark-end text:id="IMark64845336"/><text:alphabetical-index-mark-end text:id="IMark69782968"/><text:alphabetical-index-mark-end text:id="IMark54276472"/><text:alphabetical-index-mark-end text:id="IMark47536104"/><text:span text:style-name="T75"> </text:span><text:alphabetical-index-mark-start text:id="IMark26093000"/><text:alphabetical-index-mark-start text:id="IMark64611944"/><text:alphabetical-index-mark-start text:id="IMark67316392"/><text:alphabetical-index-mark-start text:id="IMark68236328"/><text:alphabetical-index-mark-start text:id="IMark69852584"/><text:alphabetical-index-mark-start text:id="IMark60023768"/><text:alphabetical-index-mark-start text:id="IMark69870712"/><text:alphabetical-index-mark-start text:id="IMark67365256"/><text:span text:style-name="T75">number</text:span><text:alphabetical-index-mark-end text:id="IMark67365256"/><text:alphabetical-index-mark-end text:id="IMark69870712"/><text:alphabetical-index-mark-end text:id="IMark60023768"/><text:alphabetical-index-mark-end text:id="IMark69852584"/><text:alphabetical-index-mark-end text:id="IMark68236328"/><text:alphabetical-index-mark-end text:id="IMark67316392"/><text:alphabetical-index-mark-end text:id="IMark64611944"/><text:alphabetical-index-mark-end text:id="IMark26093000"/><text:span text:style-name="T75">. In </text:span><text:alphabetical-index-mark-start text:id="IMark69792216"/>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alphabetical-index-mark-start text:id="IMark70543016"/><text:span text:style-name="T75">Argentina</text:span><text:alphabetical-index-mark-end text:id="IMark70543016"/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<text:alphabetical-index-mark-end text:id="IMark69792216"/><text:span text:style-name="T75"> </text:span><text:alphabetical-index-mark-start text:id="IMark53769272"/><text:alphabetical-index-mark-start text:id="IMark64250120"/><text:alphabetical-index-mark-start text:id="IMark6219703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span text:style-name="T75">norm</text:span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62197032"/><text:alphabetical-index-mark-end text:id="IMark64250120"/><text:alphabetical-index-mark-end text:id="IMark53769272"/><text:span text:style-name="T75">ally each </text:span><text:alphabetical-index-mark-start text:id="IMark62547992"/><text:alphabetical-index-mark-start text:id="IMark62031656"/><text:alphabetical-index-mark-start text:id="IMark67330536"/><text:alphabetical-index-mark-start text:id="IMark68153064"/><text:alphabetical-index-mark-start text:id="IMark68011016"/><text:alphabetical-index-mark-start text:id="IMark69878680"/><text:alphabetical-index-mark-start text:id="IMark67764024"/><text:alphabetical-index-mark-start text:id="IMark64496696"/><text:span text:style-name="T75">street</text:span><text:alphabetical-index-mark-end text:id="IMark64496696"/><text:alphabetical-index-mark-end text:id="IMark67764024"/><text:alphabetical-index-mark-end text:id="IMark69878680"/><text:alphabetical-index-mark-end text:id="IMark68011016"/><text:alphabetical-index-mark-end text:id="IMark68153064"/><text:alphabetical-index-mark-end text:id="IMark67330536"/><text:alphabetical-index-mark-end text:id="IMark62031656"/><text:alphabetical-index-mark-end text:id="IMark62547992"/><text:span text:style-name="T75"> </text:span><text:alphabetical-index-mark-start text:id="IMark68138088"/><text:alphabetical-index-mark-start text:id="IMark62841256"/><text:alphabetical-index-mark-start text:id="IMark69800712"/><text:alphabetical-index-mark-start text:id="IMark32709256"/><text:alphabetical-index-mark-start text:id="IMark67334520"/><text:alphabetical-index-mark-start text:id="IMark68157608"/><text:alphabetical-index-mark-start text:id="IMark69942632"/><text:alphabetical-index-mark-start text:id="IMark62314168"/><text:span text:style-name="T75">block</text:span><text:alphabetical-index-mark-end text:id="IMark62314168"/><text:alphabetical-index-mark-end text:id="IMark69942632"/><text:alphabetical-index-mark-end text:id="IMark68157608"/><text:alphabetical-index-mark-end text:id="IMark67334520"/><text:alphabetical-index-mark-end text:id="IMark32709256"/><text:alphabetical-index-mark-end text:id="IMark69800712"/><text:alphabetical-index-mark-end text:id="IMark62841256"/><text:alphabetical-index-mark-end text:id="IMark68138088"/><text:span text:style-name="T75"> carries </text:span><text:alphabetical-index-mark-start text:id="IMark62647000"/><text:alphabetical-index-mark-start text:id="IMark61140200"/><text:alphabetical-index-mark-start text:id="IMark60656536"/><text:alphabetical-index-mark-start text:id="IMark64724632"/><text:alphabetical-index-mark-start text:id="IMark54858584"/><text:alphabetical-index-mark-start text:id="IMark64149912"/><text:alphabetical-index-mark-start text:id="IMark68245000"/><text:alphabetical-index-mark-start text:id="IMark69877352"/><text:span text:style-name="T75">number</text:span><text:alphabetical-index-mark-end text:id="IMark69877352"/><text:alphabetical-index-mark-end text:id="IMark68245000"/><text:alphabetical-index-mark-end text:id="IMark64149912"/><text:alphabetical-index-mark-end text:id="IMark54858584"/><text:alphabetical-index-mark-end text:id="IMark64724632"/><text:alphabetical-index-mark-end text:id="IMark60656536"/><text:alphabetical-index-mark-end text:id="IMark61140200"/><text:alphabetical-index-mark-end text:id="IMark62647000"/><text:span text:style-name="T75">s by a century or hundred </text:span><text:alphabetical-index-mark-start text:id="IMark59607896"/><text:alphabetical-index-mark-start text:id="IMark62048952"/><text:alphabetical-index-mark-start text:id="IMark63679928"/><text:alphabetical-index-mark-start text:id="IMark69811336"/><text:alphabetical-index-mark-start text:id="IMark70505384"/><text:alphabetical-index-mark-start text:id="IMark69849928"/><text:alphabetical-index-mark-start text:id="IMark69851256"/><text:alphabetical-index-mark-start text:id="IMark70539032"/><text:span text:style-name="T75">meter</text:span><text:alphabetical-index-mark-end text:id="IMark70539032"/><text:alphabetical-index-mark-end text:id="IMark69851256"/><text:alphabetical-index-mark-end text:id="IMark69849928"/><text:alphabetical-index-mark-end text:id="IMark70505384"/><text:alphabetical-index-mark-end text:id="IMark69811336"/><text:alphabetical-index-mark-end text:id="IMark63679928"/><text:alphabetical-index-mark-end text:id="IMark62048952"/><text:alphabetical-index-mark-end text:id="IMark59607896"/><text:span text:style-name="T75">s </text:span><text:alphabetical-index-mark-start text:id="IMark68058184"/><text:alphabetical-index-mark-start text:id="IMark67429576"/><text:alphabetical-index-mark-start text:id="IMark55186568"/><text:alphabetical-index-mark-start text:id="IMark70540360"/><text:alphabetical-index-mark-start text:id="IMark64319544"/><text:alphabetical-index-mark-start text:id="IMark68948072"/><text:alphabetical-index-mark-start text:id="IMark69793544"/><text:alphabetical-index-mark-start text:id="IMark69853912"/><text:alphabetical-index-mark-start text:id="IMark70502728"/><text:alphabetical-index-mark-start text:id="IMark69943960"/><text:alphabetical-index-mark-start text:id="IMark59153608"/><text:alphabetical-index-mark-start text:id="IMark70512776"/><text:alphabetical-index-mark-start text:id="IMark63439848"/><text:alphabetical-index-mark-start text:id="IMark67756872"/><text:alphabetical-index-mark-start text:id="IMark70498456"/><text:span text:style-name="T75">co</text:span><text:alphabetical-index-mark-end text:id="IMark70498456"/><text:alphabetical-index-mark-end text:id="IMark67756872"/><text:alphabetical-index-mark-end text:id="IMark63439848"/><text:alphabetical-index-mark-end text:id="IMark70512776"/><text:alphabetical-index-mark-end text:id="IMark59153608"/><text:alphabetical-index-mark-end text:id="IMark69943960"/><text:alphabetical-index-mark-end text:id="IMark70502728"/><text:span text:style-name="T75">unt</text:span><text:alphabetical-index-mark-end text:id="IMark69853912"/><text:alphabetical-index-mark-end text:id="IMark69793544"/><text:alphabetical-index-mark-end text:id="IMark68948072"/><text:alphabetical-index-mark-end text:id="IMark64319544"/><text:alphabetical-index-mark-end text:id="IMark70540360"/><text:alphabetical-index-mark-end text:id="IMark55186568"/><text:alphabetical-index-mark-end text:id="IMark67429576"/><text:alphabetical-index-mark-end text:id="IMark68058184"/><text:span text:style-name="T75">ed f</text:span><text:alphabetical-index-mark-start text:id="IMark69798568"/><text:alphabetical-index-mark-start text:id="IMark67775880"/><text:alphabetical-index-mark-start text:id="IMark61948968"/><text:alphabetical-index-mark-start text:id="IMark70565752"/><text:alphabetical-index-mark-start text:id="IMark53570456"/><text:alphabetical-index-mark-start text:id="IMark70569448"/><text:alphabetical-index-mark-start text:id="IMark59152280"/><text:span text:style-name="T75">ro</text:span><text:alphabetical-index-mark-end text:id="IMark59152280"/><text:alphabetical-index-mark-end text:id="IMark70569448"/><text:alphabetical-index-mark-end text:id="IMark53570456"/><text:alphabetical-index-mark-end text:id="IMark70565752"/><text:alphabetical-index-mark-end text:id="IMark61948968"/><text:alphabetical-index-mark-end text:id="IMark67775880"/><text:alphabetical-index-mark-end text:id="IMark69798568"/><text:span text:style-name="T75">m what is </text:span><text:alphabetical-index-mark-start text:id="IMark64235752"/><text:alphabetical-index-mark-start text:id="IMark61716536"/><text:alphabetical-index-mark-start text:id="IMark54707080"/><text:alphabetical-index-mark-start text:id="IMark62695048"/><text:alphabetical-index-mark-start text:id="IMark70618904"/><text:alphabetical-index-mark-start text:id="IMark63242712"/><text:alphabetical-index-mark-start text:id="IMark69830888"/><text:span text:style-name="T75">co</text:span><text:alphabetical-index-mark-end text:id="IMark69830888"/><text:alphabetical-index-mark-end text:id="IMark63242712"/><text:alphabetical-index-mark-end text:id="IMark70618904"/><text:alphabetical-index-mark-end text:id="IMark62695048"/><text:alphabetical-index-mark-end text:id="IMark54707080"/><text:alphabetical-index-mark-end text:id="IMark61716536"/><text:alphabetical-index-mark-end text:id="IMark64235752"/><text:span text:style-name="T75">ns</text:span><text:alphabetical-index-mark-start text:id="IMark69794872"/><text:alphabetical-index-mark-start text:id="IMark69804408"/><text:alphabetical-index-mark-start text:id="IMark70541688"/><text:alphabetical-index-mark-start text:id="IMark69834872"/><text:alphabetical-index-mark-start text:id="IMark69789560"/><text:alphabetical-index-mark-start text:id="IMark70506712"/><text:alphabetical-index-mark-start text:id="IMark69873368"/><text:span text:style-name="T75">id</text:span><text:alphabetical-index-mark-end text:id="IMark69873368"/><text:alphabetical-index-mark-end text:id="IMark70506712"/><text:alphabetical-index-mark-end text:id="IMark69789560"/><text:alphabetical-index-mark-end text:id="IMark69834872"/><text:alphabetical-index-mark-end text:id="IMark70541688"/><text:alphabetical-index-mark-end text:id="IMark69804408"/><text:alphabetical-index-mark-end text:id="IMark69794872"/><text:span text:style-name="T75">ered to be the starting point of the </text:span><text:alphabetical-index-mark-start text:id="IMark62758152"/><text:alphabetical-index-mark-start text:id="IMark59245112"/><text:alphabetical-index-mark-start text:id="IMark70544056"/><text:alphabetical-index-mark-start text:id="IMark70511736"/><text:alphabetical-index-mark-start text:id="IMark46856024"/><text:alphabetical-index-mark-start text:id="IMark69790888"/><text:alphabetical-index-mark-start text:id="IMark67206872"/><text:alphabetical-index-mark-start text:id="IMark71492440"/><text:span text:style-name="T75">street</text:span><text:alphabetical-index-mark-end text:id="IMark71492440"/><text:alphabetical-index-mark-end text:id="IMark67206872"/><text:alphabetical-index-mark-end text:id="IMark69790888"/><text:alphabetical-index-mark-end text:id="IMark46856024"/><text:alphabetical-index-mark-end text:id="IMark70511736"/><text:alphabetical-index-mark-end text:id="IMark70544056"/><text:alphabetical-index-mark-end text:id="IMark59245112"/><text:alphabetical-index-mark-end text:id="IMark62758152"/><text:span text:style-name="T75">, for a given </text:span><text:alphabetical-index-mark-start text:id="IMark70575048"/><text:alphabetical-index-mark-start text:id="IMark70691016"/><text:alphabetical-index-mark-start text:id="IMark69769720"/><text:alphabetical-index-mark-start text:id="IMark32406312"/><text:alphabetical-index-mark-start text:id="IMark63275512"/><text:alphabetical-index-mark-start text:id="IMark68819512"/><text:alphabetical-index-mark-start text:id="IMark69869384"/><text:span text:style-name="T75">town</text:span><text:alphabetical-index-mark-end text:id="IMark69869384"/><text:alphabetical-index-mark-end text:id="IMark68819512"/><text:alphabetical-index-mark-end text:id="IMark63275512"/><text:alphabetical-index-mark-end text:id="IMark32406312"/><text:alphabetical-index-mark-end text:id="IMark69769720"/><text:alphabetical-index-mark-end text:id="IMark70691016"/><text:alphabetical-index-mark-end text:id="IMark70575048"/><text:span text:style-name="T75">. For example, being at the </text:span><text:alphabetical-index-mark-start text:id="IMark63748568"/><text:alphabetical-index-mark-start text:id="IMark70515720"/><text:alphabetical-index-mark-start text:id="IMark62203704"/><text:alphabetical-index-mark-start text:id="IMark70563096"/><text:alphabetical-index-mark-start text:id="IMark61935976"/><text:alphabetical-index-mark-start text:id="IMark61685832"/><text:alphabetical-index-mark-start text:id="IMark70555128"/><text:span text:style-name="T75">co</text:span><text:alphabetical-index-mark-end text:id="IMark70555128"/><text:alphabetical-index-mark-end text:id="IMark61685832"/><text:alphabetical-index-mark-end text:id="IMark61935976"/><text:alphabetical-index-mark-end text:id="IMark70563096"/><text:alphabetical-index-mark-end text:id="IMark62203704"/><text:alphabetical-index-mark-end text:id="IMark70515720"/><text:alphabetical-index-mark-end text:id="IMark63748568"/><text:span text:style-name="T75">rner of Lavalle 1700 means that this is the 17ht </text:span><text:alphabetical-index-mark-start text:id="IMark68778104"/><text:alphabetical-index-mark-start text:id="IMark69872040"/><text:alphabetical-index-mark-start text:id="IMark68150296"/><text:alphabetical-index-mark-start text:id="IMark47937960"/><text:alphabetical-index-mark-start text:id="IMark64299320"/><text:alphabetical-index-mark-start text:id="IMark70509368"/><text:alphabetical-index-mark-start text:id="IMark70567080"/><text:alphabetical-index-mark-start text:id="IMark69808392"/><text:span text:style-name="T75">block</text:span><text:alphabetical-index-mark-end text:id="IMark69808392"/><text:alphabetical-index-mark-end text:id="IMark70567080"/><text:alphabetical-index-mark-end text:id="IMark70509368"/><text:alphabetical-index-mark-end text:id="IMark64299320"/><text:alphabetical-index-mark-end text:id="IMark47937960"/><text:alphabetical-index-mark-end text:id="IMark68150296"/><text:alphabetical-index-mark-end text:id="IMark69872040"/><text:alphabetical-index-mark-end text:id="IMark68778104"/><text:span text:style-name="T75"> of that </text:span><text:alphabetical-index-mark-start text:id="IMark57336936"/><text:alphabetical-index-mark-start text:id="IMark47461496"/><text:alphabetical-index-mark-start text:id="IMark60022440"/><text:alphabetical-index-mark-start text:id="IMark64134744"/><text:alphabetical-index-mark-start text:id="IMark69485368"/><text:alphabetical-index-mark-start text:id="IMark69482360"/><text:alphabetical-index-mark-start text:id="IMark69486120"/><text:alphabetical-index-mark-start text:id="IMark69494376"/><text:span text:style-name="T75">street</text:span><text:alphabetical-index-mark-end text:id="IMark69494376"/><text:alphabetical-index-mark-end text:id="IMark69486120"/><text:alphabetical-index-mark-end text:id="IMark69482360"/><text:alphabetical-index-mark-end text:id="IMark69485368"/><text:alphabetical-index-mark-end text:id="IMark64134744"/><text:alphabetical-index-mark-end text:id="IMark60022440"/><text:alphabetical-index-mark-end text:id="IMark47461496"/><text:alphabetical-index-mark-end text:id="IMark57336936"/><text:span text:style-name="T75">.</text:span></text:p>
      <text:p text:style-name="P101"/>
      <text:p text:style-name="P101">Houses are <text:alphabetical-index-mark-start text:id="IMark64611944"/><text:alphabetical-index-mark-start text:id="IMark67316392"/><text:alphabetical-index-mark-start text:id="IMark68236328"/><text:alphabetical-index-mark-start text:id="IMark69852584"/><text:alphabetical-index-mark-start text:id="IMark60023768"/><text:alphabetical-index-mark-start text:id="IMark69870712"/><text:alphabetical-index-mark-start text:id="IMark67365256"/>id<text:alphabetical-index-mark-end text:id="IMark67365256"/><text:alphabetical-index-mark-end text:id="IMark69870712"/><text:alphabetical-index-mark-end text:id="IMark60023768"/><text:alphabetical-index-mark-end text:id="IMark69852584"/><text:alphabetical-index-mark-end text:id="IMark68236328"/><text:alphabetical-index-mark-end text:id="IMark67316392"/><text:alphabetical-index-mark-end text:id="IMark64611944"/>entified by <text:alphabetical-index-mark-start text:id="IMark69792216"/><text:alphabetical-index-mark-start text:id="IMark68932776"/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alphabetical-index-mark-start text:id="IMark70543016"/>meter<text:alphabetical-index-mark-end text:id="IMark70543016"/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alphabetical-index-mark-end text:id="IMark68932776"/><text:alphabetical-index-mark-end text:id="IMark69792216"/>s. So, Lavalle 1723 is the <text:alphabetical-index-mark-start text:id="IMark53769272"/><text:alphabetical-index-mark-start text:id="IMark64250120"/><text:alphabetical-index-mark-start text:id="IMark6219703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address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62197032"/><text:alphabetical-index-mark-end text:id="IMark64250120"/><text:alphabetical-index-mark-end text:id="IMark53769272"/> that stands at 1723 <text:alphabetical-index-mark-start text:id="IMark67333192"/><text:alphabetical-index-mark-start text:id="IMark62547992"/><text:alphabetical-index-mark-start text:id="IMark62031656"/><text:alphabetical-index-mark-start text:id="IMark67330536"/><text:alphabetical-index-mark-start text:id="IMark68153064"/><text:alphabetical-index-mark-start text:id="IMark68011016"/><text:alphabetical-index-mark-start text:id="IMark69878680"/><text:alphabetical-index-mark-start text:id="IMark67764024"/>meter<text:alphabetical-index-mark-end text:id="IMark67764024"/><text:alphabetical-index-mark-end text:id="IMark69878680"/><text:alphabetical-index-mark-end text:id="IMark68011016"/><text:alphabetical-index-mark-end text:id="IMark68153064"/><text:alphabetical-index-mark-end text:id="IMark67330536"/><text:alphabetical-index-mark-end text:id="IMark62031656"/><text:alphabetical-index-mark-end text:id="IMark62547992"/><text:alphabetical-index-mark-end text:id="IMark67333192"/>s f<text:alphabetical-index-mark-start text:id="IMark64496696"/><text:alphabetical-index-mark-start text:id="IMark70504056"/><text:alphabetical-index-mark-start text:id="IMark67317720"/><text:alphabetical-index-mark-start text:id="IMark68138088"/><text:alphabetical-index-mark-start text:id="IMark62841256"/><text:alphabetical-index-mark-start text:id="IMark69800712"/><text:alphabetical-index-mark-start text:id="IMark32709256"/>ro<text:alphabetical-index-mark-end text:id="IMark32709256"/><text:alphabetical-index-mark-end text:id="IMark69800712"/><text:alphabetical-index-mark-end text:id="IMark62841256"/><text:alphabetical-index-mark-end text:id="IMark68138088"/><text:alphabetical-index-mark-end text:id="IMark67317720"/><text:alphabetical-index-mark-end text:id="IMark70504056"/><text:alphabetical-index-mark-end text:id="IMark64496696"/>m the beginning of the <text:alphabetical-index-mark-start text:id="IMark67334520"/><text:alphabetical-index-mark-start text:id="IMark68157608"/><text:alphabetical-index-mark-start text:id="IMark69942632"/><text:alphabetical-index-mark-start text:id="IMark62314168"/><text:alphabetical-index-mark-start text:id="IMark70564424"/><text:alphabetical-index-mark-start text:id="IMark69874696"/><text:alphabetical-index-mark-start text:id="IMark62647000"/><text:alphabetical-index-mark-start text:id="IMark61140200"/>street<text:alphabetical-index-mark-end text:id="IMark61140200"/><text:alphabetical-index-mark-end text:id="IMark62647000"/><text:alphabetical-index-mark-end text:id="IMark69874696"/><text:alphabetical-index-mark-end text:id="IMark70564424"/><text:alphabetical-index-mark-end text:id="IMark62314168"/><text:alphabetical-index-mark-end text:id="IMark69942632"/><text:alphabetical-index-mark-end text:id="IMark68157608"/><text:alphabetical-index-mark-end text:id="IMark67334520"/>. For the purposes of this <text:alphabetical-index-mark-start text:id="IMark60656536"/><text:alphabetical-index-mark-start text:id="IMark64724632"/><text:alphabetical-index-mark-start text:id="IMark54858584"/><text:alphabetical-index-mark-start text:id="IMark64149912"/><text:alphabetical-index-mark-start text:id="IMark68245000"/><text:alphabetical-index-mark-start text:id="IMark69877352"/><text:alphabetical-index-mark-start text:id="IMark64783576"/>study<text:alphabetical-index-mark-end text:id="IMark64783576"/><text:alphabetical-index-mark-end text:id="IMark69877352"/><text:alphabetical-index-mark-end text:id="IMark68245000"/><text:alphabetical-index-mark-end text:id="IMark64149912"/><text:alphabetical-index-mark-end text:id="IMark54858584"/><text:alphabetical-index-mark-end text:id="IMark64724632"/><text:alphabetical-index-mark-end text:id="IMark60656536"/>, <text:alphabetical-index-mark-start text:id="IMark69796200"/><text:alphabetical-index-mark-start text:id="IMark59607896"/><text:alphabetical-index-mark-start text:id="IMark62048952"/><text:alphabetical-index-mark-start text:id="IMark63679928"/><text:alphabetical-index-mark-start text:id="IMark69811336"/><text:alphabetical-index-mark-start text:id="IMark70505384"/><text:alphabetical-index-mark-start text:id="IMark69849928"/><text:alphabetical-index-mark-start text:id="IMark69851256"/>address<text:alphabetical-index-mark-end text:id="IMark69851256"/><text:alphabetical-index-mark-end text:id="IMark69849928"/><text:alphabetical-index-mark-end text:id="IMark70505384"/><text:alphabetical-index-mark-end text:id="IMark69811336"/><text:alphabetical-index-mark-end text:id="IMark63679928"/><text:alphabetical-index-mark-end text:id="IMark62048952"/><text:alphabetical-index-mark-end text:id="IMark59607896"/><text:alphabetical-index-mark-end text:id="IMark69796200"/>es represent the starting point of each <text:alphabetical-index-mark-start text:id="IMark70539032"/><text:alphabetical-index-mark-start text:id="IMark59257720"/><text:alphabetical-index-mark-start text:id="IMark57052760"/><text:alphabetical-index-mark-start text:id="IMark70502728"/><text:alphabetical-index-mark-start text:id="IMark69943960"/><text:alphabetical-index-mark-start text:id="IMark59153608"/><text:alphabetical-index-mark-start text:id="IMark70512776"/><text:alphabetical-index-mark-start text:id="IMark63439848"/>street<text:alphabetical-index-mark-end text:id="IMark63439848"/><text:alphabetical-index-mark-end text:id="IMark70512776"/><text:alphabetical-index-mark-end text:id="IMark59153608"/><text:alphabetical-index-mark-end text:id="IMark69943960"/><text:alphabetical-index-mark-end text:id="IMark70502728"/><text:alphabetical-index-mark-end text:id="IMark57052760"/><text:alphabetical-index-mark-end text:id="IMark59257720"/><text:alphabetical-index-mark-end text:id="IMark70539032"/> <text:alphabetical-index-mark-start text:id="IMark67756872"/><text:alphabetical-index-mark-start text:id="IMark70498456"/><text:alphabetical-index-mark-start text:id="IMark69868056"/><text:alphabetical-index-mark-start text:id="IMark68058184"/><text:alphabetical-index-mark-start text:id="IMark67429576"/><text:alphabetical-index-mark-start text:id="IMark55186568"/><text:alphabetical-index-mark-start text:id="IMark70540360"/><text:alphabetical-index-mark-start text:id="IMark64319544"/>block<text:alphabetical-index-mark-end text:id="IMark64319544"/><text:alphabetical-index-mark-end text:id="IMark70540360"/><text:alphabetical-index-mark-end text:id="IMark55186568"/><text:alphabetical-index-mark-end text:id="IMark67429576"/><text:alphabetical-index-mark-end text:id="IMark68058184"/><text:alphabetical-index-mark-end text:id="IMark69868056"/><text:alphabetical-index-mark-end text:id="IMark70498456"/><text:alphabetical-index-mark-end text:id="IMark67756872"/> f<text:alphabetical-index-mark-start text:id="IMark68948072"/><text:alphabetical-index-mark-start text:id="IMark69793544"/><text:alphabetical-index-mark-start text:id="IMark69853912"/><text:alphabetical-index-mark-start text:id="IMark67219944"/><text:alphabetical-index-mark-start text:id="IMark61772200"/><text:alphabetical-index-mark-start text:id="IMark69798568"/><text:alphabetical-index-mark-start text:id="IMark67775880"/>ro<text:alphabetical-index-mark-end text:id="IMark67775880"/><text:alphabetical-index-mark-end text:id="IMark69798568"/><text:alphabetical-index-mark-end text:id="IMark61772200"/><text:alphabetical-index-mark-end text:id="IMark67219944"/><text:alphabetical-index-mark-end text:id="IMark69853912"/><text:alphabetical-index-mark-end text:id="IMark69793544"/><text:alphabetical-index-mark-end text:id="IMark68948072"/>m which a <text:alphabetical-index-mark-start text:id="IMark61948968"/><text:alphabetical-index-mark-start text:id="IMark70565752"/><text:alphabetical-index-mark-start text:id="IMark53570456"/><text:alphabetical-index-mark-start text:id="IMark70569448"/><text:alphabetical-index-mark-start text:id="IMark59152280"/><text:alphabetical-index-mark-start text:id="IMark62198776"/><text:alphabetical-index-mark-start text:id="IMark68821768"/><text:alphabetical-index-mark-start text:id="IMark64235752"/><text:alphabetical-index-mark-start text:id="IMark61716536"/><text:alphabetical-index-mark-start text:id="IMark54707080"/><text:alphabetical-index-mark-start text:id="IMark62695048"/><text:alphabetical-index-mark-start text:id="IMark70618904"/><text:alphabetical-index-mark-start text:id="IMark63242712"/><text:alphabetical-index-mark-start text:id="IMark69830888"/><text:alphabetical-index-mark-start text:id="IMark59476920"/>co<text:alphabetical-index-mark-end text:id="IMark59476920"/><text:alphabetical-index-mark-end text:id="IMark69830888"/><text:alphabetical-index-mark-end text:id="IMark63242712"/><text:alphabetical-index-mark-end text:id="IMark70618904"/><text:alphabetical-index-mark-end text:id="IMark62695048"/><text:alphabetical-index-mark-end text:id="IMark54707080"/><text:alphabetical-index-mark-end text:id="IMark61716536"/>unt<text:alphabetical-index-mark-end text:id="IMark64235752"/><text:alphabetical-index-mark-end text:id="IMark68821768"/><text:alphabetical-index-mark-end text:id="IMark62198776"/><text:alphabetical-index-mark-end text:id="IMark59152280"/><text:alphabetical-index-mark-end text:id="IMark70569448"/><text:alphabetical-index-mark-end text:id="IMark53570456"/><text:alphabetical-index-mark-end text:id="IMark70565752"/><text:alphabetical-index-mark-end text:id="IMark61948968"/> of <text:alphabetical-index-mark-start text:id="IMark56326568"/><text:alphabetical-index-mark-start text:id="IMark69794872"/><text:alphabetical-index-mark-start text:id="IMark69804408"/><text:alphabetical-index-mark-start text:id="IMark70541688"/><text:alphabetical-index-mark-start text:id="IMark69834872"/><text:alphabetical-index-mark-start text:id="IMark69789560"/><text:alphabetical-index-mark-start text:id="IMark70506712"/><text:alphabetical-index-mark-start text:id="IMark69873368"/>pedestrian<text:alphabetical-index-mark-end text:id="IMark69873368"/><text:alphabetical-index-mark-end text:id="IMark70506712"/><text:alphabetical-index-mark-end text:id="IMark69789560"/><text:alphabetical-index-mark-end text:id="IMark69834872"/><text:alphabetical-index-mark-end text:id="IMark70541688"/><text:alphabetical-index-mark-end text:id="IMark69804408"/><text:alphabetical-index-mark-end text:id="IMark69794872"/><text:alphabetical-index-mark-end text:id="IMark56326568"/>s is made.</text:p>
      <text:p text:style-name="P102"><text:soft-page-break/></text:p>
      <text:p text:style-name="P102"/>
      <text:p text:style-name="P39"><text:span text:style-name="T17">4.1.1.6.</text:span><text:span text:style-name="T62"> </text:span><text:alphabetical-index-mark-start text:id="IMark46856024"/><text:alphabetical-index-mark-start text:id="IMark69790888"/><text:alphabetical-index-mark-start text:id="IMark67206872"/><text:alphabetical-index-mark-start text:id="IMark71492440"/><text:alphabetical-index-mark-start text:id="IMark69848600"/><text:alphabetical-index-mark-start text:id="IMark69797528"/><text:alphabetical-index-mark-start text:id="IMark70575048"/><text:alphabetical-index-mark-start text:id="IMark70691016"/><text:alphabetical-index-mark-start text:id="IMark69769720"/><text:alphabetical-index-mark-start text:id="IMark32406312"/><text:alphabetical-index-mark-start text:id="IMark63275512"/><text:alphabetical-index-mark-start text:id="IMark68819512"/><text:alphabetical-index-mark-start text:id="IMark69869384"/><text:alphabetical-index-mark-start text:id="IMark56962488"/><text:alphabetical-index-mark-start text:id="IMark70605256"/><text:span text:style-name="T39">Value</text:span><text:alphabetical-index-mark-end text:id="IMark70605256"/><text:alphabetical-index-mark-end text:id="IMark56962488"/><text:alphabetical-index-mark-end text:id="IMark69869384"/><text:alphabetical-index-mark-end text:id="IMark68819512"/><text:alphabetical-index-mark-end text:id="IMark63275512"/><text:alphabetical-index-mark-end text:id="IMark32406312"/><text:alphabetical-index-mark-end text:id="IMark69769720"/><text:alphabetical-index-mark-end text:id="IMark70691016"/><text:alphabetical-index-mark-end text:id="IMark70575048"/><text:alphabetical-index-mark-end text:id="IMark69797528"/><text:alphabetical-index-mark-end text:id="IMark69848600"/><text:alphabetical-index-mark-end text:id="IMark71492440"/><text:alphabetical-index-mark-end text:id="IMark67206872"/><text:alphabetical-index-mark-end text:id="IMark69790888"/><text:alphabetical-index-mark-end text:id="IMark46856024"/><text:span text:style-name="T73">: </text:span><text:alphabetical-index-mark-start text:id="IMark63748568"/><text:alphabetical-index-mark-start text:id="IMark70515720"/><text:alphabetical-index-mark-start text:id="IMark62203704"/><text:alphabetical-index-mark-start text:id="IMark70563096"/><text:alphabetical-index-mark-start text:id="IMark61935976"/><text:alphabetical-index-mark-start text:id="IMark61685832"/><text:alphabetical-index-mark-start text:id="IMark70555128"/><text:span text:style-name="T76">co</text:span><text:alphabetical-index-mark-end text:id="IMark70555128"/><text:alphabetical-index-mark-end text:id="IMark61685832"/><text:alphabetical-index-mark-end text:id="IMark61935976"/><text:alphabetical-index-mark-end text:id="IMark70563096"/><text:alphabetical-index-mark-end text:id="IMark62203704"/><text:alphabetical-index-mark-end text:id="IMark70515720"/><text:alphabetical-index-mark-end text:id="IMark63748568"/><text:span text:style-name="T76">ntains the </text:span><text:alphabetical-index-mark-start text:id="IMark47536104"/><text:alphabetical-index-mark-start text:id="IMark54276472"/><text:alphabetical-index-mark-start text:id="IMark68778104"/><text:alphabetical-index-mark-start text:id="IMark69872040"/><text:alphabetical-index-mark-start text:id="IMark68150296"/><text:alphabetical-index-mark-start text:id="IMark47937960"/><text:alphabetical-index-mark-start text:id="IMark64299320"/><text:alphabetical-index-mark-start text:id="IMark70509368"/><text:span text:style-name="T76">number</text:span><text:alphabetical-index-mark-end text:id="IMark70509368"/><text:alphabetical-index-mark-end text:id="IMark64299320"/><text:alphabetical-index-mark-end text:id="IMark47937960"/><text:alphabetical-index-mark-end text:id="IMark68150296"/><text:alphabetical-index-mark-end text:id="IMark69872040"/><text:alphabetical-index-mark-end text:id="IMark68778104"/><text:alphabetical-index-mark-end text:id="IMark54276472"/><text:alphabetical-index-mark-end text:id="IMark47536104"/><text:span text:style-name="T76"> of </text:span><text:alphabetical-index-mark-start text:id="IMark70567080"/><text:alphabetical-index-mark-start text:id="IMark69808392"/><text:alphabetical-index-mark-start text:id="IMark69782968"/><text:alphabetical-index-mark-start text:id="IMark64845336"/><text:alphabetical-index-mark-start text:id="IMark57336936"/><text:alphabetical-index-mark-start text:id="IMark47461496"/><text:alphabetical-index-mark-start text:id="IMark60022440"/><text:alphabetical-index-mark-start text:id="IMark64134744"/><text:span text:style-name="T76">pedestrian</text:span><text:alphabetical-index-mark-end text:id="IMark64134744"/><text:alphabetical-index-mark-end text:id="IMark60022440"/><text:alphabetical-index-mark-end text:id="IMark47461496"/><text:alphabetical-index-mark-end text:id="IMark57336936"/><text:alphabetical-index-mark-end text:id="IMark64845336"/><text:alphabetical-index-mark-end text:id="IMark69782968"/><text:alphabetical-index-mark-end text:id="IMark69808392"/><text:alphabetical-index-mark-end text:id="IMark70567080"/><text:span text:style-name="T76">s </text:span><text:alphabetical-index-mark-start text:id="IMark64329784"/><text:alphabetical-index-mark-start text:id="IMark67312408"/><text:alphabetical-index-mark-start text:id="IMark70508040"/><text:alphabetical-index-mark-start text:id="IMark26093000"/><text:alphabetical-index-mark-start text:id="IMark62073224"/><text:alphabetical-index-mark-start text:id="IMark54968120"/><text:alphabetical-index-mark-start text:id="IMark64611944"/><text:alphabetical-index-mark-start text:id="IMark67316392"/><text:alphabetical-index-mark-start text:id="IMark68236328"/><text:alphabetical-index-mark-start text:id="IMark69852584"/><text:alphabetical-index-mark-start text:id="IMark60023768"/><text:alphabetical-index-mark-start text:id="IMark69870712"/><text:alphabetical-index-mark-start text:id="IMark67365256"/><text:alphabetical-index-mark-start text:id="IMark69792216"/><text:alphabetical-index-mark-start text:id="IMark68932776"/><text:span text:style-name="T76">co</text:span><text:alphabetical-index-mark-end text:id="IMark68932776"/><text:alphabetical-index-mark-end text:id="IMark69792216"/><text:alphabetical-index-mark-end text:id="IMark67365256"/><text:alphabetical-index-mark-end text:id="IMark69870712"/><text:alphabetical-index-mark-end text:id="IMark60023768"/><text:alphabetical-index-mark-end text:id="IMark69852584"/><text:alphabetical-index-mark-end text:id="IMark68236328"/><text:span text:style-name="T76">unt</text:span><text:alphabetical-index-mark-end text:id="IMark67316392"/><text:alphabetical-index-mark-end text:id="IMark64611944"/><text:alphabetical-index-mark-end text:id="IMark54968120"/><text:alphabetical-index-mark-end text:id="IMark62073224"/><text:alphabetical-index-mark-end text:id="IMark26093000"/><text:alphabetical-index-mark-end text:id="IMark70508040"/><text:alphabetical-index-mark-end text:id="IMark67312408"/><text:alphabetical-index-mark-end text:id="IMark64329784"/><text:span text:style-name="T76">ed in the </text:span><text:span text:style-name="T41">[</text:span><text:alphabetical-index-mark-start text:id="IMark61038024"/><text:alphabetical-index-mark-start text:id="IMark54113544"/><text:alphabetical-index-mark-start text:id="IMark70561768"/><text:alphabetical-index-mark-start text:id="IMark68152936"/><text:alphabetical-index-mark-start text:id="IMark67338504"/><text:alphabetical-index-mark-start text:id="IMark70543016"/><text:alphabetical-index-mark-start text:id="IMark53769272"/><text:span text:style-name="T41">Alt</text:span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70561768"/><text:alphabetical-index-mark-end text:id="IMark54113544"/><text:alphabetical-index-mark-end text:id="IMark61038024"/><text:span text:style-name="T41">, </text:span><text:alphabetical-index-mark-start text:id="IMark64250120"/><text:alphabetical-index-mark-start text:id="IMark6219703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span text:style-name="T41">Alt</text:span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62197032"/><text:alphabetical-index-mark-end text:id="IMark64250120"/><text:span text:style-name="T41"> + 100)</text:span><text:span text:style-name="T76"> interval for that particular </text:span><text:alphabetical-index-mark-start text:id="IMark40496856"/><text:alphabetical-index-mark-start text:id="IMark67333192"/><text:alphabetical-index-mark-start text:id="IMark62547992"/><text:alphabetical-index-mark-start text:id="IMark62031656"/><text:alphabetical-index-mark-start text:id="IMark67330536"/><text:alphabetical-index-mark-start text:id="IMark68153064"/><text:alphabetical-index-mark-start text:id="IMark68011016"/><text:alphabetical-index-mark-start text:id="IMark69878680"/><text:span text:style-name="T76">street</text:span><text:alphabetical-index-mark-end text:id="IMark69878680"/><text:alphabetical-index-mark-end text:id="IMark68011016"/><text:alphabetical-index-mark-end text:id="IMark68153064"/><text:alphabetical-index-mark-end text:id="IMark67330536"/><text:alphabetical-index-mark-end text:id="IMark62031656"/><text:alphabetical-index-mark-end text:id="IMark62547992"/><text:alphabetical-index-mark-end text:id="IMark67333192"/><text:alphabetical-index-mark-end text:id="IMark40496856"/><text:span text:style-name="T76">. That is, the </text:span><text:alphabetical-index-mark-start text:id="IMark67764024"/><text:alphabetical-index-mark-start text:id="IMark64496696"/><text:alphabetical-index-mark-start text:id="IMark70504056"/><text:alphabetical-index-mark-start text:id="IMark67317720"/><text:alphabetical-index-mark-start text:id="IMark68138088"/><text:alphabetical-index-mark-start text:id="IMark62841256"/><text:alphabetical-index-mark-start text:id="IMark69800712"/><text:alphabetical-index-mark-start text:id="IMark32709256"/><text:alphabetical-index-mark-start text:id="IMark67334520"/><text:alphabetical-index-mark-start text:id="IMark68157608"/><text:alphabetical-index-mark-start text:id="IMark69942632"/><text:alphabetical-index-mark-start text:id="IMark62314168"/><text:alphabetical-index-mark-start text:id="IMark70564424"/><text:alphabetical-index-mark-start text:id="IMark69874696"/><text:alphabetical-index-mark-start text:id="IMark62647000"/><text:span text:style-name="T76">value</text:span><text:alphabetical-index-mark-end text:id="IMark62647000"/><text:alphabetical-index-mark-end text:id="IMark69874696"/><text:alphabetical-index-mark-end text:id="IMark70564424"/><text:alphabetical-index-mark-end text:id="IMark62314168"/><text:alphabetical-index-mark-end text:id="IMark69942632"/><text:alphabetical-index-mark-end text:id="IMark68157608"/><text:alphabetical-index-mark-end text:id="IMark67334520"/><text:alphabetical-index-mark-end text:id="IMark32709256"/><text:alphabetical-index-mark-end text:id="IMark69800712"/><text:alphabetical-index-mark-end text:id="IMark62841256"/><text:alphabetical-index-mark-end text:id="IMark68138088"/><text:alphabetical-index-mark-end text:id="IMark67317720"/><text:alphabetical-index-mark-end text:id="IMark70504056"/><text:alphabetical-index-mark-end text:id="IMark64496696"/><text:alphabetical-index-mark-end text:id="IMark67764024"/><text:span text:style-name="T76">s f</text:span><text:alphabetical-index-mark-start text:id="IMark61140200"/><text:alphabetical-index-mark-start text:id="IMark60656536"/><text:alphabetical-index-mark-start text:id="IMark64724632"/><text:alphabetical-index-mark-start text:id="IMark54858584"/><text:alphabetical-index-mark-start text:id="IMark64149912"/><text:alphabetical-index-mark-start text:id="IMark68245000"/><text:alphabetical-index-mark-start text:id="IMark69877352"/><text:span text:style-name="T76">ro</text:span><text:alphabetical-index-mark-end text:id="IMark69877352"/><text:alphabetical-index-mark-end text:id="IMark68245000"/><text:alphabetical-index-mark-end text:id="IMark64149912"/><text:alphabetical-index-mark-end text:id="IMark54858584"/><text:alphabetical-index-mark-end text:id="IMark64724632"/><text:alphabetical-index-mark-end text:id="IMark60656536"/><text:alphabetical-index-mark-end text:id="IMark61140200"/><text:span text:style-name="T82">m</text:span><text:span text:style-name="T76"> the whole </text:span><text:alphabetical-index-mark-start text:id="IMark64783576"/><text:alphabetical-index-mark-start text:id="IMark69794872"/><text:alphabetical-index-mark-start text:id="IMark56326568"/><text:alphabetical-index-mark-start text:id="IMark69804408"/><text:alphabetical-index-mark-start text:id="IMark70541688"/><text:alphabetical-index-mark-start text:id="IMark69834872"/><text:alphabetical-index-mark-start text:id="IMark69789560"/><text:alphabetical-index-mark-start text:id="IMark70506712"/><text:span text:style-name="T76">block</text:span><text:alphabetical-index-mark-end text:id="IMark70506712"/><text:alphabetical-index-mark-end text:id="IMark69789560"/><text:alphabetical-index-mark-end text:id="IMark69834872"/><text:alphabetical-index-mark-end text:id="IMark70541688"/><text:alphabetical-index-mark-end text:id="IMark69804408"/><text:alphabetical-index-mark-end text:id="IMark56326568"/><text:alphabetical-index-mark-end text:id="IMark69794872"/><text:alphabetical-index-mark-end text:id="IMark64783576"/><text:span text:style-name="T76">, for a given </text:span><text:alphabetical-index-mark-start text:id="IMark69873368"/><text:alphabetical-index-mark-start text:id="IMark61948968"/><text:alphabetical-index-mark-start text:id="IMark70565752"/><text:alphabetical-index-mark-start text:id="IMark53570456"/><text:alphabetical-index-mark-start text:id="IMark70569448"/><text:alphabetical-index-mark-start text:id="IMark59152280"/><text:alphabetical-index-mark-start text:id="IMark62198776"/><text:alphabetical-index-mark-start text:id="IMark68821768"/><text:span text:style-name="T76">street</text:span><text:alphabetical-index-mark-end text:id="IMark68821768"/><text:alphabetical-index-mark-end text:id="IMark62198776"/><text:alphabetical-index-mark-end text:id="IMark59152280"/><text:alphabetical-index-mark-end text:id="IMark70569448"/><text:alphabetical-index-mark-end text:id="IMark53570456"/><text:alphabetical-index-mark-end text:id="IMark70565752"/><text:alphabetical-index-mark-end text:id="IMark61948968"/><text:alphabetical-index-mark-end text:id="IMark69873368"/><text:span text:style-name="T76"> as expressed in </text:span><text:alphabetical-index-mark-start text:id="IMark64235752"/><text:alphabetical-index-mark-start text:id="IMark61716536"/><text:alphabetical-index-mark-start text:id="IMark54707080"/><text:alphabetical-index-mark-start text:id="IMark62695048"/><text:alphabetical-index-mark-start text:id="IMark70618904"/><text:alphabetical-index-mark-start text:id="IMark63242712"/><text:alphabetical-index-mark-start text:id="IMark69830888"/><text:alphabetical-index-mark-start text:id="IMark59476920"/><text:alphabetical-index-mark-start text:id="IMark68948072"/><text:alphabetical-index-mark-start text:id="IMark69793544"/><text:alphabetical-index-mark-start text:id="IMark69853912"/><text:alphabetical-index-mark-start text:id="IMark67219944"/><text:alphabetical-index-mark-start text:id="IMark61772200"/><text:alphabetical-index-mark-start text:id="IMark69798568"/><text:span text:style-name="T41">Ab</text:span><text:alphabetical-index-mark-end text:id="IMark69798568"/><text:alphabetical-index-mark-end text:id="IMark61772200"/><text:alphabetical-index-mark-end text:id="IMark67219944"/><text:alphabetical-index-mark-end text:id="IMark69853912"/><text:alphabetical-index-mark-end text:id="IMark69793544"/><text:alphabetical-index-mark-end text:id="IMark68948072"/><text:alphabetical-index-mark-end text:id="IMark59476920"/><text:span text:style-name="T41">r</text:span><text:alphabetical-index-mark-end text:id="IMark69830888"/><text:alphabetical-index-mark-end text:id="IMark63242712"/><text:alphabetical-index-mark-end text:id="IMark70618904"/><text:alphabetical-index-mark-end text:id="IMark62695048"/><text:alphabetical-index-mark-end text:id="IMark54707080"/><text:alphabetical-index-mark-end text:id="IMark61716536"/><text:alphabetical-index-mark-end text:id="IMark64235752"/><text:span text:style-name="T76">.</text:span></text:p>
      <text:p text:style-name="P110"/>
      <text:p text:style-name="P110"/>
      <text:p text:style-name="P39"><text:span text:style-name="T17">4.1.1.7.</text:span><text:span text:style-name="T62"> </text:span><text:alphabetical-index-mark-start text:id="IMark70691016"/><text:alphabetical-index-mark-start text:id="IMark69769720"/><text:alphabetical-index-mark-start text:id="IMark32406312"/><text:alphabetical-index-mark-start text:id="IMark63275512"/><text:alphabetical-index-mark-start text:id="IMark68819512"/><text:alphabetical-index-mark-start text:id="IMark69869384"/><text:alphabetical-index-mark-start text:id="IMark56962488"/><text:span text:style-name="T39">Hr</text:span><text:alphabetical-index-mark-end text:id="IMark56962488"/><text:alphabetical-index-mark-end text:id="IMark69869384"/><text:alphabetical-index-mark-end text:id="IMark68819512"/><text:alphabetical-index-mark-end text:id="IMark63275512"/><text:alphabetical-index-mark-end text:id="IMark32406312"/><text:alphabetical-index-mark-end text:id="IMark69769720"/><text:alphabetical-index-mark-end text:id="IMark70691016"/><text:span text:style-name="T39">:</text:span><text:span text:style-name="T77"> </text:span><text:alphabetical-index-mark-start text:id="IMark70605256"/><text:alphabetical-index-mark-start text:id="IMark70498456"/><text:alphabetical-index-mark-start text:id="IMark69868056"/><text:alphabetical-index-mark-start text:id="IMark63748568"/><text:alphabetical-index-mark-start text:id="IMark70515720"/><text:alphabetical-index-mark-start text:id="IMark62203704"/><text:alphabetical-index-mark-start text:id="IMark70563096"/><text:alphabetical-index-mark-start text:id="IMark61935976"/><text:span text:style-name="T77">hour</text:span><text:alphabetical-index-mark-end text:id="IMark61935976"/><text:alphabetical-index-mark-end text:id="IMark70563096"/><text:alphabetical-index-mark-end text:id="IMark62203704"/><text:alphabetical-index-mark-end text:id="IMark70515720"/><text:alphabetical-index-mark-end text:id="IMark63748568"/><text:alphabetical-index-mark-end text:id="IMark69868056"/><text:alphabetical-index-mark-end text:id="IMark70498456"/><text:alphabetical-index-mark-end text:id="IMark70605256"/><text:span text:style-name="T77"> interval at which the </text:span><text:alphabetical-index-mark-start text:id="IMark61685832"/><text:alphabetical-index-mark-start text:id="IMark70555128"/><text:alphabetical-index-mark-start text:id="IMark68058184"/><text:alphabetical-index-mark-start text:id="IMark67429576"/><text:alphabetical-index-mark-start text:id="IMark47536104"/><text:alphabetical-index-mark-start text:id="IMark54276472"/><text:alphabetical-index-mark-start text:id="IMark68778104"/><text:alphabetical-index-mark-start text:id="IMark69872040"/><text:alphabetical-index-mark-start text:id="IMark68150296"/><text:alphabetical-index-mark-start text:id="IMark47937960"/><text:alphabetical-index-mark-start text:id="IMark64299320"/><text:alphabetical-index-mark-start text:id="IMark70509368"/><text:alphabetical-index-mark-start text:id="IMark55186568"/><text:alphabetical-index-mark-start text:id="IMark70540360"/><text:alphabetical-index-mark-start text:id="IMark70567080"/><text:alphabetical-index-mark-start text:id="IMark69808392"/><text:span text:style-name="T77">sample</text:span><text:alphabetical-index-mark-end text:id="IMark69808392"/><text:alphabetical-index-mark-end text:id="IMark70567080"/><text:alphabetical-index-mark-end text:id="IMark70540360"/><text:alphabetical-index-mark-end text:id="IMark55186568"/><text:alphabetical-index-mark-end text:id="IMark70509368"/><text:alphabetical-index-mark-end text:id="IMark64299320"/><text:alphabetical-index-mark-end text:id="IMark47937960"/><text:alphabetical-index-mark-end text:id="IMark68150296"/><text:alphabetical-index-mark-end text:id="IMark69872040"/><text:alphabetical-index-mark-end text:id="IMark68778104"/><text:alphabetical-index-mark-end text:id="IMark54276472"/><text:alphabetical-index-mark-end text:id="IMark47536104"/><text:alphabetical-index-mark-end text:id="IMark67429576"/><text:alphabetical-index-mark-end text:id="IMark68058184"/><text:alphabetical-index-mark-end text:id="IMark70555128"/><text:alphabetical-index-mark-end text:id="IMark61685832"/><text:span text:style-name="T77"> is taken.</text:span></text:p>
      <text:p text:style-name="P110"/>
      <text:p text:style-name="P110"/>
      <text:p text:style-name="P39"><text:span text:style-name="T17">4.1.1.8.</text:span><text:span text:style-name="T62"> </text:span><text:alphabetical-index-mark-start text:id="IMark68932776"/><text:alphabetical-index-mark-start text:id="IMark59257720"/><text:alphabetical-index-mark-start text:id="IMark64329784"/><text:alphabetical-index-mark-start text:id="IMark67312408"/><text:alphabetical-index-mark-start text:id="IMark70508040"/><text:alphabetical-index-mark-start text:id="IMark26093000"/><text:alphabetical-index-mark-start text:id="IMark62073224"/><text:alphabetical-index-mark-start text:id="IMark54968120"/><text:alphabetical-index-mark-start text:id="IMark64611944"/><text:alphabetical-index-mark-start text:id="IMark67316392"/><text:alphabetical-index-mark-start text:id="IMark57052760"/><text:alphabetical-index-mark-start text:id="IMark70502728"/><text:alphabetical-index-mark-start text:id="IMark69943960"/><text:alphabetical-index-mark-start text:id="IMark61038024"/><text:alphabetical-index-mark-start text:id="IMark54113544"/><text:span text:style-name="T39">Day</text:span><text:alphabetical-index-mark-end text:id="IMark54113544"/><text:alphabetical-index-mark-end text:id="IMark61038024"/><text:alphabetical-index-mark-end text:id="IMark69943960"/><text:alphabetical-index-mark-end text:id="IMark70502728"/><text:alphabetical-index-mark-end text:id="IMark57052760"/><text:alphabetical-index-mark-end text:id="IMark67316392"/><text:alphabetical-index-mark-end text:id="IMark64611944"/><text:alphabetical-index-mark-end text:id="IMark54968120"/><text:span text:style-name="T39">n</text:span><text:alphabetical-index-mark-end text:id="IMark62073224"/><text:alphabetical-index-mark-end text:id="IMark26093000"/><text:alphabetical-index-mark-end text:id="IMark70508040"/><text:alphabetical-index-mark-end text:id="IMark67312408"/><text:alphabetical-index-mark-end text:id="IMark64329784"/><text:alphabetical-index-mark-end text:id="IMark59257720"/><text:alphabetical-index-mark-end text:id="IMark68932776"/><text:span text:style-name="T39">: </text:span><text:alphabetical-index-mark-start text:id="IMark70561768"/><text:alphabetical-index-mark-start text:id="IMark68152936"/><text:alphabetical-index-mark-start text:id="IMark67338504"/><text:alphabetical-index-mark-start text:id="IMark70543016"/><text:alphabetical-index-mark-start text:id="IMark53769272"/><text:alphabetical-index-mark-start text:id="IMark59153608"/><text:alphabetical-index-mark-start text:id="IMark70512776"/><text:alphabetical-index-mark-start text:id="IMark64250120"/><text:span text:style-name="T78">number</text:span><text:alphabetical-index-mark-end text:id="IMark64250120"/><text:alphabetical-index-mark-end text:id="IMark70512776"/><text:alphabetical-index-mark-end text:id="IMark59153608"/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70561768"/><text:span text:style-name="T78"> </text:span><text:alphabetical-index-mark-start text:id="IMark6219703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alphabetical-index-mark-start text:id="IMark63439848"/><text:span text:style-name="T78">co</text:span><text:alphabetical-index-mark-end text:id="IMark63439848"/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62197032"/><text:span text:style-name="T78">rresponding to the </text:span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alphabetical-index-mark-start text:id="IMark62031656"/><text:alphabetical-index-mark-start text:id="IMark67330536"/><text:alphabetical-index-mark-start text:id="IMark68153064"/><text:span text:style-name="T78">day</text:span><text:alphabetical-index-mark-end text:id="IMark68153064"/><text:alphabetical-index-mark-end text:id="IMark67330536"/><text:alphabetical-index-mark-end text:id="IMark62031656"/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span text:style-name="T78"> of the month.</text:span></text:p>
      <text:p text:style-name="P111"/>
      <text:p text:style-name="P111"/>
      <text:p text:style-name="P41"><text:span text:style-name="T17">4.1.1.9.</text:span><text:span text:style-name="T62"> </text:span><text:alphabetical-index-mark-start text:id="IMark70564424"/><text:alphabetical-index-mark-start text:id="IMark69874696"/><text:alphabetical-index-mark-start text:id="IMark62647000"/><text:alphabetical-index-mark-start text:id="IMark69811336"/><text:alphabetical-index-mark-start text:id="IMark70505384"/><text:alphabetical-index-mark-start text:id="IMark61140200"/><text:alphabetical-index-mark-start text:id="IMark60656536"/><text:alphabetical-index-mark-start text:id="IMark64724632"/><text:alphabetical-index-mark-start text:id="IMark54858584"/><text:alphabetical-index-mark-start text:id="IMark64149912"/><text:alphabetical-index-mark-start text:id="IMark68245000"/><text:alphabetical-index-mark-start text:id="IMark69877352"/><text:alphabetical-index-mark-start text:id="IMark69849928"/><text:alphabetical-index-mark-start text:id="IMark69851256"/><text:alphabetical-index-mark-start text:id="IMark59245112"/><text:span text:style-name="T39">Day</text:span><text:alphabetical-index-mark-end text:id="IMark59245112"/><text:alphabetical-index-mark-end text:id="IMark69851256"/><text:alphabetical-index-mark-end text:id="IMark69849928"/><text:alphabetical-index-mark-end text:id="IMark69877352"/><text:alphabetical-index-mark-end text:id="IMark68245000"/><text:alphabetical-index-mark-end text:id="IMark64149912"/><text:alphabetical-index-mark-end text:id="IMark54858584"/><text:alphabetical-index-mark-end text:id="IMark64724632"/><text:span text:style-name="T39">w</text:span><text:alphabetical-index-mark-end text:id="IMark60656536"/><text:alphabetical-index-mark-end text:id="IMark61140200"/><text:alphabetical-index-mark-end text:id="IMark70505384"/><text:alphabetical-index-mark-end text:id="IMark69811336"/><text:alphabetical-index-mark-end text:id="IMark62647000"/><text:alphabetical-index-mark-end text:id="IMark69874696"/><text:alphabetical-index-mark-end text:id="IMark70564424"/><text:span text:style-name="T39">: </text:span><text:alphabetical-index-mark-start text:id="IMark64783576"/><text:alphabetical-index-mark-start text:id="IMark69794872"/><text:alphabetical-index-mark-start text:id="IMark56326568"/><text:alphabetical-index-mark-start text:id="IMark69804408"/><text:alphabetical-index-mark-start text:id="IMark70541688"/><text:alphabetical-index-mark-start text:id="IMark69834872"/><text:alphabetical-index-mark-start text:id="IMark69789560"/><text:alphabetical-index-mark-start text:id="IMark70506712"/><text:span text:style-name="T78">day</text:span><text:alphabetical-index-mark-end text:id="IMark70506712"/><text:alphabetical-index-mark-end text:id="IMark69789560"/><text:alphabetical-index-mark-end text:id="IMark69834872"/><text:alphabetical-index-mark-end text:id="IMark70541688"/><text:alphabetical-index-mark-end text:id="IMark69804408"/><text:alphabetical-index-mark-end text:id="IMark56326568"/><text:alphabetical-index-mark-end text:id="IMark69794872"/><text:alphabetical-index-mark-end text:id="IMark64783576"/><text:span text:style-name="T78"> of the week, as a t</text:span><text:alphabetical-index-mark-start text:id="IMark62758152"/><text:alphabetical-index-mark-start text:id="IMark70511736"/><text:alphabetical-index-mark-start text:id="IMark69873368"/><text:alphabetical-index-mark-start text:id="IMark61948968"/><text:alphabetical-index-mark-start text:id="IMark70565752"/><text:alphabetical-index-mark-start text:id="IMark53570456"/><text:alphabetical-index-mark-start text:id="IMark70569448"/><text:span text:style-name="T78">hr</text:span><text:alphabetical-index-mark-end text:id="IMark70569448"/><text:alphabetical-index-mark-end text:id="IMark53570456"/><text:alphabetical-index-mark-end text:id="IMark70565752"/><text:alphabetical-index-mark-end text:id="IMark61948968"/><text:alphabetical-index-mark-end text:id="IMark69873368"/><text:alphabetical-index-mark-end text:id="IMark70511736"/><text:alphabetical-index-mark-end text:id="IMark62758152"/><text:span text:style-name="T78">ee letter </text:span><text:alphabetical-index-mark-start text:id="IMark59152280"/><text:alphabetical-index-mark-start text:id="IMark62198776"/><text:alphabetical-index-mark-start text:id="IMark68821768"/><text:alphabetical-index-mark-start text:id="IMark70544056"/><text:alphabetical-index-mark-start text:id="IMark67775880"/><text:alphabetical-index-mark-start text:id="IMark59476920"/><text:alphabetical-index-mark-start text:id="IMark68948072"/><text:alphabetical-index-mark-start text:id="IMark69793544"/><text:alphabetical-index-mark-start text:id="IMark69853912"/><text:alphabetical-index-mark-start text:id="IMark67219944"/><text:alphabetical-index-mark-start text:id="IMark61772200"/><text:alphabetical-index-mark-start text:id="IMark69798568"/><text:alphabetical-index-mark-start text:id="IMark67756872"/><text:span text:style-name="T78">ab</text:span><text:alphabetical-index-mark-end text:id="IMark67756872"/><text:alphabetical-index-mark-end text:id="IMark69798568"/><text:alphabetical-index-mark-end text:id="IMark61772200"/><text:alphabetical-index-mark-end text:id="IMark67219944"/><text:alphabetical-index-mark-end text:id="IMark69853912"/><text:alphabetical-index-mark-end text:id="IMark69793544"/><text:alphabetical-index-mark-end text:id="IMark68948072"/><text:span text:style-name="T78">breviation</text:span><text:alphabetical-index-mark-end text:id="IMark59476920"/><text:alphabetical-index-mark-end text:id="IMark67775880"/><text:alphabetical-index-mark-end text:id="IMark70544056"/><text:alphabetical-index-mark-end text:id="IMark68821768"/><text:alphabetical-index-mark-end text:id="IMark62198776"/><text:alphabetical-index-mark-end text:id="IMark59152280"/><text:span text:style-name="T78">.</text:span></text:p>
      <text:p text:style-name="P110"/>
      <text:p text:style-name="P110"/>
      <text:p text:style-name="P39"><text:span text:style-name="T17">4.1.1.10.</text:span><text:span text:style-name="T62"> </text:span><text:alphabetical-index-mark-start text:id="IMark63275512"/><text:alphabetical-index-mark-start text:id="IMark68819512"/><text:alphabetical-index-mark-start text:id="IMark69869384"/><text:alphabetical-index-mark-start text:id="IMark56962488"/><text:alphabetical-index-mark-start text:id="IMark57336936"/><text:alphabetical-index-mark-start text:id="IMark47461496"/><text:alphabetical-index-mark-start text:id="IMark60022440"/><text:span text:style-name="T39">Monthn</text:span><text:alphabetical-index-mark-end text:id="IMark60022440"/><text:alphabetical-index-mark-end text:id="IMark47461496"/><text:alphabetical-index-mark-end text:id="IMark57336936"/><text:alphabetical-index-mark-end text:id="IMark56962488"/><text:alphabetical-index-mark-end text:id="IMark69869384"/><text:alphabetical-index-mark-end text:id="IMark68819512"/><text:alphabetical-index-mark-end text:id="IMark63275512"/><text:span text:style-name="T39">:</text:span><text:span text:style-name="T73"> </text:span><text:alphabetical-index-mark-start text:id="IMark70605256"/><text:alphabetical-index-mark-start text:id="IMark70498456"/><text:alphabetical-index-mark-start text:id="IMark69868056"/><text:alphabetical-index-mark-start text:id="IMark63748568"/><text:alphabetical-index-mark-start text:id="IMark70515720"/><text:alphabetical-index-mark-start text:id="IMark62203704"/><text:alphabetical-index-mark-start text:id="IMark70563096"/><text:alphabetical-index-mark-start text:id="IMark61935976"/><text:span text:style-name="T78">number</text:span><text:alphabetical-index-mark-end text:id="IMark61935976"/><text:alphabetical-index-mark-end text:id="IMark70563096"/><text:alphabetical-index-mark-end text:id="IMark62203704"/><text:alphabetical-index-mark-end text:id="IMark70515720"/><text:alphabetical-index-mark-end text:id="IMark63748568"/><text:alphabetical-index-mark-end text:id="IMark69868056"/><text:alphabetical-index-mark-end text:id="IMark70498456"/><text:alphabetical-index-mark-end text:id="IMark70605256"/><text:span text:style-name="T78"> </text:span><text:alphabetical-index-mark-start text:id="IMark64134744"/><text:alphabetical-index-mark-start text:id="IMark64319544"/><text:alphabetical-index-mark-start text:id="IMark61685832"/><text:alphabetical-index-mark-start text:id="IMark70555128"/><text:alphabetical-index-mark-start text:id="IMark68058184"/><text:alphabetical-index-mark-start text:id="IMark67429576"/><text:alphabetical-index-mark-start text:id="IMark47536104"/><text:span text:style-name="T78">co</text:span><text:alphabetical-index-mark-end text:id="IMark47536104"/><text:alphabetical-index-mark-end text:id="IMark67429576"/><text:alphabetical-index-mark-end text:id="IMark68058184"/><text:alphabetical-index-mark-end text:id="IMark70555128"/><text:alphabetical-index-mark-end text:id="IMark61685832"/><text:alphabetical-index-mark-end text:id="IMark64319544"/><text:alphabetical-index-mark-end text:id="IMark64134744"/><text:span text:style-name="T78">rresponding to the month.</text:span></text:p>
      <text:p text:style-name="P110"/>
      <text:p text:style-name="P110"/>
      <text:p text:style-name="P39"><text:span text:style-name="T17">4.1.1.11.</text:span><text:span text:style-name="T62"> </text:span><text:alphabetical-index-mark-start text:id="IMark60023768"/><text:alphabetical-index-mark-start text:id="IMark69792216"/><text:alphabetical-index-mark-start text:id="IMark67365256"/><text:alphabetical-index-mark-start text:id="IMark69536984"/><text:alphabetical-index-mark-start text:id="IMark68011016"/><text:alphabetical-index-mark-start text:id="IMark69878680"/><text:alphabetical-index-mark-start text:id="IMark54968120"/><text:span text:style-name="T39">Year</text:span><text:alphabetical-index-mark-end text:id="IMark54968120"/><text:alphabetical-index-mark-end text:id="IMark69878680"/><text:alphabetical-index-mark-end text:id="IMark68011016"/><text:alphabetical-index-mark-end text:id="IMark69536984"/><text:alphabetical-index-mark-end text:id="IMark67365256"/><text:alphabetical-index-mark-end text:id="IMark69792216"/><text:alphabetical-index-mark-end text:id="IMark60023768"/><text:span text:style-name="T39">: </text:span><text:span text:style-name="T78">self explanatory.</text:span></text:p>
      <text:p text:style-name="P110"/>
      <text:p text:style-name="P110"/>
      <text:p text:style-name="P39"><text:span text:style-name="T17">4.1.1.12.</text:span><text:span text:style-name="T62"> </text:span><text:alphabetical-index-mark-start text:id="IMark67312408"/><text:alphabetical-index-mark-start text:id="IMark70508040"/><text:alphabetical-index-mark-start text:id="IMark26093000"/><text:alphabetical-index-mark-start text:id="IMark62073224"/><text:alphabetical-index-mark-start text:id="IMark63679928"/><text:alphabetical-index-mark-start text:id="IMark67764024"/><text:alphabetical-index-mark-start text:id="IMark70561768"/><text:span text:style-name="T39">T</text:span><text:alphabetical-index-mark-start text:id="IMark68152936"/><text:alphabetical-index-mark-start text:id="IMark67338504"/><text:alphabetical-index-mark-start text:id="IMark70543016"/><text:alphabetical-index-mark-start text:id="IMark53769272"/><text:alphabetical-index-mark-start text:id="IMark59153608"/><text:alphabetical-index-mark-start text:id="IMark70512776"/><text:span text:style-name="T39">stamp</text:span><text:alphabetical-index-mark-end text:id="IMark70512776"/><text:alphabetical-index-mark-end text:id="IMark59153608"/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70561768"/><text:alphabetical-index-mark-end text:id="IMark67764024"/><text:alphabetical-index-mark-end text:id="IMark63679928"/><text:alphabetical-index-mark-end text:id="IMark62073224"/><text:alphabetical-index-mark-end text:id="IMark26093000"/><text:alphabetical-index-mark-end text:id="IMark70508040"/><text:alphabetical-index-mark-end text:id="IMark67312408"/><text:span text:style-name="T39">: </text:span><text:alphabetical-index-mark-start text:id="IMark64250120"/><text:alphabetical-index-mark-start text:id="IMark64496696"/><text:alphabetical-index-mark-start text:id="IMark70504056"/><text:alphabetical-index-mark-start text:id="IMark62197032"/><text:alphabetical-index-mark-start text:id="IMark68122008"/><text:alphabetical-index-mark-start text:id="IMark63066056"/><text:alphabetical-index-mark-start text:id="IMark67454440"/><text:alphabetical-index-mark-start text:id="IMark69847272"/><text:alphabetical-index-mark-start text:id="IMark62630888"/><text:alphabetical-index-mark-start text:id="IMark63439848"/><text:alphabetical-index-mark-start text:id="IMark67317720"/><text:span text:style-name="T78">time</text:span><text:alphabetical-index-mark-end text:id="IMark67317720"/><text:alphabetical-index-mark-end text:id="IMark63439848"/><text:alphabetical-index-mark-end text:id="IMark62630888"/><text:alphabetical-index-mark-end text:id="IMark69847272"/><text:alphabetical-index-mark-end text:id="IMark67454440"/><text:alphabetical-index-mark-end text:id="IMark63066056"/><text:alphabetical-index-mark-end text:id="IMark68122008"/><text:alphabetical-index-mark-end text:id="IMark62197032"/><text:span text:style-name="T78"> </text:span><text:alphabetical-index-mark-start text:id="IMark68138088"/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span text:style-name="T78">stamp</text:span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alphabetical-index-mark-end text:id="IMark68138088"/><text:alphabetical-index-mark-end text:id="IMark70504056"/><text:alphabetical-index-mark-end text:id="IMark64496696"/><text:alphabetical-index-mark-end text:id="IMark64250120"/><text:span text:style-name="T78">, p</text:span><text:alphabetical-index-mark-start text:id="IMark62031656"/><text:alphabetical-index-mark-start text:id="IMark67330536"/><text:alphabetical-index-mark-start text:id="IMark68153064"/><text:alphabetical-index-mark-start text:id="IMark62841256"/><text:alphabetical-index-mark-start text:id="IMark32709256"/><text:alphabetical-index-mark-start text:id="IMark69800712"/><text:alphabetical-index-mark-start text:id="IMark68157608"/><text:span text:style-name="T78">ro</text:span><text:alphabetical-index-mark-end text:id="IMark68157608"/><text:alphabetical-index-mark-end text:id="IMark69800712"/><text:alphabetical-index-mark-end text:id="IMark32709256"/><text:alphabetical-index-mark-end text:id="IMark62841256"/><text:alphabetical-index-mark-end text:id="IMark68153064"/><text:alphabetical-index-mark-end text:id="IMark67330536"/><text:alphabetical-index-mark-end text:id="IMark62031656"/><text:span text:style-name="T78">v</text:span><text:alphabetical-index-mark-start text:id="IMark67334520"/><text:alphabetical-index-mark-start text:id="IMark62314168"/><text:alphabetical-index-mark-start text:id="IMark69942632"/><text:alphabetical-index-mark-start text:id="IMark64235752"/><text:alphabetical-index-mark-start text:id="IMark61716536"/><text:alphabetical-index-mark-start text:id="IMark54707080"/><text:alphabetical-index-mark-start text:id="IMark64724632"/><text:span text:style-name="T78">id</text:span><text:alphabetical-index-mark-end text:id="IMark64724632"/><text:alphabetical-index-mark-end text:id="IMark54707080"/><text:alphabetical-index-mark-end text:id="IMark61716536"/><text:alphabetical-index-mark-end text:id="IMark64235752"/><text:alphabetical-index-mark-end text:id="IMark69942632"/><text:alphabetical-index-mark-end text:id="IMark62314168"/><text:alphabetical-index-mark-end text:id="IMark67334520"/><text:span text:style-name="T78">ed by the RDBMS itself.</text:span></text:p>
      <text:p text:style-name="P32"/>
      <text:p text:style-name="P32"/>
      <text:h text:style-name="Heading_20_3" text:outline-level="3"><text:bookmark-start text:name="__RefHeading___Toc3188_309449435"/>4.1.2. <text:span text:style-name="T39">trf_ppcm</text:span><text:bookmark-end text:name="__RefHeading___Toc3188_309449435"/></text:h>
      <text:p text:style-name="P32"/>
      <text:p text:style-name="P32">Thus t<text:alphabetical-index-mark-start text:id="IMark67206872"/><text:alphabetical-index-mark-start text:id="IMark62758152"/><text:alphabetical-index-mark-start text:id="IMark70511736"/><text:alphabetical-index-mark-start text:id="IMark69873368"/><text:alphabetical-index-mark-start text:id="IMark61948968"/><text:alphabetical-index-mark-start text:id="IMark70565752"/><text:alphabetical-index-mark-start text:id="IMark53570456"/>ab<text:alphabetical-index-mark-end text:id="IMark53570456"/><text:alphabetical-index-mark-end text:id="IMark70565752"/><text:alphabetical-index-mark-end text:id="IMark61948968"/><text:alphabetical-index-mark-end text:id="IMark69873368"/><text:alphabetical-index-mark-end text:id="IMark70511736"/><text:alphabetical-index-mark-end text:id="IMark62758152"/><text:alphabetical-index-mark-end text:id="IMark67206872"/>le <text:alphabetical-index-mark-start text:id="IMark70569448"/><text:alphabetical-index-mark-start text:id="IMark69790888"/><text:alphabetical-index-mark-start text:id="IMark69848600"/><text:alphabetical-index-mark-start text:id="IMark68948072"/><text:alphabetical-index-mark-start text:id="IMark69793544"/><text:alphabetical-index-mark-start text:id="IMark69853912"/><text:alphabetical-index-mark-start text:id="IMark67219944"/>co<text:alphabetical-index-mark-end text:id="IMark67219944"/><text:alphabetical-index-mark-end text:id="IMark69853912"/><text:alphabetical-index-mark-end text:id="IMark69793544"/><text:alphabetical-index-mark-end text:id="IMark68948072"/><text:alphabetical-index-mark-end text:id="IMark69848600"/><text:alphabetical-index-mark-end text:id="IMark69790888"/><text:alphabetical-index-mark-end text:id="IMark70569448"/>ntains <text:alphabetical-index-mark-start text:id="IMark61772200"/><text:alphabetical-index-mark-start text:id="IMark69798568"/><text:alphabetical-index-mark-start text:id="IMark67756872"/><text:alphabetical-index-mark-start text:id="IMark71492440"/><text:alphabetical-index-mark-start text:id="IMark59152280"/><text:alphabetical-index-mark-start text:id="IMark62198776"/><text:alphabetical-index-mark-start text:id="IMark68821768"/><text:alphabetical-index-mark-start text:id="IMark70544056"/><text:alphabetical-index-mark-start text:id="IMark67775880"/><text:alphabetical-index-mark-start text:id="IMark59476920"/>data<text:alphabetical-index-mark-end text:id="IMark59476920"/><text:alphabetical-index-mark-end text:id="IMark67775880"/><text:alphabetical-index-mark-end text:id="IMark70544056"/><text:alphabetical-index-mark-end text:id="IMark68821768"/><text:alphabetical-index-mark-end text:id="IMark62198776"/><text:alphabetical-index-mark-end text:id="IMark59152280"/><text:alphabetical-index-mark-end text:id="IMark71492440"/><text:alphabetical-index-mark-end text:id="IMark67756872"/><text:alphabetical-index-mark-end text:id="IMark69798568"/><text:alphabetical-index-mark-end text:id="IMark61772200"/> regarding known <text:alphabetical-index-mark-start text:id="IMark70575048"/><text:alphabetical-index-mark-start text:id="IMark69782968"/><text:alphabetical-index-mark-start text:id="IMark69797528"/><text:alphabetical-index-mark-start text:id="IMark70691016"/><text:alphabetical-index-mark-start text:id="IMark64845336"/><text:alphabetical-index-mark-start text:id="IMark32406312"/><text:alphabetical-index-mark-start text:id="IMark69769720"/><text:alphabetical-index-mark-start text:id="IMark54276472"/><text:alphabetical-index-mark-start text:id="IMark68778104"/><text:alphabetical-index-mark-start text:id="IMark69872040"/><text:alphabetical-index-mark-start text:id="IMark63275512"/><text:alphabetical-index-mark-start text:id="IMark68819512"/><text:alphabetical-index-mark-start text:id="IMark69869384"/><text:alphabetical-index-mark-start text:id="IMark56962488"/><text:alphabetical-index-mark-start text:id="IMark57336936"/><text:alphabetical-index-mark-start text:id="IMark47461496"/><text:alphabetical-index-mark-start text:id="IMark60022440"/><text:alphabetical-index-mark-start text:id="IMark68150296"/>price<text:alphabetical-index-mark-end text:id="IMark68150296"/><text:alphabetical-index-mark-end text:id="IMark60022440"/><text:alphabetical-index-mark-end text:id="IMark47461496"/><text:alphabetical-index-mark-end text:id="IMark57336936"/><text:alphabetical-index-mark-end text:id="IMark56962488"/><text:alphabetical-index-mark-end text:id="IMark69869384"/><text:alphabetical-index-mark-end text:id="IMark68819512"/><text:alphabetical-index-mark-end text:id="IMark63275512"/><text:alphabetical-index-mark-end text:id="IMark69872040"/><text:alphabetical-index-mark-end text:id="IMark68778104"/><text:alphabetical-index-mark-end text:id="IMark54276472"/><text:alphabetical-index-mark-end text:id="IMark69769720"/><text:alphabetical-index-mark-end text:id="IMark32406312"/><text:alphabetical-index-mark-end text:id="IMark64845336"/><text:alphabetical-index-mark-end text:id="IMark70691016"/><text:alphabetical-index-mark-end text:id="IMark69797528"/><text:alphabetical-index-mark-end text:id="IMark69782968"/><text:alphabetical-index-mark-end text:id="IMark70575048"/>s asked for actual <text:alphabetical-index-mark-start text:id="IMark47937960"/><text:alphabetical-index-mark-start text:id="IMark64299320"/><text:alphabetical-index-mark-start text:id="IMark70605256"/><text:alphabetical-index-mark-start text:id="IMark70498456"/><text:alphabetical-index-mark-start text:id="IMark69868056"/><text:alphabetical-index-mark-start text:id="IMark63748568"/><text:alphabetical-index-mark-start text:id="IMark70515720"/><text:alphabetical-index-mark-start text:id="IMark62203704"/><text:alphabetical-index-mark-start text:id="IMark70563096"/>p<text:alphabetical-index-mark-start text:id="IMark61935976"/><text:alphabetical-index-mark-start text:id="IMark70509368"/><text:alphabetical-index-mark-start text:id="IMark55186568"/><text:alphabetical-index-mark-start text:id="IMark64134744"/><text:alphabetical-index-mark-start text:id="IMark64319544"/><text:alphabetical-index-mark-start text:id="IMark61685832"/><text:alphabetical-index-mark-start text:id="IMark70555128"/>ro<text:alphabetical-index-mark-end text:id="IMark70555128"/><text:alphabetical-index-mark-end text:id="IMark61685832"/><text:alphabetical-index-mark-end text:id="IMark64319544"/><text:alphabetical-index-mark-end text:id="IMark64134744"/><text:alphabetical-index-mark-end text:id="IMark55186568"/><text:alphabetical-index-mark-end text:id="IMark70509368"/><text:alphabetical-index-mark-end text:id="IMark61935976"/>perties<text:alphabetical-index-mark-end text:id="IMark70563096"/><text:alphabetical-index-mark-end text:id="IMark62203704"/><text:alphabetical-index-mark-end text:id="IMark70515720"/><text:alphabetical-index-mark-end text:id="IMark63748568"/><text:alphabetical-index-mark-end text:id="IMark69868056"/><text:alphabetical-index-mark-end text:id="IMark70498456"/><text:alphabetical-index-mark-end text:id="IMark70605256"/><text:alphabetical-index-mark-end text:id="IMark64299320"/><text:alphabetical-index-mark-end text:id="IMark47937960"/> in the area of interest.</text:p>
      <text:p text:style-name="P37"/>
      <text:p text:style-name="P42"><text:span text:style-name="T17">4.1.2.1.</text:span><text:span text:style-name="T62"> </text:span><text:alphabetical-index-mark-start text:id="IMark70540360"/><text:alphabetical-index-mark-start text:id="IMark69808392"/><text:alphabetical-index-mark-start text:id="IMark70567080"/><text:alphabetical-index-mark-start text:id="IMark69852584"/><text:alphabetical-index-mark-start text:id="IMark70539032"/><text:alphabetical-index-mark-start text:id="IMark69870712"/><text:alphabetical-index-mark-start text:id="IMark68236328"/><text:span text:style-name="T39">Id</text:span><text:alphabetical-index-mark-end text:id="IMark68236328"/><text:alphabetical-index-mark-end text:id="IMark69870712"/><text:alphabetical-index-mark-end text:id="IMark70539032"/><text:alphabetical-index-mark-end text:id="IMark69852584"/><text:alphabetical-index-mark-end text:id="IMark70567080"/><text:alphabetical-index-mark-end text:id="IMark69808392"/><text:alphabetical-index-mark-end text:id="IMark70540360"/><text:span text:style-name="T73">: </text:span><text:span text:style-name="T79">see [</text:span><text:span text:style-name="T83">4.1.1.1.</text:span><text:span text:style-name="T79">].</text:span></text:p>
      <text:p text:style-name="P103"/>
      <text:p text:style-name="P103"/>
      <text:p text:style-name="P43"><text:soft-page-break/><text:span text:style-name="T17">4.1.2.2.</text:span><text:span text:style-name="T62"> </text:span><text:alphabetical-index-mark-start text:id="IMark54113544"/><text:alphabetical-index-mark-start text:id="IMark61038024"/><text:alphabetical-index-mark-start text:id="IMark68932776"/><text:alphabetical-index-mark-start text:id="IMark62048952"/><text:alphabetical-index-mark-start text:id="IMark64329784"/><text:alphabetical-index-mark-start text:id="IMark59257720"/><text:alphabetical-index-mark-start text:id="IMark54858584"/><text:alphabetical-index-mark-start text:id="IMark64149912"/><text:alphabetical-index-mark-start text:id="IMark68245000"/><text:alphabetical-index-mark-start text:id="IMark69877352"/><text:alphabetical-index-mark-start text:id="IMark67312408"/><text:alphabetical-index-mark-start text:id="IMark70508040"/><text:alphabetical-index-mark-start text:id="IMark26093000"/><text:alphabetical-index-mark-start text:id="IMark62073224"/><text:span text:style-name="T39">Co</text:span><text:alphabetical-index-mark-end text:id="IMark62073224"/><text:alphabetical-index-mark-end text:id="IMark26093000"/><text:alphabetical-index-mark-end text:id="IMark70508040"/><text:alphabetical-index-mark-end text:id="IMark67312408"/><text:alphabetical-index-mark-end text:id="IMark69877352"/><text:alphabetical-index-mark-end text:id="IMark68245000"/><text:alphabetical-index-mark-end text:id="IMark64149912"/><text:span text:style-name="T39">ntext</text:span><text:alphabetical-index-mark-end text:id="IMark54858584"/><text:alphabetical-index-mark-end text:id="IMark59257720"/><text:alphabetical-index-mark-end text:id="IMark64329784"/><text:alphabetical-index-mark-end text:id="IMark62048952"/><text:alphabetical-index-mark-end text:id="IMark68932776"/><text:alphabetical-index-mark-end text:id="IMark61038024"/><text:alphabetical-index-mark-end text:id="IMark54113544"/><text:span text:style-name="T73">: </text:span><text:span text:style-name="T79">see [</text:span><text:span text:style-name="T83">4.1.1.</text:span><text:span text:style-name="T84">2</text:span><text:span text:style-name="T83">.</text:span><text:span text:style-name="T79">].</text:span></text:p>
      <text:p text:style-name="P104"/>
      <text:p text:style-name="P104"/>
      <text:p text:style-name="P43"><text:span text:style-name="T17">4.1.2.3.</text:span><text:span text:style-name="T62"> </text:span><text:alphabetical-index-mark-start text:id="IMark69847272"/><text:alphabetical-index-mark-start text:id="IMark62630888"/><text:alphabetical-index-mark-start text:id="IMark63439848"/><text:alphabetical-index-mark-start text:id="IMark67317720"/><text:alphabetical-index-mark-start text:id="IMark59245112"/><text:alphabetical-index-mark-start text:id="IMark62695048"/><text:alphabetical-index-mark-start text:id="IMark64250120"/><text:span text:style-name="T39">Status</text:span><text:alphabetical-index-mark-end text:id="IMark64250120"/><text:alphabetical-index-mark-end text:id="IMark62695048"/><text:alphabetical-index-mark-end text:id="IMark59245112"/><text:alphabetical-index-mark-end text:id="IMark67317720"/><text:alphabetical-index-mark-end text:id="IMark63439848"/><text:alphabetical-index-mark-end text:id="IMark62630888"/><text:alphabetical-index-mark-end text:id="IMark69847272"/><text:span text:style-name="T73">: </text:span><text:span text:style-name="T79">see [</text:span><text:span text:style-name="T83">4.1.1.</text:span><text:span text:style-name="T84">3</text:span><text:span text:style-name="T83">.</text:span><text:span text:style-name="T79">].</text:span></text:p>
      <text:p text:style-name="P104"/>
      <text:p text:style-name="P104"/>
      <text:p text:style-name="P44"><text:span text:style-name="T17">4.1.2.4.</text:span><text:span text:style-name="T62"> </text:span><text:alphabetical-index-mark-start text:id="IMark32709256"/><text:alphabetical-index-mark-start text:id="IMark69800712"/><text:alphabetical-index-mark-start text:id="IMark68157608"/><text:alphabetical-index-mark-start text:id="IMark62647000"/><text:alphabetical-index-mark-start text:id="IMark69811336"/><text:alphabetical-index-mark-start text:id="IMark67334520"/><text:alphabetical-index-mark-start text:id="IMark62314168"/><text:alphabetical-index-mark-start text:id="IMark69942632"/><text:alphabetical-index-mark-start text:id="IMark64235752"/><text:alphabetical-index-mark-start text:id="IMark61716536"/><text:alphabetical-index-mark-start text:id="IMark54707080"/><text:alphabetical-index-mark-start text:id="IMark64724632"/><text:alphabetical-index-mark-start text:id="IMark70505384"/><text:alphabetical-index-mark-start text:id="IMark60656536"/><text:span text:style-name="T39">Ab</text:span><text:alphabetical-index-mark-end text:id="IMark60656536"/><text:alphabetical-index-mark-end text:id="IMark70505384"/><text:alphabetical-index-mark-end text:id="IMark64724632"/><text:alphabetical-index-mark-end text:id="IMark54707080"/><text:alphabetical-index-mark-end text:id="IMark61716536"/><text:alphabetical-index-mark-end text:id="IMark64235752"/><text:alphabetical-index-mark-end text:id="IMark69942632"/><text:span text:style-name="T39">r</text:span><text:alphabetical-index-mark-end text:id="IMark62314168"/><text:alphabetical-index-mark-end text:id="IMark67334520"/><text:alphabetical-index-mark-end text:id="IMark69811336"/><text:alphabetical-index-mark-end text:id="IMark62647000"/><text:alphabetical-index-mark-end text:id="IMark68157608"/><text:alphabetical-index-mark-end text:id="IMark69800712"/><text:alphabetical-index-mark-end text:id="IMark32709256"/><text:span text:style-name="T73">: </text:span><text:span text:style-name="T79">see [</text:span><text:span text:style-name="T83">4.1.1.</text:span><text:span text:style-name="T85">4</text:span><text:span text:style-name="T83">.</text:span><text:span text:style-name="T79">].</text:span></text:p>
      <text:p text:style-name="P105"/>
      <text:p text:style-name="P105"/>
      <text:p text:style-name="P44"><text:span text:style-name="T17">4.1.2.5.</text:span><text:span text:style-name="T62"> </text:span><text:alphabetical-index-mark-start text:id="IMark62203704"/><text:alphabetical-index-mark-start text:id="IMark70563096"/><text:alphabetical-index-mark-start text:id="IMark61935976"/><text:alphabetical-index-mark-start text:id="IMark70509368"/><text:alphabetical-index-mark-start text:id="IMark55186568"/><text:alphabetical-index-mark-start text:id="IMark64134744"/><text:alphabetical-index-mark-start text:id="IMark64319544"/><text:span text:style-name="T39">Alt</text:span><text:alphabetical-index-mark-end text:id="IMark64319544"/><text:alphabetical-index-mark-end text:id="IMark64134744"/><text:alphabetical-index-mark-end text:id="IMark55186568"/><text:alphabetical-index-mark-end text:id="IMark70509368"/><text:alphabetical-index-mark-end text:id="IMark61935976"/><text:alphabetical-index-mark-end text:id="IMark70563096"/><text:alphabetical-index-mark-end text:id="IMark62203704"/><text:span text:style-name="T73">: </text:span><text:span text:style-name="T79">see [</text:span><text:span text:style-name="T83">4.1.1.</text:span><text:span text:style-name="T85">5</text:span><text:span text:style-name="T83">.</text:span><text:span text:style-name="T79">].</text:span></text:p>
      <text:p text:style-name="P105"/>
      <text:p text:style-name="P105"/>
      <text:p text:style-name="P44"><text:span text:style-name="T17">4.1.2.6.</text:span><text:span text:style-name="T62"> </text:span><text:alphabetical-index-mark-start text:id="IMark67756872"/><text:alphabetical-index-mark-start text:id="IMark71492440"/><text:alphabetical-index-mark-start text:id="IMark59152280"/><text:alphabetical-index-mark-start text:id="IMark62198776"/><text:alphabetical-index-mark-start text:id="IMark68821768"/><text:alphabetical-index-mark-start text:id="IMark70544056"/><text:alphabetical-index-mark-start text:id="IMark67775880"/><text:alphabetical-index-mark-start text:id="IMark59476920"/><text:alphabetical-index-mark-start text:id="IMark70569448"/><text:alphabetical-index-mark-start text:id="IMark69790888"/><text:alphabetical-index-mark-start text:id="IMark69848600"/><text:alphabetical-index-mark-start text:id="IMark68948072"/><text:alphabetical-index-mark-start text:id="IMark69793544"/><text:alphabetical-index-mark-start text:id="IMark69853912"/><text:alphabetical-index-mark-start text:id="IMark67219944"/><text:span text:style-name="T39">Value</text:span><text:alphabetical-index-mark-end text:id="IMark67219944"/><text:alphabetical-index-mark-end text:id="IMark69853912"/><text:alphabetical-index-mark-end text:id="IMark69793544"/><text:alphabetical-index-mark-end text:id="IMark68948072"/><text:alphabetical-index-mark-end text:id="IMark69848600"/><text:alphabetical-index-mark-end text:id="IMark69790888"/><text:alphabetical-index-mark-end text:id="IMark70569448"/><text:alphabetical-index-mark-end text:id="IMark59476920"/><text:alphabetical-index-mark-end text:id="IMark67775880"/><text:alphabetical-index-mark-end text:id="IMark70544056"/><text:alphabetical-index-mark-end text:id="IMark68821768"/><text:alphabetical-index-mark-end text:id="IMark62198776"/><text:alphabetical-index-mark-end text:id="IMark59152280"/><text:alphabetical-index-mark-end text:id="IMark71492440"/><text:alphabetical-index-mark-end text:id="IMark67756872"/><text:span text:style-name="T73">: </text:span><text:span text:style-name="T79">see [</text:span><text:span text:style-name="T83">4.1.1.</text:span><text:span text:style-name="T85">6</text:span><text:span text:style-name="T83">.</text:span><text:span text:style-name="T79">].</text:span></text:p>
      <text:p text:style-name="P105"/>
      <text:p text:style-name="P105"/>
      <text:p text:style-name="P45"><text:span text:style-name="T17">4.1.2.7.</text:span><text:span text:style-name="T62"> </text:span><text:alphabetical-index-mark-start text:id="IMark67365256"/><text:alphabetical-index-mark-start text:id="IMark68011016"/><text:alphabetical-index-mark-start text:id="IMark69536984"/><text:alphabetical-index-mark-start text:id="IMark54968120"/><text:alphabetical-index-mark-start text:id="IMark69878680"/><text:alphabetical-index-mark-start text:id="IMark69943960"/><text:alphabetical-index-mark-start text:id="IMark70502728"/><text:span text:style-name="T39">Zone</text:span><text:alphabetical-index-mark-end text:id="IMark70502728"/><text:alphabetical-index-mark-end text:id="IMark69943960"/><text:alphabetical-index-mark-end text:id="IMark69878680"/><text:alphabetical-index-mark-end text:id="IMark54968120"/><text:alphabetical-index-mark-end text:id="IMark69536984"/><text:alphabetical-index-mark-end text:id="IMark68011016"/><text:alphabetical-index-mark-end text:id="IMark67365256"/><text:span text:style-name="T73">: </text:span><text:span text:style-name="T81">a one or more letter long </text:span><text:alphabetical-index-mark-start text:id="IMark63679928"/><text:alphabetical-index-mark-start text:id="IMark67764024"/><text:alphabetical-index-mark-start text:id="IMark64149912"/><text:alphabetical-index-mark-start text:id="IMark68245000"/><text:alphabetical-index-mark-start text:id="IMark69877352"/><text:alphabetical-index-mark-start text:id="IMark67312408"/><text:alphabetical-index-mark-start text:id="IMark70508040"/><text:alphabetical-index-mark-start text:id="IMark26093000"/><text:span text:style-name="T81">string</text:span><text:alphabetical-index-mark-end text:id="IMark26093000"/><text:alphabetical-index-mark-end text:id="IMark70508040"/><text:alphabetical-index-mark-end text:id="IMark67312408"/><text:alphabetical-index-mark-end text:id="IMark69877352"/><text:alphabetical-index-mark-end text:id="IMark68245000"/><text:alphabetical-index-mark-end text:id="IMark64149912"/><text:alphabetical-index-mark-end text:id="IMark67764024"/><text:alphabetical-index-mark-end text:id="IMark63679928"/><text:span text:style-name="T81"> that </text:span><text:alphabetical-index-mark-start text:id="IMark62073224"/><text:alphabetical-index-mark-start text:id="IMark70561768"/><text:alphabetical-index-mark-start text:id="IMark54113544"/><text:alphabetical-index-mark-start text:id="IMark61038024"/><text:alphabetical-index-mark-start text:id="IMark68932776"/><text:alphabetical-index-mark-start text:id="IMark62048952"/><text:alphabetical-index-mark-start text:id="IMark64329784"/><text:span text:style-name="T81">id</text:span><text:alphabetical-index-mark-end text:id="IMark64329784"/><text:alphabetical-index-mark-end text:id="IMark62048952"/><text:alphabetical-index-mark-end text:id="IMark68932776"/><text:alphabetical-index-mark-end text:id="IMark61038024"/><text:alphabetical-index-mark-end text:id="IMark54113544"/><text:alphabetical-index-mark-end text:id="IMark70561768"/><text:alphabetical-index-mark-end text:id="IMark62073224"/><text:span text:style-name="T81">entifies </text:span><text:alphabetical-index-mark-start text:id="IMark59257720"/><text:alphabetical-index-mark-start text:id="IMark54858584"/><text:alphabetical-index-mark-start text:id="IMark68152936"/><text:alphabetical-index-mark-start text:id="IMark67338504"/><text:alphabetical-index-mark-start text:id="IMark70543016"/><text:alphabetical-index-mark-start text:id="IMark53769272"/><text:alphabetical-index-mark-start text:id="IMark59153608"/><text:alphabetical-index-mark-start text:id="IMark70512776"/><text:alphabetical-index-mark-start text:id="IMark69851256"/><text:alphabetical-index-mark-start text:id="IMark69849928"/><text:alphabetical-index-mark-start text:id="IMark68122008"/><text:alphabetical-index-mark-start text:id="IMark62197032"/><text:alphabetical-index-mark-start text:id="IMark67454440"/><text:alphabetical-index-mark-start text:id="IMark63066056"/><text:alphabetical-index-mark-start text:id="IMark64496696"/><text:span text:style-name="T81">co</text:span><text:alphabetical-index-mark-end text:id="IMark64496696"/><text:alphabetical-index-mark-end text:id="IMark63066056"/><text:alphabetical-index-mark-end text:id="IMark67454440"/><text:alphabetical-index-mark-end text:id="IMark62197032"/><text:alphabetical-index-mark-end text:id="IMark68122008"/><text:alphabetical-index-mark-end text:id="IMark69849928"/><text:alphabetical-index-mark-end text:id="IMark69851256"/><text:span text:style-name="T81">mmercial</text:span><text:alphabetical-index-mark-end text:id="IMark70512776"/><text:alphabetical-index-mark-end text:id="IMark59153608"/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54858584"/><text:alphabetical-index-mark-end text:id="IMark59257720"/><text:span text:style-name="T81"> and </text:span><text:alphabetical-index-mark-start text:id="IMark70504056"/><text:alphabetical-index-mark-start text:id="IMark69847272"/><text:alphabetical-index-mark-start text:id="IMark62630888"/><text:alphabetical-index-mark-start text:id="IMark63439848"/><text:alphabetical-index-mark-start text:id="IMark67317720"/><text:alphabetical-index-mark-start text:id="IMark59245112"/><text:alphabetical-index-mark-start text:id="IMark62695048"/><text:alphabetical-index-mark-start text:id="IMark64250120"/><text:span text:style-name="T81">res</text:span><text:alphabetical-index-mark-start text:id="IMark68138088"/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alphabetical-index-mark-start text:id="IMark69874696"/><text:span text:style-name="T81">id</text:span><text:alphabetical-index-mark-end text:id="IMark69874696"/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alphabetical-index-mark-end text:id="IMark68138088"/><text:span text:style-name="T81">ential</text:span><text:alphabetical-index-mark-end text:id="IMark64250120"/><text:alphabetical-index-mark-end text:id="IMark62695048"/><text:alphabetical-index-mark-end text:id="IMark59245112"/><text:alphabetical-index-mark-end text:id="IMark67317720"/><text:alphabetical-index-mark-end text:id="IMark63439848"/><text:alphabetical-index-mark-end text:id="IMark62630888"/><text:alphabetical-index-mark-end text:id="IMark69847272"/><text:alphabetical-index-mark-end text:id="IMark70504056"/><text:span text:style-name="T81"> areas relevant to the </text:span><text:alphabetical-index-mark-start text:id="IMark70564424"/><text:alphabetical-index-mark-start text:id="IMark67330536"/><text:alphabetical-index-mark-start text:id="IMark62031656"/><text:alphabetical-index-mark-start text:id="IMark62841256"/><text:alphabetical-index-mark-start text:id="IMark68153064"/><text:alphabetical-index-mark-start text:id="IMark61140200"/><text:alphabetical-index-mark-start text:id="IMark63242712"/><text:span text:style-name="T81">study</text:span><text:alphabetical-index-mark-end text:id="IMark63242712"/><text:alphabetical-index-mark-end text:id="IMark61140200"/><text:alphabetical-index-mark-end text:id="IMark68153064"/><text:alphabetical-index-mark-end text:id="IMark62841256"/><text:alphabetical-index-mark-end text:id="IMark62031656"/><text:alphabetical-index-mark-end text:id="IMark67330536"/><text:alphabetical-index-mark-end text:id="IMark70564424"/><text:span text:style-name="T81">. “C” </text:span><text:alphabetical-index-mark-start text:id="IMark69942632"/><text:alphabetical-index-mark-start text:id="IMark64235752"/><text:alphabetical-index-mark-start text:id="IMark61716536"/><text:alphabetical-index-mark-start text:id="IMark54707080"/><text:alphabetical-index-mark-start text:id="IMark64724632"/><text:alphabetical-index-mark-start text:id="IMark70505384"/><text:alphabetical-index-mark-start text:id="IMark60656536"/><text:span text:style-name="T81">id</text:span><text:alphabetical-index-mark-end text:id="IMark60656536"/><text:alphabetical-index-mark-end text:id="IMark70505384"/><text:alphabetical-index-mark-end text:id="IMark64724632"/><text:alphabetical-index-mark-end text:id="IMark54707080"/><text:alphabetical-index-mark-end text:id="IMark61716536"/><text:alphabetical-index-mark-end text:id="IMark64235752"/><text:alphabetical-index-mark-end text:id="IMark69942632"/><text:span text:style-name="T81">entifies an active </text:span><text:alphabetical-index-mark-start text:id="IMark70618904"/><text:alphabetical-index-mark-start text:id="IMark32709256"/><text:alphabetical-index-mark-start text:id="IMark69800712"/><text:alphabetical-index-mark-start text:id="IMark68157608"/><text:alphabetical-index-mark-start text:id="IMark62647000"/><text:alphabetical-index-mark-start text:id="IMark69811336"/><text:alphabetical-index-mark-start text:id="IMark67334520"/><text:alphabetical-index-mark-start text:id="IMark62314168"/><text:alphabetical-index-mark-start text:id="IMark69794872"/><text:alphabetical-index-mark-start text:id="IMark64783576"/><text:alphabetical-index-mark-start text:id="IMark69804408"/><text:alphabetical-index-mark-start text:id="IMark56326568"/><text:alphabetical-index-mark-start text:id="IMark70541688"/><text:alphabetical-index-mark-start text:id="IMark69834872"/><text:alphabetical-index-mark-start text:id="IMark69789560"/><text:span text:style-name="T81">co</text:span><text:alphabetical-index-mark-end text:id="IMark69789560"/><text:alphabetical-index-mark-end text:id="IMark69834872"/><text:alphabetical-index-mark-end text:id="IMark70541688"/><text:alphabetical-index-mark-end text:id="IMark56326568"/><text:alphabetical-index-mark-end text:id="IMark69804408"/><text:alphabetical-index-mark-end text:id="IMark64783576"/><text:alphabetical-index-mark-end text:id="IMark69794872"/><text:span text:style-name="T81">mmercial</text:span><text:alphabetical-index-mark-end text:id="IMark62314168"/><text:alphabetical-index-mark-end text:id="IMark67334520"/><text:alphabetical-index-mark-end text:id="IMark69811336"/><text:alphabetical-index-mark-end text:id="IMark62647000"/><text:alphabetical-index-mark-end text:id="IMark68157608"/><text:alphabetical-index-mark-end text:id="IMark69800712"/><text:alphabetical-index-mark-end text:id="IMark32709256"/><text:alphabetical-index-mark-end text:id="IMark70618904"/><text:span text:style-name="T81"> </text:span><text:alphabetical-index-mark-start text:id="IMark70506712"/><text:alphabetical-index-mark-start text:id="IMark46856024"/><text:alphabetical-index-mark-start text:id="IMark69830888"/><text:alphabetical-index-mark-start text:id="IMark47937960"/><text:alphabetical-index-mark-start text:id="IMark64299320"/><text:alphabetical-index-mark-start text:id="IMark70605256"/><text:alphabetical-index-mark-start text:id="IMark70498456"/><text:span text:style-name="T81">zone</text:span><text:alphabetical-index-mark-end text:id="IMark70498456"/><text:alphabetical-index-mark-end text:id="IMark70605256"/><text:alphabetical-index-mark-end text:id="IMark64299320"/><text:alphabetical-index-mark-end text:id="IMark47937960"/><text:alphabetical-index-mark-end text:id="IMark69830888"/><text:alphabetical-index-mark-end text:id="IMark46856024"/><text:alphabetical-index-mark-end text:id="IMark70506712"/><text:span text:style-name="T81">, “R” </text:span><text:alphabetical-index-mark-start text:id="IMark63748568"/><text:alphabetical-index-mark-start text:id="IMark69868056"/><text:alphabetical-index-mark-start text:id="IMark70515720"/><text:alphabetical-index-mark-start text:id="IMark61685832"/><text:alphabetical-index-mark-start text:id="IMark70555128"/><text:alphabetical-index-mark-start text:id="IMark70575048"/><text:alphabetical-index-mark-start text:id="IMark62203704"/><text:span text:style-name="T81">id</text:span><text:alphabetical-index-mark-end text:id="IMark62203704"/><text:alphabetical-index-mark-end text:id="IMark70575048"/><text:alphabetical-index-mark-end text:id="IMark70555128"/><text:alphabetical-index-mark-end text:id="IMark61685832"/><text:alphabetical-index-mark-end text:id="IMark70515720"/><text:alphabetical-index-mark-end text:id="IMark69868056"/><text:alphabetical-index-mark-end text:id="IMark63748568"/><text:span text:style-name="T81">entifies an active </text:span><text:alphabetical-index-mark-start text:id="IMark70563096"/><text:alphabetical-index-mark-start text:id="IMark61935976"/><text:alphabetical-index-mark-start text:id="IMark70509368"/><text:alphabetical-index-mark-start text:id="IMark55186568"/><text:alphabetical-index-mark-start text:id="IMark64134744"/><text:alphabetical-index-mark-start text:id="IMark64319544"/><text:alphabetical-index-mark-start text:id="IMark69782968"/><text:alphabetical-index-mark-start text:id="IMark69797528"/><text:span text:style-name="T81">res</text:span><text:alphabetical-index-mark-start text:id="IMark70691016"/><text:alphabetical-index-mark-start text:id="IMark64845336"/><text:alphabetical-index-mark-start text:id="IMark32406312"/><text:alphabetical-index-mark-start text:id="IMark69769720"/><text:alphabetical-index-mark-start text:id="IMark68778104"/><text:alphabetical-index-mark-start text:id="IMark54276472"/><text:alphabetical-index-mark-start text:id="IMark69872040"/><text:span text:style-name="T81">id</text:span><text:alphabetical-index-mark-end text:id="IMark69872040"/><text:alphabetical-index-mark-end text:id="IMark54276472"/><text:alphabetical-index-mark-end text:id="IMark68778104"/><text:alphabetical-index-mark-end text:id="IMark69769720"/><text:alphabetical-index-mark-end text:id="IMark32406312"/><text:alphabetical-index-mark-end text:id="IMark64845336"/><text:alphabetical-index-mark-end text:id="IMark70691016"/><text:span text:style-name="T81">ential</text:span><text:alphabetical-index-mark-end text:id="IMark69797528"/><text:alphabetical-index-mark-end text:id="IMark69782968"/><text:alphabetical-index-mark-end text:id="IMark64319544"/><text:alphabetical-index-mark-end text:id="IMark64134744"/><text:alphabetical-index-mark-end text:id="IMark55186568"/><text:alphabetical-index-mark-end text:id="IMark70509368"/><text:alphabetical-index-mark-end text:id="IMark61935976"/><text:alphabetical-index-mark-end text:id="IMark70563096"/><text:span text:style-name="T81"> </text:span><text:alphabetical-index-mark-start text:id="IMark63275512"/><text:alphabetical-index-mark-start text:id="IMark68819512"/><text:alphabetical-index-mark-start text:id="IMark56962488"/><text:alphabetical-index-mark-start text:id="IMark69869384"/><text:alphabetical-index-mark-start text:id="IMark57336936"/><text:alphabetical-index-mark-start text:id="IMark47461496"/><text:alphabetical-index-mark-start text:id="IMark60022440"/><text:span text:style-name="T81">zone</text:span><text:alphabetical-index-mark-end text:id="IMark60022440"/><text:alphabetical-index-mark-end text:id="IMark47461496"/><text:alphabetical-index-mark-end text:id="IMark57336936"/><text:alphabetical-index-mark-end text:id="IMark69869384"/><text:alphabetical-index-mark-end text:id="IMark56962488"/><text:alphabetical-index-mark-end text:id="IMark68819512"/><text:alphabetical-index-mark-end text:id="IMark63275512"/><text:span text:style-name="T81">.</text:span></text:p>
      <text:p text:style-name="P109"/>
      <text:p text:style-name="P109"/>
      <text:p text:style-name="P46"><text:span text:style-name="T17">4.1.2.8.</text:span><text:span text:style-name="T62"> </text:span><text:alphabetical-index-mark-start text:id="IMark68150296"/><text:alphabetical-index-mark-start text:id="IMark69798568"/><text:alphabetical-index-mark-start text:id="IMark67365256"/><text:alphabetical-index-mark-start text:id="IMark68011016"/><text:alphabetical-index-mark-start text:id="IMark69536984"/><text:alphabetical-index-mark-start text:id="IMark54968120"/><text:alphabetical-index-mark-start text:id="IMark69878680"/><text:span text:style-name="T39">Monthn</text:span><text:alphabetical-index-mark-end text:id="IMark69878680"/><text:alphabetical-index-mark-end text:id="IMark54968120"/><text:alphabetical-index-mark-end text:id="IMark69536984"/><text:alphabetical-index-mark-end text:id="IMark68011016"/><text:alphabetical-index-mark-end text:id="IMark67365256"/><text:alphabetical-index-mark-end text:id="IMark69798568"/><text:alphabetical-index-mark-end text:id="IMark68150296"/><text:span text:style-name="T73">: </text:span><text:span text:style-name="T79">see [</text:span><text:span text:style-name="T83">4.1.1.1</text:span><text:span text:style-name="T87">0</text:span><text:span text:style-name="T83">.</text:span><text:span text:style-name="T79">].</text:span></text:p>
      <text:p text:style-name="P106"/>
      <text:p text:style-name="P106"/>
      <text:p text:style-name="P46"><text:span text:style-name="T17">4.1.2.9.</text:span><text:span text:style-name="T62"> </text:span><text:alphabetical-index-mark-start text:id="IMark71492440"/><text:alphabetical-index-mark-start text:id="IMark62073224"/><text:alphabetical-index-mark-start text:id="IMark70561768"/><text:alphabetical-index-mark-start text:id="IMark54113544"/><text:alphabetical-index-mark-start text:id="IMark61038024"/><text:alphabetical-index-mark-start text:id="IMark68932776"/><text:alphabetical-index-mark-start text:id="IMark62048952"/><text:span text:style-name="T39">T</text:span><text:alphabetical-index-mark-start text:id="IMark64329784"/><text:alphabetical-index-mark-start text:id="IMark59152280"/><text:alphabetical-index-mark-start text:id="IMark62198776"/><text:alphabetical-index-mark-start text:id="IMark69851256"/><text:alphabetical-index-mark-start text:id="IMark69849928"/><text:alphabetical-index-mark-start text:id="IMark68122008"/><text:span text:style-name="T39">stamp</text:span><text:alphabetical-index-mark-end text:id="IMark68122008"/><text:alphabetical-index-mark-end text:id="IMark69849928"/><text:alphabetical-index-mark-end text:id="IMark69851256"/><text:alphabetical-index-mark-end text:id="IMark62198776"/><text:alphabetical-index-mark-end text:id="IMark59152280"/><text:alphabetical-index-mark-end text:id="IMark64329784"/><text:alphabetical-index-mark-end text:id="IMark62048952"/><text:alphabetical-index-mark-end text:id="IMark68932776"/><text:alphabetical-index-mark-end text:id="IMark61038024"/><text:alphabetical-index-mark-end text:id="IMark54113544"/><text:alphabetical-index-mark-end text:id="IMark70561768"/><text:alphabetical-index-mark-end text:id="IMark62073224"/><text:alphabetical-index-mark-end text:id="IMark71492440"/><text:span text:style-name="T73">: </text:span><text:span text:style-name="T79">see [</text:span><text:span text:style-name="T83">4.1.1.12.</text:span><text:span text:style-name="T79">].</text:span></text:p>
      <text:p text:style-name="P106"/>
      <text:p text:style-name="P33"/>
      <text:h text:style-name="Heading_20_3" text:outline-level="3"><text:bookmark-start text:name="__RefHeading___Toc3190_309449435"/>4.1.3. <text:alphabetical-index-mark-start text:id="IMark70544056"/><text:alphabetical-index-mark-start text:id="IMark59476920"/><text:alphabetical-index-mark-start text:id="IMark68138088"/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alphabetical-index-mark-start text:id="IMark69874696"/><text:alphabetical-index-mark-start text:id="IMark70569448"/><text:span text:style-name="T39">trf_</text:span><text:alphabetical-index-mark-start text:id="IMark70504056"/><text:alphabetical-index-mark-start text:id="IMark69847272"/><text:alphabetical-index-mark-start text:id="IMark62630888"/><text:alphabetical-index-mark-start text:id="IMark63439848"/><text:alphabetical-index-mark-start text:id="IMark67317720"/><text:alphabetical-index-mark-start text:id="IMark59245112"/><text:alphabetical-index-mark-start text:id="IMark62695048"/><text:alphabetical-index-mark-start text:id="IMark64250120"/><text:alphabetical-index-mark-start text:id="IMark69790888"/><text:alphabetical-index-mark-start text:id="IMark69848600"/><text:span text:style-name="T39">street</text:span><text:alphabetical-index-mark-end text:id="IMark69848600"/><text:alphabetical-index-mark-end text:id="IMark69790888"/><text:alphabetical-index-mark-end text:id="IMark64250120"/><text:alphabetical-index-mark-end text:id="IMark62695048"/><text:alphabetical-index-mark-end text:id="IMark59245112"/><text:alphabetical-index-mark-end text:id="IMark67317720"/><text:alphabetical-index-mark-end text:id="IMark63439848"/><text:alphabetical-index-mark-end text:id="IMark62630888"/><text:alphabetical-index-mark-end text:id="IMark69847272"/><text:alphabetical-index-mark-end text:id="IMark70504056"/><text:span text:style-name="T39">s</text:span><text:bookmark-end text:name="__RefHeading___Toc3190_309449435"/><text:alphabetical-index-mark-end text:id="IMark70569448"/><text:alphabetical-index-mark-end text:id="IMark69874696"/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alphabetical-index-mark-end text:id="IMark68138088"/><text:alphabetical-index-mark-end text:id="IMark59476920"/><text:alphabetical-index-mark-end text:id="IMark70544056"/></text:h>
      <text:p text:style-name="P124"/>
      <text:p text:style-name="P121"><text:span text:style-name="T70">4.1.</text:span><text:span text:style-name="T71">3</text:span><text:span text:style-name="T70">.1.</text:span><text:span text:style-name="T64"> </text:span><text:alphabetical-index-mark-start text:id="IMark61140200"/><text:alphabetical-index-mark-start text:id="IMark63242712"/><text:alphabetical-index-mark-start text:id="IMark68948072"/><text:alphabetical-index-mark-start text:id="IMark69793544"/><text:alphabetical-index-mark-start text:id="IMark69942632"/><text:alphabetical-index-mark-start text:id="IMark64235752"/><text:alphabetical-index-mark-start text:id="IMark61716536"/><text:span text:style-name="T39">Id</text:span><text:alphabetical-index-mark-end text:id="IMark61716536"/><text:alphabetical-index-mark-end text:id="IMark64235752"/><text:alphabetical-index-mark-end text:id="IMark69942632"/><text:alphabetical-index-mark-end text:id="IMark69793544"/><text:alphabetical-index-mark-end text:id="IMark68948072"/><text:alphabetical-index-mark-end text:id="IMark63242712"/><text:alphabetical-index-mark-end text:id="IMark61140200"/><text:span text:style-name="T63">: </text:span><text:span text:style-name="T65">see [</text:span><text:span text:style-name="T70">4.1.1.1.</text:span><text:span text:style-name="T65">].</text:span></text:p>
      <text:p text:style-name="P107"/>
      <text:p text:style-name="P107"/>
      <text:p text:style-name="P122"><text:soft-page-break/><text:span text:style-name="T70">4.1.</text:span><text:span text:style-name="T71">3</text:span><text:span text:style-name="T70">.</text:span><text:span text:style-name="T71">2</text:span><text:span text:style-name="T70">.</text:span><text:span text:style-name="T64"> </text:span><text:alphabetical-index-mark-start text:id="IMark70618904"/><text:alphabetical-index-mark-start text:id="IMark32709256"/><text:alphabetical-index-mark-start text:id="IMark69800712"/><text:alphabetical-index-mark-start text:id="IMark68157608"/><text:alphabetical-index-mark-start text:id="IMark62647000"/><text:alphabetical-index-mark-start text:id="IMark69811336"/><text:alphabetical-index-mark-start text:id="IMark67334520"/><text:alphabetical-index-mark-start text:id="IMark62314168"/><text:alphabetical-index-mark-start text:id="IMark70565752"/><text:alphabetical-index-mark-start text:id="IMark53570456"/><text:alphabetical-index-mark-start text:id="IMark70506712"/><text:alphabetical-index-mark-start text:id="IMark46856024"/><text:alphabetical-index-mark-start text:id="IMark69830888"/><text:alphabetical-index-mark-start text:id="IMark47937960"/><text:span text:style-name="T39">Ab</text:span><text:alphabetical-index-mark-end text:id="IMark47937960"/><text:alphabetical-index-mark-end text:id="IMark69830888"/><text:alphabetical-index-mark-end text:id="IMark46856024"/><text:alphabetical-index-mark-end text:id="IMark70506712"/><text:alphabetical-index-mark-end text:id="IMark53570456"/><text:alphabetical-index-mark-end text:id="IMark70565752"/><text:alphabetical-index-mark-end text:id="IMark62314168"/><text:span text:style-name="T39">r</text:span><text:alphabetical-index-mark-end text:id="IMark67334520"/><text:alphabetical-index-mark-end text:id="IMark69811336"/><text:alphabetical-index-mark-end text:id="IMark62647000"/><text:alphabetical-index-mark-end text:id="IMark68157608"/><text:alphabetical-index-mark-end text:id="IMark69800712"/><text:alphabetical-index-mark-end text:id="IMark32709256"/><text:alphabetical-index-mark-end text:id="IMark70618904"/>: <text:span text:style-name="T65">see [</text:span><text:span text:style-name="T70">4.1.1.</text:span><text:span text:style-name="T72">2</text:span><text:span text:style-name="T70">.</text:span><text:span text:style-name="T65">].</text:span></text:p>
      <text:p text:style-name="P108"/>
      <text:p text:style-name="P108"/>
      <text:p text:style-name="P120"><text:span text:style-name="T70">4.1.</text:span><text:span text:style-name="T71">3</text:span><text:span text:style-name="T70">.</text:span><text:span text:style-name="T71">3</text:span><text:span text:style-name="T70">.</text:span><text:span text:style-name="T64"> </text:span><text:alphabetical-index-mark-start text:id="IMark69769720"/><text:alphabetical-index-mark-start text:id="IMark68778104"/><text:alphabetical-index-mark-start text:id="IMark54276472"/><text:alphabetical-index-mark-start text:id="IMark69872040"/><text:alphabetical-index-mark-start text:id="IMark69808392"/><text:alphabetical-index-mark-start text:id="IMark70563096"/><text:alphabetical-index-mark-start text:id="IMark61935976"/><text:span text:style-name="T39">Item</text:span><text:alphabetical-index-mark-end text:id="IMark61935976"/><text:alphabetical-index-mark-end text:id="IMark70563096"/><text:alphabetical-index-mark-end text:id="IMark69808392"/><text:alphabetical-index-mark-end text:id="IMark69872040"/><text:alphabetical-index-mark-end text:id="IMark54276472"/><text:alphabetical-index-mark-end text:id="IMark68778104"/><text:alphabetical-index-mark-end text:id="IMark69769720"/>: <text:span text:style-name="T91">official, current </text:span><text:alphabetical-index-mark-start text:id="IMark70509368"/><text:alphabetical-index-mark-start text:id="IMark55186568"/><text:alphabetical-index-mark-start text:id="IMark64134744"/><text:alphabetical-index-mark-start text:id="IMark64319544"/><text:alphabetical-index-mark-start text:id="IMark69782968"/><text:alphabetical-index-mark-start text:id="IMark69797528"/><text:alphabetical-index-mark-start text:id="IMark69852584"/><text:alphabetical-index-mark-start text:id="IMark70567080"/><text:span text:style-name="T91">street</text:span><text:alphabetical-index-mark-end text:id="IMark70567080"/><text:alphabetical-index-mark-end text:id="IMark69852584"/><text:alphabetical-index-mark-end text:id="IMark69797528"/><text:alphabetical-index-mark-end text:id="IMark69782968"/><text:alphabetical-index-mark-end text:id="IMark64319544"/><text:alphabetical-index-mark-end text:id="IMark64134744"/><text:alphabetical-index-mark-end text:id="IMark55186568"/><text:alphabetical-index-mark-end text:id="IMark70509368"/><text:span text:style-name="T91"> name.</text:span></text:p>
      <text:p text:style-name="P120"/>
      <text:p text:style-name="P120"/>
      <text:p text:style-name="P120"><text:span text:style-name="T70">4.1.</text:span><text:span text:style-name="T71">3</text:span><text:span text:style-name="T70">.</text:span><text:span text:style-name="T71">4</text:span><text:span text:style-name="T70">.</text:span><text:span text:style-name="T64"> </text:span><text:alphabetical-index-mark-start text:id="IMark70502728"/><text:alphabetical-index-mark-start text:id="IMark68150296"/><text:alphabetical-index-mark-start text:id="IMark69798568"/><text:alphabetical-index-mark-start text:id="IMark67365256"/><text:alphabetical-index-mark-start text:id="IMark68011016"/><text:alphabetical-index-mark-start text:id="IMark69536984"/><text:alphabetical-index-mark-start text:id="IMark54968120"/><text:span text:style-name="T39">Alias</text:span><text:alphabetical-index-mark-end text:id="IMark54968120"/><text:alphabetical-index-mark-end text:id="IMark69536984"/><text:alphabetical-index-mark-end text:id="IMark68011016"/><text:alphabetical-index-mark-end text:id="IMark67365256"/><text:alphabetical-index-mark-end text:id="IMark69798568"/><text:alphabetical-index-mark-end text:id="IMark68150296"/><text:alphabetical-index-mark-end text:id="IMark70502728"/>: <text:span text:style-name="T91">unofficial or not current names or </text:span><text:alphabetical-index-mark-start text:id="IMark69878680"/><text:alphabetical-index-mark-start text:id="IMark67206872"/><text:alphabetical-index-mark-start text:id="IMark62758152"/><text:alphabetical-index-mark-start text:id="IMark70511736"/><text:alphabetical-index-mark-start text:id="IMark63679928"/><text:alphabetical-index-mark-start text:id="IMark67764024"/><text:alphabetical-index-mark-start text:id="IMark64149912"/><text:span text:style-name="T91">alias</text:span><text:alphabetical-index-mark-end text:id="IMark64149912"/><text:alphabetical-index-mark-end text:id="IMark67764024"/><text:alphabetical-index-mark-end text:id="IMark63679928"/><text:alphabetical-index-mark-end text:id="IMark70511736"/><text:alphabetical-index-mark-end text:id="IMark62758152"/><text:alphabetical-index-mark-end text:id="IMark67206872"/><text:alphabetical-index-mark-end text:id="IMark69878680"/><text:span text:style-name="T91">es by which the </text:span><text:alphabetical-index-mark-start text:id="IMark69877352"/><text:alphabetical-index-mark-start text:id="IMark68245000"/><text:alphabetical-index-mark-start text:id="IMark70508040"/><text:alphabetical-index-mark-start text:id="IMark67312408"/><text:alphabetical-index-mark-start text:id="IMark67756872"/><text:alphabetical-index-mark-start text:id="IMark26093000"/><text:alphabetical-index-mark-start text:id="IMark62197032"/><text:alphabetical-index-mark-start text:id="IMark67454440"/><text:span text:style-name="T91">street</text:span><text:alphabetical-index-mark-end text:id="IMark67454440"/><text:alphabetical-index-mark-end text:id="IMark62197032"/><text:alphabetical-index-mark-end text:id="IMark26093000"/><text:alphabetical-index-mark-end text:id="IMark67756872"/><text:alphabetical-index-mark-end text:id="IMark67312408"/><text:alphabetical-index-mark-end text:id="IMark70508040"/><text:alphabetical-index-mark-end text:id="IMark68245000"/><text:alphabetical-index-mark-end text:id="IMark69877352"/><text:span text:style-name="T91"> might also be </text:span><text:alphabetical-index-mark-start text:id="IMark63066056"/><text:alphabetical-index-mark-start text:id="IMark71492440"/><text:alphabetical-index-mark-start text:id="IMark62073224"/><text:alphabetical-index-mark-start text:id="IMark70561768"/><text:alphabetical-index-mark-start text:id="IMark54113544"/><text:alphabetical-index-mark-start text:id="IMark61038024"/><text:alphabetical-index-mark-start text:id="IMark68932776"/><text:span text:style-name="T91">id</text:span><text:alphabetical-index-mark-end text:id="IMark68932776"/><text:alphabetical-index-mark-end text:id="IMark61038024"/><text:alphabetical-index-mark-end text:id="IMark54113544"/><text:alphabetical-index-mark-end text:id="IMark70561768"/><text:alphabetical-index-mark-end text:id="IMark62073224"/><text:alphabetical-index-mark-end text:id="IMark71492440"/><text:alphabetical-index-mark-end text:id="IMark63066056"/><text:span text:style-name="T91">entified.</text:span></text:p>
      <text:p text:style-name="P120"/>
      <text:p text:style-name="P120"/>
      <text:p text:style-name="P120"><text:span text:style-name="T70">4.1.</text:span><text:span text:style-name="T71">3</text:span><text:span text:style-name="T70">.</text:span><text:span text:style-name="T71">5</text:span><text:span text:style-name="T70">.</text:span><text:span text:style-name="T64"> </text:span><text:alphabetical-index-mark-start text:id="IMark67775880"/><text:alphabetical-index-mark-start text:id="IMark70564424"/><text:alphabetical-index-mark-start text:id="IMark70504056"/><text:alphabetical-index-mark-start text:id="IMark69847272"/><text:alphabetical-index-mark-start text:id="IMark62630888"/><text:alphabetical-index-mark-start text:id="IMark63439848"/><text:alphabetical-index-mark-start text:id="IMark67317720"/><text:span text:style-name="T39">Avg_pers</text:span><text:alphabetical-index-mark-end text:id="IMark67317720"/><text:alphabetical-index-mark-end text:id="IMark63439848"/><text:alphabetical-index-mark-end text:id="IMark62630888"/><text:alphabetical-index-mark-end text:id="IMark69847272"/><text:alphabetical-index-mark-end text:id="IMark70504056"/><text:alphabetical-index-mark-end text:id="IMark70564424"/><text:alphabetical-index-mark-end text:id="IMark67775880"/>: <text:alphabetical-index-mark-start text:id="IMark59245112"/><text:alphabetical-index-mark-start text:id="IMark62695048"/><text:alphabetical-index-mark-start text:id="IMark64250120"/><text:alphabetical-index-mark-start text:id="IMark69790888"/><text:alphabetical-index-mark-start text:id="IMark69848600"/><text:alphabetical-index-mark-start text:id="IMark67330536"/><text:alphabetical-index-mark-start text:id="IMark59476920"/><text:alphabetical-index-mark-start text:id="IMark70544056"/><text:span text:style-name="T91">average</text:span><text:alphabetical-index-mark-end text:id="IMark70544056"/><text:alphabetical-index-mark-end text:id="IMark59476920"/><text:alphabetical-index-mark-end text:id="IMark67330536"/><text:alphabetical-index-mark-end text:id="IMark69848600"/><text:alphabetical-index-mark-end text:id="IMark69790888"/><text:alphabetical-index-mark-end text:id="IMark64250120"/><text:alphabetical-index-mark-end text:id="IMark62695048"/><text:alphabetical-index-mark-end text:id="IMark59245112"/><text:span text:style-name="T91"> </text:span><text:alphabetical-index-mark-start text:id="IMark68138088"/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alphabetical-index-mark-start text:id="IMark69874696"/><text:alphabetical-index-mark-start text:id="IMark70569448"/><text:span text:style-name="T91">number</text:span><text:alphabetical-index-mark-end text:id="IMark70569448"/><text:alphabetical-index-mark-end text:id="IMark69874696"/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alphabetical-index-mark-end text:id="IMark68138088"/><text:span text:style-name="T91"> of </text:span><text:alphabetical-index-mark-start text:id="IMark62031656"/><text:alphabetical-index-mark-start text:id="IMark68153064"/><text:alphabetical-index-mark-start text:id="IMark62841256"/><text:alphabetical-index-mark-start text:id="IMark54707080"/><text:alphabetical-index-mark-start text:id="IMark64724632"/><text:alphabetical-index-mark-start text:id="IMark70505384"/><text:alphabetical-index-mark-start text:id="IMark60656536"/><text:alphabetical-index-mark-start text:id="IMark69853912"/><text:span text:style-name="T91">people</text:span><text:alphabetical-index-mark-end text:id="IMark69853912"/><text:alphabetical-index-mark-end text:id="IMark60656536"/><text:alphabetical-index-mark-end text:id="IMark70505384"/><text:alphabetical-index-mark-end text:id="IMark64724632"/><text:alphabetical-index-mark-end text:id="IMark54707080"/><text:alphabetical-index-mark-end text:id="IMark62841256"/><text:alphabetical-index-mark-end text:id="IMark68153064"/><text:alphabetical-index-mark-end text:id="IMark62031656"/><text:span text:style-name="T91"> per </text:span><text:alphabetical-index-mark-start text:id="IMark61140200"/><text:alphabetical-index-mark-start text:id="IMark63242712"/><text:alphabetical-index-mark-start text:id="IMark68948072"/><text:alphabetical-index-mark-start text:id="IMark69793544"/><text:alphabetical-index-mark-start text:id="IMark69942632"/><text:alphabetical-index-mark-start text:id="IMark64235752"/><text:alphabetical-index-mark-start text:id="IMark61716536"/><text:alphabetical-index-mark-start text:id="IMark67219944"/><text:span text:style-name="T91">block</text:span><text:alphabetical-index-mark-end text:id="IMark67219944"/><text:alphabetical-index-mark-end text:id="IMark61716536"/><text:alphabetical-index-mark-end text:id="IMark64235752"/><text:alphabetical-index-mark-end text:id="IMark69942632"/><text:alphabetical-index-mark-end text:id="IMark69793544"/><text:alphabetical-index-mark-end text:id="IMark68948072"/><text:alphabetical-index-mark-end text:id="IMark63242712"/><text:alphabetical-index-mark-end text:id="IMark61140200"/><text:span text:style-name="T91">, per </text:span><text:alphabetical-index-mark-start text:id="IMark69873368"/><text:alphabetical-index-mark-start text:id="IMark69794872"/><text:alphabetical-index-mark-start text:id="IMark64783576"/><text:alphabetical-index-mark-start text:id="IMark56326568"/><text:alphabetical-index-mark-start text:id="IMark69804408"/><text:alphabetical-index-mark-start text:id="IMark69834872"/><text:alphabetical-index-mark-start text:id="IMark70541688"/><text:alphabetical-index-mark-start text:id="IMark61948968"/><text:alphabetical-index-mark-start text:id="IMark69789560"/><text:alphabetical-index-mark-start text:id="IMark64299320"/><text:alphabetical-index-mark-start text:id="IMark70605256"/><text:alphabetical-index-mark-start text:id="IMark70498456"/><text:alphabetical-index-mark-start text:id="IMark68058184"/><text:alphabetical-index-mark-start text:id="IMark47536104"/><text:alphabetical-index-mark-start text:id="IMark63748568"/><text:alphabetical-index-mark-start text:id="IMark69868056"/><text:span text:style-name="T91">sample</text:span><text:alphabetical-index-mark-end text:id="IMark69868056"/><text:alphabetical-index-mark-end text:id="IMark63748568"/><text:alphabetical-index-mark-end text:id="IMark47536104"/><text:alphabetical-index-mark-end text:id="IMark68058184"/><text:alphabetical-index-mark-end text:id="IMark70498456"/><text:alphabetical-index-mark-end text:id="IMark70605256"/><text:alphabetical-index-mark-end text:id="IMark64299320"/><text:alphabetical-index-mark-end text:id="IMark69789560"/><text:alphabetical-index-mark-end text:id="IMark61948968"/><text:alphabetical-index-mark-end text:id="IMark70541688"/><text:alphabetical-index-mark-end text:id="IMark69834872"/><text:alphabetical-index-mark-end text:id="IMark69804408"/><text:alphabetical-index-mark-end text:id="IMark56326568"/><text:alphabetical-index-mark-end text:id="IMark64783576"/><text:alphabetical-index-mark-end text:id="IMark69794872"/><text:alphabetical-index-mark-end text:id="IMark69873368"/><text:span text:style-name="T91"> instance.</text:span></text:p>
      <text:p text:style-name="P120"/>
      <text:p text:style-name="P120"/>
      <text:p text:style-name="P120"><text:span text:style-name="T70">4.1.</text:span><text:span text:style-name="T71">3</text:span><text:span text:style-name="T70">.</text:span><text:span text:style-name="T71">6</text:span><text:span text:style-name="T70">.</text:span><text:span text:style-name="T64"> </text:span><text:alphabetical-index-mark-start text:id="IMark67334520"/><text:alphabetical-index-mark-start text:id="IMark61685832"/><text:alphabetical-index-mark-start text:id="IMark70555128"/><text:alphabetical-index-mark-start text:id="IMark70575048"/><text:alphabetical-index-mark-start text:id="IMark62203704"/><text:alphabetical-index-mark-start text:id="IMark64611944"/><text:alphabetical-index-mark-start text:id="IMark67316392"/><text:alphabetical-index-mark-start text:id="IMark67429576"/><text:alphabetical-index-mark-start text:id="IMark70691016"/><text:alphabetical-index-mark-start text:id="IMark70540360"/><text:alphabetical-index-mark-start text:id="IMark32406312"/><text:alphabetical-index-mark-start text:id="IMark64845336"/><text:alphabetical-index-mark-start text:id="IMark63275512"/><text:alphabetical-index-mark-start text:id="IMark68819512"/><text:alphabetical-index-mark-start text:id="IMark56962488"/><text:alphabetical-index-mark-start text:id="IMark69869384"/><text:alphabetical-index-mark-start text:id="IMark57336936"/><text:alphabetical-index-mark-start text:id="IMark47461496"/><text:alphabetical-index-mark-start text:id="IMark60022440"/><text:alphabetical-index-mark-start text:id="IMark70539032"/><text:alphabetical-index-mark-start text:id="IMark69769720"/><text:alphabetical-index-mark-start text:id="IMark68778104"/><text:alphabetical-index-mark-start text:id="IMark54276472"/><text:span text:style-name="T39">Sample</text:span><text:alphabetical-index-mark-end text:id="IMark54276472"/><text:alphabetical-index-mark-end text:id="IMark68778104"/><text:alphabetical-index-mark-end text:id="IMark69769720"/><text:alphabetical-index-mark-end text:id="IMark70539032"/><text:alphabetical-index-mark-end text:id="IMark60022440"/><text:alphabetical-index-mark-end text:id="IMark47461496"/><text:alphabetical-index-mark-end text:id="IMark57336936"/><text:alphabetical-index-mark-end text:id="IMark69869384"/><text:alphabetical-index-mark-end text:id="IMark56962488"/><text:alphabetical-index-mark-end text:id="IMark68819512"/><text:alphabetical-index-mark-end text:id="IMark63275512"/><text:alphabetical-index-mark-end text:id="IMark64845336"/><text:alphabetical-index-mark-end text:id="IMark32406312"/><text:alphabetical-index-mark-end text:id="IMark70540360"/><text:alphabetical-index-mark-end text:id="IMark70691016"/><text:alphabetical-index-mark-end text:id="IMark67429576"/><text:span text:style-name="T39">s_total</text:span><text:alphabetical-index-mark-end text:id="IMark67316392"/><text:alphabetical-index-mark-end text:id="IMark64611944"/><text:alphabetical-index-mark-end text:id="IMark62203704"/><text:alphabetical-index-mark-end text:id="IMark70575048"/><text:alphabetical-index-mark-end text:id="IMark70555128"/><text:alphabetical-index-mark-end text:id="IMark61685832"/><text:alphabetical-index-mark-end text:id="IMark67334520"/>: <text:span text:style-name="T91">total </text:span><text:alphabetical-index-mark-start text:id="IMark69872040"/><text:alphabetical-index-mark-start text:id="IMark69808392"/><text:alphabetical-index-mark-start text:id="IMark70563096"/><text:alphabetical-index-mark-start text:id="IMark61935976"/><text:alphabetical-index-mark-start text:id="IMark68236328"/><text:alphabetical-index-mark-start text:id="IMark70509368"/><text:alphabetical-index-mark-start text:id="IMark55186568"/><text:alphabetical-index-mark-start text:id="IMark64134744"/><text:span text:style-name="T91">number</text:span><text:alphabetical-index-mark-end text:id="IMark64134744"/><text:alphabetical-index-mark-end text:id="IMark55186568"/><text:alphabetical-index-mark-end text:id="IMark70509368"/><text:alphabetical-index-mark-end text:id="IMark68236328"/><text:alphabetical-index-mark-end text:id="IMark61935976"/><text:alphabetical-index-mark-end text:id="IMark70563096"/><text:alphabetical-index-mark-end text:id="IMark69808392"/><text:alphabetical-index-mark-end text:id="IMark69872040"/><text:span text:style-name="T91"> of </text:span><text:alphabetical-index-mark-start text:id="IMark64319544"/><text:alphabetical-index-mark-start text:id="IMark69782968"/><text:alphabetical-index-mark-start text:id="IMark69797528"/><text:alphabetical-index-mark-start text:id="IMark69852584"/><text:alphabetical-index-mark-start text:id="IMark70567080"/><text:alphabetical-index-mark-start text:id="IMark57052760"/><text:alphabetical-index-mark-start text:id="IMark69870712"/><text:alphabetical-index-mark-start text:id="IMark61772200"/><text:alphabetical-index-mark-start text:id="IMark60023768"/><text:alphabetical-index-mark-start text:id="IMark69943960"/><text:alphabetical-index-mark-start text:id="IMark69792216"/><text:alphabetical-index-mark-start text:id="IMark62048952"/><text:alphabetical-index-mark-start text:id="IMark64329784"/><text:alphabetical-index-mark-start text:id="IMark59152280"/><text:alphabetical-index-mark-start text:id="IMark62198776"/><text:alphabetical-index-mark-start text:id="IMark69851256"/><text:span text:style-name="T91">sample</text:span><text:alphabetical-index-mark-end text:id="IMark69851256"/><text:alphabetical-index-mark-end text:id="IMark62198776"/><text:alphabetical-index-mark-end text:id="IMark59152280"/><text:alphabetical-index-mark-end text:id="IMark64329784"/><text:alphabetical-index-mark-end text:id="IMark62048952"/><text:alphabetical-index-mark-end text:id="IMark69792216"/><text:alphabetical-index-mark-end text:id="IMark69943960"/><text:alphabetical-index-mark-end text:id="IMark60023768"/><text:alphabetical-index-mark-end text:id="IMark61772200"/><text:alphabetical-index-mark-end text:id="IMark69870712"/><text:alphabetical-index-mark-end text:id="IMark57052760"/><text:alphabetical-index-mark-end text:id="IMark70567080"/><text:alphabetical-index-mark-end text:id="IMark69852584"/><text:alphabetical-index-mark-end text:id="IMark69797528"/><text:alphabetical-index-mark-end text:id="IMark69782968"/><text:alphabetical-index-mark-end text:id="IMark64319544"/><text:span text:style-name="T91">s per </text:span><text:alphabetical-index-mark-start text:id="IMark69849928"/><text:alphabetical-index-mark-start text:id="IMark68122008"/><text:alphabetical-index-mark-start text:id="IMark70502728"/><text:alphabetical-index-mark-start text:id="IMark68150296"/><text:alphabetical-index-mark-start text:id="IMark69798568"/><text:alphabetical-index-mark-start text:id="IMark67365256"/><text:alphabetical-index-mark-start text:id="IMark68011016"/><text:alphabetical-index-mark-start text:id="IMark69536984"/><text:span text:style-name="T91">street</text:span><text:alphabetical-index-mark-end text:id="IMark69536984"/><text:alphabetical-index-mark-end text:id="IMark68011016"/><text:alphabetical-index-mark-end text:id="IMark67365256"/><text:alphabetical-index-mark-end text:id="IMark69798568"/><text:alphabetical-index-mark-end text:id="IMark68150296"/><text:alphabetical-index-mark-end text:id="IMark70502728"/><text:alphabetical-index-mark-end text:id="IMark68122008"/><text:alphabetical-index-mark-end text:id="IMark69849928"/><text:span text:style-name="T91">.</text:span></text:p>
      <text:p text:style-name="P120"/>
      <text:p text:style-name="P120"/>
      <text:p text:style-name="P123"><text:span text:style-name="T70">4.1.</text:span><text:span text:style-name="T71">3</text:span><text:span text:style-name="T70">.</text:span><text:span text:style-name="T71">7</text:span><text:span text:style-name="T70">.</text:span><text:span text:style-name="T64"> </text:span><text:alphabetical-index-mark-start text:id="IMark67756872"/><text:alphabetical-index-mark-start text:id="IMark26093000"/><text:alphabetical-index-mark-start text:id="IMark62197032"/><text:alphabetical-index-mark-start text:id="IMark67454440"/><text:alphabetical-index-mark-start text:id="IMark54858584"/><text:alphabetical-index-mark-start text:id="IMark63066056"/><text:alphabetical-index-mark-start text:id="IMark71492440"/><text:span text:style-name="T39">Avg_ppmc</text:span><text:alphabetical-index-mark-end text:id="IMark71492440"/><text:alphabetical-index-mark-end text:id="IMark63066056"/><text:alphabetical-index-mark-end text:id="IMark54858584"/><text:alphabetical-index-mark-end text:id="IMark67454440"/><text:alphabetical-index-mark-end text:id="IMark62197032"/><text:alphabetical-index-mark-end text:id="IMark26093000"/><text:alphabetical-index-mark-end text:id="IMark67756872"/>: <text:alphabetical-index-mark-start text:id="IMark62073224"/><text:alphabetical-index-mark-start text:id="IMark70561768"/><text:alphabetical-index-mark-start text:id="IMark54113544"/><text:alphabetical-index-mark-start text:id="IMark61038024"/><text:alphabetical-index-mark-start text:id="IMark68932776"/><text:alphabetical-index-mark-start text:id="IMark68152936"/><text:alphabetical-index-mark-start text:id="IMark67338504"/><text:alphabetical-index-mark-start text:id="IMark70543016"/><text:span text:style-name="T91">average</text:span><text:alphabetical-index-mark-end text:id="IMark70543016"/><text:alphabetical-index-mark-end text:id="IMark67338504"/><text:alphabetical-index-mark-end text:id="IMark68152936"/><text:alphabetical-index-mark-end text:id="IMark68932776"/><text:alphabetical-index-mark-end text:id="IMark61038024"/><text:alphabetical-index-mark-end text:id="IMark54113544"/><text:alphabetical-index-mark-end text:id="IMark70561768"/><text:alphabetical-index-mark-end text:id="IMark62073224"/><text:span text:style-name="T91"> </text:span><text:alphabetical-index-mark-start text:id="IMark53769272"/><text:alphabetical-index-mark-start text:id="IMark59153608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alphabetical-index-mark-start text:id="IMark46856024"/><text:alphabetical-index-mark-start text:id="IMark69830888"/><text:alphabetical-index-mark-start text:id="IMark47937960"/><text:alphabetical-index-mark-start text:id="IMark70515720"/><text:alphabetical-index-mark-start text:id="IMark67775880"/><text:alphabetical-index-mark-start text:id="IMark70564424"/><text:alphabetical-index-mark-start text:id="IMark70504056"/><text:alphabetical-index-mark-start text:id="IMark69847272"/><text:alphabetical-index-mark-start text:id="IMark62630888"/><text:span text:style-name="T91">price</text:span><text:alphabetical-index-mark-end text:id="IMark62630888"/><text:alphabetical-index-mark-end text:id="IMark69847272"/><text:alphabetical-index-mark-end text:id="IMark70504056"/><text:alphabetical-index-mark-end text:id="IMark70564424"/><text:alphabetical-index-mark-end text:id="IMark67775880"/><text:alphabetical-index-mark-end text:id="IMark70515720"/><text:alphabetical-index-mark-end text:id="IMark47937960"/><text:alphabetical-index-mark-end text:id="IMark69830888"/><text:alphabetical-index-mark-end text:id="IMark46856024"/><text:alphabetical-index-mark-end text:id="IMark70506712"/><text:alphabetical-index-mark-end text:id="IMark53570456"/><text:alphabetical-index-mark-end text:id="IMark70565752"/><text:alphabetical-index-mark-end text:id="IMark62314168"/><text:alphabetical-index-mark-end text:id="IMark70512776"/><text:alphabetical-index-mark-end text:id="IMark59153608"/><text:alphabetical-index-mark-end text:id="IMark53769272"/><text:span text:style-name="T91"> per </text:span><text:alphabetical-index-mark-start text:id="IMark63439848"/><text:alphabetical-index-mark-start text:id="IMark67317720"/><text:alphabetical-index-mark-start text:id="IMark59245112"/><text:alphabetical-index-mark-start text:id="IMark62695048"/><text:alphabetical-index-mark-start text:id="IMark64250120"/><text:alphabetical-index-mark-start text:id="IMark69790888"/><text:alphabetical-index-mark-start text:id="IMark69848600"/><text:alphabetical-index-mark-start text:id="IMark67330536"/><text:span text:style-name="T91">square</text:span><text:alphabetical-index-mark-end text:id="IMark67330536"/><text:alphabetical-index-mark-end text:id="IMark69848600"/><text:alphabetical-index-mark-end text:id="IMark69790888"/><text:alphabetical-index-mark-end text:id="IMark64250120"/><text:alphabetical-index-mark-end text:id="IMark62695048"/><text:alphabetical-index-mark-end text:id="IMark59245112"/><text:alphabetical-index-mark-end text:id="IMark67317720"/><text:alphabetical-index-mark-end text:id="IMark63439848"/><text:span text:style-name="T91"> </text:span><text:alphabetical-index-mark-start text:id="IMark59476920"/><text:alphabetical-index-mark-start text:id="IMark70544056"/><text:alphabetical-index-mark-start text:id="IMark68138088"/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span text:style-name="T91">meter</text:span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alphabetical-index-mark-end text:id="IMark68138088"/><text:alphabetical-index-mark-end text:id="IMark70544056"/><text:alphabetical-index-mark-end text:id="IMark59476920"/><text:span text:style-name="T91">, </text:span><text:alphabetical-index-mark-start text:id="IMark69874696"/><text:alphabetical-index-mark-start text:id="IMark70569448"/><text:alphabetical-index-mark-start text:id="IMark62031656"/><text:alphabetical-index-mark-start text:id="IMark68153064"/><text:alphabetical-index-mark-start text:id="IMark62841256"/><text:alphabetical-index-mark-start text:id="IMark54707080"/><text:alphabetical-index-mark-start text:id="IMark64724632"/><text:alphabetical-index-mark-start text:id="IMark70505384"/><text:alphabetical-index-mark-start text:id="IMark60656536"/><text:alphabetical-index-mark-start text:id="IMark69853912"/><text:alphabetical-index-mark-start text:id="IMark61140200"/><text:alphabetical-index-mark-start text:id="IMark63242712"/><text:alphabetical-index-mark-start text:id="IMark68948072"/><text:alphabetical-index-mark-start text:id="IMark69793544"/><text:alphabetical-index-mark-start text:id="IMark69942632"/><text:span text:style-name="T91">co</text:span><text:alphabetical-index-mark-end text:id="IMark69942632"/><text:alphabetical-index-mark-end text:id="IMark69793544"/><text:alphabetical-index-mark-end text:id="IMark68948072"/><text:alphabetical-index-mark-end text:id="IMark63242712"/><text:alphabetical-index-mark-end text:id="IMark61140200"/><text:alphabetical-index-mark-end text:id="IMark69853912"/><text:alphabetical-index-mark-end text:id="IMark60656536"/><text:span text:style-name="T91">mmercial</text:span><text:alphabetical-index-mark-end text:id="IMark70505384"/><text:alphabetical-index-mark-end text:id="IMark64724632"/><text:alphabetical-index-mark-end text:id="IMark54707080"/><text:alphabetical-index-mark-end text:id="IMark62841256"/><text:alphabetical-index-mark-end text:id="IMark68153064"/><text:alphabetical-index-mark-end text:id="IMark62031656"/><text:alphabetical-index-mark-end text:id="IMark70569448"/><text:alphabetical-index-mark-end text:id="IMark69874696"/><text:span text:style-name="T91">.</text:span></text:p>
      <text:p text:style-name="P123"/>
      <text:p text:style-name="P123"/>
      <text:p text:style-name="P120"><text:span text:style-name="T70">4.1.</text:span><text:span text:style-name="T71">3</text:span><text:span text:style-name="T70">.</text:span><text:span text:style-name="T71">8</text:span><text:span text:style-name="T70">.</text:span><text:span text:style-name="T64"> </text:span><text:alphabetical-index-mark-start text:id="IMark70498456"/><text:alphabetical-index-mark-start text:id="IMark68058184"/><text:alphabetical-index-mark-start text:id="IMark47536104"/><text:alphabetical-index-mark-start text:id="IMark63748568"/><text:alphabetical-index-mark-start text:id="IMark69868056"/><text:alphabetical-index-mark-start text:id="IMark32709256"/><text:alphabetical-index-mark-start text:id="IMark70618904"/><text:span text:style-name="T39">Avg_ppmr</text:span><text:alphabetical-index-mark-end text:id="IMark70618904"/><text:alphabetical-index-mark-end text:id="IMark32709256"/><text:alphabetical-index-mark-end text:id="IMark69868056"/><text:alphabetical-index-mark-end text:id="IMark63748568"/><text:alphabetical-index-mark-end text:id="IMark47536104"/><text:alphabetical-index-mark-end text:id="IMark68058184"/><text:alphabetical-index-mark-end text:id="IMark70498456"/>: <text:alphabetical-index-mark-start text:id="IMark68157608"/><text:alphabetical-index-mark-start text:id="IMark69800712"/><text:alphabetical-index-mark-start text:id="IMark69811336"/><text:alphabetical-index-mark-start text:id="IMark62647000"/><text:alphabetical-index-mark-start text:id="IMark54968120"/><text:alphabetical-index-mark-start text:id="IMark64496696"/><text:alphabetical-index-mark-start text:id="IMark68821768"/><text:alphabetical-index-mark-start text:id="IMark69878680"/><text:span text:style-name="T91">average</text:span><text:alphabetical-index-mark-end text:id="IMark69878680"/><text:alphabetical-index-mark-end text:id="IMark68821768"/><text:alphabetical-index-mark-end text:id="IMark64496696"/><text:alphabetical-index-mark-end text:id="IMark54968120"/><text:alphabetical-index-mark-end text:id="IMark62647000"/><text:alphabetical-index-mark-end text:id="IMark69811336"/><text:alphabetical-index-mark-end text:id="IMark69800712"/><text:alphabetical-index-mark-end text:id="IMark68157608"/><text:span text:style-name="T91"> </text:span><text:alphabetical-index-mark-start text:id="IMark67206872"/><text:alphabetical-index-mark-start text:id="IMark62758152"/><text:alphabetical-index-mark-start text:id="IMark70511736"/><text:alphabetical-index-mark-start text:id="IMark63679928"/><text:alphabetical-index-mark-start text:id="IMark67429576"/><text:alphabetical-index-mark-start text:id="IMark70691016"/><text:alphabetical-index-mark-start text:id="IMark70540360"/><text:alphabetical-index-mark-start text:id="IMark32406312"/><text:alphabetical-index-mark-start text:id="IMark64845336"/><text:alphabetical-index-mark-start text:id="IMark63275512"/><text:alphabetical-index-mark-start text:id="IMark68819512"/><text:alphabetical-index-mark-start text:id="IMark56962488"/><text:alphabetical-index-mark-start text:id="IMark69869384"/><text:alphabetical-index-mark-start text:id="IMark57336936"/><text:alphabetical-index-mark-start text:id="IMark47461496"/><text:alphabetical-index-mark-start text:id="IMark60022440"/><text:span text:style-name="T91">price</text:span><text:alphabetical-index-mark-end text:id="IMark60022440"/><text:alphabetical-index-mark-end text:id="IMark47461496"/><text:alphabetical-index-mark-end text:id="IMark57336936"/><text:alphabetical-index-mark-end text:id="IMark69869384"/><text:alphabetical-index-mark-end text:id="IMark56962488"/><text:alphabetical-index-mark-end text:id="IMark68819512"/><text:alphabetical-index-mark-end text:id="IMark63275512"/><text:alphabetical-index-mark-end text:id="IMark64845336"/><text:alphabetical-index-mark-end text:id="IMark32406312"/><text:alphabetical-index-mark-end text:id="IMark70540360"/><text:alphabetical-index-mark-end text:id="IMark70691016"/><text:alphabetical-index-mark-end text:id="IMark67429576"/><text:alphabetical-index-mark-end text:id="IMark63679928"/><text:alphabetical-index-mark-end text:id="IMark70511736"/><text:alphabetical-index-mark-end text:id="IMark62758152"/><text:alphabetical-index-mark-end text:id="IMark67206872"/><text:span text:style-name="T91"> per </text:span><text:alphabetical-index-mark-start text:id="IMark70539032"/><text:alphabetical-index-mark-start text:id="IMark69769720"/><text:alphabetical-index-mark-start text:id="IMark68778104"/><text:alphabetical-index-mark-start text:id="IMark54276472"/><text:alphabetical-index-mark-start text:id="IMark67764024"/><text:alphabetical-index-mark-start text:id="IMark67334520"/><text:alphabetical-index-mark-start text:id="IMark61685832"/><text:alphabetical-index-mark-start text:id="IMark70555128"/><text:span text:style-name="T91">square</text:span><text:alphabetical-index-mark-end text:id="IMark70555128"/><text:alphabetical-index-mark-end text:id="IMark61685832"/><text:alphabetical-index-mark-end text:id="IMark67334520"/><text:alphabetical-index-mark-end text:id="IMark67764024"/><text:alphabetical-index-mark-end text:id="IMark54276472"/><text:alphabetical-index-mark-end text:id="IMark68778104"/><text:alphabetical-index-mark-end text:id="IMark69769720"/><text:alphabetical-index-mark-end text:id="IMark70539032"/><text:span text:style-name="T91"> </text:span><text:alphabetical-index-mark-start text:id="IMark70575048"/><text:alphabetical-index-mark-start text:id="IMark62203704"/><text:alphabetical-index-mark-start text:id="IMark64611944"/><text:alphabetical-index-mark-start text:id="IMark67316392"/><text:alphabetical-index-mark-start text:id="IMark69872040"/><text:alphabetical-index-mark-start text:id="IMark69808392"/><text:alphabetical-index-mark-start text:id="IMark70563096"/><text:alphabetical-index-mark-start text:id="IMark61935976"/><text:span text:style-name="T91">meter</text:span><text:alphabetical-index-mark-end text:id="IMark61935976"/><text:alphabetical-index-mark-end text:id="IMark70563096"/><text:alphabetical-index-mark-end text:id="IMark69808392"/><text:alphabetical-index-mark-end text:id="IMark69872040"/><text:alphabetical-index-mark-end text:id="IMark67316392"/><text:alphabetical-index-mark-end text:id="IMark64611944"/><text:alphabetical-index-mark-end text:id="IMark62203704"/><text:alphabetical-index-mark-end text:id="IMark70575048"/><text:span text:style-name="T91">, </text:span><text:alphabetical-index-mark-start text:id="IMark68236328"/><text:alphabetical-index-mark-start text:id="IMark70509368"/><text:alphabetical-index-mark-start text:id="IMark55186568"/><text:alphabetical-index-mark-start text:id="IMark64134744"/><text:alphabetical-index-mark-start text:id="IMark64319544"/><text:alphabetical-index-mark-start text:id="IMark69782968"/><text:span text:style-name="T91">res</text:span><text:alphabetical-index-mark-start text:id="IMark69797528"/><text:alphabetical-index-mark-start text:id="IMark69852584"/><text:alphabetical-index-mark-start text:id="IMark70567080"/><text:alphabetical-index-mark-start text:id="IMark57052760"/><text:alphabetical-index-mark-start text:id="IMark69870712"/><text:alphabetical-index-mark-start text:id="IMark61772200"/><text:alphabetical-index-mark-start text:id="IMark60023768"/><text:span text:style-name="T91">id</text:span><text:alphabetical-index-mark-end text:id="IMark60023768"/><text:alphabetical-index-mark-end text:id="IMark61772200"/><text:alphabetical-index-mark-end text:id="IMark69870712"/><text:alphabetical-index-mark-end text:id="IMark57052760"/><text:alphabetical-index-mark-end text:id="IMark70567080"/><text:alphabetical-index-mark-end text:id="IMark69852584"/><text:alphabetical-index-mark-end text:id="IMark69797528"/><text:span text:style-name="T91">ential</text:span><text:alphabetical-index-mark-end text:id="IMark69782968"/><text:alphabetical-index-mark-end text:id="IMark64319544"/><text:alphabetical-index-mark-end text:id="IMark64134744"/><text:alphabetical-index-mark-end text:id="IMark55186568"/><text:alphabetical-index-mark-end text:id="IMark70509368"/><text:alphabetical-index-mark-end text:id="IMark68236328"/><text:span text:style-name="T91">.</text:span></text:p>
      <text:p text:style-name="P120"/>
      <text:p text:style-name="P120"/>
      <text:p text:style-name="P120"><text:span text:style-name="T70">4.1.</text:span><text:span text:style-name="T71">3</text:span><text:span text:style-name="T70">.</text:span><text:span text:style-name="T71">9</text:span><text:span text:style-name="T70">.</text:span><text:span text:style-name="T64"> </text:span><text:alphabetical-index-mark-start text:id="IMark69536984"/><text:alphabetical-index-mark-start text:id="IMark59257720"/><text:alphabetical-index-mark-start text:id="IMark64149912"/><text:alphabetical-index-mark-start text:id="IMark68245000"/><text:alphabetical-index-mark-start text:id="IMark69877352"/><text:alphabetical-index-mark-start text:id="IMark67312408"/><text:alphabetical-index-mark-start text:id="IMark70508040"/><text:alphabetical-index-mark-start text:id="IMark64235752"/><text:alphabetical-index-mark-start text:id="IMark61716536"/><text:alphabetical-index-mark-start text:id="IMark67219944"/><text:alphabetical-index-mark-start text:id="IMark69873368"/><text:alphabetical-index-mark-start text:id="IMark69794872"/><text:alphabetical-index-mark-start text:id="IMark64783576"/><text:alphabetical-index-mark-start text:id="IMark56326568"/><text:alphabetical-index-mark-start text:id="IMark67756872"/><text:alphabetical-index-mark-start text:id="IMark26093000"/><text:alphabetical-index-mark-start text:id="IMark62197032"/><text:alphabetical-index-mark-start text:id="IMark67454440"/><text:alphabetical-index-mark-start text:id="IMark54858584"/><text:alphabetical-index-mark-start text:id="IMark63066056"/><text:alphabetical-index-mark-start text:id="IMark71492440"/><text:alphabetical-index-mark-start text:id="IMark69804408"/><text:span text:style-name="T39">Value</text:span><text:alphabetical-index-mark-end text:id="IMark69804408"/><text:alphabetical-index-mark-end text:id="IMark71492440"/><text:alphabetical-index-mark-end text:id="IMark63066056"/><text:alphabetical-index-mark-end text:id="IMark54858584"/><text:alphabetical-index-mark-end text:id="IMark67454440"/><text:alphabetical-index-mark-end text:id="IMark62197032"/><text:alphabetical-index-mark-end text:id="IMark26093000"/><text:alphabetical-index-mark-end text:id="IMark67756872"/><text:alphabetical-index-mark-end text:id="IMark56326568"/><text:alphabetical-index-mark-end text:id="IMark64783576"/><text:alphabetical-index-mark-end text:id="IMark69794872"/><text:alphabetical-index-mark-end text:id="IMark69873368"/><text:alphabetical-index-mark-end text:id="IMark67219944"/><text:alphabetical-index-mark-end text:id="IMark61716536"/><text:alphabetical-index-mark-end text:id="IMark64235752"/><text:span text:style-name="T39">_ppers</text:span><text:alphabetical-index-mark-end text:id="IMark70508040"/><text:alphabetical-index-mark-end text:id="IMark67312408"/><text:alphabetical-index-mark-end text:id="IMark69877352"/><text:alphabetical-index-mark-end text:id="IMark68245000"/><text:alphabetical-index-mark-end text:id="IMark64149912"/><text:alphabetical-index-mark-end text:id="IMark59257720"/><text:alphabetical-index-mark-end text:id="IMark69536984"/>: <text:alphabetical-index-mark-start text:id="IMark62073224"/><text:alphabetical-index-mark-start text:id="IMark70561768"/><text:alphabetical-index-mark-start text:id="IMark54113544"/><text:alphabetical-index-mark-start text:id="IMark61038024"/><text:alphabetical-index-mark-start text:id="IMark68932776"/><text:alphabetical-index-mark-start text:id="IMark68152936"/><text:alphabetical-index-mark-start text:id="IMark67338504"/><text:alphabetical-index-mark-start text:id="IMark70543016"/><text:alphabetical-index-mark-start text:id="IMark53769272"/><text:alphabetical-index-mark-start text:id="IMark59153608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span text:style-name="T91">value</text:span><text:alphabetical-index-mark-end text:id="IMark70506712"/><text:alphabetical-index-mark-end text:id="IMark53570456"/><text:alphabetical-index-mark-end text:id="IMark70565752"/><text:alphabetical-index-mark-end text:id="IMark62314168"/><text:alphabetical-index-mark-end text:id="IMark70512776"/><text:alphabetical-index-mark-end text:id="IMark59153608"/><text:alphabetical-index-mark-end text:id="IMark53769272"/><text:alphabetical-index-mark-end text:id="IMark70543016"/><text:alphabetical-index-mark-end text:id="IMark67338504"/><text:alphabetical-index-mark-end text:id="IMark68152936"/><text:alphabetical-index-mark-end text:id="IMark68932776"/><text:alphabetical-index-mark-end text:id="IMark61038024"/><text:alphabetical-index-mark-end text:id="IMark54113544"/><text:alphabetical-index-mark-end text:id="IMark70561768"/><text:alphabetical-index-mark-end text:id="IMark62073224"/><text:span text:style-name="T91"> per person.</text:span></text:p>
      <text:p text:style-name="P120"/>
      <text:p text:style-name="P120"/>
      <text:p text:style-name="P123"><text:span text:style-name="T70">4.1.</text:span><text:span text:style-name="T71">3</text:span><text:span text:style-name="T70">.1</text:span><text:span text:style-name="T71">0</text:span><text:span text:style-name="T70">.</text:span><text:span text:style-name="T64"> </text:span><text:alphabetical-index-mark-start text:id="IMark69796200"/><text:alphabetical-index-mark-start text:id="IMark59607896"/><text:alphabetical-index-mark-start text:id="IMark40496856"/><text:alphabetical-index-mark-start text:id="IMark67333192"/><text:alphabetical-index-mark-start text:id="IMark62547992"/><text:alphabetical-index-mark-start text:id="IMark60656536"/><text:alphabetical-index-mark-start text:id="IMark69853912"/><text:span text:style-name="T39">Est_final_ppmc</text:span><text:alphabetical-index-mark-end text:id="IMark69853912"/><text:alphabetical-index-mark-end text:id="IMark60656536"/><text:alphabetical-index-mark-end text:id="IMark62547992"/><text:alphabetical-index-mark-end text:id="IMark67333192"/><text:alphabetical-index-mark-end text:id="IMark40496856"/><text:alphabetical-index-mark-end text:id="IMark59607896"/><text:alphabetical-index-mark-end text:id="IMark69796200"/><text:span text:style-name="T39">:</text:span><text:span text:style-name="T91">estimated final </text:span><text:alphabetical-index-mark-start text:id="IMark61140200"/><text:alphabetical-index-mark-start text:id="IMark63242712"/><text:alphabetical-index-mark-start text:id="IMark68948072"/><text:alphabetical-index-mark-start text:id="IMark69793544"/><text:alphabetical-index-mark-start text:id="IMark69942632"/><text:alphabetical-index-mark-start text:id="IMark69874696"/><text:alphabetical-index-mark-start text:id="IMark70569448"/><text:alphabetical-index-mark-start text:id="IMark62031656"/><text:alphabetical-index-mark-start text:id="IMark68153064"/><text:alphabetical-index-mark-start text:id="IMark62841256"/><text:alphabetical-index-mark-start text:id="IMark54707080"/><text:alphabetical-index-mark-start text:id="IMark64724632"/><text:alphabetical-index-mark-start text:id="IMark70505384"/><text:alphabetical-index-mark-start text:id="IMark70541688"/><text:alphabetical-index-mark-start text:id="IMark69834872"/><text:alphabetical-index-mark-start text:id="IMark69789560"/><text:span text:style-name="T91">price</text:span><text:alphabetical-index-mark-end text:id="IMark69789560"/><text:alphabetical-index-mark-end text:id="IMark69834872"/><text:alphabetical-index-mark-end text:id="IMark70541688"/><text:alphabetical-index-mark-end text:id="IMark70505384"/><text:alphabetical-index-mark-end text:id="IMark64724632"/><text:alphabetical-index-mark-end text:id="IMark54707080"/><text:alphabetical-index-mark-end text:id="IMark62841256"/><text:alphabetical-index-mark-end text:id="IMark68153064"/><text:alphabetical-index-mark-end text:id="IMark62031656"/><text:alphabetical-index-mark-end text:id="IMark70569448"/><text:alphabetical-index-mark-end text:id="IMark69874696"/><text:alphabetical-index-mark-end text:id="IMark69942632"/><text:alphabetical-index-mark-end text:id="IMark69793544"/><text:alphabetical-index-mark-end text:id="IMark68948072"/><text:alphabetical-index-mark-end text:id="IMark63242712"/><text:alphabetical-index-mark-end text:id="IMark61140200"/><text:span text:style-name="T91"> per </text:span><text:alphabetical-index-mark-start text:id="IMark61948968"/><text:alphabetical-index-mark-start text:id="IMark70605256"/><text:alphabetical-index-mark-start text:id="IMark64299320"/><text:alphabetical-index-mark-start text:id="IMark69943960"/><text:alphabetical-index-mark-start text:id="IMark69792216"/><text:alphabetical-index-mark-start text:id="IMark62048952"/><text:alphabetical-index-mark-start text:id="IMark64329784"/><text:alphabetical-index-mark-start text:id="IMark59152280"/><text:span text:style-name="T91">square</text:span><text:alphabetical-index-mark-end text:id="IMark59152280"/><text:alphabetical-index-mark-end text:id="IMark64329784"/><text:alphabetical-index-mark-end text:id="IMark62048952"/><text:alphabetical-index-mark-end text:id="IMark69792216"/><text:alphabetical-index-mark-end text:id="IMark69943960"/><text:alphabetical-index-mark-end text:id="IMark64299320"/><text:alphabetical-index-mark-end text:id="IMark70605256"/><text:alphabetical-index-mark-end text:id="IMark61948968"/><text:span text:style-name="T91"> </text:span><text:alphabetical-index-mark-start text:id="IMark62198776"/><text:alphabetical-index-mark-start text:id="IMark69851256"/><text:alphabetical-index-mark-start text:id="IMark69849928"/><text:alphabetical-index-mark-start text:id="IMark70498456"/><text:alphabetical-index-mark-start text:id="IMark68058184"/><text:alphabetical-index-mark-start text:id="IMark47536104"/><text:alphabetical-index-mark-start text:id="IMark63748568"/><text:alphabetical-index-mark-start text:id="IMark69868056"/><text:span text:style-name="T91">meter</text:span><text:alphabetical-index-mark-end text:id="IMark69868056"/><text:alphabetical-index-mark-end text:id="IMark63748568"/><text:alphabetical-index-mark-end text:id="IMark47536104"/><text:alphabetical-index-mark-end text:id="IMark68058184"/><text:alphabetical-index-mark-end text:id="IMark70498456"/><text:alphabetical-index-mark-end text:id="IMark69849928"/><text:alphabetical-index-mark-end text:id="IMark69851256"/><text:alphabetical-index-mark-end text:id="IMark62198776"/><text:span text:style-name="T91">.</text:span></text:p>
      <text:p text:style-name="P123"/>
      <text:p text:style-name="P32"/>
      <text:p text:style-name="P32">This t<text:alphabetical-index-mark-start text:id="IMark70540360"/><text:alphabetical-index-mark-start text:id="IMark32406312"/><text:alphabetical-index-mark-start text:id="IMark64845336"/><text:alphabetical-index-mark-start text:id="IMark63275512"/><text:alphabetical-index-mark-start text:id="IMark68819512"/><text:alphabetical-index-mark-start text:id="IMark56962488"/><text:alphabetical-index-mark-start text:id="IMark69869384"/>ab<text:alphabetical-index-mark-end text:id="IMark69869384"/><text:alphabetical-index-mark-end text:id="IMark56962488"/><text:alphabetical-index-mark-end text:id="IMark68819512"/><text:alphabetical-index-mark-end text:id="IMark63275512"/><text:alphabetical-index-mark-end text:id="IMark64845336"/><text:alphabetical-index-mark-end text:id="IMark32406312"/><text:alphabetical-index-mark-end text:id="IMark70540360"/>le <text:alphabetical-index-mark-start text:id="IMark57336936"/><text:alphabetical-index-mark-start text:id="IMark47461496"/><text:alphabetical-index-mark-start text:id="IMark60022440"/><text:alphabetical-index-mark-start text:id="IMark70539032"/><text:alphabetical-index-mark-start text:id="IMark69769720"/><text:alphabetical-index-mark-start text:id="IMark68778104"/><text:alphabetical-index-mark-start text:id="IMark54276472"/>co<text:alphabetical-index-mark-end text:id="IMark54276472"/><text:alphabetical-index-mark-end text:id="IMark68778104"/><text:alphabetical-index-mark-end text:id="IMark69769720"/><text:alphabetical-index-mark-end text:id="IMark70539032"/><text:alphabetical-index-mark-end text:id="IMark60022440"/><text:alphabetical-index-mark-end text:id="IMark47461496"/><text:alphabetical-index-mark-end text:id="IMark57336936"/>ntains <text:alphabetical-index-mark-start text:id="IMark67764024"/><text:alphabetical-index-mark-start text:id="IMark67334520"/><text:alphabetical-index-mark-start text:id="IMark61685832"/><text:alphabetical-index-mark-start text:id="IMark70555128"/><text:alphabetical-index-mark-start text:id="IMark70575048"/><text:alphabetical-index-mark-start text:id="IMark62203704"/><text:alphabetical-index-mark-start text:id="IMark64611944"/><text:alphabetical-index-mark-start text:id="IMark67316392"/><text:alphabetical-index-mark-start text:id="IMark69872040"/><text:alphabetical-index-mark-start text:id="IMark69808392"/>data<text:alphabetical-index-mark-end text:id="IMark69808392"/><text:alphabetical-index-mark-end text:id="IMark69872040"/><text:alphabetical-index-mark-end text:id="IMark67316392"/><text:alphabetical-index-mark-end text:id="IMark64611944"/><text:alphabetical-index-mark-end text:id="IMark62203704"/><text:alphabetical-index-mark-end text:id="IMark70575048"/><text:alphabetical-index-mark-end text:id="IMark70555128"/><text:alphabetical-index-mark-end text:id="IMark61685832"/><text:alphabetical-index-mark-end text:id="IMark67334520"/><text:alphabetical-index-mark-end text:id="IMark67764024"/> <text:alphabetical-index-mark-start text:id="IMark70563096"/><text:alphabetical-index-mark-start text:id="IMark61935976"/><text:alphabetical-index-mark-start text:id="IMark69797528"/><text:alphabetical-index-mark-start text:id="IMark69852584"/><text:alphabetical-index-mark-start text:id="IMark70567080"/><text:alphabetical-index-mark-start text:id="IMark57052760"/><text:alphabetical-index-mark-start text:id="IMark69870712"/>co<text:alphabetical-index-mark-end text:id="IMark69870712"/><text:alphabetical-index-mark-end text:id="IMark57052760"/><text:alphabetical-index-mark-end text:id="IMark70567080"/><text:alphabetical-index-mark-end text:id="IMark69852584"/><text:alphabetical-index-mark-end text:id="IMark69797528"/><text:alphabetical-index-mark-end text:id="IMark61935976"/><text:alphabetical-index-mark-end text:id="IMark70563096"/>ns<text:alphabetical-index-mark-start text:id="IMark61772200"/><text:alphabetical-index-mark-start text:id="IMark60023768"/><text:alphabetical-index-mark-start text:id="IMark68236328"/><text:alphabetical-index-mark-start text:id="IMark70509368"/><text:alphabetical-index-mark-start text:id="IMark55186568"/><text:alphabetical-index-mark-start text:id="IMark64134744"/><text:alphabetical-index-mark-start text:id="IMark64319544"/>id<text:alphabetical-index-mark-end text:id="IMark64319544"/><text:alphabetical-index-mark-end text:id="IMark64134744"/><text:alphabetical-index-mark-end text:id="IMark55186568"/><text:alphabetical-index-mark-end text:id="IMark70509368"/><text:alphabetical-index-mark-end text:id="IMark68236328"/><text:alphabetical-index-mark-end text:id="IMark60023768"/><text:alphabetical-index-mark-end text:id="IMark61772200"/>ered to be part of the <text:alphabetical-index-mark-start text:id="IMark69782968"/><text:alphabetical-index-mark-start text:id="IMark70502728"/><text:alphabetical-index-mark-start text:id="IMark68122008"/><text:alphabetical-index-mark-start text:id="IMark69798568"/><text:alphabetical-index-mark-start text:id="IMark68150296"/><text:alphabetical-index-mark-start text:id="IMark68011016"/><text:alphabetical-index-mark-start text:id="IMark67365256"/><text:alphabetical-index-mark-start text:id="IMark46856024"/><text:alphabetical-index-mark-start text:id="IMark69830888"/><text:alphabetical-index-mark-start text:id="IMark47937960"/><text:alphabetical-index-mark-start text:id="IMark70515720"/><text:alphabetical-index-mark-start text:id="IMark67775880"/><text:alphabetical-index-mark-start text:id="IMark70564424"/><text:alphabetical-index-mark-start text:id="IMark70504056"/><text:alphabetical-index-mark-start text:id="IMark69847272"/><text:alphabetical-index-mark-start text:id="IMark64235752"/><text:alphabetical-index-mark-start text:id="IMark61716536"/>co<text:alphabetical-index-mark-end text:id="IMark61716536"/><text:alphabetical-index-mark-end text:id="IMark64235752"/><text:alphabetical-index-mark-end text:id="IMark69847272"/><text:alphabetical-index-mark-end text:id="IMark70504056"/><text:alphabetical-index-mark-end text:id="IMark70564424"/><text:alphabetical-index-mark-end text:id="IMark67775880"/><text:alphabetical-index-mark-end text:id="IMark70515720"/>nclusion<text:alphabetical-index-mark-end text:id="IMark47937960"/><text:alphabetical-index-mark-end text:id="IMark69830888"/><text:alphabetical-index-mark-end text:id="IMark46856024"/><text:alphabetical-index-mark-end text:id="IMark67365256"/><text:alphabetical-index-mark-end text:id="IMark68011016"/><text:alphabetical-index-mark-end text:id="IMark68150296"/><text:alphabetical-index-mark-end text:id="IMark69798568"/><text:alphabetical-index-mark-end text:id="IMark68122008"/><text:alphabetical-index-mark-end text:id="IMark70502728"/><text:alphabetical-index-mark-end text:id="IMark69782968"/><text:span text:style-name="T115">s</text:span> of the <text:alphabetical-index-mark-start text:id="IMark67219944"/><text:alphabetical-index-mark-start text:id="IMark69873368"/><text:alphabetical-index-mark-start text:id="IMark69794872"/><text:alphabetical-index-mark-start text:id="IMark64783576"/><text:alphabetical-index-mark-start text:id="IMark56326568"/><text:alphabetical-index-mark-start text:id="IMark67756872"/><text:alphabetical-index-mark-start text:id="IMark26093000"/>study<text:alphabetical-index-mark-end text:id="IMark26093000"/><text:alphabetical-index-mark-end text:id="IMark67756872"/><text:alphabetical-index-mark-end text:id="IMark56326568"/><text:alphabetical-index-mark-end text:id="IMark64783576"/><text:alphabetical-index-mark-end text:id="IMark69794872"/><text:alphabetical-index-mark-end text:id="IMark69873368"/><text:alphabetical-index-mark-end text:id="IMark67219944"/>.</text:p>
      <text:p text:style-name="P32"/>
      <text:p text:style-name="P32"/>
      <text:h text:style-name="Heading_20_3" text:outline-level="3"><text:bookmark-start text:name="__RefHeading___Toc14416_1079904243"/><text:soft-page-break/>4.1.4. <text:span text:style-name="T39">trf_</text:span><text:alphabetical-index-mark-start text:id="IMark69536984"/><text:alphabetical-index-mark-start text:id="IMark64149912"/><text:alphabetical-index-mark-start text:id="IMark68245000"/><text:span text:style-name="T39">block</text:span><text:alphabetical-index-mark-end text:id="IMark68245000"/><text:alphabetical-index-mark-end text:id="IMark64149912"/><text:alphabetical-index-mark-end text:id="IMark69536984"/><text:span text:style-name="T39">s</text:span><text:bookmark-end text:name="__RefHeading___Toc14416_1079904243"/></text:h>
      <text:p text:style-name="P77"/>
      <text:p text:style-name="P78"><text:span text:style-name="T14">4.1.4.1.</text:span> <text:alphabetical-index-mark-start text:id="IMark68932776"/><text:alphabetical-index-mark-start text:id="IMark68152936"/><text:alphabetical-index-mark-start text:id="IMark67338504"/><text:span text:style-name="T39">Id</text:span><text:alphabetical-index-mark-end text:id="IMark67338504"/><text:alphabetical-index-mark-end text:id="IMark68152936"/><text:alphabetical-index-mark-end text:id="IMark68932776"/>: <text:span text:style-name="T79">see [</text:span><text:span text:style-name="T83">4.1.1.</text:span><text:span text:style-name="T89">1</text:span><text:span text:style-name="T83">.</text:span><text:span text:style-name="T79">].</text:span></text:p>
      <text:p text:style-name="P77"/>
      <text:p text:style-name="P77"/>
      <text:p text:style-name="P78"><text:span text:style-name="T14">4.1.4.2.</text:span> <text:alphabetical-index-mark-start text:id="IMark69848600"/><text:alphabetical-index-mark-start text:id="IMark67330536"/><text:alphabetical-index-mark-start text:id="IMark70544056"/><text:alphabetical-index-mark-start text:id="IMark59476920"/><text:alphabetical-index-mark-start text:id="IMark68138088"/><text:alphabetical-index-mark-start text:id="IMark32709256"/><text:span text:style-name="T39">Ab</text:span><text:alphabetical-index-mark-end text:id="IMark32709256"/><text:alphabetical-index-mark-end text:id="IMark68138088"/><text:alphabetical-index-mark-end text:id="IMark59476920"/><text:span text:style-name="T39">r</text:span><text:alphabetical-index-mark-end text:id="IMark70544056"/><text:alphabetical-index-mark-end text:id="IMark67330536"/><text:alphabetical-index-mark-end text:id="IMark69848600"/>: <text:span text:style-name="T79">see [</text:span><text:span text:style-name="T83">4.1.1.</text:span><text:span text:style-name="T84">2</text:span><text:span text:style-name="T83">.</text:span><text:span text:style-name="T79">].</text:span></text:p>
      <text:p text:style-name="P77"/>
      <text:p text:style-name="P77"/>
      <text:p text:style-name="P82"><text:span text:style-name="T14">4.1.4.3.</text:span> <text:alphabetical-index-mark-start text:id="IMark69878680"/><text:alphabetical-index-mark-start text:id="IMark61140200"/><text:alphabetical-index-mark-start text:id="IMark63242712"/><text:span text:style-name="T39">Alt</text:span><text:alphabetical-index-mark-end text:id="IMark63242712"/><text:alphabetical-index-mark-end text:id="IMark61140200"/><text:alphabetical-index-mark-end text:id="IMark69878680"/>: <text:span text:style-name="T79">see [</text:span><text:span text:style-name="T83">4.1.1.</text:span><text:span text:style-name="T85">5</text:span><text:span text:style-name="T83">.</text:span><text:span text:style-name="T79">].</text:span></text:p>
      <text:p text:style-name="P77"/>
      <text:p text:style-name="P77"/>
      <text:p text:style-name="P79"><text:span text:style-name="T14">4.1.4.</text:span><text:span text:style-name="T24">4</text:span><text:span text:style-name="T14">.</text:span> <text:alphabetical-index-mark-start text:id="IMark61948968"/><text:alphabetical-index-mark-start text:id="IMark70605256"/><text:alphabetical-index-mark-start text:id="IMark64299320"/><text:span text:style-name="T39">A</text:span><text:span text:style-name="T50">vg_pers</text:span><text:alphabetical-index-mark-end text:id="IMark64299320"/><text:alphabetical-index-mark-end text:id="IMark70605256"/><text:alphabetical-index-mark-end text:id="IMark61948968"/>: <text:alphabetical-index-mark-start text:id="IMark69943960"/><text:alphabetical-index-mark-start text:id="IMark69792216"/><text:alphabetical-index-mark-start text:id="IMark62048952"/><text:span text:style-name="T114">average</text:span><text:alphabetical-index-mark-end text:id="IMark62048952"/><text:alphabetical-index-mark-end text:id="IMark69792216"/><text:alphabetical-index-mark-end text:id="IMark69943960"/><text:span text:style-name="T114"> </text:span><text:alphabetical-index-mark-start text:id="IMark64329784"/><text:alphabetical-index-mark-start text:id="IMark59152280"/><text:alphabetical-index-mark-start text:id="IMark62198776"/><text:span text:style-name="T114">number</text:span><text:alphabetical-index-mark-end text:id="IMark62198776"/><text:alphabetical-index-mark-end text:id="IMark59152280"/><text:alphabetical-index-mark-end text:id="IMark64329784"/><text:span text:style-name="T114"> of </text:span><text:alphabetical-index-mark-start text:id="IMark69851256"/><text:alphabetical-index-mark-start text:id="IMark69849928"/><text:alphabetical-index-mark-start text:id="IMark70498456"/><text:span text:style-name="T114">pedestrian</text:span><text:alphabetical-index-mark-end text:id="IMark70498456"/><text:alphabetical-index-mark-end text:id="IMark69849928"/><text:alphabetical-index-mark-end text:id="IMark69851256"/><text:span text:style-name="T114">s discriminated per </text:span><text:alphabetical-index-mark-start text:id="IMark68058184"/><text:alphabetical-index-mark-start text:id="IMark47536104"/><text:alphabetical-index-mark-start text:id="IMark63748568"/><text:span text:style-name="T114">street</text:span><text:alphabetical-index-mark-end text:id="IMark63748568"/><text:alphabetical-index-mark-end text:id="IMark47536104"/><text:alphabetical-index-mark-end text:id="IMark68058184"/><text:span text:style-name="T114"> and </text:span><text:alphabetical-index-mark-start text:id="IMark69868056"/><text:alphabetical-index-mark-start text:id="IMark62758152"/><text:alphabetical-index-mark-start text:id="IMark67206872"/><text:span text:style-name="T114">block</text:span><text:alphabetical-index-mark-end text:id="IMark67206872"/><text:alphabetical-index-mark-end text:id="IMark62758152"/><text:alphabetical-index-mark-end text:id="IMark69868056"/>.</text:p>
      <text:p text:style-name="P77"/>
      <text:p text:style-name="P77"/>
      <text:p text:style-name="P79"><text:span text:style-name="T14">4.1.4.</text:span><text:span text:style-name="T24">5</text:span><text:span text:style-name="T14">.</text:span> <text:span text:style-name="T39">A</text:span><text:span text:style-name="T50">vg_</text:span><text:alphabetical-index-mark-start text:id="IMark54276472"/><text:alphabetical-index-mark-start text:id="IMark67764024"/><text:alphabetical-index-mark-start text:id="IMark67334520"/><text:alphabetical-index-mark-start text:id="IMark61685832"/><text:alphabetical-index-mark-start text:id="IMark70555128"/><text:alphabetical-index-mark-start text:id="IMark70575048"/><text:span text:style-name="T50">sample</text:span><text:alphabetical-index-mark-end text:id="IMark70575048"/><text:alphabetical-index-mark-end text:id="IMark70555128"/><text:alphabetical-index-mark-end text:id="IMark61685832"/><text:alphabetical-index-mark-end text:id="IMark67334520"/><text:alphabetical-index-mark-end text:id="IMark67764024"/><text:alphabetical-index-mark-end text:id="IMark54276472"/><text:span text:style-name="T50">s</text:span>: <text:alphabetical-index-mark-start text:id="IMark62203704"/><text:alphabetical-index-mark-start text:id="IMark64611944"/><text:alphabetical-index-mark-start text:id="IMark67316392"/><text:span text:style-name="T114">number</text:span><text:alphabetical-index-mark-end text:id="IMark67316392"/><text:alphabetical-index-mark-end text:id="IMark64611944"/><text:alphabetical-index-mark-end text:id="IMark62203704"/><text:span text:style-name="T114"> of </text:span><text:alphabetical-index-mark-start text:id="IMark69872040"/><text:alphabetical-index-mark-start text:id="IMark69808392"/><text:alphabetical-index-mark-start text:id="IMark70563096"/><text:alphabetical-index-mark-start text:id="IMark61935976"/><text:alphabetical-index-mark-start text:id="IMark69797528"/><text:alphabetical-index-mark-start text:id="IMark69852584"/><text:span text:style-name="T114">sample</text:span><text:alphabetical-index-mark-end text:id="IMark69852584"/><text:alphabetical-index-mark-end text:id="IMark69797528"/><text:alphabetical-index-mark-end text:id="IMark61935976"/><text:alphabetical-index-mark-end text:id="IMark70563096"/><text:alphabetical-index-mark-end text:id="IMark69808392"/><text:alphabetical-index-mark-end text:id="IMark69872040"/><text:span text:style-name="T114">s discriminated per </text:span><text:alphabetical-index-mark-start text:id="IMark70567080"/><text:alphabetical-index-mark-start text:id="IMark57052760"/><text:alphabetical-index-mark-start text:id="IMark69870712"/><text:span text:style-name="T114">street</text:span><text:alphabetical-index-mark-end text:id="IMark69870712"/><text:alphabetical-index-mark-end text:id="IMark57052760"/><text:alphabetical-index-mark-end text:id="IMark70567080"/><text:span text:style-name="T114"> and </text:span><text:alphabetical-index-mark-start text:id="IMark61772200"/><text:alphabetical-index-mark-start text:id="IMark60023768"/><text:alphabetical-index-mark-start text:id="IMark68236328"/><text:span text:style-name="T114">block</text:span><text:alphabetical-index-mark-end text:id="IMark68236328"/><text:alphabetical-index-mark-end text:id="IMark60023768"/><text:alphabetical-index-mark-end text:id="IMark61772200"/>.</text:p>
      <text:p text:style-name="P77"/>
      <text:p text:style-name="P77"/>
      <text:p text:style-name="P79"><text:span text:style-name="T14">4.1.4.</text:span><text:span text:style-name="T24">6</text:span><text:span text:style-name="T14">.</text:span> <text:span text:style-name="T50">Stat_relevant</text:span>: <text:span text:style-name="T114">indicates the </text:span><text:alphabetical-index-mark-start text:id="IMark69873368"/><text:alphabetical-index-mark-start text:id="IMark69794872"/><text:alphabetical-index-mark-start text:id="IMark64783576"/><text:span text:style-name="T114">statistic</text:span><text:alphabetical-index-mark-end text:id="IMark64783576"/><text:alphabetical-index-mark-end text:id="IMark69794872"/><text:alphabetical-index-mark-end text:id="IMark69873368"/><text:span text:style-name="T114">al relevance of results discriminated per </text:span><text:alphabetical-index-mark-start text:id="IMark56326568"/><text:alphabetical-index-mark-start text:id="IMark67756872"/><text:alphabetical-index-mark-start text:id="IMark26093000"/><text:span text:style-name="T114">street</text:span><text:alphabetical-index-mark-end text:id="IMark26093000"/><text:alphabetical-index-mark-end text:id="IMark67756872"/><text:alphabetical-index-mark-end text:id="IMark56326568"/><text:span text:style-name="T114"> and </text:span><text:alphabetical-index-mark-start text:id="IMark54858584"/><text:alphabetical-index-mark-start text:id="IMark67454440"/><text:alphabetical-index-mark-start text:id="IMark71492440"/><text:span text:style-name="T114">block</text:span><text:alphabetical-index-mark-end text:id="IMark71492440"/><text:alphabetical-index-mark-end text:id="IMark67454440"/><text:alphabetical-index-mark-end text:id="IMark54858584"/>.</text:p>
      <text:p text:style-name="P77"/>
      <text:p text:style-name="P77"/>
      <text:p text:style-name="P79"><text:span text:style-name="T14">4.1.4.</text:span><text:span text:style-name="T24">7</text:span><text:span text:style-name="T14">.</text:span> <text:alphabetical-index-mark-start text:id="IMark59153608"/><text:alphabetical-index-mark-start text:id="IMark68932776"/><text:alphabetical-index-mark-start text:id="IMark68152936"/><text:span text:style-name="T50">Est_final_ppmc</text:span><text:alphabetical-index-mark-end text:id="IMark68152936"/><text:alphabetical-index-mark-end text:id="IMark68932776"/><text:alphabetical-index-mark-end text:id="IMark59153608"/>: <text:span text:style-name="T113">final </text:span><text:alphabetical-index-mark-start text:id="IMark67338504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span text:style-name="T113">value</text:span><text:alphabetical-index-mark-end text:id="IMark70506712"/><text:alphabetical-index-mark-end text:id="IMark53570456"/><text:alphabetical-index-mark-end text:id="IMark70565752"/><text:alphabetical-index-mark-end text:id="IMark62314168"/><text:alphabetical-index-mark-end text:id="IMark70512776"/><text:alphabetical-index-mark-end text:id="IMark67338504"/><text:span text:style-name="T113"> per </text:span><text:alphabetical-index-mark-start text:id="IMark63439848"/><text:alphabetical-index-mark-start text:id="IMark67317720"/><text:alphabetical-index-mark-start text:id="IMark62695048"/><text:span text:style-name="T113">square</text:span><text:alphabetical-index-mark-end text:id="IMark62695048"/><text:alphabetical-index-mark-end text:id="IMark67317720"/><text:alphabetical-index-mark-end text:id="IMark63439848"/><text:span text:style-name="T113"> </text:span><text:alphabetical-index-mark-start text:id="IMark59245112"/><text:alphabetical-index-mark-start text:id="IMark64250120"/><text:alphabetical-index-mark-start text:id="IMark69790888"/><text:span text:style-name="T113">meter</text:span><text:alphabetical-index-mark-end text:id="IMark69790888"/><text:alphabetical-index-mark-end text:id="IMark64250120"/><text:alphabetical-index-mark-end text:id="IMark59245112"/><text:span text:style-name="T113"> discriminated per </text:span><text:alphabetical-index-mark-start text:id="IMark70618904"/><text:alphabetical-index-mark-start text:id="IMark68157608"/><text:alphabetical-index-mark-start text:id="IMark69800712"/><text:span text:style-name="T113">street</text:span><text:alphabetical-index-mark-end text:id="IMark69800712"/><text:alphabetical-index-mark-end text:id="IMark68157608"/><text:alphabetical-index-mark-end text:id="IMark70618904"/><text:span text:style-name="T113"> and </text:span><text:alphabetical-index-mark-start text:id="IMark59476920"/><text:alphabetical-index-mark-start text:id="IMark68138088"/><text:alphabetical-index-mark-start text:id="IMark32709256"/><text:span text:style-name="T113">block</text:span><text:alphabetical-index-mark-end text:id="IMark32709256"/><text:alphabetical-index-mark-end text:id="IMark68138088"/><text:alphabetical-index-mark-end text:id="IMark59476920"/>.</text:p>
      <text:p text:style-name="P77"/>
      <text:p text:style-name="P77"/>
      <text:p text:style-name="P80"><text:span text:style-name="T14">4.1.4.</text:span><text:span text:style-name="T25">8</text:span><text:span text:style-name="T14">.</text:span> <text:span text:style-name="T51">m1s</text:span>: <text:span text:style-name="T88">[4.1.4.7.]</text:span><text:span text:style-name="T111"><draw:frame draw:style-name="fr1" draw:name="Object1" text:anchor-type="as-char" svg:y="-0.1484in" svg:width="0.4209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span>.</text:p>
      <text:p text:style-name="P80"/>
      <text:p text:style-name="P80"/>
      <text:p text:style-name="P81"><text:span text:style-name="T14">4.1.4.</text:span><text:span text:style-name="T26">9</text:span><text:span text:style-name="T14">.</text:span> <text:span text:style-name="T112">p</text:span><text:span text:style-name="T51">1s</text:span>: <text:span text:style-name="T88">[4.1.4.7.]</text:span><text:span text:style-name="T111"><draw:frame draw:style-name="fr1" draw:name="Object2" text:anchor-type="as-char" svg:y="-0.1484in" svg:width="0.3945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.</text:p>
      <text:p text:style-name="P80"/>
      <text:p text:style-name="P80"/>
      <text:p text:style-name="P81"><text:span text:style-name="T14">4.1.4.</text:span><text:span text:style-name="T26">10</text:span><text:span text:style-name="T14">.</text:span> <text:span text:style-name="T51">m</text:span><text:span text:style-name="T52">2</text:span><text:span text:style-name="T51">s</text:span>: <text:span text:style-name="T88">[4.1.4.7.]</text:span><text:span text:style-name="T111"><draw:frame draw:style-name="fr1" draw:name="Object3" text:anchor-type="as-char" svg:y="-0.1484in" svg:width="0.4217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.</text:p>
      <text:p text:style-name="P81"><text:soft-page-break/></text:p>
      <text:p text:style-name="P81"><text:span text:style-name="T14">4.1.4.</text:span><text:span text:style-name="T26">11</text:span><text:span text:style-name="T14">.</text:span> <text:span text:style-name="T112">p2</text:span><text:span text:style-name="T51">s</text:span>: <text:span text:style-name="T88">[4.1.4.7.]</text:span><text:span text:style-name="T111"> </text:span><text:span text:style-name="T111"><draw:frame draw:style-name="fr1" draw:name="Object4" text:anchor-type="as-char" svg:y="-0.1484in" svg:width="0.395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.</text:p>
      <text:p text:style-name="P81"/>
      <text:p text:style-name="P81"/>
      <text:p text:style-name="P81"><text:span text:style-name="T14">4.1.4.</text:span><text:span text:style-name="T26">12</text:span><text:span text:style-name="T14">.</text:span> <text:span text:style-name="T51">m</text:span><text:span text:style-name="T52">3</text:span><text:span text:style-name="T51">s</text:span>: <text:span text:style-name="T88">[4.1.4.7.]</text:span><text:span text:style-name="T111"> </text:span><text:span text:style-name="T111"><draw:frame draw:style-name="fr1" draw:name="Object5" text:anchor-type="as-char" svg:y="-0.1484in" svg:width="0.4228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.</text:p>
      <text:p text:style-name="P81"/>
      <text:p text:style-name="P81"/>
      <text:p text:style-name="P81"><text:span text:style-name="T14">4.1.4.</text:span><text:span text:style-name="T26">13</text:span><text:span text:style-name="T14">.</text:span> <text:span text:style-name="T112">p3</text:span><text:span text:style-name="T51">s</text:span>: <text:span text:style-name="T88">[4.1.4.7.]</text:span><text:span text:style-name="T111"> </text:span><text:span text:style-name="T111"><draw:frame draw:style-name="fr1" draw:name="Object6" text:anchor-type="as-char" svg:y="-0.1484in" svg:width="0.3965in" svg:height="0.18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<text:p text:style-name="P81"/>
      <text:p text:style-name="P81"/>
      <text:p text:style-name="P77"><text:span text:style-name="T115">T</text:span>his t<text:alphabetical-index-mark-start text:id="IMark57052760"/><text:alphabetical-index-mark-start text:id="IMark69870712"/><text:alphabetical-index-mark-start text:id="IMark61772200"/>ab<text:alphabetical-index-mark-end text:id="IMark61772200"/><text:alphabetical-index-mark-end text:id="IMark69870712"/><text:alphabetical-index-mark-end text:id="IMark57052760"/>le <text:alphabetical-index-mark-start text:id="IMark60023768"/><text:alphabetical-index-mark-start text:id="IMark68236328"/><text:alphabetical-index-mark-start text:id="IMark61716536"/>co<text:alphabetical-index-mark-end text:id="IMark61716536"/><text:alphabetical-index-mark-end text:id="IMark68236328"/><text:alphabetical-index-mark-end text:id="IMark60023768"/>ntains <text:alphabetical-index-mark-start text:id="IMark64235752"/><text:alphabetical-index-mark-start text:id="IMark69782968"/><text:alphabetical-index-mark-start text:id="IMark70502728"/>data<text:alphabetical-index-mark-end text:id="IMark70502728"/><text:alphabetical-index-mark-end text:id="IMark69782968"/><text:alphabetical-index-mark-end text:id="IMark64235752"/> discriminated per <text:alphabetical-index-mark-start text:id="IMark68122008"/><text:alphabetical-index-mark-start text:id="IMark68150296"/><text:alphabetical-index-mark-start text:id="IMark69798568"/>street<text:alphabetical-index-mark-end text:id="IMark69798568"/><text:alphabetical-index-mark-end text:id="IMark68150296"/><text:alphabetical-index-mark-end text:id="IMark68122008"/> and <text:alphabetical-index-mark-start text:id="IMark68011016"/><text:alphabetical-index-mark-start text:id="IMark67365256"/><text:alphabetical-index-mark-start text:id="IMark46856024"/>block<text:alphabetical-index-mark-end text:id="IMark46856024"/><text:alphabetical-index-mark-end text:id="IMark67365256"/><text:alphabetical-index-mark-end text:id="IMark68011016"/> regarding <text:alphabetical-index-mark-start text:id="IMark47937960"/><text:alphabetical-index-mark-start text:id="IMark69830888"/><text:alphabetical-index-mark-start text:id="IMark67219944"/>numb<text:span text:style-name="T115">e</text:span>r<text:alphabetical-index-mark-end text:id="IMark67219944"/><text:alphabetical-index-mark-end text:id="IMark69830888"/><text:alphabetical-index-mark-end text:id="IMark47937960"/> of <text:alphabetical-index-mark-start text:id="IMark63066056"/><text:alphabetical-index-mark-start text:id="IMark62630888"/><text:alphabetical-index-mark-start text:id="IMark69804408"/>pedestrian<text:alphabetical-index-mark-end text:id="IMark69804408"/><text:alphabetical-index-mark-end text:id="IMark62630888"/><text:alphabetical-index-mark-end text:id="IMark63066056"/>s, <text:alphabetical-index-mark-start text:id="IMark59257720"/><text:alphabetical-index-mark-start text:id="IMark69877352"/><text:alphabetical-index-mark-start text:id="IMark69873368"/>number<text:alphabetical-index-mark-end text:id="IMark69873368"/><text:alphabetical-index-mark-end text:id="IMark69877352"/><text:alphabetical-index-mark-end text:id="IMark59257720"/> of <text:alphabetical-index-mark-start text:id="IMark69794872"/><text:alphabetical-index-mark-start text:id="IMark64783576"/><text:alphabetical-index-mark-start text:id="IMark56326568"/><text:alphabetical-index-mark-start text:id="IMark67756872"/><text:alphabetical-index-mark-start text:id="IMark26093000"/><text:alphabetical-index-mark-start text:id="IMark54858584"/>sample<text:alphabetical-index-mark-end text:id="IMark54858584"/><text:alphabetical-index-mark-end text:id="IMark26093000"/><text:alphabetical-index-mark-end text:id="IMark67756872"/><text:alphabetical-index-mark-end text:id="IMark56326568"/><text:alphabetical-index-mark-end text:id="IMark64783576"/><text:alphabetical-index-mark-end text:id="IMark69794872"/>s and estimated <text:alphabetical-index-mark-start text:id="IMark67454440"/><text:alphabetical-index-mark-start text:id="IMark71492440"/><text:alphabetical-index-mark-start text:id="IMark69536984"/><text:alphabetical-index-mark-start text:id="IMark67312408"/><text:alphabetical-index-mark-start text:id="IMark64149912"/><text:alphabetical-index-mark-start text:id="IMark68245000"/>price<text:alphabetical-index-mark-end text:id="IMark68245000"/><text:alphabetical-index-mark-end text:id="IMark64149912"/><text:alphabetical-index-mark-end text:id="IMark67312408"/><text:alphabetical-index-mark-end text:id="IMark69536984"/><text:alphabetical-index-mark-end text:id="IMark71492440"/><text:alphabetical-index-mark-end text:id="IMark67454440"/> per <text:alphabetical-index-mark-start text:id="IMark70561768"/><text:alphabetical-index-mark-start text:id="IMark70508040"/><text:alphabetical-index-mark-start text:id="IMark62073224"/>square<text:alphabetical-index-mark-end text:id="IMark62073224"/><text:alphabetical-index-mark-end text:id="IMark70508040"/><text:alphabetical-index-mark-end text:id="IMark70561768"/> <text:alphabetical-index-mark-start text:id="IMark61038024"/><text:alphabetical-index-mark-start text:id="IMark70543016"/><text:alphabetical-index-mark-start text:id="IMark54113544"/>meter<text:alphabetical-index-mark-end text:id="IMark54113544"/><text:alphabetical-index-mark-end text:id="IMark70543016"/><text:alphabetical-index-mark-end text:id="IMark61038024"/>.</text:p>
      <text:p text:style-name="P77"/>
      <text:p text:style-name="P34">Th<text:span text:style-name="T115">e</text:span> 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alphabetical-index-mark-start text:id="IMark63439848"/><text:alphabetical-index-mark-start text:id="IMark67317720"/><text:alphabetical-index-mark-start text:id="IMark62695048"/><text:alphabetical-index-mark-start text:id="IMark59245112"/><text:alphabetical-index-mark-start text:id="IMark64250120"/>data<text:alphabetical-index-mark-end text:id="IMark64250120"/><text:alphabetical-index-mark-end text:id="IMark59245112"/><text:alphabetical-index-mark-end text:id="IMark62695048"/><text:alphabetical-index-mark-end text:id="IMark67317720"/><text:alphabetical-index-mark-end text:id="IMark63439848"/><text:alphabetical-index-mark-end text:id="IMark70506712"/><text:alphabetical-index-mark-end text:id="IMark53570456"/><text:alphabetical-index-mark-end text:id="IMark70565752"/><text:alphabetical-index-mark-end text:id="IMark62314168"/><text:alphabetical-index-mark-end text:id="IMark70512776"/> <text:span text:style-name="T115">of this t</text:span><text:alphabetical-index-mark-start text:id="IMark69790888"/><text:alphabetical-index-mark-start text:id="IMark54968120"/><text:alphabetical-index-mark-start text:id="IMark70618904"/><text:span text:style-name="T115">ab</text:span><text:alphabetical-index-mark-end text:id="IMark70618904"/><text:alphabetical-index-mark-end text:id="IMark54968120"/><text:alphabetical-index-mark-end text:id="IMark69790888"/><text:span text:style-name="T115">le should be </text:span><text:alphabetical-index-mark-start text:id="IMark68157608"/><text:alphabetical-index-mark-start text:id="IMark69800712"/><text:alphabetical-index-mark-start text:id="IMark68138088"/><text:alphabetical-index-mark-start text:id="IMark59476920"/><text:alphabetical-index-mark-start text:id="IMark32709256"/><text:alphabetical-index-mark-start text:id="IMark59607896"/><text:alphabetical-index-mark-start text:id="IMark69796200"/>co<text:alphabetical-index-mark-end text:id="IMark69796200"/><text:alphabetical-index-mark-end text:id="IMark59607896"/><text:alphabetical-index-mark-end text:id="IMark32709256"/><text:alphabetical-index-mark-end text:id="IMark59476920"/><text:alphabetical-index-mark-end text:id="IMark68138088"/><text:alphabetical-index-mark-end text:id="IMark69800712"/><text:alphabetical-index-mark-end text:id="IMark68157608"/>ns<text:alphabetical-index-mark-start text:id="IMark62547992"/><text:alphabetical-index-mark-start text:id="IMark40496856"/><text:alphabetical-index-mark-start text:id="IMark67333192"/><text:alphabetical-index-mark-start text:id="IMark69853912"/><text:alphabetical-index-mark-start text:id="IMark60656536"/><text:alphabetical-index-mark-start text:id="IMark68821768"/><text:alphabetical-index-mark-start text:id="IMark64496696"/>id<text:alphabetical-index-mark-end text:id="IMark64496696"/><text:alphabetical-index-mark-end text:id="IMark68821768"/><text:alphabetical-index-mark-end text:id="IMark60656536"/><text:alphabetical-index-mark-end text:id="IMark69853912"/><text:alphabetical-index-mark-end text:id="IMark67333192"/><text:alphabetical-index-mark-end text:id="IMark40496856"/><text:alphabetical-index-mark-end text:id="IMark62547992"/>ered to be part of the <text:alphabetical-index-mark-start text:id="IMark69793544"/><text:alphabetical-index-mark-start text:id="IMark68948072"/><text:alphabetical-index-mark-start text:id="IMark69878680"/><text:alphabetical-index-mark-start text:id="IMark69942632"/><text:alphabetical-index-mark-start text:id="IMark63242712"/><text:alphabetical-index-mark-start text:id="IMark61140200"/><text:alphabetical-index-mark-start text:id="IMark70569448"/><text:alphabetical-index-mark-start text:id="IMark69874696"/><text:alphabetical-index-mark-start text:id="IMark62031656"/><text:alphabetical-index-mark-start text:id="IMark68153064"/><text:alphabetical-index-mark-start text:id="IMark62841256"/><text:alphabetical-index-mark-start text:id="IMark64724632"/><text:alphabetical-index-mark-start text:id="IMark54707080"/><text:alphabetical-index-mark-start text:id="IMark70505384"/><text:alphabetical-index-mark-start text:id="IMark70541688"/><text:alphabetical-index-mark-start text:id="IMark69834872"/><text:alphabetical-index-mark-start text:id="IMark69789560"/>co<text:alphabetical-index-mark-end text:id="IMark69789560"/><text:alphabetical-index-mark-end text:id="IMark69834872"/><text:alphabetical-index-mark-end text:id="IMark70541688"/><text:alphabetical-index-mark-end text:id="IMark70505384"/><text:alphabetical-index-mark-end text:id="IMark54707080"/><text:alphabetical-index-mark-end text:id="IMark64724632"/><text:alphabetical-index-mark-end text:id="IMark62841256"/>nclusion<text:alphabetical-index-mark-end text:id="IMark68153064"/><text:alphabetical-index-mark-end text:id="IMark62031656"/><text:alphabetical-index-mark-end text:id="IMark69874696"/><text:span text:style-name="T115">s</text:span><text:alphabetical-index-mark-end text:id="IMark70569448"/><text:alphabetical-index-mark-end text:id="IMark61140200"/><text:alphabetical-index-mark-end text:id="IMark63242712"/><text:alphabetical-index-mark-end text:id="IMark69942632"/><text:alphabetical-index-mark-end text:id="IMark69878680"/><text:alphabetical-index-mark-end text:id="IMark68948072"/><text:alphabetical-index-mark-end text:id="IMark69793544"/> of the <text:alphabetical-index-mark-start text:id="IMark70511736"/><text:alphabetical-index-mark-start text:id="IMark63679928"/><text:alphabetical-index-mark-start text:id="IMark67429576"/><text:alphabetical-index-mark-start text:id="IMark70691016"/><text:alphabetical-index-mark-start text:id="IMark62197032"/><text:alphabetical-index-mark-start text:id="IMark70540360"/><text:alphabetical-index-mark-start text:id="IMark61948968"/>study<text:alphabetical-index-mark-end text:id="IMark61948968"/><text:alphabetical-index-mark-end text:id="IMark70540360"/><text:alphabetical-index-mark-end text:id="IMark62197032"/><text:alphabetical-index-mark-end text:id="IMark70691016"/><text:alphabetical-index-mark-end text:id="IMark67429576"/><text:alphabetical-index-mark-end text:id="IMark63679928"/><text:alphabetical-index-mark-end text:id="IMark70511736"/>.</text:p>
      <text:p text:style-name="P77"/>
      <text:p text:style-name="P32"/>
      <text:p text:style-name="P32"/>
      <text:p text:style-name="P3"/>
      <text:h text:style-name="P144" text:outline-level="1"><text:bookmark-start text:name="__RefHeading___Toc785_180202276"/>5. Use.<text:bookmark-end text:name="__RefHeading___Toc785_180202276"/></text:h>
      <text:p text:style-name="P3"/>
      <text:p text:style-name="P11"><text:alphabetical-index-mark-start text:id="IMark63748568"/><text:alphabetical-index-mark-start text:id="IMark69868056"/><text:alphabetical-index-mark-start text:id="IMark67206872"/><text:alphabetical-index-mark-start text:id="IMark62758152"/><text:alphabetical-index-mark-start text:id="IMark64845336"/><text:alphabetical-index-mark-start text:id="IMark63275512"/><text:alphabetical-index-mark-start text:id="IMark56962488"/><text:alphabetical-index-mark-start text:id="IMark68819512"/><text:alphabetical-index-mark-start text:id="IMark69869384"/><text:alphabetical-index-mark-start text:id="IMark57336936"/><text:alphabetical-index-mark-start text:id="IMark47461496"/><text:alphabetical-index-mark-start text:id="IMark60022440"/><text:alphabetical-index-mark-start text:id="IMark69769720"/><text:alphabetical-index-mark-start text:id="IMark70539032"/><text:alphabetical-index-mark-start text:id="IMark68778104"/><text:alphabetical-index-mark-start text:id="IMark70509368"/><text:alphabetical-index-mark-start text:id="IMark55186568"/><text:alphabetical-index-mark-start text:id="IMark64134744"/><text:alphabetical-index-mark-start text:id="IMark70515720"/><text:alphabetical-index-mark-start text:id="IMark64319544"/><text:alphabetical-index-mark-start text:id="IMark70564424"/><text:alphabetical-index-mark-start text:id="IMark67775880"/><text:alphabetical-index-mark-start text:id="IMark67764024"/><text:alphabetical-index-mark-start text:id="IMark54276472"/><text:alphabetical-index-mark-start text:id="IMark61685832"/><text:alphabetical-index-mark-start text:id="IMark67334520"/><text:alphabetical-index-mark-start text:id="IMark70555128"/><text:alphabetical-index-mark-start text:id="IMark70575048"/><text:alphabetical-index-mark-start text:id="IMark70504056"/><text:alphabetical-index-mark-start text:id="IMark62203704"/>SQL<text:alphabetical-index-mark-end text:id="IMark62203704"/><text:alphabetical-index-mark-end text:id="IMark70504056"/><text:alphabetical-index-mark-end text:id="IMark70575048"/><text:alphabetical-index-mark-end text:id="IMark70555128"/><text:alphabetical-index-mark-end text:id="IMark67334520"/><text:alphabetical-index-mark-end text:id="IMark61685832"/><text:alphabetical-index-mark-end text:id="IMark54276472"/><text:alphabetical-index-mark-end text:id="IMark67764024"/><text:alphabetical-index-mark-end text:id="IMark67775880"/><text:alphabetical-index-mark-end text:id="IMark70564424"/><text:span text:style-name="T94">i</text:span>te<text:alphabetical-index-mark-end text:id="IMark64319544"/><text:alphabetical-index-mark-end text:id="IMark70515720"/><text:alphabetical-index-mark-end text:id="IMark64134744"/><text:alphabetical-index-mark-end text:id="IMark55186568"/><text:alphabetical-index-mark-end text:id="IMark70509368"/><text:alphabetical-index-mark-end text:id="IMark68778104"/><text:alphabetical-index-mark-end text:id="IMark70539032"/><text:alphabetical-index-mark-end text:id="IMark69769720"/><text:alphabetical-index-mark-end text:id="IMark60022440"/><text:alphabetical-index-mark-end text:id="IMark47461496"/>3<text:alphabetical-index-mark-end text:id="IMark57336936"/><text:alphabetical-index-mark-end text:id="IMark69869384"/><text:alphabetical-index-mark-end text:id="IMark68819512"/><text:alphabetical-index-mark-end text:id="IMark56962488"/><text:alphabetical-index-mark-end text:id="IMark63275512"/><text:alphabetical-index-mark-end text:id="IMark64845336"/><text:alphabetical-index-mark-end text:id="IMark62758152"/><text:alphabetical-index-mark-end text:id="IMark67206872"/><text:alphabetical-index-mark-end text:id="IMark69868056"/><text:alphabetical-index-mark-end text:id="IMark63748568"/> <text:alphabetical-index-mark-start text:id="IMark64611944"/><text:alphabetical-index-mark-start text:id="IMark67316392"/><text:alphabetical-index-mark-start text:id="IMark69808392"/><text:alphabetical-index-mark-start text:id="IMark69872040"/><text:alphabetical-index-mark-start text:id="IMark61935976"/><text:alphabetical-index-mark-start text:id="IMark70563096"/><text:alphabetical-index-mark-start text:id="IMark69852584"/><text:alphabetical-index-mark-start text:id="IMark69797528"/><text:alphabetical-index-mark-start text:id="IMark70567080"/><text:alphabetical-index-mark-start text:id="IMark69847272"/>dat<text:alphabetical-index-mark-start text:id="IMark53769272"/><text:alphabetical-index-mark-start text:id="IMark57052760"/><text:alphabetical-index-mark-start text:id="IMark69870712"/><text:alphabetical-index-mark-start text:id="IMark61772200"/><text:alphabetical-index-mark-start text:id="IMark60023768"/><text:alphabetical-index-mark-start text:id="IMark68236328"/><text:alphabetical-index-mark-start text:id="IMark61716536"/>a<text:alphabetical-index-mark-end text:id="IMark69847272"/><text:alphabetical-index-mark-end text:id="IMark70567080"/><text:alphabetical-index-mark-end text:id="IMark69797528"/><text:alphabetical-index-mark-end text:id="IMark69852584"/><text:alphabetical-index-mark-end text:id="IMark70563096"/><text:alphabetical-index-mark-end text:id="IMark61935976"/><text:alphabetical-index-mark-end text:id="IMark69872040"/><text:alphabetical-index-mark-end text:id="IMark69808392"/><text:alphabetical-index-mark-end text:id="IMark67316392"/><text:alphabetical-index-mark-end text:id="IMark64611944"/>b<text:alphabetical-index-mark-end text:id="IMark61716536"/><text:alphabetical-index-mark-end text:id="IMark68236328"/><text:alphabetical-index-mark-end text:id="IMark60023768"/><text:alphabetical-index-mark-end text:id="IMark61772200"/><text:alphabetical-index-mark-end text:id="IMark69870712"/><text:alphabetical-index-mark-end text:id="IMark57052760"/><text:alphabetical-index-mark-end text:id="IMark53769272"/>ases are fully self-<text:alphabetical-index-mark-start text:id="IMark64235752"/><text:alphabetical-index-mark-start text:id="IMark69782968"/><text:alphabetical-index-mark-start text:id="IMark70502728"/><text:alphabetical-index-mark-start text:id="IMark69811336"/><text:alphabetical-index-mark-start text:id="IMark68122008"/><text:alphabetical-index-mark-start text:id="IMark68150296"/><text:alphabetical-index-mark-start text:id="IMark69798568"/>co<text:alphabetical-index-mark-end text:id="IMark69798568"/><text:alphabetical-index-mark-end text:id="IMark68150296"/><text:alphabetical-index-mark-end text:id="IMark68122008"/><text:alphabetical-index-mark-end text:id="IMark69811336"/><text:alphabetical-index-mark-end text:id="IMark70502728"/><text:alphabetical-index-mark-end text:id="IMark69782968"/><text:alphabetical-index-mark-end text:id="IMark64235752"/>ntained. Users need to have <text:alphabetical-index-mark-start text:id="IMark68011016"/><text:alphabetical-index-mark-start text:id="IMark67365256"/><text:alphabetical-index-mark-start text:id="IMark46856024"/><text:alphabetical-index-mark-start text:id="IMark47937960"/><text:alphabetical-index-mark-start text:id="IMark69830888"/><text:alphabetical-index-mark-start text:id="IMark67219944"/><text:alphabetical-index-mark-start text:id="IMark63066056"/><text:alphabetical-index-mark-start text:id="IMark62630888"/><text:alphabetical-index-mark-start text:id="IMark69804408"/><text:alphabetical-index-mark-start text:id="IMark59257720"/><text:alphabetical-index-mark-start text:id="IMark69877352"/><text:alphabetical-index-mark-start text:id="IMark69873368"/><text:alphabetical-index-mark-start text:id="IMark69794872"/><text:alphabetical-index-mark-start text:id="IMark64783576"/><text:alphabetical-index-mark-start text:id="IMark56326568"/><text:alphabetical-index-mark-start text:id="IMark67756872"/><text:alphabetical-index-mark-start text:id="IMark26093000"/><text:alphabetical-index-mark-start text:id="IMark54858584"/><text:alphabetical-index-mark-start text:id="IMark69848600"/><text:alphabetical-index-mark-start text:id="IMark67454440"/><text:alphabetical-index-mark-start text:id="IMark71492440"/><text:alphabetical-index-mark-start text:id="IMark69536984"/><text:alphabetical-index-mark-start text:id="IMark67312408"/><text:alphabetical-index-mark-start text:id="IMark64149912"/><text:alphabetical-index-mark-start text:id="IMark68245000"/><text:alphabetical-index-mark-start text:id="IMark70561768"/><text:alphabetical-index-mark-start text:id="IMark70508040"/><text:alphabetical-index-mark-start text:id="IMark62073224"/><text:alphabetical-index-mark-start text:id="IMark61038024"/><text:alphabetical-index-mark-start text:id="IMark70543016"/>Sql<text:alphabetical-index-mark-end text:id="IMark70543016"/><text:alphabetical-index-mark-end text:id="IMark61038024"/><text:alphabetical-index-mark-end text:id="IMark62073224"/><text:alphabetical-index-mark-end text:id="IMark70508040"/><text:alphabetical-index-mark-end text:id="IMark70561768"/><text:alphabetical-index-mark-end text:id="IMark68245000"/><text:alphabetical-index-mark-end text:id="IMark64149912"/><text:alphabetical-index-mark-end text:id="IMark67312408"/><text:alphabetical-index-mark-end text:id="IMark69536984"/><text:alphabetical-index-mark-end text:id="IMark71492440"/>ite<text:alphabetical-index-mark-end text:id="IMark67454440"/><text:alphabetical-index-mark-end text:id="IMark69848600"/><text:alphabetical-index-mark-end text:id="IMark54858584"/><text:alphabetical-index-mark-end text:id="IMark26093000"/><text:alphabetical-index-mark-end text:id="IMark67756872"/><text:alphabetical-index-mark-end text:id="IMark56326568"/><text:alphabetical-index-mark-end text:id="IMark64783576"/><text:alphabetical-index-mark-end text:id="IMark69794872"/><text:alphabetical-index-mark-end text:id="IMark69873368"/><text:alphabetical-index-mark-end text:id="IMark69877352"/>3<text:alphabetical-index-mark-end text:id="IMark59257720"/><text:alphabetical-index-mark-end text:id="IMark69804408"/><text:alphabetical-index-mark-end text:id="IMark62630888"/><text:alphabetical-index-mark-end text:id="IMark63066056"/><text:alphabetical-index-mark-end text:id="IMark67219944"/><text:alphabetical-index-mark-end text:id="IMark69830888"/><text:alphabetical-index-mark-end text:id="IMark47937960"/><text:alphabetical-index-mark-end text:id="IMark46856024"/><text:alphabetical-index-mark-end text:id="IMark67365256"/><text:alphabetical-index-mark-end text:id="IMark68011016"/> installed on their system, and prefer<text:alphabetical-index-mark-start text:id="IMark54113544"/><text:alphabetical-index-mark-start text:id="IMark70544056"/><text:alphabetical-index-mark-start text:id="IMark67330536"/><text:alphabetical-index-mark-start text:id="IMark59153608"/><text:alphabetical-index-mark-start text:id="IMark68932776"/><text:alphabetical-index-mark-start text:id="IMark62647000"/><text:alphabetical-index-mark-start text:id="IMark68152936"/>ab<text:alphabetical-index-mark-end text:id="IMark68152936"/><text:alphabetical-index-mark-end text:id="IMark62647000"/><text:alphabetical-index-mark-end text:id="IMark68932776"/><text:alphabetical-index-mark-end text:id="IMark59153608"/><text:alphabetical-index-mark-end text:id="IMark67330536"/><text:alphabetical-index-mark-end text:id="IMark70544056"/><text:alphabetical-index-mark-end text:id="IMark54113544"/>ly a visual <text:alphabetical-index-mark-start text:id="IMark67338504"/><text:alphabetical-index-mark-start text:id="IMark70605256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alphabetical-index-mark-start text:id="IMark63439848"/><text:alphabetical-index-mark-start text:id="IMark67317720"/><text:alphabetical-index-mark-start text:id="IMark62695048"/>dat<text:alphabetical-index-mark-start text:id="IMark59245112"/><text:alphabetical-index-mark-start text:id="IMark64250120"/><text:alphabetical-index-mark-start text:id="IMark69790888"/><text:alphabetical-index-mark-start text:id="IMark54968120"/><text:alphabetical-index-mark-start text:id="IMark70618904"/><text:alphabetical-index-mark-start text:id="IMark69874696"/><text:alphabetical-index-mark-start text:id="IMark62031656"/>a<text:alphabetical-index-mark-end text:id="IMark62695048"/><text:alphabetical-index-mark-end text:id="IMark67317720"/><text:alphabetical-index-mark-end text:id="IMark63439848"/><text:alphabetical-index-mark-end text:id="IMark70506712"/><text:alphabetical-index-mark-end text:id="IMark53570456"/><text:alphabetical-index-mark-end text:id="IMark70565752"/><text:alphabetical-index-mark-end text:id="IMark62314168"/><text:alphabetical-index-mark-end text:id="IMark70512776"/><text:alphabetical-index-mark-end text:id="IMark70605256"/><text:alphabetical-index-mark-end text:id="IMark67338504"/>b<text:alphabetical-index-mark-end text:id="IMark62031656"/><text:alphabetical-index-mark-end text:id="IMark69874696"/><text:alphabetical-index-mark-end text:id="IMark70618904"/><text:alphabetical-index-mark-end text:id="IMark54968120"/><text:alphabetical-index-mark-end text:id="IMark69790888"/><text:alphabetical-index-mark-end text:id="IMark64250120"/><text:alphabetical-index-mark-end text:id="IMark59245112"/>ase editor. Using <text:alphabetical-index-mark-start text:id="IMark68153064"/><text:alphabetical-index-mark-start text:id="IMark62841256"/><text:alphabetical-index-mark-start text:id="IMark64724632"/><text:alphabetical-index-mark-start text:id="IMark54707080"/><text:alphabetical-index-mark-start text:id="IMark70505384"/><text:alphabetical-index-mark-start text:id="IMark70541688"/><text:alphabetical-index-mark-start text:id="IMark69834872"/><text:alphabetical-index-mark-start text:id="IMark69789560"/><text:alphabetical-index-mark-start text:id="IMark62547992"/><text:alphabetical-index-mark-start text:id="IMark40496856"/>SQL<text:alphabetical-index-mark-end text:id="IMark40496856"/><text:alphabetical-index-mark-end text:id="IMark62547992"/><text:alphabetical-index-mark-end text:id="IMark69789560"/><text:alphabetical-index-mark-end text:id="IMark69834872"/><text:alphabetical-index-mark-end text:id="IMark70541688"/><text:alphabetical-index-mark-end text:id="IMark70505384"/><text:alphabetical-index-mark-end text:id="IMark54707080"/><text:alphabetical-index-mark-end text:id="IMark64724632"/><text:alphabetical-index-mark-end text:id="IMark62841256"/><text:alphabetical-index-mark-end text:id="IMark68153064"/> queries it is possible to obtain any section of the gathered <text:alphabetical-index-mark-start text:id="IMark67333192"/><text:alphabetical-index-mark-start text:id="IMark69853912"/><text:alphabetical-index-mark-start text:id="IMark60656536"/><text:alphabetical-index-mark-start text:id="IMark68821768"/><text:alphabetical-index-mark-start text:id="IMark64496696"/><text:alphabetical-index-mark-start text:id="IMark68157608"/><text:alphabetical-index-mark-start text:id="IMark69800712"/><text:alphabetical-index-mark-start text:id="IMark68138088"/><text:alphabetical-index-mark-start text:id="IMark59476920"/><text:alphabetical-index-mark-start text:id="IMark32709256"/>data<text:alphabetical-index-mark-end text:id="IMark32709256"/><text:alphabetical-index-mark-end text:id="IMark59476920"/><text:alphabetical-index-mark-end text:id="IMark68138088"/><text:alphabetical-index-mark-end text:id="IMark69800712"/><text:alphabetical-index-mark-end text:id="IMark68157608"/><text:alphabetical-index-mark-end text:id="IMark64496696"/><text:alphabetical-index-mark-end text:id="IMark68821768"/><text:alphabetical-index-mark-end text:id="IMark60656536"/><text:alphabetical-index-mark-end text:id="IMark69853912"/><text:alphabetical-index-mark-end text:id="IMark67333192"/>, and it can be <text:alphabetical-index-mark-start text:id="IMark59607896"/><text:alphabetical-index-mark-start text:id="IMark69796200"/><text:alphabetical-index-mark-start text:id="IMark63679928"/><text:alphabetical-index-mark-start text:id="IMark70511736"/><text:alphabetical-index-mark-start text:id="IMark67429576"/><text:alphabetical-index-mark-start text:id="IMark70691016"/><text:alphabetical-index-mark-start text:id="IMark62197032"/>co<text:alphabetical-index-mark-end text:id="IMark62197032"/><text:alphabetical-index-mark-end text:id="IMark70691016"/><text:alphabetical-index-mark-end text:id="IMark67429576"/><text:alphabetical-index-mark-end text:id="IMark70511736"/><text:alphabetical-index-mark-end text:id="IMark63679928"/><text:alphabetical-index-mark-end text:id="IMark69796200"/><text:alphabetical-index-mark-end text:id="IMark59607896"/>nverted to any <text:alphabetical-index-mark-start text:id="IMark70540360"/><text:alphabetical-index-mark-start text:id="IMark61948968"/><text:alphabetical-index-mark-start text:id="IMark69793544"/><text:alphabetical-index-mark-start text:id="IMark68948072"/><text:alphabetical-index-mark-start text:id="IMark69878680"/><text:alphabetical-index-mark-start text:id="IMark69942632"/><text:alphabetical-index-mark-start text:id="IMark63242712"/><text:alphabetical-index-mark-start text:id="IMark61140200"/><text:alphabetical-index-mark-start text:id="IMark70569448"/><text:alphabetical-index-mark-start text:id="IMark69943960"/>data<text:alphabetical-index-mark-end text:id="IMark69943960"/><text:alphabetical-index-mark-end text:id="IMark70569448"/><text:alphabetical-index-mark-end text:id="IMark61140200"/><text:alphabetical-index-mark-end text:id="IMark63242712"/><text:alphabetical-index-mark-end text:id="IMark69942632"/><text:alphabetical-index-mark-end text:id="IMark69878680"/><text:alphabetical-index-mark-end text:id="IMark68948072"/><text:alphabetical-index-mark-end text:id="IMark69793544"/><text:alphabetical-index-mark-end text:id="IMark61948968"/><text:alphabetical-index-mark-end text:id="IMark70540360"/> <text:alphabetical-index-mark-start text:id="IMark64299320"/><text:alphabetical-index-mark-start text:id="IMark64329784"/><text:alphabetical-index-mark-start text:id="IMark69792216"/><text:alphabetical-index-mark-start text:id="IMark62198776"/><text:alphabetical-index-mark-start text:id="IMark62048952"/><text:alphabetical-index-mark-start text:id="IMark69849928"/><text:alphabetical-index-mark-start text:id="IMark59152280"/><text:alphabetical-index-mark-start text:id="IMark69851256"/><text:alphabetical-index-mark-start text:id="IMark70498456"/>format<text:alphabetical-index-mark-end text:id="IMark70498456"/><text:alphabetical-index-mark-end text:id="IMark69851256"/><text:alphabetical-index-mark-end text:id="IMark59152280"/><text:alphabetical-index-mark-end text:id="IMark69849928"/><text:alphabetical-index-mark-end text:id="IMark62048952"/><text:alphabetical-index-mark-end text:id="IMark62198776"/><text:alphabetical-index-mark-end text:id="IMark69792216"/><text:alphabetical-index-mark-end text:id="IMark64329784"/><text:alphabetical-index-mark-end text:id="IMark64299320"/> used by <text:alphabetical-index-mark-start text:id="IMark32406312"/><text:alphabetical-index-mark-start text:id="IMark47536104"/><text:alphabetical-index-mark-start text:id="IMark68058184"/><text:alphabetical-index-mark-start text:id="IMark64763512"/><text:alphabetical-index-mark-start text:id="IMark47292152"/><text:alphabetical-index-mark-start text:id="IMark46703896"/>libraries<text:alphabetical-index-mark-end text:id="IMark46703896"/><text:alphabetical-index-mark-end text:id="IMark47292152"/><text:alphabetical-index-mark-end text:id="IMark64763512"/><text:alphabetical-index-mark-end text:id="IMark68058184"/><text:alphabetical-index-mark-end text:id="IMark47536104"/><text:alphabetical-index-mark-end text:id="IMark32406312"/> written in R, <text:alphabetical-index-mark-start text:id="IMark46699672"/><text:alphabetical-index-mark-start text:id="IMark68092808"/><text:alphabetical-index-mark-start text:id="IMark62360424"/><text:alphabetical-index-mark-start text:id="IMark68127784"/><text:alphabetical-index-mark-start text:id="IMark62645560"/><text:alphabetical-index-mark-start text:id="IMark56974520"/><text:alphabetical-index-mark-start text:id="IMark68943608"/>Python<text:alphabetical-index-mark-end text:id="IMark68943608"/><text:alphabetical-index-mark-end text:id="IMark56974520"/><text:alphabetical-index-mark-end text:id="IMark62645560"/><text:alphabetical-index-mark-end text:id="IMark68127784"/><text:alphabetical-index-mark-end text:id="IMark62360424"/><text:alphabetical-index-mark-end text:id="IMark68092808"/><text:alphabetical-index-mark-end text:id="IMark46699672"/>, <text:alphabetical-index-mark-start text:id="IMark32632776"/><text:alphabetical-index-mark-start text:id="IMark57206520"/><text:alphabetical-index-mark-start text:id="IMark60685400"/><text:alphabetical-index-mark-start text:id="IMark60981704"/><text:alphabetical-index-mark-start text:id="IMark64347368"/><text:alphabetical-index-mark-start text:id="IMark57101832"/><text:alphabetical-index-mark-start text:id="IMark31035976"/>C++<text:alphabetical-index-mark-end text:id="IMark31035976"/><text:alphabetical-index-mark-end text:id="IMark57101832"/><text:alphabetical-index-mark-end text:id="IMark64347368"/><text:alphabetical-index-mark-end text:id="IMark60981704"/><text:alphabetical-index-mark-end text:id="IMark60685400"/><text:alphabetical-index-mark-end text:id="IMark57206520"/><text:alphabetical-index-mark-end text:id="IMark32632776"/> etc.</text:p>
      <text:p text:style-name="P11"/>
      <text:p text:style-name="P70">If you plan to operate on this <text:alphabetical-index-mark-start text:id="IMark67764024"/><text:alphabetical-index-mark-start text:id="IMark54276472"/><text:alphabetical-index-mark-start text:id="IMark61685832"/><text:alphabetical-index-mark-start text:id="IMark67334520"/><text:alphabetical-index-mark-start text:id="IMark70555128"/><text:alphabetical-index-mark-start text:id="IMark70575048"/><text:alphabetical-index-mark-start text:id="IMark70504056"/><text:alphabetical-index-mark-start text:id="IMark62203704"/><text:alphabetical-index-mark-start text:id="IMark47536104"/><text:alphabetical-index-mark-start text:id="IMark32406312"/>data<text:alphabetical-index-mark-end text:id="IMark32406312"/><text:alphabetical-index-mark-end text:id="IMark47536104"/><text:alphabetical-index-mark-end text:id="IMark62203704"/><text:alphabetical-index-mark-end text:id="IMark70504056"/><text:alphabetical-index-mark-end text:id="IMark70575048"/>set<text:alphabetical-index-mark-end text:id="IMark70555128"/><text:alphabetical-index-mark-end text:id="IMark67334520"/><text:alphabetical-index-mark-end text:id="IMark61685832"/><text:alphabetical-index-mark-end text:id="IMark54276472"/><text:alphabetical-index-mark-end text:id="IMark67764024"/> f<text:alphabetical-index-mark-start text:id="IMark68058184"/><text:alphabetical-index-mark-start text:id="IMark64299320"/><text:alphabetical-index-mark-start text:id="IMark64329784"/><text:alphabetical-index-mark-start text:id="IMark69792216"/><text:alphabetical-index-mark-start text:id="IMark62198776"/>ro<text:alphabetical-index-mark-end text:id="IMark62198776"/><text:alphabetical-index-mark-end text:id="IMark69792216"/><text:alphabetical-index-mark-end text:id="IMark64329784"/><text:alphabetical-index-mark-end text:id="IMark64299320"/><text:alphabetical-index-mark-end text:id="IMark68058184"/>m an envi<text:alphabetical-index-mark-start text:id="IMark62048952"/><text:alphabetical-index-mark-start text:id="IMark69849928"/><text:alphabetical-index-mark-start text:id="IMark59152280"/><text:alphabetical-index-mark-start text:id="IMark69851256"/><text:alphabetical-index-mark-start text:id="IMark70498456"/>ro<text:alphabetical-index-mark-end text:id="IMark70498456"/><text:alphabetical-index-mark-end text:id="IMark69851256"/><text:alphabetical-index-mark-end text:id="IMark59152280"/><text:alphabetical-index-mark-end text:id="IMark69849928"/><text:alphabetical-index-mark-end text:id="IMark62048952"/>nment written in a specific <text:alphabetical-index-mark-start text:id="IMark70540360"/><text:alphabetical-index-mark-start text:id="IMark61948968"/><text:alphabetical-index-mark-start text:id="IMark69793544"/><text:alphabetical-index-mark-start text:id="IMark68948072"/><text:alphabetical-index-mark-start text:id="IMark69878680"/>language<text:alphabetical-index-mark-end text:id="IMark69878680"/><text:alphabetical-index-mark-end text:id="IMark68948072"/><text:alphabetical-index-mark-end text:id="IMark69793544"/><text:alphabetical-index-mark-end text:id="IMark61948968"/><text:alphabetical-index-mark-end text:id="IMark70540360"/>, you will likely have to install some <text:alphabetical-index-mark-start text:id="IMark69942632"/><text:alphabetical-index-mark-start text:id="IMark63242712"/><text:alphabetical-index-mark-start text:id="IMark61140200"/><text:alphabetical-index-mark-start text:id="IMark70569448"/><text:alphabetical-index-mark-start text:id="IMark69943960"/>libraries<text:alphabetical-index-mark-end text:id="IMark69943960"/><text:alphabetical-index-mark-end text:id="IMark70569448"/><text:alphabetical-index-mark-end text:id="IMark61140200"/><text:alphabetical-index-mark-end text:id="IMark63242712"/><text:alphabetical-index-mark-end text:id="IMark69942632"/>. However, don’t worry since <text:alphabetical-index-mark-start text:id="IMark59607896"/><text:alphabetical-index-mark-start text:id="IMark69796200"/><text:alphabetical-index-mark-start text:id="IMark63679928"/><text:alphabetical-index-mark-start text:id="IMark70511736"/><text:alphabetical-index-mark-start text:id="IMark67429576"/><text:alphabetical-index-mark-start text:id="IMark70691016"/><text:alphabetical-index-mark-start text:id="IMark62197032"/><text:alphabetical-index-mark-start text:id="IMark67333192"/><text:alphabetical-index-mark-start text:id="IMark69853912"/><text:alphabetical-index-mark-start text:id="IMark60656536"/><text:alphabetical-index-mark-start text:id="IMark68821768"/><text:alphabetical-index-mark-start text:id="IMark64496696"/><text:alphabetical-index-mark-start text:id="IMark68157608"/><text:alphabetical-index-mark-start text:id="IMark69800712"/><text:alphabetical-index-mark-start text:id="IMark68138088"/>Sql<text:alphabetical-index-mark-end text:id="IMark68138088"/><text:alphabetical-index-mark-end text:id="IMark69800712"/><text:alphabetical-index-mark-end text:id="IMark68157608"/><text:alphabetical-index-mark-end text:id="IMark64496696"/><text:alphabetical-index-mark-end text:id="IMark68821768"/>ite<text:alphabetical-index-mark-end text:id="IMark60656536"/><text:alphabetical-index-mark-end text:id="IMark69853912"/><text:alphabetical-index-mark-end text:id="IMark67333192"/><text:alphabetical-index-mark-end text:id="IMark62197032"/><text:alphabetical-index-mark-end text:id="IMark70691016"/>3<text:alphabetical-index-mark-end text:id="IMark67429576"/><text:alphabetical-index-mark-end text:id="IMark70511736"/><text:alphabetical-index-mark-end text:id="IMark63679928"/><text:alphabetical-index-mark-end text:id="IMark69796200"/><text:alphabetical-index-mark-end text:id="IMark59607896"/> is w<text:alphabetical-index-mark-start text:id="IMark59476920"/><text:alphabetical-index-mark-start text:id="IMark32709256"/><text:alphabetical-index-mark-start text:id="IMark68153064"/><text:alphabetical-index-mark-start text:id="IMark62841256"/><text:alphabetical-index-mark-start text:id="IMark64724632"/>id<text:alphabetical-index-mark-end text:id="IMark64724632"/><text:alphabetical-index-mark-end text:id="IMark62841256"/><text:alphabetical-index-mark-end text:id="IMark68153064"/><text:alphabetical-index-mark-end text:id="IMark32709256"/><text:alphabetical-index-mark-end text:id="IMark59476920"/>ely used and there are <text:s/>many such <text:alphabetical-index-mark-start text:id="IMark54707080"/><text:alphabetical-index-mark-start text:id="IMark70505384"/><text:alphabetical-index-mark-start text:id="IMark70541688"/><text:alphabetical-index-mark-start text:id="IMark69834872"/><text:alphabetical-index-mark-start text:id="IMark69789560"/>libraries<text:alphabetical-index-mark-end text:id="IMark69789560"/><text:alphabetical-index-mark-end text:id="IMark69834872"/><text:alphabetical-index-mark-end text:id="IMark70541688"/><text:alphabetical-index-mark-end text:id="IMark70505384"/><text:alphabetical-index-mark-end text:id="IMark54707080"/> avail<text:alphabetical-index-mark-start text:id="IMark62547992"/><text:alphabetical-index-mark-start text:id="IMark40496856"/><text:alphabetical-index-mark-start text:id="IMark59245112"/><text:alphabetical-index-mark-start text:id="IMark64250120"/><text:alphabetical-index-mark-start text:id="IMark69790888"/>ab<text:alphabetical-index-mark-end text:id="IMark69790888"/><text:alphabetical-index-mark-end text:id="IMark64250120"/><text:alphabetical-index-mark-end text:id="IMark59245112"/><text:alphabetical-index-mark-end text:id="IMark40496856"/><text:alphabetical-index-mark-end text:id="IMark62547992"/>le.</text:p>
      <text:p text:style-name="P70"/>
      <text:p text:style-name="P70">You might ask yourself why is this <text:alphabetical-index-mark-start text:id="IMark62031656"/><text:alphabetical-index-mark-start text:id="IMark67338504"/><text:alphabetical-index-mark-start text:id="IMark70605256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alphabetical-index-mark-start text:id="IMark63439848"/><text:alphabetical-index-mark-start text:id="IMark67317720"/>data<text:alphabetical-index-mark-end text:id="IMark67317720"/><text:alphabetical-index-mark-end text:id="IMark63439848"/><text:alphabetical-index-mark-end text:id="IMark70506712"/><text:alphabetical-index-mark-end text:id="IMark53570456"/><text:alphabetical-index-mark-end text:id="IMark70565752"/>set<text:alphabetical-index-mark-end text:id="IMark62314168"/><text:alphabetical-index-mark-end text:id="IMark70512776"/><text:alphabetical-index-mark-end text:id="IMark70605256"/><text:alphabetical-index-mark-end text:id="IMark67338504"/><text:alphabetical-index-mark-end text:id="IMark62031656"/> presented in an <text:alphabetical-index-mark-start text:id="IMark62695048"/><text:alphabetical-index-mark-start text:id="IMark54113544"/><text:alphabetical-index-mark-start text:id="IMark70544056"/><text:alphabetical-index-mark-start text:id="IMark67330536"/><text:alphabetical-index-mark-start text:id="IMark59153608"/><text:alphabetical-index-mark-start text:id="IMark68932776"/><text:alphabetical-index-mark-start text:id="IMark62647000"/><text:alphabetical-index-mark-start text:id="IMark68152936"/><text:alphabetical-index-mark-start text:id="IMark68011016"/><text:alphabetical-index-mark-start text:id="IMark67365256"/><text:alphabetical-index-mark-start text:id="IMark46856024"/><text:alphabetical-index-mark-start text:id="IMark47937960"/><text:alphabetical-index-mark-start text:id="IMark69830888"/><text:alphabetical-index-mark-start text:id="IMark67219944"/><text:alphabetical-index-mark-start text:id="IMark63066056"/>Sql<text:alphabetical-index-mark-end text:id="IMark63066056"/><text:alphabetical-index-mark-end text:id="IMark67219944"/><text:alphabetical-index-mark-end text:id="IMark69830888"/><text:alphabetical-index-mark-end text:id="IMark47937960"/><text:alphabetical-index-mark-end text:id="IMark46856024"/>ite<text:alphabetical-index-mark-end text:id="IMark67365256"/><text:alphabetical-index-mark-end text:id="IMark68011016"/><text:alphabetical-index-mark-end text:id="IMark68152936"/><text:alphabetical-index-mark-end text:id="IMark62647000"/><text:alphabetical-index-mark-end text:id="IMark68932776"/>3<text:alphabetical-index-mark-end text:id="IMark59153608"/><text:alphabetical-index-mark-end text:id="IMark67330536"/><text:alphabetical-index-mark-end text:id="IMark70544056"/><text:alphabetical-index-mark-end text:id="IMark54113544"/><text:alphabetical-index-mark-end text:id="IMark62695048"/> <text:alphabetical-index-mark-start text:id="IMark62630888"/><text:alphabetical-index-mark-start text:id="IMark69804408"/><text:alphabetical-index-mark-start text:id="IMark59257720"/><text:alphabetical-index-mark-start text:id="IMark69877352"/><text:alphabetical-index-mark-start text:id="IMark69873368"/>format<text:alphabetical-index-mark-end text:id="IMark69873368"/><text:alphabetical-index-mark-end text:id="IMark69877352"/><text:alphabetical-index-mark-end text:id="IMark59257720"/><text:alphabetical-index-mark-end text:id="IMark69804408"/><text:alphabetical-index-mark-end text:id="IMark62630888"/>. The main reason is simple: it is far easier to operate on a <text:alphabetical-index-mark-start text:id="IMark69794872"/><text:alphabetical-index-mark-start text:id="IMark64783576"/><text:alphabetical-index-mark-start text:id="IMark56326568"/><text:alphabetical-index-mark-start text:id="IMark67756872"/><text:alphabetical-index-mark-start text:id="IMark26093000"/>SQL<text:alphabetical-index-mark-end text:id="IMark26093000"/><text:alphabetical-index-mark-end text:id="IMark67756872"/><text:alphabetical-index-mark-end text:id="IMark56326568"/><text:alphabetical-index-mark-end text:id="IMark64783576"/><text:alphabetical-index-mark-end text:id="IMark69794872"/> – <text:alphabetical-index-mark-start text:id="IMark54858584"/><text:alphabetical-index-mark-start text:id="IMark69848600"/><text:alphabetical-index-mark-start text:id="IMark67454440"/><text:alphabetical-index-mark-start text:id="IMark71492440"/><text:alphabetical-index-mark-start text:id="IMark69536984"/>co<text:alphabetical-index-mark-end text:id="IMark69536984"/><text:alphabetical-index-mark-end text:id="IMark71492440"/><text:alphabetical-index-mark-end text:id="IMark67454440"/><text:alphabetical-index-mark-end text:id="IMark69848600"/><text:alphabetical-index-mark-end text:id="IMark54858584"/>mpatible <text:alphabetical-index-mark-start text:id="IMark67312408"/><text:alphabetical-index-mark-start text:id="IMark64149912"/><text:alphabetical-index-mark-start text:id="IMark68245000"/><text:alphabetical-index-mark-start text:id="IMark70561768"/><text:alphabetical-index-mark-start text:id="IMark70508040"/><text:alphabetical-index-mark-start text:id="IMark62073224"/><text:alphabetical-index-mark-start text:id="IMark61038024"/><text:alphabetical-index-mark-start text:id="IMark70543016"/><text:alphabetical-index-mark-start text:id="IMark64235752"/><text:alphabetical-index-mark-start text:id="IMark69782968"/>data<text:alphabetical-index-mark-end text:id="IMark69782968"/><text:alphabetical-index-mark-end text:id="IMark64235752"/><text:alphabetical-index-mark-end text:id="IMark70543016"/><text:alphabetical-index-mark-end text:id="IMark61038024"/><text:alphabetical-index-mark-end text:id="IMark62073224"/>set<text:alphabetical-index-mark-end text:id="IMark70508040"/><text:alphabetical-index-mark-end text:id="IMark70561768"/><text:alphabetical-index-mark-end text:id="IMark68245000"/><text:alphabetical-index-mark-end text:id="IMark64149912"/><text:alphabetical-index-mark-end text:id="IMark67312408"/> than in any other case. <text:alphabetical-index-mark-start text:id="IMark70502728"/><text:alphabetical-index-mark-start text:id="IMark69811336"/><text:alphabetical-index-mark-start text:id="IMark68122008"/><text:alphabetical-index-mark-start text:id="IMark68150296"/><text:alphabetical-index-mark-start text:id="IMark69798568"/>SQL<text:alphabetical-index-mark-end text:id="IMark69798568"/><text:alphabetical-index-mark-end text:id="IMark68150296"/><text:alphabetical-index-mark-end text:id="IMark68122008"/><text:alphabetical-index-mark-end text:id="IMark69811336"/><text:alphabetical-index-mark-end text:id="IMark70502728"/> systems have limitations, but for the most part or at least, on <text:alphabetical-index-mark-start text:id="IMark53769272"/><text:alphabetical-index-mark-start text:id="IMark57052760"/><text:alphabetical-index-mark-start text:id="IMark69870712"/><text:alphabetical-index-mark-start text:id="IMark61772200"/><text:alphabetical-index-mark-start text:id="IMark60023768"/>average<text:alphabetical-index-mark-end text:id="IMark60023768"/><text:alphabetical-index-mark-end text:id="IMark61772200"/><text:alphabetical-index-mark-end text:id="IMark69870712"/><text:alphabetical-index-mark-end text:id="IMark57052760"/><text:alphabetical-index-mark-end text:id="IMark53769272"/>, relational <text:alphabetical-index-mark-start text:id="IMark68236328"/><text:alphabetical-index-mark-start text:id="IMark61716536"/><text:alphabetical-index-mark-start text:id="IMark64611944"/><text:alphabetical-index-mark-start text:id="IMark67316392"/><text:alphabetical-index-mark-start text:id="IMark69808392"/>dat<text:alphabetical-index-mark-start text:id="IMark69872040"/><text:alphabetical-index-mark-start text:id="IMark61935976"/><text:alphabetical-index-mark-start text:id="IMark70563096"/><text:alphabetical-index-mark-start text:id="IMark69852584"/><text:alphabetical-index-mark-start text:id="IMark69797528"/>a<text:alphabetical-index-mark-end text:id="IMark69808392"/><text:alphabetical-index-mark-end text:id="IMark67316392"/><text:alphabetical-index-mark-end text:id="IMark64611944"/><text:alphabetical-index-mark-end text:id="IMark61716536"/><text:alphabetical-index-mark-end text:id="IMark68236328"/>b<text:alphabetical-index-mark-end text:id="IMark69797528"/><text:alphabetical-index-mark-end text:id="IMark69852584"/><text:alphabetical-index-mark-end text:id="IMark70563096"/><text:alphabetical-index-mark-end text:id="IMark61935976"/><text:alphabetical-index-mark-end text:id="IMark69872040"/>ases are better than any other <text:alphabetical-index-mark-start text:id="IMark70567080"/><text:alphabetical-index-mark-start text:id="IMark69847272"/><text:alphabetical-index-mark-start text:id="IMark63748568"/><text:alphabetical-index-mark-start text:id="IMark69868056"/><text:alphabetical-index-mark-start text:id="IMark67206872"/>format<text:alphabetical-index-mark-end text:id="IMark67206872"/><text:alphabetical-index-mark-end text:id="IMark69868056"/><text:alphabetical-index-mark-end text:id="IMark63748568"/><text:alphabetical-index-mark-end text:id="IMark69847272"/><text:alphabetical-index-mark-end text:id="IMark70567080"/>.</text:p>
      <text:p text:style-name="P11"/>
      <text:p text:style-name="P11">It is re<text:alphabetical-index-mark-start text:id="IMark56962488"/><text:alphabetical-index-mark-start text:id="IMark68819512"/><text:alphabetical-index-mark-start text:id="IMark69869384"/><text:alphabetical-index-mark-start text:id="IMark57336936"/><text:alphabetical-index-mark-start text:id="IMark47461496"/><text:alphabetical-index-mark-start text:id="IMark60022440"/><text:alphabetical-index-mark-start text:id="IMark69769720"/>co<text:alphabetical-index-mark-end text:id="IMark69769720"/><text:alphabetical-index-mark-end text:id="IMark60022440"/><text:alphabetical-index-mark-end text:id="IMark47461496"/><text:alphabetical-index-mark-end text:id="IMark57336936"/><text:alphabetical-index-mark-end text:id="IMark69869384"/><text:alphabetical-index-mark-end text:id="IMark68819512"/><text:alphabetical-index-mark-end text:id="IMark56962488"/>mmend<text:alphabetical-index-mark-start text:id="IMark70539032"/><text:alphabetical-index-mark-start text:id="IMark68778104"/><text:alphabetical-index-mark-start text:id="IMark70509368"/><text:alphabetical-index-mark-start text:id="IMark55186568"/><text:alphabetical-index-mark-start text:id="IMark64134744"/><text:alphabetical-index-mark-start text:id="IMark70515720"/><text:alphabetical-index-mark-start text:id="IMark64319544"/>ab<text:alphabetical-index-mark-end text:id="IMark64319544"/><text:alphabetical-index-mark-end text:id="IMark70515720"/><text:alphabetical-index-mark-end text:id="IMark64134744"/><text:alphabetical-index-mark-end text:id="IMark55186568"/><text:alphabetical-index-mark-end text:id="IMark70509368"/><text:alphabetical-index-mark-end text:id="IMark68778104"/><text:alphabetical-index-mark-end text:id="IMark70539032"/>le for users to review the <text:alphabetical-index-mark-start text:id="IMark67775880"/><text:alphabetical-index-mark-start text:id="IMark70564424"/><text:alphabetical-index-mark-start text:id="IMark40496856"/><text:alphabetical-index-mark-start text:id="IMark62547992"/><text:alphabetical-index-mark-start text:id="IMark59245112"/><text:alphabetical-index-mark-start text:id="IMark64250120"/>structure<text:alphabetical-index-mark-end text:id="IMark64250120"/><text:alphabetical-index-mark-end text:id="IMark59245112"/><text:alphabetical-index-mark-end text:id="IMark62547992"/><text:alphabetical-index-mark-end text:id="IMark40496856"/><text:alphabetical-index-mark-end text:id="IMark70564424"/><text:alphabetical-index-mark-end text:id="IMark67775880"/> of the <text:alphabetical-index-mark-start text:id="IMark69790888"/><text:alphabetical-index-mark-start text:id="IMark54707080"/><text:alphabetical-index-mark-start text:id="IMark70505384"/><text:alphabetical-index-mark-start text:id="IMark70541688"/><text:alphabetical-index-mark-start text:id="IMark69834872"/><text:alphabetical-index-mark-start text:id="IMark69789560"/><text:alphabetical-index-mark-start text:id="IMark59476920"/><text:alphabetical-index-mark-start text:id="IMark32709256"/><text:alphabetical-index-mark-start text:id="IMark68153064"/><text:alphabetical-index-mark-start text:id="IMark62841256"/>data<text:alphabetical-index-mark-end text:id="IMark62841256"/><text:alphabetical-index-mark-end text:id="IMark68153064"/><text:alphabetical-index-mark-end text:id="IMark32709256"/><text:alphabetical-index-mark-end text:id="IMark59476920"/><text:alphabetical-index-mark-end text:id="IMark69789560"/><text:alphabetical-index-mark-end text:id="IMark69834872"/><text:alphabetical-index-mark-end text:id="IMark70541688"/><text:alphabetical-index-mark-end text:id="IMark70505384"/><text:alphabetical-index-mark-end text:id="IMark54707080"/><text:alphabetical-index-mark-end text:id="IMark69790888"/> t<text:alphabetical-index-mark-start text:id="IMark64724632"/><text:alphabetical-index-mark-start text:id="IMark59607896"/><text:alphabetical-index-mark-start text:id="IMark69796200"/><text:alphabetical-index-mark-start text:id="IMark63679928"/><text:alphabetical-index-mark-start text:id="IMark70511736"/><text:alphabetical-index-mark-start text:id="IMark67429576"/><text:alphabetical-index-mark-start text:id="IMark70691016"/>ab<text:alphabetical-index-mark-end text:id="IMark70691016"/><text:alphabetical-index-mark-end text:id="IMark67429576"/><text:alphabetical-index-mark-end text:id="IMark70511736"/><text:alphabetical-index-mark-end text:id="IMark63679928"/><text:alphabetical-index-mark-end text:id="IMark69796200"/><text:alphabetical-index-mark-end text:id="IMark59607896"/><text:alphabetical-index-mark-end text:id="IMark64724632"/>les as well as the <text:alphabetical-index-mark-start text:id="IMark62197032"/><text:alphabetical-index-mark-start text:id="IMark67333192"/><text:alphabetical-index-mark-start text:id="IMark69853912"/><text:alphabetical-index-mark-start text:id="IMark60656536"/><text:alphabetical-index-mark-start text:id="IMark68821768"/><text:alphabetical-index-mark-start text:id="IMark64496696"/><text:alphabetical-index-mark-start text:id="IMark68157608"/><text:alphabetical-index-mark-start text:id="IMark69800712"/><text:alphabetical-index-mark-start text:id="IMark68138088"/><text:alphabetical-index-mark-start text:id="IMark69942632"/>data<text:alphabetical-index-mark-end text:id="IMark69942632"/><text:alphabetical-index-mark-end text:id="IMark68138088"/><text:alphabetical-index-mark-end text:id="IMark69800712"/><text:alphabetical-index-mark-end text:id="IMark68157608"/><text:alphabetical-index-mark-end text:id="IMark64496696"/><text:alphabetical-index-mark-end text:id="IMark68821768"/><text:alphabetical-index-mark-end text:id="IMark60656536"/><text:alphabetical-index-mark-end text:id="IMark69853912"/><text:alphabetical-index-mark-end text:id="IMark67333192"/><text:alphabetical-index-mark-end text:id="IMark62197032"/> itself in order to understand the whole package and what can be done with it. In general, t<text:alphabetical-index-mark-start text:id="IMark63242712"/><text:alphabetical-index-mark-start text:id="IMark61140200"/><text:alphabetical-index-mark-start text:id="IMark70569448"/><text:alphabetical-index-mark-start text:id="IMark69943960"/><text:alphabetical-index-mark-start text:id="IMark70540360"/><text:alphabetical-index-mark-start text:id="IMark61948968"/><text:alphabetical-index-mark-start text:id="IMark69793544"/>ab<text:alphabetical-index-mark-end text:id="IMark69793544"/><text:alphabetical-index-mark-end text:id="IMark61948968"/><text:alphabetical-index-mark-end text:id="IMark70540360"/><text:alphabetical-index-mark-end text:id="IMark69943960"/><text:alphabetical-index-mark-end text:id="IMark70569448"/><text:alphabetical-index-mark-end text:id="IMark61140200"/><text:alphabetical-index-mark-end text:id="IMark63242712"/>les <text:alphabetical-index-mark-start text:id="IMark68948072"/><text:alphabetical-index-mark-start text:id="IMark69878680"/><text:alphabetical-index-mark-start text:id="IMark62048952"/><text:alphabetical-index-mark-start text:id="IMark69849928"/><text:alphabetical-index-mark-start text:id="IMark59152280"/><text:alphabetical-index-mark-start text:id="IMark69851256"/><text:alphabetical-index-mark-start text:id="IMark70498456"/>co<text:alphabetical-index-mark-end text:id="IMark70498456"/><text:alphabetical-index-mark-end text:id="IMark69851256"/><text:alphabetical-index-mark-end text:id="IMark59152280"/><text:alphabetical-index-mark-end text:id="IMark69849928"/><text:alphabetical-index-mark-end text:id="IMark62048952"/><text:alphabetical-index-mark-end text:id="IMark69878680"/><text:alphabetical-index-mark-end text:id="IMark68948072"/>ntain <text:alphabetical-index-mark-start text:id="IMark68058184"/><text:alphabetical-index-mark-start text:id="IMark64299320"/><text:alphabetical-index-mark-start text:id="IMark64329784"/><text:alphabetical-index-mark-start text:id="IMark69792216"/><text:alphabetical-index-mark-start text:id="IMark62198776"/><text:alphabetical-index-mark-start text:id="IMark67764024"/><text:alphabetical-index-mark-start text:id="IMark54276472"/><text:alphabetical-index-mark-start text:id="IMark61685832"/><text:alphabetical-index-mark-start text:id="IMark67334520"/><text:alphabetical-index-mark-start text:id="IMark70555128"/>data<text:alphabetical-index-mark-end text:id="IMark70555128"/><text:alphabetical-index-mark-end text:id="IMark67334520"/><text:alphabetical-index-mark-end text:id="IMark61685832"/><text:alphabetical-index-mark-end text:id="IMark54276472"/><text:alphabetical-index-mark-end text:id="IMark67764024"/><text:alphabetical-index-mark-end text:id="IMark62198776"/><text:alphabetical-index-mark-end text:id="IMark69792216"/><text:alphabetical-index-mark-end text:id="IMark64329784"/><text:alphabetical-index-mark-end text:id="IMark64299320"/><text:alphabetical-index-mark-end text:id="IMark68058184"/> either as <text:alphabetical-index-mark-start text:id="IMark70575048"/><text:alphabetical-index-mark-start text:id="IMark70504056"/><text:alphabetical-index-mark-start text:id="IMark62203704"/><text:alphabetical-index-mark-start text:id="IMark47536104"/><text:alphabetical-index-mark-start text:id="IMark32406312"/><text:alphabetical-index-mark-start text:id="IMark54968120"/><text:alphabetical-index-mark-start text:id="IMark69874696"/><text:alphabetical-index-mark-start text:id="IMark70618904"/><text:alphabetical-index-mark-start text:id="IMark69847272"/><text:alphabetical-index-mark-start text:id="IMark70567080"/>string<text:alphabetical-index-mark-end text:id="IMark70567080"/><text:alphabetical-index-mark-end text:id="IMark69847272"/><text:alphabetical-index-mark-end text:id="IMark70618904"/><text:alphabetical-index-mark-end text:id="IMark69874696"/><text:alphabetical-index-mark-end text:id="IMark54968120"/><text:alphabetical-index-mark-end text:id="IMark32406312"/><text:alphabetical-index-mark-end text:id="IMark47536104"/><text:alphabetical-index-mark-end text:id="IMark62203704"/><text:alphabetical-index-mark-end text:id="IMark70504056"/><text:alphabetical-index-mark-end text:id="IMark70575048"/>s, integers or <text:alphabetical-index-mark-start text:id="IMark63748568"/><text:alphabetical-index-mark-start text:id="IMark69868056"/><text:alphabetical-index-mark-start text:id="IMark67206872"/><text:alphabetical-index-mark-start text:id="IMark69872040"/><text:alphabetical-index-mark-start text:id="IMark61935976"/><text:alphabetical-index-mark-start text:id="IMark70563096"/><text:alphabetical-index-mark-start text:id="IMark69852584"/><text:alphabetical-index-mark-start text:id="IMark69797528"/><text:alphabetical-index-mark-start text:id="IMark68236328"/>real<text:alphabetical-index-mark-end text:id="IMark68236328"/><text:alphabetical-index-mark-end text:id="IMark69797528"/><text:alphabetical-index-mark-end text:id="IMark69852584"/><text:alphabetical-index-mark-end text:id="IMark70563096"/><text:alphabetical-index-mark-end text:id="IMark61935976"/><text:alphabetical-index-mark-end text:id="IMark69872040"/><text:alphabetical-index-mark-end text:id="IMark67206872"/><text:alphabetical-index-mark-end text:id="IMark69868056"/><text:alphabetical-index-mark-end text:id="IMark63748568"/> <text:alphabetical-index-mark-start text:id="IMark61716536"/><text:alphabetical-index-mark-start text:id="IMark64611944"/><text:alphabetical-index-mark-start text:id="IMark67316392"/><text:alphabetical-index-mark-start text:id="IMark69808392"/><text:alphabetical-index-mark-start text:id="IMark53769272"/><text:alphabetical-index-mark-start text:id="IMark57052760"/><text:alphabetical-index-mark-start text:id="IMark69870712"/><text:alphabetical-index-mark-start text:id="IMark61772200"/><text:alphabetical-index-mark-start text:id="IMark60023768"/><text:alphabetical-index-mark-start text:id="IMark70502728"/>number<text:alphabetical-index-mark-end text:id="IMark70502728"/><text:alphabetical-index-mark-end text:id="IMark60023768"/><text:alphabetical-index-mark-end text:id="IMark61772200"/><text:alphabetical-index-mark-end text:id="IMark69870712"/><text:alphabetical-index-mark-end text:id="IMark57052760"/><text:alphabetical-index-mark-end text:id="IMark53769272"/><text:alphabetical-index-mark-end text:id="IMark69808392"/><text:alphabetical-index-mark-end text:id="IMark67316392"/><text:alphabetical-index-mark-end text:id="IMark64611944"/><text:alphabetical-index-mark-end text:id="IMark61716536"/>s.</text:p>
      <text:p text:style-name="P11"/>
      <text:p text:style-name="P11"/>
      <text:h text:style-name="Heading_20_2" text:outline-level="2"><text:bookmark-start text:name="__RefHeading___Toc9416_1019239332"/>5.1. Installation<text:bookmark-end text:name="__RefHeading___Toc9416_1019239332"/></text:h>
      <text:p text:style-name="P55"/>
      <text:p text:style-name="P55">See the file <text:span text:style-name="T39">README.md</text:span> included in this package.</text:p>
      <text:p text:style-name="P55"/>
      <text:p text:style-name="P55"/>
      <text:h text:style-name="Heading_20_3" text:outline-level="3"><text:bookmark-start text:name="__RefHeading___Toc9418_1019239332"/>5.2. Sof<text:span text:style-name="T107">t</text:span>ware<text:bookmark-end text:name="__RefHeading___Toc9418_1019239332"/></text:h>
      <text:p text:style-name="P55"/>
      <text:p text:style-name="P55">This <text:alphabetical-index-mark-start text:id="IMark69804408"/><text:alphabetical-index-mark-start text:id="IMark59257720"/><text:alphabetical-index-mark-start text:id="IMark69877352"/><text:alphabetical-index-mark-start text:id="IMark69873368"/><text:alphabetical-index-mark-start text:id="IMark62695048"/><text:alphabetical-index-mark-start text:id="IMark54113544"/><text:alphabetical-index-mark-start text:id="IMark70544056"/><text:alphabetical-index-mark-start text:id="IMark67330536"/><text:alphabetical-index-mark-start text:id="IMark59153608"/><text:alphabetical-index-mark-start text:id="IMark68932776"/>data<text:alphabetical-index-mark-end text:id="IMark68932776"/><text:alphabetical-index-mark-end text:id="IMark59153608"/><text:alphabetical-index-mark-end text:id="IMark67330536"/><text:alphabetical-index-mark-end text:id="IMark70544056"/><text:alphabetical-index-mark-end text:id="IMark54113544"/>set<text:alphabetical-index-mark-end text:id="IMark62695048"/><text:alphabetical-index-mark-end text:id="IMark69873368"/><text:alphabetical-index-mark-end text:id="IMark69877352"/><text:alphabetical-index-mark-end text:id="IMark59257720"/><text:alphabetical-index-mark-end text:id="IMark69804408"/> <text:alphabetical-index-mark-start text:id="IMark62647000"/><text:alphabetical-index-mark-start text:id="IMark68152936"/><text:alphabetical-index-mark-start text:id="IMark68011016"/><text:alphabetical-index-mark-start text:id="IMark67365256"/><text:alphabetical-index-mark-start text:id="IMark46856024"/>co<text:alphabetical-index-mark-end text:id="IMark46856024"/><text:alphabetical-index-mark-end text:id="IMark67365256"/><text:alphabetical-index-mark-end text:id="IMark68011016"/><text:alphabetical-index-mark-end text:id="IMark68152936"/><text:alphabetical-index-mark-end text:id="IMark62647000"/>mes with and also requires some software in order to be useful. Regarding <text:span text:style-name="T103">the </text:span><text:alphabetical-index-mark-start text:id="IMark47937960"/><text:alphabetical-index-mark-start text:id="IMark69830888"/><text:alphabetical-index-mark-start text:id="IMark67219944"/><text:alphabetical-index-mark-start text:id="IMark63066056"/><text:span text:style-name="T103">libraries</text:span><text:alphabetical-index-mark-end text:id="IMark63066056"/><text:alphabetical-index-mark-end text:id="IMark67219944"/><text:alphabetical-index-mark-end text:id="IMark69830888"/><text:alphabetical-index-mark-end text:id="IMark47937960"/><text:span text:style-name="T103"> and software required to use this </text:span><text:alphabetical-index-mark-start text:id="IMark62031656"/><text:alphabetical-index-mark-start text:id="IMark67338504"/><text:alphabetical-index-mark-start text:id="IMark70605256"/><text:alphabetical-index-mark-start text:id="IMark70512776"/><text:alphabetical-index-mark-start text:id="IMark62314168"/><text:alphabetical-index-mark-start text:id="IMark70565752"/><text:alphabetical-index-mark-start text:id="IMark53570456"/><text:alphabetical-index-mark-start text:id="IMark70506712"/><text:span text:style-name="T103">data</text:span><text:alphabetical-index-mark-end text:id="IMark70506712"/><text:alphabetical-index-mark-end text:id="IMark53570456"/><text:alphabetical-index-mark-end text:id="IMark70565752"/><text:alphabetical-index-mark-end text:id="IMark62314168"/><text:span text:style-name="T103">set</text:span><text:alphabetical-index-mark-end text:id="IMark70512776"/><text:alphabetical-index-mark-end text:id="IMark70605256"/><text:alphabetical-index-mark-end text:id="IMark67338504"/><text:alphabetical-index-mark-end text:id="IMark62031656"/>, see <text:span text:style-name="T39">README.md</text:span>.</text:p>
      <text:p text:style-name="P55"/>
      <text:p text:style-name="P55"><text:span text:style-name="T14">5.2.1.</text:span> <text:span text:style-name="T39">jcp_inm.scm</text:span></text:p>
      <text:p text:style-name="P55"/>
      <text:p text:style-name="P56"><text:soft-page-break/>This is a p<text:alphabetical-index-mark-start text:id="IMark68778104"/><text:alphabetical-index-mark-start text:id="IMark70509368"/><text:alphabetical-index-mark-start text:id="IMark55186568"/><text:alphabetical-index-mark-start text:id="IMark64134744"/><text:alphabetical-index-mark-start text:id="IMark70515720"/>ro<text:alphabetical-index-mark-end text:id="IMark70515720"/><text:alphabetical-index-mark-end text:id="IMark64134744"/><text:alphabetical-index-mark-end text:id="IMark55186568"/><text:alphabetical-index-mark-end text:id="IMark70509368"/><text:alphabetical-index-mark-end text:id="IMark68778104"/>gram written in GNU <text:alphabetical-index-mark-start text:id="IMark64319544"/><text:alphabetical-index-mark-start text:id="IMark67775880"/><text:alphabetical-index-mark-start text:id="IMark70564424"/>Gui<text:alphabetical-index-mark-end text:id="IMark70564424"/><text:alphabetical-index-mark-end text:id="IMark67775880"/><text:alphabetical-index-mark-end text:id="IMark64319544"/>le, which is the GNU flavor of the Scheme <text:alphabetical-index-mark-start text:id="IMark40496856"/><text:alphabetical-index-mark-start text:id="IMark62547992"/><text:alphabetical-index-mark-start text:id="IMark59245112"/><text:alphabetical-index-mark-start text:id="IMark64250120"/><text:alphabetical-index-mark-start text:id="IMark69790888"/>language<text:alphabetical-index-mark-end text:id="IMark69790888"/><text:alphabetical-index-mark-end text:id="IMark64250120"/><text:alphabetical-index-mark-end text:id="IMark59245112"/><text:alphabetical-index-mark-end text:id="IMark62547992"/><text:alphabetical-index-mark-end text:id="IMark40496856"/>. In order to use <text:span text:style-name="T96">it you need to have the required version of GNU </text:span><text:alphabetical-index-mark-start text:id="IMark54707080"/><text:alphabetical-index-mark-start text:id="IMark70505384"/><text:alphabetical-index-mark-start text:id="IMark70541688"/><text:span text:style-name="T96">Gui</text:span><text:alphabetical-index-mark-end text:id="IMark70541688"/><text:alphabetical-index-mark-end text:id="IMark70505384"/><text:alphabetical-index-mark-end text:id="IMark54707080"/><text:span text:style-name="T96">le installed on your system</text:span><text:span text:style-name="T5">[6.3.]</text:span><text:span text:style-name="T96">. </text:span></text:p>
      <text:p text:style-name="P56"/>
      <text:p text:style-name="P56"><text:span text:style-name="T96">Also you will need a p</text:span><text:alphabetical-index-mark-start text:id="IMark64611944"/><text:alphabetical-index-mark-start text:id="IMark61716536"/><text:alphabetical-index-mark-start text:id="IMark67316392"/><text:alphabetical-index-mark-start text:id="IMark69808392"/><text:alphabetical-index-mark-start text:id="IMark53769272"/><text:span text:style-name="T96">ro</text:span><text:alphabetical-index-mark-end text:id="IMark53769272"/><text:alphabetical-index-mark-end text:id="IMark69808392"/><text:alphabetical-index-mark-end text:id="IMark67316392"/><text:alphabetical-index-mark-end text:id="IMark61716536"/><text:alphabetical-index-mark-end text:id="IMark64611944"/><text:span text:style-name="T96">gram called </text:span><text:alphabetical-index-mark-start text:id="IMark57052760"/><text:alphabetical-index-mark-start text:id="IMark69870712"/><text:alphabetical-index-mark-start text:id="IMark61772200"/><text:alphabetical-index-mark-start text:id="IMark60023768"/><text:alphabetical-index-mark-start text:id="IMark70502728"/><text:alphabetical-index-mark-start text:id="IMark63748568"/><text:alphabetical-index-mark-start text:id="IMark69868056"/><text:alphabetical-index-mark-start text:id="IMark67206872"/><text:alphabetical-index-mark-start text:id="IMark69872040"/><text:alphabetical-index-mark-start text:id="IMark61935976"/><text:span text:style-name="T47">sql</text:span><text:alphabetical-index-mark-end text:id="IMark61935976"/><text:alphabetical-index-mark-end text:id="IMark69872040"/><text:alphabetical-index-mark-end text:id="IMark67206872"/><text:alphabetical-index-mark-end text:id="IMark69868056"/><text:alphabetical-index-mark-end text:id="IMark63748568"/><text:span text:style-name="T47">p</text:span><text:alphabetical-index-mark-end text:id="IMark70502728"/><text:alphabetical-index-mark-end text:id="IMark60023768"/><text:alphabetical-index-mark-end text:id="IMark61772200"/><text:alphabetical-index-mark-end text:id="IMark69870712"/><text:alphabetical-index-mark-end text:id="IMark57052760"/><text:span text:style-name="T8">[6.2.]</text:span><text:span text:style-name="T96">. This is a p</text:span><text:alphabetical-index-mark-start text:id="IMark70563096"/><text:alphabetical-index-mark-start text:id="IMark69852584"/><text:alphabetical-index-mark-start text:id="IMark69797528"/><text:alphabetical-index-mark-start text:id="IMark68236328"/><text:alphabetical-index-mark-start text:id="IMark70575048"/><text:span text:style-name="T96">ro</text:span><text:alphabetical-index-mark-end text:id="IMark70575048"/><text:alphabetical-index-mark-end text:id="IMark68236328"/><text:alphabetical-index-mark-end text:id="IMark69797528"/><text:alphabetical-index-mark-end text:id="IMark69852584"/><text:alphabetical-index-mark-end text:id="IMark70563096"/><text:span text:style-name="T96">gram I w</text:span><text:alphabetical-index-mark-start text:id="IMark70504056"/><text:alphabetical-index-mark-start text:id="IMark62203704"/><text:alphabetical-index-mark-start text:id="IMark47536104"/><text:alphabetical-index-mark-start text:id="IMark32406312"/><text:alphabetical-index-mark-start text:id="IMark54968120"/><text:span text:style-name="T96">ro</text:span><text:alphabetical-index-mark-end text:id="IMark54968120"/><text:alphabetical-index-mark-end text:id="IMark32406312"/><text:alphabetical-index-mark-end text:id="IMark47536104"/><text:alphabetical-index-mark-end text:id="IMark62203704"/><text:alphabetical-index-mark-end text:id="IMark70504056"/><text:span text:style-name="T96">te in </text:span><text:alphabetical-index-mark-start text:id="IMark69874696"/><text:alphabetical-index-mark-start text:id="IMark70618904"/><text:alphabetical-index-mark-start text:id="IMark69847272"/><text:alphabetical-index-mark-start text:id="IMark70567080"/><text:alphabetical-index-mark-start text:id="IMark68058184"/><text:span text:style-name="T96">C++</text:span><text:alphabetical-index-mark-end text:id="IMark68058184"/><text:alphabetical-index-mark-end text:id="IMark70567080"/><text:alphabetical-index-mark-end text:id="IMark69847272"/><text:alphabetical-index-mark-end text:id="IMark70618904"/><text:alphabetical-index-mark-end text:id="IMark69874696"/><text:span text:style-name="T96">, and serves as an interface between high level </text:span><text:alphabetical-index-mark-start text:id="IMark64299320"/><text:alphabetical-index-mark-start text:id="IMark64329784"/><text:alphabetical-index-mark-start text:id="IMark69792216"/><text:alphabetical-index-mark-start text:id="IMark62198776"/><text:alphabetical-index-mark-start text:id="IMark67764024"/><text:span text:style-name="T96">language</text:span><text:alphabetical-index-mark-end text:id="IMark67764024"/><text:alphabetical-index-mark-end text:id="IMark62198776"/><text:alphabetical-index-mark-end text:id="IMark69792216"/><text:alphabetical-index-mark-end text:id="IMark64329784"/><text:alphabetical-index-mark-end text:id="IMark64299320"/><text:span text:style-name="T96">s and </text:span><text:alphabetical-index-mark-start text:id="IMark54276472"/><text:alphabetical-index-mark-start text:id="IMark61685832"/><text:alphabetical-index-mark-start text:id="IMark67334520"/><text:alphabetical-index-mark-start text:id="IMark70555128"/><text:alphabetical-index-mark-start text:id="IMark68948072"/><text:alphabetical-index-mark-start text:id="IMark69878680"/><text:alphabetical-index-mark-start text:id="IMark62048952"/><text:alphabetical-index-mark-start text:id="IMark69849928"/><text:alphabetical-index-mark-start text:id="IMark59152280"/><text:alphabetical-index-mark-start text:id="IMark69851256"/><text:alphabetical-index-mark-start text:id="IMark70498456"/><text:alphabetical-index-mark-start text:id="IMark63242712"/><text:alphabetical-index-mark-start text:id="IMark61140200"/><text:alphabetical-index-mark-start text:id="IMark70569448"/><text:alphabetical-index-mark-start text:id="IMark69943960"/><text:span text:style-name="T96">Sql</text:span><text:alphabetical-index-mark-end text:id="IMark69943960"/><text:alphabetical-index-mark-end text:id="IMark70569448"/><text:alphabetical-index-mark-end text:id="IMark61140200"/><text:alphabetical-index-mark-end text:id="IMark63242712"/><text:alphabetical-index-mark-end text:id="IMark70498456"/><text:span text:style-name="T96">ite</text:span><text:alphabetical-index-mark-end text:id="IMark69851256"/><text:alphabetical-index-mark-end text:id="IMark59152280"/><text:alphabetical-index-mark-end text:id="IMark69849928"/><text:alphabetical-index-mark-end text:id="IMark62048952"/><text:alphabetical-index-mark-end text:id="IMark69878680"/><text:span text:style-name="T96">3</text:span><text:alphabetical-index-mark-end text:id="IMark68948072"/><text:alphabetical-index-mark-end text:id="IMark70555128"/><text:alphabetical-index-mark-end text:id="IMark67334520"/><text:alphabetical-index-mark-end text:id="IMark61685832"/><text:alphabetical-index-mark-end text:id="IMark54276472"/><text:span text:style-name="T96"> and HDF5 </text:span><text:alphabetical-index-mark-start text:id="IMark70540360"/><text:alphabetical-index-mark-start text:id="IMark61948968"/><text:alphabetical-index-mark-start text:id="IMark69793544"/><text:alphabetical-index-mark-start text:id="IMark62197032"/><text:alphabetical-index-mark-start text:id="IMark67333192"/><text:span text:style-name="T96">dat</text:span><text:alphabetical-index-mark-start text:id="IMark69853912"/><text:alphabetical-index-mark-start text:id="IMark60656536"/><text:alphabetical-index-mark-start text:id="IMark68821768"/><text:alphabetical-index-mark-start text:id="IMark64496696"/><text:alphabetical-index-mark-start text:id="IMark68157608"/><text:span text:style-name="T96">a</text:span><text:alphabetical-index-mark-end text:id="IMark67333192"/><text:alphabetical-index-mark-end text:id="IMark62197032"/><text:alphabetical-index-mark-end text:id="IMark69793544"/><text:alphabetical-index-mark-end text:id="IMark61948968"/><text:alphabetical-index-mark-end text:id="IMark70540360"/><text:span text:style-name="T96">b</text:span><text:alphabetical-index-mark-end text:id="IMark68157608"/><text:alphabetical-index-mark-end text:id="IMark64496696"/><text:alphabetical-index-mark-end text:id="IMark68821768"/><text:alphabetical-index-mark-end text:id="IMark60656536"/><text:alphabetical-index-mark-end text:id="IMark69853912"/><text:span text:style-name="T96">ases. GNU </text:span><text:alphabetical-index-mark-start text:id="IMark69800712"/><text:alphabetical-index-mark-start text:id="IMark68138088"/><text:alphabetical-index-mark-start text:id="IMark69942632"/><text:span text:style-name="T96">Gui</text:span><text:alphabetical-index-mark-end text:id="IMark69942632"/><text:alphabetical-index-mark-end text:id="IMark68138088"/><text:alphabetical-index-mark-end text:id="IMark69800712"/><text:span text:style-name="T96">le and </text:span><text:alphabetical-index-mark-start text:id="IMark64724632"/><text:alphabetical-index-mark-start text:id="IMark59607896"/><text:alphabetical-index-mark-start text:id="IMark69796200"/><text:alphabetical-index-mark-start text:id="IMark63679928"/><text:alphabetical-index-mark-start text:id="IMark70511736"/><text:alphabetical-index-mark-start text:id="IMark67429576"/><text:alphabetical-index-mark-start text:id="IMark70691016"/><text:alphabetical-index-mark-start text:id="IMark68150296"/><text:alphabetical-index-mark-start text:id="IMark68122008"/><text:alphabetical-index-mark-start text:id="IMark67312408"/><text:span text:style-name="T96">sql</text:span><text:alphabetical-index-mark-end text:id="IMark67312408"/><text:alphabetical-index-mark-end text:id="IMark68122008"/><text:alphabetical-index-mark-end text:id="IMark68150296"/><text:alphabetical-index-mark-end text:id="IMark70691016"/><text:alphabetical-index-mark-end text:id="IMark67429576"/><text:span text:style-name="T96">p</text:span><text:alphabetical-index-mark-end text:id="IMark70511736"/><text:alphabetical-index-mark-end text:id="IMark63679928"/><text:alphabetical-index-mark-end text:id="IMark69796200"/><text:alphabetical-index-mark-end text:id="IMark59607896"/><text:alphabetical-index-mark-end text:id="IMark64724632"/><text:span text:style-name="T96"> are open source, free software. </text:span></text:p>
      <text:p text:style-name="P56"/>
      <text:p text:style-name="P56"><text:span text:style-name="T96">You will find more </text:span><text:alphabetical-index-mark-start text:id="IMark64235752"/><text:alphabetical-index-mark-start text:id="IMark69848600"/><text:alphabetical-index-mark-start text:id="IMark54858584"/><text:alphabetical-index-mark-start text:id="IMark71492440"/><text:alphabetical-index-mark-start text:id="IMark67454440"/><text:span text:style-name="T96">in</text:span><text:alphabetical-index-mark-start text:id="IMark69794872"/><text:alphabetical-index-mark-start text:id="IMark69536984"/><text:alphabetical-index-mark-start text:id="IMark64783576"/><text:alphabetical-index-mark-start text:id="IMark67756872"/><text:alphabetical-index-mark-start text:id="IMark56326568"/><text:span text:style-name="T96">format</text:span><text:alphabetical-index-mark-end text:id="IMark56326568"/><text:alphabetical-index-mark-end text:id="IMark67756872"/><text:alphabetical-index-mark-end text:id="IMark64783576"/><text:alphabetical-index-mark-end text:id="IMark69536984"/><text:alphabetical-index-mark-end text:id="IMark69794872"/><text:span text:style-name="T96">ion</text:span><text:alphabetical-index-mark-end text:id="IMark67454440"/><text:alphabetical-index-mark-end text:id="IMark71492440"/><text:alphabetical-index-mark-end text:id="IMark54858584"/><text:alphabetical-index-mark-end text:id="IMark69848600"/><text:alphabetical-index-mark-end text:id="IMark64235752"/><text:span text:style-name="T96"> on how to get and install them on </text:span><text:span text:style-name="T47">README.md</text:span><text:span text:style-name="T96">. So I will </text:span><text:alphabetical-index-mark-start text:id="IMark62630888"/><text:alphabetical-index-mark-start text:id="IMark26093000"/><text:alphabetical-index-mark-start text:id="IMark62647000"/><text:alphabetical-index-mark-start text:id="IMark68152936"/><text:alphabetical-index-mark-start text:id="IMark68011016"/><text:span text:style-name="T96">co</text:span><text:alphabetical-index-mark-end text:id="IMark68011016"/><text:alphabetical-index-mark-end text:id="IMark68152936"/><text:alphabetical-index-mark-end text:id="IMark62647000"/><text:alphabetical-index-mark-end text:id="IMark26093000"/><text:alphabetical-index-mark-end text:id="IMark62630888"/><text:span text:style-name="T96">ncentrate now on the characteristics of </text:span><text:span text:style-name="T47">jcp_inm.scm</text:span><text:span text:style-name="T96">, assuming that you have all the required software or </text:span><text:alphabetical-index-mark-start text:id="IMark67365256"/><text:alphabetical-index-mark-start text:id="IMark46856024"/><text:alphabetical-index-mark-start text:id="IMark69804408"/><text:alphabetical-index-mark-start text:id="IMark59257720"/><text:alphabetical-index-mark-start text:id="IMark69877352"/><text:span text:style-name="T96">libraries</text:span><text:alphabetical-index-mark-end text:id="IMark69877352"/><text:alphabetical-index-mark-end text:id="IMark59257720"/><text:alphabetical-index-mark-end text:id="IMark69804408"/><text:alphabetical-index-mark-end text:id="IMark46856024"/><text:alphabetical-index-mark-end text:id="IMark67365256"/><text:span text:style-name="T96"> installed on your system.</text:span></text:p>
      <text:p text:style-name="P57"/>
      <text:p text:style-name="P57">In order to start the p<text:alphabetical-index-mark-start text:id="IMark69830888"/><text:alphabetical-index-mark-start text:id="IMark67219944"/><text:alphabetical-index-mark-start text:id="IMark63066056"/><text:alphabetical-index-mark-start text:id="IMark67317720"/><text:alphabetical-index-mark-start text:id="IMark62314168"/>ro<text:alphabetical-index-mark-end text:id="IMark62314168"/><text:alphabetical-index-mark-end text:id="IMark67317720"/><text:alphabetical-index-mark-end text:id="IMark63066056"/><text:alphabetical-index-mark-end text:id="IMark67219944"/><text:alphabetical-index-mark-end text:id="IMark69830888"/>gram, cd to the /src/scheme folder and then write</text:p>
      <text:p text:style-name="P57"/>
      <text:p text:style-name="P113"><text:alphabetical-index-mark-start text:id="IMark62031656"/><text:alphabetical-index-mark-start text:id="IMark67338504"/><text:alphabetical-index-mark-start text:id="IMark70605256"/>gui<text:alphabetical-index-mark-end text:id="IMark70605256"/><text:alphabetical-index-mark-end text:id="IMark67338504"/><text:alphabetical-index-mark-end text:id="IMark62031656"/>le jcp_inm.scm</text:p>
      <text:p text:style-name="P57"/>
      <text:p text:style-name="P58">The first <text:alphabetical-index-mark-start text:id="IMark63275512"/><text:alphabetical-index-mark-start text:id="IMark56962488"/><text:alphabetical-index-mark-start text:id="IMark69811336"/><text:alphabetical-index-mark-start text:id="IMark68819512"/><text:alphabetical-index-mark-start text:id="IMark69869384"/>time<text:alphabetical-index-mark-end text:id="IMark69869384"/><text:alphabetical-index-mark-end text:id="IMark68819512"/><text:alphabetical-index-mark-end text:id="IMark69811336"/><text:alphabetical-index-mark-end text:id="IMark56962488"/><text:alphabetical-index-mark-end text:id="IMark63275512"/> you run this p<text:alphabetical-index-mark-start text:id="IMark57336936"/><text:alphabetical-index-mark-start text:id="IMark60022440"/><text:alphabetical-index-mark-start text:id="IMark47461496"/><text:alphabetical-index-mark-start text:id="IMark70539032"/><text:alphabetical-index-mark-start text:id="IMark69769720"/>ro<text:alphabetical-index-mark-end text:id="IMark69769720"/><text:alphabetical-index-mark-end text:id="IMark70539032"/><text:alphabetical-index-mark-end text:id="IMark47461496"/><text:alphabetical-index-mark-end text:id="IMark60022440"/><text:alphabetical-index-mark-end text:id="IMark57336936"/>gram, <text:alphabetical-index-mark-start text:id="IMark40496856"/><text:alphabetical-index-mark-start text:id="IMark62547992"/><text:alphabetical-index-mark-start text:id="IMark59245112"/>Gui<text:alphabetical-index-mark-end text:id="IMark59245112"/><text:alphabetical-index-mark-end text:id="IMark62547992"/><text:alphabetical-index-mark-end text:id="IMark40496856"/>le will <text:alphabetical-index-mark-start text:id="IMark64250120"/><text:alphabetical-index-mark-start text:id="IMark69790888"/><text:alphabetical-index-mark-start text:id="IMark64319544"/><text:alphabetical-index-mark-start text:id="IMark67775880"/><text:alphabetical-index-mark-start text:id="IMark70564424"/>co<text:alphabetical-index-mark-end text:id="IMark70564424"/><text:alphabetical-index-mark-end text:id="IMark67775880"/><text:alphabetical-index-mark-end text:id="IMark64319544"/><text:alphabetical-index-mark-end text:id="IMark69790888"/><text:alphabetical-index-mark-end text:id="IMark64250120"/>mpile it first. After a few se<text:alphabetical-index-mark-start text:id="IMark68778104"/><text:alphabetical-index-mark-start text:id="IMark70509368"/><text:alphabetical-index-mark-start text:id="IMark55186568"/><text:alphabetical-index-mark-start text:id="IMark64134744"/><text:alphabetical-index-mark-start text:id="IMark70515720"/>co<text:alphabetical-index-mark-end text:id="IMark70515720"/><text:alphabetical-index-mark-end text:id="IMark64134744"/><text:alphabetical-index-mark-end text:id="IMark55186568"/><text:alphabetical-index-mark-end text:id="IMark70509368"/><text:alphabetical-index-mark-end text:id="IMark68778104"/>nds, the main menu of the p<text:alphabetical-index-mark-start text:id="IMark69834872"/><text:alphabetical-index-mark-start text:id="IMark54707080"/><text:alphabetical-index-mark-start text:id="IMark70505384"/><text:alphabetical-index-mark-start text:id="IMark70541688"/><text:alphabetical-index-mark-start text:id="IMark69789560"/>ro<text:alphabetical-index-mark-end text:id="IMark69789560"/><text:alphabetical-index-mark-end text:id="IMark70541688"/><text:alphabetical-index-mark-end text:id="IMark70505384"/><text:alphabetical-index-mark-end text:id="IMark54707080"/><text:alphabetical-index-mark-end text:id="IMark69834872"/>gram will appear on your <text:alphabetical-index-mark-start text:id="IMark32709256"/><text:alphabetical-index-mark-start text:id="IMark59476920"/><text:alphabetical-index-mark-start text:id="IMark62841256"/><text:alphabetical-index-mark-start text:id="IMark68153064"/><text:alphabetical-index-mark-start text:id="IMark69798568"/>term<text:alphabetical-index-mark-end text:id="IMark69798568"/><text:alphabetical-index-mark-end text:id="IMark68153064"/><text:alphabetical-index-mark-end text:id="IMark62841256"/><text:alphabetical-index-mark-end text:id="IMark59476920"/><text:alphabetical-index-mark-end text:id="IMark32709256"/>inal. </text:p>
      <text:p text:style-name="P58"/>
      <text:p text:style-name="P59"><text:span text:style-name="T14">5.2.1.1.</text:span> Main menu</text:p>
      <text:p text:style-name="P58"/>
      <text:p text:style-name="P58"><text:span text:style-name="T97">On the main menu of </text:span><text:span text:style-name="T46">jcp_inm.scm</text:span><text:span text:style-name="T97"> you will find the following options:</text:span></text:p>
      <text:p text:style-name="P57"/>
      <text:p text:style-name="P114">0 - Exit.</text:p>
      <text:p text:style-name="P114">1 - Input <text:alphabetical-index-mark-start text:id="IMark74672376"/><text:alphabetical-index-mark-start text:id="IMark70563096"/><text:alphabetical-index-mark-start text:id="IMark69852584"/><text:alphabetical-index-mark-start text:id="IMark69797528"/><text:alphabetical-index-mark-start text:id="IMark68236328"/>data<text:alphabetical-index-mark-end text:id="IMark68236328"/><text:alphabetical-index-mark-end text:id="IMark69797528"/><text:alphabetical-index-mark-end text:id="IMark69852584"/><text:alphabetical-index-mark-end text:id="IMark70563096"/><text:alphabetical-index-mark-end text:id="IMark74672376"/>.</text:p>
      <text:p text:style-name="P114">2 - P<text:alphabetical-index-mark-start text:id="IMark70504056"/><text:alphabetical-index-mark-start text:id="IMark62203704"/><text:alphabetical-index-mark-start text:id="IMark47536104"/><text:alphabetical-index-mark-start text:id="IMark32406312"/><text:alphabetical-index-mark-start text:id="IMark54968120"/>ro<text:alphabetical-index-mark-end text:id="IMark54968120"/><text:alphabetical-index-mark-end text:id="IMark32406312"/><text:alphabetical-index-mark-end text:id="IMark47536104"/><text:alphabetical-index-mark-end text:id="IMark62203704"/><text:alphabetical-index-mark-end text:id="IMark70504056"/>cess.</text:p>
      <text:p text:style-name="P114">3 – Report.</text:p>
      <text:p text:style-name="P59"/>
      <text:p text:style-name="P62">Entering the respective <text:alphabetical-index-mark-start text:id="IMark64299320"/><text:alphabetical-index-mark-start text:id="IMark64329784"/><text:alphabetical-index-mark-start text:id="IMark69792216"/><text:alphabetical-index-mark-start text:id="IMark62198776"/><text:alphabetical-index-mark-start text:id="IMark67764024"/>number<text:alphabetical-index-mark-end text:id="IMark67764024"/><text:alphabetical-index-mark-end text:id="IMark62198776"/><text:alphabetical-index-mark-end text:id="IMark69792216"/><text:alphabetical-index-mark-end text:id="IMark64329784"/><text:alphabetical-index-mark-end text:id="IMark64299320"/> and pressing &lt;ENT&gt; (enter), will take you to different sections of the p<text:alphabetical-index-mark-start text:id="IMark70498456"/><text:alphabetical-index-mark-start text:id="IMark63242712"/><text:alphabetical-index-mark-start text:id="IMark61140200"/><text:alphabetical-index-mark-start text:id="IMark70569448"/><text:alphabetical-index-mark-start text:id="IMark69943960"/>ro<text:alphabetical-index-mark-end text:id="IMark69943960"/><text:alphabetical-index-mark-end text:id="IMark70569448"/><text:alphabetical-index-mark-end text:id="IMark61140200"/><text:alphabetical-index-mark-end text:id="IMark63242712"/><text:alphabetical-index-mark-end text:id="IMark70498456"/>gram, mostly presented as further menus.</text:p>
      <text:p text:style-name="P59"/>
      <text:p text:style-name="P59">Take into <text:alphabetical-index-mark-start text:id="IMark59152280"/><text:alphabetical-index-mark-start text:id="IMark69851256"/><text:alphabetical-index-mark-start text:id="IMark54276472"/><text:alphabetical-index-mark-start text:id="IMark61685832"/><text:alphabetical-index-mark-start text:id="IMark67334520"/>co<text:alphabetical-index-mark-end text:id="IMark67334520"/><text:alphabetical-index-mark-end text:id="IMark61685832"/><text:alphabetical-index-mark-end text:id="IMark54276472"/><text:alphabetical-index-mark-end text:id="IMark69851256"/><text:alphabetical-index-mark-end text:id="IMark59152280"/>ns<text:alphabetical-index-mark-start text:id="IMark70555128"/><text:alphabetical-index-mark-start text:id="IMark68948072"/><text:alphabetical-index-mark-start text:id="IMark70540360"/><text:alphabetical-index-mark-start text:id="IMark61948968"/><text:alphabetical-index-mark-start text:id="IMark69793544"/>id<text:alphabetical-index-mark-end text:id="IMark69793544"/><text:alphabetical-index-mark-end text:id="IMark61948968"/><text:alphabetical-index-mark-end text:id="IMark70540360"/><text:alphabetical-index-mark-end text:id="IMark68948072"/><text:alphabetical-index-mark-end text:id="IMark70555128"/>eration that this is a CLI p<text:alphabetical-index-mark-start text:id="IMark62197032"/><text:alphabetical-index-mark-start text:id="IMark67333192"/><text:alphabetical-index-mark-start text:id="IMark69853912"/><text:alphabetical-index-mark-start text:id="IMark60656536"/><text:alphabetical-index-mark-start text:id="IMark68821768"/>ro<text:alphabetical-index-mark-end text:id="IMark68821768"/><text:alphabetical-index-mark-end text:id="IMark60656536"/><text:alphabetical-index-mark-end text:id="IMark69853912"/><text:alphabetical-index-mark-end text:id="IMark67333192"/><text:alphabetical-index-mark-end text:id="IMark62197032"/>gram, with no graphical user interface, so you will find no fancy graphs, but the menus are organized in a similar way.</text:p>
      <text:p text:style-name="P59"/>
      <text:p text:style-name="P59"><text:soft-page-break/><text:span text:style-name="T86">5.2.1.1.1.</text:span><text:span text:style-name="T42"> </text:span><text:span text:style-name="T39">Exit</text:span> takes you out of the p<text:alphabetical-index-mark-start text:id="IMark68138088"/><text:alphabetical-index-mark-start text:id="IMark69942632"/><text:alphabetical-index-mark-start text:id="IMark67429576"/><text:alphabetical-index-mark-start text:id="IMark70691016"/><text:alphabetical-index-mark-start text:id="IMark68150296"/>ro<text:alphabetical-index-mark-end text:id="IMark68150296"/><text:alphabetical-index-mark-end text:id="IMark70691016"/><text:alphabetical-index-mark-end text:id="IMark67429576"/><text:alphabetical-index-mark-end text:id="IMark69942632"/><text:alphabetical-index-mark-end text:id="IMark68138088"/>gram with no further ado.</text:p>
      <text:p text:style-name="P59"/>
      <text:p text:style-name="P59"/>
      <text:p text:style-name="P60"><text:span text:style-name="T86">5.2.1.1.2.</text:span><text:span text:style-name="T39"> Input </text:span><text:alphabetical-index-mark-start text:id="IMark70543016"/><text:alphabetical-index-mark-start text:id="IMark69873368"/><text:alphabetical-index-mark-start text:id="IMark62695048"/><text:alphabetical-index-mark-start text:id="IMark69794872"/><text:alphabetical-index-mark-start text:id="IMark69536984"/><text:span text:style-name="T39">data</text:span><text:alphabetical-index-mark-end text:id="IMark69536984"/><text:alphabetical-index-mark-end text:id="IMark69794872"/><text:alphabetical-index-mark-end text:id="IMark62695048"/><text:alphabetical-index-mark-end text:id="IMark69873368"/><text:alphabetical-index-mark-end text:id="IMark70543016"/> does what the words say. You can add <text:alphabetical-index-mark-start text:id="IMark64783576"/><text:alphabetical-index-mark-start text:id="IMark67756872"/><text:alphabetical-index-mark-start text:id="IMark56326568"/><text:alphabetical-index-mark-start text:id="IMark64235752"/><text:alphabetical-index-mark-start text:id="IMark69848600"/>data<text:alphabetical-index-mark-end text:id="IMark69848600"/><text:alphabetical-index-mark-end text:id="IMark64235752"/><text:alphabetical-index-mark-end text:id="IMark56326568"/><text:alphabetical-index-mark-end text:id="IMark67756872"/><text:alphabetical-index-mark-end text:id="IMark64783576"/> to the <text:span text:style-name="T39">jcp_inm.db</text:span> <text:alphabetical-index-mark-start text:id="IMark54858584"/><text:alphabetical-index-mark-start text:id="IMark71492440"/><text:alphabetical-index-mark-start text:id="IMark67454440"/><text:alphabetical-index-mark-start text:id="IMark54113544"/><text:alphabetical-index-mark-start text:id="IMark70544056"/>dat<text:alphabetical-index-mark-start text:id="IMark62630888"/><text:alphabetical-index-mark-start text:id="IMark26093000"/><text:alphabetical-index-mark-start text:id="IMark62647000"/><text:alphabetical-index-mark-start text:id="IMark68152936"/><text:alphabetical-index-mark-start text:id="IMark68011016"/>a<text:alphabetical-index-mark-end text:id="IMark70544056"/><text:alphabetical-index-mark-end text:id="IMark54113544"/><text:alphabetical-index-mark-end text:id="IMark67454440"/><text:alphabetical-index-mark-end text:id="IMark71492440"/><text:alphabetical-index-mark-end text:id="IMark54858584"/>b<text:alphabetical-index-mark-end text:id="IMark68011016"/><text:alphabetical-index-mark-end text:id="IMark68152936"/><text:alphabetical-index-mark-end text:id="IMark62647000"/><text:alphabetical-index-mark-end text:id="IMark26093000"/><text:alphabetical-index-mark-end text:id="IMark62630888"/>ase. <text:span text:style-name="T98">By selecting this option you will be take to another menu with the following options:</text:span></text:p>
      <text:p text:style-name="P55"/>
      <text:p text:style-name="P115">0 - Back to main.</text:p>
      <text:p text:style-name="P115">1 - Update prep.<text:alphabetical-index-mark-start text:id="IMark69830888"/><text:alphabetical-index-mark-start text:id="IMark63066056"/><text:alphabetical-index-mark-start text:id="IMark67317720"/><text:alphabetical-index-mark-start text:id="IMark62314168"/><text:alphabetical-index-mark-start text:id="IMark70565752"/>sql<text:alphabetical-index-mark-end text:id="IMark70565752"/><text:alphabetical-index-mark-end text:id="IMark62314168"/><text:alphabetical-index-mark-end text:id="IMark67317720"/><text:alphabetical-index-mark-end text:id="IMark63066056"/><text:alphabetical-index-mark-end text:id="IMark69830888"/>.</text:p>
      <text:p text:style-name="P115">2 - Enter <text:alphabetical-index-mark-start text:id="IMark53570456"/><text:alphabetical-index-mark-start text:id="IMark67338504"/><text:alphabetical-index-mark-start text:id="IMark62031656"/><text:alphabetical-index-mark-start text:id="IMark70605256"/><text:alphabetical-index-mark-start text:id="IMark70512776"/>block<text:alphabetical-index-mark-end text:id="IMark70512776"/><text:alphabetical-index-mark-end text:id="IMark70605256"/><text:alphabetical-index-mark-end text:id="IMark62031656"/><text:alphabetical-index-mark-end text:id="IMark67338504"/><text:alphabetical-index-mark-end text:id="IMark53570456"/> <text:alphabetical-index-mark-start text:id="IMark64845336"/><text:alphabetical-index-mark-start text:id="IMark62758152"/><text:alphabetical-index-mark-start text:id="IMark64149912"/><text:alphabetical-index-mark-start text:id="IMark63275512"/><text:alphabetical-index-mark-start text:id="IMark56962488"/>data<text:alphabetical-index-mark-end text:id="IMark56962488"/><text:alphabetical-index-mark-end text:id="IMark63275512"/><text:alphabetical-index-mark-end text:id="IMark64149912"/><text:alphabetical-index-mark-end text:id="IMark62758152"/><text:alphabetical-index-mark-end text:id="IMark64845336"/>.</text:p>
      <text:p text:style-name="P64"/>
      <text:p text:style-name="P64"><text:span text:style-name="T14">5.2.1.1.2.1.</text:span> <text:span text:style-name="T39">Back to main</text:span> takes you to the main menu.</text:p>
      <text:p text:style-name="P55"/>
      <text:p text:style-name="P55"/>
      <text:p text:style-name="P64"><text:span text:style-name="T14">5.2.1.1.2.2.</text:span> <text:span text:style-name="T39">Update prep.</text:span><text:alphabetical-index-mark-start text:id="IMark59245112"/><text:alphabetical-index-mark-start text:id="IMark59476920"/><text:alphabetical-index-mark-start text:id="IMark32709256"/><text:alphabetical-index-mark-start text:id="IMark62841256"/><text:alphabetical-index-mark-start text:id="IMark68153064"/><text:span text:style-name="T39">sql</text:span><text:alphabetical-index-mark-end text:id="IMark68153064"/><text:alphabetical-index-mark-end text:id="IMark62841256"/><text:alphabetical-index-mark-end text:id="IMark32709256"/><text:alphabetical-index-mark-end text:id="IMark59476920"/><text:alphabetical-index-mark-end text:id="IMark59245112"/> lets you generate a new <text:span text:style-name="T39">prep.</text:span><text:alphabetical-index-mark-start text:id="IMark69798568"/><text:alphabetical-index-mark-start text:id="IMark69834872"/><text:alphabetical-index-mark-start text:id="IMark54707080"/><text:alphabetical-index-mark-start text:id="IMark70505384"/><text:alphabetical-index-mark-start text:id="IMark70541688"/><text:span text:style-name="T39">sql</text:span><text:alphabetical-index-mark-end text:id="IMark70541688"/><text:alphabetical-index-mark-end text:id="IMark70505384"/><text:alphabetical-index-mark-end text:id="IMark54707080"/><text:alphabetical-index-mark-end text:id="IMark69834872"/><text:alphabetical-index-mark-end text:id="IMark69798568"/> file. This is a .<text:alphabetical-index-mark-start text:id="IMark69789560"/><text:alphabetical-index-mark-start text:id="IMark68778104"/><text:alphabetical-index-mark-start text:id="IMark70509368"/><text:alphabetical-index-mark-start text:id="IMark55186568"/><text:alphabetical-index-mark-start text:id="IMark64134744"/>sql<text:alphabetical-index-mark-end text:id="IMark64134744"/><text:alphabetical-index-mark-end text:id="IMark55186568"/><text:alphabetical-index-mark-end text:id="IMark70509368"/><text:alphabetical-index-mark-end text:id="IMark68778104"/><text:alphabetical-index-mark-end text:id="IMark69789560"/> file that <text:alphabetical-index-mark-start text:id="IMark70515720"/><text:alphabetical-index-mark-start text:id="IMark64250120"/><text:alphabetical-index-mark-start text:id="IMark69790888"/><text:alphabetical-index-mark-start text:id="IMark64319544"/><text:alphabetical-index-mark-start text:id="IMark67775880"/>co<text:alphabetical-index-mark-end text:id="IMark67775880"/><text:alphabetical-index-mark-end text:id="IMark64319544"/><text:alphabetical-index-mark-end text:id="IMark69790888"/><text:alphabetical-index-mark-end text:id="IMark64250120"/><text:alphabetical-index-mark-end text:id="IMark70515720"/>ntains UPDATE queries relative to <text:alphabetical-index-mark-start text:id="IMark70564424"/><text:alphabetical-index-mark-start text:id="IMark67316392"/><text:alphabetical-index-mark-start text:id="IMark61716536"/><text:alphabetical-index-mark-start text:id="IMark69808392"/><text:alphabetical-index-mark-start text:id="IMark53769272"/>data<text:alphabetical-index-mark-end text:id="IMark53769272"/><text:alphabetical-index-mark-end text:id="IMark69808392"/><text:alphabetical-index-mark-end text:id="IMark61716536"/><text:alphabetical-index-mark-end text:id="IMark67316392"/><text:alphabetical-index-mark-end text:id="IMark70564424"/> that will be <text:alphabetical-index-mark-start text:id="IMark63748568"/><text:alphabetical-index-mark-start text:id="IMark68245000"/><text:alphabetical-index-mark-start text:id="IMark67206872"/><text:alphabetical-index-mark-start text:id="IMark69868056"/><text:alphabetical-index-mark-start text:id="IMark69872040"/>co<text:alphabetical-index-mark-end text:id="IMark69872040"/><text:alphabetical-index-mark-end text:id="IMark69868056"/><text:alphabetical-index-mark-end text:id="IMark67206872"/><text:alphabetical-index-mark-end text:id="IMark68245000"/><text:alphabetical-index-mark-end text:id="IMark63748568"/>mmon to all <text:alphabetical-index-mark-start text:id="IMark61935976"/><text:alphabetical-index-mark-start text:id="IMark70561768"/><text:alphabetical-index-mark-start text:id="IMark69870712"/><text:alphabetical-index-mark-start text:id="IMark57052760"/><text:alphabetical-index-mark-start text:id="IMark60023768"/>co<text:alphabetical-index-mark-end text:id="IMark60023768"/><text:alphabetical-index-mark-end text:id="IMark57052760"/><text:alphabetical-index-mark-end text:id="IMark69870712"/><text:alphabetical-index-mark-end text:id="IMark70561768"/><text:alphabetical-index-mark-end text:id="IMark61935976"/>mponents to one <text:alphabetical-index-mark-start text:id="IMark61772200"/><text:alphabetical-index-mark-start text:id="IMark62073224"/><text:alphabetical-index-mark-start text:id="IMark70502728"/><text:alphabetical-index-mark-start text:id="IMark70563096"/><text:alphabetical-index-mark-start text:id="IMark74672376"/>data<text:alphabetical-index-mark-end text:id="IMark74672376"/><text:alphabetical-index-mark-end text:id="IMark70563096"/><text:alphabetical-index-mark-end text:id="IMark70502728"/><text:alphabetical-index-mark-end text:id="IMark62073224"/><text:alphabetical-index-mark-end text:id="IMark61772200"/> <text:alphabetical-index-mark-start text:id="IMark69852584"/><text:alphabetical-index-mark-start text:id="IMark69797528"/><text:alphabetical-index-mark-start text:id="IMark68236328"/><text:alphabetical-index-mark-start text:id="IMark70575048"/><text:alphabetical-index-mark-start text:id="IMark62203704"/>block<text:alphabetical-index-mark-end text:id="IMark62203704"/><text:alphabetical-index-mark-end text:id="IMark70575048"/><text:alphabetical-index-mark-end text:id="IMark68236328"/><text:alphabetical-index-mark-end text:id="IMark69797528"/><text:alphabetical-index-mark-end text:id="IMark69852584"/> (see <text:span text:style-name="T14">[5.2.1.1.2.3.]</text:span>) and that would be needlessly repetitive to enter each <text:alphabetical-index-mark-start text:id="IMark70504056"/><text:alphabetical-index-mark-start text:id="IMark47536104"/><text:alphabetical-index-mark-start text:id="IMark32406312"/><text:alphabetical-index-mark-start text:id="IMark54968120"/><text:alphabetical-index-mark-start text:id="IMark69874696"/>time<text:alphabetical-index-mark-end text:id="IMark69874696"/><text:alphabetical-index-mark-end text:id="IMark54968120"/><text:alphabetical-index-mark-end text:id="IMark32406312"/><text:alphabetical-index-mark-end text:id="IMark47536104"/><text:alphabetical-index-mark-end text:id="IMark70504056"/> that you input <text:alphabetical-index-mark-start text:id="IMark69847272"/><text:alphabetical-index-mark-start text:id="IMark70618904"/><text:alphabetical-index-mark-start text:id="IMark68058184"/><text:alphabetical-index-mark-start text:id="IMark70567080"/><text:alphabetical-index-mark-start text:id="IMark69878680"/>block<text:alphabetical-index-mark-end text:id="IMark69878680"/><text:alphabetical-index-mark-end text:id="IMark70567080"/><text:alphabetical-index-mark-end text:id="IMark68058184"/><text:alphabetical-index-mark-end text:id="IMark70618904"/><text:alphabetical-index-mark-end text:id="IMark69847272"/> <text:alphabetical-index-mark-start text:id="IMark63242712"/><text:alphabetical-index-mark-start text:id="IMark70498456"/><text:alphabetical-index-mark-start text:id="IMark61140200"/><text:alphabetical-index-mark-start text:id="IMark70569448"/><text:alphabetical-index-mark-start text:id="IMark69943960"/>co<text:alphabetical-index-mark-end text:id="IMark69943960"/><text:alphabetical-index-mark-end text:id="IMark70569448"/><text:alphabetical-index-mark-end text:id="IMark61140200"/><text:alphabetical-index-mark-end text:id="IMark70498456"/><text:alphabetical-index-mark-end text:id="IMark63242712"/>mponents.</text:p>
      <text:p text:style-name="P55"/>
      <text:p text:style-name="P64">For example, if you are going to enter <text:alphabetical-index-mark-start text:id="IMark70540360"/><text:alphabetical-index-mark-start text:id="IMark61948968"/><text:alphabetical-index-mark-start text:id="IMark69793544"/><text:alphabetical-index-mark-start text:id="IMark59152280"/><text:alphabetical-index-mark-start text:id="IMark69851256"/>data<text:alphabetical-index-mark-end text:id="IMark69851256"/><text:alphabetical-index-mark-end text:id="IMark59152280"/><text:alphabetical-index-mark-end text:id="IMark69793544"/><text:alphabetical-index-mark-end text:id="IMark61948968"/><text:alphabetical-index-mark-end text:id="IMark70540360"/> <text:alphabetical-index-mark-start text:id="IMark54276472"/><text:alphabetical-index-mark-start text:id="IMark61685832"/><text:alphabetical-index-mark-start text:id="IMark67334520"/><text:alphabetical-index-mark-start text:id="IMark69800712"/><text:alphabetical-index-mark-start text:id="IMark68157608"/>co<text:alphabetical-index-mark-end text:id="IMark68157608"/><text:alphabetical-index-mark-end text:id="IMark69800712"/><text:alphabetical-index-mark-end text:id="IMark67334520"/><text:alphabetical-index-mark-end text:id="IMark61685832"/><text:alphabetical-index-mark-end text:id="IMark54276472"/>ncerning one batch of <text:alphabetical-index-mark-start text:id="IMark68122008"/><text:alphabetical-index-mark-start text:id="IMark67312408"/><text:alphabetical-index-mark-start text:id="IMark64724632"/><text:alphabetical-index-mark-start text:id="IMark59607896"/><text:alphabetical-index-mark-start text:id="IMark68138088"/><text:alphabetical-index-mark-start text:id="IMark69942632"/><text:alphabetical-index-mark-start text:id="IMark67429576"/><text:alphabetical-index-mark-start text:id="IMark70691016"/><text:alphabetical-index-mark-start text:id="IMark68150296"/><text:alphabetical-index-mark-start text:id="IMark63679928"/>sample<text:alphabetical-index-mark-end text:id="IMark63679928"/><text:alphabetical-index-mark-end text:id="IMark68150296"/><text:alphabetical-index-mark-end text:id="IMark70691016"/><text:alphabetical-index-mark-end text:id="IMark67429576"/><text:alphabetical-index-mark-end text:id="IMark69942632"/><text:alphabetical-index-mark-end text:id="IMark68138088"/><text:alphabetical-index-mark-end text:id="IMark59607896"/><text:alphabetical-index-mark-end text:id="IMark64724632"/><text:alphabetical-index-mark-end text:id="IMark67312408"/><text:alphabetical-index-mark-end text:id="IMark68122008"/>s, each taken within the same <text:alphabetical-index-mark-start text:id="IMark69796200"/><text:alphabetical-index-mark-start text:id="IMark61038024"/><text:alphabetical-index-mark-start text:id="IMark70511736"/><text:alphabetical-index-mark-start text:id="IMark69782968"/><text:alphabetical-index-mark-start text:id="IMark70508040"/>day<text:alphabetical-index-mark-end text:id="IMark70508040"/><text:alphabetical-index-mark-end text:id="IMark69782968"/><text:alphabetical-index-mark-end text:id="IMark70511736"/><text:alphabetical-index-mark-end text:id="IMark61038024"/><text:alphabetical-index-mark-end text:id="IMark69796200"/> and <text:alphabetical-index-mark-start text:id="IMark67330536"/><text:alphabetical-index-mark-start text:id="IMark67365256"/><text:alphabetical-index-mark-start text:id="IMark46856024"/><text:alphabetical-index-mark-start text:id="IMark64783576"/><text:alphabetical-index-mark-start text:id="IMark67756872"/>hour<text:alphabetical-index-mark-end text:id="IMark67756872"/><text:alphabetical-index-mark-end text:id="IMark64783576"/><text:alphabetical-index-mark-end text:id="IMark46856024"/><text:alphabetical-index-mark-end text:id="IMark67365256"/><text:alphabetical-index-mark-end text:id="IMark67330536"/>, instead of having to write those <text:alphabetical-index-mark-start text:id="IMark56326568"/><text:alphabetical-index-mark-start text:id="IMark64235752"/><text:alphabetical-index-mark-start text:id="IMark69848600"/><text:alphabetical-index-mark-start text:id="IMark70543016"/><text:alphabetical-index-mark-start text:id="IMark69873368"/>data<text:alphabetical-index-mark-end text:id="IMark69873368"/><text:alphabetical-index-mark-end text:id="IMark70543016"/><text:alphabetical-index-mark-end text:id="IMark69848600"/><text:alphabetical-index-mark-end text:id="IMark64235752"/><text:alphabetical-index-mark-end text:id="IMark56326568"/> fields in the case of each re<text:alphabetical-index-mark-start text:id="IMark62695048"/><text:alphabetical-index-mark-start text:id="IMark69794872"/><text:alphabetical-index-mark-start text:id="IMark69536984"/><text:alphabetical-index-mark-start text:id="IMark69804408"/><text:alphabetical-index-mark-start text:id="IMark62630888"/>co<text:alphabetical-index-mark-end text:id="IMark62630888"/><text:alphabetical-index-mark-end text:id="IMark69804408"/><text:alphabetical-index-mark-end text:id="IMark69536984"/><text:alphabetical-index-mark-end text:id="IMark69794872"/><text:alphabetical-index-mark-end text:id="IMark62695048"/>rd, you enter them just one for the whole batch.</text:p>
      <text:p text:style-name="P64"/>
      <text:p text:style-name="P64">Once you are finished with each batch, <text:span text:style-name="T39">prep.</text:span><text:alphabetical-index-mark-start text:id="IMark68932776"/><text:alphabetical-index-mark-start text:id="IMark69877352"/><text:alphabetical-index-mark-start text:id="IMark47937960"/><text:alphabetical-index-mark-start text:id="IMark59153608"/><text:alphabetical-index-mark-start text:id="IMark67219944"/><text:span text:style-name="T39">sql</text:span><text:alphabetical-index-mark-end text:id="IMark67219944"/><text:alphabetical-index-mark-end text:id="IMark59153608"/><text:alphabetical-index-mark-end text:id="IMark47937960"/><text:alphabetical-index-mark-end text:id="IMark69877352"/><text:alphabetical-index-mark-end text:id="IMark68932776"/> will be executed and the UPDATE <text:alphabetical-index-mark-start text:id="IMark63439848"/><text:alphabetical-index-mark-start text:id="IMark63066056"/><text:alphabetical-index-mark-start text:id="IMark69830888"/><text:alphabetical-index-mark-start text:id="IMark67317720"/><text:alphabetical-index-mark-start text:id="IMark62314168"/>sql<text:alphabetical-index-mark-end text:id="IMark62314168"/><text:alphabetical-index-mark-end text:id="IMark67317720"/><text:alphabetical-index-mark-end text:id="IMark69830888"/><text:alphabetical-index-mark-end text:id="IMark63066056"/><text:alphabetical-index-mark-end text:id="IMark63439848"/> statements will be passed to the <text:alphabetical-index-mark-start text:id="IMark70565752"/><text:alphabetical-index-mark-start text:id="IMark70506712"/><text:alphabetical-index-mark-start text:id="IMark62758152"/><text:alphabetical-index-mark-start text:id="IMark64845336"/><text:alphabetical-index-mark-start text:id="IMark64149912"/>dat<text:alphabetical-index-mark-start text:id="IMark63275512"/><text:alphabetical-index-mark-start text:id="IMark56962488"/><text:alphabetical-index-mark-start text:id="IMark53570456"/><text:alphabetical-index-mark-start text:id="IMark67338504"/><text:alphabetical-index-mark-start text:id="IMark62031656"/>a<text:alphabetical-index-mark-end text:id="IMark64149912"/><text:alphabetical-index-mark-end text:id="IMark64845336"/><text:alphabetical-index-mark-end text:id="IMark62758152"/><text:alphabetical-index-mark-end text:id="IMark70506712"/><text:alphabetical-index-mark-end text:id="IMark70565752"/>b<text:alphabetical-index-mark-end text:id="IMark62031656"/><text:alphabetical-index-mark-end text:id="IMark67338504"/><text:alphabetical-index-mark-end text:id="IMark53570456"/><text:alphabetical-index-mark-end text:id="IMark56962488"/><text:alphabetical-index-mark-end text:id="IMark63275512"/>ase as a <text:alphabetical-index-mark-start text:id="IMark70605256"/><text:alphabetical-index-mark-start text:id="IMark70512776"/><text:alphabetical-index-mark-start text:id="IMark69811336"/><text:alphabetical-index-mark-start text:id="IMark69869384"/><text:alphabetical-index-mark-start text:id="IMark68819512"/>co<text:alphabetical-index-mark-end text:id="IMark68819512"/><text:alphabetical-index-mark-end text:id="IMark69869384"/><text:alphabetical-index-mark-end text:id="IMark69811336"/><text:alphabetical-index-mark-end text:id="IMark70512776"/><text:alphabetical-index-mark-end text:id="IMark70605256"/>mposite <text:alphabetical-index-mark-start text:id="IMark64611944"/><text:alphabetical-index-mark-start text:id="IMark57336936"/><text:alphabetical-index-mark-start text:id="IMark47461496"/><text:alphabetical-index-mark-start text:id="IMark60022440"/><text:alphabetical-index-mark-start text:id="IMark69769720"/>query<text:alphabetical-index-mark-end text:id="IMark69769720"/><text:alphabetical-index-mark-end text:id="IMark60022440"/><text:alphabetical-index-mark-end text:id="IMark47461496"/><text:alphabetical-index-mark-end text:id="IMark57336936"/><text:alphabetical-index-mark-end text:id="IMark64611944"/>. If you have a doubt <text:alphabetical-index-mark-start text:id="IMark70539032"/><text:alphabetical-index-mark-start text:id="IMark62547992"/><text:alphabetical-index-mark-start text:id="IMark40496856"/><text:alphabetical-index-mark-start text:id="IMark64299320"/><text:alphabetical-index-mark-start text:id="IMark64329784"/>ab<text:alphabetical-index-mark-end text:id="IMark64329784"/><text:alphabetical-index-mark-end text:id="IMark64299320"/><text:alphabetical-index-mark-end text:id="IMark40496856"/><text:alphabetical-index-mark-end text:id="IMark62547992"/><text:alphabetical-index-mark-end text:id="IMark70539032"/>out what a <text:alphabetical-index-mark-start text:id="IMark69792216"/><text:alphabetical-index-mark-start text:id="IMark62198776"/><text:alphabetical-index-mark-start text:id="IMark59245112"/><text:alphabetical-index-mark-start text:id="IMark59476920"/><text:alphabetical-index-mark-start text:id="IMark32709256"/>co<text:alphabetical-index-mark-end text:id="IMark32709256"/><text:alphabetical-index-mark-end text:id="IMark59476920"/><text:alphabetical-index-mark-end text:id="IMark59245112"/><text:alphabetical-index-mark-end text:id="IMark62198776"/><text:alphabetical-index-mark-end text:id="IMark69792216"/>mposite <text:alphabetical-index-mark-start text:id="IMark62841256"/><text:alphabetical-index-mark-start text:id="IMark68153064"/><text:alphabetical-index-mark-start text:id="IMark67764024"/><text:alphabetical-index-mark-start text:id="IMark69849928"/><text:alphabetical-index-mark-start text:id="IMark69798568"/>query<text:alphabetical-index-mark-end text:id="IMark69798568"/><text:alphabetical-index-mark-end text:id="IMark69849928"/><text:alphabetical-index-mark-end text:id="IMark67764024"/><text:alphabetical-index-mark-end text:id="IMark68153064"/><text:alphabetical-index-mark-end text:id="IMark62841256"/> is, please see <text:alphabetical-index-mark-start text:id="IMark69834872"/><text:alphabetical-index-mark-start text:id="IMark54707080"/><text:alphabetical-index-mark-start text:id="IMark70505384"/><text:alphabetical-index-mark-start text:id="IMark70541688"/><text:alphabetical-index-mark-start text:id="IMark62048952"/><text:alphabetical-index-mark-start text:id="IMark69789560"/><text:alphabetical-index-mark-start text:id="IMark68778104"/><text:alphabetical-index-mark-start text:id="IMark70509368"/><text:alphabetical-index-mark-start text:id="IMark55186568"/><text:alphabetical-index-mark-start text:id="IMark64134744"/><text:span text:style-name="T39">sql</text:span><text:alphabetical-index-mark-end text:id="IMark64134744"/><text:alphabetical-index-mark-end text:id="IMark55186568"/><text:alphabetical-index-mark-end text:id="IMark70509368"/><text:alphabetical-index-mark-end text:id="IMark68778104"/><text:alphabetical-index-mark-end text:id="IMark69789560"/><text:span text:style-name="T39">p</text:span><text:alphabetical-index-mark-end text:id="IMark62048952"/><text:alphabetical-index-mark-end text:id="IMark70541688"/><text:alphabetical-index-mark-end text:id="IMark70505384"/><text:alphabetical-index-mark-end text:id="IMark54707080"/><text:alphabetical-index-mark-end text:id="IMark69834872"/><text:span text:style-name="T39">.pdf</text:span> <text:alphabetical-index-mark-start text:id="IMark70515720"/><text:alphabetical-index-mark-start text:id="IMark64250120"/><text:alphabetical-index-mark-start text:id="IMark69790888"/><text:alphabetical-index-mark-start text:id="IMark64319544"/><text:alphabetical-index-mark-start text:id="IMark67775880"/>co<text:alphabetical-index-mark-end text:id="IMark67775880"/><text:alphabetical-index-mark-end text:id="IMark64319544"/><text:alphabetical-index-mark-end text:id="IMark69790888"/><text:alphabetical-index-mark-end text:id="IMark64250120"/><text:alphabetical-index-mark-end text:id="IMark70515720"/>ntained in the <text:alphabetical-index-mark-start text:id="IMark64496696"/><text:alphabetical-index-mark-start text:id="IMark70564424"/><text:alphabetical-index-mark-start text:id="IMark67316392"/><text:alphabetical-index-mark-start text:id="IMark61716536"/><text:alphabetical-index-mark-start text:id="IMark69808392"/><text:alphabetical-index-mark-start text:id="IMark53769272"/><text:alphabetical-index-mark-start text:id="IMark63748568"/><text:alphabetical-index-mark-start text:id="IMark68245000"/><text:alphabetical-index-mark-start text:id="IMark67206872"/><text:alphabetical-index-mark-start text:id="IMark69868056"/>sql<text:alphabetical-index-mark-end text:id="IMark69868056"/><text:alphabetical-index-mark-end text:id="IMark67206872"/><text:alphabetical-index-mark-end text:id="IMark68245000"/><text:alphabetical-index-mark-end text:id="IMark63748568"/><text:alphabetical-index-mark-end text:id="IMark53769272"/>p<text:alphabetical-index-mark-end text:id="IMark69808392"/><text:alphabetical-index-mark-end text:id="IMark61716536"/><text:alphabetical-index-mark-end text:id="IMark67316392"/><text:alphabetical-index-mark-end text:id="IMark70564424"/><text:alphabetical-index-mark-end text:id="IMark64496696"/> distribution file.</text:p>
      <text:p text:style-name="P55"/>
      <text:p text:style-name="P55"/>
      <text:p text:style-name="P64"><text:span text:style-name="T14">5.2.1.1.2.3.</text:span> <text:span text:style-name="T99">Enter </text:span><text:alphabetical-index-mark-start text:id="IMark62197032"/><text:alphabetical-index-mark-start text:id="IMark70504056"/><text:alphabetical-index-mark-start text:id="IMark47536104"/><text:alphabetical-index-mark-start text:id="IMark32406312"/><text:alphabetical-index-mark-start text:id="IMark54968120"/><text:span text:style-name="T99">block</text:span><text:alphabetical-index-mark-end text:id="IMark54968120"/><text:alphabetical-index-mark-end text:id="IMark32406312"/><text:alphabetical-index-mark-end text:id="IMark47536104"/><text:alphabetical-index-mark-end text:id="IMark70504056"/><text:alphabetical-index-mark-end text:id="IMark62197032"/><text:span text:style-name="T99"> </text:span><text:alphabetical-index-mark-start text:id="IMark69874696"/><text:alphabetical-index-mark-start text:id="IMark69853912"/><text:alphabetical-index-mark-start text:id="IMark69847272"/><text:alphabetical-index-mark-start text:id="IMark70618904"/><text:alphabetical-index-mark-start text:id="IMark68058184"/><text:span text:style-name="T99">data</text:span><text:alphabetical-index-mark-end text:id="IMark68058184"/><text:alphabetical-index-mark-end text:id="IMark70618904"/><text:alphabetical-index-mark-end text:id="IMark69847272"/><text:alphabetical-index-mark-end text:id="IMark69853912"/><text:alphabetical-index-mark-end text:id="IMark69874696"/><text:span text:style-name="T99"> lets you pass re</text:span><text:alphabetical-index-mark-start text:id="IMark70567080"/><text:alphabetical-index-mark-start text:id="IMark69878680"/><text:alphabetical-index-mark-start text:id="IMark63242712"/><text:alphabetical-index-mark-start text:id="IMark70498456"/><text:alphabetical-index-mark-start text:id="IMark61140200"/><text:span text:style-name="T99">co</text:span><text:alphabetical-index-mark-end text:id="IMark61140200"/><text:alphabetical-index-mark-end text:id="IMark70498456"/><text:alphabetical-index-mark-end text:id="IMark63242712"/><text:alphabetical-index-mark-end text:id="IMark69878680"/><text:alphabetical-index-mark-end text:id="IMark70567080"/><text:span text:style-name="T99">rds or registers related to new </text:span><text:alphabetical-index-mark-start text:id="IMark70569448"/><text:alphabetical-index-mark-start text:id="IMark69943960"/><text:alphabetical-index-mark-start text:id="IMark68821768"/><text:alphabetical-index-mark-start text:id="IMark60656536"/><text:alphabetical-index-mark-start text:id="IMark68948072"/><text:alphabetical-index-mark-start text:id="IMark70555128"/><text:alphabetical-index-mark-start text:id="IMark26093000"/><text:alphabetical-index-mark-start text:id="IMark70540360"/><text:alphabetical-index-mark-start text:id="IMark61948968"/><text:alphabetical-index-mark-start text:id="IMark69793544"/><text:span text:style-name="T99">sample</text:span><text:alphabetical-index-mark-end text:id="IMark69793544"/><text:alphabetical-index-mark-end text:id="IMark61948968"/><text:alphabetical-index-mark-end text:id="IMark70540360"/><text:alphabetical-index-mark-end text:id="IMark26093000"/><text:alphabetical-index-mark-end text:id="IMark70555128"/><text:alphabetical-index-mark-end text:id="IMark68948072"/><text:alphabetical-index-mark-end text:id="IMark60656536"/><text:alphabetical-index-mark-end text:id="IMark68821768"/><text:alphabetical-index-mark-end text:id="IMark69943960"/><text:alphabetical-index-mark-end text:id="IMark70569448"/><text:span text:style-name="T99">s to be added to the </text:span><text:span text:style-name="T44">jsp_inm.db</text:span><text:span text:style-name="T99"> </text:span><text:alphabetical-index-mark-start text:id="IMark59152280"/><text:alphabetical-index-mark-start text:id="IMark69851256"/><text:alphabetical-index-mark-start text:id="IMark54276472"/><text:alphabetical-index-mark-start text:id="IMark61685832"/><text:alphabetical-index-mark-start text:id="IMark67334520"/><text:span text:style-name="T99">dat</text:span><text:alphabetical-index-mark-start text:id="IMark69800712"/><text:alphabetical-index-mark-start text:id="IMark68157608"/><text:alphabetical-index-mark-start text:id="IMark62647000"/><text:alphabetical-index-mark-start text:id="IMark68122008"/><text:alphabetical-index-mark-start text:id="IMark67312408"/><text:span text:style-name="T99">a</text:span><text:alphabetical-index-mark-end text:id="IMark67334520"/><text:alphabetical-index-mark-end text:id="IMark61685832"/><text:alphabetical-index-mark-end text:id="IMark54276472"/><text:alphabetical-index-mark-end text:id="IMark69851256"/><text:alphabetical-index-mark-end text:id="IMark59152280"/><text:span text:style-name="T99">b</text:span><text:alphabetical-index-mark-end text:id="IMark67312408"/><text:alphabetical-index-mark-end text:id="IMark68122008"/><text:alphabetical-index-mark-end text:id="IMark62647000"/><text:alphabetical-index-mark-end text:id="IMark68157608"/><text:alphabetical-index-mark-end text:id="IMark69800712"/><text:span text:style-name="T99">ase. Once you select this option, you will be presented with the following menu:</text:span></text:p>
      <text:p text:style-name="P64"/>
      <text:p text:style-name="P116">0 - No more re<text:alphabetical-index-mark-start text:id="IMark67330536"/><text:alphabetical-index-mark-start text:id="IMark67365256"/><text:alphabetical-index-mark-start text:id="IMark46856024"/><text:alphabetical-index-mark-start text:id="IMark64783576"/><text:alphabetical-index-mark-start text:id="IMark67756872"/>co<text:alphabetical-index-mark-end text:id="IMark67756872"/><text:alphabetical-index-mark-end text:id="IMark64783576"/><text:alphabetical-index-mark-end text:id="IMark46856024"/><text:alphabetical-index-mark-end text:id="IMark67365256"/><text:alphabetical-index-mark-end text:id="IMark67330536"/>rds.</text:p>
      <text:p text:style-name="P116">1 - Enter a re<text:alphabetical-index-mark-start text:id="IMark70543016"/><text:alphabetical-index-mark-start text:id="IMark69873368"/><text:alphabetical-index-mark-start text:id="IMark62695048"/><text:alphabetical-index-mark-start text:id="IMark69794872"/><text:alphabetical-index-mark-start text:id="IMark69536984"/>co<text:alphabetical-index-mark-end text:id="IMark69536984"/><text:alphabetical-index-mark-end text:id="IMark69794872"/><text:alphabetical-index-mark-end text:id="IMark62695048"/><text:alphabetical-index-mark-end text:id="IMark69873368"/><text:alphabetical-index-mark-end text:id="IMark70543016"/>rd.</text:p>
      <text:p text:style-name="P64"/>
      <text:p text:style-name="P64"><text:soft-page-break/></text:p>
      <text:p text:style-name="P65"><text:span text:style-name="T14">5.2.1.1.2.3.</text:span><text:span text:style-name="T19">1.</text:span><text:span text:style-name="T100"> </text:span><text:span text:style-name="T43">No more re</text:span><text:alphabetical-index-mark-start text:id="IMark68932776"/><text:alphabetical-index-mark-start text:id="IMark69877352"/><text:alphabetical-index-mark-start text:id="IMark47937960"/><text:alphabetical-index-mark-start text:id="IMark59153608"/><text:alphabetical-index-mark-start text:id="IMark67219944"/><text:span text:style-name="T43">co</text:span><text:alphabetical-index-mark-end text:id="IMark67219944"/><text:alphabetical-index-mark-end text:id="IMark59153608"/><text:alphabetical-index-mark-end text:id="IMark47937960"/><text:alphabetical-index-mark-end text:id="IMark69877352"/><text:alphabetical-index-mark-end text:id="IMark68932776"/><text:span text:style-name="T43">rds</text:span><text:span text:style-name="T100"> will finish the </text:span><text:alphabetical-index-mark-start text:id="IMark69870712"/><text:alphabetical-index-mark-start text:id="IMark63439848"/><text:alphabetical-index-mark-start text:id="IMark63066056"/><text:alphabetical-index-mark-start text:id="IMark69830888"/><text:alphabetical-index-mark-start text:id="IMark67317720"/><text:span text:style-name="T100">data</text:span><text:alphabetical-index-mark-end text:id="IMark67317720"/><text:alphabetical-index-mark-end text:id="IMark69830888"/><text:alphabetical-index-mark-end text:id="IMark63066056"/><text:alphabetical-index-mark-end text:id="IMark63439848"/><text:alphabetical-index-mark-end text:id="IMark69870712"/><text:span text:style-name="T100"> entry operation by executing </text:span><text:span text:style-name="T43">prep.</text:span><text:alphabetical-index-mark-start text:id="IMark62314168"/><text:alphabetical-index-mark-start text:id="IMark57052760"/><text:alphabetical-index-mark-start text:id="IMark70565752"/><text:alphabetical-index-mark-start text:id="IMark70506712"/><text:alphabetical-index-mark-start text:id="IMark62758152"/><text:span text:style-name="T43">sql</text:span><text:alphabetical-index-mark-end text:id="IMark62758152"/><text:alphabetical-index-mark-end text:id="IMark70506712"/><text:alphabetical-index-mark-end text:id="IMark70565752"/><text:alphabetical-index-mark-end text:id="IMark57052760"/><text:alphabetical-index-mark-end text:id="IMark62314168"/><text:span text:style-name="T100"> and then taking you back to the upper level menu described in </text:span><text:span text:style-name="T19">[</text:span><text:span text:style-name="T86">5.2.1.1.2.</text:span><text:span text:style-name="T19">]</text:span><text:span text:style-name="T100">.</text:span></text:p>
      <text:p text:style-name="P55"/>
      <text:p text:style-name="P55"/>
      <text:p text:style-name="P66"><text:span text:style-name="T14">5.2.1.1.2.3.</text:span><text:span text:style-name="T20">2.</text:span><text:span text:style-name="T101"> </text:span><text:span text:style-name="T45">Enter a re</text:span><text:alphabetical-index-mark-start text:id="IMark59245112"/><text:alphabetical-index-mark-start text:id="IMark59476920"/><text:alphabetical-index-mark-start text:id="IMark32709256"/><text:alphabetical-index-mark-start text:id="IMark62841256"/><text:alphabetical-index-mark-start text:id="IMark68153064"/><text:span text:style-name="T45">co</text:span><text:alphabetical-index-mark-end text:id="IMark68153064"/><text:alphabetical-index-mark-end text:id="IMark62841256"/><text:alphabetical-index-mark-end text:id="IMark32709256"/><text:alphabetical-index-mark-end text:id="IMark59476920"/><text:alphabetical-index-mark-end text:id="IMark59245112"/><text:span text:style-name="T45">rd</text:span><text:span text:style-name="T101"> will take you to a series by simple questions and menu options regarding the </text:span><text:alphabetical-index-mark-start text:id="IMark67764024"/><text:alphabetical-index-mark-start text:id="IMark69849928"/><text:alphabetical-index-mark-start text:id="IMark69798568"/><text:alphabetical-index-mark-start text:id="IMark67333192"/><text:alphabetical-index-mark-start text:id="IMark61772200"/><text:span text:style-name="T101">data</text:span><text:alphabetical-index-mark-end text:id="IMark61772200"/><text:alphabetical-index-mark-end text:id="IMark67333192"/><text:alphabetical-index-mark-end text:id="IMark69798568"/><text:alphabetical-index-mark-end text:id="IMark69849928"/><text:alphabetical-index-mark-end text:id="IMark67764024"/><text:span text:style-name="T101"> to be passed for each re</text:span><text:alphabetical-index-mark-start text:id="IMark69789560"/><text:alphabetical-index-mark-start text:id="IMark68778104"/><text:alphabetical-index-mark-start text:id="IMark70509368"/><text:alphabetical-index-mark-start text:id="IMark55186568"/><text:alphabetical-index-mark-start text:id="IMark64134744"/><text:span text:style-name="T101">co</text:span><text:alphabetical-index-mark-end text:id="IMark64134744"/><text:alphabetical-index-mark-end text:id="IMark55186568"/><text:alphabetical-index-mark-end text:id="IMark70509368"/><text:alphabetical-index-mark-end text:id="IMark68778104"/><text:alphabetical-index-mark-end text:id="IMark69789560"/><text:span text:style-name="T101">rd, designed to minimize </text:span><text:alphabetical-index-mark-start text:id="IMark62073224"/><text:alphabetical-index-mark-start text:id="IMark69834872"/><text:alphabetical-index-mark-start text:id="IMark54707080"/><text:alphabetical-index-mark-start text:id="IMark70505384"/><text:alphabetical-index-mark-start text:id="IMark70541688"/><text:span text:style-name="T101">data</text:span><text:alphabetical-index-mark-end text:id="IMark70541688"/><text:alphabetical-index-mark-end text:id="IMark70505384"/><text:alphabetical-index-mark-end text:id="IMark54707080"/><text:alphabetical-index-mark-end text:id="IMark69834872"/><text:alphabetical-index-mark-end text:id="IMark62073224"/><text:span text:style-name="T101"> entry er</text:span><text:alphabetical-index-mark-start text:id="IMark62048952"/><text:alphabetical-index-mark-start text:id="IMark70502728"/><text:alphabetical-index-mark-start text:id="IMark70515720"/><text:alphabetical-index-mark-start text:id="IMark64250120"/><text:alphabetical-index-mark-start text:id="IMark69790888"/><text:span text:style-name="T101">ro</text:span><text:alphabetical-index-mark-end text:id="IMark69790888"/><text:alphabetical-index-mark-end text:id="IMark64250120"/><text:alphabetical-index-mark-end text:id="IMark70515720"/><text:alphabetical-index-mark-end text:id="IMark70502728"/><text:alphabetical-index-mark-end text:id="IMark62048952"/><text:span text:style-name="T101">rs. Once you are finished with one re</text:span><text:alphabetical-index-mark-start text:id="IMark64319544"/><text:alphabetical-index-mark-start text:id="IMark67775880"/><text:alphabetical-index-mark-start text:id="IMark70563096"/><text:alphabetical-index-mark-start text:id="IMark53769272"/><text:alphabetical-index-mark-start text:id="IMark63748568"/><text:span text:style-name="T101">co</text:span><text:alphabetical-index-mark-end text:id="IMark63748568"/><text:alphabetical-index-mark-end text:id="IMark53769272"/><text:alphabetical-index-mark-end text:id="IMark70563096"/><text:alphabetical-index-mark-end text:id="IMark67775880"/><text:alphabetical-index-mark-end text:id="IMark64319544"/><text:span text:style-name="T101">rd, you will be taken back to menu </text:span><text:span text:style-name="T19">[</text:span><text:span text:style-name="T14">5.2.1.1.2.3.</text:span><text:span text:style-name="T19">]</text:span><text:span text:style-name="T100"> in order to add new more re</text:span><text:alphabetical-index-mark-start text:id="IMark68245000"/><text:alphabetical-index-mark-start text:id="IMark67206872"/><text:alphabetical-index-mark-start text:id="IMark69868056"/><text:alphabetical-index-mark-start text:id="IMark64496696"/><text:alphabetical-index-mark-start text:id="IMark70564424"/><text:span text:style-name="T100">co</text:span><text:alphabetical-index-mark-end text:id="IMark70564424"/><text:alphabetical-index-mark-end text:id="IMark64496696"/><text:alphabetical-index-mark-end text:id="IMark69868056"/><text:alphabetical-index-mark-end text:id="IMark67206872"/><text:alphabetical-index-mark-end text:id="IMark68245000"/><text:span text:style-name="T100">rds or execute </text:span><text:span text:style-name="T43">prep.</text:span><text:alphabetical-index-mark-start text:id="IMark67316392"/><text:alphabetical-index-mark-start text:id="IMark61716536"/><text:alphabetical-index-mark-start text:id="IMark69808392"/><text:alphabetical-index-mark-start text:id="IMark69852584"/><text:alphabetical-index-mark-start text:id="IMark74672376"/><text:span text:style-name="T43">sql</text:span><text:alphabetical-index-mark-end text:id="IMark74672376"/><text:alphabetical-index-mark-end text:id="IMark69852584"/><text:alphabetical-index-mark-end text:id="IMark69808392"/><text:alphabetical-index-mark-end text:id="IMark61716536"/><text:alphabetical-index-mark-end text:id="IMark67316392"/><text:span text:style-name="T100"> once the whole batch of re</text:span><text:alphabetical-index-mark-start text:id="IMark68236328"/><text:alphabetical-index-mark-start text:id="IMark69797528"/><text:alphabetical-index-mark-start text:id="IMark62203704"/><text:alphabetical-index-mark-start text:id="IMark70575048"/><text:alphabetical-index-mark-start text:id="IMark64724632"/><text:span text:style-name="T100">co</text:span><text:alphabetical-index-mark-end text:id="IMark64724632"/><text:alphabetical-index-mark-end text:id="IMark70575048"/><text:alphabetical-index-mark-end text:id="IMark62203704"/><text:alphabetical-index-mark-end text:id="IMark69797528"/><text:alphabetical-index-mark-end text:id="IMark68236328"/><text:span text:style-name="T100">rds has been entered.</text:span></text:p>
      <text:p text:style-name="P55"/>
      <text:p text:style-name="P112"/>
      <text:p text:style-name="P63"><text:span text:style-name="T14">5.2.1.1.3.</text:span> <text:span text:style-name="T39">P</text:span><text:alphabetical-index-mark-start text:id="IMark68821768"/><text:alphabetical-index-mark-start text:id="IMark60656536"/><text:alphabetical-index-mark-start text:id="IMark68948072"/><text:alphabetical-index-mark-start text:id="IMark70555128"/><text:alphabetical-index-mark-start text:id="IMark26093000"/><text:span text:style-name="T39">ro</text:span><text:alphabetical-index-mark-end text:id="IMark26093000"/><text:alphabetical-index-mark-end text:id="IMark70555128"/><text:alphabetical-index-mark-end text:id="IMark68948072"/><text:alphabetical-index-mark-end text:id="IMark60656536"/><text:alphabetical-index-mark-end text:id="IMark68821768"/><text:span text:style-name="T39">cess</text:span> executes a batch <text:alphabetical-index-mark-start text:id="IMark70540360"/><text:alphabetical-index-mark-start text:id="IMark61948968"/><text:alphabetical-index-mark-start text:id="IMark69793544"/><text:alphabetical-index-mark-start text:id="IMark67429576"/><text:alphabetical-index-mark-start text:id="IMark70691016"/>sql<text:alphabetical-index-mark-end text:id="IMark70691016"/><text:alphabetical-index-mark-end text:id="IMark67429576"/><text:alphabetical-index-mark-end text:id="IMark69793544"/><text:alphabetical-index-mark-end text:id="IMark61948968"/><text:alphabetical-index-mark-end text:id="IMark70540360"/> p<text:alphabetical-index-mark-start text:id="IMark59152280"/><text:alphabetical-index-mark-start text:id="IMark69851256"/><text:alphabetical-index-mark-start text:id="IMark54276472"/><text:alphabetical-index-mark-start text:id="IMark61685832"/><text:alphabetical-index-mark-start text:id="IMark67334520"/>ro<text:alphabetical-index-mark-end text:id="IMark67334520"/><text:alphabetical-index-mark-end text:id="IMark61685832"/><text:alphabetical-index-mark-end text:id="IMark54276472"/><text:alphabetical-index-mark-end text:id="IMark69851256"/><text:alphabetical-index-mark-end text:id="IMark59152280"/>gram called <text:span text:style-name="T39">calc.</text:span><text:alphabetical-index-mark-start text:id="IMark69800712"/><text:alphabetical-index-mark-start text:id="IMark68157608"/><text:alphabetical-index-mark-start text:id="IMark62647000"/><text:alphabetical-index-mark-start text:id="IMark68122008"/><text:alphabetical-index-mark-start text:id="IMark67312408"/><text:span text:style-name="T39">sql</text:span><text:alphabetical-index-mark-end text:id="IMark67312408"/><text:alphabetical-index-mark-end text:id="IMark68122008"/><text:alphabetical-index-mark-end text:id="IMark62647000"/><text:alphabetical-index-mark-end text:id="IMark68157608"/><text:alphabetical-index-mark-end text:id="IMark69800712"/>, which is <text:alphabetical-index-mark-start text:id="IMark63679928"/><text:alphabetical-index-mark-start text:id="IMark68150296"/><text:alphabetical-index-mark-start text:id="IMark69796200"/><text:alphabetical-index-mark-start text:id="IMark61038024"/><text:alphabetical-index-mark-start text:id="IMark69782968"/>co<text:alphabetical-index-mark-end text:id="IMark69782968"/><text:alphabetical-index-mark-end text:id="IMark61038024"/><text:alphabetical-index-mark-end text:id="IMark69796200"/><text:alphabetical-index-mark-end text:id="IMark68150296"/><text:alphabetical-index-mark-end text:id="IMark63679928"/>ntained in the src/<text:alphabetical-index-mark-start text:id="IMark70511736"/><text:alphabetical-index-mark-start text:id="IMark70508040"/><text:alphabetical-index-mark-start text:id="IMark68152936"/><text:alphabetical-index-mark-start text:id="IMark67330536"/><text:alphabetical-index-mark-start text:id="IMark67365256"/>sql<text:alphabetical-index-mark-end text:id="IMark67365256"/><text:alphabetical-index-mark-end text:id="IMark67330536"/><text:alphabetical-index-mark-end text:id="IMark68152936"/><text:alphabetical-index-mark-end text:id="IMark70508040"/><text:alphabetical-index-mark-end text:id="IMark70511736"/> folder. This p<text:alphabetical-index-mark-start text:id="IMark46856024"/><text:alphabetical-index-mark-start text:id="IMark64783576"/><text:alphabetical-index-mark-start text:id="IMark67756872"/><text:alphabetical-index-mark-start text:id="IMark64235752"/><text:alphabetical-index-mark-start text:id="IMark56326568"/>ro<text:alphabetical-index-mark-end text:id="IMark56326568"/><text:alphabetical-index-mark-end text:id="IMark64235752"/><text:alphabetical-index-mark-end text:id="IMark67756872"/><text:alphabetical-index-mark-end text:id="IMark64783576"/><text:alphabetical-index-mark-end text:id="IMark46856024"/>gram performs a <text:alphabetical-index-mark-start text:id="IMark69848600"/><text:alphabetical-index-mark-start text:id="IMark69804408"/><text:alphabetical-index-mark-start text:id="IMark70543016"/><text:alphabetical-index-mark-start text:id="IMark69873368"/><text:alphabetical-index-mark-start text:id="IMark62695048"/>number<text:alphabetical-index-mark-end text:id="IMark62695048"/><text:alphabetical-index-mark-end text:id="IMark69873368"/><text:alphabetical-index-mark-end text:id="IMark70543016"/><text:alphabetical-index-mark-end text:id="IMark69804408"/><text:alphabetical-index-mark-end text:id="IMark69848600"/> of calculations on the <text:alphabetical-index-mark-start text:id="IMark69794872"/><text:alphabetical-index-mark-start text:id="IMark69536984"/><text:alphabetical-index-mark-start text:id="IMark54858584"/><text:alphabetical-index-mark-start text:id="IMark62630888"/><text:alphabetical-index-mark-start text:id="IMark68011016"/><text:alphabetical-index-mark-start text:id="IMark71492440"/><text:alphabetical-index-mark-start text:id="IMark70544056"/><text:alphabetical-index-mark-start text:id="IMark67454440"/><text:alphabetical-index-mark-start text:id="IMark54113544"/><text:alphabetical-index-mark-start text:id="IMark59257720"/>data<text:alphabetical-index-mark-end text:id="IMark59257720"/><text:alphabetical-index-mark-end text:id="IMark54113544"/><text:alphabetical-index-mark-end text:id="IMark67454440"/><text:alphabetical-index-mark-end text:id="IMark70544056"/><text:alphabetical-index-mark-end text:id="IMark71492440"/>set<text:alphabetical-index-mark-end text:id="IMark68011016"/><text:alphabetical-index-mark-end text:id="IMark62630888"/><text:alphabetical-index-mark-end text:id="IMark54858584"/><text:alphabetical-index-mark-end text:id="IMark69536984"/><text:alphabetical-index-mark-end text:id="IMark69794872"/>. You can see the <text:alphabetical-index-mark-start text:id="IMark61935976"/><text:alphabetical-index-mark-start text:id="IMark69872040"/><text:alphabetical-index-mark-start text:id="IMark70561768"/><text:alphabetical-index-mark-start text:id="IMark64845336"/><text:alphabetical-index-mark-start text:id="IMark64149912"/><text:alphabetical-index-mark-start text:id="IMark63275512"/><text:alphabetical-index-mark-start text:id="IMark56962488"/><text:alphabetical-index-mark-start text:id="IMark53570456"/><text:alphabetical-index-mark-start text:id="IMark68932776"/><text:alphabetical-index-mark-start text:id="IMark69877352"/>co<text:alphabetical-index-mark-end text:id="IMark69877352"/><text:alphabetical-index-mark-end text:id="IMark68932776"/><text:alphabetical-index-mark-end text:id="IMark53570456"/><text:alphabetical-index-mark-end text:id="IMark56962488"/><text:alphabetical-index-mark-end text:id="IMark63275512"/>de<text:alphabetical-index-mark-end text:id="IMark64149912"/><text:alphabetical-index-mark-end text:id="IMark64845336"/><text:alphabetical-index-mark-end text:id="IMark70561768"/><text:alphabetical-index-mark-end text:id="IMark69872040"/><text:alphabetical-index-mark-end text:id="IMark61935976"/> of <text:span text:style-name="T39">calc.</text:span><text:alphabetical-index-mark-start text:id="IMark47937960"/><text:alphabetical-index-mark-start text:id="IMark59153608"/><text:alphabetical-index-mark-start text:id="IMark67219944"/><text:alphabetical-index-mark-start text:id="IMark67338504"/><text:alphabetical-index-mark-start text:id="IMark62031656"/><text:span text:style-name="T39">sql</text:span><text:alphabetical-index-mark-end text:id="IMark62031656"/><text:alphabetical-index-mark-end text:id="IMark67338504"/><text:alphabetical-index-mark-end text:id="IMark67219944"/><text:alphabetical-index-mark-end text:id="IMark59153608"/><text:alphabetical-index-mark-end text:id="IMark47937960"/> by opening it with any text editor.</text:p>
      <text:p text:style-name="P63"/>
      <text:p text:style-name="P63">These calculations involve finding the <text:alphabetical-index-mark-start text:id="IMark64611944"/><text:alphabetical-index-mark-start text:id="IMark47461496"/><text:alphabetical-index-mark-start text:id="IMark60022440"/><text:alphabetical-index-mark-start text:id="IMark69769720"/><text:alphabetical-index-mark-start text:id="IMark70539032"/>number<text:alphabetical-index-mark-end text:id="IMark70539032"/><text:alphabetical-index-mark-end text:id="IMark69769720"/><text:alphabetical-index-mark-end text:id="IMark60022440"/><text:alphabetical-index-mark-end text:id="IMark47461496"/><text:alphabetical-index-mark-end text:id="IMark64611944"/> of <text:alphabetical-index-mark-start text:id="IMark60023768"/><text:alphabetical-index-mark-start text:id="IMark62547992"/><text:alphabetical-index-mark-start text:id="IMark40496856"/><text:alphabetical-index-mark-start text:id="IMark64299320"/><text:alphabetical-index-mark-start text:id="IMark69792216"/>pedestrian<text:alphabetical-index-mark-end text:id="IMark69792216"/><text:alphabetical-index-mark-end text:id="IMark64299320"/><text:alphabetical-index-mark-end text:id="IMark40496856"/><text:alphabetical-index-mark-end text:id="IMark62547992"/><text:alphabetical-index-mark-end text:id="IMark60023768"/>s per <text:alphabetical-index-mark-start text:id="IMark64329784"/><text:alphabetical-index-mark-start text:id="IMark62198776"/><text:alphabetical-index-mark-start text:id="IMark59607896"/><text:alphabetical-index-mark-start text:id="IMark62197032"/><text:alphabetical-index-mark-start text:id="IMark70504056"/>street<text:alphabetical-index-mark-end text:id="IMark70504056"/><text:alphabetical-index-mark-end text:id="IMark62197032"/><text:alphabetical-index-mark-end text:id="IMark59607896"/><text:alphabetical-index-mark-end text:id="IMark62198776"/><text:alphabetical-index-mark-end text:id="IMark64329784"/> and <text:alphabetical-index-mark-start text:id="IMark47536104"/><text:alphabetical-index-mark-start text:id="IMark59245112"/><text:alphabetical-index-mark-start text:id="IMark59476920"/><text:alphabetical-index-mark-start text:id="IMark32709256"/><text:alphabetical-index-mark-start text:id="IMark62841256"/>street<text:alphabetical-index-mark-end text:id="IMark62841256"/><text:alphabetical-index-mark-end text:id="IMark32709256"/><text:alphabetical-index-mark-end text:id="IMark59476920"/><text:alphabetical-index-mark-end text:id="IMark59245112"/><text:alphabetical-index-mark-end text:id="IMark47536104"/> <text:alphabetical-index-mark-start text:id="IMark68153064"/><text:alphabetical-index-mark-start text:id="IMark32406312"/><text:alphabetical-index-mark-start text:id="IMark54968120"/><text:alphabetical-index-mark-start text:id="IMark67764024"/><text:alphabetical-index-mark-start text:id="IMark69849928"/>block<text:alphabetical-index-mark-end text:id="IMark69849928"/><text:alphabetical-index-mark-end text:id="IMark67764024"/><text:alphabetical-index-mark-end text:id="IMark54968120"/><text:alphabetical-index-mark-end text:id="IMark32406312"/><text:alphabetical-index-mark-end text:id="IMark68153064"/>, <text:alphabetical-index-mark-start text:id="IMark69798568"/><text:alphabetical-index-mark-start text:id="IMark67333192"/><text:alphabetical-index-mark-start text:id="IMark61772200"/><text:alphabetical-index-mark-start text:id="IMark69789560"/><text:alphabetical-index-mark-start text:id="IMark68778104"/>p<text:alphabetical-index-mark-start text:id="IMark70509368"/><text:alphabetical-index-mark-start text:id="IMark55186568"/><text:alphabetical-index-mark-start text:id="IMark64134744"/><text:alphabetical-index-mark-start text:id="IMark62073224"/><text:alphabetical-index-mark-start text:id="IMark69834872"/>ro<text:alphabetical-index-mark-end text:id="IMark69834872"/><text:alphabetical-index-mark-end text:id="IMark62073224"/><text:alphabetical-index-mark-end text:id="IMark64134744"/><text:alphabetical-index-mark-end text:id="IMark55186568"/><text:alphabetical-index-mark-end text:id="IMark70509368"/>perty<text:alphabetical-index-mark-end text:id="IMark68778104"/><text:alphabetical-index-mark-end text:id="IMark69789560"/><text:alphabetical-index-mark-end text:id="IMark61772200"/><text:alphabetical-index-mark-end text:id="IMark67333192"/><text:alphabetical-index-mark-end text:id="IMark69798568"/> <text:alphabetical-index-mark-start text:id="IMark54707080"/><text:alphabetical-index-mark-start text:id="IMark70505384"/><text:alphabetical-index-mark-start text:id="IMark70541688"/><text:alphabetical-index-mark-start text:id="IMark62048952"/><text:alphabetical-index-mark-start text:id="IMark70502728"/>average<text:alphabetical-index-mark-end text:id="IMark70502728"/><text:alphabetical-index-mark-end text:id="IMark62048952"/><text:alphabetical-index-mark-end text:id="IMark70541688"/><text:alphabetical-index-mark-end text:id="IMark70505384"/><text:alphabetical-index-mark-end text:id="IMark54707080"/> <text:alphabetical-index-mark-start text:id="IMark70515720"/><text:alphabetical-index-mark-start text:id="IMark64250120"/><text:alphabetical-index-mark-start text:id="IMark69790888"/><text:alphabetical-index-mark-start text:id="IMark69874696"/><text:alphabetical-index-mark-start text:id="IMark64319544"/><text:alphabetical-index-mark-start text:id="IMark67775880"/><text:alphabetical-index-mark-start text:id="IMark70563096"/><text:alphabetical-index-mark-start text:id="IMark53769272"/><text:alphabetical-index-mark-start text:id="IMark63748568"/><text:alphabetical-index-mark-start text:id="IMark69853912"/>price<text:alphabetical-index-mark-end text:id="IMark69853912"/><text:alphabetical-index-mark-end text:id="IMark63748568"/><text:alphabetical-index-mark-end text:id="IMark53769272"/><text:alphabetical-index-mark-end text:id="IMark70563096"/><text:alphabetical-index-mark-end text:id="IMark67775880"/><text:alphabetical-index-mark-end text:id="IMark64319544"/><text:alphabetical-index-mark-end text:id="IMark69874696"/><text:alphabetical-index-mark-end text:id="IMark69790888"/><text:alphabetical-index-mark-end text:id="IMark64250120"/><text:alphabetical-index-mark-end text:id="IMark70515720"/>s per section, etc. <text:span text:style-name="T117">T</text:span><text:alphabetical-index-mark-start text:id="IMark69847272"/><text:alphabetical-index-mark-start text:id="IMark70618904"/><text:alphabetical-index-mark-start text:id="IMark68058184"/><text:span text:style-name="T117">ab</text:span><text:alphabetical-index-mark-end text:id="IMark68058184"/><text:alphabetical-index-mark-end text:id="IMark70618904"/><text:alphabetical-index-mark-end text:id="IMark69847272"/><text:span text:style-name="T117">les </text:span><text:alphabetical-index-mark-start text:id="IMark68245000"/><text:alphabetical-index-mark-start text:id="IMark67206872"/><text:alphabetical-index-mark-start text:id="IMark69868056"/><text:span text:style-name="T53">trf_</text:span><text:alphabetical-index-mark-start text:id="IMark64496696"/><text:alphabetical-index-mark-start text:id="IMark70564424"/><text:alphabetical-index-mark-start text:id="IMark68138088"/><text:span text:style-name="T53">street</text:span><text:alphabetical-index-mark-end text:id="IMark68138088"/><text:alphabetical-index-mark-end text:id="IMark70564424"/><text:alphabetical-index-mark-end text:id="IMark64496696"/><text:span text:style-name="T53">s</text:span><text:alphabetical-index-mark-end text:id="IMark69868056"/><text:alphabetical-index-mark-end text:id="IMark67206872"/><text:alphabetical-index-mark-end text:id="IMark68245000"/><text:span text:style-name="T117"> and </text:span><text:span text:style-name="T53">trf_</text:span><text:alphabetical-index-mark-start text:id="IMark70567080"/><text:alphabetical-index-mark-start text:id="IMark67316392"/><text:alphabetical-index-mark-start text:id="IMark61716536"/><text:span text:style-name="T53">block</text:span><text:alphabetical-index-mark-end text:id="IMark61716536"/><text:alphabetical-index-mark-end text:id="IMark67316392"/><text:alphabetical-index-mark-end text:id="IMark70567080"/><text:span text:style-name="T53">s</text:span><text:span text:style-name="T117"> are updated in this instance.</text:span></text:p>
      <text:p text:style-name="P11"/>
      <text:p text:style-name="P11"/>
      <text:p text:style-name="P63"><text:span text:style-name="T14">5.2.1.1.4.</text:span> <text:span text:style-name="T39">Report</text:span> presents some results of the calculations described in <text:s/><text:span text:style-name="T14">[5.2.1.1.3.]</text:span>. This option is yet a bit underdeveloped <text:span text:style-name="T102">and needs more work, since it only presents </text:span><text:alphabetical-index-mark-start text:id="IMark69943960"/><text:alphabetical-index-mark-start text:id="IMark70569448"/><text:alphabetical-index-mark-start text:id="IMark69870712"/><text:alphabetical-index-mark-start text:id="IMark63439848"/><text:alphabetical-index-mark-start text:id="IMark63066056"/><text:span text:style-name="T102">in</text:span><text:alphabetical-index-mark-start text:id="IMark69830888"/><text:alphabetical-index-mark-start text:id="IMark68821768"/><text:alphabetical-index-mark-start text:id="IMark60656536"/><text:alphabetical-index-mark-start text:id="IMark68948072"/><text:alphabetical-index-mark-start text:id="IMark70555128"/><text:span text:style-name="T102">format</text:span><text:alphabetical-index-mark-end text:id="IMark70555128"/><text:alphabetical-index-mark-end text:id="IMark68948072"/><text:alphabetical-index-mark-end text:id="IMark60656536"/><text:alphabetical-index-mark-end text:id="IMark68821768"/><text:alphabetical-index-mark-end text:id="IMark69830888"/><text:span text:style-name="T102">ion</text:span><text:alphabetical-index-mark-end text:id="IMark63066056"/><text:alphabetical-index-mark-end text:id="IMark63439848"/><text:alphabetical-index-mark-end text:id="IMark69870712"/><text:alphabetical-index-mark-end text:id="IMark70569448"/><text:alphabetical-index-mark-end text:id="IMark69943960"/><text:span text:style-name="T102"> in the </text:span><text:alphabetical-index-mark-start text:id="IMark26093000"/><text:alphabetical-index-mark-start text:id="IMark67317720"/><text:alphabetical-index-mark-start text:id="IMark70605256"/><text:alphabetical-index-mark-start text:id="IMark70540360"/><text:alphabetical-index-mark-start text:id="IMark61948968"/><text:alphabetical-index-mark-start text:id="IMark69793544"/><text:alphabetical-index-mark-start text:id="IMark67429576"/><text:alphabetical-index-mark-start text:id="IMark70691016"/><text:alphabetical-index-mark-start text:id="IMark59152280"/><text:alphabetical-index-mark-start text:id="IMark69851256"/><text:span text:style-name="T102">sql</text:span><text:alphabetical-index-mark-end text:id="IMark69851256"/><text:alphabetical-index-mark-end text:id="IMark59152280"/><text:alphabetical-index-mark-end text:id="IMark70691016"/><text:alphabetical-index-mark-end text:id="IMark67429576"/><text:alphabetical-index-mark-end text:id="IMark69793544"/><text:span text:style-name="T102">p</text:span><text:alphabetical-index-mark-end text:id="IMark61948968"/><text:alphabetical-index-mark-end text:id="IMark70540360"/><text:alphabetical-index-mark-end text:id="IMark70605256"/><text:alphabetical-index-mark-end text:id="IMark67317720"/><text:alphabetical-index-mark-end text:id="IMark26093000"/><text:span text:style-name="T102"> </text:span><text:alphabetical-index-mark-start text:id="IMark54276472"/><text:alphabetical-index-mark-start text:id="IMark61685832"/><text:alphabetical-index-mark-start text:id="IMark67334520"/><text:alphabetical-index-mark-start text:id="IMark70512776"/><text:alphabetical-index-mark-start text:id="IMark62314168"/><text:span text:style-name="T102">query</text:span><text:alphabetical-index-mark-end text:id="IMark62314168"/><text:alphabetical-index-mark-end text:id="IMark70512776"/><text:alphabetical-index-mark-end text:id="IMark67334520"/><text:alphabetical-index-mark-end text:id="IMark61685832"/><text:alphabetical-index-mark-end text:id="IMark54276472"/><text:span text:style-name="T102"> </text:span><text:alphabetical-index-mark-start text:id="IMark69800712"/><text:alphabetical-index-mark-start text:id="IMark68157608"/><text:alphabetical-index-mark-start text:id="IMark62647000"/><text:alphabetical-index-mark-start text:id="IMark68122008"/><text:alphabetical-index-mark-start text:id="IMark67312408"/><text:span text:style-name="T102">data</text:span><text:alphabetical-index-mark-end text:id="IMark67312408"/><text:alphabetical-index-mark-end text:id="IMark68122008"/><text:alphabetical-index-mark-end text:id="IMark62647000"/><text:alphabetical-index-mark-end text:id="IMark68157608"/><text:alphabetical-index-mark-end text:id="IMark69800712"/><text:span text:style-name="T102"> output </text:span><text:alphabetical-index-mark-start text:id="IMark63679928"/><text:alphabetical-index-mark-start text:id="IMark68150296"/><text:alphabetical-index-mark-start text:id="IMark69796200"/><text:alphabetical-index-mark-start text:id="IMark61038024"/><text:alphabetical-index-mark-start text:id="IMark69782968"/><text:span text:style-name="T102">format</text:span><text:alphabetical-index-mark-end text:id="IMark69782968"/><text:alphabetical-index-mark-end text:id="IMark61038024"/><text:alphabetical-index-mark-end text:id="IMark69796200"/><text:alphabetical-index-mark-end text:id="IMark68150296"/><text:alphabetical-index-mark-end text:id="IMark63679928"/><text:span text:style-name="T102">, which is </text:span><text:alphabetical-index-mark-start text:id="IMark57052760"/><text:alphabetical-index-mark-start text:id="IMark70511736"/><text:alphabetical-index-mark-start text:id="IMark70508040"/><text:alphabetical-index-mark-start text:id="IMark68152936"/><text:alphabetical-index-mark-start text:id="IMark67330536"/><text:span text:style-name="T102">co</text:span><text:alphabetical-index-mark-end text:id="IMark67330536"/><text:alphabetical-index-mark-end text:id="IMark68152936"/><text:alphabetical-index-mark-end text:id="IMark70508040"/><text:alphabetical-index-mark-end text:id="IMark70511736"/><text:alphabetical-index-mark-end text:id="IMark57052760"/><text:span text:style-name="T102">ntained in a file called </text:span><text:alphabetical-index-mark-start text:id="IMark67365256"/><text:alphabetical-index-mark-start text:id="IMark70565752"/><text:alphabetical-index-mark-start text:id="IMark46856024"/><text:alphabetical-index-mark-start text:id="IMark64783576"/><text:alphabetical-index-mark-start text:id="IMark67756872"/><text:alphabetical-index-mark-start text:id="IMark64235752"/><text:alphabetical-index-mark-start text:id="IMark56326568"/><text:alphabetical-index-mark-start text:id="IMark70506712"/><text:alphabetical-index-mark-start text:id="IMark69848600"/><text:alphabetical-index-mark-start text:id="IMark69804408"/><text:span text:style-name="T48">sql</text:span><text:alphabetical-index-mark-end text:id="IMark69804408"/><text:alphabetical-index-mark-end text:id="IMark69848600"/><text:alphabetical-index-mark-end text:id="IMark70506712"/><text:alphabetical-index-mark-end text:id="IMark56326568"/><text:alphabetical-index-mark-end text:id="IMark64235752"/><text:span text:style-name="T48">p</text:span><text:alphabetical-index-mark-end text:id="IMark67756872"/><text:alphabetical-index-mark-end text:id="IMark64783576"/><text:alphabetical-index-mark-end text:id="IMark46856024"/><text:alphabetical-index-mark-end text:id="IMark70565752"/><text:alphabetical-index-mark-end text:id="IMark67365256"/><text:span text:style-name="T48">_results.txt</text:span><text:span text:style-name="T102"> and intended to be used by other p</text:span><text:alphabetical-index-mark-start text:id="IMark70543016"/><text:alphabetical-index-mark-start text:id="IMark69873368"/><text:alphabetical-index-mark-start text:id="IMark62695048"/><text:alphabetical-index-mark-start text:id="IMark71492440"/><text:alphabetical-index-mark-start text:id="IMark70544056"/><text:span text:style-name="T102">ro</text:span><text:alphabetical-index-mark-end text:id="IMark70544056"/><text:alphabetical-index-mark-end text:id="IMark71492440"/><text:alphabetical-index-mark-end text:id="IMark62695048"/><text:alphabetical-index-mark-end text:id="IMark69873368"/><text:alphabetical-index-mark-end text:id="IMark70543016"/><text:span text:style-name="T102">grams</text:span>.</text:p>
      <text:p text:style-name="P63"/>
      <text:p text:style-name="P68">For more <text:alphabetical-index-mark-start text:id="IMark64149912"/><text:alphabetical-index-mark-start text:id="IMark63275512"/><text:alphabetical-index-mark-start text:id="IMark56962488"/><text:alphabetical-index-mark-start text:id="IMark53570456"/><text:alphabetical-index-mark-start text:id="IMark68932776"/>in<text:alphabetical-index-mark-start text:id="IMark69877352"/><text:alphabetical-index-mark-start text:id="IMark62758152"/><text:alphabetical-index-mark-start text:id="IMark69811336"/><text:alphabetical-index-mark-start text:id="IMark69869384"/><text:alphabetical-index-mark-start text:id="IMark59153608"/>format<text:alphabetical-index-mark-end text:id="IMark59153608"/><text:alphabetical-index-mark-end text:id="IMark69869384"/><text:alphabetical-index-mark-end text:id="IMark69811336"/><text:alphabetical-index-mark-end text:id="IMark62758152"/><text:alphabetical-index-mark-end text:id="IMark69877352"/>ion<text:alphabetical-index-mark-end text:id="IMark68932776"/><text:alphabetical-index-mark-end text:id="IMark53570456"/><text:alphabetical-index-mark-end text:id="IMark56962488"/><text:alphabetical-index-mark-end text:id="IMark63275512"/><text:alphabetical-index-mark-end text:id="IMark64149912"/> on <text:alphabetical-index-mark-start text:id="IMark47937960"/><text:alphabetical-index-mark-start text:id="IMark67219944"/><text:alphabetical-index-mark-start text:id="IMark67338504"/><text:alphabetical-index-mark-start text:id="IMark62031656"/><text:alphabetical-index-mark-start text:id="IMark57336936"/><text:alphabetical-index-mark-start text:id="IMark68819512"/><text:alphabetical-index-mark-start text:id="IMark70515720"/><text:alphabetical-index-mark-start text:id="IMark64250120"/><text:alphabetical-index-mark-start text:id="IMark69790888"/><text:alphabetical-index-mark-start text:id="IMark69874696"/><text:span text:style-name="T39">sql</text:span><text:alphabetical-index-mark-end text:id="IMark69874696"/><text:alphabetical-index-mark-end text:id="IMark69790888"/><text:alphabetical-index-mark-end text:id="IMark64250120"/><text:alphabetical-index-mark-end text:id="IMark70515720"/><text:alphabetical-index-mark-end text:id="IMark68819512"/><text:span text:style-name="T39">p</text:span><text:alphabetical-index-mark-end text:id="IMark57336936"/><text:alphabetical-index-mark-end text:id="IMark62031656"/><text:alphabetical-index-mark-end text:id="IMark67338504"/><text:alphabetical-index-mark-end text:id="IMark67219944"/><text:alphabetical-index-mark-end text:id="IMark47937960"/><text:span text:style-name="T39">_results.txt</text:span>, see <text:alphabetical-index-mark-start text:id="IMark64319544"/><text:alphabetical-index-mark-start text:id="IMark67775880"/><text:alphabetical-index-mark-start text:id="IMark70563096"/><text:alphabetical-index-mark-start text:id="IMark53769272"/><text:alphabetical-index-mark-start text:id="IMark63748568"/><text:alphabetical-index-mark-start text:id="IMark69853912"/><text:alphabetical-index-mark-start text:id="IMark54707080"/><text:alphabetical-index-mark-start text:id="IMark70505384"/><text:alphabetical-index-mark-start text:id="IMark70541688"/><text:alphabetical-index-mark-start text:id="IMark62048952"/><text:span text:style-name="T39">sql</text:span><text:alphabetical-index-mark-end text:id="IMark62048952"/><text:alphabetical-index-mark-end text:id="IMark70541688"/><text:alphabetical-index-mark-end text:id="IMark70505384"/><text:alphabetical-index-mark-end text:id="IMark54707080"/><text:alphabetical-index-mark-end text:id="IMark69853912"/><text:span text:style-name="T39">p</text:span><text:alphabetical-index-mark-end text:id="IMark63748568"/><text:alphabetical-index-mark-end text:id="IMark53769272"/><text:alphabetical-index-mark-end text:id="IMark70563096"/><text:alphabetical-index-mark-end text:id="IMark67775880"/><text:alphabetical-index-mark-end text:id="IMark64319544"/><text:span text:style-name="T39">.pdf</text:span>.</text:p>
      <text:p text:style-name="P63"/>
      <text:p text:style-name="P63"/>
      <text:p text:style-name="P61"><text:span text:style-name="T14">5.2.1.</text:span><text:span text:style-name="T21">2</text:span><text:span text:style-name="T14">.</text:span> <text:span text:style-name="T103">Limitations.</text:span></text:p>
      <text:p text:style-name="P63"/>
      <text:p text:style-name="P71">As you might have noticed, this p<text:alphabetical-index-mark-start text:id="IMark62841256"/><text:alphabetical-index-mark-start text:id="IMark64329784"/><text:alphabetical-index-mark-start text:id="IMark62198776"/><text:alphabetical-index-mark-start text:id="IMark59607896"/>ro<text:alphabetical-index-mark-end text:id="IMark59607896"/><text:alphabetical-index-mark-end text:id="IMark62198776"/><text:alphabetical-index-mark-end text:id="IMark64329784"/><text:alphabetical-index-mark-end text:id="IMark62841256"/>gram still lacks in some aspects:</text:p>
      <text:p text:style-name="P71"/>
      <text:p text:style-name="P71"><text:span text:style-name="T14">5.2.1.2.1.</text:span> There are no delete or edit facilities. <text:span text:style-name="T105">Currently, in those </text:span><text:alphabetical-index-mark-start text:id="IMark69792216"/><text:alphabetical-index-mark-start text:id="IMark64611944"/><text:alphabetical-index-mark-start text:id="IMark47461496"/><text:alphabetical-index-mark-start text:id="IMark60022440"/><text:span text:style-name="T105">cases</text:span><text:alphabetical-index-mark-end text:id="IMark60022440"/><text:alphabetical-index-mark-end text:id="IMark47461496"/><text:alphabetical-index-mark-end text:id="IMark64611944"/><text:alphabetical-index-mark-end text:id="IMark69792216"/><text:span text:style-name="T105">, which are rare, I use a </text:span><text:alphabetical-index-mark-start text:id="IMark69769720"/><text:alphabetical-index-mark-start text:id="IMark70539032"/><text:alphabetical-index-mark-start text:id="IMark69808392"/><text:alphabetical-index-mark-start text:id="IMark69847272"/><text:span text:style-name="T105">dat</text:span><text:alphabetical-index-mark-start text:id="IMark70618904"/><text:alphabetical-index-mark-start text:id="IMark68058184"/><text:alphabetical-index-mark-start text:id="IMark69852584"/><text:alphabetical-index-mark-start text:id="IMark64496696"/><text:span text:style-name="T105">a</text:span><text:alphabetical-index-mark-end text:id="IMark69847272"/><text:alphabetical-index-mark-end text:id="IMark69808392"/><text:alphabetical-index-mark-end text:id="IMark70539032"/><text:alphabetical-index-mark-end text:id="IMark69769720"/><text:span text:style-name="T105">b</text:span><text:alphabetical-index-mark-end text:id="IMark64496696"/><text:alphabetical-index-mark-end text:id="IMark69852584"/><text:alphabetical-index-mark-end text:id="IMark68058184"/><text:alphabetical-index-mark-end text:id="IMark70618904"/><text:span text:style-name="T105">ase editor. However, t might be useful to develop such a thing, but first it would require working on </text:span><text:span text:style-name="T22">[5.2.1.2.3.]</text:span><text:span text:style-name="T105">.</text:span></text:p>
      <text:p text:style-name="P71"><text:soft-page-break/></text:p>
      <text:p text:style-name="P71"/>
      <text:p text:style-name="P72"><text:span text:style-name="T14">5.2.1.2.2.</text:span> It has no <text:alphabetical-index-mark-start text:id="IMark61140200"/><text:alphabetical-index-mark-start text:id="IMark69942632"/><text:alphabetical-index-mark-start text:id="IMark67454440"/>GUI<text:alphabetical-index-mark-end text:id="IMark67454440"/><text:alphabetical-index-mark-end text:id="IMark69942632"/><text:alphabetical-index-mark-end text:id="IMark61140200"/>. Granted, a <text:alphabetical-index-mark-start text:id="IMark54113544"/><text:alphabetical-index-mark-start text:id="IMark59257720"/><text:alphabetical-index-mark-start text:id="IMark69794872"/><text:alphabetical-index-mark-start text:id="IMark69830888"/>term<text:alphabetical-index-mark-end text:id="IMark69830888"/><text:alphabetical-index-mark-end text:id="IMark69794872"/><text:alphabetical-index-mark-end text:id="IMark59257720"/><text:alphabetical-index-mark-end text:id="IMark54113544"/>inal is not not the nicest interface, but the good part of this is that it was never meant to have a nice one. Writing <text:alphabetical-index-mark-start text:id="IMark68821768"/><text:alphabetical-index-mark-start text:id="IMark60656536"/><text:alphabetical-index-mark-start text:id="IMark68948072"/>GUI<text:alphabetical-index-mark-end text:id="IMark68948072"/><text:alphabetical-index-mark-end text:id="IMark60656536"/><text:alphabetical-index-mark-end text:id="IMark68821768"/> p<text:alphabetical-index-mark-start text:id="IMark70555128"/><text:alphabetical-index-mark-start text:id="IMark69943960"/><text:alphabetical-index-mark-start text:id="IMark70569448"/><text:alphabetical-index-mark-start text:id="IMark69870712"/>ro<text:alphabetical-index-mark-end text:id="IMark69870712"/><text:alphabetical-index-mark-end text:id="IMark70569448"/><text:alphabetical-index-mark-end text:id="IMark69943960"/><text:alphabetical-index-mark-end text:id="IMark70555128"/>grams requires a lot of spaghetti <text:alphabetical-index-mark-start text:id="IMark63439848"/><text:alphabetical-index-mark-start text:id="IMark63066056"/><text:alphabetical-index-mark-start text:id="IMark69793544"/><text:alphabetical-index-mark-start text:id="IMark67429576"/><text:alphabetical-index-mark-start text:id="IMark70691016"/><text:alphabetical-index-mark-start text:id="IMark59152280"/><text:alphabetical-index-mark-start text:id="IMark69851256"/><text:alphabetical-index-mark-start text:id="IMark26093000"/>co<text:alphabetical-index-mark-end text:id="IMark26093000"/><text:alphabetical-index-mark-end text:id="IMark69851256"/><text:alphabetical-index-mark-end text:id="IMark59152280"/><text:alphabetical-index-mark-end text:id="IMark70691016"/>de<text:alphabetical-index-mark-end text:id="IMark67429576"/><text:alphabetical-index-mark-end text:id="IMark69793544"/><text:alphabetical-index-mark-end text:id="IMark63066056"/><text:alphabetical-index-mark-end text:id="IMark63439848"/>, and that <text:alphabetical-index-mark-start text:id="IMark67317720"/><text:alphabetical-index-mark-start text:id="IMark70605256"/><text:alphabetical-index-mark-start text:id="IMark70540360"/><text:alphabetical-index-mark-start text:id="IMark61948968"/>co<text:alphabetical-index-mark-end text:id="IMark61948968"/><text:alphabetical-index-mark-end text:id="IMark70540360"/><text:alphabetical-index-mark-end text:id="IMark70605256"/><text:alphabetical-index-mark-end text:id="IMark67317720"/>nspires against the main goals of <text:span text:style-name="T49">jcp_inm.scm</text:span><text:span text:style-name="T104">.</text:span></text:p>
      <text:p text:style-name="P72"/>
      <text:p text:style-name="P72">The p<text:alphabetical-index-mark-start text:id="IMark69796200"/><text:alphabetical-index-mark-start text:id="IMark61038024"/><text:alphabetical-index-mark-start text:id="IMark69782968"/><text:alphabetical-index-mark-start text:id="IMark57052760"/>ro<text:alphabetical-index-mark-end text:id="IMark57052760"/><text:alphabetical-index-mark-end text:id="IMark69782968"/><text:alphabetical-index-mark-end text:id="IMark61038024"/><text:alphabetical-index-mark-end text:id="IMark69796200"/>gram is a basic tool to enter <text:alphabetical-index-mark-start text:id="IMark70511736"/><text:alphabetical-index-mark-start text:id="IMark70508040"/><text:alphabetical-index-mark-start text:id="IMark68152936"/><text:alphabetical-index-mark-start text:id="IMark67330536"/>data<text:alphabetical-index-mark-end text:id="IMark67330536"/><text:alphabetical-index-mark-end text:id="IMark68152936"/><text:alphabetical-index-mark-end text:id="IMark70508040"/><text:alphabetical-index-mark-end text:id="IMark70511736"/> and serve as p<text:alphabetical-index-mark-start text:id="IMark64235752"/><text:alphabetical-index-mark-start text:id="IMark56326568"/><text:alphabetical-index-mark-start text:id="IMark70506712"/><text:alphabetical-index-mark-start text:id="IMark69848600"/>ro<text:alphabetical-index-mark-end text:id="IMark69848600"/><text:alphabetical-index-mark-end text:id="IMark70506712"/><text:alphabetical-index-mark-end text:id="IMark56326568"/><text:alphabetical-index-mark-end text:id="IMark64235752"/>of of <text:alphabetical-index-mark-start text:id="IMark69804408"/><text:alphabetical-index-mark-start text:id="IMark69536984"/><text:alphabetical-index-mark-start text:id="IMark67365256"/><text:alphabetical-index-mark-start text:id="IMark70565752"/>co<text:alphabetical-index-mark-end text:id="IMark70565752"/><text:alphabetical-index-mark-end text:id="IMark67365256"/><text:alphabetical-index-mark-end text:id="IMark69536984"/><text:alphabetical-index-mark-end text:id="IMark69804408"/>ncept for <text:alphabetical-index-mark-start text:id="IMark46856024"/><text:alphabetical-index-mark-start text:id="IMark64783576"/><text:alphabetical-index-mark-start text:id="IMark67756872"/><text:alphabetical-index-mark-start text:id="IMark54858584"/><text:alphabetical-index-mark-start text:id="IMark62630888"/><text:alphabetical-index-mark-start text:id="IMark68011016"/><text:alphabetical-index-mark-start text:id="IMark70543016"/><text:alphabetical-index-mark-start text:id="IMark69873368"/>sql<text:alphabetical-index-mark-end text:id="IMark69873368"/><text:alphabetical-index-mark-end text:id="IMark70543016"/><text:alphabetical-index-mark-end text:id="IMark68011016"/><text:alphabetical-index-mark-end text:id="IMark62630888"/>p<text:alphabetical-index-mark-end text:id="IMark54858584"/><text:alphabetical-index-mark-end text:id="IMark67756872"/><text:alphabetical-index-mark-end text:id="IMark64783576"/><text:alphabetical-index-mark-end text:id="IMark46856024"/>. <text:span text:style-name="T104">No more no less, and a writing it to work with a </text:span><text:alphabetical-index-mark-start text:id="IMark62695048"/><text:alphabetical-index-mark-start text:id="IMark71492440"/><text:alphabetical-index-mark-start text:id="IMark70544056"/><text:span text:style-name="T104">GUI</text:span><text:alphabetical-index-mark-end text:id="IMark70544056"/><text:alphabetical-index-mark-end text:id="IMark71492440"/><text:alphabetical-index-mark-end text:id="IMark62695048"/><text:span text:style-name="T104">, while it might be interesting in the future, would unnecessarily obfuscate its </text:span><text:alphabetical-index-mark-start text:id="IMark69872040"/><text:alphabetical-index-mark-start text:id="IMark61935976"/><text:alphabetical-index-mark-start text:id="IMark64845336"/><text:alphabetical-index-mark-start text:id="IMark70561768"/><text:alphabetical-index-mark-start text:id="IMark64149912"/><text:alphabetical-index-mark-start text:id="IMark63275512"/><text:alphabetical-index-mark-start text:id="IMark56962488"/><text:alphabetical-index-mark-start text:id="IMark53570456"/><text:span text:style-name="T104">co</text:span><text:alphabetical-index-mark-end text:id="IMark53570456"/><text:alphabetical-index-mark-end text:id="IMark56962488"/><text:alphabetical-index-mark-end text:id="IMark63275512"/><text:alphabetical-index-mark-end text:id="IMark64149912"/><text:span text:style-name="T104">de</text:span><text:alphabetical-index-mark-end text:id="IMark70561768"/><text:alphabetical-index-mark-end text:id="IMark64845336"/><text:alphabetical-index-mark-end text:id="IMark61935976"/><text:alphabetical-index-mark-end text:id="IMark69872040"/><text:span text:style-name="T104"> right now.</text:span></text:p>
      <text:p text:style-name="P71"/>
      <text:p text:style-name="P71"/>
      <text:p text:style-name="P73"><text:span text:style-name="T14">5.2.1.2.3.</text:span> Reporting is very basic. <text:span text:style-name="T106">As expressed in </text:span><text:span text:style-name="T23">[5.2.1.1.4.]</text:span><text:span text:style-name="T106">, things </text:span><text:alphabetical-index-mark-start text:id="IMark68819512"/><text:alphabetical-index-mark-start text:id="IMark70515720"/><text:alphabetical-index-mark-start text:id="IMark64250120"/><text:alphabetical-index-mark-start text:id="IMark69790888"/><text:span text:style-name="T106">co</text:span><text:alphabetical-index-mark-end text:id="IMark69790888"/><text:alphabetical-index-mark-end text:id="IMark64250120"/><text:alphabetical-index-mark-end text:id="IMark70515720"/><text:alphabetical-index-mark-end text:id="IMark68819512"/><text:span text:style-name="T106">uld and should be better in this case because while the kind of output interface this p</text:span><text:alphabetical-index-mark-start text:id="IMark69874696"/><text:alphabetical-index-mark-start text:id="IMark69798568"/><text:alphabetical-index-mark-start text:id="IMark47937960"/><text:alphabetical-index-mark-start text:id="IMark67219944"/><text:span text:style-name="T106">ro</text:span><text:alphabetical-index-mark-end text:id="IMark67219944"/><text:alphabetical-index-mark-end text:id="IMark47937960"/><text:alphabetical-index-mark-end text:id="IMark69798568"/><text:alphabetical-index-mark-end text:id="IMark69874696"/><text:span text:style-name="T106">gram has can be used by other p</text:span><text:alphabetical-index-mark-start text:id="IMark67338504"/><text:alphabetical-index-mark-start text:id="IMark62031656"/><text:alphabetical-index-mark-start text:id="IMark57336936"/><text:alphabetical-index-mark-start text:id="IMark67333192"/><text:span text:style-name="T106">ro</text:span><text:alphabetical-index-mark-end text:id="IMark67333192"/><text:alphabetical-index-mark-end text:id="IMark57336936"/><text:alphabetical-index-mark-end text:id="IMark62031656"/><text:alphabetical-index-mark-end text:id="IMark67338504"/><text:span text:style-name="T106">grams, it is of little use for the human user as it is.</text:span></text:p>
      <text:p text:style-name="P73"/>
      <text:p text:style-name="P73"><text:span text:style-name="T106">This is one of the main areas of further </text:span><text:alphabetical-index-mark-start text:id="IMark70563096"/><text:alphabetical-index-mark-start text:id="IMark53769272"/><text:alphabetical-index-mark-start text:id="IMark63748568"/><text:alphabetical-index-mark-start text:id="IMark68778104"/><text:span text:style-name="T106">development</text:span><text:alphabetical-index-mark-end text:id="IMark68778104"/><text:alphabetical-index-mark-end text:id="IMark63748568"/><text:alphabetical-index-mark-end text:id="IMark53769272"/><text:alphabetical-index-mark-end text:id="IMark70563096"/><text:span text:style-name="T106"> for this p</text:span><text:alphabetical-index-mark-start text:id="IMark55186568"/><text:alphabetical-index-mark-start text:id="IMark70509368"/><text:alphabetical-index-mark-start text:id="IMark62073224"/><text:alphabetical-index-mark-start text:id="IMark64134744"/><text:span text:style-name="T106">ro</text:span><text:alphabetical-index-mark-end text:id="IMark64134744"/><text:alphabetical-index-mark-end text:id="IMark62073224"/><text:alphabetical-index-mark-end text:id="IMark70509368"/><text:alphabetical-index-mark-end text:id="IMark55186568"/><text:span text:style-name="T106">gram.</text:span></text:p>
      <text:p text:style-name="P71"/>
      <text:p text:style-name="P63"/>
      <text:p text:style-name="P67"/>
      <text:p text:style-name="P3"/>
      <text:p text:style-name="P3"/>
      <text:h text:style-name="P144" text:outline-level="1"><text:bookmark-start text:name="__RefHeading___Toc787_180202276"/>6. Sources.<text:bookmark-end text:name="__RefHeading___Toc787_180202276"/></text:h>
      <text:p text:style-name="P3"/>
      <text:p text:style-name="P7"><text:span text:style-name="T15">6.</text:span><text:span text:style-name="T16">1</text:span><text:span text:style-name="T15">.</text:span><text:span text:style-name="T13"> </text:span><text:alphabetical-index-mark-start text:id="IMark62547992"/><text:alphabetical-index-mark-start text:id="IMark64299320"/><text:alphabetical-index-mark-start text:id="IMark70564424"/><text:alphabetical-index-mark-start text:id="IMark68138088"/><text:alphabetical-index-mark-start text:id="IMark74672376"/><text:alphabetical-index-mark-start text:id="IMark69792216"/><text:alphabetical-index-mark-start text:id="IMark64611944"/><text:alphabetical-index-mark-start text:id="IMark47461496"/><text:alphabetical-index-mark-start text:id="IMark60022440"/><text:alphabetical-index-mark-start text:id="IMark69769720"/><text:alphabetical-index-mark-start text:id="IMark70539032"/><text:alphabetical-index-mark-start text:id="IMark69808392"/><text:alphabetical-index-mark-start text:id="IMark69847272"/><text:alphabetical-index-mark-start text:id="IMark70618904"/><text:alphabetical-index-mark-start text:id="IMark68058184"/><text:alphabetical-index-mark-start text:id="IMark69852584"/><text:alphabetical-index-mark-start text:id="IMark64496696"/><text:alphabetical-index-mark-start text:id="IMark68245000"/><text:alphabetical-index-mark-start text:id="IMark69868056"/><text:alphabetical-index-mark-start text:id="IMark67206872"/>Sql<text:alphabetical-index-mark-end text:id="IMark67206872"/><text:alphabetical-index-mark-end text:id="IMark69868056"/><text:alphabetical-index-mark-end text:id="IMark68245000"/><text:alphabetical-index-mark-end text:id="IMark64496696"/><text:alphabetical-index-mark-end text:id="IMark69852584"/><text:alphabetical-index-mark-end text:id="IMark68058184"/><text:alphabetical-index-mark-end text:id="IMark70618904"/><text:alphabetical-index-mark-end text:id="IMark69847272"/><text:alphabetical-index-mark-end text:id="IMark69808392"/><text:alphabetical-index-mark-end text:id="IMark70539032"/>ite<text:alphabetical-index-mark-end text:id="IMark69769720"/><text:alphabetical-index-mark-end text:id="IMark60022440"/><text:alphabetical-index-mark-end text:id="IMark47461496"/><text:alphabetical-index-mark-end text:id="IMark64611944"/><text:alphabetical-index-mark-end text:id="IMark69792216"/><text:alphabetical-index-mark-end text:id="IMark74672376"/><text:alphabetical-index-mark-end text:id="IMark68138088"/><text:alphabetical-index-mark-end text:id="IMark70564424"/><text:alphabetical-index-mark-end text:id="IMark64299320"/><text:alphabetical-index-mark-end text:id="IMark62547992"/>.org. (2000). <text:alphabetical-index-mark-start text:id="IMark69878680"/><text:alphabetical-index-mark-start text:id="IMark68236328"/><text:alphabetical-index-mark-start text:id="IMark70567080"/><text:alphabetical-index-mark-start text:id="IMark61716536"/><text:alphabetical-index-mark-start text:id="IMark67316392"/><text:alphabetical-index-mark-start text:id="IMark69797528"/><text:alphabetical-index-mark-start text:id="IMark62203704"/><text:alphabetical-index-mark-start text:id="IMark64724632"/><text:alphabetical-index-mark-start text:id="IMark63242712"/><text:alphabetical-index-mark-start text:id="IMark70575048"/><text:alphabetical-index-mark-start text:id="IMark70498456"/><text:alphabetical-index-mark-start text:id="IMark54276472"/><text:alphabetical-index-mark-start text:id="IMark61685832"/><text:alphabetical-index-mark-start text:id="IMark61140200"/><text:alphabetical-index-mark-start text:id="IMark69942632"/><text:alphabetical-index-mark-start text:id="IMark67454440"/><text:alphabetical-index-mark-start text:id="IMark54113544"/><text:alphabetical-index-mark-start text:id="IMark59257720"/><text:alphabetical-index-mark-start text:id="IMark69794872"/><text:alphabetical-index-mark-start text:id="IMark69830888"/>SQL<text:alphabetical-index-mark-end text:id="IMark69830888"/><text:alphabetical-index-mark-end text:id="IMark69794872"/><text:alphabetical-index-mark-end text:id="IMark59257720"/><text:alphabetical-index-mark-end text:id="IMark54113544"/><text:alphabetical-index-mark-end text:id="IMark67454440"/><text:alphabetical-index-mark-end text:id="IMark69942632"/><text:alphabetical-index-mark-end text:id="IMark61140200"/><text:alphabetical-index-mark-end text:id="IMark61685832"/><text:alphabetical-index-mark-end text:id="IMark54276472"/><text:alphabetical-index-mark-end text:id="IMark70498456"/>ite<text:alphabetical-index-mark-end text:id="IMark70575048"/><text:alphabetical-index-mark-end text:id="IMark63242712"/><text:alphabetical-index-mark-end text:id="IMark64724632"/><text:alphabetical-index-mark-end text:id="IMark62203704"/><text:alphabetical-index-mark-end text:id="IMark69797528"/><text:alphabetical-index-mark-end text:id="IMark67316392"/><text:alphabetical-index-mark-end text:id="IMark61716536"/><text:alphabetical-index-mark-end text:id="IMark70567080"/><text:alphabetical-index-mark-end text:id="IMark68236328"/><text:alphabetical-index-mark-end text:id="IMark69878680"/> <text:alphabetical-index-mark-start text:id="IMark68821768"/><text:alphabetical-index-mark-start text:id="IMark60656536"/><text:alphabetical-index-mark-start text:id="IMark68948072"/><text:alphabetical-index-mark-start text:id="IMark70555128"/><text:alphabetical-index-mark-start text:id="IMark69943960"/><text:alphabetical-index-mark-start text:id="IMark70569448"/><text:alphabetical-index-mark-start text:id="IMark69870712"/><text:alphabetical-index-mark-start text:id="IMark67334520"/><text:alphabetical-index-mark-start text:id="IMark70691016"/>Home<text:alphabetical-index-mark-end text:id="IMark70691016"/><text:alphabetical-index-mark-end text:id="IMark67334520"/><text:alphabetical-index-mark-end text:id="IMark69870712"/><text:alphabetical-index-mark-end text:id="IMark70569448"/><text:alphabetical-index-mark-end text:id="IMark69943960"/><text:alphabetical-index-mark-end text:id="IMark70555128"/><text:alphabetical-index-mark-end text:id="IMark68948072"/><text:alphabetical-index-mark-end text:id="IMark60656536"/><text:alphabetical-index-mark-end text:id="IMark68821768"/> Page. [online] Avail<text:alphabetical-index-mark-start text:id="IMark59152280"/><text:alphabetical-index-mark-start text:id="IMark69851256"/><text:alphabetical-index-mark-start text:id="IMark26093000"/><text:alphabetical-index-mark-start text:id="IMark63439848"/><text:alphabetical-index-mark-start text:id="IMark63066056"/><text:alphabetical-index-mark-start text:id="IMark69793544"/><text:alphabetical-index-mark-start text:id="IMark67429576"/>ab<text:alphabetical-index-mark-end text:id="IMark67429576"/><text:alphabetical-index-mark-end text:id="IMark69793544"/><text:alphabetical-index-mark-end text:id="IMark63066056"/><text:alphabetical-index-mark-end text:id="IMark63439848"/><text:alphabetical-index-mark-end text:id="IMark26093000"/><text:alphabetical-index-mark-end text:id="IMark69851256"/><text:alphabetical-index-mark-end text:id="IMark59152280"/>le at: https://www.<text:alphabetical-index-mark-start text:id="IMark67317720"/><text:alphabetical-index-mark-start text:id="IMark70605256"/><text:alphabetical-index-mark-start text:id="IMark70540360"/><text:alphabetical-index-mark-start text:id="IMark61948968"/><text:alphabetical-index-mark-start text:id="IMark70512776"/><text:alphabetical-index-mark-start text:id="IMark62314168"/><text:alphabetical-index-mark-start text:id="IMark68157608"/><text:alphabetical-index-mark-start text:id="IMark69800712"/><text:alphabetical-index-mark-start text:id="IMark62647000"/><text:alphabetical-index-mark-start text:id="IMark68122008"/><text:alphabetical-index-mark-start text:id="IMark63679928"/><text:alphabetical-index-mark-start text:id="IMark67312408"/><text:alphabetical-index-mark-start text:id="IMark68150296"/><text:alphabetical-index-mark-start text:id="IMark46856024"/><text:alphabetical-index-mark-start text:id="IMark64783576"/><text:alphabetical-index-mark-start text:id="IMark67756872"/><text:alphabetical-index-mark-start text:id="IMark54858584"/><text:alphabetical-index-mark-start text:id="IMark62630888"/><text:alphabetical-index-mark-start text:id="IMark68011016"/><text:alphabetical-index-mark-start text:id="IMark70543016"/><text:alphabetical-index-mark-start text:id="IMark69873368"/><text:alphabetical-index-mark-start text:id="IMark69804408"/><text:alphabetical-index-mark-start text:id="IMark69536984"/>sql<text:alphabetical-index-mark-end text:id="IMark69536984"/><text:alphabetical-index-mark-end text:id="IMark69804408"/><text:alphabetical-index-mark-end text:id="IMark69873368"/><text:alphabetical-index-mark-end text:id="IMark70543016"/><text:alphabetical-index-mark-end text:id="IMark68011016"/><text:alphabetical-index-mark-end text:id="IMark62630888"/><text:alphabetical-index-mark-end text:id="IMark54858584"/><text:alphabetical-index-mark-end text:id="IMark67756872"/><text:alphabetical-index-mark-end text:id="IMark64783576"/><text:alphabetical-index-mark-end text:id="IMark46856024"/><text:alphabetical-index-mark-end text:id="IMark68150296"/><text:alphabetical-index-mark-end text:id="IMark67312408"/><text:alphabetical-index-mark-end text:id="IMark63679928"/>ite<text:alphabetical-index-mark-end text:id="IMark68122008"/><text:alphabetical-index-mark-end text:id="IMark62647000"/><text:alphabetical-index-mark-end text:id="IMark69800712"/><text:alphabetical-index-mark-end text:id="IMark68157608"/><text:alphabetical-index-mark-end text:id="IMark62314168"/><text:alphabetical-index-mark-end text:id="IMark70512776"/><text:alphabetical-index-mark-end text:id="IMark61948968"/><text:alphabetical-index-mark-end text:id="IMark70540360"/><text:alphabetical-index-mark-end text:id="IMark70605256"/><text:alphabetical-index-mark-end text:id="IMark67317720"/>.org/index.html [Acc<text:alphabetical-index-mark-start text:id="IMark67365256"/>es<text:alphabetical-index-mark-end text:id="IMark67365256"/>sed 26 Aug. 2019].</text:p>
      <text:p text:style-name="P7"/>
      <text:p text:style-name="P69"><text:span text:style-name="T14">6.2.</text:span> <text:alphabetical-index-mark-start text:id="IMark67330536"/><text:alphabetical-index-mark-start text:id="IMark69796200"/><text:alphabetical-index-mark-start text:id="IMark61038024"/><text:alphabetical-index-mark-start text:id="IMark69782968"/><text:alphabetical-index-mark-start text:id="IMark57052760"/>Ed<text:alphabetical-index-mark-start text:id="IMark68932776"/><text:alphabetical-index-mark-start text:id="IMark62695048"/><text:alphabetical-index-mark-start text:id="IMark71492440"/><text:alphabetical-index-mark-start text:id="IMark70544056"/><text:alphabetical-index-mark-start text:id="IMark64149912"/>ro<text:alphabetical-index-mark-end text:id="IMark64149912"/><text:alphabetical-index-mark-end text:id="IMark70544056"/><text:alphabetical-index-mark-end text:id="IMark71492440"/><text:alphabetical-index-mark-end text:id="IMark62695048"/><text:alphabetical-index-mark-end text:id="IMark68932776"/>nkin<text:alphabetical-index-mark-end text:id="IMark57052760"/><text:alphabetical-index-mark-end text:id="IMark69782968"/><text:alphabetical-index-mark-end text:id="IMark61038024"/><text:alphabetical-index-mark-end text:id="IMark69796200"/><text:alphabetical-index-mark-end text:id="IMark67330536"/>, P. (2019). <text:alphabetical-index-mark-start text:id="IMark63275512"/><text:alphabetical-index-mark-start text:id="IMark56962488"/><text:alphabetical-index-mark-start text:id="IMark53570456"/><text:alphabetical-index-mark-start text:id="IMark69872040"/><text:alphabetical-index-mark-start text:id="IMark61935976"/><text:alphabetical-index-mark-start text:id="IMark64845336"/><text:alphabetical-index-mark-start text:id="IMark70561768"/><text:alphabetical-index-mark-start text:id="IMark62758152"/><text:alphabetical-index-mark-start text:id="IMark69877352"/><text:alphabetical-index-mark-start text:id="IMark69869384"/>sql<text:alphabetical-index-mark-end text:id="IMark69869384"/><text:alphabetical-index-mark-end text:id="IMark69877352"/><text:alphabetical-index-mark-end text:id="IMark62758152"/><text:alphabetical-index-mark-end text:id="IMark70561768"/><text:alphabetical-index-mark-end text:id="IMark64845336"/>p<text:alphabetical-index-mark-end text:id="IMark61935976"/><text:alphabetical-index-mark-end text:id="IMark69872040"/><text:alphabetical-index-mark-end text:id="IMark53570456"/><text:alphabetical-index-mark-end text:id="IMark56962488"/><text:alphabetical-index-mark-end text:id="IMark63275512"/> - Simple <text:alphabetical-index-mark-start text:id="IMark69811336"/><text:alphabetical-index-mark-start text:id="IMark70502728"/><text:alphabetical-index-mark-start text:id="IMark59153608"/><text:alphabetical-index-mark-start text:id="IMark61772200"/><text:alphabetical-index-mark-start text:id="IMark69853912"/>term<text:alphabetical-index-mark-end text:id="IMark69853912"/><text:alphabetical-index-mark-end text:id="IMark61772200"/><text:alphabetical-index-mark-end text:id="IMark59153608"/><text:alphabetical-index-mark-end text:id="IMark70502728"/><text:alphabetical-index-mark-end text:id="IMark69811336"/>inal <text:alphabetical-index-mark-start text:id="IMark54707080"/><text:alphabetical-index-mark-start text:id="IMark70505384"/><text:alphabetical-index-mark-start text:id="IMark68819512"/><text:alphabetical-index-mark-start text:id="IMark70515720"/><text:alphabetical-index-mark-start text:id="IMark64250120"/>query<text:alphabetical-index-mark-end text:id="IMark64250120"/><text:alphabetical-index-mark-end text:id="IMark70515720"/><text:alphabetical-index-mark-end text:id="IMark68819512"/><text:alphabetical-index-mark-end text:id="IMark70505384"/><text:alphabetical-index-mark-end text:id="IMark54707080"/> and .<text:alphabetical-index-mark-start text:id="IMark69790888"/><text:alphabetical-index-mark-start text:id="IMark69874696"/><text:alphabetical-index-mark-start text:id="IMark69798568"/><text:alphabetical-index-mark-start text:id="IMark47937960"/><text:alphabetical-index-mark-start text:id="IMark67219944"/>sql<text:alphabetical-index-mark-end text:id="IMark67219944"/><text:alphabetical-index-mark-end text:id="IMark47937960"/><text:alphabetical-index-mark-end text:id="IMark69798568"/><text:alphabetical-index-mark-end text:id="IMark69874696"/><text:alphabetical-index-mark-end text:id="IMark69790888"/> file p<text:alphabetical-index-mark-start text:id="IMark70541688"/><text:alphabetical-index-mark-start text:id="IMark67338504"/><text:alphabetical-index-mark-start text:id="IMark62031656"/><text:alphabetical-index-mark-start text:id="IMark57336936"/><text:alphabetical-index-mark-start text:id="IMark67333192"/>ro<text:alphabetical-index-mark-end text:id="IMark67333192"/><text:alphabetical-index-mark-end text:id="IMark57336936"/><text:alphabetical-index-mark-end text:id="IMark62031656"/><text:alphabetical-index-mark-end text:id="IMark67338504"/><text:alphabetical-index-mark-end text:id="IMark70541688"/>cessing for <text:alphabetical-index-mark-start text:id="IMark69789560"/><text:alphabetical-index-mark-start text:id="IMark62048952"/><text:alphabetical-index-mark-start text:id="IMark67775880"/><text:alphabetical-index-mark-start text:id="IMark64319544"/><text:alphabetical-index-mark-start text:id="IMark68153064"/><text:alphabetical-index-mark-start text:id="IMark70563096"/><text:alphabetical-index-mark-start text:id="IMark53769272"/><text:alphabetical-index-mark-start text:id="IMark63748568"/><text:alphabetical-index-mark-start text:id="IMark68778104"/><text:alphabetical-index-mark-start text:id="IMark55186568"/><text:alphabetical-index-mark-start text:id="IMark70509368"/><text:alphabetical-index-mark-start text:id="IMark62073224"/><text:alphabetical-index-mark-start text:id="IMark64134744"/><text:alphabetical-index-mark-start text:id="IMark32406312"/><text:alphabetical-index-mark-start text:id="IMark69834872"/>Sql<text:alphabetical-index-mark-end text:id="IMark69834872"/><text:alphabetical-index-mark-end text:id="IMark32406312"/><text:alphabetical-index-mark-end text:id="IMark64134744"/><text:alphabetical-index-mark-end text:id="IMark62073224"/><text:alphabetical-index-mark-end text:id="IMark70509368"/>ite<text:alphabetical-index-mark-end text:id="IMark55186568"/><text:alphabetical-index-mark-end text:id="IMark68778104"/><text:alphabetical-index-mark-end text:id="IMark63748568"/><text:alphabetical-index-mark-end text:id="IMark53769272"/><text:alphabetical-index-mark-end text:id="IMark70563096"/>3<text:alphabetical-index-mark-end text:id="IMark68153064"/><text:alphabetical-index-mark-end text:id="IMark64319544"/><text:alphabetical-index-mark-end text:id="IMark67775880"/><text:alphabetical-index-mark-end text:id="IMark62048952"/><text:alphabetical-index-mark-end text:id="IMark69789560"/> and HDF5 <text:alphabetical-index-mark-start text:id="IMark67764024"/><text:alphabetical-index-mark-start text:id="IMark54968120"/><text:alphabetical-index-mark-start text:id="IMark59245112"/><text:alphabetical-index-mark-start text:id="IMark69849928"/><text:alphabetical-index-mark-start text:id="IMark32709256"/>dat<text:alphabetical-index-mark-start text:id="IMark47536104"/><text:alphabetical-index-mark-start text:id="IMark64329784"/><text:alphabetical-index-mark-start text:id="IMark59476920"/><text:alphabetical-index-mark-start text:id="IMark62198776"/><text:alphabetical-index-mark-start text:id="IMark62841256"/>a<text:alphabetical-index-mark-end text:id="IMark32709256"/><text:alphabetical-index-mark-end text:id="IMark69849928"/><text:alphabetical-index-mark-end text:id="IMark59245112"/><text:alphabetical-index-mark-end text:id="IMark54968120"/><text:alphabetical-index-mark-end text:id="IMark67764024"/>b<text:alphabetical-index-mark-end text:id="IMark62841256"/><text:alphabetical-index-mark-end text:id="IMark62198776"/><text:alphabetical-index-mark-end text:id="IMark59476920"/><text:alphabetical-index-mark-end text:id="IMark64329784"/><text:alphabetical-index-mark-end text:id="IMark47536104"/>ases. [online] Avail<text:alphabetical-index-mark-start text:id="IMark59607896"/><text:alphabetical-index-mark-start text:id="IMark62197032"/><text:alphabetical-index-mark-start text:id="IMark70504056"/><text:alphabetical-index-mark-start text:id="IMark40496856"/><text:alphabetical-index-mark-start text:id="IMark60023768"/>ab<text:alphabetical-index-mark-end text:id="IMark60023768"/><text:alphabetical-index-mark-end text:id="IMark40496856"/><text:alphabetical-index-mark-end text:id="IMark70504056"/><text:alphabetical-index-mark-end text:id="IMark62197032"/><text:alphabetical-index-mark-end text:id="IMark59607896"/>le at: https://peschoenberg.github.io/<text:alphabetical-index-mark-start text:id="IMark70565752"/><text:alphabetical-index-mark-start text:id="IMark64235752"/><text:alphabetical-index-mark-start text:id="IMark56326568"/><text:alphabetical-index-mark-start text:id="IMark70506712"/><text:alphabetical-index-mark-start text:id="IMark70539032"/><text:alphabetical-index-mark-start text:id="IMark69808392"/><text:alphabetical-index-mark-start text:id="IMark69847272"/><text:alphabetical-index-mark-start text:id="IMark70618904"/><text:alphabetical-index-mark-start text:id="IMark68058184"/><text:alphabetical-index-mark-start text:id="IMark69852584"/>sql<text:alphabetical-index-mark-end text:id="IMark69852584"/><text:alphabetical-index-mark-end text:id="IMark68058184"/><text:alphabetical-index-mark-end text:id="IMark70618904"/><text:alphabetical-index-mark-end text:id="IMark69847272"/><text:alphabetical-index-mark-end text:id="IMark69808392"/>p<text:alphabetical-index-mark-end text:id="IMark70539032"/><text:alphabetical-index-mark-end text:id="IMark70506712"/><text:alphabetical-index-mark-end text:id="IMark56326568"/><text:alphabetical-index-mark-end text:id="IMark64235752"/><text:alphabetical-index-mark-end text:id="IMark70565752"/>/ [Accessed 8 Nov. 2019].</text:p>
      <text:p text:style-name="P69"/>
      <text:p text:style-name="P87"><text:span text:style-name="T14">6.3.</text:span> GNU <text:alphabetical-index-mark-start text:id="IMark62547992"/><text:alphabetical-index-mark-start text:id="IMark64299320"/><text:alphabetical-index-mark-start text:id="IMark70564424"/><text:alphabetical-index-mark-start text:id="IMark68138088"/><text:alphabetical-index-mark-start text:id="IMark74672376"/>co<text:alphabetical-index-mark-end text:id="IMark74672376"/><text:alphabetical-index-mark-end text:id="IMark68138088"/><text:alphabetical-index-mark-end text:id="IMark70564424"/><text:alphabetical-index-mark-end text:id="IMark64299320"/><text:alphabetical-index-mark-end text:id="IMark62547992"/>ntributors (2019). GNU's p<text:alphabetical-index-mark-start text:id="IMark69792216"/><text:alphabetical-index-mark-start text:id="IMark64611944"/><text:alphabetical-index-mark-start text:id="IMark47461496"/><text:alphabetical-index-mark-start text:id="IMark60022440"/><text:alphabetical-index-mark-start text:id="IMark69769720"/>ro<text:alphabetical-index-mark-end text:id="IMark69769720"/><text:alphabetical-index-mark-end text:id="IMark60022440"/><text:alphabetical-index-mark-end text:id="IMark47461496"/><text:alphabetical-index-mark-end text:id="IMark64611944"/><text:alphabetical-index-mark-end text:id="IMark69792216"/>gramming and extension <text:alphabetical-index-mark-start text:id="IMark70498456"/><text:alphabetical-index-mark-start text:id="IMark54276472"/><text:alphabetical-index-mark-start text:id="IMark61685832"/><text:alphabetical-index-mark-start text:id="IMark61140200"/><text:alphabetical-index-mark-start text:id="IMark69942632"/>language<text:alphabetical-index-mark-end text:id="IMark69942632"/><text:alphabetical-index-mark-end text:id="IMark61140200"/><text:alphabetical-index-mark-end text:id="IMark61685832"/><text:alphabetical-index-mark-end text:id="IMark54276472"/><text:alphabetical-index-mark-end text:id="IMark70498456"/> - GNU <text:alphabetical-index-mark-start text:id="IMark67454440"/><text:alphabetical-index-mark-start text:id="IMark54113544"/><text:alphabetical-index-mark-start text:id="IMark59257720"/>Gui<text:alphabetical-index-mark-end text:id="IMark59257720"/><text:alphabetical-index-mark-end text:id="IMark54113544"/><text:alphabetical-index-mark-end text:id="IMark67454440"/>le. [online] Gnu.org. Avail<text:alphabetical-index-mark-start text:id="IMark69794872"/><text:alphabetical-index-mark-start text:id="IMark69830888"/><text:alphabetical-index-mark-start text:id="IMark69878680"/><text:alphabetical-index-mark-start text:id="IMark68236328"/><text:alphabetical-index-mark-start text:id="IMark70567080"/>ab<text:alphabetical-index-mark-end text:id="IMark70567080"/><text:alphabetical-index-mark-end text:id="IMark68236328"/><text:alphabetical-index-mark-end text:id="IMark69878680"/><text:alphabetical-index-mark-end text:id="IMark69830888"/><text:alphabetical-index-mark-end text:id="IMark69794872"/>le at: https://www.gnu.org/software/<text:alphabetical-index-mark-start text:id="IMark61716536"/><text:alphabetical-index-mark-start text:id="IMark67316392"/><text:alphabetical-index-mark-start text:id="IMark69797528"/>gui<text:alphabetical-index-mark-end text:id="IMark69797528"/><text:alphabetical-index-mark-end text:id="IMark67316392"/><text:alphabetical-index-mark-end text:id="IMark61716536"/>le/ [Accessed 2 Sep. 2019].</text:p>
      <text:p text:style-name="P128"/>
      <text:p text:style-name="P88"><text:span text:style-name="T119">6.4.</text:span><text:span text:style-name="T118"> Estadistica.ec.gba.gov.ar. (2010). José C. Paz. [online] Avail</text:span><text:alphabetical-index-mark-start text:id="IMark70555128"/><text:alphabetical-index-mark-start text:id="IMark69943960"/><text:span text:style-name="T118">ab</text:span><text:alphabetical-index-mark-end text:id="IMark69943960"/><text:alphabetical-index-mark-end text:id="IMark70555128"/><text:span text:style-name="T118">le at: http://www.estadistica.ec.gba.gov.ar/dpe/Estadistica/Censo/part</text:span><text:alphabetical-index-mark-start text:id="IMark70569448"/><text:alphabetical-index-mark-start text:id="IMark69870712"/><text:span text:style-name="T118">id</text:span><text:alphabetical-index-mark-end text:id="IMark69870712"/><text:alphabetical-index-mark-end text:id="IMark70569448"/><text:span text:style-name="T118">os/josepaz/jocpaz.htm [Accessed 20 Nov. 2019].</text:span></text:p>
      <text:p text:style-name="P128"/>
      <text:p text:style-name="P129"><text:span text:style-name="T14">6.5.</text:span> How to easily de<text:alphabetical-index-mark-start text:id="IMark61948968"/><text:alphabetical-index-mark-start text:id="IMark70512776"/>term<text:alphabetical-index-mark-end text:id="IMark70512776"/><text:alphabetical-index-mark-end text:id="IMark61948968"/>ine the <text:alphabetical-index-mark-start text:id="IMark62314168"/><text:alphabetical-index-mark-start text:id="IMark68157608"/>market<text:alphabetical-index-mark-end text:id="IMark68157608"/><text:alphabetical-index-mark-end text:id="IMark62314168"/> <text:alphabetical-index-mark-start text:id="IMark69800712"/><text:alphabetical-index-mark-start text:id="IMark62647000"/><text:alphabetical-index-mark-start text:id="IMark68122008"/><text:alphabetical-index-mark-start text:id="IMark63679928"/>value<text:alphabetical-index-mark-end text:id="IMark63679928"/><text:alphabetical-index-mark-end text:id="IMark68122008"/><text:alphabetical-index-mark-end text:id="IMark62647000"/><text:alphabetical-index-mark-end text:id="IMark69800712"/> of <text:alphabetical-index-mark-start text:id="IMark67312408"/><text:alphabetical-index-mark-start text:id="IMark68150296"/><text:alphabetical-index-mark-start text:id="IMark46856024"/><text:alphabetical-index-mark-start text:id="IMark64783576"/>co<text:alphabetical-index-mark-end text:id="IMark64783576"/><text:alphabetical-index-mark-end text:id="IMark46856024"/>mmercial<text:alphabetical-index-mark-end text:id="IMark68150296"/><text:alphabetical-index-mark-end text:id="IMark67312408"/> <text:alphabetical-index-mark-start text:id="IMark67756872"/><text:alphabetical-index-mark-start text:id="IMark54858584"/>p<text:alphabetical-index-mark-start text:id="IMark62630888"/><text:alphabetical-index-mark-start text:id="IMark68011016"/>ro<text:alphabetical-index-mark-end text:id="IMark68011016"/><text:alphabetical-index-mark-end text:id="IMark62630888"/>perty<text:alphabetical-index-mark-end text:id="IMark54858584"/><text:alphabetical-index-mark-end text:id="IMark67756872"/>. (2019) . Phoenix &amp; Partners. [online] Avail<text:alphabetical-index-mark-start text:id="IMark70543016"/><text:alphabetical-index-mark-start text:id="IMark69873368"/>ab<text:alphabetical-index-mark-end text:id="IMark69873368"/><text:alphabetical-index-mark-end text:id="IMark70543016"/>le at: <text:s text:c="2"/>https://phoenixandpartners.<text:alphabetical-index-mark-start text:id="IMark69804408"/><text:alphabetical-index-mark-start text:id="IMark69536984"/>co<text:alphabetical-index-mark-end text:id="IMark69536984"/><text:alphabetical-index-mark-end text:id="IMark69804408"/>.uk/how-to-easily-de<text:alphabetical-index-mark-start text:id="IMark70511736"/><text:alphabetical-index-mark-start text:id="IMark68152936"/>term<text:alphabetical-index-mark-end text:id="IMark68152936"/><text:alphabetical-index-mark-end text:id="IMark70511736"/>ine-the-<text:alphabetical-index-mark-start text:id="IMark70508040"/><text:alphabetical-index-mark-start text:id="IMark64496696"/>market<text:alphabetical-index-mark-end text:id="IMark64496696"/><text:alphabetical-index-mark-end text:id="IMark70508040"/>-<text:alphabetical-index-mark-start text:id="IMark64235752"/><text:alphabetical-index-mark-start text:id="IMark70565752"/><text:alphabetical-index-mark-start text:id="IMark56326568"/><text:alphabetical-index-mark-start text:id="IMark70506712"/>value<text:alphabetical-index-mark-end text:id="IMark70506712"/><text:alphabetical-index-mark-end text:id="IMark56326568"/><text:alphabetical-index-mark-end text:id="IMark70565752"/><text:alphabetical-index-mark-end text:id="IMark64235752"/>-of-<text:alphabetical-index-mark-start text:id="IMark70539032"/><text:alphabetical-index-mark-start text:id="IMark69808392"/><text:alphabetical-index-mark-start text:id="IMark69847272"/><text:alphabetical-index-mark-start text:id="IMark70618904"/>co<text:alphabetical-index-mark-end text:id="IMark70618904"/><text:alphabetical-index-mark-end text:id="IMark69847272"/>mmercial<text:alphabetical-index-mark-end text:id="IMark69808392"/><text:alphabetical-index-mark-end text:id="IMark70539032"/>-<text:alphabetical-index-mark-start text:id="IMark68058184"/><text:alphabetical-index-mark-start text:id="IMark69852584"/>p<text:alphabetical-index-mark-start text:id="IMark59607896"/><text:alphabetical-index-mark-start text:id="IMark62197032"/>ro<text:alphabetical-index-mark-end text:id="IMark62197032"/><text:alphabetical-index-mark-end text:id="IMark59607896"/>perty<text:alphabetical-index-mark-end text:id="IMark69852584"/><text:alphabetical-index-mark-end text:id="IMark68058184"/>/</text:p>
      <text:p text:style-name="P128"/>
      <text:p text:style-name="P130"><text:span text:style-name="T14">6.6.</text:span> <text:alphabetical-index-mark-start text:id="IMark54968120"/><text:alphabetical-index-mark-start text:id="IMark59245112"/>Ro<text:alphabetical-index-mark-end text:id="IMark59245112"/><text:alphabetical-index-mark-end text:id="IMark54968120"/>zenkranz, R (2019). Five <text:alphabetical-index-mark-start text:id="IMark69849928"/><text:alphabetical-index-mark-start text:id="IMark32709256"/><text:alphabetical-index-mark-start text:id="IMark69789560"/><text:alphabetical-index-mark-start text:id="IMark62048952"/>Co<text:alphabetical-index-mark-end text:id="IMark62048952"/><text:alphabetical-index-mark-end text:id="IMark69789560"/>mmercial<text:alphabetical-index-mark-end text:id="IMark32709256"/><text:alphabetical-index-mark-end text:id="IMark69849928"/> <text:alphabetical-index-mark-start text:id="IMark67775880"/><text:alphabetical-index-mark-start text:id="IMark64319544"/>Real<text:alphabetical-index-mark-end text:id="IMark64319544"/><text:alphabetical-index-mark-end text:id="IMark67775880"/> <text:alphabetical-index-mark-start text:id="IMark68153064"/><text:alphabetical-index-mark-start text:id="IMark70563096"/>Estate<text:alphabetical-index-mark-end text:id="IMark70563096"/><text:alphabetical-index-mark-end text:id="IMark68153064"/> Valuation <text:alphabetical-index-mark-start text:id="IMark53769272"/><text:alphabetical-index-mark-start text:id="IMark63748568"/>Method<text:alphabetical-index-mark-end text:id="IMark63748568"/><text:alphabetical-index-mark-end text:id="IMark53769272"/>s. First Re<text:alphabetical-index-mark-start text:id="IMark68778104"/><text:alphabetical-index-mark-start text:id="IMark55186568"/>public<text:alphabetical-index-mark-end text:id="IMark55186568"/><text:alphabetical-index-mark-end text:id="IMark68778104"/> <text:alphabetical-index-mark-start text:id="IMark70509368"/><text:alphabetical-index-mark-start text:id="IMark62073224"/>Bank<text:alphabetical-index-mark-end text:id="IMark62073224"/><text:alphabetical-index-mark-end text:id="IMark70509368"/>. [online] Avail<text:alphabetical-index-mark-start text:id="IMark64134744"/><text:alphabetical-index-mark-start text:id="IMark32406312"/>ab<text:alphabetical-index-mark-end text:id="IMark32406312"/><text:alphabetical-index-mark-end text:id="IMark64134744"/>le at:https://www.firstre<text:alphabetical-index-mark-start text:id="IMark69834872"/><text:alphabetical-index-mark-start text:id="IMark70541688"/>public<text:alphabetical-index-mark-end text:id="IMark70541688"/><text:alphabetical-index-mark-end text:id="IMark69834872"/>.<text:alphabetical-index-mark-start text:id="IMark67338504"/><text:alphabetical-index-mark-start text:id="IMark62031656"/>co<text:alphabetical-index-mark-end text:id="IMark62031656"/><text:alphabetical-index-mark-end text:id="IMark67338504"/>m/articles-insights/life-money/g<text:alphabetical-index-mark-start text:id="IMark57336936"/><text:alphabetical-index-mark-start text:id="IMark67333192"/>ro<text:alphabetical-index-mark-end text:id="IMark67333192"/><text:alphabetical-index-mark-end text:id="IMark57336936"/>w-your-we<text:alphabetical-index-mark-start text:id="IMark69790888"/><text:alphabetical-index-mark-start text:id="IMark69874696"/>alt<text:alphabetical-index-mark-end text:id="IMark69874696"/><text:alphabetical-index-mark-end text:id="IMark69790888"/>h/five-<text:alphabetical-index-mark-start text:id="IMark69798568"/><text:alphabetical-index-mark-start text:id="IMark47937960"/>co<text:alphabetical-index-mark-end text:id="IMark47937960"/><text:alphabetical-index-mark-end text:id="IMark69798568"/>mmon-<text:alphabetical-index-mark-start text:id="IMark67219944"/><text:alphabetical-index-mark-start text:id="IMark54707080"/>method<text:alphabetical-index-mark-end text:id="IMark54707080"/><text:alphabetical-index-mark-end text:id="IMark67219944"/>s-to-<text:alphabetical-index-mark-start text:id="IMark70505384"/><text:alphabetical-index-mark-start text:id="IMark68819512"/><text:alphabetical-index-mark-start text:id="IMark70515720"/><text:alphabetical-index-mark-start text:id="IMark64250120"/>value<text:alphabetical-index-mark-end text:id="IMark64250120"/><text:alphabetical-index-mark-end text:id="IMark70515720"/><text:alphabetical-index-mark-end text:id="IMark68819512"/><text:alphabetical-index-mark-end text:id="IMark70505384"/>-a-<text:alphabetical-index-mark-start text:id="IMark69811336"/><text:alphabetical-index-mark-start text:id="IMark70502728"/><text:alphabetical-index-mark-start text:id="IMark59153608"/><text:alphabetical-index-mark-start text:id="IMark61772200"/>co<text:alphabetical-index-mark-end text:id="IMark61772200"/><text:alphabetical-index-mark-end text:id="IMark59153608"/>mmercial<text:alphabetical-index-mark-end text:id="IMark70502728"/><text:alphabetical-index-mark-end text:id="IMark69811336"/>-<text:alphabetical-index-mark-start text:id="IMark69853912"/><text:alphabetical-index-mark-start text:id="IMark63275512"/>p<text:alphabetical-index-mark-start text:id="IMark56962488"/><text:alphabetical-index-mark-start text:id="IMark53570456"/>ro<text:alphabetical-index-mark-end text:id="IMark53570456"/><text:alphabetical-index-mark-end text:id="IMark56962488"/>perty<text:alphabetical-index-mark-end text:id="IMark63275512"/><text:alphabetical-index-mark-end text:id="IMark69853912"/></text:p>
      <text:p text:style-name="P7"/>
      <text:p text:style-name="P96"><text:span text:style-name="T14">6.7.</text:span> Reonomy (2018). <text:span text:style-name="T130">Evaluating Valuation: A Look at the Best </text:span><text:alphabetical-index-mark-start text:id="IMark62758152"/><text:alphabetical-index-mark-start text:id="IMark69877352"/><text:alphabetical-index-mark-start text:id="IMark69869384"/><text:alphabetical-index-mark-start text:id="IMark67330536"/><text:span text:style-name="T130">Co</text:span><text:alphabetical-index-mark-end text:id="IMark67330536"/><text:alphabetical-index-mark-end text:id="IMark69869384"/><text:span text:style-name="T130">mmercial</text:span><text:alphabetical-index-mark-end text:id="IMark69877352"/><text:alphabetical-index-mark-end text:id="IMark62758152"/><text:span text:style-name="T130"> </text:span><text:alphabetical-index-mark-start text:id="IMark69796200"/><text:alphabetical-index-mark-start text:id="IMark61038024"/><text:span text:style-name="T130">Real</text:span><text:alphabetical-index-mark-end text:id="IMark61038024"/><text:alphabetical-index-mark-end text:id="IMark69796200"/><text:span text:style-name="T130"> </text:span><text:alphabetical-index-mark-start text:id="IMark69782968"/><text:alphabetical-index-mark-start text:id="IMark57052760"/><text:span text:style-name="T130">Estate</text:span><text:alphabetical-index-mark-end text:id="IMark57052760"/><text:alphabetical-index-mark-end text:id="IMark69782968"/><text:span text:style-name="T130"> Valuation App</text:span><text:alphabetical-index-mark-start text:id="IMark68932776"/><text:alphabetical-index-mark-start text:id="IMark62695048"/><text:span text:style-name="T130">ro</text:span><text:alphabetical-index-mark-end text:id="IMark62695048"/><text:alphabetical-index-mark-end text:id="IMark68932776"/><text:span text:style-name="T130">aches</text:span>. [online] Avail<text:alphabetical-index-mark-start text:id="IMark71492440"/><text:alphabetical-index-mark-start text:id="IMark70544056"/>ab<text:alphabetical-index-mark-end text:id="IMark70544056"/><text:alphabetical-index-mark-end text:id="IMark71492440"/>le at: https://www.reonomy.<text:alphabetical-index-mark-start text:id="IMark64149912"/><text:alphabetical-index-mark-start text:id="IMark68245000"/>co<text:alphabetical-index-mark-end text:id="IMark68245000"/><text:alphabetical-index-mark-end text:id="IMark64149912"/>m/blog/post/<text:alphabetical-index-mark-start text:id="IMark67206872"/><text:alphabetical-index-mark-start text:id="IMark69868056"/><text:alphabetical-index-mark-start text:id="IMark62203704"/><text:alphabetical-index-mark-start text:id="IMark64724632"/>co<text:alphabetical-index-mark-end text:id="IMark64724632"/><text:alphabetical-index-mark-end text:id="IMark62203704"/>mmercial<text:alphabetical-index-mark-end text:id="IMark69868056"/><text:alphabetical-index-mark-end text:id="IMark67206872"/>-<text:alphabetical-index-mark-start text:id="IMark62547992"/><text:alphabetical-index-mark-start text:id="IMark64299320"/>real<text:alphabetical-index-mark-end text:id="IMark64299320"/><text:alphabetical-index-mark-end text:id="IMark62547992"/>-<text:alphabetical-index-mark-start text:id="IMark70564424"/><text:alphabetical-index-mark-start text:id="IMark68138088"/>estate<text:alphabetical-index-mark-end text:id="IMark68138088"/><text:alphabetical-index-mark-end text:id="IMark70564424"/>-valuation</text:p>
      <text:p text:style-name="P3"/>
      <text:p text:style-name="P3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45">Alphabetical Index</text:p>
          </text:index-title>
          <text:p text:style-name="P146"/>
          <text:p text:style-name="P146">A</text:p>
          <text:p text:style-name="P142"/>
          <text:p text:style-name="P142">ab<text:tab/>1, 3, 5pp., 11pp., 19, 21pp., 27</text:p>
          <text:p text:style-name="P142">Ab<text:tab/>1, 3, 16pp.</text:p>
          <text:p text:style-name="P142">AB<text:tab/>3, 6p.</text:p>
          <text:p text:style-name="P142">abbreviation<text:tab/>3, 6, 17</text:p>
          <text:p text:style-name="P142">Abr<text:tab/>16pp.</text:p>
          <text:p text:style-name="P142">address<text:tab/>7, 16</text:p>
          <text:p text:style-name="P142">Address<text:tab/>6</text:p>
          <text:p text:style-name="P142">alias<text:tab/>19</text:p>
          <text:p text:style-name="P142">Alias<text:tab/>19</text:p>
          <text:p text:style-name="P142">alt<text:tab/>8, 27</text:p>
          <text:p text:style-name="P142">Alt<text:tab/>16pp., 20</text:p>
          <text:p text:style-name="P142">architecture<text:tab/>11</text:p>
          <text:p text:style-name="P142">Argentina<text:tab/>1, 5, 9pp., 16</text:p>
          <text:p text:style-name="P142">atm<text:tab/>13</text:p>
          <text:p text:style-name="P142">ATM<text:tab/>8</text:p>
          <text:p text:style-name="P142">average<text:tab/>1, 5, 11pp., 19p., 22, 25</text:p>
          <text:p text:style-name="P142">Avg_pers<text:tab/>19p.</text:p>
          <text:p text:style-name="P142">Avg_ppmc<text:tab/>19</text:p>
          <text:p text:style-name="P142">Avg_ppmr<text:tab/>19</text:p>
          <text:p text:style-name="P146"/>
          <text:p text:style-name="P146"/>
          <text:p text:style-name="P146">B</text:p>
          <text:p text:style-name="P142"/>
          <text:p text:style-name="P142">bank<text:tab/>8p.</text:p>
          <text:p text:style-name="P142">Bank<text:tab/>8, 27</text:p>
          <text:p text:style-name="P142">Bitcoin<text:tab/>10</text:p>
          <text:p text:style-name="P142">block<text:tab/>3p., 6pp., 13pp., 19pp., 24p.</text:p>
          <text:p text:style-name="P142">Block<text:tab/>10</text:p>
          <text:p text:style-name="P142">Buenos Aires<text:tab/>1, 5</text:p>
          <text:p text:style-name="P142">build<text:tab/>7p., 15</text:p>
          <text:p text:style-name="P142">building<text:tab/>7, 15</text:p>
          <text:p text:style-name="P142">bus<text:tab/>7pp., 11</text:p>
          <text:p text:style-name="P142">business<text:tab/>7</text:p>
          <text:p text:style-name="P146"/>
          <text:p text:style-name="P146"/>
          <text:p text:style-name="P146">C</text:p>
          <text:p text:style-name="P142"/>
          <text:p text:style-name="P142">C++<text:tab/>22p.</text:p>
          <text:p text:style-name="P142">cases<text:tab/>7p., 10, 25</text:p>
          <text:p text:style-name="P142">caveat<text:tab/>3, 6</text:p>
          <text:p text:style-name="P142">Caveat<text:tab/>3, 6</text:p>
          <text:p text:style-name="P142">city<text:tab/>1, 5, 8pp., 12pp.</text:p>
          <text:p text:style-name="P142">co<text:tab/>1pp., 5pp., 21pp.</text:p>
          <text:p text:style-name="P142">Co<text:tab/>3, 6, 8, 16, 18, 27</text:p>
          <text:p text:style-name="P142">CO<text:tab/>2p., 6, 10</text:p>
          <text:p text:style-name="P142">code<text:tab/>3, 7p., 16, 25p.</text:p>
          <text:p text:style-name="P142">commercial<text:tab/>1, 5pp., 13pp., 18p., 27</text:p>
          <text:p text:style-name="P142"><text:soft-page-break/>Commercial<text:tab/>6, 8, 27</text:p>
          <text:p text:style-name="P142">conclusion<text:tab/>19, 21</text:p>
          <text:p text:style-name="P142">conclusions<text:tab/>21</text:p>
          <text:p text:style-name="P142">construction<text:tab/>8</text:p>
          <text:p text:style-name="P142">Context<text:tab/>16, 18</text:p>
          <text:p text:style-name="P142">contribute<text:tab/>2</text:p>
          <text:p text:style-name="P142">CONTRIBUTING<text:tab/>2</text:p>
          <text:p text:style-name="P142">COPYING<text:tab/>2</text:p>
          <text:p text:style-name="P142">count<text:tab/>10pp., 15pp.</text:p>
          <text:p text:style-name="P142">currency<text:tab/>10</text:p>
          <text:p text:style-name="P142">Currency<text:tab/>3, 10</text:p>
          <text:p text:style-name="P142">customer<text:tab/>9, 13, 15</text:p>
          <text:p text:style-name="P146"/>
          <text:p text:style-name="P146"/>
          <text:p text:style-name="P146">D</text:p>
          <text:p text:style-name="P142"/>
          <text:p text:style-name="P142">data<text:tab/>1, 3, 5pp., 12pp., 19, 21pp.</text:p>
          <text:p text:style-name="P142">Data<text:tab/>1, 3, 6, 15p.</text:p>
          <text:p text:style-name="P142">dataset<text:tab/>1, 3, 5, 7p., 12, 14, 16, 22, 25</text:p>
          <text:p text:style-name="P142">Dataset<text:tab/>1</text:p>
          <text:p text:style-name="P142">day<text:tab/>9, 11p., 17, 24</text:p>
          <text:p text:style-name="P142">Day<text:tab/>17</text:p>
          <text:p text:style-name="P142">Dayn<text:tab/>17</text:p>
          <text:p text:style-name="P142">Dayw<text:tab/>17</text:p>
          <text:p text:style-name="P142">decimal<text:tab/>10</text:p>
          <text:p text:style-name="P142">density<text:tab/>8p.</text:p>
          <text:p text:style-name="P142">develop<text:tab/>1</text:p>
          <text:p text:style-name="P142">developer<text:tab/>1</text:p>
          <text:p text:style-name="P142">development<text:tab/>8, 11, 26</text:p>
          <text:p text:style-name="P142">Development<text:tab/>3, 15</text:p>
          <text:p text:style-name="P142">deviation<text:tab/>6</text:p>
          <text:p text:style-name="P142">dictionary<text:tab/>16</text:p>
          <text:p text:style-name="P142">difference<text:tab/>7p.</text:p>
          <text:p text:style-name="P142">district<text:tab/>1, 5p., 10, 16</text:p>
          <text:p text:style-name="P142">dollar<text:tab/>1, 10, 13</text:p>
          <text:p text:style-name="P142">Dollar<text:tab/>10</text:p>
          <text:p text:style-name="P146"/>
          <text:p text:style-name="P146"/>
          <text:p text:style-name="P146">E</text:p>
          <text:p text:style-name="P142"/>
          <text:p text:style-name="P142">Edronkin<text:tab/>1, 27</text:p>
          <text:p text:style-name="P142">es<text:tab/>1p., 27</text:p>
          <text:p text:style-name="P142">Est_final_ppmc<text:tab/>19p.</text:p>
          <text:p text:style-name="P142">estate<text:tab/>1, 5, 10, 14, 27</text:p>
          <text:p text:style-name="P142">Estate<text:tab/>27</text:p>
          <text:p text:style-name="P146"/>
          <text:p text:style-name="P146"/>
          <text:p text:style-name="P146">F</text:p>
          <text:p text:style-name="P142"/>
          <text:p text:style-name="P142">file<text:tab/>1p.</text:p>
          <text:p text:style-name="P142">format<text:tab/>1p., 5, 7, 22p., 25</text:p>
          <text:p text:style-name="P146"/>
          <text:p text:style-name="P146"><text:soft-page-break/></text:p>
          <text:p text:style-name="P146">G</text:p>
          <text:p text:style-name="P142"/>
          <text:p text:style-name="P142">gui<text:tab/>23, 27</text:p>
          <text:p text:style-name="P142">Gui<text:tab/>23, 27</text:p>
          <text:p text:style-name="P142">GUI<text:tab/>26</text:p>
          <text:p text:style-name="P146"/>
          <text:p text:style-name="P146"/>
          <text:p text:style-name="P146">H</text:p>
          <text:p text:style-name="P142"/>
          <text:p text:style-name="P142">home<text:tab/>3, 8, 12p.</text:p>
          <text:p text:style-name="P142">Home<text:tab/>27</text:p>
          <text:p text:style-name="P142">homogeneous<text:tab/>9, 12</text:p>
          <text:p text:style-name="P142">hour<text:tab/>7pp., 17, 24</text:p>
          <text:p text:style-name="P142">hr<text:tab/>10, 17</text:p>
          <text:p text:style-name="P142">Hr<text:tab/>17</text:p>
          <text:p text:style-name="P146"/>
          <text:p text:style-name="P146"/>
          <text:p text:style-name="P146">I</text:p>
          <text:p text:style-name="P142"/>
          <text:p text:style-name="P142">id<text:tab/>1, 5pp., 21pp., 27</text:p>
          <text:p text:style-name="P142">Id<text:tab/>16pp., 20</text:p>
          <text:p text:style-name="P142">industrial<text:tab/>8</text:p>
          <text:p text:style-name="P142">information<text:tab/>2, 7, 23, 25</text:p>
          <text:p text:style-name="P142">install<text:tab/>2</text:p>
          <text:p text:style-name="P142">invest<text:tab/>10</text:p>
          <text:p text:style-name="P142">investor<text:tab/>10</text:p>
          <text:p text:style-name="P142">Item<text:tab/>16, 19</text:p>
          <text:p text:style-name="P146"/>
          <text:p text:style-name="P146"/>
          <text:p text:style-name="P146">J</text:p>
          <text:p text:style-name="P142"/>
          <text:p text:style-name="P142">Jose C. Paz<text:tab/>1, 5, 13</text:p>
          <text:p text:style-name="P146"/>
          <text:p text:style-name="P146"/>
          <text:p text:style-name="P146">L</text:p>
          <text:p text:style-name="P142"/>
          <text:p text:style-name="P142">language<text:tab/>6, 22p., 27</text:p>
          <text:p text:style-name="P142">libraries<text:tab/>22p.</text:p>
          <text:p text:style-name="P142">license<text:tab/>2</text:p>
          <text:p text:style-name="P142">License<text:tab/>1, 3</text:p>
          <text:p text:style-name="P146"/>
          <text:p text:style-name="P146"/>
          <text:p text:style-name="P146">M</text:p>
          <text:p text:style-name="P142"/>
          <text:p text:style-name="P142">market<text:tab/>3, 7p., 12pp., 27</text:p>
          <text:p text:style-name="P142">Market<text:tab/>3, 12</text:p>
          <text:p text:style-name="P142">meter<text:tab/>1, 5, 8pp., 13p., 16, 19pp.</text:p>
          <text:p text:style-name="P142">method<text:tab/>3, 6, 12, 14, 27</text:p>
          <text:p text:style-name="P142">Method<text:tab/>3, 12, 27</text:p>
          <text:p text:style-name="P142">metric<text:tab/>10</text:p>
          <text:p text:style-name="P142">module<text:tab/>2</text:p>
          <text:p text:style-name="P142"><text:soft-page-break/>Monthn<text:tab/>17p.</text:p>
          <text:p text:style-name="P146"/>
          <text:p text:style-name="P146"/>
          <text:p text:style-name="P146">N</text:p>
          <text:p text:style-name="P142"/>
          <text:p text:style-name="P142">night<text:tab/>7, 9</text:p>
          <text:p text:style-name="P142">norm<text:tab/>11p., 16</text:p>
          <text:p text:style-name="P142">Norm<text:tab/>8</text:p>
          <text:p text:style-name="P142">number<text:tab/>1, 5, 7pp., 19pp., 25</text:p>
          <text:p text:style-name="P146"/>
          <text:p text:style-name="P146"/>
          <text:p text:style-name="P146">O</text:p>
          <text:p text:style-name="P142"/>
          <text:p text:style-name="P142">orcid<text:tab/>1</text:p>
          <text:p text:style-name="P146"/>
          <text:p text:style-name="P146"/>
          <text:p text:style-name="P146">P</text:p>
          <text:p text:style-name="P142"/>
          <text:p text:style-name="P142">pedestrian<text:tab/>1, 5, 7pp., 20p., 25</text:p>
          <text:p text:style-name="P142">Pedestrian<text:tab/>12</text:p>
          <text:p text:style-name="P142">people<text:tab/>8p., 11pp., 15, 19</text:p>
          <text:p text:style-name="P142">People<text:tab/>15</text:p>
          <text:p text:style-name="P142">peso<text:tab/>10</text:p>
          <text:p text:style-name="P142">policy<text:tab/>8</text:p>
          <text:p text:style-name="P142">price<text:tab/>8, 17, 19, 21, 25</text:p>
          <text:p text:style-name="P142">project<text:tab/>1p.</text:p>
          <text:p text:style-name="P142">properties<text:tab/>1, 3, 7p., 10, 13pp., 17</text:p>
          <text:p text:style-name="P142">Properties<text:tab/>3, 7</text:p>
          <text:p text:style-name="P142">property<text:tab/>13p., 25, 27</text:p>
          <text:p text:style-name="P142">public<text:tab/>3, 8, 15, 27</text:p>
          <text:p text:style-name="P142">Python<text:tab/>22</text:p>
          <text:p text:style-name="P146"/>
          <text:p text:style-name="P146"/>
          <text:p text:style-name="P146">Q</text:p>
          <text:p text:style-name="P142"/>
          <text:p text:style-name="P142">query<text:tab/>6, 24p., 27</text:p>
          <text:p text:style-name="P146"/>
          <text:p text:style-name="P146"/>
          <text:p text:style-name="P146">R</text:p>
          <text:p text:style-name="P142"/>
          <text:p text:style-name="P142">README<text:tab/>2</text:p>
          <text:p text:style-name="P142">real<text:tab/>1, 5, 8, 10, 13p., 22, 27</text:p>
          <text:p text:style-name="P142">Real<text:tab/>1, 27</text:p>
          <text:p text:style-name="P142">recent<text:tab/>8, 10</text:p>
          <text:p text:style-name="P142">residential<text:tab/>1, 8, 10, 15, 18p.</text:p>
          <text:p text:style-name="P142">Residential<text:tab/>6</text:p>
          <text:p text:style-name="P142">ro<text:tab/>1pp., 5, 7pp., 22pp.</text:p>
          <text:p text:style-name="P142">Ro<text:tab/>27</text:p>
          <text:p text:style-name="P142">RO<text:tab/>3, 6, 10</text:p>
          <text:p text:style-name="P146"/>
          <text:p text:style-name="P146"/>
          <text:p text:style-name="P146">S</text:p>
          <text:p text:style-name="P142"><text:soft-page-break/></text:p>
          <text:p text:style-name="P142">sale<text:tab/>3, 7, 14p.</text:p>
          <text:p text:style-name="P142">sample<text:tab/>7, 10, 17, 19pp., 24</text:p>
          <text:p text:style-name="P142">Sample<text:tab/>3, 7, 19</text:p>
          <text:p text:style-name="P142">Samples_total<text:tab/>19</text:p>
          <text:p text:style-name="P142">sampling<text:tab/>3, 9, 11, 14</text:p>
          <text:p text:style-name="P142">school<text:tab/>8p.</text:p>
          <text:p text:style-name="P142">School<text:tab/>9</text:p>
          <text:p text:style-name="P142">segment<text:tab/>10, 12</text:p>
          <text:p text:style-name="P142">service<text:tab/>9</text:p>
          <text:p text:style-name="P142">setting<text:tab/>2</text:p>
          <text:p text:style-name="P142">shop<text:tab/>9, 12p., 15</text:p>
          <text:p text:style-name="P142">shopping<text:tab/>9</text:p>
          <text:p text:style-name="P142">Sigma<text:tab/>6</text:p>
          <text:p text:style-name="P142">significant<text:tab/>7pp., 12</text:p>
          <text:p text:style-name="P142">speculative<text:tab/>10</text:p>
          <text:p text:style-name="P142">sql<text:tab/>12, 23pp.</text:p>
          <text:p text:style-name="P142">Sql<text:tab/>1, 5, 22p., 27</text:p>
          <text:p text:style-name="P142">SQL<text:tab/>5p., 12, 22, 27</text:p>
          <text:p text:style-name="P142">sqlite<text:tab/>27</text:p>
          <text:p text:style-name="P142">Sqlite<text:tab/>1, 5, 22p., 27</text:p>
          <text:p text:style-name="P142">SQLite<text:tab/>22, 27</text:p>
          <text:p text:style-name="P142">Sqlite3<text:tab/>1, 5, 22p., 27</text:p>
          <text:p text:style-name="P142">SQLite3<text:tab/>22</text:p>
          <text:p text:style-name="P142">sqlp<text:tab/>23pp.</text:p>
          <text:p text:style-name="P142">square<text:tab/>1, 5, 8p., 13p., 19pp.</text:p>
          <text:p text:style-name="P142">stamp<text:tab/>15, 17p.</text:p>
          <text:p text:style-name="P142">Standard<text:tab/>6</text:p>
          <text:p text:style-name="P142">station<text:tab/>8p.</text:p>
          <text:p text:style-name="P142">statistic<text:tab/>7, 10, 14, 20</text:p>
          <text:p text:style-name="P142">Statistic<text:tab/>11</text:p>
          <text:p text:style-name="P142">Status<text:tab/>16, 18</text:p>
          <text:p text:style-name="P142">stop<text:tab/>8p., 11</text:p>
          <text:p text:style-name="P142">street<text:tab/>1, 4p., 8pp., 13pp., 25</text:p>
          <text:p text:style-name="P142">Street<text:tab/>16</text:p>
          <text:p text:style-name="P142">string<text:tab/>18, 22</text:p>
          <text:p text:style-name="P142">stroll<text:tab/>1, 5</text:p>
          <text:p text:style-name="P142">structure<text:tab/>22</text:p>
          <text:p text:style-name="P142">Structure<text:tab/>3, 6, 16</text:p>
          <text:p text:style-name="P142">study<text:tab/>10pp., 16, 18p., 21</text:p>
          <text:p text:style-name="P142">system<text:tab/>2</text:p>
          <text:p text:style-name="P146"/>
          <text:p text:style-name="P146"/>
          <text:p text:style-name="P146">T</text:p>
          <text:p text:style-name="P142"/>
          <text:p text:style-name="P142">TB<text:tab/>3, 6p.</text:p>
          <text:p text:style-name="P142">term<text:tab/>23, 26p.</text:p>
          <text:p text:style-name="P142">Term<text:tab/>3, 6</text:p>
          <text:p text:style-name="P142">time<text:tab/>7, 10, 12, 15, 17, 23p.</text:p>
          <text:p text:style-name="P142">Time<text:tab/>6</text:p>
          <text:p text:style-name="P142">time stamp<text:tab/>17</text:p>
          <text:p text:style-name="P142">town<text:tab/>1, 5, 9, 11, 13, 16</text:p>
          <text:p text:style-name="P142"><text:soft-page-break/>traffic<text:tab/>1, 7, 11</text:p>
          <text:p text:style-name="P142">train<text:tab/>8p.</text:p>
          <text:p text:style-name="P142">Train<text:tab/>9</text:p>
          <text:p text:style-name="P142">trf_pers<text:tab/>3, 12, 16</text:p>
          <text:p text:style-name="P142">trf_streets<text:tab/>4, 16, 18, 25</text:p>
          <text:p text:style-name="P142">Tstamp<text:tab/>17p.</text:p>
          <text:p text:style-name="P146"/>
          <text:p text:style-name="P146"/>
          <text:p text:style-name="P146">U</text:p>
          <text:p text:style-name="P142"/>
          <text:p text:style-name="P142">university<text:tab/>9</text:p>
          <text:p text:style-name="P142">urban<text:tab/>3, 8pp.</text:p>
          <text:p text:style-name="P142">Urban<text:tab/>3, 7p.</text:p>
          <text:p text:style-name="P146"/>
          <text:p text:style-name="P146"/>
          <text:p text:style-name="P146">V</text:p>
          <text:p text:style-name="P142"/>
          <text:p text:style-name="P142">value<text:tab/>1, 3, 5, 7p., 10, 13pp., 17, 19p., 27</text:p>
          <text:p text:style-name="P142">Value<text:tab/>17pp.</text:p>
          <text:p text:style-name="P142">Value_ppers<text:tab/>19</text:p>
          <text:p text:style-name="P142">vehicle<text:tab/>11, 15</text:p>
          <text:p text:style-name="P142">viaduct<text:tab/>11</text:p>
          <text:p text:style-name="P142">volatility<text:tab/>10</text:p>
          <text:p text:style-name="P146"/>
          <text:p text:style-name="P146"/>
          <text:p text:style-name="P146">Y</text:p>
          <text:p text:style-name="P142"/>
          <text:p text:style-name="P142">year<text:tab/>12</text:p>
          <text:p text:style-name="P142">Year<text:tab/>17</text:p>
          <text:p text:style-name="P146"/>
          <text:p text:style-name="P146"/>
          <text:p text:style-name="P146">Z</text:p>
          <text:p text:style-name="P142"/>
          <text:p text:style-name="P142">zone<text:tab/>6, 8p., 14, 18</text:p>
          <text:p text:style-name="P142">Zone<text:tab/>18</text:p>
          <text:p text:style-name="P142">zonified<text:tab/>10</text:p>
        </text:index-body>
      </text:alphabetical-index>
      <text:p text:style-name="P35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1-24T20:38:35.647579636</dc:date>
    <meta:editing-duration>P6DT1H52M17S</meta:editing-duration>
    <meta:editing-cycles>164</meta:editing-cycles>
    <meta:generator>LibreOffice/5.1.6.2$Linux_X86_64 LibreOffice_project/10m0$Build-2</meta:generator>
    <meta:document-statistic meta:table-count="0" meta:image-count="0" meta:object-count="7" meta:page-count="33" meta:paragraph-count="491" meta:word-count="5342" meta:character-count="31535" meta:non-whitespace-character-count="26661"/>
  </office:meta>
</office:document-meta>
</file>

<file path=Object 1/content.xml><?xml version="1.0" encoding="utf-8"?>
<math xmlns="http://www.w3.org/1998/Math/MathML" display="block">
  <semantics>
    <mrow>
      <mrow>
        <mo stretchy="false">−</mo>
        <mn>1</mn>
      </mrow>
      <mi mathvariant="normal">σ</mi>
    </mrow>
    <annotation encoding="StarMath 5.0">- 1 %sigma  </annotation>
  </semantics>
</math>
</file>

<file path=Object 2/content.xml><?xml version="1.0" encoding="utf-8"?>
<math xmlns="http://www.w3.org/1998/Math/MathML" display="block">
  <semantics>
    <mrow>
      <mrow>
        <mo stretchy="false">+</mo>
        <mn>1</mn>
      </mrow>
      <mi mathvariant="normal">σ</mi>
    </mrow>
    <annotation encoding="StarMath 5.0">+ 1 %sigma  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normal">σ</mi>
    </mrow>
    <annotation encoding="StarMath 5.0">- 2 %sigma  </annotation>
  </semantics>
</math>
</file>

<file path=Object 4/content.xml><?xml version="1.0" encoding="utf-8"?>
<math xmlns="http://www.w3.org/1998/Math/MathML" display="block">
  <semantics>
    <mrow>
      <mrow>
        <mo stretchy="false">+</mo>
        <mn>2</mn>
      </mrow>
      <mi mathvariant="normal">σ</mi>
    </mrow>
    <annotation encoding="StarMath 5.0">+ 2 %sigma  </annotation>
  </semantics>
</math>
</file>

<file path=Object 5/content.xml><?xml version="1.0" encoding="utf-8"?>
<math xmlns="http://www.w3.org/1998/Math/MathML" display="block">
  <semantics>
    <mrow>
      <mrow>
        <mo stretchy="false">−</mo>
        <mn>3</mn>
      </mrow>
      <mi mathvariant="normal">σ</mi>
    </mrow>
    <annotation encoding="StarMath 5.0">- 3 %sigma  </annotation>
  </semantics>
</math>
</file>

<file path=Object 6/content.xml><?xml version="1.0" encoding="utf-8"?>
<math xmlns="http://www.w3.org/1998/Math/MathML" display="block">
  <semantics>
    <mrow>
      <mrow>
        <mo stretchy="false">+</mo>
        <mn>3</mn>
      </mrow>
      <mi mathvariant="normal">σ</mi>
    </mrow>
    <annotation encoding="StarMath 5.0">+ 3 %sigma  </annotation>
  </semantics>
</math>
</file>

<file path=Object 7/content.xml><?xml version="1.0" encoding="utf-8"?>
<math xmlns="http://www.w3.org/1998/Math/MathML" display="block">
  <semantics>
    <mi mathvariant="normal">σ</mi>
    <annotation encoding="StarMath 5.0">%sigma </annotation>
  </semantics>
</math>
</file>